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449.26pt"/>
    </style:style>
    <style:style style:name="co6" style:family="table-column">
      <style:table-column-properties fo:break-before="auto" style:column-width="47.25pt"/>
    </style:style>
    <style:style style:name="co7" style:family="table-column">
      <style:table-column-properties fo:break-before="auto" style:column-width="31.49pt"/>
    </style:style>
    <style:style style:name="co8" style:family="table-column">
      <style:table-column-properties fo:break-before="auto" style:column-width="33.76pt"/>
    </style:style>
    <style:style style:name="co9" style:family="table-column">
      <style:table-column-properties fo:break-before="auto" style:column-width="61.51pt"/>
    </style:style>
    <style:style style:name="co10" style:family="table-column">
      <style:table-column-properties fo:break-before="auto" style:column-width="63.01pt"/>
    </style:style>
    <style:style style:name="co11" style:family="table-column">
      <style:table-column-properties fo:break-before="auto" style:column-width="67.49pt"/>
    </style:style>
    <style:style style:name="co12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0.01pt"/>
    </style:style>
    <style:style style:name="co14" style:family="table-column">
      <style:table-column-properties fo:break-before="auto" style:column-width="92.24pt"/>
    </style:style>
    <style:style style:name="co15" style:family="table-column">
      <style:table-column-properties fo:break-before="auto" style:column-width="78.75pt"/>
    </style:style>
    <style:style style:name="co16" style:family="table-column">
      <style:table-column-properties fo:break-before="auto" style:column-width="79.94pt"/>
    </style:style>
    <style:style style:name="ro4" style:family="table-row">
      <style:table-row-properties style:row-height="22.3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5" style:family="table-row">
      <style:table-row-properties style:row-height="32.8pt" fo:break-before="auto" style:use-optimal-row-height="true"/>
    </style:style>
    <style:style style:name="ro6" style:family="table-row">
      <style:table-row-properties style:row-height="23.95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2" style:family="table-cell" style:parent-style-name="Default" style:data-style-name="N2">
      <style:table-cell-properties fo:border-bottom="none" fo:background-color="#8ea9db" fo:border-left="0.06pt solid #000000" fo:border-right="0.06pt solid #000000" fo:border-top="none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 style:data-style-name="N0">
      <style:table-cell-properties fo:background-color="#ddebf7" style:vertical-align="automatic"/>
    </style:style>
    <style:style style:name="ce15" style:family="table-cell" style:parent-style-name="Default" style:data-style-name="N0">
      <style:table-cell-properties style:vertical-align="automatic"/>
    </style:style>
    <style:style style:name="ce16" style:family="table-cell" style:parent-style-name="Default" style:data-style-name="N0">
      <style:table-cell-properties fo:border-bottom="0.06pt solid #000000" fo:background-color="#bdd7e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7" style:family="table-cell" style:parent-style-name="Default" style:data-style-name="N0">
      <style:table-cell-properties fo:border-bottom="none" fo:background-color="#bdd7ee" fo:border-left="none" fo:border-right="0.06pt solid #000000" fo:border-top="none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order-bottom="0.06pt solid #000000" fo:background-color="#bdd7ee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0" style:family="table-cell" style:parent-style-name="Default" style:data-style-name="N0">
      <style:table-cell-properties fo:border-bottom="none" fo:background-color="#bdd7ee" fo:border-left="0.06pt solid #000000" fo:border-right="0.06pt solid #000000" fo:border-top="none"/>
    </style:style>
    <style:style style:name="ce21" style:family="table-cell" style:parent-style-name="Default" style:data-style-name="N0">
      <style:table-cell-properties fo:border-bottom="0.06pt solid #000000" fo:background-color="#f8cbad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2" style:family="table-cell" style:parent-style-name="Default" style:data-style-name="N0">
      <style:table-cell-properties fo:border-bottom="none" fo:background-color="#f8cbad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border-bottom="0.06pt solid #000000" fo:background-color="#f4b084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4" style:family="table-cell" style:parent-style-name="Default" style:data-style-name="N0">
      <style:table-cell-properties fo:border-bottom="0.06pt solid #000000" fo:background-color="#a9d08e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5" style:family="table-cell" style:parent-style-name="Default" style:data-style-name="N2">
      <style:table-cell-properties fo:border-bottom="0.06pt solid #000000" fo:background-color="#a9d08e" fo:border-left="0.06pt solid #000000" fo:border-right="0.06pt solid #000000" fo:border-top="none"/>
    </style:style>
    <style:style style:name="ce2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7" style:family="table-cell" style:parent-style-name="Default" style:data-style-name="N0">
      <style:table-cell-properties fo:border-bottom="0.06pt solid #000000" fo:background-color="#9bc2e6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8" style:family="table-cell" style:parent-style-name="Default" style:data-style-name="N2">
      <style:table-cell-properties fo:border-bottom="none" fo:background-color="#9bc2e6" fo:border-left="0.06pt solid #000000" fo:border-right="0.06pt solid #000000" fo:border-top="none"/>
    </style:style>
    <style:style style:name="ce29" style:family="table-cell" style:parent-style-name="Default" style:data-style-name="N2">
      <style:table-cell-properties fo:border-bottom="none" fo:background-color="#9bc2e6" fo:border-left="0.06pt solid #000000" fo:border-right="0.06pt solid #000000" fo:border-top="0.06pt solid #000000"/>
    </style:style>
    <style:style style:name="ce3" style:family="table-cell" style:parent-style-name="Default" style:data-style-name="N0"/>
    <style:style style:name="ce30" style:family="table-cell" style:parent-style-name="Default" style:data-style-name="N110">
      <style:table-cell-properties fo:border-bottom="none" fo:background-color="#f8cbad" fo:border-left="0.06pt solid #000000" fo:border-right="0.06pt solid #000000" fo:border-top="0.06pt solid #000000"/>
    </style:style>
    <style:style style:name="ce31" style:family="table-cell" style:parent-style-name="Default" style:data-style-name="N2">
      <style:table-cell-properties fo:border-bottom="none" fo:background-color="#f4b084" fo:border-left="0.06pt solid #000000" fo:border-right="0.06pt solid #000000" fo:border-top="0.06pt solid #000000"/>
    </style:style>
    <style:style style:name="ce32" style:family="table-cell" style:parent-style-name="Default" style:data-style-name="N2">
      <style:table-cell-properties fo:border-bottom="none" fo:background-color="#a9d08e" fo:border-left="0.06pt solid #000000" fo:border-right="0.06pt solid #000000" fo:border-top="0.06pt solid #000000"/>
    </style:style>
    <style:style style:name="ce33" style:family="table-cell" style:parent-style-name="Default" style:data-style-name="N0">
      <style:table-cell-properties fo:border-bottom="0.06pt solid #000000" fo:background-color="#8ea9db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34" style:family="table-cell" style:parent-style-name="Default" style:data-style-name="N2">
      <style:table-cell-properties fo:border-bottom="0.06pt solid #000000" fo:background-color="#8ea9db" fo:border-left="0.06pt solid #000000" fo:border-right="0.06pt solid #000000" fo:border-top="none"/>
    </style:style>
    <style:style style:name="ce35" style:family="table-cell" style:parent-style-name="Default" style:data-style-name="N2">
      <style:table-cell-properties fo:border-bottom="none" fo:background-color="#8ea9db" fo:border-left="0.06pt solid #000000" fo:border-right="0.06pt solid #000000" fo:border-top="0.06pt solid #000000"/>
    </style:style>
    <style:style style:name="ce36" style:family="table-cell" style:parent-style-name="Default" style:data-style-name="N0">
      <style:table-cell-properties style:rotation-angle="75" style:vertical-align="automatic"/>
    </style:style>
    <style:style style:name="ce5" style:family="table-cell" style:parent-style-name="Default" style:data-style-name="N110">
      <style:table-cell-properties fo:border-bottom="none" fo:background-color="#f8cbad" fo:border-left="0.06pt solid #000000" fo:border-right="0.06pt solid #000000" fo:border-top="none"/>
    </style:style>
    <style:style style:name="ce7" style:family="table-cell" style:parent-style-name="Default" style:data-style-name="N2">
      <style:table-cell-properties fo:border-bottom="none" fo:background-color="#f4b084" fo:border-left="0.06pt solid #000000" fo:border-right="0.06pt solid #000000" fo:border-top="none"/>
    </style:style>
    <style:style style:name="ce9" style:family="table-cell" style:parent-style-name="Default" style:data-style-name="N2">
      <style:table-cell-properties fo:border-bottom="none" fo:background-color="#a9d08e" fo:border-left="0.06pt solid #000000" fo:border-right="0.06pt solid #000000" fo:border-top="none"/>
    </style:style>
    <style:style style:name="ce66" style:family="table-cell" style:parent-style-name="Default" style:data-style-name="N0">
      <style:table-cell-properties fo:border-bottom="0.06pt solid #000000" fo:background-color="#ddebf7" style:text-align-source="fix" style:repeat-content="false" fo:wrap-option="wrap" fo:border-left="none" fo:border-right="0.06pt solid #000000" fo:border-top="none" style:vertical-align="automatic"/>
      <style:paragraph-properties fo:text-align="center"/>
    </style:style>
    <style:style style:name="ce2" style:family="table-cell" style:parent-style-name="Default" style:data-style-name="N0">
      <style:table-cell-properties fo:border-bottom="none" fo:background-color="#ddebf7" fo:border-left="none" fo:border-right="0.06pt solid #000000" fo:border-top="none"/>
    </style:style>
    <style:style style:name="ce68" style:family="table-cell" style:parent-style-name="Default" style:data-style-name="N0"/>
    <style:style style:name="ce69" style:family="table-cell" style:parent-style-name="Default" style:data-style-name="N0">
      <style:table-cell-properties fo:border-bottom="0.06pt solid #000000" fo:background-color="#f8cbad" style:text-align-source="fix" style:repeat-content="false" fo:wrap-option="wrap" fo:border-left="0.06pt solid #000000" fo:border-right="0.06pt solid #000000" fo:border-top="none" style:vertical-align="automatic"/>
      <style:paragraph-properties fo:text-align="center"/>
    </style:style>
    <style:style style:name="ce70" style:family="table-cell" style:parent-style-name="Default" style:data-style-name="N110">
      <style:table-cell-properties fo:border-bottom="none" fo:background-color="#f8cbad" fo:border-left="0.06pt solid #000000" fo:border-right="0.06pt solid #000000" fo:border-top="none"/>
    </style:style>
    <style:style style:name="ce71" style:family="table-cell" style:parent-style-name="Default" style:data-style-name="N0">
      <style:table-cell-properties fo:border-bottom="0.06pt solid #000000" fo:background-color="#f4b084" style:text-align-source="fix" style:repeat-content="false" fo:wrap-option="wrap" fo:border-left="0.06pt solid #000000" fo:border-right="0.06pt solid #000000" fo:border-top="none" style:vertical-align="automatic"/>
      <style:paragraph-properties fo:text-align="center"/>
    </style:style>
    <style:style style:name="ce72" style:family="table-cell" style:parent-style-name="Default" style:data-style-name="N2">
      <style:table-cell-properties fo:border-bottom="none" fo:background-color="#f4b084" fo:border-left="0.06pt solid #000000" fo:border-right="0.06pt solid #000000" fo:border-top="none"/>
    </style:style>
    <style:style style:name="ce73" style:family="table-cell" style:parent-style-name="Default" style:data-style-name="N0">
      <style:table-cell-properties fo:border-bottom="0.06pt solid #000000" fo:background-color="#a9d08e" style:text-align-source="fix" style:repeat-content="false" fo:wrap-option="wrap" fo:border-left="0.06pt solid #000000" fo:border-right="0.06pt solid #000000" fo:border-top="none" style:vertical-align="automatic"/>
      <style:paragraph-properties fo:text-align="center"/>
    </style:style>
    <style:style style:name="ce74" style:family="table-cell" style:parent-style-name="Default" style:data-style-name="N2">
      <style:table-cell-properties fo:border-bottom="none" fo:background-color="#a9d08e" fo:border-left="0.06pt solid #000000" fo:border-right="0.06pt solid #000000" fo:border-top="none"/>
    </style:style>
    <style:style style:name="ce75" style:family="table-cell" style:parent-style-name="Default" style:data-style-name="N0">
      <style:table-cell-properties fo:border-bottom="0.06pt solid #000000" fo:background-color="#8ea9db" style:text-align-source="fix" style:repeat-content="false" fo:wrap-option="wrap" fo:border-left="0.06pt solid #000000" fo:border-right="0.06pt solid #000000" fo:border-top="none" style:vertical-align="automatic"/>
      <style:paragraph-properties fo:text-align="center"/>
    </style:style>
    <style:style style:name="ce11" style:family="table-cell" style:parent-style-name="Default" style:data-style-name="N109">
      <style:table-cell-properties fo:background-color="#8ea9db"/>
    </style:style>
    <style:style style:name="ce77" style:family="table-cell" style:parent-style-name="Default" style:data-style-name="N2">
      <style:table-cell-properties fo:border-bottom="none" fo:background-color="#8ea9db" fo:border-left="0.06pt solid #000000" fo:border-right="0.06pt solid #000000" fo:border-top="none"/>
    </style:style>
    <style:style style:name="ce7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79" style:family="table-cell" style:parent-style-name="Default" style:data-style-name="N0">
      <style:table-cell-properties fo:background-color="#ddebf7" style:vertical-align="automatic"/>
    </style:style>
    <style:style style:name="ce80" style:family="table-cell" style:parent-style-name="Default" style:data-style-name="N0">
      <style:table-cell-properties style:vertical-align="automatic"/>
    </style:style>
    <style:style style:name="ce81" style:family="table-cell" style:parent-style-name="Default" style:data-style-name="N0">
      <style:table-cell-properties fo:border-bottom="0.06pt solid #000000" fo:background-color="#bdd7e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82" style:family="table-cell" style:parent-style-name="Default" style:data-style-name="N0">
      <style:table-cell-properties fo:border-bottom="none" fo:background-color="#bdd7ee" fo:border-left="none" fo:border-right="0.06pt solid #000000" fo:border-top="none"/>
    </style:style>
    <style:style style:name="ce83" style:family="table-cell" style:parent-style-name="Default" style:data-style-name="N0">
      <style:table-cell-properties fo:background-color="transparent"/>
    </style:style>
    <style:style style:name="ce84" style:family="table-cell" style:parent-style-name="Default" style:data-style-name="N0">
      <style:table-cell-properties fo:border-bottom="0.06pt solid #000000" fo:background-color="#bdd7ee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85" style:family="table-cell" style:parent-style-name="Default" style:data-style-name="N0">
      <style:table-cell-properties fo:border-bottom="none" fo:background-color="#bdd7ee" fo:border-left="0.06pt solid #000000" fo:border-right="0.06pt solid #000000" fo:border-top="none"/>
    </style:style>
    <style:style style:name="ce86" style:family="table-cell" style:parent-style-name="Default" style:data-style-name="N0">
      <style:table-cell-properties fo:border-bottom="0.06pt solid #000000" fo:background-color="#f8cbad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87" style:family="table-cell" style:parent-style-name="Default" style:data-style-name="N0">
      <style:table-cell-properties fo:border-bottom="none" fo:background-color="#f8cbad" fo:border-left="0.06pt solid #000000" fo:border-right="0.06pt solid #000000" fo:border-top="none"/>
    </style:style>
    <style:style style:name="ce88" style:family="table-cell" style:parent-style-name="Default" style:data-style-name="N0">
      <style:table-cell-properties fo:border-bottom="0.06pt solid #000000" fo:background-color="#f4b084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89" style:family="table-cell" style:parent-style-name="Default" style:data-style-name="N0">
      <style:table-cell-properties fo:border-bottom="0.06pt solid #000000" fo:background-color="#a9d08e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90" style:family="table-cell" style:parent-style-name="Default" style:data-style-name="N2">
      <style:table-cell-properties fo:border-bottom="0.06pt solid #000000" fo:background-color="#a9d08e" fo:border-left="0.06pt solid #000000" fo:border-right="0.06pt solid #000000" fo:border-top="none"/>
    </style:style>
    <style:style style:name="ce9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92" style:family="table-cell" style:parent-style-name="Default" style:data-style-name="N0">
      <style:table-cell-properties fo:border-bottom="0.06pt solid #000000" fo:background-color="#9bc2e6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93" style:family="table-cell" style:parent-style-name="Default" style:data-style-name="N2">
      <style:table-cell-properties fo:border-bottom="none" fo:background-color="#9bc2e6" fo:border-left="0.06pt solid #000000" fo:border-right="0.06pt solid #000000" fo:border-top="none"/>
    </style:style>
    <style:style style:name="ce94" style:family="table-cell" style:parent-style-name="Default" style:data-style-name="N2">
      <style:table-cell-properties fo:border-bottom="none" fo:background-color="#9bc2e6" fo:border-left="0.06pt solid #000000" fo:border-right="0.06pt solid #000000" fo:border-top="0.06pt solid #000000"/>
    </style:style>
    <style:style style:name="ce95" style:family="table-cell" style:parent-style-name="Default" style:data-style-name="N110">
      <style:table-cell-properties fo:border-bottom="none" fo:background-color="#f8cbad" fo:border-left="0.06pt solid #000000" fo:border-right="0.06pt solid #000000" fo:border-top="0.06pt solid #000000"/>
    </style:style>
    <style:style style:name="ce96" style:family="table-cell" style:parent-style-name="Default" style:data-style-name="N2">
      <style:table-cell-properties fo:border-bottom="none" fo:background-color="#f4b084" fo:border-left="0.06pt solid #000000" fo:border-right="0.06pt solid #000000" fo:border-top="0.06pt solid #000000"/>
    </style:style>
    <style:style style:name="ce97" style:family="table-cell" style:parent-style-name="Default" style:data-style-name="N2">
      <style:table-cell-properties fo:border-bottom="none" fo:background-color="#a9d08e" fo:border-left="0.06pt solid #000000" fo:border-right="0.06pt solid #000000" fo:border-top="0.06pt solid #000000"/>
    </style:style>
    <style:style style:name="ce98" style:family="table-cell" style:parent-style-name="Default" style:data-style-name="N0">
      <style:table-cell-properties fo:border-bottom="0.06pt solid #000000" fo:background-color="#8ea9db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99" style:family="table-cell" style:parent-style-name="Default" style:data-style-name="N2">
      <style:table-cell-properties fo:border-bottom="0.06pt solid #000000" fo:background-color="#8ea9db" fo:border-left="0.06pt solid #000000" fo:border-right="0.06pt solid #000000" fo:border-top="none"/>
    </style:style>
    <style:style style:name="ce100" style:family="table-cell" style:parent-style-name="Default" style:data-style-name="N2">
      <style:table-cell-properties fo:border-bottom="none" fo:background-color="#8ea9db" fo:border-left="0.06pt solid #000000" fo:border-right="0.06pt solid #000000" fo:border-top="0.06pt solid #000000"/>
    </style:style>
    <style:style style:name="ce101" style:family="table-cell" style:parent-style-name="Default" style:data-style-name="N0">
      <style:table-cell-properties style:rotation-angle="75" style:vertical-align="automat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ummary" table:style-name="ta1">
        <table:table-column table:style-name="co14" table:default-cell-style-name="ce68"/>
        <table:table-column table:style-name="co15" table:number-columns-repeated="3" table:default-cell-style-name="ce68"/>
        <table:table-column table:style-name="co16" table:number-columns-repeated="3" table:default-cell-style-name="ce68"/>
        <table:table-column table:style-name="co4" table:number-columns-repeated="1017" table:default-cell-style-name="ce68"/>
        <table:table-row table:style-name="ro7">
          <table:table-cell table:style-name="ce66" office:value-type="string" calcext:value-type="string">
            <text:p>codec</text:p>
          </table:table-cell>
          <table:table-cell table:style-name="ce69" office:value-type="string" calcext:value-type="string">
            <text:p>compression ratio</text:p>
          </table:table-cell>
          <table:table-cell table:style-name="ce71" office:value-type="string" calcext:value-type="string">
            <text:p>avg. enc. time</text:p>
          </table:table-cell>
          <table:table-cell table:style-name="ce73" office:value-type="string" calcext:value-type="string">
            <text:p>avg. dec. time</text:p>
          </table:table-cell>
          <table:table-cell table:style-name="ce75" office:value-type="string" calcext:value-type="string">
            <text:p>Reduction gain from PNG</text:p>
          </table:table-cell>
          <table:table-cell table:style-name="ce75" office:value-type="string" calcext:value-type="string">
            <text:p>Weissman score</text:p>
          </table:table-cell>
          <table:table-cell table:style-name="ce75" office:value-type="string" calcext:value-type="string">
            <text:p>Weissman score (dec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aala</text:p>
          </table:table-cell>
          <table:table-cell table:style-name="ce70" table:formula="of:=[data.Q220]" office:value-type="float" office:value="4.24892644584952" calcext:value-type="float">
            <text:p>4,249</text:p>
          </table:table-cell>
          <table:table-cell table:style-name="ce72" table:formula="of:=[data.R220]" office:value-type="float" office:value="0.1874" calcext:value-type="float">
            <text:p>0,19</text:p>
          </table:table-cell>
          <table:table-cell table:style-name="ce74" table:formula="of:=[data.S220]" office:value-type="float" office:value="0.18652" calcext:value-type="float">
            <text:p>0,19</text:p>
          </table:table-cell>
          <table:table-cell table:style-name="ce11" table:formula="of:=([Summary.B2]/[Summary.$B$9])-1" office:value-type="percentage" office:value="1.83623351170126" calcext:value-type="percentage">
            <text:p>183,62%</text:p>
          </table:table-cell>
          <table:table-cell table:style-name="ce77" table:formula="of:=[data.T220]" office:value-type="float" office:value="3.04934698385021" calcext:value-type="float">
            <text:p>3,05</text:p>
          </table:table-cell>
          <table:table-cell table:style-name="ce77" table:formula="of:=[data.U220]" office:value-type="float" office:value="2.74553000283011" calcext:value-type="float">
            <text:p>2,7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V1 oct2016</text:p>
          </table:table-cell>
          <table:table-cell table:style-name="ce70" table:formula="of:=[data.Q52]" office:value-type="float" office:value="4.43624980370207" calcext:value-type="float">
            <text:p>4,436</text:p>
          </table:table-cell>
          <table:table-cell table:style-name="ce72" table:formula="of:=[data.R52]" office:value-type="float" office:value="2.80596" calcext:value-type="float">
            <text:p>2,81</text:p>
          </table:table-cell>
          <table:table-cell table:style-name="ce74" table:formula="of:=[data.S52]" office:value-type="float" office:value="0.13904" calcext:value-type="float">
            <text:p>0,14</text:p>
          </table:table-cell>
          <table:table-cell table:style-name="ce11" table:formula="of:=([Summary.B3]/[Summary.$B$9])-1" office:value-type="percentage" office:value="1.96127516441916" calcext:value-type="percentage">
            <text:p>196,13%</text:p>
          </table:table-cell>
          <table:table-cell table:style-name="ce77" table:formula="of:=[data.T52]" office:value-type="float" office:value="2.49548581025109" calcext:value-type="float">
            <text:p>2,50</text:p>
          </table:table-cell>
          <table:table-cell table:style-name="ce77" table:formula="of:=[data.U52]" office:value-type="float" office:value="2.50499023757397" calcext:value-type="float">
            <text:p>2,5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V1 jul2017</text:p>
          </table:table-cell>
          <table:table-cell table:style-name="ce70" table:formula="of:=[data.Q108]" office:value-type="float" office:value="4.56529841109172" calcext:value-type="float">
            <text:p>4,565</text:p>
          </table:table-cell>
          <table:table-cell table:style-name="ce72" table:formula="of:=[data.R108]" office:value-type="float" office:value="9.68412" calcext:value-type="float">
            <text:p>9,68</text:p>
          </table:table-cell>
          <table:table-cell table:style-name="ce74" table:formula="of:=[data.S108]" office:value-type="float" office:value="0.13484" calcext:value-type="float">
            <text:p>0,13</text:p>
          </table:table-cell>
          <table:table-cell table:style-name="ce11" table:formula="of:=([Summary.B4]/[Summary.$B$9])-1" office:value-type="percentage" office:value="2.04741739106901" calcext:value-type="percentage">
            <text:p>204,74%</text:p>
          </table:table-cell>
          <table:table-cell table:style-name="ce77" table:formula="of:=[data.T108]" office:value-type="float" office:value="2.22147767003301" calcext:value-type="float">
            <text:p>2,22</text:p>
          </table:table-cell>
          <table:table-cell table:style-name="ce77" table:formula="of:=[data.U108]" office:value-type="float" office:value="2.59398262961773" calcext:value-type="float">
            <text:p>2,5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JPEG XR</text:p>
          </table:table-cell>
          <table:table-cell table:style-name="ce70" table:formula="of:=[data.Q332]" office:value-type="float" office:value="2.32955357240603" calcext:value-type="float">
            <text:p>2,330</text:p>
          </table:table-cell>
          <table:table-cell table:style-name="ce72" table:formula="of:=[data.R332]" office:value-type="float" office:value="0.12404" calcext:value-type="float">
            <text:p>0,12</text:p>
          </table:table-cell>
          <table:table-cell table:style-name="ce74" table:formula="of:=[data.S332]" office:value-type="float" office:value="0.1548" calcext:value-type="float">
            <text:p>0,15</text:p>
          </table:table-cell>
          <table:table-cell table:style-name="ce11" table:formula="of:=([Summary.B5]/[Summary.$B$9])-1" office:value-type="percentage" office:value="0.555018189551256" calcext:value-type="percentage">
            <text:p>55,50%</text:p>
          </table:table-cell>
          <table:table-cell table:style-name="ce77" table:formula="of:=[data.T332]" office:value-type="float" office:value="1.81497215798889" calcext:value-type="float">
            <text:p>1,81</text:p>
          </table:table-cell>
          <table:table-cell table:style-name="ce77" table:formula="of:=[data.U332]" office:value-type="float" office:value="1.56093784873755" calcext:value-type="float">
            <text:p>1,5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JPEG 2000</text:p>
          </table:table-cell>
          <table:table-cell table:style-name="ce70" table:formula="of:=[data.Q388]" office:value-type="float" office:value="2.36386027855994" calcext:value-type="float">
            <text:p>2,364</text:p>
          </table:table-cell>
          <table:table-cell table:style-name="ce72" table:formula="of:=[data.R388]" office:value-type="float" office:value="0.14308" calcext:value-type="float">
            <text:p>0,14</text:p>
          </table:table-cell>
          <table:table-cell table:style-name="ce74" table:formula="of:=[data.S388]" office:value-type="float" office:value="0.14036" calcext:value-type="float">
            <text:p>0,14</text:p>
          </table:table-cell>
          <table:table-cell table:style-name="ce11" table:formula="of:=([Summary.B6]/[Summary.$B$9])-1" office:value-type="percentage" office:value="0.577918522355288" calcext:value-type="percentage">
            <text:p>57,79%</text:p>
          </table:table-cell>
          <table:table-cell table:style-name="ce77" table:formula="of:=[data.T388]" office:value-type="float" office:value="1.7887140337497" calcext:value-type="float">
            <text:p>1,79</text:p>
          </table:table-cell>
          <table:table-cell table:style-name="ce77" table:formula="of:=[data.U388]" office:value-type="float" office:value="1.61529606424245" calcext:value-type="float">
            <text:p>1,6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LIF</text:p>
          </table:table-cell>
          <table:table-cell table:style-name="ce70" table:formula="of:=[data.Q276]" office:value-type="float" office:value="3.78568016598296" calcext:value-type="float">
            <text:p>3,786</text:p>
          </table:table-cell>
          <table:table-cell table:style-name="ce72" table:formula="of:=[data.R276]" office:value-type="float" office:value="6.35008" calcext:value-type="float">
            <text:p>6,35</text:p>
          </table:table-cell>
          <table:table-cell table:style-name="ce74" table:formula="of:=[data.S276]" office:value-type="float" office:value="1.06672" calcext:value-type="float">
            <text:p>1,07</text:p>
          </table:table-cell>
          <table:table-cell table:style-name="ce11" table:formula="of:=([Summary.B7]/[Summary.$B$9])-1" office:value-type="percentage" office:value="1.52700843099601" calcext:value-type="percentage">
            <text:p>152,70%</text:p>
          </table:table-cell>
          <table:table-cell table:style-name="ce77" table:formula="of:=[data.T276]" office:value-type="float" office:value="1.62377500454811" calcext:value-type="float">
            <text:p>1,62</text:p>
          </table:table-cell>
          <table:table-cell table:style-name="ce77" table:formula="of:=[data.U276]" office:value-type="float" office:value="1.83439312934763" calcext:value-type="float">
            <text:p>1,8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ebP</text:p>
          </table:table-cell>
          <table:table-cell table:style-name="ce70" table:formula="of:=[data.Q556]" office:value-type="float" office:value="3.2368996090426" calcext:value-type="float">
            <text:p>3,237</text:p>
          </table:table-cell>
          <table:table-cell table:style-name="ce72" table:formula="of:=[data.R556]" office:value-type="float" office:value="4.17488" calcext:value-type="float">
            <text:p>4,17</text:p>
          </table:table-cell>
          <table:table-cell table:style-name="ce74" table:formula="of:=[data.S556]" office:value-type="float" office:value="0.59496" calcext:value-type="float">
            <text:p>0,59</text:p>
          </table:table-cell>
          <table:table-cell table:style-name="ce11" table:formula="of:=([Summary.B8]/[Summary.$B$9])-1" office:value-type="percentage" office:value="1.160687708338" calcext:value-type="percentage">
            <text:p>116,07%</text:p>
          </table:table-cell>
          <table:table-cell table:style-name="ce77" table:formula="of:=[data.T556]" office:value-type="float" office:value="1.45823140521788" calcext:value-type="float">
            <text:p>1,46</text:p>
          </table:table-cell>
          <table:table-cell table:style-name="ce77" table:formula="of:=[data.U556]" office:value-type="float" office:value="1.71181968363135" calcext:value-type="float">
            <text:p>1,7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eference (PNG)</text:p>
          </table:table-cell>
          <table:table-cell table:style-name="ce70" table:formula="of:=[data.Q500]" office:value-type="float" office:value="1.49808766743641" calcext:value-type="float">
            <text:p>1,498</text:p>
          </table:table-cell>
          <table:table-cell table:style-name="ce72" table:formula="of:=[data.R500]" office:value-type="float" office:value="0.27768" calcext:value-type="float">
            <text:p>0,28</text:p>
          </table:table-cell>
          <table:table-cell table:style-name="ce74" table:formula="of:=[data.S500]" office:value-type="float" office:value="0.1578" calcext:value-type="float">
            <text:p>0,16</text:p>
          </table:table-cell>
          <table:table-cell table:style-name="ce11" table:formula="of:=([Summary.B9]/[Summary.$B$9])-1" office:value-type="percentage" office:value="0" calcext:value-type="percentage">
            <text:p>0,00%</text:p>
          </table:table-cell>
          <table:table-cell table:style-name="ce77" table:formula="of:=[data.T500]" office:value-type="float" office:value="1" calcext:value-type="float">
            <text:p>1,00</text:p>
          </table:table-cell>
          <table:table-cell table:style-name="ce77" table:formula="of:=[data.U500]" office:value-type="float" office:value="1" calcext:value-type="float">
            <text:p>1,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PG</text:p>
          </table:table-cell>
          <table:table-cell table:style-name="ce70" table:formula="of:=[data.Q164]" office:value-type="float" office:value="1.75029665403512" calcext:value-type="float">
            <text:p>1,750</text:p>
          </table:table-cell>
          <table:table-cell table:style-name="ce72" table:formula="of:=[data.R164]" office:value-type="float" office:value="2.01404" calcext:value-type="float">
            <text:p>2,01</text:p>
          </table:table-cell>
          <table:table-cell table:style-name="ce74" table:formula="of:=[data.S164]" office:value-type="float" office:value="0.89144" calcext:value-type="float">
            <text:p>0,89</text:p>
          </table:table-cell>
          <table:table-cell table:style-name="ce11" table:formula="of:=([Summary.B10]/[Summary.$B$9])-1" office:value-type="percentage" office:value="0.168353956901802" calcext:value-type="percentage">
            <text:p>16,84%</text:p>
          </table:table-cell>
          <table:table-cell table:style-name="ce77" table:formula="of:=[data.T164]" office:value-type="float" office:value="0.864063610030324" calcext:value-type="float">
            <text:p>0,86</text:p>
          </table:table-cell>
          <table:table-cell table:style-name="ce77" table:formula="of:=[data.U164]" office:value-type="float" office:value="0.870537904421279" calcext:value-type="float">
            <text:p>0,8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ozjpeg</text:p>
          </table:table-cell>
          <table:table-cell table:style-name="ce70" table:formula="of:=[data.Q444]" office:value-type="float" office:value="1.74540032975147" calcext:value-type="float">
            <text:p>1,745</text:p>
          </table:table-cell>
          <table:table-cell table:style-name="ce72" table:formula="of:=[data.R444]" office:value-type="float" office:value="2.42892" calcext:value-type="float">
            <text:p>2,43</text:p>
          </table:table-cell>
          <table:table-cell table:style-name="ce74" table:formula="of:=[data.S444]" office:value-type="float" office:value="0.12948" calcext:value-type="float">
            <text:p>0,13</text:p>
          </table:table-cell>
          <table:table-cell table:style-name="ce11" table:formula="of:=([Summary.B11]/[Summary.$B$9])-1" office:value-type="percentage" office:value="0.165085573889191" calcext:value-type="percentage">
            <text:p>16,51%</text:p>
          </table:table-cell>
          <table:table-cell table:style-name="ce77" table:formula="of:=[data.T444]" office:value-type="float" office:value="0.840942710982055" calcext:value-type="float">
            <text:p>0,84</text:p>
          </table:table-cell>
          <table:table-cell table:style-name="ce77" table:formula="of:=[data.U444]" office:value-type="float" office:value="1.21247016940714" calcext:value-type="float">
            <text:p>1,2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penJPEG</text:p>
          </table:table-cell>
          <table:table-cell table:style-name="ce70" table:formula="of:=[data.Q612]" office:value-type="float" office:value="2.36373977249357" calcext:value-type="float">
            <text:p>2,364</text:p>
          </table:table-cell>
          <table:table-cell table:style-name="ce72" table:formula="of:=[data.R612]" office:value-type="float" office:value="1.85996" calcext:value-type="float">
            <text:p>1,86</text:p>
          </table:table-cell>
          <table:table-cell table:style-name="ce74" table:formula="of:=[data.S612]" office:value-type="float" office:value="2.68948" calcext:value-type="float">
            <text:p>2,69</text:p>
          </table:table-cell>
          <table:table-cell table:style-name="ce11" table:formula="of:=([Summary.B12]/[Summary.$B$9])-1" office:value-type="percentage" office:value="0.577838082425776" calcext:value-type="percentage">
            <text:p>57,78%</text:p>
          </table:table-cell>
          <table:table-cell table:style-name="ce77" table:formula="of:=[data.T612]" office:value-type="float" office:value="0.808675780943274" calcext:value-type="float">
            <text:p>0,81</text:p>
          </table:table-cell>
          <table:table-cell table:style-name="ce77" table:formula="of:=[data.U612]" office:value-type="float" office:value="0.590746456637003" calcext:value-type="float">
            <text:p>0,59</text:p>
          </table:table-cell>
          <table:table-cell table:number-columns-repeated="1017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Criteria" table:base-cell-address="$Summary.$A$1" table:cell-range-address="Summary.$A$1:Summary.$G$1"/>
        </table:named-expressions>
      </table:table>
      <table:table table:name="data" table:style-name="ta1">
        <table:table-column table:style-name="co5" table:default-cell-style-name="ce15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6" table:default-cell-style-name="ce18"/>
        <table:table-column table:style-name="co8" table:number-columns-repeated="10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number-columns-repeated="2" table:default-cell-style-name="ce18"/>
        <table:table-column table:style-name="co12" table:number-columns-repeated="2" table:default-cell-style-name="ce3"/>
        <table:table-column table:style-name="co4" table:number-columns-repeated="1003" table:default-cell-style-name="ce3"/>
        <table:table-row table:style-name="ro4">
          <table:table-cell table:style-name="ce13" office:value-type="string" calcext:value-type="string">
            <text:p>AV1 oct2016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style-name="ce36"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635145" calcext:value-type="float">
            <text:p>635145</text:p>
          </table:table-cell>
          <table:table-cell table:style-name="ce7" office:value-type="float" office:value="3.56" calcext:value-type="float">
            <text:p>3,56</text:p>
          </table:table-cell>
          <table:table-cell table:style-name="ce7" office:value-type="float" office:value="3.34" calcext:value-type="float">
            <text:p>3,34</text:p>
          </table:table-cell>
          <table:table-cell table:style-name="ce7" office:value-type="float" office:value="2.91" calcext:value-type="float">
            <text:p>2,91</text:p>
          </table:table-cell>
          <table:table-cell table:style-name="ce7" office:value-type="float" office:value="2.84" calcext:value-type="float">
            <text:p>2,84</text:p>
          </table:table-cell>
          <table:table-cell table:style-name="ce7" office:value-type="float" office:value="2.91" calcext:value-type="float">
            <text:p>2,91</text:p>
          </table:table-cell>
          <table:table-cell table:style-name="ce9" office:value-type="float" office:value="0.27" calcext:value-type="float">
            <text:p>0,27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2]/([data.C2]*[data.D2])" office:value-type="float" office:value="0.60589250963483" calcext:value-type="float">
            <text:p>0,61</text:p>
          </table:table-cell>
          <table:table-cell table:style-name="ce5" table:formula="of:=[data.B2]/[data.E2]" office:value-type="float" office:value="4.95139849955522" calcext:value-type="float">
            <text:p>4,951</text:p>
          </table:table-cell>
          <table:table-cell table:style-name="ce7" table:formula="of:=AVERAGE([data.F2:.J2])" office:value-type="float" office:value="3.112" calcext:value-type="float">
            <text:p>3,11</text:p>
          </table:table-cell>
          <table:table-cell table:style-name="ce9" table:formula="of:=AVERAGE([data.K2:.O2])" office:value-type="float" office:value="0.158" calcext:value-type="float">
            <text:p>0,16</text:p>
          </table:table-cell>
          <table:table-cell table:style-name="ce12" table:formula="of:=[data.Q2]/[data.Q394]*(LOG([data.R394]*1000)/LOG([data.R2]*1000))" office:value-type="float" office:value="2.51570209522571" calcext:value-type="float">
            <text:p>2,52</text:p>
          </table:table-cell>
          <table:table-cell table:style-name="ce12" table:formula="of:=[data.Q2]/[data.Q394]*(LOG([data.S394]*1000)/LOG([data.S2]*1000))" office:value-type="float" office:value="2.60189866623146" calcext:value-type="float">
            <text:p>2,6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905503" calcext:value-type="float">
            <text:p>905503</text:p>
          </table:table-cell>
          <table:table-cell table:style-name="ce7" office:value-type="float" office:value="3.22" calcext:value-type="float">
            <text:p>3,22</text:p>
          </table:table-cell>
          <table:table-cell table:style-name="ce7" office:value-type="float" office:value="3.46" calcext:value-type="float">
            <text:p>3,46</text:p>
          </table:table-cell>
          <table:table-cell table:style-name="ce7" office:value-type="float" office:value="3.12" calcext:value-type="float">
            <text:p>3,12</text:p>
          </table:table-cell>
          <table:table-cell table:style-name="ce7" office:value-type="float" office:value="3.29" calcext:value-type="float">
            <text:p>3,29</text:p>
          </table:table-cell>
          <table:table-cell table:style-name="ce7" office:value-type="float" office:value="3.6" calcext:value-type="float">
            <text:p>3,60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3]/([data.C3]*[data.D3])" office:value-type="float" office:value="0.903652320048541" calcext:value-type="float">
            <text:p>0,90</text:p>
          </table:table-cell>
          <table:table-cell table:style-name="ce5" table:formula="of:=[data.B3]/[data.E3]" office:value-type="float" office:value="3.31987856473143" calcext:value-type="float">
            <text:p>3,320</text:p>
          </table:table-cell>
          <table:table-cell table:style-name="ce7" table:formula="of:=AVERAGE([data.F3:.J3])" office:value-type="float" office:value="3.338" calcext:value-type="float">
            <text:p>3,34</text:p>
          </table:table-cell>
          <table:table-cell table:style-name="ce9" table:formula="of:=AVERAGE([data.K3:.O3])" office:value-type="float" office:value="0.186" calcext:value-type="float">
            <text:p>0,19</text:p>
          </table:table-cell>
          <table:table-cell table:style-name="ce12" table:formula="of:=[data.Q3]/[data.Q395]*(LOG([data.R395]*1000)/LOG([data.R3]*1000))" office:value-type="float" office:value="2.45547961525357" calcext:value-type="float">
            <text:p>2,46</text:p>
          </table:table-cell>
          <table:table-cell table:style-name="ce12" table:formula="of:=[data.Q3]/[data.Q395]*(LOG([data.S395]*1000)/LOG([data.S3]*1000))" office:value-type="float" office:value="2.3203028189415" calcext:value-type="float">
            <text:p>2,3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986651" calcext:value-type="float">
            <text:p>986651</text:p>
          </table:table-cell>
          <table:table-cell table:style-name="ce7" office:value-type="float" office:value="3.22" calcext:value-type="float">
            <text:p>3,22</text:p>
          </table:table-cell>
          <table:table-cell table:style-name="ce7" office:value-type="float" office:value="2.92" calcext:value-type="float">
            <text:p>2,92</text:p>
          </table:table-cell>
          <table:table-cell table:style-name="ce7" office:value-type="float" office:value="3.51" calcext:value-type="float">
            <text:p>3,51</text:p>
          </table:table-cell>
          <table:table-cell table:style-name="ce7" office:value-type="float" office:value="3.14" calcext:value-type="float">
            <text:p>3,14</text:p>
          </table:table-cell>
          <table:table-cell table:style-name="ce7" office:value-type="float" office:value="3.36" calcext:value-type="float">
            <text:p>3,36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25" calcext:value-type="float">
            <text:p>0,25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9" calcext:value-type="float">
            <text:p>0,19</text:p>
          </table:table-cell>
          <table:table-cell table:style-name="ce28" table:formula="of:=[data.E4]/([data.C4]*[data.D4])" office:value-type="float" office:value="0.967691978752285" calcext:value-type="float">
            <text:p>0,97</text:p>
          </table:table-cell>
          <table:table-cell table:style-name="ce5" table:formula="of:=[data.B4]/[data.E4]" office:value-type="float" office:value="3.10017625279861" calcext:value-type="float">
            <text:p>3,100</text:p>
          </table:table-cell>
          <table:table-cell table:style-name="ce7" table:formula="of:=AVERAGE([data.F4:.J4])" office:value-type="float" office:value="3.23" calcext:value-type="float">
            <text:p>3,23</text:p>
          </table:table-cell>
          <table:table-cell table:style-name="ce9" table:formula="of:=AVERAGE([data.K4:.O4])" office:value-type="float" office:value="0.188" calcext:value-type="float">
            <text:p>0,19</text:p>
          </table:table-cell>
          <table:table-cell table:style-name="ce12" table:formula="of:=[data.Q4]/[data.Q396]*(LOG([data.R396]*1000)/LOG([data.R4]*1000))" office:value-type="float" office:value="2.59762741614034" calcext:value-type="float">
            <text:p>2,60</text:p>
          </table:table-cell>
          <table:table-cell table:style-name="ce12" table:formula="of:=[data.Q4]/[data.Q396]*(LOG([data.S396]*1000)/LOG([data.S4]*1000))" office:value-type="float" office:value="2.5907183316112" calcext:value-type="float">
            <text:p>2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50502" calcext:value-type="float">
            <text:p>650502</text:p>
          </table:table-cell>
          <table:table-cell table:style-name="ce7" office:value-type="float" office:value="3.21" calcext:value-type="float">
            <text:p>3,21</text:p>
          </table:table-cell>
          <table:table-cell table:style-name="ce7" office:value-type="float" office:value="3.14" calcext:value-type="float">
            <text:p>3,14</text:p>
          </table:table-cell>
          <table:table-cell table:style-name="ce7" office:value-type="float" office:value="3.37" calcext:value-type="float">
            <text:p>3,37</text:p>
          </table:table-cell>
          <table:table-cell table:style-name="ce7" office:value-type="float" office:value="3.35" calcext:value-type="float">
            <text:p>3,35</text:p>
          </table:table-cell>
          <table:table-cell table:style-name="ce7" office:value-type="float" office:value="3.72" calcext:value-type="float">
            <text:p>3,72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5]/([data.C5]*[data.D5])" office:value-type="float" office:value="0.580938143004115" calcext:value-type="float">
            <text:p>0,58</text:p>
          </table:table-cell>
          <table:table-cell table:style-name="ce5" table:formula="of:=[data.B5]/[data.E5]" office:value-type="float" office:value="5.16408558313426" calcext:value-type="float">
            <text:p>5,164</text:p>
          </table:table-cell>
          <table:table-cell table:style-name="ce7" table:formula="of:=AVERAGE([data.F5:.J5])" office:value-type="float" office:value="3.358" calcext:value-type="float">
            <text:p>3,36</text:p>
          </table:table-cell>
          <table:table-cell table:style-name="ce9" table:formula="of:=AVERAGE([data.K5:.O5])" office:value-type="float" office:value="0.164" calcext:value-type="float">
            <text:p>0,16</text:p>
          </table:table-cell>
          <table:table-cell table:style-name="ce12" table:formula="of:=[data.Q5]/[data.Q397]*(LOG([data.R397]*1000)/LOG([data.R5]*1000))" office:value-type="float" office:value="2.33323693876321" calcext:value-type="float">
            <text:p>2,33</text:p>
          </table:table-cell>
          <table:table-cell table:style-name="ce12" table:formula="of:=[data.Q5]/[data.Q397]*(LOG([data.S397]*1000)/LOG([data.S5]*1000))" office:value-type="float" office:value="2.44931777065858" calcext:value-type="float">
            <text:p>2,4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719925" calcext:value-type="float">
            <text:p>719925</text:p>
          </table:table-cell>
          <table:table-cell table:style-name="ce7" office:value-type="float" office:value="2.46" calcext:value-type="float">
            <text:p>2,46</text:p>
          </table:table-cell>
          <table:table-cell table:style-name="ce7" office:value-type="float" office:value="2.2" calcext:value-type="float">
            <text:p>2,20</text:p>
          </table:table-cell>
          <table:table-cell table:style-name="ce7" office:value-type="float" office:value="2.84" calcext:value-type="float">
            <text:p>2,84</text:p>
          </table:table-cell>
          <table:table-cell table:style-name="ce7" office:value-type="float" office:value="3.02" calcext:value-type="float">
            <text:p>3,02</text:p>
          </table:table-cell>
          <table:table-cell table:style-name="ce7" office:value-type="float" office:value="3.13" calcext:value-type="float">
            <text:p>3,13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28" table:formula="of:=[data.E6]/([data.C6]*[data.D6])" office:value-type="float" office:value="0.737628073770492" calcext:value-type="float">
            <text:p>0,74</text:p>
          </table:table-cell>
          <table:table-cell table:style-name="ce5" table:formula="of:=[data.B6]/[data.E6]" office:value-type="float" office:value="4.06711254644581" calcext:value-type="float">
            <text:p>4,067</text:p>
          </table:table-cell>
          <table:table-cell table:style-name="ce7" table:formula="of:=AVERAGE([data.F6:.J6])" office:value-type="float" office:value="2.73" calcext:value-type="float">
            <text:p>2,73</text:p>
          </table:table-cell>
          <table:table-cell table:style-name="ce9" table:formula="of:=AVERAGE([data.K6:.O6])" office:value-type="float" office:value="0.128" calcext:value-type="float">
            <text:p>0,13</text:p>
          </table:table-cell>
          <table:table-cell table:style-name="ce12" table:formula="of:=[data.Q6]/[data.Q398]*(LOG([data.R398]*1000)/LOG([data.R6]*1000))" office:value-type="float" office:value="2.38573254521365" calcext:value-type="float">
            <text:p>2,39</text:p>
          </table:table-cell>
          <table:table-cell table:style-name="ce12" table:formula="of:=[data.Q6]/[data.Q398]*(LOG([data.S398]*1000)/LOG([data.S6]*1000))" office:value-type="float" office:value="2.43953609845603" calcext:value-type="float">
            <text:p>2,4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80353" calcext:value-type="float">
            <text:p>980353</text:p>
          </table:table-cell>
          <table:table-cell table:style-name="ce7" office:value-type="float" office:value="3.88" calcext:value-type="float">
            <text:p>3,88</text:p>
          </table:table-cell>
          <table:table-cell table:style-name="ce7" office:value-type="float" office:value="3.82" calcext:value-type="float">
            <text:p>3,82</text:p>
          </table:table-cell>
          <table:table-cell table:style-name="ce7" office:value-type="float" office:value="3.6" calcext:value-type="float">
            <text:p>3,60</text:p>
          </table:table-cell>
          <table:table-cell table:number-columns-repeated="2" table:style-name="ce7" office:value-type="float" office:value="3.89" calcext:value-type="float">
            <text:p>3,89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21" calcext:value-type="float">
            <text:p>0,21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28" table:formula="of:=[data.E7]/([data.C7]*[data.D7])" office:value-type="float" office:value="0.746001199259746" calcext:value-type="float">
            <text:p>0,75</text:p>
          </table:table-cell>
          <table:table-cell table:style-name="ce5" table:formula="of:=[data.B7]/[data.E7]" office:value-type="float" office:value="4.02145757701563" calcext:value-type="float">
            <text:p>4,021</text:p>
          </table:table-cell>
          <table:table-cell table:style-name="ce7" table:formula="of:=AVERAGE([data.F7:.J7])" office:value-type="float" office:value="3.816" calcext:value-type="float">
            <text:p>3,82</text:p>
          </table:table-cell>
          <table:table-cell table:style-name="ce9" table:formula="of:=AVERAGE([data.K7:.O7])" office:value-type="float" office:value="0.182" calcext:value-type="float">
            <text:p>0,18</text:p>
          </table:table-cell>
          <table:table-cell table:style-name="ce12" table:formula="of:=[data.Q7]/[data.Q399]*(LOG([data.R399]*1000)/LOG([data.R7]*1000))" office:value-type="float" office:value="2.5131629117881" calcext:value-type="float">
            <text:p>2,51</text:p>
          </table:table-cell>
          <table:table-cell table:style-name="ce12" table:formula="of:=[data.Q7]/[data.Q399]*(LOG([data.S399]*1000)/LOG([data.S7]*1000))" office:value-type="float" office:value="2.49277422846063" calcext:value-type="float">
            <text:p>2,4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959710" calcext:value-type="float">
            <text:p>959710</text:p>
          </table:table-cell>
          <table:table-cell table:style-name="ce7" office:value-type="float" office:value="3.23" calcext:value-type="float">
            <text:p>3,23</text:p>
          </table:table-cell>
          <table:table-cell table:style-name="ce7" office:value-type="float" office:value="3.41" calcext:value-type="float">
            <text:p>3,41</text:p>
          </table:table-cell>
          <table:table-cell table:style-name="ce7" office:value-type="float" office:value="3.03" calcext:value-type="float">
            <text:p>3,03</text:p>
          </table:table-cell>
          <table:table-cell table:style-name="ce7" office:value-type="float" office:value="3.47" calcext:value-type="float">
            <text:p>3,47</text:p>
          </table:table-cell>
          <table:table-cell table:style-name="ce7" office:value-type="float" office:value="3.04" calcext:value-type="float">
            <text:p>3,04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8]/([data.C8]*[data.D8])" office:value-type="float" office:value="0.964959379021879" calcext:value-type="float">
            <text:p>0,96</text:p>
          </table:table-cell>
          <table:table-cell table:style-name="ce5" table:formula="of:=[data.B8]/[data.E8]" office:value-type="float" office:value="3.1089558304071" calcext:value-type="float">
            <text:p>3,109</text:p>
          </table:table-cell>
          <table:table-cell table:style-name="ce7" table:formula="of:=AVERAGE([data.F8:.J8])" office:value-type="float" office:value="3.236" calcext:value-type="float">
            <text:p>3,24</text:p>
          </table:table-cell>
          <table:table-cell table:style-name="ce9" table:formula="of:=AVERAGE([data.K8:.O8])" office:value-type="float" office:value="0.17" calcext:value-type="float">
            <text:p>0,17</text:p>
          </table:table-cell>
          <table:table-cell table:style-name="ce12" table:formula="of:=[data.Q8]/[data.Q400]*(LOG([data.R400]*1000)/LOG([data.R8]*1000))" office:value-type="float" office:value="2.82860511056879" calcext:value-type="float">
            <text:p>2,83</text:p>
          </table:table-cell>
          <table:table-cell table:style-name="ce12" table:formula="of:=[data.Q8]/[data.Q400]*(LOG([data.S400]*1000)/LOG([data.S8]*1000))" office:value-type="float" office:value="2.66406199834627" calcext:value-type="float">
            <text:p>2,6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526573" calcext:value-type="float">
            <text:p>526573</text:p>
          </table:table-cell>
          <table:table-cell table:style-name="ce7" office:value-type="float" office:value="3.06" calcext:value-type="float">
            <text:p>3,06</text:p>
          </table:table-cell>
          <table:table-cell table:style-name="ce7" office:value-type="float" office:value="2.8" calcext:value-type="float">
            <text:p>2,80</text:p>
          </table:table-cell>
          <table:table-cell table:style-name="ce7" office:value-type="float" office:value="2.42" calcext:value-type="float">
            <text:p>2,42</text:p>
          </table:table-cell>
          <table:table-cell table:style-name="ce7" office:value-type="float" office:value="2.39" calcext:value-type="float">
            <text:p>2,39</text:p>
          </table:table-cell>
          <table:table-cell table:style-name="ce7" office:value-type="float" office:value="2.2" calcext:value-type="float">
            <text:p>2,20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data.E9]/([data.C9]*[data.D9])" office:value-type="float" office:value="0.53274431008806" calcext:value-type="float">
            <text:p>0,53</text:p>
          </table:table-cell>
          <table:table-cell table:style-name="ce5" table:formula="of:=[data.B9]/[data.E9]" office:value-type="float" office:value="5.63124960831642" calcext:value-type="float">
            <text:p>5,631</text:p>
          </table:table-cell>
          <table:table-cell table:style-name="ce7" table:formula="of:=AVERAGE([data.F9:.J9])" office:value-type="float" office:value="2.574" calcext:value-type="float">
            <text:p>2,57</text:p>
          </table:table-cell>
          <table:table-cell table:style-name="ce9" table:formula="of:=AVERAGE([data.K9:.O9])" office:value-type="float" office:value="0.106" calcext:value-type="float">
            <text:p>0,11</text:p>
          </table:table-cell>
          <table:table-cell table:style-name="ce12" table:formula="of:=[data.Q9]/[data.Q401]*(LOG([data.R401]*1000)/LOG([data.R9]*1000))" office:value-type="float" office:value="2.57800080412216" calcext:value-type="float">
            <text:p>2,58</text:p>
          </table:table-cell>
          <table:table-cell table:style-name="ce12" table:formula="of:=[data.Q9]/[data.Q401]*(LOG([data.S401]*1000)/LOG([data.S9]*1000))" office:value-type="float" office:value="2.72082830511181" calcext:value-type="float">
            <text:p>2,7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897229" calcext:value-type="float">
            <text:p>897229</text:p>
          </table:table-cell>
          <table:table-cell table:style-name="ce7" office:value-type="float" office:value="3" calcext:value-type="float">
            <text:p>3,00</text:p>
          </table:table-cell>
          <table:table-cell table:style-name="ce7" office:value-type="float" office:value="2.58" calcext:value-type="float">
            <text:p>2,58</text:p>
          </table:table-cell>
          <table:table-cell table:style-name="ce7" office:value-type="float" office:value="2.7" calcext:value-type="float">
            <text:p>2,70</text:p>
          </table:table-cell>
          <table:table-cell table:style-name="ce7" office:value-type="float" office:value="2.54" calcext:value-type="float">
            <text:p>2,54</text:p>
          </table:table-cell>
          <table:table-cell table:style-name="ce7" office:value-type="float" office:value="2.51" calcext:value-type="float">
            <text:p>2,51</text:p>
          </table:table-cell>
          <table:table-cell table:number-columns-repeated="3" table:style-name="ce9" office:value-type="float" office:value="0.14" calcext:value-type="float">
            <text:p>0,14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10]/([data.C10]*[data.D10])" office:value-type="float" office:value="0.845262275313713" calcext:value-type="float">
            <text:p>0,85</text:p>
          </table:table-cell>
          <table:table-cell table:style-name="ce5" table:formula="of:=[data.B10]/[data.E10]" office:value-type="float" office:value="3.54921207406359" calcext:value-type="float">
            <text:p>3,549</text:p>
          </table:table-cell>
          <table:table-cell table:style-name="ce7" table:formula="of:=AVERAGE([data.F10:.J10])" office:value-type="float" office:value="2.666" calcext:value-type="float">
            <text:p>2,67</text:p>
          </table:table-cell>
          <table:table-cell table:style-name="ce9" table:formula="of:=AVERAGE([data.K10:.O10])" office:value-type="float" office:value="0.15" calcext:value-type="float">
            <text:p>0,15</text:p>
          </table:table-cell>
          <table:table-cell table:style-name="ce12" table:formula="of:=[data.Q10]/[data.Q402]*(LOG([data.R402]*1000)/LOG([data.R10]*1000))" office:value-type="float" office:value="2.64804247134728" calcext:value-type="float">
            <text:p>2,65</text:p>
          </table:table-cell>
          <table:table-cell table:style-name="ce12" table:formula="of:=[data.Q10]/[data.Q402]*(LOG([data.S402]*1000)/LOG([data.S10]*1000))" office:value-type="float" office:value="2.53682446349765" calcext:value-type="float">
            <text:p>2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996450" calcext:value-type="float">
            <text:p>996450</text:p>
          </table:table-cell>
          <table:table-cell table:style-name="ce7" office:value-type="float" office:value="2.43" calcext:value-type="float">
            <text:p>2,43</text:p>
          </table:table-cell>
          <table:table-cell table:style-name="ce7" office:value-type="float" office:value="2.76" calcext:value-type="float">
            <text:p>2,76</text:p>
          </table:table-cell>
          <table:table-cell table:style-name="ce7" office:value-type="float" office:value="3.19" calcext:value-type="float">
            <text:p>3,19</text:p>
          </table:table-cell>
          <table:table-cell table:style-name="ce7" office:value-type="float" office:value="2.8" calcext:value-type="float">
            <text:p>2,80</text:p>
          </table:table-cell>
          <table:table-cell table:style-name="ce7" office:value-type="float" office:value="2.88" calcext:value-type="float">
            <text:p>2,88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11]/([data.C11]*[data.D11])" office:value-type="float" office:value="1.05283121735161" calcext:value-type="float">
            <text:p>1,05</text:p>
          </table:table-cell>
          <table:table-cell table:style-name="ce5" table:formula="of:=[data.B11]/[data.E11]" office:value-type="float" office:value="2.84947563851673" calcext:value-type="float">
            <text:p>2,849</text:p>
          </table:table-cell>
          <table:table-cell table:style-name="ce7" table:formula="of:=AVERAGE([data.F11:.J11])" office:value-type="float" office:value="2.812" calcext:value-type="float">
            <text:p>2,81</text:p>
          </table:table-cell>
          <table:table-cell table:style-name="ce9" table:formula="of:=AVERAGE([data.K11:.O11])" office:value-type="float" office:value="0.168" calcext:value-type="float">
            <text:p>0,17</text:p>
          </table:table-cell>
          <table:table-cell table:style-name="ce12" table:formula="of:=[data.Q11]/[data.Q403]*(LOG([data.R403]*1000)/LOG([data.R11]*1000))" office:value-type="float" office:value="2.50010327693663" calcext:value-type="float">
            <text:p>2,50</text:p>
          </table:table-cell>
          <table:table-cell table:style-name="ce12" table:formula="of:=[data.Q11]/[data.Q403]*(LOG([data.S403]*1000)/LOG([data.S11]*1000))" office:value-type="float" office:value="2.52068010447339" calcext:value-type="float">
            <text:p>2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760430" calcext:value-type="float">
            <text:p>760430</text:p>
          </table:table-cell>
          <table:table-cell table:style-name="ce7" office:value-type="float" office:value="3.89" calcext:value-type="float">
            <text:p>3,89</text:p>
          </table:table-cell>
          <table:table-cell table:style-name="ce7" office:value-type="float" office:value="3.82" calcext:value-type="float">
            <text:p>3,82</text:p>
          </table:table-cell>
          <table:table-cell table:style-name="ce7" office:value-type="float" office:value="3.54" calcext:value-type="float">
            <text:p>3,54</text:p>
          </table:table-cell>
          <table:table-cell table:style-name="ce7" office:value-type="float" office:value="3.21" calcext:value-type="float">
            <text:p>3,21</text:p>
          </table:table-cell>
          <table:table-cell table:style-name="ce7" office:value-type="float" office:value="3.31" calcext:value-type="float">
            <text:p>3,31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12]/([data.C12]*[data.D12])" office:value-type="float" office:value="0.646492212473645" calcext:value-type="float">
            <text:p>0,65</text:p>
          </table:table-cell>
          <table:table-cell table:style-name="ce5" table:formula="of:=[data.B12]/[data.E12]" office:value-type="float" office:value="4.64044816748419" calcext:value-type="float">
            <text:p>4,640</text:p>
          </table:table-cell>
          <table:table-cell table:style-name="ce7" table:formula="of:=AVERAGE([data.F12:.J12])" office:value-type="float" office:value="3.554" calcext:value-type="float">
            <text:p>3,55</text:p>
          </table:table-cell>
          <table:table-cell table:style-name="ce9" table:formula="of:=AVERAGE([data.K12:.O12])" office:value-type="float" office:value="0.132" calcext:value-type="float">
            <text:p>0,13</text:p>
          </table:table-cell>
          <table:table-cell table:style-name="ce12" table:formula="of:=[data.Q12]/[data.Q404]*(LOG([data.R404]*1000)/LOG([data.R12]*1000))" office:value-type="float" office:value="2.39744323277007" calcext:value-type="float">
            <text:p>2,40</text:p>
          </table:table-cell>
          <table:table-cell table:style-name="ce12" table:formula="of:=[data.Q12]/[data.Q404]*(LOG([data.S404]*1000)/LOG([data.S12]*1000))" office:value-type="float" office:value="2.53298383175019" calcext:value-type="float">
            <text:p>2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807131" calcext:value-type="float">
            <text:p>807131</text:p>
          </table:table-cell>
          <table:table-cell table:style-name="ce7" office:value-type="float" office:value="3.78" calcext:value-type="float">
            <text:p>3,78</text:p>
          </table:table-cell>
          <table:table-cell table:style-name="ce7" office:value-type="float" office:value="3.72" calcext:value-type="float">
            <text:p>3,72</text:p>
          </table:table-cell>
          <table:table-cell table:style-name="ce7" office:value-type="float" office:value="3.54" calcext:value-type="float">
            <text:p>3,54</text:p>
          </table:table-cell>
          <table:table-cell table:style-name="ce7" office:value-type="float" office:value="4.08" calcext:value-type="float">
            <text:p>4,08</text:p>
          </table:table-cell>
          <table:table-cell table:style-name="ce7" office:value-type="float" office:value="3.5" calcext:value-type="float">
            <text:p>3,50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28" table:formula="of:=[data.E13]/([data.C13]*[data.D13])" office:value-type="float" office:value="0.614187638493194" calcext:value-type="float">
            <text:p>0,61</text:p>
          </table:table-cell>
          <table:table-cell table:style-name="ce5" table:formula="of:=[data.B13]/[data.E13]" office:value-type="float" office:value="4.88452060446198" calcext:value-type="float">
            <text:p>4,885</text:p>
          </table:table-cell>
          <table:table-cell table:style-name="ce7" table:formula="of:=AVERAGE([data.F13:.J13])" office:value-type="float" office:value="3.724" calcext:value-type="float">
            <text:p>3,72</text:p>
          </table:table-cell>
          <table:table-cell table:style-name="ce9" table:formula="of:=AVERAGE([data.K13:.O13])" office:value-type="float" office:value="0.14" calcext:value-type="float">
            <text:p>0,14</text:p>
          </table:table-cell>
          <table:table-cell table:style-name="ce12" table:formula="of:=[data.Q13]/[data.Q405]*(LOG([data.R405]*1000)/LOG([data.R13]*1000))" office:value-type="float" office:value="2.39607654703689" calcext:value-type="float">
            <text:p>2,40</text:p>
          </table:table-cell>
          <table:table-cell table:style-name="ce12" table:formula="of:=[data.Q13]/[data.Q405]*(LOG([data.S405]*1000)/LOG([data.S13]*1000))" office:value-type="float" office:value="2.55364195330533" calcext:value-type="float">
            <text:p>2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929567" calcext:value-type="float">
            <text:p>929567</text:p>
          </table:table-cell>
          <table:table-cell table:style-name="ce7" office:value-type="float" office:value="2.99" calcext:value-type="float">
            <text:p>2,99</text:p>
          </table:table-cell>
          <table:table-cell table:style-name="ce7" office:value-type="float" office:value="3.23" calcext:value-type="float">
            <text:p>3,23</text:p>
          </table:table-cell>
          <table:table-cell table:style-name="ce7" office:value-type="float" office:value="3.33" calcext:value-type="float">
            <text:p>3,33</text:p>
          </table:table-cell>
          <table:table-cell table:style-name="ce7" office:value-type="float" office:value="2.82" calcext:value-type="float">
            <text:p>2,82</text:p>
          </table:table-cell>
          <table:table-cell table:style-name="ce7" office:value-type="float" office:value="3.02" calcext:value-type="float">
            <text:p>3,02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9" office:value-type="float" office:value="0.19" calcext:value-type="float">
            <text:p>0,19</text:p>
          </table:table-cell>
          <table:table-cell table:style-name="ce28" table:formula="of:=[data.E14]/([data.C14]*[data.D14])" office:value-type="float" office:value="0.96187841988063" calcext:value-type="float">
            <text:p>0,96</text:p>
          </table:table-cell>
          <table:table-cell table:style-name="ce5" table:formula="of:=[data.B14]/[data.E14]" office:value-type="float" office:value="3.11891450535572" calcext:value-type="float">
            <text:p>3,119</text:p>
          </table:table-cell>
          <table:table-cell table:style-name="ce7" table:formula="of:=AVERAGE([data.F14:.J14])" office:value-type="float" office:value="3.078" calcext:value-type="float">
            <text:p>3,08</text:p>
          </table:table-cell>
          <table:table-cell table:style-name="ce9" table:formula="of:=AVERAGE([data.K14:.O14])" office:value-type="float" office:value="0.166" calcext:value-type="float">
            <text:p>0,17</text:p>
          </table:table-cell>
          <table:table-cell table:style-name="ce12" table:formula="of:=[data.Q14]/[data.Q406]*(LOG([data.R406]*1000)/LOG([data.R14]*1000))" office:value-type="float" office:value="2.47909097395301" calcext:value-type="float">
            <text:p>2,48</text:p>
          </table:table-cell>
          <table:table-cell table:style-name="ce12" table:formula="of:=[data.Q14]/[data.Q406]*(LOG([data.S406]*1000)/LOG([data.S14]*1000))" office:value-type="float" office:value="2.3069149415921" calcext:value-type="float">
            <text:p>2,3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727502" calcext:value-type="float">
            <text:p>727502</text:p>
          </table:table-cell>
          <table:table-cell table:style-name="ce7" office:value-type="float" office:value="3.44" calcext:value-type="float">
            <text:p>3,44</text:p>
          </table:table-cell>
          <table:table-cell table:style-name="ce7" office:value-type="float" office:value="2.84" calcext:value-type="float">
            <text:p>2,84</text:p>
          </table:table-cell>
          <table:table-cell table:style-name="ce7" office:value-type="float" office:value="2.83" calcext:value-type="float">
            <text:p>2,83</text:p>
          </table:table-cell>
          <table:table-cell table:style-name="ce7" office:value-type="float" office:value="2.82" calcext:value-type="float">
            <text:p>2,82</text:p>
          </table:table-cell>
          <table:table-cell table:style-name="ce7" office:value-type="float" office:value="2.47" calcext:value-type="float">
            <text:p>2,47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15]/([data.C15]*[data.D15])" office:value-type="float" office:value="0.734411341904639" calcext:value-type="float">
            <text:p>0,73</text:p>
          </table:table-cell>
          <table:table-cell table:style-name="ce5" table:formula="of:=[data.B15]/[data.E15]" office:value-type="float" office:value="4.08492622700694" calcext:value-type="float">
            <text:p>4,085</text:p>
          </table:table-cell>
          <table:table-cell table:style-name="ce7" table:formula="of:=AVERAGE([data.F15:.J15])" office:value-type="float" office:value="2.88" calcext:value-type="float">
            <text:p>2,88</text:p>
          </table:table-cell>
          <table:table-cell table:style-name="ce9" table:formula="of:=AVERAGE([data.K15:.O15])" office:value-type="float" office:value="0.122" calcext:value-type="float">
            <text:p>0,12</text:p>
          </table:table-cell>
          <table:table-cell table:style-name="ce12" table:formula="of:=[data.Q15]/[data.Q407]*(LOG([data.R407]*1000)/LOG([data.R15]*1000))" office:value-type="float" office:value="2.3102881352482" calcext:value-type="float">
            <text:p>2,31</text:p>
          </table:table-cell>
          <table:table-cell table:style-name="ce12" table:formula="of:=[data.Q15]/[data.Q407]*(LOG([data.S407]*1000)/LOG([data.S15]*1000))" office:value-type="float" office:value="2.3768559428167" calcext:value-type="float">
            <text:p>2,3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807370" calcext:value-type="float">
            <text:p>807370</text:p>
          </table:table-cell>
          <table:table-cell table:style-name="ce7" office:value-type="float" office:value="2.58" calcext:value-type="float">
            <text:p>2,58</text:p>
          </table:table-cell>
          <table:table-cell table:number-columns-repeated="2" table:style-name="ce7" office:value-type="float" office:value="2.35" calcext:value-type="float">
            <text:p>2,35</text:p>
          </table:table-cell>
          <table:table-cell table:style-name="ce7" office:value-type="float" office:value="2.39" calcext:value-type="float">
            <text:p>2,39</text:p>
          </table:table-cell>
          <table:table-cell table:style-name="ce7" office:value-type="float" office:value="2.42" calcext:value-type="float">
            <text:p>2,42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16]/([data.C16]*[data.D16])" office:value-type="float" office:value="0.815525252525253" calcext:value-type="float">
            <text:p>0,82</text:p>
          </table:table-cell>
          <table:table-cell table:style-name="ce5" table:formula="of:=[data.B16]/[data.E16]" office:value-type="float" office:value="3.67863061545512" calcext:value-type="float">
            <text:p>3,679</text:p>
          </table:table-cell>
          <table:table-cell table:style-name="ce7" table:formula="of:=AVERAGE([data.F16:.J16])" office:value-type="float" office:value="2.418" calcext:value-type="float">
            <text:p>2,42</text:p>
          </table:table-cell>
          <table:table-cell table:style-name="ce9" table:formula="of:=AVERAGE([data.K16:.O16])" office:value-type="float" office:value="0.142" calcext:value-type="float">
            <text:p>0,14</text:p>
          </table:table-cell>
          <table:table-cell table:style-name="ce12" table:formula="of:=[data.Q16]/[data.Q408]*(LOG([data.R408]*1000)/LOG([data.R16]*1000))" office:value-type="float" office:value="2.70914532104116" calcext:value-type="float">
            <text:p>2,71</text:p>
          </table:table-cell>
          <table:table-cell table:style-name="ce12" table:formula="of:=[data.Q16]/[data.Q408]*(LOG([data.S408]*1000)/LOG([data.S16]*1000))" office:value-type="float" office:value="2.55684330114083" calcext:value-type="float">
            <text:p>2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458191" calcext:value-type="float">
            <text:p>458191</text:p>
          </table:table-cell>
          <table:table-cell table:style-name="ce7" office:value-type="float" office:value="2.31" calcext:value-type="float">
            <text:p>2,31</text:p>
          </table:table-cell>
          <table:table-cell table:style-name="ce7" office:value-type="float" office:value="2.86" calcext:value-type="float">
            <text:p>2,86</text:p>
          </table:table-cell>
          <table:table-cell table:style-name="ce7" office:value-type="float" office:value="2.52" calcext:value-type="float">
            <text:p>2,52</text:p>
          </table:table-cell>
          <table:table-cell table:style-name="ce7" office:value-type="float" office:value="2.54" calcext:value-type="float">
            <text:p>2,54</text:p>
          </table:table-cell>
          <table:table-cell table:style-name="ce7" office:value-type="float" office:value="2.23" calcext:value-type="float">
            <text:p>2,23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17]/([data.C17]*[data.D17])" office:value-type="float" office:value="0.493077197906264" calcext:value-type="float">
            <text:p>0,49</text:p>
          </table:table-cell>
          <table:table-cell table:style-name="ce5" table:formula="of:=[data.B17]/[data.E17]" office:value-type="float" office:value="6.08427489845938" calcext:value-type="float">
            <text:p>6,084</text:p>
          </table:table-cell>
          <table:table-cell table:style-name="ce7" table:formula="of:=AVERAGE([data.F17:.J17])" office:value-type="float" office:value="2.492" calcext:value-type="float">
            <text:p>2,49</text:p>
          </table:table-cell>
          <table:table-cell table:style-name="ce9" table:formula="of:=AVERAGE([data.K17:.O17])" office:value-type="float" office:value="0.094" calcext:value-type="float">
            <text:p>0,09</text:p>
          </table:table-cell>
          <table:table-cell table:style-name="ce12" table:formula="of:=[data.Q17]/[data.Q409]*(LOG([data.R409]*1000)/LOG([data.R17]*1000))" office:value-type="float" office:value="2.22380403575263" calcext:value-type="float">
            <text:p>2,22</text:p>
          </table:table-cell>
          <table:table-cell table:style-name="ce12" table:formula="of:=[data.Q17]/[data.Q409]*(LOG([data.S409]*1000)/LOG([data.S17]*1000))" office:value-type="float" office:value="2.40799896210234" calcext:value-type="float">
            <text:p>2,4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684519" calcext:value-type="float">
            <text:p>684519</text:p>
          </table:table-cell>
          <table:table-cell table:style-name="ce7" office:value-type="float" office:value="3.13" calcext:value-type="float">
            <text:p>3,13</text:p>
          </table:table-cell>
          <table:table-cell table:style-name="ce7" office:value-type="float" office:value="2.99" calcext:value-type="float">
            <text:p>2,99</text:p>
          </table:table-cell>
          <table:table-cell table:style-name="ce7" office:value-type="float" office:value="2.94" calcext:value-type="float">
            <text:p>2,94</text:p>
          </table:table-cell>
          <table:table-cell table:style-name="ce7" office:value-type="float" office:value="2.67" calcext:value-type="float">
            <text:p>2,67</text:p>
          </table:table-cell>
          <table:table-cell table:style-name="ce7" office:value-type="float" office:value="2.61" calcext:value-type="float">
            <text:p>2,61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18]/([data.C18]*[data.D18])" office:value-type="float" office:value="0.569862637362637" calcext:value-type="float">
            <text:p>0,57</text:p>
          </table:table-cell>
          <table:table-cell table:style-name="ce5" table:formula="of:=[data.B18]/[data.E18]" office:value-type="float" office:value="5.26444992761341" calcext:value-type="float">
            <text:p>5,264</text:p>
          </table:table-cell>
          <table:table-cell table:style-name="ce7" table:formula="of:=AVERAGE([data.F18:.J18])" office:value-type="float" office:value="2.868" calcext:value-type="float">
            <text:p>2,87</text:p>
          </table:table-cell>
          <table:table-cell table:style-name="ce9" table:formula="of:=AVERAGE([data.K18:.O18])" office:value-type="float" office:value="0.126" calcext:value-type="float">
            <text:p>0,13</text:p>
          </table:table-cell>
          <table:table-cell table:style-name="ce12" table:formula="of:=[data.Q18]/[data.Q410]*(LOG([data.R410]*1000)/LOG([data.R18]*1000))" office:value-type="float" office:value="2.39681897105408" calcext:value-type="float">
            <text:p>2,40</text:p>
          </table:table-cell>
          <table:table-cell table:style-name="ce12" table:formula="of:=[data.Q18]/[data.Q410]*(LOG([data.S410]*1000)/LOG([data.S18]*1000))" office:value-type="float" office:value="2.53098571385506" calcext:value-type="float">
            <text:p>2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864158" calcext:value-type="float">
            <text:p>864158</text:p>
          </table:table-cell>
          <table:table-cell table:style-name="ce7" office:value-type="float" office:value="2.96" calcext:value-type="float">
            <text:p>2,96</text:p>
          </table:table-cell>
          <table:table-cell table:style-name="ce7" office:value-type="float" office:value="2.83" calcext:value-type="float">
            <text:p>2,83</text:p>
          </table:table-cell>
          <table:table-cell table:style-name="ce7" office:value-type="float" office:value="2.86" calcext:value-type="float">
            <text:p>2,86</text:p>
          </table:table-cell>
          <table:table-cell table:style-name="ce7" office:value-type="float" office:value="2.84" calcext:value-type="float">
            <text:p>2,84</text:p>
          </table:table-cell>
          <table:table-cell table:style-name="ce7" office:value-type="float" office:value="2.88" calcext:value-type="float">
            <text:p>2,88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28" table:formula="of:=[data.E19]/([data.C19]*[data.D19])" office:value-type="float" office:value="0.683470318767954" calcext:value-type="float">
            <text:p>0,68</text:p>
          </table:table-cell>
          <table:table-cell table:style-name="ce5" table:formula="of:=[data.B19]/[data.E19]" office:value-type="float" office:value="4.38938249718223" calcext:value-type="float">
            <text:p>4,389</text:p>
          </table:table-cell>
          <table:table-cell table:style-name="ce7" table:formula="of:=AVERAGE([data.F19:.J19])" office:value-type="float" office:value="2.874" calcext:value-type="float">
            <text:p>2,87</text:p>
          </table:table-cell>
          <table:table-cell table:style-name="ce9" table:formula="of:=AVERAGE([data.K19:.O19])" office:value-type="float" office:value="0.152" calcext:value-type="float">
            <text:p>0,15</text:p>
          </table:table-cell>
          <table:table-cell table:style-name="ce12" table:formula="of:=[data.Q19]/[data.Q411]*(LOG([data.R411]*1000)/LOG([data.R19]*1000))" office:value-type="float" office:value="2.68710721975095" calcext:value-type="float">
            <text:p>2,69</text:p>
          </table:table-cell>
          <table:table-cell table:style-name="ce12" table:formula="of:=[data.Q19]/[data.Q411]*(LOG([data.S411]*1000)/LOG([data.S19]*1000))" office:value-type="float" office:value="2.67584052916249" calcext:value-type="float">
            <text:p>2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570629" calcext:value-type="float">
            <text:p>570629</text:p>
          </table:table-cell>
          <table:table-cell table:style-name="ce7" office:value-type="float" office:value="2.26" calcext:value-type="float">
            <text:p>2,26</text:p>
          </table:table-cell>
          <table:table-cell table:style-name="ce7" office:value-type="float" office:value="2.14" calcext:value-type="float">
            <text:p>2,14</text:p>
          </table:table-cell>
          <table:table-cell table:style-name="ce7" office:value-type="float" office:value="2.12" calcext:value-type="float">
            <text:p>2,12</text:p>
          </table:table-cell>
          <table:table-cell table:style-name="ce7" office:value-type="float" office:value="2.14" calcext:value-type="float">
            <text:p>2,14</text:p>
          </table:table-cell>
          <table:table-cell table:style-name="ce7" office:value-type="float" office:value="2.1" calcext:value-type="float">
            <text:p>2,10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data.E20]/([data.C20]*[data.D20])" office:value-type="float" office:value="0.59408341315121" calcext:value-type="float">
            <text:p>0,59</text:p>
          </table:table-cell>
          <table:table-cell table:style-name="ce5" table:formula="of:=[data.B20]/[data.E20]" office:value-type="float" office:value="5.04982396618468" calcext:value-type="float">
            <text:p>5,050</text:p>
          </table:table-cell>
          <table:table-cell table:style-name="ce7" table:formula="of:=AVERAGE([data.F20:.J20])" office:value-type="float" office:value="2.152" calcext:value-type="float">
            <text:p>2,15</text:p>
          </table:table-cell>
          <table:table-cell table:style-name="ce9" table:formula="of:=AVERAGE([data.K20:.O20])" office:value-type="float" office:value="0.1" calcext:value-type="float">
            <text:p>0,10</text:p>
          </table:table-cell>
          <table:table-cell table:style-name="ce12" table:formula="of:=[data.Q20]/[data.Q412]*(LOG([data.R412]*1000)/LOG([data.R20]*1000))" office:value-type="float" office:value="2.45784289216952" calcext:value-type="float">
            <text:p>2,46</text:p>
          </table:table-cell>
          <table:table-cell table:style-name="ce12" table:formula="of:=[data.Q20]/[data.Q412]*(LOG([data.S412]*1000)/LOG([data.S20]*1000))" office:value-type="float" office:value="2.57976386132664" calcext:value-type="float">
            <text:p>2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486942" calcext:value-type="float">
            <text:p>486942</text:p>
          </table:table-cell>
          <table:table-cell table:style-name="ce7" office:value-type="float" office:value="2.38" calcext:value-type="float">
            <text:p>2,38</text:p>
          </table:table-cell>
          <table:table-cell table:style-name="ce7" office:value-type="float" office:value="2.26" calcext:value-type="float">
            <text:p>2,26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2.19" calcext:value-type="float">
            <text:p>2,19</text:p>
          </table:table-cell>
          <table:table-cell table:style-name="ce7" office:value-type="float" office:value="2.27" calcext:value-type="float">
            <text:p>2,27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data.E21]/([data.C21]*[data.D21])" office:value-type="float" office:value="0.500121193696285" calcext:value-type="float">
            <text:p>0,50</text:p>
          </table:table-cell>
          <table:table-cell table:style-name="ce5" table:formula="of:=[data.B21]/[data.E21]" office:value-type="float" office:value="5.99857888619179" calcext:value-type="float">
            <text:p>5,999</text:p>
          </table:table-cell>
          <table:table-cell table:style-name="ce7" table:formula="of:=AVERAGE([data.F21:.J21])" office:value-type="float" office:value="2.276" calcext:value-type="float">
            <text:p>2,28</text:p>
          </table:table-cell>
          <table:table-cell table:style-name="ce9" table:formula="of:=AVERAGE([data.K21:.O21])" office:value-type="float" office:value="0.092" calcext:value-type="float">
            <text:p>0,09</text:p>
          </table:table-cell>
          <table:table-cell table:style-name="ce12" table:formula="of:=[data.Q21]/[data.Q413]*(LOG([data.R413]*1000)/LOG([data.R21]*1000))" office:value-type="float" office:value="2.32159879683636" calcext:value-type="float">
            <text:p>2,32</text:p>
          </table:table-cell>
          <table:table-cell table:style-name="ce12" table:formula="of:=[data.Q21]/[data.Q413]*(LOG([data.S413]*1000)/LOG([data.S21]*1000))" office:value-type="float" office:value="2.53319777140208" calcext:value-type="float">
            <text:p>2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584492" calcext:value-type="float">
            <text:p>584492</text:p>
          </table:table-cell>
          <table:table-cell table:style-name="ce7" office:value-type="float" office:value="2.39" calcext:value-type="float">
            <text:p>2,39</text:p>
          </table:table-cell>
          <table:table-cell table:style-name="ce7" office:value-type="float" office:value="2.36" calcext:value-type="float">
            <text:p>2,36</text:p>
          </table:table-cell>
          <table:table-cell table:style-name="ce7" office:value-type="float" office:value="2.39" calcext:value-type="float">
            <text:p>2,39</text:p>
          </table:table-cell>
          <table:table-cell table:style-name="ce7" office:value-type="float" office:value="2.36" calcext:value-type="float">
            <text:p>2,36</text:p>
          </table:table-cell>
          <table:table-cell table:style-name="ce7" office:value-type="float" office:value="2.34" calcext:value-type="float">
            <text:p>2,34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22]/([data.C22]*[data.D22])" office:value-type="float" office:value="0.600311406175538" calcext:value-type="float">
            <text:p>0,60</text:p>
          </table:table-cell>
          <table:table-cell table:style-name="ce5" table:formula="of:=[data.B22]/[data.E22]" office:value-type="float" office:value="4.99743366889538" calcext:value-type="float">
            <text:p>4,997</text:p>
          </table:table-cell>
          <table:table-cell table:style-name="ce7" table:formula="of:=AVERAGE([data.F22:.J22])" office:value-type="float" office:value="2.368" calcext:value-type="float">
            <text:p>2,37</text:p>
          </table:table-cell>
          <table:table-cell table:style-name="ce9" table:formula="of:=AVERAGE([data.K22:.O22])" office:value-type="float" office:value="0.104" calcext:value-type="float">
            <text:p>0,10</text:p>
          </table:table-cell>
          <table:table-cell table:style-name="ce12" table:formula="of:=[data.Q22]/[data.Q414]*(LOG([data.R414]*1000)/LOG([data.R22]*1000))" office:value-type="float" office:value="2.53405320812883" calcext:value-type="float">
            <text:p>2,53</text:p>
          </table:table-cell>
          <table:table-cell table:style-name="ce12" table:formula="of:=[data.Q22]/[data.Q414]*(LOG([data.S414]*1000)/LOG([data.S22]*1000))" office:value-type="float" office:value="2.65726109689446" calcext:value-type="float">
            <text:p>2,6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841303" calcext:value-type="float">
            <text:p>841303</text:p>
          </table:table-cell>
          <table:table-cell table:style-name="ce7" office:value-type="float" office:value="2.41" calcext:value-type="float">
            <text:p>2,41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2.34" calcext:value-type="float">
            <text:p>2,34</text:p>
          </table:table-cell>
          <table:table-cell table:style-name="ce7" office:value-type="float" office:value="2.3" calcext:value-type="float">
            <text:p>2,30</text:p>
          </table:table-cell>
          <table:table-cell table:style-name="ce7" office:value-type="float" office:value="2.29" calcext:value-type="float">
            <text:p>2,29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28" table:formula="of:=[data.E23]/([data.C23]*[data.D23])" office:value-type="float" office:value="0.891286337825239" calcext:value-type="float">
            <text:p>0,89</text:p>
          </table:table-cell>
          <table:table-cell table:style-name="ce5" table:formula="of:=[data.B23]/[data.E23]" office:value-type="float" office:value="3.36594068962074" calcext:value-type="float">
            <text:p>3,366</text:p>
          </table:table-cell>
          <table:table-cell table:style-name="ce7" table:formula="of:=AVERAGE([data.F23:.J23])" office:value-type="float" office:value="2.324" calcext:value-type="float">
            <text:p>2,32</text:p>
          </table:table-cell>
          <table:table-cell table:style-name="ce9" table:formula="of:=AVERAGE([data.K23:.O23])" office:value-type="float" office:value="0.132" calcext:value-type="float">
            <text:p>0,13</text:p>
          </table:table-cell>
          <table:table-cell table:style-name="ce12" table:formula="of:=[data.Q23]/[data.Q415]*(LOG([data.R415]*1000)/LOG([data.R23]*1000))" office:value-type="float" office:value="2.54285411340474" calcext:value-type="float">
            <text:p>2,54</text:p>
          </table:table-cell>
          <table:table-cell table:style-name="ce12" table:formula="of:=[data.Q23]/[data.Q415]*(LOG([data.S415]*1000)/LOG([data.S23]*1000))" office:value-type="float" office:value="2.40418182110394" calcext:value-type="float">
            <text:p>2,4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06281" calcext:value-type="float">
            <text:p>606281</text:p>
          </table:table-cell>
          <table:table-cell table:style-name="ce7" office:value-type="float" office:value="2.94" calcext:value-type="float">
            <text:p>2,94</text:p>
          </table:table-cell>
          <table:table-cell table:style-name="ce7" office:value-type="float" office:value="2.51" calcext:value-type="float">
            <text:p>2,51</text:p>
          </table:table-cell>
          <table:table-cell table:style-name="ce7" office:value-type="float" office:value="2.53" calcext:value-type="float">
            <text:p>2,53</text:p>
          </table:table-cell>
          <table:table-cell table:style-name="ce7" office:value-type="float" office:value="2.98" calcext:value-type="float">
            <text:p>2,98</text:p>
          </table:table-cell>
          <table:table-cell table:style-name="ce7" office:value-type="float" office:value="2.59" calcext:value-type="float">
            <text:p>2,59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24]/([data.C24]*[data.D24])" office:value-type="float" office:value="0.541446080532693" calcext:value-type="float">
            <text:p>0,54</text:p>
          </table:table-cell>
          <table:table-cell table:style-name="ce5" table:formula="of:=[data.B24]/[data.E24]" office:value-type="float" office:value="5.54074430833228" calcext:value-type="float">
            <text:p>5,541</text:p>
          </table:table-cell>
          <table:table-cell table:style-name="ce7" table:formula="of:=AVERAGE([data.F24:.J24])" office:value-type="float" office:value="2.71" calcext:value-type="float">
            <text:p>2,71</text:p>
          </table:table-cell>
          <table:table-cell table:style-name="ce9" table:formula="of:=AVERAGE([data.K24:.O24])" office:value-type="float" office:value="0.11" calcext:value-type="float">
            <text:p>0,11</text:p>
          </table:table-cell>
          <table:table-cell table:style-name="ce12" table:formula="of:=[data.Q24]/[data.Q416]*(LOG([data.R416]*1000)/LOG([data.R24]*1000))" office:value-type="float" office:value="2.45623471164416" calcext:value-type="float">
            <text:p>2,46</text:p>
          </table:table-cell>
          <table:table-cell table:style-name="ce12" table:formula="of:=[data.Q24]/[data.Q416]*(LOG([data.S416]*1000)/LOG([data.S24]*1000))" office:value-type="float" office:value="2.64569545038157" calcext:value-type="float">
            <text:p>2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979893" calcext:value-type="float">
            <text:p>979893</text:p>
          </table:table-cell>
          <table:table-cell table:style-name="ce7" office:value-type="float" office:value="3" calcext:value-type="float">
            <text:p>3,00</text:p>
          </table:table-cell>
          <table:table-cell table:style-name="ce7" office:value-type="float" office:value="3.39" calcext:value-type="float">
            <text:p>3,39</text:p>
          </table:table-cell>
          <table:table-cell table:style-name="ce7" office:value-type="float" office:value="3.07" calcext:value-type="float">
            <text:p>3,07</text:p>
          </table:table-cell>
          <table:table-cell table:style-name="ce7" office:value-type="float" office:value="3" calcext:value-type="float">
            <text:p>3,00</text:p>
          </table:table-cell>
          <table:table-cell table:style-name="ce7" office:value-type="float" office:value="3.03" calcext:value-type="float">
            <text:p>3,03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19" calcext:value-type="float">
            <text:p>0,19</text:p>
          </table:table-cell>
          <table:table-cell table:style-name="ce28" table:formula="of:=[data.E25]/([data.C25]*[data.D25])" office:value-type="float" office:value="0.762391775228587" calcext:value-type="float">
            <text:p>0,76</text:p>
          </table:table-cell>
          <table:table-cell table:style-name="ce5" table:formula="of:=[data.B25]/[data.E25]" office:value-type="float" office:value="3.93500106644297" calcext:value-type="float">
            <text:p>3,935</text:p>
          </table:table-cell>
          <table:table-cell table:style-name="ce7" table:formula="of:=AVERAGE([data.F25:.J25])" office:value-type="float" office:value="3.098" calcext:value-type="float">
            <text:p>3,10</text:p>
          </table:table-cell>
          <table:table-cell table:style-name="ce9" table:formula="of:=AVERAGE([data.K25:.O25])" office:value-type="float" office:value="0.168" calcext:value-type="float">
            <text:p>0,17</text:p>
          </table:table-cell>
          <table:table-cell table:style-name="ce12" table:formula="of:=[data.Q25]/[data.Q417]*(LOG([data.R417]*1000)/LOG([data.R25]*1000))" office:value-type="float" office:value="2.45106580181706" calcext:value-type="float">
            <text:p>2,45</text:p>
          </table:table-cell>
          <table:table-cell table:style-name="ce12" table:formula="of:=[data.Q25]/[data.Q417]*(LOG([data.S417]*1000)/LOG([data.S25]*1000))" office:value-type="float" office:value="2.44927838752196" calcext:value-type="float">
            <text:p>2,4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661061" calcext:value-type="float">
            <text:p>661061</text:p>
          </table:table-cell>
          <table:table-cell table:style-name="ce7" office:value-type="float" office:value="2.64" calcext:value-type="float">
            <text:p>2,64</text:p>
          </table:table-cell>
          <table:table-cell table:style-name="ce7" office:value-type="float" office:value="2.49" calcext:value-type="float">
            <text:p>2,49</text:p>
          </table:table-cell>
          <table:table-cell table:style-name="ce7" office:value-type="float" office:value="2.42" calcext:value-type="float">
            <text:p>2,42</text:p>
          </table:table-cell>
          <table:table-cell table:style-name="ce7" office:value-type="float" office:value="2.47" calcext:value-type="float">
            <text:p>2,47</text:p>
          </table:table-cell>
          <table:table-cell table:style-name="ce7" office:value-type="float" office:value="2.73" calcext:value-type="float">
            <text:p>2,73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28" table:formula="of:=[data.E26]/([data.C26]*[data.D26])" office:value-type="float" office:value="0.588719186377885" calcext:value-type="float">
            <text:p>0,59</text:p>
          </table:table-cell>
          <table:table-cell table:style-name="ce5" table:formula="of:=[data.B26]/[data.E26]" office:value-type="float" office:value="5.09583230594453" calcext:value-type="float">
            <text:p>5,096</text:p>
          </table:table-cell>
          <table:table-cell table:style-name="ce7" table:formula="of:=AVERAGE([data.F26:.J26])" office:value-type="float" office:value="2.55" calcext:value-type="float">
            <text:p>2,55</text:p>
          </table:table-cell>
          <table:table-cell table:style-name="ce9" table:formula="of:=AVERAGE([data.K26:.O26])" office:value-type="float" office:value="0.134" calcext:value-type="float">
            <text:p>0,13</text:p>
          </table:table-cell>
          <table:table-cell table:style-name="ce12" table:formula="of:=[data.Q26]/[data.Q418]*(LOG([data.R418]*1000)/LOG([data.R26]*1000))" office:value-type="float" office:value="2.48743215130012" calcext:value-type="float">
            <text:p>2,49</text:p>
          </table:table-cell>
          <table:table-cell table:style-name="ce12" table:formula="of:=[data.Q26]/[data.Q418]*(LOG([data.S418]*1000)/LOG([data.S26]*1000))" office:value-type="float" office:value="2.50129988873974" calcext:value-type="float">
            <text:p>2,5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659254" calcext:value-type="float">
            <text:p>659254</text:p>
          </table:table-cell>
          <table:table-cell table:style-name="ce7" office:value-type="float" office:value="2.93" calcext:value-type="float">
            <text:p>2,93</text:p>
          </table:table-cell>
          <table:table-cell table:style-name="ce7" office:value-type="float" office:value="2.7" calcext:value-type="float">
            <text:p>2,70</text:p>
          </table:table-cell>
          <table:table-cell table:style-name="ce7" office:value-type="float" office:value="2.22" calcext:value-type="float">
            <text:p>2,22</text:p>
          </table:table-cell>
          <table:table-cell table:style-name="ce7" office:value-type="float" office:value="2.2" calcext:value-type="float">
            <text:p>2,20</text:p>
          </table:table-cell>
          <table:table-cell table:style-name="ce7" office:value-type="float" office:value="2.17" calcext:value-type="float">
            <text:p>2,17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27]/([data.C27]*[data.D27])" office:value-type="float" office:value="0.710060229544358" calcext:value-type="float">
            <text:p>0,71</text:p>
          </table:table-cell>
          <table:table-cell table:style-name="ce5" table:formula="of:=[data.B27]/[data.E27]" office:value-type="float" office:value="4.2250179748625" calcext:value-type="float">
            <text:p>4,225</text:p>
          </table:table-cell>
          <table:table-cell table:style-name="ce7" table:formula="of:=AVERAGE([data.F27:.J27])" office:value-type="float" office:value="2.444" calcext:value-type="float">
            <text:p>2,44</text:p>
          </table:table-cell>
          <table:table-cell table:style-name="ce9" table:formula="of:=AVERAGE([data.K27:.O27])" office:value-type="float" office:value="0.126" calcext:value-type="float">
            <text:p>0,13</text:p>
          </table:table-cell>
          <table:table-cell table:style-name="ce12" table:formula="of:=[data.Q27]/[data.Q419]*(LOG([data.R419]*1000)/LOG([data.R27]*1000))" office:value-type="float" office:value="2.47485408040411" calcext:value-type="float">
            <text:p>2,47</text:p>
          </table:table-cell>
          <table:table-cell table:style-name="ce12" table:formula="of:=[data.Q27]/[data.Q419]*(LOG([data.S419]*1000)/LOG([data.S27]*1000))" office:value-type="float" office:value="2.4203550714269" calcext:value-type="float">
            <text:p>2,4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979566" calcext:value-type="float">
            <text:p>979566</text:p>
          </table:table-cell>
          <table:table-cell table:style-name="ce7" office:value-type="float" office:value="3.44" calcext:value-type="float">
            <text:p>3,44</text:p>
          </table:table-cell>
          <table:table-cell table:style-name="ce7" office:value-type="float" office:value="3.34" calcext:value-type="float">
            <text:p>3,34</text:p>
          </table:table-cell>
          <table:table-cell table:style-name="ce7" office:value-type="float" office:value="3.46" calcext:value-type="float">
            <text:p>3,46</text:p>
          </table:table-cell>
          <table:table-cell table:style-name="ce7" office:value-type="float" office:value="3.6" calcext:value-type="float">
            <text:p>3,60</text:p>
          </table:table-cell>
          <table:table-cell table:style-name="ce7" office:value-type="float" office:value="3.83" calcext:value-type="float">
            <text:p>3,83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28]/([data.C28]*[data.D28])" office:value-type="float" office:value="0.745935894194657" calcext:value-type="float">
            <text:p>0,75</text:p>
          </table:table-cell>
          <table:table-cell table:style-name="ce5" table:formula="of:=[data.B28]/[data.E28]" office:value-type="float" office:value="4.02180965856308" calcext:value-type="float">
            <text:p>4,022</text:p>
          </table:table-cell>
          <table:table-cell table:style-name="ce7" table:formula="of:=AVERAGE([data.F28:.J28])" office:value-type="float" office:value="3.534" calcext:value-type="float">
            <text:p>3,53</text:p>
          </table:table-cell>
          <table:table-cell table:style-name="ce9" table:formula="of:=AVERAGE([data.K28:.O28])" office:value-type="float" office:value="0.18" calcext:value-type="float">
            <text:p>0,18</text:p>
          </table:table-cell>
          <table:table-cell table:style-name="ce12" table:formula="of:=[data.Q28]/[data.Q420]*(LOG([data.R420]*1000)/LOG([data.R28]*1000))" office:value-type="float" office:value="2.53408242263652" calcext:value-type="float">
            <text:p>2,53</text:p>
          </table:table-cell>
          <table:table-cell table:style-name="ce12" table:formula="of:=[data.Q28]/[data.Q420]*(LOG([data.S420]*1000)/LOG([data.S28]*1000))" office:value-type="float" office:value="2.46821104844357" calcext:value-type="float">
            <text:p>2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814843" calcext:value-type="float">
            <text:p>814843</text:p>
          </table:table-cell>
          <table:table-cell table:style-name="ce7" office:value-type="float" office:value="5.66" calcext:value-type="float">
            <text:p>5,66</text:p>
          </table:table-cell>
          <table:table-cell table:style-name="ce7" office:value-type="float" office:value="3.69" calcext:value-type="float">
            <text:p>3,69</text:p>
          </table:table-cell>
          <table:table-cell table:style-name="ce7" office:value-type="float" office:value="3.76" calcext:value-type="float">
            <text:p>3,76</text:p>
          </table:table-cell>
          <table:table-cell table:style-name="ce7" office:value-type="float" office:value="3.38" calcext:value-type="float">
            <text:p>3,38</text:p>
          </table:table-cell>
          <table:table-cell table:style-name="ce7" office:value-type="float" office:value="3.36" calcext:value-type="float">
            <text:p>3,36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29]/([data.C29]*[data.D29])" office:value-type="float" office:value="0.729205147479954" calcext:value-type="float">
            <text:p>0,73</text:p>
          </table:table-cell>
          <table:table-cell table:style-name="ce5" table:formula="of:=[data.B29]/[data.E29]" office:value-type="float" office:value="4.1140882354024" calcext:value-type="float">
            <text:p>4,114</text:p>
          </table:table-cell>
          <table:table-cell table:style-name="ce7" table:formula="of:=AVERAGE([data.F29:.J29])" office:value-type="float" office:value="3.97" calcext:value-type="float">
            <text:p>3,97</text:p>
          </table:table-cell>
          <table:table-cell table:style-name="ce9" table:formula="of:=AVERAGE([data.K29:.O29])" office:value-type="float" office:value="0.146" calcext:value-type="float">
            <text:p>0,15</text:p>
          </table:table-cell>
          <table:table-cell table:style-name="ce12" table:formula="of:=[data.Q29]/[data.Q421]*(LOG([data.R421]*1000)/LOG([data.R29]*1000))" office:value-type="float" office:value="2.49285391945832" calcext:value-type="float">
            <text:p>2,49</text:p>
          </table:table-cell>
          <table:table-cell table:style-name="ce12" table:formula="of:=[data.Q29]/[data.Q421]*(LOG([data.S421]*1000)/LOG([data.S29]*1000))" office:value-type="float" office:value="2.54419200813816" calcext:value-type="float">
            <text:p>2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218732" calcext:value-type="float">
            <text:p>1218732</text:p>
          </table:table-cell>
          <table:table-cell table:style-name="ce7" office:value-type="float" office:value="3.64" calcext:value-type="float">
            <text:p>3,64</text:p>
          </table:table-cell>
          <table:table-cell table:style-name="ce7" office:value-type="float" office:value="3.26" calcext:value-type="float">
            <text:p>3,26</text:p>
          </table:table-cell>
          <table:table-cell table:style-name="ce7" office:value-type="float" office:value="3.06" calcext:value-type="float">
            <text:p>3,06</text:p>
          </table:table-cell>
          <table:table-cell table:style-name="ce7" office:value-type="float" office:value="3.22" calcext:value-type="float">
            <text:p>3,22</text:p>
          </table:table-cell>
          <table:table-cell table:style-name="ce7" office:value-type="float" office:value="3.1" calcext:value-type="float">
            <text:p>3,10</text:p>
          </table:table-cell>
          <table:table-cell table:number-columns-repeated="2" table:style-name="ce9" office:value-type="float" office:value="0.21" calcext:value-type="float">
            <text:p>0,21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style-name="ce9" office:value-type="float" office:value="0.22" calcext:value-type="float">
            <text:p>0,22</text:p>
          </table:table-cell>
          <table:table-cell table:style-name="ce28" table:formula="of:=[data.E30]/([data.C30]*[data.D30])" office:value-type="float" office:value="0.932037320281432" calcext:value-type="float">
            <text:p>0,93</text:p>
          </table:table-cell>
          <table:table-cell table:style-name="ce5" table:formula="of:=[data.B30]/[data.E30]" office:value-type="float" office:value="3.21876835924551" calcext:value-type="float">
            <text:p>3,219</text:p>
          </table:table-cell>
          <table:table-cell table:style-name="ce7" table:formula="of:=AVERAGE([data.F30:.J30])" office:value-type="float" office:value="3.256" calcext:value-type="float">
            <text:p>3,26</text:p>
          </table:table-cell>
          <table:table-cell table:style-name="ce9" table:formula="of:=AVERAGE([data.K30:.O30])" office:value-type="float" office:value="0.2" calcext:value-type="float">
            <text:p>0,20</text:p>
          </table:table-cell>
          <table:table-cell table:style-name="ce12" table:formula="of:=[data.Q30]/[data.Q422]*(LOG([data.R422]*1000)/LOG([data.R30]*1000))" office:value-type="float" office:value="2.43110523083639" calcext:value-type="float">
            <text:p>2,43</text:p>
          </table:table-cell>
          <table:table-cell table:style-name="ce12" table:formula="of:=[data.Q30]/[data.Q422]*(LOG([data.S422]*1000)/LOG([data.S30]*1000))" office:value-type="float" office:value="2.29674794378336" calcext:value-type="float">
            <text:p>2,3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779914" calcext:value-type="float">
            <text:p>779914</text:p>
          </table:table-cell>
          <table:table-cell table:style-name="ce7" office:value-type="float" office:value="2.98" calcext:value-type="float">
            <text:p>2,98</text:p>
          </table:table-cell>
          <table:table-cell table:style-name="ce7" office:value-type="float" office:value="2.8" calcext:value-type="float">
            <text:p>2,80</text:p>
          </table:table-cell>
          <table:table-cell table:style-name="ce7" office:value-type="float" office:value="2.79" calcext:value-type="float">
            <text:p>2,79</text:p>
          </table:table-cell>
          <table:table-cell table:style-name="ce7" office:value-type="float" office:value="2.91" calcext:value-type="float">
            <text:p>2,91</text:p>
          </table:table-cell>
          <table:table-cell table:style-name="ce7" office:value-type="float" office:value="2.76" calcext:value-type="float">
            <text:p>2,76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28" table:formula="of:=[data.E31]/([data.C31]*[data.D31])" office:value-type="float" office:value="0.607107049445759" calcext:value-type="float">
            <text:p>0,61</text:p>
          </table:table-cell>
          <table:table-cell table:style-name="ce5" table:formula="of:=[data.B31]/[data.E31]" office:value-type="float" office:value="4.94148970271081" calcext:value-type="float">
            <text:p>4,941</text:p>
          </table:table-cell>
          <table:table-cell table:style-name="ce7" table:formula="of:=AVERAGE([data.F31:.J31])" office:value-type="float" office:value="2.848" calcext:value-type="float">
            <text:p>2,85</text:p>
          </table:table-cell>
          <table:table-cell table:style-name="ce9" table:formula="of:=AVERAGE([data.K31:.O31])" office:value-type="float" office:value="0.152" calcext:value-type="float">
            <text:p>0,15</text:p>
          </table:table-cell>
          <table:table-cell table:style-name="ce12" table:formula="of:=[data.Q31]/[data.Q423]*(LOG([data.R423]*1000)/LOG([data.R31]*1000))" office:value-type="float" office:value="2.43481395747018" calcext:value-type="float">
            <text:p>2,43</text:p>
          </table:table-cell>
          <table:table-cell table:style-name="ce12" table:formula="of:=[data.Q31]/[data.Q423]*(LOG([data.S423]*1000)/LOG([data.S31]*1000))" office:value-type="float" office:value="2.44898145950164" calcext:value-type="float">
            <text:p>2,4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820314" calcext:value-type="float">
            <text:p>820314</text:p>
          </table:table-cell>
          <table:table-cell table:style-name="ce7" office:value-type="float" office:value="2.75" calcext:value-type="float">
            <text:p>2,75</text:p>
          </table:table-cell>
          <table:table-cell table:style-name="ce7" office:value-type="float" office:value="3.04" calcext:value-type="float">
            <text:p>3,04</text:p>
          </table:table-cell>
          <table:table-cell table:style-name="ce7" office:value-type="float" office:value="3.05" calcext:value-type="float">
            <text:p>3,05</text:p>
          </table:table-cell>
          <table:table-cell table:number-columns-repeated="2" table:style-name="ce7" office:value-type="float" office:value="2.7" calcext:value-type="float">
            <text:p>2,70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32]/([data.C32]*[data.D32])" office:value-type="float" office:value="0.756604845582566" calcext:value-type="float">
            <text:p>0,76</text:p>
          </table:table-cell>
          <table:table-cell table:style-name="ce5" table:formula="of:=[data.B32]/[data.E32]" office:value-type="float" office:value="3.96510116857691" calcext:value-type="float">
            <text:p>3,965</text:p>
          </table:table-cell>
          <table:table-cell table:style-name="ce7" table:formula="of:=AVERAGE([data.F32:.J32])" office:value-type="float" office:value="2.848" calcext:value-type="float">
            <text:p>2,85</text:p>
          </table:table-cell>
          <table:table-cell table:style-name="ce9" table:formula="of:=AVERAGE([data.K32:.O32])" office:value-type="float" office:value="0.142" calcext:value-type="float">
            <text:p>0,14</text:p>
          </table:table-cell>
          <table:table-cell table:style-name="ce12" table:formula="of:=[data.Q32]/[data.Q424]*(LOG([data.R424]*1000)/LOG([data.R32]*1000))" office:value-type="float" office:value="2.50671056284973" calcext:value-type="float">
            <text:p>2,51</text:p>
          </table:table-cell>
          <table:table-cell table:style-name="ce12" table:formula="of:=[data.Q32]/[data.Q424]*(LOG([data.S424]*1000)/LOG([data.S32]*1000))" office:value-type="float" office:value="2.48195540204226" calcext:value-type="float">
            <text:p>2,4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79119" calcext:value-type="float">
            <text:p>979119</text:p>
          </table:table-cell>
          <table:table-cell table:style-name="ce7" office:value-type="float" office:value="3.25" calcext:value-type="float">
            <text:p>3,25</text:p>
          </table:table-cell>
          <table:table-cell table:style-name="ce7" office:value-type="float" office:value="3.23" calcext:value-type="float">
            <text:p>3,23</text:p>
          </table:table-cell>
          <table:table-cell table:style-name="ce7" office:value-type="float" office:value="5.09" calcext:value-type="float">
            <text:p>5,09</text:p>
          </table:table-cell>
          <table:table-cell table:style-name="ce7" office:value-type="float" office:value="3.22" calcext:value-type="float">
            <text:p>3,22</text:p>
          </table:table-cell>
          <table:table-cell table:style-name="ce7" office:value-type="float" office:value="3.15" calcext:value-type="float">
            <text:p>3,15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33]/([data.C33]*[data.D33])" office:value-type="float" office:value="0.745062184966031" calcext:value-type="float">
            <text:p>0,75</text:p>
          </table:table-cell>
          <table:table-cell table:style-name="ce5" table:formula="of:=[data.B33]/[data.E33]" office:value-type="float" office:value="4.02652588704744" calcext:value-type="float">
            <text:p>4,027</text:p>
          </table:table-cell>
          <table:table-cell table:style-name="ce7" table:formula="of:=AVERAGE([data.F33:.J33])" office:value-type="float" office:value="3.588" calcext:value-type="float">
            <text:p>3,59</text:p>
          </table:table-cell>
          <table:table-cell table:style-name="ce9" table:formula="of:=AVERAGE([data.K33:.O33])" office:value-type="float" office:value="0.172" calcext:value-type="float">
            <text:p>0,17</text:p>
          </table:table-cell>
          <table:table-cell table:style-name="ce12" table:formula="of:=[data.Q33]/[data.Q425]*(LOG([data.R425]*1000)/LOG([data.R33]*1000))" office:value-type="float" office:value="2.41580205990839" calcext:value-type="float">
            <text:p>2,42</text:p>
          </table:table-cell>
          <table:table-cell table:style-name="ce12" table:formula="of:=[data.Q33]/[data.Q425]*(LOG([data.S425]*1000)/LOG([data.S33]*1000))" office:value-type="float" office:value="2.41818135019473" calcext:value-type="float">
            <text:p>2,4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622220" calcext:value-type="float">
            <text:p>622220</text:p>
          </table:table-cell>
          <table:table-cell table:style-name="ce7" office:value-type="float" office:value="2.41" calcext:value-type="float">
            <text:p>2,41</text:p>
          </table:table-cell>
          <table:table-cell table:number-columns-repeated="2" table:style-name="ce7" office:value-type="float" office:value="2.16" calcext:value-type="float">
            <text:p>2,16</text:p>
          </table:table-cell>
          <table:table-cell table:style-name="ce7" office:value-type="float" office:value="2.27" calcext:value-type="float">
            <text:p>2,27</text:p>
          </table:table-cell>
          <table:table-cell table:style-name="ce7" office:value-type="float" office:value="2.16" calcext:value-type="float">
            <text:p>2,16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data.E34]/([data.C34]*[data.D34])" office:value-type="float" office:value="0.650748828647925" calcext:value-type="float">
            <text:p>0,65</text:p>
          </table:table-cell>
          <table:table-cell table:style-name="ce5" table:formula="of:=[data.B34]/[data.E34]" office:value-type="float" office:value="4.61009932178329" calcext:value-type="float">
            <text:p>4,610</text:p>
          </table:table-cell>
          <table:table-cell table:style-name="ce7" table:formula="of:=AVERAGE([data.F34:.J34])" office:value-type="float" office:value="2.232" calcext:value-type="float">
            <text:p>2,23</text:p>
          </table:table-cell>
          <table:table-cell table:style-name="ce9" table:formula="of:=AVERAGE([data.K34:.O34])" office:value-type="float" office:value="0.108" calcext:value-type="float">
            <text:p>0,11</text:p>
          </table:table-cell>
          <table:table-cell table:style-name="ce12" table:formula="of:=[data.Q34]/[data.Q426]*(LOG([data.R426]*1000)/LOG([data.R34]*1000))" office:value-type="float" office:value="2.59576035537522" calcext:value-type="float">
            <text:p>2,60</text:p>
          </table:table-cell>
          <table:table-cell table:style-name="ce12" table:formula="of:=[data.Q34]/[data.Q426]*(LOG([data.S426]*1000)/LOG([data.S34]*1000))" office:value-type="float" office:value="2.65347488102139" calcext:value-type="float">
            <text:p>2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642277" calcext:value-type="float">
            <text:p>642277</text:p>
          </table:table-cell>
          <table:table-cell table:style-name="ce7" office:value-type="float" office:value="2.57" calcext:value-type="float">
            <text:p>2,57</text:p>
          </table:table-cell>
          <table:table-cell table:style-name="ce7" office:value-type="float" office:value="2.54" calcext:value-type="float">
            <text:p>2,54</text:p>
          </table:table-cell>
          <table:table-cell table:style-name="ce7" office:value-type="float" office:value="2.57" calcext:value-type="float">
            <text:p>2,57</text:p>
          </table:table-cell>
          <table:table-cell table:style-name="ce7" office:value-type="float" office:value="2.56" calcext:value-type="float">
            <text:p>2,56</text:p>
          </table:table-cell>
          <table:table-cell table:style-name="ce7" office:value-type="float" office:value="2.54" calcext:value-type="float">
            <text:p>2,54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35]/([data.C35]*[data.D35])" office:value-type="float" office:value="0.573326465904465" calcext:value-type="float">
            <text:p>0,57</text:p>
          </table:table-cell>
          <table:table-cell table:style-name="ce5" table:formula="of:=[data.B35]/[data.E35]" office:value-type="float" office:value="5.23264572762219" calcext:value-type="float">
            <text:p>5,233</text:p>
          </table:table-cell>
          <table:table-cell table:style-name="ce7" table:formula="of:=AVERAGE([data.F35:.J35])" office:value-type="float" office:value="2.556" calcext:value-type="float">
            <text:p>2,56</text:p>
          </table:table-cell>
          <table:table-cell table:style-name="ce9" table:formula="of:=AVERAGE([data.K35:.O35])" office:value-type="float" office:value="0.12" calcext:value-type="float">
            <text:p>0,12</text:p>
          </table:table-cell>
          <table:table-cell table:style-name="ce12" table:formula="of:=[data.Q35]/[data.Q427]*(LOG([data.R427]*1000)/LOG([data.R35]*1000))" office:value-type="float" office:value="2.46499456092721" calcext:value-type="float">
            <text:p>2,46</text:p>
          </table:table-cell>
          <table:table-cell table:style-name="ce12" table:formula="of:=[data.Q35]/[data.Q427]*(LOG([data.S427]*1000)/LOG([data.S35]*1000))" office:value-type="float" office:value="2.56290665865351" calcext:value-type="float">
            <text:p>2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676718" calcext:value-type="float">
            <text:p>676718</text:p>
          </table:table-cell>
          <table:table-cell table:style-name="ce7" office:value-type="float" office:value="2.5" calcext:value-type="float">
            <text:p>2,50</text:p>
          </table:table-cell>
          <table:table-cell table:style-name="ce7" office:value-type="float" office:value="2.25" calcext:value-type="float">
            <text:p>2,25</text:p>
          </table:table-cell>
          <table:table-cell table:style-name="ce7" office:value-type="float" office:value="2.34" calcext:value-type="float">
            <text:p>2,34</text:p>
          </table:table-cell>
          <table:table-cell table:style-name="ce7" office:value-type="float" office:value="2.31" calcext:value-type="float">
            <text:p>2,31</text:p>
          </table:table-cell>
          <table:table-cell table:style-name="ce7" office:value-type="float" office:value="2.26" calcext:value-type="float">
            <text:p>2,26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36]/([data.C36]*[data.D36])" office:value-type="float" office:value="0.695033523408871" calcext:value-type="float">
            <text:p>0,70</text:p>
          </table:table-cell>
          <table:table-cell table:style-name="ce5" table:formula="of:=[data.B36]/[data.E36]" office:value-type="float" office:value="4.31636220700499" calcext:value-type="float">
            <text:p>4,316</text:p>
          </table:table-cell>
          <table:table-cell table:style-name="ce7" table:formula="of:=AVERAGE([data.F36:.J36])" office:value-type="float" office:value="2.332" calcext:value-type="float">
            <text:p>2,33</text:p>
          </table:table-cell>
          <table:table-cell table:style-name="ce9" table:formula="of:=AVERAGE([data.K36:.O36])" office:value-type="float" office:value="0.112" calcext:value-type="float">
            <text:p>0,11</text:p>
          </table:table-cell>
          <table:table-cell table:style-name="ce12" table:formula="of:=[data.Q36]/[data.Q428]*(LOG([data.R428]*1000)/LOG([data.R36]*1000))" office:value-type="float" office:value="2.48829235378737" calcext:value-type="float">
            <text:p>2,49</text:p>
          </table:table-cell>
          <table:table-cell table:style-name="ce12" table:formula="of:=[data.Q36]/[data.Q428]*(LOG([data.S428]*1000)/LOG([data.S36]*1000))" office:value-type="float" office:value="2.50200717447757" calcext:value-type="float">
            <text:p>2,5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665735" calcext:value-type="float">
            <text:p>665735</text:p>
          </table:table-cell>
          <table:table-cell table:style-name="ce7" office:value-type="float" office:value="2.31" calcext:value-type="float">
            <text:p>2,31</text:p>
          </table:table-cell>
          <table:table-cell table:style-name="ce7" office:value-type="float" office:value="2.22" calcext:value-type="float">
            <text:p>2,22</text:p>
          </table:table-cell>
          <table:table-cell table:style-name="ce7" office:value-type="float" office:value="2.24" calcext:value-type="float">
            <text:p>2,24</text:p>
          </table:table-cell>
          <table:table-cell table:style-name="ce7" office:value-type="float" office:value="2.29" calcext:value-type="float">
            <text:p>2,29</text:p>
          </table:table-cell>
          <table:table-cell table:style-name="ce7" office:value-type="float" office:value="2.33" calcext:value-type="float">
            <text:p>2,33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37]/([data.C37]*[data.D37])" office:value-type="float" office:value="0.683753266067408" calcext:value-type="float">
            <text:p>0,68</text:p>
          </table:table-cell>
          <table:table-cell table:style-name="ce5" table:formula="of:=[data.B37]/[data.E37]" office:value-type="float" office:value="4.38757163135482" calcext:value-type="float">
            <text:p>4,388</text:p>
          </table:table-cell>
          <table:table-cell table:style-name="ce7" table:formula="of:=AVERAGE([data.F37:.J37])" office:value-type="float" office:value="2.278" calcext:value-type="float">
            <text:p>2,28</text:p>
          </table:table-cell>
          <table:table-cell table:style-name="ce9" table:formula="of:=AVERAGE([data.K37:.O37])" office:value-type="float" office:value="0.13" calcext:value-type="float">
            <text:p>0,13</text:p>
          </table:table-cell>
          <table:table-cell table:style-name="ce12" table:formula="of:=[data.Q37]/[data.Q429]*(LOG([data.R429]*1000)/LOG([data.R37]*1000))" office:value-type="float" office:value="2.62065626627592" calcext:value-type="float">
            <text:p>2,62</text:p>
          </table:table-cell>
          <table:table-cell table:style-name="ce12" table:formula="of:=[data.Q37]/[data.Q429]*(LOG([data.S429]*1000)/LOG([data.S37]*1000))" office:value-type="float" office:value="2.5732215260477" calcext:value-type="float">
            <text:p>2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955685" calcext:value-type="float">
            <text:p>955685</text:p>
          </table:table-cell>
          <table:table-cell table:style-name="ce7" office:value-type="float" office:value="3.65" calcext:value-type="float">
            <text:p>3,65</text:p>
          </table:table-cell>
          <table:table-cell table:style-name="ce7" office:value-type="float" office:value="3.62" calcext:value-type="float">
            <text:p>3,62</text:p>
          </table:table-cell>
          <table:table-cell table:style-name="ce7" office:value-type="float" office:value="3.66" calcext:value-type="float">
            <text:p>3,66</text:p>
          </table:table-cell>
          <table:table-cell table:style-name="ce7" office:value-type="float" office:value="2.64" calcext:value-type="float">
            <text:p>2,64</text:p>
          </table:table-cell>
          <table:table-cell table:style-name="ce7" office:value-type="float" office:value="2.59" calcext:value-type="float">
            <text:p>2,59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38]/([data.C38]*[data.D38])" office:value-type="float" office:value="0.853485260916781" calcext:value-type="float">
            <text:p>0,85</text:p>
          </table:table-cell>
          <table:table-cell table:style-name="ce5" table:formula="of:=[data.B38]/[data.E38]" office:value-type="float" office:value="3.51501593098144" calcext:value-type="float">
            <text:p>3,515</text:p>
          </table:table-cell>
          <table:table-cell table:style-name="ce7" table:formula="of:=AVERAGE([data.F38:.J38])" office:value-type="float" office:value="3.232" calcext:value-type="float">
            <text:p>3,23</text:p>
          </table:table-cell>
          <table:table-cell table:style-name="ce9" table:formula="of:=AVERAGE([data.K38:.O38])" office:value-type="float" office:value="0.164" calcext:value-type="float">
            <text:p>0,16</text:p>
          </table:table-cell>
          <table:table-cell table:style-name="ce12" table:formula="of:=[data.Q38]/[data.Q430]*(LOG([data.R430]*1000)/LOG([data.R38]*1000))" office:value-type="float" office:value="2.38219757061053" calcext:value-type="float">
            <text:p>2,38</text:p>
          </table:table-cell>
          <table:table-cell table:style-name="ce12" table:formula="of:=[data.Q38]/[data.Q430]*(LOG([data.S430]*1000)/LOG([data.S38]*1000))" office:value-type="float" office:value="2.29254499508973" calcext:value-type="float">
            <text:p>2,2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680900" calcext:value-type="float">
            <text:p>680900</text:p>
          </table:table-cell>
          <table:table-cell table:style-name="ce7" office:value-type="float" office:value="2.5" calcext:value-type="float">
            <text:p>2,50</text:p>
          </table:table-cell>
          <table:table-cell table:style-name="ce7" office:value-type="float" office:value="2.4" calcext:value-type="float">
            <text:p>2,40</text:p>
          </table:table-cell>
          <table:table-cell table:style-name="ce7" office:value-type="float" office:value="2.51" calcext:value-type="float">
            <text:p>2,51</text:p>
          </table:table-cell>
          <table:table-cell table:style-name="ce7" office:value-type="float" office:value="2.4" calcext:value-type="float">
            <text:p>2,40</text:p>
          </table:table-cell>
          <table:table-cell table:style-name="ce7" office:value-type="float" office:value="2.46" calcext:value-type="float">
            <text:p>2,46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39]/([data.C39]*[data.D39])" office:value-type="float" office:value="0.681827285107747" calcext:value-type="float">
            <text:p>0,68</text:p>
          </table:table-cell>
          <table:table-cell table:style-name="ce5" table:formula="of:=[data.B39]/[data.E39]" office:value-type="float" office:value="4.39996475253341" calcext:value-type="float">
            <text:p>4,400</text:p>
          </table:table-cell>
          <table:table-cell table:style-name="ce7" table:formula="of:=AVERAGE([data.F39:.J39])" office:value-type="float" office:value="2.454" calcext:value-type="float">
            <text:p>2,45</text:p>
          </table:table-cell>
          <table:table-cell table:style-name="ce9" table:formula="of:=AVERAGE([data.K39:.O39])" office:value-type="float" office:value="0.132" calcext:value-type="float">
            <text:p>0,13</text:p>
          </table:table-cell>
          <table:table-cell table:style-name="ce12" table:formula="of:=[data.Q39]/[data.Q431]*(LOG([data.R431]*1000)/LOG([data.R39]*1000))" office:value-type="float" office:value="2.62975165342065" calcext:value-type="float">
            <text:p>2,63</text:p>
          </table:table-cell>
          <table:table-cell table:style-name="ce12" table:formula="of:=[data.Q39]/[data.Q431]*(LOG([data.S431]*1000)/LOG([data.S39]*1000))" office:value-type="float" office:value="2.65814958914274" calcext:value-type="float">
            <text:p>2,6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443826" calcext:value-type="float">
            <text:p>443826</text:p>
          </table:table-cell>
          <table:table-cell table:style-name="ce7" office:value-type="float" office:value="2.47" calcext:value-type="float">
            <text:p>2,47</text:p>
          </table:table-cell>
          <table:table-cell table:style-name="ce7" office:value-type="float" office:value="2.11" calcext:value-type="float">
            <text:p>2,11</text:p>
          </table:table-cell>
          <table:table-cell table:style-name="ce7" office:value-type="float" office:value="2.23" calcext:value-type="float">
            <text:p>2,23</text:p>
          </table:table-cell>
          <table:table-cell table:style-name="ce7" office:value-type="float" office:value="2.1" calcext:value-type="float">
            <text:p>2,10</text:p>
          </table:table-cell>
          <table:table-cell table:style-name="ce7" office:value-type="float" office:value="2.11" calcext:value-type="float">
            <text:p>2,11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data.E40]/([data.C40]*[data.D40])" office:value-type="float" office:value="0.46231875" calcext:value-type="float">
            <text:p>0,46</text:p>
          </table:table-cell>
          <table:table-cell table:style-name="ce5" table:formula="of:=[data.B40]/[data.E40]" office:value-type="float" office:value="6.48906553469152" calcext:value-type="float">
            <text:p>6,489</text:p>
          </table:table-cell>
          <table:table-cell table:style-name="ce7" table:formula="of:=AVERAGE([data.F40:.J40])" office:value-type="float" office:value="2.204" calcext:value-type="float">
            <text:p>2,20</text:p>
          </table:table-cell>
          <table:table-cell table:style-name="ce9" table:formula="of:=AVERAGE([data.K40:.O40])" office:value-type="float" office:value="0.09" calcext:value-type="float">
            <text:p>0,09</text:p>
          </table:table-cell>
          <table:table-cell table:style-name="ce12" table:formula="of:=[data.Q40]/[data.Q432]*(LOG([data.R432]*1000)/LOG([data.R40]*1000))" office:value-type="float" office:value="2.38745950477724" calcext:value-type="float">
            <text:p>2,39</text:p>
          </table:table-cell>
          <table:table-cell table:style-name="ce12" table:formula="of:=[data.Q40]/[data.Q432]*(LOG([data.S432]*1000)/LOG([data.S40]*1000))" office:value-type="float" office:value="2.62728034391018" calcext:value-type="float">
            <text:p>2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33621" calcext:value-type="float">
            <text:p>833621</text:p>
          </table:table-cell>
          <table:table-cell table:style-name="ce7" office:value-type="float" office:value="2.64" calcext:value-type="float">
            <text:p>2,64</text:p>
          </table:table-cell>
          <table:table-cell table:style-name="ce7" office:value-type="float" office:value="2.47" calcext:value-type="float">
            <text:p>2,47</text:p>
          </table:table-cell>
          <table:table-cell table:style-name="ce7" office:value-type="float" office:value="2.61" calcext:value-type="float">
            <text:p>2,61</text:p>
          </table:table-cell>
          <table:table-cell table:style-name="ce7" office:value-type="float" office:value="2.6" calcext:value-type="float">
            <text:p>2,60</text:p>
          </table:table-cell>
          <table:table-cell table:style-name="ce7" office:value-type="float" office:value="2.47" calcext:value-type="float">
            <text:p>2,47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28" table:formula="of:=[data.E41]/([data.C41]*[data.D41])" office:value-type="float" office:value="0.744474629915409" calcext:value-type="float">
            <text:p>0,74</text:p>
          </table:table-cell>
          <table:table-cell table:style-name="ce5" table:formula="of:=[data.B41]/[data.E41]" office:value-type="float" office:value="4.02970654530056" calcext:value-type="float">
            <text:p>4,030</text:p>
          </table:table-cell>
          <table:table-cell table:style-name="ce7" table:formula="of:=AVERAGE([data.F41:.J41])" office:value-type="float" office:value="2.558" calcext:value-type="float">
            <text:p>2,56</text:p>
          </table:table-cell>
          <table:table-cell table:style-name="ce9" table:formula="of:=AVERAGE([data.K41:.O41])" office:value-type="float" office:value="0.134" calcext:value-type="float">
            <text:p>0,13</text:p>
          </table:table-cell>
          <table:table-cell table:style-name="ce12" table:formula="of:=[data.Q41]/[data.Q433]*(LOG([data.R433]*1000)/LOG([data.R41]*1000))" office:value-type="float" office:value="2.50628485215081" calcext:value-type="float">
            <text:p>2,51</text:p>
          </table:table-cell>
          <table:table-cell table:style-name="ce12" table:formula="of:=[data.Q41]/[data.Q433]*(LOG([data.S433]*1000)/LOG([data.S41]*1000))" office:value-type="float" office:value="2.51004691128395" calcext:value-type="float">
            <text:p>2,5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550977" calcext:value-type="float">
            <text:p>550977</text:p>
          </table:table-cell>
          <table:table-cell table:style-name="ce7" office:value-type="float" office:value="2.54" calcext:value-type="float">
            <text:p>2,54</text:p>
          </table:table-cell>
          <table:table-cell table:style-name="ce7" office:value-type="float" office:value="2.48" calcext:value-type="float">
            <text:p>2,48</text:p>
          </table:table-cell>
          <table:table-cell table:style-name="ce7" office:value-type="float" office:value="2.4" calcext:value-type="float">
            <text:p>2,40</text:p>
          </table:table-cell>
          <table:table-cell table:style-name="ce7" office:value-type="float" office:value="2.32" calcext:value-type="float">
            <text:p>2,32</text:p>
          </table:table-cell>
          <table:table-cell table:style-name="ce7" office:value-type="float" office:value="2.39" calcext:value-type="float">
            <text:p>2,39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42]/([data.C42]*[data.D42])" office:value-type="float" office:value="0.547029634159902" calcext:value-type="float">
            <text:p>0,55</text:p>
          </table:table-cell>
          <table:table-cell table:style-name="ce5" table:formula="of:=[data.B42]/[data.E42]" office:value-type="float" office:value="5.4841926251005" calcext:value-type="float">
            <text:p>5,484</text:p>
          </table:table-cell>
          <table:table-cell table:style-name="ce7" table:formula="of:=AVERAGE([data.F42:.J42])" office:value-type="float" office:value="2.426" calcext:value-type="float">
            <text:p>2,43</text:p>
          </table:table-cell>
          <table:table-cell table:style-name="ce9" table:formula="of:=AVERAGE([data.K42:.O42])" office:value-type="float" office:value="0.102" calcext:value-type="float">
            <text:p>0,10</text:p>
          </table:table-cell>
          <table:table-cell table:style-name="ce12" table:formula="of:=[data.Q42]/[data.Q434]*(LOG([data.R434]*1000)/LOG([data.R42]*1000))" office:value-type="float" office:value="2.58112238855256" calcext:value-type="float">
            <text:p>2,58</text:p>
          </table:table-cell>
          <table:table-cell table:style-name="ce12" table:formula="of:=[data.Q42]/[data.Q434]*(LOG([data.S434]*1000)/LOG([data.S42]*1000))" office:value-type="float" office:value="2.774676381292" calcext:value-type="float">
            <text:p>2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76751" calcext:value-type="float">
            <text:p>676751</text:p>
          </table:table-cell>
          <table:table-cell table:style-name="ce7" office:value-type="float" office:value="2.83" calcext:value-type="float">
            <text:p>2,83</text:p>
          </table:table-cell>
          <table:table-cell table:style-name="ce7" office:value-type="float" office:value="2.47" calcext:value-type="float">
            <text:p>2,47</text:p>
          </table:table-cell>
          <table:table-cell table:style-name="ce7" office:value-type="float" office:value="2.66" calcext:value-type="float">
            <text:p>2,66</text:p>
          </table:table-cell>
          <table:table-cell table:style-name="ce7" office:value-type="float" office:value="2.79" calcext:value-type="float">
            <text:p>2,79</text:p>
          </table:table-cell>
          <table:table-cell table:style-name="ce7" office:value-type="float" office:value="2.5" calcext:value-type="float">
            <text:p>2,50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43]/([data.C43]*[data.D43])" office:value-type="float" office:value="0.604380108310471" calcext:value-type="float">
            <text:p>0,60</text:p>
          </table:table-cell>
          <table:table-cell table:style-name="ce5" table:formula="of:=[data.B43]/[data.E43]" office:value-type="float" office:value="4.96378727183262" calcext:value-type="float">
            <text:p>4,964</text:p>
          </table:table-cell>
          <table:table-cell table:style-name="ce7" table:formula="of:=AVERAGE([data.F43:.J43])" office:value-type="float" office:value="2.65" calcext:value-type="float">
            <text:p>2,65</text:p>
          </table:table-cell>
          <table:table-cell table:style-name="ce9" table:formula="of:=AVERAGE([data.K43:.O43])" office:value-type="float" office:value="0.126" calcext:value-type="float">
            <text:p>0,13</text:p>
          </table:table-cell>
          <table:table-cell table:style-name="ce12" table:formula="of:=[data.Q43]/[data.Q435]*(LOG([data.R435]*1000)/LOG([data.R43]*1000))" office:value-type="float" office:value="2.39591132842395" calcext:value-type="float">
            <text:p>2,40</text:p>
          </table:table-cell>
          <table:table-cell table:style-name="ce12" table:formula="of:=[data.Q43]/[data.Q435]*(LOG([data.S435]*1000)/LOG([data.S43]*1000))" office:value-type="float" office:value="2.47251612036326" calcext:value-type="float">
            <text:p>2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769747" calcext:value-type="float">
            <text:p>769747</text:p>
          </table:table-cell>
          <table:table-cell table:style-name="ce7" office:value-type="float" office:value="2.84" calcext:value-type="float">
            <text:p>2,84</text:p>
          </table:table-cell>
          <table:table-cell table:style-name="ce7" office:value-type="float" office:value="2.71" calcext:value-type="float">
            <text:p>2,71</text:p>
          </table:table-cell>
          <table:table-cell table:style-name="ce7" office:value-type="float" office:value="2.59" calcext:value-type="float">
            <text:p>2,59</text:p>
          </table:table-cell>
          <table:table-cell table:style-name="ce7" office:value-type="float" office:value="2.64" calcext:value-type="float">
            <text:p>2,64</text:p>
          </table:table-cell>
          <table:table-cell table:style-name="ce7" office:value-type="float" office:value="2.69" calcext:value-type="float">
            <text:p>2,69</text:p>
          </table:table-cell>
          <table:table-cell table:number-columns-repeated="4" table:style-name="ce9" office:value-type="float" office:value="0.13" calcext:value-type="float">
            <text:p>0,13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44]/([data.C44]*[data.D44])" office:value-type="float" office:value="0.657903418803419" calcext:value-type="float">
            <text:p>0,66</text:p>
          </table:table-cell>
          <table:table-cell table:style-name="ce5" table:formula="of:=[data.B44]/[data.E44]" office:value-type="float" office:value="4.55996061043434" calcext:value-type="float">
            <text:p>4,560</text:p>
          </table:table-cell>
          <table:table-cell table:style-name="ce7" table:formula="of:=AVERAGE([data.F44:.J44])" office:value-type="float" office:value="2.694" calcext:value-type="float">
            <text:p>2,69</text:p>
          </table:table-cell>
          <table:table-cell table:style-name="ce9" table:formula="of:=AVERAGE([data.K44:.O44])" office:value-type="float" office:value="0.136" calcext:value-type="float">
            <text:p>0,14</text:p>
          </table:table-cell>
          <table:table-cell table:style-name="ce12" table:formula="of:=[data.Q44]/[data.Q436]*(LOG([data.R436]*1000)/LOG([data.R44]*1000))" office:value-type="float" office:value="2.41930953693035" calcext:value-type="float">
            <text:p>2,42</text:p>
          </table:table-cell>
          <table:table-cell table:style-name="ce12" table:formula="of:=[data.Q44]/[data.Q436]*(LOG([data.S436]*1000)/LOG([data.S44]*1000))" office:value-type="float" office:value="2.46914631946517" calcext:value-type="float">
            <text:p>2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071708" calcext:value-type="float">
            <text:p>1071708</text:p>
          </table:table-cell>
          <table:table-cell table:style-name="ce7" office:value-type="float" office:value="3.12" calcext:value-type="float">
            <text:p>3,12</text:p>
          </table:table-cell>
          <table:table-cell table:style-name="ce7" office:value-type="float" office:value="2.52" calcext:value-type="float">
            <text:p>2,52</text:p>
          </table:table-cell>
          <table:table-cell table:style-name="ce7" office:value-type="float" office:value="2.51" calcext:value-type="float">
            <text:p>2,51</text:p>
          </table:table-cell>
          <table:table-cell table:style-name="ce7" office:value-type="float" office:value="2.52" calcext:value-type="float">
            <text:p>2,52</text:p>
          </table:table-cell>
          <table:table-cell table:style-name="ce7" office:value-type="float" office:value="2.6" calcext:value-type="float">
            <text:p>2,60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45]/([data.C45]*[data.D45])" office:value-type="float" office:value="1.01222940043069" calcext:value-type="float">
            <text:p>1,01</text:p>
          </table:table-cell>
          <table:table-cell table:style-name="ce5" table:formula="of:=[data.B45]/[data.E45]" office:value-type="float" office:value="2.963769982122" calcext:value-type="float">
            <text:p>2,964</text:p>
          </table:table-cell>
          <table:table-cell table:style-name="ce7" table:formula="of:=AVERAGE([data.F45:.J45])" office:value-type="float" office:value="2.654" calcext:value-type="float">
            <text:p>2,65</text:p>
          </table:table-cell>
          <table:table-cell table:style-name="ce9" table:formula="of:=AVERAGE([data.K45:.O45])" office:value-type="float" office:value="0.172" calcext:value-type="float">
            <text:p>0,17</text:p>
          </table:table-cell>
          <table:table-cell table:style-name="ce12" table:formula="of:=[data.Q45]/[data.Q437]*(LOG([data.R437]*1000)/LOG([data.R45]*1000))" office:value-type="float" office:value="2.55185446724303" calcext:value-type="float">
            <text:p>2,55</text:p>
          </table:table-cell>
          <table:table-cell table:style-name="ce12" table:formula="of:=[data.Q45]/[data.Q437]*(LOG([data.S437]*1000)/LOG([data.S45]*1000))" office:value-type="float" office:value="2.32349567742491" calcext:value-type="float">
            <text:p>2,3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536301" calcext:value-type="float">
            <text:p>536301</text:p>
          </table:table-cell>
          <table:table-cell table:style-name="ce7" office:value-type="float" office:value="2.97" calcext:value-type="float">
            <text:p>2,97</text:p>
          </table:table-cell>
          <table:table-cell table:style-name="ce7" office:value-type="float" office:value="2.67" calcext:value-type="float">
            <text:p>2,67</text:p>
          </table:table-cell>
          <table:table-cell table:style-name="ce7" office:value-type="float" office:value="2.61" calcext:value-type="float">
            <text:p>2,61</text:p>
          </table:table-cell>
          <table:table-cell table:style-name="ce7" office:value-type="float" office:value="2.64" calcext:value-type="float">
            <text:p>2,64</text:p>
          </table:table-cell>
          <table:table-cell table:style-name="ce7" office:value-type="float" office:value="2.66" calcext:value-type="float">
            <text:p>2,66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data.E46]/([data.C46]*[data.D46])" office:value-type="float" office:value="0.478949652777778" calcext:value-type="float">
            <text:p>0,48</text:p>
          </table:table-cell>
          <table:table-cell table:style-name="ce5" table:formula="of:=[data.B46]/[data.E46]" office:value-type="float" office:value="6.2637362227555" calcext:value-type="float">
            <text:p>6,264</text:p>
          </table:table-cell>
          <table:table-cell table:style-name="ce7" table:formula="of:=AVERAGE([data.F46:.J46])" office:value-type="float" office:value="2.71" calcext:value-type="float">
            <text:p>2,71</text:p>
          </table:table-cell>
          <table:table-cell table:style-name="ce9" table:formula="of:=AVERAGE([data.K46:.O46])" office:value-type="float" office:value="0.114" calcext:value-type="float">
            <text:p>0,11</text:p>
          </table:table-cell>
          <table:table-cell table:style-name="ce12" table:formula="of:=[data.Q46]/[data.Q438]*(LOG([data.R438]*1000)/LOG([data.R46]*1000))" office:value-type="float" office:value="2.34703848015672" calcext:value-type="float">
            <text:p>2,35</text:p>
          </table:table-cell>
          <table:table-cell table:style-name="ce12" table:formula="of:=[data.Q46]/[data.Q438]*(LOG([data.S438]*1000)/LOG([data.S46]*1000))" office:value-type="float" office:value="2.49235949384292" calcext:value-type="float">
            <text:p>2,4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658324" calcext:value-type="float">
            <text:p>658324</text:p>
          </table:table-cell>
          <table:table-cell table:style-name="ce7" office:value-type="float" office:value="2.35" calcext:value-type="float">
            <text:p>2,35</text:p>
          </table:table-cell>
          <table:table-cell table:style-name="ce7" office:value-type="float" office:value="2.2" calcext:value-type="float">
            <text:p>2,20</text:p>
          </table:table-cell>
          <table:table-cell table:style-name="ce7" office:value-type="float" office:value="2.18" calcext:value-type="float">
            <text:p>2,18</text:p>
          </table:table-cell>
          <table:table-cell table:style-name="ce7" office:value-type="float" office:value="2.19" calcext:value-type="float">
            <text:p>2,19</text:p>
          </table:table-cell>
          <table:table-cell table:style-name="ce7" office:value-type="float" office:value="2.2" calcext:value-type="float">
            <text:p>2,20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8" table:formula="of:=[data.E47]/([data.C47]*[data.D47])" office:value-type="float" office:value="0.712842169092169" calcext:value-type="float">
            <text:p>0,71</text:p>
          </table:table-cell>
          <table:table-cell table:style-name="ce5" table:formula="of:=[data.B47]/[data.E47]" office:value-type="float" office:value="4.20852953864662" calcext:value-type="float">
            <text:p>4,209</text:p>
          </table:table-cell>
          <table:table-cell table:style-name="ce7" table:formula="of:=AVERAGE([data.F47:.J47])" office:value-type="float" office:value="2.224" calcext:value-type="float">
            <text:p>2,22</text:p>
          </table:table-cell>
          <table:table-cell table:style-name="ce9" table:formula="of:=AVERAGE([data.K47:.O47])" office:value-type="float" office:value="0.12" calcext:value-type="float">
            <text:p>0,12</text:p>
          </table:table-cell>
          <table:table-cell table:style-name="ce12" table:formula="of:=[data.Q47]/[data.Q439]*(LOG([data.R439]*1000)/LOG([data.R47]*1000))" office:value-type="float" office:value="2.54333711749412" calcext:value-type="float">
            <text:p>2,54</text:p>
          </table:table-cell>
          <table:table-cell table:style-name="ce12" table:formula="of:=[data.Q47]/[data.Q439]*(LOG([data.S439]*1000)/LOG([data.S47]*1000))" office:value-type="float" office:value="2.53804225840822" calcext:value-type="float">
            <text:p>2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918153" calcext:value-type="float">
            <text:p>918153</text:p>
          </table:table-cell>
          <table:table-cell table:style-name="ce7" office:value-type="float" office:value="3.21" calcext:value-type="float">
            <text:p>3,21</text:p>
          </table:table-cell>
          <table:table-cell table:style-name="ce7" office:value-type="float" office:value="3.08" calcext:value-type="float">
            <text:p>3,08</text:p>
          </table:table-cell>
          <table:table-cell table:style-name="ce7" office:value-type="float" office:value="2.94" calcext:value-type="float">
            <text:p>2,94</text:p>
          </table:table-cell>
          <table:table-cell table:style-name="ce7" office:value-type="float" office:value="2.9" calcext:value-type="float">
            <text:p>2,90</text:p>
          </table:table-cell>
          <table:table-cell table:style-name="ce7" office:value-type="float" office:value="2.91" calcext:value-type="float">
            <text:p>2,91</text:p>
          </table:table-cell>
          <table:table-cell table:style-name="ce9" office:value-type="float" office:value="0.26" calcext:value-type="float">
            <text:p>0,26</text:p>
          </table:table-cell>
          <table:table-cell table:number-columns-repeated="2" table:style-name="ce9" office:value-type="float" office:value="0.17" calcext:value-type="float">
            <text:p>0,17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28" table:formula="of:=[data.E48]/([data.C48]*[data.D48])" office:value-type="float" office:value="0.712820715869496" calcext:value-type="float">
            <text:p>0,71</text:p>
          </table:table-cell>
          <table:table-cell table:style-name="ce5" table:formula="of:=[data.B48]/[data.E48]" office:value-type="float" office:value="4.20864932097374" calcext:value-type="float">
            <text:p>4,209</text:p>
          </table:table-cell>
          <table:table-cell table:style-name="ce7" table:formula="of:=AVERAGE([data.F48:.J48])" office:value-type="float" office:value="3.008" calcext:value-type="float">
            <text:p>3,01</text:p>
          </table:table-cell>
          <table:table-cell table:style-name="ce9" table:formula="of:=AVERAGE([data.K48:.O48])" office:value-type="float" office:value="0.18" calcext:value-type="float">
            <text:p>0,18</text:p>
          </table:table-cell>
          <table:table-cell table:style-name="ce12" table:formula="of:=[data.Q48]/[data.Q440]*(LOG([data.R440]*1000)/LOG([data.R48]*1000))" office:value-type="float" office:value="2.43631678539485" calcext:value-type="float">
            <text:p>2,44</text:p>
          </table:table-cell>
          <table:table-cell table:style-name="ce12" table:formula="of:=[data.Q48]/[data.Q440]*(LOG([data.S440]*1000)/LOG([data.S48]*1000))" office:value-type="float" office:value="2.37414873113551" calcext:value-type="float">
            <text:p>2,3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718195" calcext:value-type="float">
            <text:p>718195</text:p>
          </table:table-cell>
          <table:table-cell table:style-name="ce7" office:value-type="float" office:value="2.7" calcext:value-type="float">
            <text:p>2,70</text:p>
          </table:table-cell>
          <table:table-cell table:style-name="ce7" office:value-type="float" office:value="2.48" calcext:value-type="float">
            <text:p>2,48</text:p>
          </table:table-cell>
          <table:table-cell table:style-name="ce7" office:value-type="float" office:value="2.42" calcext:value-type="float">
            <text:p>2,42</text:p>
          </table:table-cell>
          <table:table-cell table:style-name="ce7" office:value-type="float" office:value="2.49" calcext:value-type="float">
            <text:p>2,49</text:p>
          </table:table-cell>
          <table:table-cell table:style-name="ce7" office:value-type="float" office:value="2.48" calcext:value-type="float">
            <text:p>2,48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49]/([data.C49]*[data.D49])" office:value-type="float" office:value="0.659853401640549" calcext:value-type="float">
            <text:p>0,66</text:p>
          </table:table-cell>
          <table:table-cell table:style-name="ce5" table:formula="of:=[data.B49]/[data.E49]" office:value-type="float" office:value="4.54648667840907" calcext:value-type="float">
            <text:p>4,546</text:p>
          </table:table-cell>
          <table:table-cell table:style-name="ce7" table:formula="of:=AVERAGE([data.F49:.J49])" office:value-type="float" office:value="2.514" calcext:value-type="float">
            <text:p>2,51</text:p>
          </table:table-cell>
          <table:table-cell table:style-name="ce9" table:formula="of:=AVERAGE([data.K49:.O49])" office:value-type="float" office:value="0.132" calcext:value-type="float">
            <text:p>0,13</text:p>
          </table:table-cell>
          <table:table-cell table:style-name="ce12" table:formula="of:=[data.Q49]/[data.Q441]*(LOG([data.R441]*1000)/LOG([data.R49]*1000))" office:value-type="float" office:value="2.56500529830614" calcext:value-type="float">
            <text:p>2,57</text:p>
          </table:table-cell>
          <table:table-cell table:style-name="ce12" table:formula="of:=[data.Q49]/[data.Q441]*(LOG([data.S441]*1000)/LOG([data.S49]*1000))" office:value-type="float" office:value="2.53236167024524" calcext:value-type="float">
            <text:p>2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769684" calcext:value-type="float">
            <text:p>769684</text:p>
          </table:table-cell>
          <table:table-cell table:style-name="ce7" office:value-type="float" office:value="2.45" calcext:value-type="float">
            <text:p>2,45</text:p>
          </table:table-cell>
          <table:table-cell table:style-name="ce7" office:value-type="float" office:value="2.33" calcext:value-type="float">
            <text:p>2,33</text:p>
          </table:table-cell>
          <table:table-cell table:style-name="ce7" office:value-type="float" office:value="2.34" calcext:value-type="float">
            <text:p>2,34</text:p>
          </table:table-cell>
          <table:table-cell table:style-name="ce7" office:value-type="float" office:value="2.33" calcext:value-type="float">
            <text:p>2,33</text:p>
          </table:table-cell>
          <table:table-cell table:style-name="ce7" office:value-type="float" office:value="2.31" calcext:value-type="float">
            <text:p>2,31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28" table:formula="of:=[data.E50]/([data.C50]*[data.D50])" office:value-type="float" office:value="0.820208866155158" calcext:value-type="float">
            <text:p>0,82</text:p>
          </table:table-cell>
          <table:table-cell table:style-name="ce5" table:formula="of:=[data.B50]/[data.E50]" office:value-type="float" office:value="3.6576257269217" calcext:value-type="float">
            <text:p>3,658</text:p>
          </table:table-cell>
          <table:table-cell table:style-name="ce7" table:formula="of:=AVERAGE([data.F50:.J50])" office:value-type="float" office:value="2.352" calcext:value-type="float">
            <text:p>2,35</text:p>
          </table:table-cell>
          <table:table-cell table:style-name="ce9" table:formula="of:=AVERAGE([data.K50:.O50])" office:value-type="float" office:value="0.138" calcext:value-type="float">
            <text:p>0,14</text:p>
          </table:table-cell>
          <table:table-cell table:style-name="ce12" table:formula="of:=[data.Q50]/[data.Q442]*(LOG([data.R442]*1000)/LOG([data.R50]*1000))" office:value-type="float" office:value="2.64749079243316" calcext:value-type="float">
            <text:p>2,65</text:p>
          </table:table-cell>
          <table:table-cell table:style-name="ce12" table:formula="of:=[data.Q50]/[data.Q442]*(LOG([data.S442]*1000)/LOG([data.S50]*1000))" office:value-type="float" office:value="2.47730920391293" calcext:value-type="float">
            <text:p>2,4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03030" calcext:value-type="float">
            <text:p>603030</text:p>
          </table:table-cell>
          <table:table-cell table:style-name="ce7" office:value-type="float" office:value="2.56" calcext:value-type="float">
            <text:p>2,56</text:p>
          </table:table-cell>
          <table:table-cell table:style-name="ce7" office:value-type="float" office:value="2.59" calcext:value-type="float">
            <text:p>2,59</text:p>
          </table:table-cell>
          <table:table-cell table:style-name="ce7" office:value-type="float" office:value="2.45" calcext:value-type="float">
            <text:p>2,45</text:p>
          </table:table-cell>
          <table:table-cell table:style-name="ce7" office:value-type="float" office:value="2.46" calcext:value-type="float">
            <text:p>2,46</text:p>
          </table:table-cell>
          <table:table-cell table:style-name="ce7" office:value-type="float" office:value="2.41" calcext:value-type="float">
            <text:p>2,41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25" office:value-type="float" office:value="0.11" calcext:value-type="float">
            <text:p>0,11</text:p>
          </table:table-cell>
          <table:table-cell table:style-name="ce28" table:formula="of:=[data.E51]/([data.C51]*[data.D51])" office:value-type="float" office:value="0.538542738340192" calcext:value-type="float">
            <text:p>0,54</text:p>
          </table:table-cell>
          <table:table-cell table:style-name="ce5" table:formula="of:=[data.B51]/[data.E51]" office:value-type="float" office:value="5.57061506061058" calcext:value-type="float">
            <text:p>5,571</text:p>
          </table:table-cell>
          <table:table-cell table:style-name="ce7" table:formula="of:=AVERAGE([data.F51:.J51])" office:value-type="float" office:value="2.494" calcext:value-type="float">
            <text:p>2,49</text:p>
          </table:table-cell>
          <table:table-cell table:style-name="ce9" table:formula="of:=AVERAGE([data.K51:.O51])" office:value-type="float" office:value="0.11" calcext:value-type="float">
            <text:p>0,11</text:p>
          </table:table-cell>
          <table:table-cell table:style-name="ce34" table:formula="of:=[data.Q51]/[data.Q443]*(LOG([data.R443]*1000)/LOG([data.R51]*1000))" office:value-type="float" office:value="2.4376983852787" calcext:value-type="float">
            <text:p>2,44</text:p>
          </table:table-cell>
          <table:table-cell table:style-name="ce34" table:formula="of:=[data.Q51]/[data.Q443]*(LOG([data.S443]*1000)/LOG([data.S51]*1000))" office:value-type="float" office:value="2.57300448283351" calcext:value-type="float">
            <text:p>2,57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data.P2:.P51])" office:value-type="float" office:value="0.705012132111802" calcext:value-type="float">
            <text:p>0,71</text:p>
          </table:table-cell>
          <table:table-cell table:style-name="ce30" table:formula="of:=AVERAGE([data.Q2:.Q51])" office:value-type="float" office:value="4.43624980370207" calcext:value-type="float">
            <text:p>4,436</text:p>
          </table:table-cell>
          <table:table-cell table:style-name="ce31" table:formula="of:=AVERAGE([data.R2:.R51])" office:value-type="float" office:value="2.80596" calcext:value-type="float">
            <text:p>2,81</text:p>
          </table:table-cell>
          <table:table-cell table:style-name="ce32" table:formula="of:=AVERAGE([data.S2:.S51])" office:value-type="float" office:value="0.13904" calcext:value-type="float">
            <text:p>0,14</text:p>
          </table:table-cell>
          <table:table-cell table:style-name="ce35" table:formula="of:=[data.Q52]/[data.Q444]*(LOG([data.R444]*1000)/LOG([data.R52]*1000))" office:value-type="float" office:value="2.49548581025109" calcext:value-type="float">
            <text:p>2,50</text:p>
          </table:table-cell>
          <table:table-cell table:style-name="ce35" table:formula="of:=[data.Q52]/[data.Q444]*(LOG([data.S444]*1000)/LOG([data.S52]*1000))" office:value-type="float" office:value="2.50499023757397" calcext:value-type="float">
            <text:p>2,50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table:style-name="ce13" office:value-type="string" calcext:value-type="string">
            <text:p>AV1 jul2017</text:p>
          </table:table-cell>
          <table:table-cell table:style-name="ce16" office:value-type="string" calcext:value-type="string">
            <text:p>area</text:p>
          </table:table-cell>
          <table:table-cell table:style-name="ce19" office:value-type="string" calcext:value-type="string">
            <text:p>filesize</text:p>
          </table:table-cell>
          <table:table-cell table:style-name="ce19" office:value-type="string" calcext:value-type="string">
            <text:p>bits per pixel</text:p>
          </table:table-cell>
          <table:table-cell table:style-name="ce21" office:value-type="string" calcext:value-type="string">
            <text:p>y-ssim</text:p>
          </table:table-cell>
          <table:table-cell table:style-name="ce23" office:value-type="string" calcext:value-type="string">
            <text:p>rgb-ssim</text:p>
          </table:table-cell>
          <table:table-cell table:style-name="ce23" office:value-type="string" calcext:value-type="string">
            <text:p>y-msssim</text:p>
          </table:table-cell>
          <table:table-cell table:style-name="ce23" office:value-type="string" calcext:value-type="string">
            <text:p>psnr hvs m</text:p>
          </table:table-cell>
          <table:table-cell table:style-name="ce23" office:value-type="string" calcext:value-type="string">
            <text:p>vmaf</text:p>
          </table:table-cell>
          <table:table-cell table:style-name="ce23"/>
          <table:table-cell table:style-name="ce24" table:number-columns-repeated="5"/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612906" calcext:value-type="float">
            <text:p>612906</text:p>
          </table:table-cell>
          <table:table-cell table:style-name="ce7" office:value-type="float" office:value="8.58" calcext:value-type="float">
            <text:p>8,58</text:p>
          </table:table-cell>
          <table:table-cell table:style-name="ce7" office:value-type="float" office:value="8.46" calcext:value-type="float">
            <text:p>8,46</text:p>
          </table:table-cell>
          <table:table-cell table:style-name="ce7" office:value-type="float" office:value="8.55" calcext:value-type="float">
            <text:p>8,55</text:p>
          </table:table-cell>
          <table:table-cell table:style-name="ce7" office:value-type="float" office:value="8.47" calcext:value-type="float">
            <text:p>8,47</text:p>
          </table:table-cell>
          <table:table-cell table:style-name="ce7" office:value-type="float" office:value="8.49" calcext:value-type="float">
            <text:p>8,49</text:p>
          </table:table-cell>
          <table:table-cell table:style-name="ce9" office:value-type="float" office:value="0.58" calcext:value-type="float">
            <text:p>0,58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58]/([data.C58]*[data.D58])" office:value-type="float" office:value="0.584677757850956" calcext:value-type="float">
            <text:p>0,58</text:p>
          </table:table-cell>
          <table:table-cell table:style-name="ce5" table:formula="of:=[data.B58]/[data.E58]" office:value-type="float" office:value="5.13105761731815" calcext:value-type="float">
            <text:p>5,131</text:p>
          </table:table-cell>
          <table:table-cell table:style-name="ce7" table:formula="of:=AVERAGE([data.F58:.J58])" office:value-type="float" office:value="8.51" calcext:value-type="float">
            <text:p>8,51</text:p>
          </table:table-cell>
          <table:table-cell table:style-name="ce9" table:formula="of:=AVERAGE([data.K58:.O58])" office:value-type="float" office:value="0.208" calcext:value-type="float">
            <text:p>0,21</text:p>
          </table:table-cell>
          <table:table-cell table:style-name="ce12" table:formula="of:=[data.Q58]/[data.Q394]*(LOG([data.R394]*1000)/LOG([data.R58]*1000))" office:value-type="float" office:value="2.31716501998707" calcext:value-type="float">
            <text:p>2,32</text:p>
          </table:table-cell>
          <table:table-cell table:style-name="ce12" table:formula="of:=[data.Q58]/[data.Q394]*(LOG([data.S394]*1000)/LOG([data.S58]*1000))" office:value-type="float" office:value="2.55741725737858" calcext:value-type="float">
            <text:p>2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884972" calcext:value-type="float">
            <text:p>884972</text:p>
          </table:table-cell>
          <table:table-cell table:style-name="ce7" office:value-type="float" office:value="9.55" calcext:value-type="float">
            <text:p>9,55</text:p>
          </table:table-cell>
          <table:table-cell table:style-name="ce7" office:value-type="float" office:value="9.33" calcext:value-type="float">
            <text:p>9,33</text:p>
          </table:table-cell>
          <table:table-cell table:style-name="ce7" office:value-type="float" office:value="9.46" calcext:value-type="float">
            <text:p>9,46</text:p>
          </table:table-cell>
          <table:table-cell table:style-name="ce7" office:value-type="float" office:value="9.41" calcext:value-type="float">
            <text:p>9,41</text:p>
          </table:table-cell>
          <table:table-cell table:style-name="ce7" office:value-type="float" office:value="9.44" calcext:value-type="float">
            <text:p>9,44</text:p>
          </table:table-cell>
          <table:table-cell table:style-name="ce9" office:value-type="float" office:value="0.43" calcext:value-type="float">
            <text:p>0,43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59]/([data.C59]*[data.D59])" office:value-type="float" office:value="0.883163281599285" calcext:value-type="float">
            <text:p>0,88</text:p>
          </table:table-cell>
          <table:table-cell table:style-name="ce5" table:formula="of:=[data.B59]/[data.E59]" office:value-type="float" office:value="3.39689843294477" calcext:value-type="float">
            <text:p>3,397</text:p>
          </table:table-cell>
          <table:table-cell table:style-name="ce7" table:formula="of:=AVERAGE([data.F59:.J59])" office:value-type="float" office:value="9.438" calcext:value-type="float">
            <text:p>9,44</text:p>
          </table:table-cell>
          <table:table-cell table:style-name="ce9" table:formula="of:=AVERAGE([data.K59:.O59])" office:value-type="float" office:value="0.194" calcext:value-type="float">
            <text:p>0,19</text:p>
          </table:table-cell>
          <table:table-cell table:style-name="ce12" table:formula="of:=[data.Q59]/[data.Q395]*(LOG([data.R395]*1000)/LOG([data.R59]*1000))" office:value-type="float" office:value="2.22712846470689" calcext:value-type="float">
            <text:p>2,23</text:p>
          </table:table-cell>
          <table:table-cell table:style-name="ce12" table:formula="of:=[data.Q59]/[data.Q395]*(LOG([data.S395]*1000)/LOG([data.S59]*1000))" office:value-type="float" office:value="2.35515400461468" calcext:value-type="float">
            <text:p>2,3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972524" calcext:value-type="float">
            <text:p>972524</text:p>
          </table:table-cell>
          <table:table-cell table:style-name="ce7" office:value-type="float" office:value="9.87" calcext:value-type="float">
            <text:p>9,87</text:p>
          </table:table-cell>
          <table:table-cell table:style-name="ce7" office:value-type="float" office:value="9.8" calcext:value-type="float">
            <text:p>9,80</text:p>
          </table:table-cell>
          <table:table-cell table:style-name="ce7" office:value-type="float" office:value="9.65" calcext:value-type="float">
            <text:p>9,65</text:p>
          </table:table-cell>
          <table:table-cell table:style-name="ce7" office:value-type="float" office:value="9.58" calcext:value-type="float">
            <text:p>9,58</text:p>
          </table:table-cell>
          <table:table-cell table:style-name="ce7" office:value-type="float" office:value="9.65" calcext:value-type="float">
            <text:p>9,65</text:p>
          </table:table-cell>
          <table:table-cell table:style-name="ce9" office:value-type="float" office:value="0.41" calcext:value-type="float">
            <text:p>0,41</text:p>
          </table:table-cell>
          <table:table-cell table:number-columns-repeated="3"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60]/([data.C60]*[data.D60])" office:value-type="float" office:value="0.953836436535399" calcext:value-type="float">
            <text:p>0,95</text:p>
          </table:table-cell>
          <table:table-cell table:style-name="ce5" table:formula="of:=[data.B60]/[data.E60]" office:value-type="float" office:value="3.1452097840259" calcext:value-type="float">
            <text:p>3,145</text:p>
          </table:table-cell>
          <table:table-cell table:style-name="ce7" table:formula="of:=AVERAGE([data.F60:.J60])" office:value-type="float" office:value="9.71" calcext:value-type="float">
            <text:p>9,71</text:p>
          </table:table-cell>
          <table:table-cell table:style-name="ce9" table:formula="of:=AVERAGE([data.K60:.O60])" office:value-type="float" office:value="0.2" calcext:value-type="float">
            <text:p>0,20</text:p>
          </table:table-cell>
          <table:table-cell table:style-name="ce12" table:formula="of:=[data.Q60]/[data.Q396]*(LOG([data.R396]*1000)/LOG([data.R60]*1000))" office:value-type="float" office:value="2.31941472335519" calcext:value-type="float">
            <text:p>2,32</text:p>
          </table:table-cell>
          <table:table-cell table:style-name="ce12" table:formula="of:=[data.Q60]/[data.Q396]*(LOG([data.S396]*1000)/LOG([data.S60]*1000))" office:value-type="float" office:value="2.59765670801207" calcext:value-type="float">
            <text:p>2,6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24113" calcext:value-type="float">
            <text:p>624113</text:p>
          </table:table-cell>
          <table:table-cell table:style-name="ce7" office:value-type="float" office:value="9.58" calcext:value-type="float">
            <text:p>9,58</text:p>
          </table:table-cell>
          <table:table-cell table:style-name="ce7" office:value-type="float" office:value="9.32" calcext:value-type="float">
            <text:p>9,32</text:p>
          </table:table-cell>
          <table:table-cell table:style-name="ce7" office:value-type="float" office:value="9.33" calcext:value-type="float">
            <text:p>9,33</text:p>
          </table:table-cell>
          <table:table-cell table:style-name="ce7" office:value-type="float" office:value="9.4" calcext:value-type="float">
            <text:p>9,40</text:p>
          </table:table-cell>
          <table:table-cell table:style-name="ce7" office:value-type="float" office:value="9.45" calcext:value-type="float">
            <text:p>9,45</text:p>
          </table:table-cell>
          <table:table-cell table:number-columns-repeated="4"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61]/([data.C61]*[data.D61])" office:value-type="float" office:value="0.557371149119799" calcext:value-type="float">
            <text:p>0,56</text:p>
          </table:table-cell>
          <table:table-cell table:style-name="ce5" table:formula="of:=[data.B61]/[data.E61]" office:value-type="float" office:value="5.38243555253616" calcext:value-type="float">
            <text:p>5,382</text:p>
          </table:table-cell>
          <table:table-cell table:style-name="ce7" table:formula="of:=AVERAGE([data.F61:.J61])" office:value-type="float" office:value="9.416" calcext:value-type="float">
            <text:p>9,42</text:p>
          </table:table-cell>
          <table:table-cell table:style-name="ce9" table:formula="of:=AVERAGE([data.K61:.O61])" office:value-type="float" office:value="0.122" calcext:value-type="float">
            <text:p>0,12</text:p>
          </table:table-cell>
          <table:table-cell table:style-name="ce12" table:formula="of:=[data.Q61]/[data.Q397]*(LOG([data.R397]*1000)/LOG([data.R61]*1000))" office:value-type="float" office:value="2.15785982617067" calcext:value-type="float">
            <text:p>2,16</text:p>
          </table:table-cell>
          <table:table-cell table:style-name="ce12" table:formula="of:=[data.Q61]/[data.Q397]*(LOG([data.S397]*1000)/LOG([data.S61]*1000))" office:value-type="float" office:value="2.71009453893419" calcext:value-type="float">
            <text:p>2,7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687145" calcext:value-type="float">
            <text:p>687145</text:p>
          </table:table-cell>
          <table:table-cell table:style-name="ce7" office:value-type="float" office:value="9.13" calcext:value-type="float">
            <text:p>9,13</text:p>
          </table:table-cell>
          <table:table-cell table:style-name="ce7" office:value-type="float" office:value="8.8" calcext:value-type="float">
            <text:p>8,80</text:p>
          </table:table-cell>
          <table:table-cell table:style-name="ce7" office:value-type="float" office:value="8.82" calcext:value-type="float">
            <text:p>8,82</text:p>
          </table:table-cell>
          <table:table-cell table:style-name="ce7" office:value-type="float" office:value="8.85" calcext:value-type="float">
            <text:p>8,85</text:p>
          </table:table-cell>
          <table:table-cell table:style-name="ce7" office:value-type="float" office:value="8.88" calcext:value-type="float">
            <text:p>8,88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3" table:style-name="ce9" office:value-type="float" office:value="0.12" calcext:value-type="float">
            <text:p>0,12</text:p>
          </table:table-cell>
          <table:table-cell table:style-name="ce28" table:formula="of:=[data.E62]/([data.C62]*[data.D62])" office:value-type="float" office:value="0.704042008196721" calcext:value-type="float">
            <text:p>0,70</text:p>
          </table:table-cell>
          <table:table-cell table:style-name="ce5" table:formula="of:=[data.B62]/[data.E62]" office:value-type="float" office:value="4.26113265759046" calcext:value-type="float">
            <text:p>4,261</text:p>
          </table:table-cell>
          <table:table-cell table:style-name="ce7" table:formula="of:=AVERAGE([data.F62:.J62])" office:value-type="float" office:value="8.896" calcext:value-type="float">
            <text:p>8,90</text:p>
          </table:table-cell>
          <table:table-cell table:style-name="ce9" table:formula="of:=AVERAGE([data.K62:.O62])" office:value-type="float" office:value="0.118" calcext:value-type="float">
            <text:p>0,12</text:p>
          </table:table-cell>
          <table:table-cell table:style-name="ce12" table:formula="of:=[data.Q62]/[data.Q398]*(LOG([data.R398]*1000)/LOG([data.R62]*1000))" office:value-type="float" office:value="2.17483231941551" calcext:value-type="float">
            <text:p>2,17</text:p>
          </table:table-cell>
          <table:table-cell table:style-name="ce12" table:formula="of:=[data.Q62]/[data.Q398]*(LOG([data.S398]*1000)/LOG([data.S62]*1000))" office:value-type="float" office:value="2.59949452262492" calcext:value-type="float">
            <text:p>2,6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44551" calcext:value-type="float">
            <text:p>944551</text:p>
          </table:table-cell>
          <table:table-cell table:style-name="ce7" office:value-type="float" office:value="11.78" calcext:value-type="float">
            <text:p>11,78</text:p>
          </table:table-cell>
          <table:table-cell table:style-name="ce7" office:value-type="float" office:value="12.27" calcext:value-type="float">
            <text:p>12,27</text:p>
          </table:table-cell>
          <table:table-cell table:style-name="ce7" office:value-type="float" office:value="11.91" calcext:value-type="float">
            <text:p>11,91</text:p>
          </table:table-cell>
          <table:table-cell table:style-name="ce7" office:value-type="float" office:value="11.23" calcext:value-type="float">
            <text:p>11,23</text:p>
          </table:table-cell>
          <table:table-cell table:style-name="ce7" office:value-type="float" office:value="11.84" calcext:value-type="float">
            <text:p>11,84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2"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63]/([data.C63]*[data.D63])" office:value-type="float" office:value="0.718757609516157" calcext:value-type="float">
            <text:p>0,72</text:p>
          </table:table-cell>
          <table:table-cell table:style-name="ce5" table:formula="of:=[data.B63]/[data.E63]" office:value-type="float" office:value="4.17388579335579" calcext:value-type="float">
            <text:p>4,174</text:p>
          </table:table-cell>
          <table:table-cell table:style-name="ce7" table:formula="of:=AVERAGE([data.F63:.J63])" office:value-type="float" office:value="11.806" calcext:value-type="float">
            <text:p>11,81</text:p>
          </table:table-cell>
          <table:table-cell table:style-name="ce9" table:formula="of:=AVERAGE([data.K63:.O63])" office:value-type="float" office:value="0.17" calcext:value-type="float">
            <text:p>0,17</text:p>
          </table:table-cell>
          <table:table-cell table:style-name="ce12" table:formula="of:=[data.Q63]/[data.Q399]*(LOG([data.R399]*1000)/LOG([data.R63]*1000))" office:value-type="float" office:value="2.29423064668398" calcext:value-type="float">
            <text:p>2,29</text:p>
          </table:table-cell>
          <table:table-cell table:style-name="ce12" table:formula="of:=[data.Q63]/[data.Q399]*(LOG([data.S399]*1000)/LOG([data.S63]*1000))" office:value-type="float" office:value="2.62162090359773" calcext:value-type="float">
            <text:p>2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947850" calcext:value-type="float">
            <text:p>947850</text:p>
          </table:table-cell>
          <table:table-cell table:style-name="ce7" office:value-type="float" office:value="8.13" calcext:value-type="float">
            <text:p>8,13</text:p>
          </table:table-cell>
          <table:table-cell table:style-name="ce7" office:value-type="float" office:value="8.21" calcext:value-type="float">
            <text:p>8,21</text:p>
          </table:table-cell>
          <table:table-cell table:style-name="ce7" office:value-type="float" office:value="7.83" calcext:value-type="float">
            <text:p>7,83</text:p>
          </table:table-cell>
          <table:table-cell table:style-name="ce7" office:value-type="float" office:value="8.11" calcext:value-type="float">
            <text:p>8,11</text:p>
          </table:table-cell>
          <table:table-cell table:style-name="ce7" office:value-type="float" office:value="8.06" calcext:value-type="float">
            <text:p>8,06</text:p>
          </table:table-cell>
          <table:table-cell table:number-columns-repeated="3"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28" table:formula="of:=[data.E64]/([data.C64]*[data.D64])" office:value-type="float" office:value="0.953034507722008" calcext:value-type="float">
            <text:p>0,95</text:p>
          </table:table-cell>
          <table:table-cell table:style-name="ce5" table:formula="of:=[data.B64]/[data.E64]" office:value-type="float" office:value="3.14785672838529" calcext:value-type="float">
            <text:p>3,148</text:p>
          </table:table-cell>
          <table:table-cell table:style-name="ce7" table:formula="of:=AVERAGE([data.F64:.J64])" office:value-type="float" office:value="8.068" calcext:value-type="float">
            <text:p>8,07</text:p>
          </table:table-cell>
          <table:table-cell table:style-name="ce9" table:formula="of:=AVERAGE([data.K64:.O64])" office:value-type="float" office:value="0.146" calcext:value-type="float">
            <text:p>0,15</text:p>
          </table:table-cell>
          <table:table-cell table:style-name="ce12" table:formula="of:=[data.Q64]/[data.Q400]*(LOG([data.R400]*1000)/LOG([data.R64]*1000))" office:value-type="float" office:value="2.57314055644753" calcext:value-type="float">
            <text:p>2,57</text:p>
          </table:table-cell>
          <table:table-cell table:style-name="ce12" table:formula="of:=[data.Q64]/[data.Q400]*(LOG([data.S400]*1000)/LOG([data.S64]*1000))" office:value-type="float" office:value="2.779770551926" calcext:value-type="float">
            <text:p>2,7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502728" calcext:value-type="float">
            <text:p>502728</text:p>
          </table:table-cell>
          <table:table-cell table:style-name="ce7" office:value-type="float" office:value="7.75" calcext:value-type="float">
            <text:p>7,75</text:p>
          </table:table-cell>
          <table:table-cell table:style-name="ce7" office:value-type="float" office:value="7.73" calcext:value-type="float">
            <text:p>7,73</text:p>
          </table:table-cell>
          <table:table-cell table:style-name="ce7" office:value-type="float" office:value="7.62" calcext:value-type="float">
            <text:p>7,62</text:p>
          </table:table-cell>
          <table:table-cell table:style-name="ce7" office:value-type="float" office:value="7.9" calcext:value-type="float">
            <text:p>7,90</text:p>
          </table:table-cell>
          <table:table-cell table:style-name="ce7" office:value-type="float" office:value="7.78" calcext:value-type="float">
            <text:p>7,78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65]/([data.C65]*[data.D65])" office:value-type="float" office:value="0.508619852369852" calcext:value-type="float">
            <text:p>0,51</text:p>
          </table:table-cell>
          <table:table-cell table:style-name="ce5" table:formula="of:=[data.B65]/[data.E65]" office:value-type="float" office:value="5.89834662083671" calcext:value-type="float">
            <text:p>5,898</text:p>
          </table:table-cell>
          <table:table-cell table:style-name="ce7" table:formula="of:=AVERAGE([data.F65:.J65])" office:value-type="float" office:value="7.756" calcext:value-type="float">
            <text:p>7,76</text:p>
          </table:table-cell>
          <table:table-cell table:style-name="ce9" table:formula="of:=AVERAGE([data.K65:.O65])" office:value-type="float" office:value="0.106" calcext:value-type="float">
            <text:p>0,11</text:p>
          </table:table-cell>
          <table:table-cell table:style-name="ce12" table:formula="of:=[data.Q65]/[data.Q401]*(LOG([data.R401]*1000)/LOG([data.R65]*1000))" office:value-type="float" office:value="2.36772507984173" calcext:value-type="float">
            <text:p>2,37</text:p>
          </table:table-cell>
          <table:table-cell table:style-name="ce12" table:formula="of:=[data.Q65]/[data.Q401]*(LOG([data.S401]*1000)/LOG([data.S65]*1000))" office:value-type="float" office:value="2.84988049821701" calcext:value-type="float">
            <text:p>2,8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887392" calcext:value-type="float">
            <text:p>887392</text:p>
          </table:table-cell>
          <table:table-cell table:style-name="ce7" office:value-type="float" office:value="11.18" calcext:value-type="float">
            <text:p>11,18</text:p>
          </table:table-cell>
          <table:table-cell table:style-name="ce7" office:value-type="float" office:value="10.43" calcext:value-type="float">
            <text:p>10,43</text:p>
          </table:table-cell>
          <table:table-cell table:style-name="ce7" office:value-type="float" office:value="10.19" calcext:value-type="float">
            <text:p>10,19</text:p>
          </table:table-cell>
          <table:table-cell table:style-name="ce7" office:value-type="float" office:value="10.37" calcext:value-type="float">
            <text:p>10,37</text:p>
          </table:table-cell>
          <table:table-cell table:style-name="ce7" office:value-type="float" office:value="10.71" calcext:value-type="float">
            <text:p>10,71</text:p>
          </table:table-cell>
          <table:table-cell table:number-columns-repeated="5" table:style-name="ce9" office:value-type="float" office:value="0.15" calcext:value-type="float">
            <text:p>0,15</text:p>
          </table:table-cell>
          <table:table-cell table:style-name="ce28" table:formula="of:=[data.E66]/([data.C66]*[data.D66])" office:value-type="float" office:value="0.835995025813016" calcext:value-type="float">
            <text:p>0,84</text:p>
          </table:table-cell>
          <table:table-cell table:style-name="ce5" table:formula="of:=[data.B66]/[data.E66]" office:value-type="float" office:value="3.58855612852043" calcext:value-type="float">
            <text:p>3,589</text:p>
          </table:table-cell>
          <table:table-cell table:style-name="ce7" table:formula="of:=AVERAGE([data.F66:.J66])" office:value-type="float" office:value="10.576" calcext:value-type="float">
            <text:p>10,58</text:p>
          </table:table-cell>
          <table:table-cell table:style-name="ce9" table:formula="of:=AVERAGE([data.K66:.O66])" office:value-type="float" office:value="0.15" calcext:value-type="float">
            <text:p>0,15</text:p>
          </table:table-cell>
          <table:table-cell table:style-name="ce12" table:formula="of:=[data.Q66]/[data.Q402]*(LOG([data.R402]*1000)/LOG([data.R66]*1000))" office:value-type="float" office:value="2.27923815516054" calcext:value-type="float">
            <text:p>2,28</text:p>
          </table:table-cell>
          <table:table-cell table:style-name="ce12" table:formula="of:=[data.Q66]/[data.Q402]*(LOG([data.S402]*1000)/LOG([data.S66]*1000))" office:value-type="float" office:value="2.56494590503355" calcext:value-type="float">
            <text:p>2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987423" calcext:value-type="float">
            <text:p>987423</text:p>
          </table:table-cell>
          <table:table-cell table:style-name="ce7" office:value-type="float" office:value="10.8" calcext:value-type="float">
            <text:p>10,80</text:p>
          </table:table-cell>
          <table:table-cell table:style-name="ce7" office:value-type="float" office:value="10" calcext:value-type="float">
            <text:p>10,00</text:p>
          </table:table-cell>
          <table:table-cell table:style-name="ce7" office:value-type="float" office:value="10.15" calcext:value-type="float">
            <text:p>10,15</text:p>
          </table:table-cell>
          <table:table-cell table:style-name="ce7" office:value-type="float" office:value="10.54" calcext:value-type="float">
            <text:p>10,54</text:p>
          </table:table-cell>
          <table:table-cell table:style-name="ce7" office:value-type="float" office:value="10.05" calcext:value-type="float">
            <text:p>10,05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67]/([data.C67]*[data.D67])" office:value-type="float" office:value="1.04329345088161" calcext:value-type="float">
            <text:p>1,04</text:p>
          </table:table-cell>
          <table:table-cell table:style-name="ce5" table:formula="of:=[data.B67]/[data.E67]" office:value-type="float" office:value="2.87552548401242" calcext:value-type="float">
            <text:p>2,876</text:p>
          </table:table-cell>
          <table:table-cell table:style-name="ce7" table:formula="of:=AVERAGE([data.F67:.J67])" office:value-type="float" office:value="10.308" calcext:value-type="float">
            <text:p>10,31</text:p>
          </table:table-cell>
          <table:table-cell table:style-name="ce9" table:formula="of:=AVERAGE([data.K67:.O67])" office:value-type="float" office:value="0.154" calcext:value-type="float">
            <text:p>0,15</text:p>
          </table:table-cell>
          <table:table-cell table:style-name="ce12" table:formula="of:=[data.Q67]/[data.Q403]*(LOG([data.R403]*1000)/LOG([data.R67]*1000))" office:value-type="float" office:value="2.16828971865553" calcext:value-type="float">
            <text:p>2,17</text:p>
          </table:table-cell>
          <table:table-cell table:style-name="ce12" table:formula="of:=[data.Q67]/[data.Q403]*(LOG([data.S403]*1000)/LOG([data.S67]*1000))" office:value-type="float" office:value="2.58766594265145" calcext:value-type="float">
            <text:p>2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731248" calcext:value-type="float">
            <text:p>731248</text:p>
          </table:table-cell>
          <table:table-cell table:style-name="ce7" office:value-type="float" office:value="11.02" calcext:value-type="float">
            <text:p>11,02</text:p>
          </table:table-cell>
          <table:table-cell table:style-name="ce7" office:value-type="float" office:value="10.36" calcext:value-type="float">
            <text:p>10,36</text:p>
          </table:table-cell>
          <table:table-cell table:style-name="ce7" office:value-type="float" office:value="10.6" calcext:value-type="float">
            <text:p>10,60</text:p>
          </table:table-cell>
          <table:table-cell table:style-name="ce7" office:value-type="float" office:value="10.38" calcext:value-type="float">
            <text:p>10,38</text:p>
          </table:table-cell>
          <table:table-cell table:style-name="ce7" office:value-type="float" office:value="10.14" calcext:value-type="float">
            <text:p>10,14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68]/([data.C68]*[data.D68])" office:value-type="float" office:value="0.621682649799361" calcext:value-type="float">
            <text:p>0,62</text:p>
          </table:table-cell>
          <table:table-cell table:style-name="ce5" table:formula="of:=[data.B68]/[data.E68]" office:value-type="float" office:value="4.82563507866004" calcext:value-type="float">
            <text:p>4,826</text:p>
          </table:table-cell>
          <table:table-cell table:style-name="ce7" table:formula="of:=AVERAGE([data.F68:.J68])" office:value-type="float" office:value="10.5" calcext:value-type="float">
            <text:p>10,50</text:p>
          </table:table-cell>
          <table:table-cell table:style-name="ce9" table:formula="of:=AVERAGE([data.K68:.O68])" office:value-type="float" office:value="0.136" calcext:value-type="float">
            <text:p>0,14</text:p>
          </table:table-cell>
          <table:table-cell table:style-name="ce12" table:formula="of:=[data.Q68]/[data.Q404]*(LOG([data.R404]*1000)/LOG([data.R68]*1000))" office:value-type="float" office:value="2.20142795187705" calcext:value-type="float">
            <text:p>2,20</text:p>
          </table:table-cell>
          <table:table-cell table:style-name="ce12" table:formula="of:=[data.Q68]/[data.Q404]*(LOG([data.S404]*1000)/LOG([data.S68]*1000))" office:value-type="float" office:value="2.61806135009941" calcext:value-type="float">
            <text:p>2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778229" calcext:value-type="float">
            <text:p>778229</text:p>
          </table:table-cell>
          <table:table-cell table:style-name="ce7" office:value-type="float" office:value="11.77" calcext:value-type="float">
            <text:p>11,77</text:p>
          </table:table-cell>
          <table:table-cell table:style-name="ce7" office:value-type="float" office:value="11.79" calcext:value-type="float">
            <text:p>11,79</text:p>
          </table:table-cell>
          <table:table-cell table:style-name="ce7" office:value-type="float" office:value="11.94" calcext:value-type="float">
            <text:p>11,94</text:p>
          </table:table-cell>
          <table:table-cell table:style-name="ce7" office:value-type="float" office:value="11.88" calcext:value-type="float">
            <text:p>11,88</text:p>
          </table:table-cell>
          <table:table-cell table:style-name="ce7" office:value-type="float" office:value="11.25" calcext:value-type="float">
            <text:p>11,25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number-columns-repeated="3" table:style-name="ce9" office:value-type="float" office:value="0.14" calcext:value-type="float">
            <text:p>0,14</text:p>
          </table:table-cell>
          <table:table-cell table:style-name="ce28" table:formula="of:=[data.E69]/([data.C69]*[data.D69])" office:value-type="float" office:value="0.592194614897606" calcext:value-type="float">
            <text:p>0,59</text:p>
          </table:table-cell>
          <table:table-cell table:style-name="ce5" table:formula="of:=[data.B69]/[data.E69]" office:value-type="float" office:value="5.06592275538434" calcext:value-type="float">
            <text:p>5,066</text:p>
          </table:table-cell>
          <table:table-cell table:style-name="ce7" table:formula="of:=AVERAGE([data.F69:.J69])" office:value-type="float" office:value="11.726" calcext:value-type="float">
            <text:p>11,73</text:p>
          </table:table-cell>
          <table:table-cell table:style-name="ce9" table:formula="of:=AVERAGE([data.K69:.O69])" office:value-type="float" office:value="0.144" calcext:value-type="float">
            <text:p>0,14</text:p>
          </table:table-cell>
          <table:table-cell table:style-name="ce12" table:formula="of:=[data.Q69]/[data.Q405]*(LOG([data.R405]*1000)/LOG([data.R69]*1000))" office:value-type="float" office:value="2.18084422012589" calcext:value-type="float">
            <text:p>2,18</text:p>
          </table:table-cell>
          <table:table-cell table:style-name="ce12" table:formula="of:=[data.Q69]/[data.Q405]*(LOG([data.S405]*1000)/LOG([data.S69]*1000))" office:value-type="float" office:value="2.63346690469896" calcext:value-type="float">
            <text:p>2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914879" calcext:value-type="float">
            <text:p>914879</text:p>
          </table:table-cell>
          <table:table-cell table:style-name="ce7" office:value-type="float" office:value="10.02" calcext:value-type="float">
            <text:p>10,02</text:p>
          </table:table-cell>
          <table:table-cell table:style-name="ce7" office:value-type="float" office:value="9.61" calcext:value-type="float">
            <text:p>9,61</text:p>
          </table:table-cell>
          <table:table-cell table:style-name="ce7" office:value-type="float" office:value="9.56" calcext:value-type="float">
            <text:p>9,56</text:p>
          </table:table-cell>
          <table:table-cell table:style-name="ce7" office:value-type="float" office:value="9.36" calcext:value-type="float">
            <text:p>9,36</text:p>
          </table:table-cell>
          <table:table-cell table:style-name="ce7" office:value-type="float" office:value="9.62" calcext:value-type="float">
            <text:p>9,62</text:p>
          </table:table-cell>
          <table:table-cell table:number-columns-repeated="3"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70]/([data.C70]*[data.D70])" office:value-type="float" office:value="0.94667987019975" calcext:value-type="float">
            <text:p>0,95</text:p>
          </table:table-cell>
          <table:table-cell table:style-name="ce5" table:formula="of:=[data.B70]/[data.E70]" office:value-type="float" office:value="3.16898737428665" calcext:value-type="float">
            <text:p>3,169</text:p>
          </table:table-cell>
          <table:table-cell table:style-name="ce7" table:formula="of:=AVERAGE([data.F70:.J70])" office:value-type="float" office:value="9.634" calcext:value-type="float">
            <text:p>9,63</text:p>
          </table:table-cell>
          <table:table-cell table:style-name="ce9" table:formula="of:=AVERAGE([data.K70:.O70])" office:value-type="float" office:value="0.148" calcext:value-type="float">
            <text:p>0,15</text:p>
          </table:table-cell>
          <table:table-cell table:style-name="ce12" table:formula="of:=[data.Q70]/[data.Q406]*(LOG([data.R406]*1000)/LOG([data.R70]*1000))" office:value-type="float" office:value="2.20557165652335" calcext:value-type="float">
            <text:p>2,21</text:p>
          </table:table-cell>
          <table:table-cell table:style-name="ce12" table:formula="of:=[data.Q70]/[data.Q406]*(LOG([data.S406]*1000)/LOG([data.S70]*1000))" office:value-type="float" office:value="2.39778716054172" calcext:value-type="float">
            <text:p>2,4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708802" calcext:value-type="float">
            <text:p>708802</text:p>
          </table:table-cell>
          <table:table-cell table:style-name="ce7" office:value-type="float" office:value="9.8" calcext:value-type="float">
            <text:p>9,80</text:p>
          </table:table-cell>
          <table:table-cell table:style-name="ce7" office:value-type="float" office:value="9.64" calcext:value-type="float">
            <text:p>9,64</text:p>
          </table:table-cell>
          <table:table-cell table:number-columns-repeated="2" table:style-name="ce7" office:value-type="float" office:value="9.38" calcext:value-type="float">
            <text:p>9,38</text:p>
          </table:table-cell>
          <table:table-cell table:style-name="ce7" office:value-type="float" office:value="9.29" calcext:value-type="float">
            <text:p>9,29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3"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71]/([data.C71]*[data.D71])" office:value-type="float" office:value="0.715533741439463" calcext:value-type="float">
            <text:p>0,72</text:p>
          </table:table-cell>
          <table:table-cell table:style-name="ce5" table:formula="of:=[data.B71]/[data.E71]" office:value-type="float" office:value="4.19269697320267" calcext:value-type="float">
            <text:p>4,193</text:p>
          </table:table-cell>
          <table:table-cell table:style-name="ce7" table:formula="of:=AVERAGE([data.F71:.J71])" office:value-type="float" office:value="9.498" calcext:value-type="float">
            <text:p>9,50</text:p>
          </table:table-cell>
          <table:table-cell table:style-name="ce9" table:formula="of:=AVERAGE([data.K71:.O71])" office:value-type="float" office:value="0.124" calcext:value-type="float">
            <text:p>0,12</text:p>
          </table:table-cell>
          <table:table-cell table:style-name="ce12" table:formula="of:=[data.Q71]/[data.Q407]*(LOG([data.R407]*1000)/LOG([data.R71]*1000))" office:value-type="float" office:value="2.06229421775044" calcext:value-type="float">
            <text:p>2,06</text:p>
          </table:table-cell>
          <table:table-cell table:style-name="ce12" table:formula="of:=[data.Q71]/[data.Q407]*(LOG([data.S407]*1000)/LOG([data.S71]*1000))" office:value-type="float" office:value="2.43133393593441" calcext:value-type="float">
            <text:p>2,4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793811" calcext:value-type="float">
            <text:p>793811</text:p>
          </table:table-cell>
          <table:table-cell table:style-name="ce7" office:value-type="float" office:value="9.73" calcext:value-type="float">
            <text:p>9,73</text:p>
          </table:table-cell>
          <table:table-cell table:style-name="ce7" office:value-type="float" office:value="9.75" calcext:value-type="float">
            <text:p>9,75</text:p>
          </table:table-cell>
          <table:table-cell table:style-name="ce7" office:value-type="float" office:value="9.61" calcext:value-type="float">
            <text:p>9,61</text:p>
          </table:table-cell>
          <table:table-cell table:style-name="ce7" office:value-type="float" office:value="9.57" calcext:value-type="float">
            <text:p>9,57</text:p>
          </table:table-cell>
          <table:table-cell table:style-name="ce7" office:value-type="float" office:value="9.3" calcext:value-type="float">
            <text:p>9,30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4" table:style-name="ce9" office:value-type="float" office:value="0.13" calcext:value-type="float">
            <text:p>0,13</text:p>
          </table:table-cell>
          <table:table-cell table:style-name="ce28" table:formula="of:=[data.E72]/([data.C72]*[data.D72])" office:value-type="float" office:value="0.801829292929293" calcext:value-type="float">
            <text:p>0,80</text:p>
          </table:table-cell>
          <table:table-cell table:style-name="ce5" table:formula="of:=[data.B72]/[data.E72]" office:value-type="float" office:value="3.74146490789369" calcext:value-type="float">
            <text:p>3,741</text:p>
          </table:table-cell>
          <table:table-cell table:style-name="ce7" table:formula="of:=AVERAGE([data.F72:.J72])" office:value-type="float" office:value="9.592" calcext:value-type="float">
            <text:p>9,59</text:p>
          </table:table-cell>
          <table:table-cell table:style-name="ce9" table:formula="of:=AVERAGE([data.K72:.O72])" office:value-type="float" office:value="0.132" calcext:value-type="float">
            <text:p>0,13</text:p>
          </table:table-cell>
          <table:table-cell table:style-name="ce12" table:formula="of:=[data.Q72]/[data.Q408]*(LOG([data.R408]*1000)/LOG([data.R72]*1000))" office:value-type="float" office:value="2.34129975012554" calcext:value-type="float">
            <text:p>2,34</text:p>
          </table:table-cell>
          <table:table-cell table:style-name="ce12" table:formula="of:=[data.Q72]/[data.Q408]*(LOG([data.S408]*1000)/LOG([data.S72]*1000))" office:value-type="float" office:value="2.63940869772775" calcext:value-type="float">
            <text:p>2,6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442321" calcext:value-type="float">
            <text:p>442321</text:p>
          </table:table-cell>
          <table:table-cell table:style-name="ce7" office:value-type="float" office:value="8.26" calcext:value-type="float">
            <text:p>8,26</text:p>
          </table:table-cell>
          <table:table-cell table:style-name="ce7" office:value-type="float" office:value="7.91" calcext:value-type="float">
            <text:p>7,91</text:p>
          </table:table-cell>
          <table:table-cell table:style-name="ce7" office:value-type="float" office:value="8.06" calcext:value-type="float">
            <text:p>8,06</text:p>
          </table:table-cell>
          <table:table-cell table:style-name="ce7" office:value-type="float" office:value="8.01" calcext:value-type="float">
            <text:p>8,01</text:p>
          </table:table-cell>
          <table:table-cell table:style-name="ce7" office:value-type="float" office:value="7.86" calcext:value-type="float">
            <text:p>7,86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data.E73]/([data.C73]*[data.D73])" office:value-type="float" office:value="0.475998872206343" calcext:value-type="float">
            <text:p>0,48</text:p>
          </table:table-cell>
          <table:table-cell table:style-name="ce5" table:formula="of:=[data.B73]/[data.E73]" office:value-type="float" office:value="6.30257211391727" calcext:value-type="float">
            <text:p>6,303</text:p>
          </table:table-cell>
          <table:table-cell table:style-name="ce7" table:formula="of:=AVERAGE([data.F73:.J73])" office:value-type="float" office:value="8.02" calcext:value-type="float">
            <text:p>8,02</text:p>
          </table:table-cell>
          <table:table-cell table:style-name="ce9" table:formula="of:=AVERAGE([data.K73:.O73])" office:value-type="float" office:value="0.094" calcext:value-type="float">
            <text:p>0,09</text:p>
          </table:table-cell>
          <table:table-cell table:style-name="ce12" table:formula="of:=[data.Q73]/[data.Q409]*(LOG([data.R409]*1000)/LOG([data.R73]*1000))" office:value-type="float" office:value="2.00407543627955" calcext:value-type="float">
            <text:p>2,00</text:p>
          </table:table-cell>
          <table:table-cell table:style-name="ce12" table:formula="of:=[data.Q73]/[data.Q409]*(LOG([data.S409]*1000)/LOG([data.S73]*1000))" office:value-type="float" office:value="2.49439536545774" calcext:value-type="float">
            <text:p>2,4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672177" calcext:value-type="float">
            <text:p>672177</text:p>
          </table:table-cell>
          <table:table-cell table:style-name="ce7" office:value-type="float" office:value="11.06" calcext:value-type="float">
            <text:p>11,06</text:p>
          </table:table-cell>
          <table:table-cell table:style-name="ce7" office:value-type="float" office:value="10.66" calcext:value-type="float">
            <text:p>10,66</text:p>
          </table:table-cell>
          <table:table-cell table:style-name="ce7" office:value-type="float" office:value="10.98" calcext:value-type="float">
            <text:p>10,98</text:p>
          </table:table-cell>
          <table:table-cell table:number-columns-repeated="2" table:style-name="ce7" office:value-type="float" office:value="11.14" calcext:value-type="float">
            <text:p>11,14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28" table:formula="of:=[data.E74]/([data.C74]*[data.D74])" office:value-type="float" office:value="0.559587912087912" calcext:value-type="float">
            <text:p>0,56</text:p>
          </table:table-cell>
          <table:table-cell table:style-name="ce5" table:formula="of:=[data.B74]/[data.E74]" office:value-type="float" office:value="5.36111173098752" calcext:value-type="float">
            <text:p>5,361</text:p>
          </table:table-cell>
          <table:table-cell table:style-name="ce7" table:formula="of:=AVERAGE([data.F74:.J74])" office:value-type="float" office:value="10.996" calcext:value-type="float">
            <text:p>11,00</text:p>
          </table:table-cell>
          <table:table-cell table:style-name="ce9" table:formula="of:=AVERAGE([data.K74:.O74])" office:value-type="float" office:value="0.132" calcext:value-type="float">
            <text:p>0,13</text:p>
          </table:table-cell>
          <table:table-cell table:style-name="ce12" table:formula="of:=[data.Q74]/[data.Q410]*(LOG([data.R410]*1000)/LOG([data.R74]*1000))" office:value-type="float" office:value="2.08831085631254" calcext:value-type="float">
            <text:p>2,09</text:p>
          </table:table-cell>
          <table:table-cell table:style-name="ce12" table:formula="of:=[data.Q74]/[data.Q410]*(LOG([data.S410]*1000)/LOG([data.S74]*1000))" office:value-type="float" office:value="2.55290147361694" calcext:value-type="float">
            <text:p>2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854557" calcext:value-type="float">
            <text:p>854557</text:p>
          </table:table-cell>
          <table:table-cell table:style-name="ce7" office:value-type="float" office:value="11.21" calcext:value-type="float">
            <text:p>11,21</text:p>
          </table:table-cell>
          <table:table-cell table:style-name="ce7" office:value-type="float" office:value="10.83" calcext:value-type="float">
            <text:p>10,83</text:p>
          </table:table-cell>
          <table:table-cell table:style-name="ce7" office:value-type="float" office:value="10.97" calcext:value-type="float">
            <text:p>10,97</text:p>
          </table:table-cell>
          <table:table-cell table:style-name="ce7" office:value-type="float" office:value="10.79" calcext:value-type="float">
            <text:p>10,79</text:p>
          </table:table-cell>
          <table:table-cell table:style-name="ce7" office:value-type="float" office:value="10.64" calcext:value-type="float">
            <text:p>10,64</text:p>
          </table:table-cell>
          <table:table-cell table:number-columns-repeated="3" table:style-name="ce9" office:value-type="float" office:value="0.17" calcext:value-type="float">
            <text:p>0,17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28" table:formula="of:=[data.E75]/([data.C75]*[data.D75])" office:value-type="float" office:value="0.675876801690647" calcext:value-type="float">
            <text:p>0,68</text:p>
          </table:table-cell>
          <table:table-cell table:style-name="ce5" table:formula="of:=[data.B75]/[data.E75]" office:value-type="float" office:value="4.43869747717238" calcext:value-type="float">
            <text:p>4,439</text:p>
          </table:table-cell>
          <table:table-cell table:style-name="ce7" table:formula="of:=AVERAGE([data.F75:.J75])" office:value-type="float" office:value="10.888" calcext:value-type="float">
            <text:p>10,89</text:p>
          </table:table-cell>
          <table:table-cell table:style-name="ce9" table:formula="of:=AVERAGE([data.K75:.O75])" office:value-type="float" office:value="0.162" calcext:value-type="float">
            <text:p>0,16</text:p>
          </table:table-cell>
          <table:table-cell table:style-name="ce12" table:formula="of:=[data.Q75]/[data.Q411]*(LOG([data.R411]*1000)/LOG([data.R75]*1000))" office:value-type="float" office:value="2.32793079362646" calcext:value-type="float">
            <text:p>2,33</text:p>
          </table:table-cell>
          <table:table-cell table:style-name="ce12" table:formula="of:=[data.Q75]/[data.Q411]*(LOG([data.S411]*1000)/LOG([data.S75]*1000))" office:value-type="float" office:value="2.67201568259903" calcext:value-type="float">
            <text:p>2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549218" calcext:value-type="float">
            <text:p>549218</text:p>
          </table:table-cell>
          <table:table-cell table:style-name="ce7" office:value-type="float" office:value="7.79" calcext:value-type="float">
            <text:p>7,79</text:p>
          </table:table-cell>
          <table:table-cell table:style-name="ce7" office:value-type="float" office:value="7.7" calcext:value-type="float">
            <text:p>7,70</text:p>
          </table:table-cell>
          <table:table-cell table:style-name="ce7" office:value-type="float" office:value="7.87" calcext:value-type="float">
            <text:p>7,87</text:p>
          </table:table-cell>
          <table:table-cell table:style-name="ce7" office:value-type="float" office:value="7.99" calcext:value-type="float">
            <text:p>7,99</text:p>
          </table:table-cell>
          <table:table-cell table:style-name="ce7" office:value-type="float" office:value="8.12" calcext:value-type="float">
            <text:p>8,12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76]/([data.C76]*[data.D76])" office:value-type="float" office:value="0.571792362470329" calcext:value-type="float">
            <text:p>0,57</text:p>
          </table:table-cell>
          <table:table-cell table:style-name="ce5" table:formula="of:=[data.B76]/[data.E76]" office:value-type="float" office:value="5.24668892862215" calcext:value-type="float">
            <text:p>5,247</text:p>
          </table:table-cell>
          <table:table-cell table:style-name="ce7" table:formula="of:=AVERAGE([data.F76:.J76])" office:value-type="float" office:value="7.894" calcext:value-type="float">
            <text:p>7,89</text:p>
          </table:table-cell>
          <table:table-cell table:style-name="ce9" table:formula="of:=AVERAGE([data.K76:.O76])" office:value-type="float" office:value="0.102" calcext:value-type="float">
            <text:p>0,10</text:p>
          </table:table-cell>
          <table:table-cell table:style-name="ce12" table:formula="of:=[data.Q76]/[data.Q412]*(LOG([data.R412]*1000)/LOG([data.R76]*1000))" office:value-type="float" office:value="2.18380793326974" calcext:value-type="float">
            <text:p>2,18</text:p>
          </table:table-cell>
          <table:table-cell table:style-name="ce12" table:formula="of:=[data.Q76]/[data.Q412]*(LOG([data.S412]*1000)/LOG([data.S76]*1000))" office:value-type="float" office:value="2.6688583963704" calcext:value-type="float">
            <text:p>2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471086" calcext:value-type="float">
            <text:p>471086</text:p>
          </table:table-cell>
          <table:table-cell table:style-name="ce7" office:value-type="float" office:value="8.58" calcext:value-type="float">
            <text:p>8,58</text:p>
          </table:table-cell>
          <table:table-cell table:style-name="ce7" office:value-type="float" office:value="8.52" calcext:value-type="float">
            <text:p>8,52</text:p>
          </table:table-cell>
          <table:table-cell table:style-name="ce7" office:value-type="float" office:value="8.67" calcext:value-type="float">
            <text:p>8,67</text:p>
          </table:table-cell>
          <table:table-cell table:style-name="ce7" office:value-type="float" office:value="8.61" calcext:value-type="float">
            <text:p>8,61</text:p>
          </table:table-cell>
          <table:table-cell table:style-name="ce7" office:value-type="float" office:value="8.67" calcext:value-type="float">
            <text:p>8,67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77]/([data.C77]*[data.D77])" office:value-type="float" office:value="0.483836047524362" calcext:value-type="float">
            <text:p>0,48</text:p>
          </table:table-cell>
          <table:table-cell table:style-name="ce5" table:formula="of:=[data.B77]/[data.E77]" office:value-type="float" office:value="6.20048144075604" calcext:value-type="float">
            <text:p>6,200</text:p>
          </table:table-cell>
          <table:table-cell table:style-name="ce7" table:formula="of:=AVERAGE([data.F77:.J77])" office:value-type="float" office:value="8.61" calcext:value-type="float">
            <text:p>8,61</text:p>
          </table:table-cell>
          <table:table-cell table:style-name="ce9" table:formula="of:=AVERAGE([data.K77:.O77])" office:value-type="float" office:value="0.102" calcext:value-type="float">
            <text:p>0,10</text:p>
          </table:table-cell>
          <table:table-cell table:style-name="ce12" table:formula="of:=[data.Q77]/[data.Q413]*(LOG([data.R413]*1000)/LOG([data.R77]*1000))" office:value-type="float" office:value="2.04735309096777" calcext:value-type="float">
            <text:p>2,05</text:p>
          </table:table-cell>
          <table:table-cell table:style-name="ce12" table:formula="of:=[data.Q77]/[data.Q413]*(LOG([data.S413]*1000)/LOG([data.S77]*1000))" office:value-type="float" office:value="2.56004266284182" calcext:value-type="float">
            <text:p>2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576901" calcext:value-type="float">
            <text:p>576901</text:p>
          </table:table-cell>
          <table:table-cell table:style-name="ce7" office:value-type="float" office:value="8.25" calcext:value-type="float">
            <text:p>8,25</text:p>
          </table:table-cell>
          <table:table-cell table:style-name="ce7" office:value-type="float" office:value="8.04" calcext:value-type="float">
            <text:p>8,04</text:p>
          </table:table-cell>
          <table:table-cell table:style-name="ce7" office:value-type="float" office:value="8.27" calcext:value-type="float">
            <text:p>8,27</text:p>
          </table:table-cell>
          <table:table-cell table:style-name="ce7" office:value-type="float" office:value="8.01" calcext:value-type="float">
            <text:p>8,01</text:p>
          </table:table-cell>
          <table:table-cell table:style-name="ce7" office:value-type="float" office:value="8.03" calcext:value-type="float">
            <text:p>8,03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78]/([data.C78]*[data.D78])" office:value-type="float" office:value="0.592514954069643" calcext:value-type="float">
            <text:p>0,59</text:p>
          </table:table-cell>
          <table:table-cell table:style-name="ce5" table:formula="of:=[data.B78]/[data.E78]" office:value-type="float" office:value="5.06319108477884" calcext:value-type="float">
            <text:p>5,063</text:p>
          </table:table-cell>
          <table:table-cell table:style-name="ce7" table:formula="of:=AVERAGE([data.F78:.J78])" office:value-type="float" office:value="8.12" calcext:value-type="float">
            <text:p>8,12</text:p>
          </table:table-cell>
          <table:table-cell table:style-name="ce9" table:formula="of:=AVERAGE([data.K78:.O78])" office:value-type="float" office:value="0.11" calcext:value-type="float">
            <text:p>0,11</text:p>
          </table:table-cell>
          <table:table-cell table:style-name="ce12" table:formula="of:=[data.Q78]/[data.Q414]*(LOG([data.R414]*1000)/LOG([data.R78]*1000))" office:value-type="float" office:value="2.21594906946206" calcext:value-type="float">
            <text:p>2,22</text:p>
          </table:table-cell>
          <table:table-cell table:style-name="ce12" table:formula="of:=[data.Q78]/[data.Q414]*(LOG([data.S414]*1000)/LOG([data.S78]*1000))" office:value-type="float" office:value="2.66010041744836" calcext:value-type="float">
            <text:p>2,6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824912" calcext:value-type="float">
            <text:p>824912</text:p>
          </table:table-cell>
          <table:table-cell table:number-columns-repeated="2" table:style-name="ce7" office:value-type="float" office:value="8.85" calcext:value-type="float">
            <text:p>8,85</text:p>
          </table:table-cell>
          <table:table-cell table:style-name="ce7" office:value-type="float" office:value="9.04" calcext:value-type="float">
            <text:p>9,04</text:p>
          </table:table-cell>
          <table:table-cell table:style-name="ce7" office:value-type="float" office:value="8.86" calcext:value-type="float">
            <text:p>8,86</text:p>
          </table:table-cell>
          <table:table-cell table:style-name="ce7" office:value-type="float" office:value="9.36" calcext:value-type="float">
            <text:p>9,36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data.E79]/([data.C79]*[data.D79])" office:value-type="float" office:value="0.873921518772777" calcext:value-type="float">
            <text:p>0,87</text:p>
          </table:table-cell>
          <table:table-cell table:style-name="ce5" table:formula="of:=[data.B79]/[data.E79]" office:value-type="float" office:value="3.43282192524778" calcext:value-type="float">
            <text:p>3,433</text:p>
          </table:table-cell>
          <table:table-cell table:style-name="ce7" table:formula="of:=AVERAGE([data.F79:.J79])" office:value-type="float" office:value="8.992" calcext:value-type="float">
            <text:p>8,99</text:p>
          </table:table-cell>
          <table:table-cell table:style-name="ce9" table:formula="of:=AVERAGE([data.K79:.O79])" office:value-type="float" office:value="0.13" calcext:value-type="float">
            <text:p>0,13</text:p>
          </table:table-cell>
          <table:table-cell table:style-name="ce12" table:formula="of:=[data.Q79]/[data.Q415]*(LOG([data.R415]*1000)/LOG([data.R79]*1000))" office:value-type="float" office:value="2.20795367049242" calcext:value-type="float">
            <text:p>2,21</text:p>
          </table:table-cell>
          <table:table-cell table:style-name="ce12" table:formula="of:=[data.Q79]/[data.Q415]*(LOG([data.S415]*1000)/LOG([data.S79]*1000))" office:value-type="float" office:value="2.45964368683963" calcext:value-type="float">
            <text:p>2,4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593114" calcext:value-type="float">
            <text:p>593114</text:p>
          </table:table-cell>
          <table:table-cell table:style-name="ce7" office:value-type="float" office:value="9.52" calcext:value-type="float">
            <text:p>9,52</text:p>
          </table:table-cell>
          <table:table-cell table:style-name="ce7" office:value-type="float" office:value="9.2" calcext:value-type="float">
            <text:p>9,20</text:p>
          </table:table-cell>
          <table:table-cell table:style-name="ce7" office:value-type="float" office:value="9.28" calcext:value-type="float">
            <text:p>9,28</text:p>
          </table:table-cell>
          <table:table-cell table:style-name="ce7" office:value-type="float" office:value="9.24" calcext:value-type="float">
            <text:p>9,24</text:p>
          </table:table-cell>
          <table:table-cell table:style-name="ce7" office:value-type="float" office:value="9.37" calcext:value-type="float">
            <text:p>9,37</text:p>
          </table:table-cell>
          <table:table-cell table:number-columns-repeated="4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80]/([data.C80]*[data.D80])" office:value-type="float" office:value="0.529687142775492" calcext:value-type="float">
            <text:p>0,53</text:p>
          </table:table-cell>
          <table:table-cell table:style-name="ce5" table:formula="of:=[data.B80]/[data.E80]" office:value-type="float" office:value="5.66374761007159" calcext:value-type="float">
            <text:p>5,664</text:p>
          </table:table-cell>
          <table:table-cell table:style-name="ce7" table:formula="of:=AVERAGE([data.F80:.J80])" office:value-type="float" office:value="9.322" calcext:value-type="float">
            <text:p>9,32</text:p>
          </table:table-cell>
          <table:table-cell table:style-name="ce9" table:formula="of:=AVERAGE([data.K80:.O80])" office:value-type="float" office:value="0.118" calcext:value-type="float">
            <text:p>0,12</text:p>
          </table:table-cell>
          <table:table-cell table:style-name="ce12" table:formula="of:=[data.Q80]/[data.Q416]*(LOG([data.R416]*1000)/LOG([data.R80]*1000))" office:value-type="float" office:value="2.17139465401654" calcext:value-type="float">
            <text:p>2,17</text:p>
          </table:table-cell>
          <table:table-cell table:style-name="ce12" table:formula="of:=[data.Q80]/[data.Q416]*(LOG([data.S416]*1000)/LOG([data.S80]*1000))" office:value-type="float" office:value="2.66463156838524" calcext:value-type="float">
            <text:p>2,6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951087" calcext:value-type="float">
            <text:p>951087</text:p>
          </table:table-cell>
          <table:table-cell table:style-name="ce7" office:value-type="float" office:value="11.49" calcext:value-type="float">
            <text:p>11,49</text:p>
          </table:table-cell>
          <table:table-cell table:style-name="ce7" office:value-type="float" office:value="11.8" calcext:value-type="float">
            <text:p>11,80</text:p>
          </table:table-cell>
          <table:table-cell table:style-name="ce7" office:value-type="float" office:value="11.33" calcext:value-type="float">
            <text:p>11,33</text:p>
          </table:table-cell>
          <table:table-cell table:style-name="ce7" office:value-type="float" office:value="11.38" calcext:value-type="float">
            <text:p>11,38</text:p>
          </table:table-cell>
          <table:table-cell table:style-name="ce7" office:value-type="float" office:value="11.52" calcext:value-type="float">
            <text:p>11,52</text:p>
          </table:table-cell>
          <table:table-cell table:number-columns-repeated="5" table:style-name="ce9" office:value-type="float" office:value="0.16" calcext:value-type="float">
            <text:p>0,16</text:p>
          </table:table-cell>
          <table:table-cell table:style-name="ce28" table:formula="of:=[data.E81]/([data.C81]*[data.D81])" office:value-type="float" office:value="0.739979677706475" calcext:value-type="float">
            <text:p>0,74</text:p>
          </table:table-cell>
          <table:table-cell table:style-name="ce5" table:formula="of:=[data.B81]/[data.E81]" office:value-type="float" office:value="4.05418221466596" calcext:value-type="float">
            <text:p>4,054</text:p>
          </table:table-cell>
          <table:table-cell table:style-name="ce7" table:formula="of:=AVERAGE([data.F81:.J81])" office:value-type="float" office:value="11.504" calcext:value-type="float">
            <text:p>11,50</text:p>
          </table:table-cell>
          <table:table-cell table:style-name="ce9" table:formula="of:=AVERAGE([data.K81:.O81])" office:value-type="float" office:value="0.16" calcext:value-type="float">
            <text:p>0,16</text:p>
          </table:table-cell>
          <table:table-cell table:style-name="ce12" table:formula="of:=[data.Q81]/[data.Q417]*(LOG([data.R417]*1000)/LOG([data.R81]*1000))" office:value-type="float" office:value="2.17098353572844" calcext:value-type="float">
            <text:p>2,17</text:p>
          </table:table-cell>
          <table:table-cell table:style-name="ce12" table:formula="of:=[data.Q81]/[data.Q417]*(LOG([data.S417]*1000)/LOG([data.S81]*1000))" office:value-type="float" office:value="2.54772006498009" calcext:value-type="float">
            <text:p>2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638998" calcext:value-type="float">
            <text:p>638998</text:p>
          </table:table-cell>
          <table:table-cell table:style-name="ce7" office:value-type="float" office:value="10.12" calcext:value-type="float">
            <text:p>10,12</text:p>
          </table:table-cell>
          <table:table-cell table:style-name="ce7" office:value-type="float" office:value="9.67" calcext:value-type="float">
            <text:p>9,67</text:p>
          </table:table-cell>
          <table:table-cell table:style-name="ce7" office:value-type="float" office:value="10" calcext:value-type="float">
            <text:p>10,00</text:p>
          </table:table-cell>
          <table:table-cell table:style-name="ce7" office:value-type="float" office:value="9.65" calcext:value-type="float">
            <text:p>9,65</text:p>
          </table:table-cell>
          <table:table-cell table:style-name="ce7" office:value-type="float" office:value="9.72" calcext:value-type="float">
            <text:p>9,72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28" table:formula="of:=[data.E82]/([data.C82]*[data.D82])" office:value-type="float" office:value="0.56907060416073" calcext:value-type="float">
            <text:p>0,57</text:p>
          </table:table-cell>
          <table:table-cell table:style-name="ce5" table:formula="of:=[data.B82]/[data.E82]" office:value-type="float" office:value="5.27177862841511" calcext:value-type="float">
            <text:p>5,272</text:p>
          </table:table-cell>
          <table:table-cell table:style-name="ce7" table:formula="of:=AVERAGE([data.F82:.J82])" office:value-type="float" office:value="9.832" calcext:value-type="float">
            <text:p>9,83</text:p>
          </table:table-cell>
          <table:table-cell table:style-name="ce9" table:formula="of:=AVERAGE([data.K82:.O82])" office:value-type="float" office:value="0.128" calcext:value-type="float">
            <text:p>0,13</text:p>
          </table:table-cell>
          <table:table-cell table:style-name="ce12" table:formula="of:=[data.Q82]/[data.Q418]*(LOG([data.R418]*1000)/LOG([data.R82]*1000))" office:value-type="float" office:value="2.19556571261481" calcext:value-type="float">
            <text:p>2,20</text:p>
          </table:table-cell>
          <table:table-cell table:style-name="ce12" table:formula="of:=[data.Q82]/[data.Q418]*(LOG([data.S418]*1000)/LOG([data.S82]*1000))" office:value-type="float" office:value="2.61209444807242" calcext:value-type="float">
            <text:p>2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630781" calcext:value-type="float">
            <text:p>630781</text:p>
          </table:table-cell>
          <table:table-cell table:style-name="ce7" office:value-type="float" office:value="8.87" calcext:value-type="float">
            <text:p>8,87</text:p>
          </table:table-cell>
          <table:table-cell table:style-name="ce7" office:value-type="float" office:value="8.36" calcext:value-type="float">
            <text:p>8,36</text:p>
          </table:table-cell>
          <table:table-cell table:style-name="ce7" office:value-type="float" office:value="8.66" calcext:value-type="float">
            <text:p>8,66</text:p>
          </table:table-cell>
          <table:table-cell table:style-name="ce7" office:value-type="float" office:value="8.59" calcext:value-type="float">
            <text:p>8,59</text:p>
          </table:table-cell>
          <table:table-cell table:style-name="ce7" office:value-type="float" office:value="8.6" calcext:value-type="float">
            <text:p>8,60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83]/([data.C83]*[data.D83])" office:value-type="float" office:value="0.679392922382298" calcext:value-type="float">
            <text:p>0,68</text:p>
          </table:table-cell>
          <table:table-cell table:style-name="ce5" table:formula="of:=[data.B83]/[data.E83]" office:value-type="float" office:value="4.41573224304473" calcext:value-type="float">
            <text:p>4,416</text:p>
          </table:table-cell>
          <table:table-cell table:style-name="ce7" table:formula="of:=AVERAGE([data.F83:.J83])" office:value-type="float" office:value="8.616" calcext:value-type="float">
            <text:p>8,62</text:p>
          </table:table-cell>
          <table:table-cell table:style-name="ce9" table:formula="of:=AVERAGE([data.K83:.O83])" office:value-type="float" office:value="0.112" calcext:value-type="float">
            <text:p>0,11</text:p>
          </table:table-cell>
          <table:table-cell table:style-name="ce12" table:formula="of:=[data.Q83]/[data.Q419]*(LOG([data.R419]*1000)/LOG([data.R83]*1000))" office:value-type="float" office:value="2.22690488750606" calcext:value-type="float">
            <text:p>2,23</text:p>
          </table:table-cell>
          <table:table-cell table:style-name="ce12" table:formula="of:=[data.Q83]/[data.Q419]*(LOG([data.S419]*1000)/LOG([data.S83]*1000))" office:value-type="float" office:value="2.59275216341167" calcext:value-type="float">
            <text:p>2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946894" calcext:value-type="float">
            <text:p>946894</text:p>
          </table:table-cell>
          <table:table-cell table:style-name="ce7" office:value-type="float" office:value="11.33" calcext:value-type="float">
            <text:p>11,33</text:p>
          </table:table-cell>
          <table:table-cell table:style-name="ce7" office:value-type="float" office:value="11.21" calcext:value-type="float">
            <text:p>11,21</text:p>
          </table:table-cell>
          <table:table-cell table:style-name="ce7" office:value-type="float" office:value="11.25" calcext:value-type="float">
            <text:p>11,25</text:p>
          </table:table-cell>
          <table:table-cell table:number-columns-repeated="2" table:style-name="ce7" office:value-type="float" office:value="11.13" calcext:value-type="float">
            <text:p>11,13</text:p>
          </table:table-cell>
          <table:table-cell table:number-columns-repeated="3" table:style-name="ce9" office:value-type="float" office:value="0.17" calcext:value-type="float">
            <text:p>0,17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28" table:formula="of:=[data.E84]/([data.C84]*[data.D84])" office:value-type="float" office:value="0.721056286761234" calcext:value-type="float">
            <text:p>0,72</text:p>
          </table:table-cell>
          <table:table-cell table:style-name="ce5" table:formula="of:=[data.B84]/[data.E84]" office:value-type="float" office:value="4.16057974810274" calcext:value-type="float">
            <text:p>4,161</text:p>
          </table:table-cell>
          <table:table-cell table:style-name="ce7" table:formula="of:=AVERAGE([data.F84:.J84])" office:value-type="float" office:value="11.21" calcext:value-type="float">
            <text:p>11,21</text:p>
          </table:table-cell>
          <table:table-cell table:style-name="ce9" table:formula="of:=AVERAGE([data.K84:.O84])" office:value-type="float" office:value="0.166" calcext:value-type="float">
            <text:p>0,17</text:p>
          </table:table-cell>
          <table:table-cell table:style-name="ce12" table:formula="of:=[data.Q84]/[data.Q420]*(LOG([data.R420]*1000)/LOG([data.R84]*1000))" office:value-type="float" office:value="2.29697665480963" calcext:value-type="float">
            <text:p>2,30</text:p>
          </table:table-cell>
          <table:table-cell table:style-name="ce12" table:formula="of:=[data.Q84]/[data.Q420]*(LOG([data.S420]*1000)/LOG([data.S84]*1000))" office:value-type="float" office:value="2.59381821848859" calcext:value-type="float">
            <text:p>2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809002" calcext:value-type="float">
            <text:p>809002</text:p>
          </table:table-cell>
          <table:table-cell table:style-name="ce7" office:value-type="float" office:value="10.78" calcext:value-type="float">
            <text:p>10,78</text:p>
          </table:table-cell>
          <table:table-cell table:style-name="ce7" office:value-type="float" office:value="10.28" calcext:value-type="float">
            <text:p>10,28</text:p>
          </table:table-cell>
          <table:table-cell table:style-name="ce7" office:value-type="float" office:value="10.53" calcext:value-type="float">
            <text:p>10,53</text:p>
          </table:table-cell>
          <table:table-cell table:style-name="ce7" office:value-type="float" office:value="10.44" calcext:value-type="float">
            <text:p>10,44</text:p>
          </table:table-cell>
          <table:table-cell table:style-name="ce7" office:value-type="float" office:value="10.31" calcext:value-type="float">
            <text:p>10,31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3" table:style-name="ce9" office:value-type="float" office:value="0.14" calcext:value-type="float">
            <text:p>0,14</text:p>
          </table:table-cell>
          <table:table-cell table:style-name="ce28" table:formula="of:=[data.E85]/([data.C85]*[data.D85])" office:value-type="float" office:value="0.723978021191294" calcext:value-type="float">
            <text:p>0,72</text:p>
          </table:table-cell>
          <table:table-cell table:style-name="ce5" table:formula="of:=[data.B85]/[data.E85]" office:value-type="float" office:value="4.14379198073676" calcext:value-type="float">
            <text:p>4,144</text:p>
          </table:table-cell>
          <table:table-cell table:style-name="ce7" table:formula="of:=AVERAGE([data.F85:.J85])" office:value-type="float" office:value="10.468" calcext:value-type="float">
            <text:p>10,47</text:p>
          </table:table-cell>
          <table:table-cell table:style-name="ce9" table:formula="of:=AVERAGE([data.K85:.O85])" office:value-type="float" office:value="0.142" calcext:value-type="float">
            <text:p>0,14</text:p>
          </table:table-cell>
          <table:table-cell table:style-name="ce12" table:formula="of:=[data.Q85]/[data.Q421]*(LOG([data.R421]*1000)/LOG([data.R85]*1000))" office:value-type="float" office:value="2.24784525417561" calcext:value-type="float">
            <text:p>2,25</text:p>
          </table:table-cell>
          <table:table-cell table:style-name="ce12" table:formula="of:=[data.Q85]/[data.Q421]*(LOG([data.S421]*1000)/LOG([data.S85]*1000))" office:value-type="float" office:value="2.57692536034893" calcext:value-type="float">
            <text:p>2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178390" calcext:value-type="float">
            <text:p>1178390</text:p>
          </table:table-cell>
          <table:table-cell table:style-name="ce7" office:value-type="float" office:value="13" calcext:value-type="float">
            <text:p>13,00</text:p>
          </table:table-cell>
          <table:table-cell table:style-name="ce7" office:value-type="float" office:value="13.27" calcext:value-type="float">
            <text:p>13,27</text:p>
          </table:table-cell>
          <table:table-cell table:style-name="ce7" office:value-type="float" office:value="13.37" calcext:value-type="float">
            <text:p>13,37</text:p>
          </table:table-cell>
          <table:table-cell table:style-name="ce7" office:value-type="float" office:value="13.52" calcext:value-type="float">
            <text:p>13,52</text:p>
          </table:table-cell>
          <table:table-cell table:style-name="ce7" office:value-type="float" office:value="12.88" calcext:value-type="float">
            <text:p>12,88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2" table:style-name="ce9" office:value-type="float" office:value="0.19" calcext:value-type="float">
            <text:p>0,19</text:p>
          </table:table-cell>
          <table:table-cell table:style-name="ce28" table:formula="of:=[data.E86]/([data.C86]*[data.D86])" office:value-type="float" office:value="0.901185377791374" calcext:value-type="float">
            <text:p>0,90</text:p>
          </table:table-cell>
          <table:table-cell table:style-name="ce5" table:formula="of:=[data.B86]/[data.E86]" office:value-type="float" office:value="3.32896239784791" calcext:value-type="float">
            <text:p>3,329</text:p>
          </table:table-cell>
          <table:table-cell table:style-name="ce7" table:formula="of:=AVERAGE([data.F86:.J86])" office:value-type="float" office:value="13.208" calcext:value-type="float">
            <text:p>13,21</text:p>
          </table:table-cell>
          <table:table-cell table:style-name="ce9" table:formula="of:=AVERAGE([data.K86:.O86])" office:value-type="float" office:value="0.19" calcext:value-type="float">
            <text:p>0,19</text:p>
          </table:table-cell>
          <table:table-cell table:style-name="ce12" table:formula="of:=[data.Q86]/[data.Q422]*(LOG([data.R422]*1000)/LOG([data.R86]*1000))" office:value-type="float" office:value="2.14326865612091" calcext:value-type="float">
            <text:p>2,14</text:p>
          </table:table-cell>
          <table:table-cell table:style-name="ce12" table:formula="of:=[data.Q86]/[data.Q422]*(LOG([data.S422]*1000)/LOG([data.S86]*1000))" office:value-type="float" office:value="2.39859770856162" calcext:value-type="float">
            <text:p>2,4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745058" calcext:value-type="float">
            <text:p>745058</text:p>
          </table:table-cell>
          <table:table-cell table:style-name="ce7" office:value-type="float" office:value="10.72" calcext:value-type="float">
            <text:p>10,72</text:p>
          </table:table-cell>
          <table:table-cell table:style-name="ce7" office:value-type="float" office:value="10.67" calcext:value-type="float">
            <text:p>10,67</text:p>
          </table:table-cell>
          <table:table-cell table:style-name="ce7" office:value-type="float" office:value="10.54" calcext:value-type="float">
            <text:p>10,54</text:p>
          </table:table-cell>
          <table:table-cell table:style-name="ce7" office:value-type="float" office:value="10.6" calcext:value-type="float">
            <text:p>10,60</text:p>
          </table:table-cell>
          <table:table-cell table:style-name="ce7" office:value-type="float" office:value="10.58" calcext:value-type="float">
            <text:p>10,58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4" table:style-name="ce9" office:value-type="float" office:value="0.14" calcext:value-type="float">
            <text:p>0,14</text:p>
          </table:table-cell>
          <table:table-cell table:style-name="ce28" table:formula="of:=[data.E87]/([data.C87]*[data.D87])" office:value-type="float" office:value="0.579974156183834" calcext:value-type="float">
            <text:p>0,58</text:p>
          </table:table-cell>
          <table:table-cell table:style-name="ce5" table:formula="of:=[data.B87]/[data.E87]" office:value-type="float" office:value="5.17266709437386" calcext:value-type="float">
            <text:p>5,173</text:p>
          </table:table-cell>
          <table:table-cell table:style-name="ce7" table:formula="of:=AVERAGE([data.F87:.J87])" office:value-type="float" office:value="10.622" calcext:value-type="float">
            <text:p>10,62</text:p>
          </table:table-cell>
          <table:table-cell table:style-name="ce9" table:formula="of:=AVERAGE([data.K87:.O87])" office:value-type="float" office:value="0.142" calcext:value-type="float">
            <text:p>0,14</text:p>
          </table:table-cell>
          <table:table-cell table:style-name="ce12" table:formula="of:=[data.Q87]/[data.Q423]*(LOG([data.R423]*1000)/LOG([data.R87]*1000))" office:value-type="float" office:value="2.18683802460526" calcext:value-type="float">
            <text:p>2,19</text:p>
          </table:table-cell>
          <table:table-cell table:style-name="ce12" table:formula="of:=[data.Q87]/[data.Q423]*(LOG([data.S423]*1000)/LOG([data.S87]*1000))" office:value-type="float" office:value="2.59875471989153" calcext:value-type="float">
            <text:p>2,6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798613" calcext:value-type="float">
            <text:p>798613</text:p>
          </table:table-cell>
          <table:table-cell table:style-name="ce7" office:value-type="float" office:value="10.43" calcext:value-type="float">
            <text:p>10,43</text:p>
          </table:table-cell>
          <table:table-cell table:style-name="ce7" office:value-type="float" office:value="10.68" calcext:value-type="float">
            <text:p>10,68</text:p>
          </table:table-cell>
          <table:table-cell table:style-name="ce7" office:value-type="float" office:value="10.56" calcext:value-type="float">
            <text:p>10,56</text:p>
          </table:table-cell>
          <table:table-cell table:style-name="ce7" office:value-type="float" office:value="10.7" calcext:value-type="float">
            <text:p>10,70</text:p>
          </table:table-cell>
          <table:table-cell table:style-name="ce7" office:value-type="float" office:value="10.74" calcext:value-type="float">
            <text:p>10,74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28" table:formula="of:=[data.E88]/([data.C88]*[data.D88])" office:value-type="float" office:value="0.736589239663384" calcext:value-type="float">
            <text:p>0,74</text:p>
          </table:table-cell>
          <table:table-cell table:style-name="ce5" table:formula="of:=[data.B88]/[data.E88]" office:value-type="float" office:value="4.07284629726789" calcext:value-type="float">
            <text:p>4,073</text:p>
          </table:table-cell>
          <table:table-cell table:style-name="ce7" table:formula="of:=AVERAGE([data.F88:.J88])" office:value-type="float" office:value="10.622" calcext:value-type="float">
            <text:p>10,62</text:p>
          </table:table-cell>
          <table:table-cell table:style-name="ce9" table:formula="of:=AVERAGE([data.K88:.O88])" office:value-type="float" office:value="0.144" calcext:value-type="float">
            <text:p>0,14</text:p>
          </table:table-cell>
          <table:table-cell table:style-name="ce12" table:formula="of:=[data.Q88]/[data.Q424]*(LOG([data.R424]*1000)/LOG([data.R88]*1000))" office:value-type="float" office:value="2.20923614103081" calcext:value-type="float">
            <text:p>2,21</text:p>
          </table:table-cell>
          <table:table-cell table:style-name="ce12" table:formula="of:=[data.Q88]/[data.Q424]*(LOG([data.S424]*1000)/LOG([data.S88]*1000))" office:value-type="float" office:value="2.54222385780412" calcext:value-type="float">
            <text:p>2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44148" calcext:value-type="float">
            <text:p>944148</text:p>
          </table:table-cell>
          <table:table-cell table:style-name="ce7" office:value-type="float" office:value="12.78" calcext:value-type="float">
            <text:p>12,78</text:p>
          </table:table-cell>
          <table:table-cell table:style-name="ce7" office:value-type="float" office:value="12.17" calcext:value-type="float">
            <text:p>12,17</text:p>
          </table:table-cell>
          <table:table-cell table:style-name="ce7" office:value-type="float" office:value="12.04" calcext:value-type="float">
            <text:p>12,04</text:p>
          </table:table-cell>
          <table:table-cell table:style-name="ce7" office:value-type="float" office:value="12.25" calcext:value-type="float">
            <text:p>12,25</text:p>
          </table:table-cell>
          <table:table-cell table:style-name="ce7" office:value-type="float" office:value="12.98" calcext:value-type="float">
            <text:p>12,98</text:p>
          </table:table-cell>
          <table:table-cell table:number-columns-repeated="3" table:style-name="ce9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89]/([data.C89]*[data.D89])" office:value-type="float" office:value="0.718450946015049" calcext:value-type="float">
            <text:p>0,72</text:p>
          </table:table-cell>
          <table:table-cell table:style-name="ce5" table:formula="of:=[data.B89]/[data.E89]" office:value-type="float" office:value="4.17566737418286" calcext:value-type="float">
            <text:p>4,176</text:p>
          </table:table-cell>
          <table:table-cell table:style-name="ce7" table:formula="of:=AVERAGE([data.F89:.J89])" office:value-type="float" office:value="12.444" calcext:value-type="float">
            <text:p>12,44</text:p>
          </table:table-cell>
          <table:table-cell table:style-name="ce9" table:formula="of:=AVERAGE([data.K89:.O89])" office:value-type="float" office:value="0.162" calcext:value-type="float">
            <text:p>0,16</text:p>
          </table:table-cell>
          <table:table-cell table:style-name="ce12" table:formula="of:=[data.Q89]/[data.Q425]*(LOG([data.R425]*1000)/LOG([data.R89]*1000))" office:value-type="float" office:value="2.17484675662246" calcext:value-type="float">
            <text:p>2,17</text:p>
          </table:table-cell>
          <table:table-cell table:style-name="ce12" table:formula="of:=[data.Q89]/[data.Q425]*(LOG([data.S425]*1000)/LOG([data.S89]*1000))" office:value-type="float" office:value="2.53727483223219" calcext:value-type="float">
            <text:p>2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608287" calcext:value-type="float">
            <text:p>608287</text:p>
          </table:table-cell>
          <table:table-cell table:number-columns-repeated="2" table:style-name="ce7" office:value-type="float" office:value="8.81" calcext:value-type="float">
            <text:p>8,81</text:p>
          </table:table-cell>
          <table:table-cell table:style-name="ce7" office:value-type="float" office:value="8.37" calcext:value-type="float">
            <text:p>8,37</text:p>
          </table:table-cell>
          <table:table-cell table:style-name="ce7" office:value-type="float" office:value="8.36" calcext:value-type="float">
            <text:p>8,36</text:p>
          </table:table-cell>
          <table:table-cell table:style-name="ce7" office:value-type="float" office:value="8.67" calcext:value-type="float">
            <text:p>8,67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90]/([data.C90]*[data.D90])" office:value-type="float" office:value="0.636176999665328" calcext:value-type="float">
            <text:p>0,64</text:p>
          </table:table-cell>
          <table:table-cell table:style-name="ce5" table:formula="of:=[data.B90]/[data.E90]" office:value-type="float" office:value="4.71569505841815" calcext:value-type="float">
            <text:p>4,716</text:p>
          </table:table-cell>
          <table:table-cell table:style-name="ce7" table:formula="of:=AVERAGE([data.F90:.J90])" office:value-type="float" office:value="8.604" calcext:value-type="float">
            <text:p>8,60</text:p>
          </table:table-cell>
          <table:table-cell table:style-name="ce9" table:formula="of:=AVERAGE([data.K90:.O90])" office:value-type="float" office:value="0.12" calcext:value-type="float">
            <text:p>0,12</text:p>
          </table:table-cell>
          <table:table-cell table:style-name="ce12" table:formula="of:=[data.Q90]/[data.Q426]*(LOG([data.R426]*1000)/LOG([data.R90]*1000))" office:value-type="float" office:value="2.25976795483088" calcext:value-type="float">
            <text:p>2,26</text:p>
          </table:table-cell>
          <table:table-cell table:style-name="ce12" table:formula="of:=[data.Q90]/[data.Q426]*(LOG([data.S426]*1000)/LOG([data.S90]*1000))" office:value-type="float" office:value="2.65451971943015" calcext:value-type="float">
            <text:p>2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617280" calcext:value-type="float">
            <text:p>617280</text:p>
          </table:table-cell>
          <table:table-cell table:style-name="ce7" office:value-type="float" office:value="9.46" calcext:value-type="float">
            <text:p>9,46</text:p>
          </table:table-cell>
          <table:table-cell table:style-name="ce7" office:value-type="float" office:value="9.06" calcext:value-type="float">
            <text:p>9,06</text:p>
          </table:table-cell>
          <table:table-cell table:style-name="ce7" office:value-type="float" office:value="9.01" calcext:value-type="float">
            <text:p>9,01</text:p>
          </table:table-cell>
          <table:table-cell table:style-name="ce7" office:value-type="float" office:value="9.3" calcext:value-type="float">
            <text:p>9,30</text:p>
          </table:table-cell>
          <table:table-cell table:style-name="ce7" office:value-type="float" office:value="8.95" calcext:value-type="float">
            <text:p>8,95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91]/([data.C91]*[data.D91])" office:value-type="float" office:value="0.551012975512915" calcext:value-type="float">
            <text:p>0,55</text:p>
          </table:table-cell>
          <table:table-cell table:style-name="ce5" table:formula="of:=[data.B91]/[data.E91]" office:value-type="float" office:value="5.44454380508035" calcext:value-type="float">
            <text:p>5,445</text:p>
          </table:table-cell>
          <table:table-cell table:style-name="ce7" table:formula="of:=AVERAGE([data.F91:.J91])" office:value-type="float" office:value="9.156" calcext:value-type="float">
            <text:p>9,16</text:p>
          </table:table-cell>
          <table:table-cell table:style-name="ce9" table:formula="of:=AVERAGE([data.K91:.O91])" office:value-type="float" office:value="0.12" calcext:value-type="float">
            <text:p>0,12</text:p>
          </table:table-cell>
          <table:table-cell table:style-name="ce12" table:formula="of:=[data.Q91]/[data.Q427]*(LOG([data.R427]*1000)/LOG([data.R91]*1000))" office:value-type="float" office:value="2.20606106540523" calcext:value-type="float">
            <text:p>2,21</text:p>
          </table:table-cell>
          <table:table-cell table:style-name="ce12" table:formula="of:=[data.Q91]/[data.Q427]*(LOG([data.S427]*1000)/LOG([data.S91]*1000))" office:value-type="float" office:value="2.66669258683256" calcext:value-type="float">
            <text:p>2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649859" calcext:value-type="float">
            <text:p>649859</text:p>
          </table:table-cell>
          <table:table-cell table:style-name="ce7" office:value-type="float" office:value="8.64" calcext:value-type="float">
            <text:p>8,64</text:p>
          </table:table-cell>
          <table:table-cell table:style-name="ce7" office:value-type="float" office:value="8.66" calcext:value-type="float">
            <text:p>8,66</text:p>
          </table:table-cell>
          <table:table-cell table:style-name="ce7" office:value-type="float" office:value="8.6" calcext:value-type="float">
            <text:p>8,60</text:p>
          </table:table-cell>
          <table:table-cell table:style-name="ce7" office:value-type="float" office:value="8.55" calcext:value-type="float">
            <text:p>8,55</text:p>
          </table:table-cell>
          <table:table-cell table:style-name="ce7" office:value-type="float" office:value="8.57" calcext:value-type="float">
            <text:p>8,57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28" table:formula="of:=[data.E92]/([data.C92]*[data.D92])" office:value-type="float" office:value="0.667447578591031" calcext:value-type="float">
            <text:p>0,67</text:p>
          </table:table-cell>
          <table:table-cell table:style-name="ce5" table:formula="of:=[data.B92]/[data.E92]" office:value-type="float" office:value="4.49475963247412" calcext:value-type="float">
            <text:p>4,495</text:p>
          </table:table-cell>
          <table:table-cell table:style-name="ce7" table:formula="of:=AVERAGE([data.F92:.J92])" office:value-type="float" office:value="8.604" calcext:value-type="float">
            <text:p>8,60</text:p>
          </table:table-cell>
          <table:table-cell table:style-name="ce9" table:formula="of:=AVERAGE([data.K92:.O92])" office:value-type="float" office:value="0.112" calcext:value-type="float">
            <text:p>0,11</text:p>
          </table:table-cell>
          <table:table-cell table:style-name="ce12" table:formula="of:=[data.Q92]/[data.Q428]*(LOG([data.R428]*1000)/LOG([data.R92]*1000))" office:value-type="float" office:value="2.21776438076795" calcext:value-type="float">
            <text:p>2,22</text:p>
          </table:table-cell>
          <table:table-cell table:style-name="ce12" table:formula="of:=[data.Q92]/[data.Q428]*(LOG([data.S428]*1000)/LOG([data.S92]*1000))" office:value-type="float" office:value="2.60541639201444" calcext:value-type="float">
            <text:p>2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656003" calcext:value-type="float">
            <text:p>656003</text:p>
          </table:table-cell>
          <table:table-cell table:style-name="ce7" office:value-type="float" office:value="9.08" calcext:value-type="float">
            <text:p>9,08</text:p>
          </table:table-cell>
          <table:table-cell table:style-name="ce7" office:value-type="float" office:value="8.67" calcext:value-type="float">
            <text:p>8,67</text:p>
          </table:table-cell>
          <table:table-cell table:style-name="ce7" office:value-type="float" office:value="8.69" calcext:value-type="float">
            <text:p>8,69</text:p>
          </table:table-cell>
          <table:table-cell table:style-name="ce7" office:value-type="float" office:value="8.74" calcext:value-type="float">
            <text:p>8,74</text:p>
          </table:table-cell>
          <table:table-cell table:style-name="ce7" office:value-type="float" office:value="8.72" calcext:value-type="float">
            <text:p>8,72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93]/([data.C93]*[data.D93])" office:value-type="float" office:value="0.673757867319606" calcext:value-type="float">
            <text:p>0,67</text:p>
          </table:table-cell>
          <table:table-cell table:style-name="ce5" table:formula="of:=[data.B93]/[data.E93]" office:value-type="float" office:value="4.45266256404315" calcext:value-type="float">
            <text:p>4,453</text:p>
          </table:table-cell>
          <table:table-cell table:style-name="ce7" table:formula="of:=AVERAGE([data.F93:.J93])" office:value-type="float" office:value="8.78" calcext:value-type="float">
            <text:p>8,78</text:p>
          </table:table-cell>
          <table:table-cell table:style-name="ce9" table:formula="of:=AVERAGE([data.K93:.O93])" office:value-type="float" office:value="0.114" calcext:value-type="float">
            <text:p>0,11</text:p>
          </table:table-cell>
          <table:table-cell table:style-name="ce12" table:formula="of:=[data.Q93]/[data.Q429]*(LOG([data.R429]*1000)/LOG([data.R93]*1000))" office:value-type="float" office:value="2.26436980197398" calcext:value-type="float">
            <text:p>2,26</text:p>
          </table:table-cell>
          <table:table-cell table:style-name="ce12" table:formula="of:=[data.Q93]/[data.Q429]*(LOG([data.S429]*1000)/LOG([data.S93]*1000))" office:value-type="float" office:value="2.68381071842742" calcext:value-type="float">
            <text:p>2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925872" calcext:value-type="float">
            <text:p>925872</text:p>
          </table:table-cell>
          <table:table-cell table:style-name="ce7" office:value-type="float" office:value="10.39" calcext:value-type="float">
            <text:p>10,39</text:p>
          </table:table-cell>
          <table:table-cell table:style-name="ce7" office:value-type="float" office:value="10.4" calcext:value-type="float">
            <text:p>10,40</text:p>
          </table:table-cell>
          <table:table-cell table:style-name="ce7" office:value-type="float" office:value="10.69" calcext:value-type="float">
            <text:p>10,69</text:p>
          </table:table-cell>
          <table:table-cell table:style-name="ce7" office:value-type="float" office:value="10.49" calcext:value-type="float">
            <text:p>10,49</text:p>
          </table:table-cell>
          <table:table-cell table:style-name="ce7" office:value-type="float" office:value="10.34" calcext:value-type="float">
            <text:p>10,34</text:p>
          </table:table-cell>
          <table:table-cell table:number-columns-repeated="5" table:style-name="ce9" office:value-type="float" office:value="0.14" calcext:value-type="float">
            <text:p>0,14</text:p>
          </table:table-cell>
          <table:table-cell table:style-name="ce28" table:formula="of:=[data.E94]/([data.C94]*[data.D94])" office:value-type="float" office:value="0.826860425240055" calcext:value-type="float">
            <text:p>0,83</text:p>
          </table:table-cell>
          <table:table-cell table:style-name="ce5" table:formula="of:=[data.B94]/[data.E94]" office:value-type="float" office:value="3.62819914631828" calcext:value-type="float">
            <text:p>3,628</text:p>
          </table:table-cell>
          <table:table-cell table:style-name="ce7" table:formula="of:=AVERAGE([data.F94:.J94])" office:value-type="float" office:value="10.462" calcext:value-type="float">
            <text:p>10,46</text:p>
          </table:table-cell>
          <table:table-cell table:style-name="ce9" table:formula="of:=AVERAGE([data.K94:.O94])" office:value-type="float" office:value="0.14" calcext:value-type="float">
            <text:p>0,14</text:p>
          </table:table-cell>
          <table:table-cell table:style-name="ce12" table:formula="of:=[data.Q94]/[data.Q430]*(LOG([data.R430]*1000)/LOG([data.R94]*1000))" office:value-type="float" office:value="2.14683600655943" calcext:value-type="float">
            <text:p>2,15</text:p>
          </table:table-cell>
          <table:table-cell table:style-name="ce12" table:formula="of:=[data.Q94]/[data.Q430]*(LOG([data.S430]*1000)/LOG([data.S94]*1000))" office:value-type="float" office:value="2.44213221262369" calcext:value-type="float">
            <text:p>2,4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671114" calcext:value-type="float">
            <text:p>671114</text:p>
          </table:table-cell>
          <table:table-cell table:style-name="ce7" office:value-type="float" office:value="9.04" calcext:value-type="float">
            <text:p>9,04</text:p>
          </table:table-cell>
          <table:table-cell table:style-name="ce7" office:value-type="float" office:value="8.79" calcext:value-type="float">
            <text:p>8,79</text:p>
          </table:table-cell>
          <table:table-cell table:style-name="ce7" office:value-type="float" office:value="8.83" calcext:value-type="float">
            <text:p>8,83</text:p>
          </table:table-cell>
          <table:table-cell table:style-name="ce7" office:value-type="float" office:value="8.75" calcext:value-type="float">
            <text:p>8,75</text:p>
          </table:table-cell>
          <table:table-cell table:style-name="ce7" office:value-type="float" office:value="8.84" calcext:value-type="float">
            <text:p>8,84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95]/([data.C95]*[data.D95])" office:value-type="float" office:value="0.672027958022911" calcext:value-type="float">
            <text:p>0,67</text:p>
          </table:table-cell>
          <table:table-cell table:style-name="ce5" table:formula="of:=[data.B95]/[data.E95]" office:value-type="float" office:value="4.46412382993053" calcext:value-type="float">
            <text:p>4,464</text:p>
          </table:table-cell>
          <table:table-cell table:style-name="ce7" table:formula="of:=AVERAGE([data.F95:.J95])" office:value-type="float" office:value="8.85" calcext:value-type="float">
            <text:p>8,85</text:p>
          </table:table-cell>
          <table:table-cell table:style-name="ce9" table:formula="of:=AVERAGE([data.K95:.O95])" office:value-type="float" office:value="0.12" calcext:value-type="float">
            <text:p>0,12</text:p>
          </table:table-cell>
          <table:table-cell table:style-name="ce12" table:formula="of:=[data.Q95]/[data.Q431]*(LOG([data.R431]*1000)/LOG([data.R95]*1000))" office:value-type="float" office:value="2.29152455618263" calcext:value-type="float">
            <text:p>2,29</text:p>
          </table:table-cell>
          <table:table-cell table:style-name="ce12" table:formula="of:=[data.Q95]/[data.Q431]*(LOG([data.S431]*1000)/LOG([data.S95]*1000))" office:value-type="float" office:value="2.75060052787767" calcext:value-type="float">
            <text:p>2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432622" calcext:value-type="float">
            <text:p>432622</text:p>
          </table:table-cell>
          <table:table-cell table:style-name="ce7" office:value-type="float" office:value="8.01" calcext:value-type="float">
            <text:p>8,01</text:p>
          </table:table-cell>
          <table:table-cell table:style-name="ce7" office:value-type="float" office:value="7.65" calcext:value-type="float">
            <text:p>7,65</text:p>
          </table:table-cell>
          <table:table-cell table:style-name="ce7" office:value-type="float" office:value="7.73" calcext:value-type="float">
            <text:p>7,73</text:p>
          </table:table-cell>
          <table:table-cell table:style-name="ce7" office:value-type="float" office:value="7.6" calcext:value-type="float">
            <text:p>7,60</text:p>
          </table:table-cell>
          <table:table-cell table:style-name="ce7" office:value-type="float" office:value="7.69" calcext:value-type="float">
            <text:p>7,69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data.E96]/([data.C96]*[data.D96])" office:value-type="float" office:value="0.450647916666667" calcext:value-type="float">
            <text:p>0,45</text:p>
          </table:table-cell>
          <table:table-cell table:style-name="ce5" table:formula="of:=[data.B96]/[data.E96]" office:value-type="float" office:value="6.6571186855962" calcext:value-type="float">
            <text:p>6,657</text:p>
          </table:table-cell>
          <table:table-cell table:style-name="ce7" table:formula="of:=AVERAGE([data.F96:.J96])" office:value-type="float" office:value="7.736" calcext:value-type="float">
            <text:p>7,74</text:p>
          </table:table-cell>
          <table:table-cell table:style-name="ce9" table:formula="of:=AVERAGE([data.K96:.O96])" office:value-type="float" office:value="0.09" calcext:value-type="float">
            <text:p>0,09</text:p>
          </table:table-cell>
          <table:table-cell table:style-name="ce12" table:formula="of:=[data.Q96]/[data.Q432]*(LOG([data.R432]*1000)/LOG([data.R96]*1000))" office:value-type="float" office:value="2.10581432406343" calcext:value-type="float">
            <text:p>2,11</text:p>
          </table:table-cell>
          <table:table-cell table:style-name="ce12" table:formula="of:=[data.Q96]/[data.Q432]*(LOG([data.S432]*1000)/LOG([data.S96]*1000))" office:value-type="float" office:value="2.69532137967159" calcext:value-type="float">
            <text:p>2,7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08023" calcext:value-type="float">
            <text:p>808023</text:p>
          </table:table-cell>
          <table:table-cell table:style-name="ce7" office:value-type="float" office:value="9.64" calcext:value-type="float">
            <text:p>9,64</text:p>
          </table:table-cell>
          <table:table-cell table:style-name="ce7" office:value-type="float" office:value="9.53" calcext:value-type="float">
            <text:p>9,53</text:p>
          </table:table-cell>
          <table:table-cell table:style-name="ce7" office:value-type="float" office:value="9.59" calcext:value-type="float">
            <text:p>9,59</text:p>
          </table:table-cell>
          <table:table-cell table:style-name="ce7" office:value-type="float" office:value="9.48" calcext:value-type="float">
            <text:p>9,48</text:p>
          </table:table-cell>
          <table:table-cell table:style-name="ce7" office:value-type="float" office:value="9.53" calcext:value-type="float">
            <text:p>9,5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97]/([data.C97]*[data.D97])" office:value-type="float" office:value="0.721614047496571" calcext:value-type="float">
            <text:p>0,72</text:p>
          </table:table-cell>
          <table:table-cell table:style-name="ce5" table:formula="of:=[data.B97]/[data.E97]" office:value-type="float" office:value="4.157366807628" calcext:value-type="float">
            <text:p>4,157</text:p>
          </table:table-cell>
          <table:table-cell table:style-name="ce7" table:formula="of:=AVERAGE([data.F97:.J97])" office:value-type="float" office:value="9.554" calcext:value-type="float">
            <text:p>9,55</text:p>
          </table:table-cell>
          <table:table-cell table:style-name="ce9" table:formula="of:=AVERAGE([data.K97:.O97])" office:value-type="float" office:value="0.136" calcext:value-type="float">
            <text:p>0,14</text:p>
          </table:table-cell>
          <table:table-cell table:style-name="ce12" table:formula="of:=[data.Q97]/[data.Q433]*(LOG([data.R433]*1000)/LOG([data.R97]*1000))" office:value-type="float" office:value="2.21390499286343" calcext:value-type="float">
            <text:p>2,21</text:p>
          </table:table-cell>
          <table:table-cell table:style-name="ce12" table:formula="of:=[data.Q97]/[data.Q433]*(LOG([data.S433]*1000)/LOG([data.S97]*1000))" office:value-type="float" office:value="2.58175532736491" calcext:value-type="float">
            <text:p>2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531608" calcext:value-type="float">
            <text:p>531608</text:p>
          </table:table-cell>
          <table:table-cell table:style-name="ce7" office:value-type="float" office:value="7.7" calcext:value-type="float">
            <text:p>7,70</text:p>
          </table:table-cell>
          <table:table-cell table:style-name="ce7" office:value-type="float" office:value="7.76" calcext:value-type="float">
            <text:p>7,76</text:p>
          </table:table-cell>
          <table:table-cell table:style-name="ce7" office:value-type="float" office:value="7.85" calcext:value-type="float">
            <text:p>7,85</text:p>
          </table:table-cell>
          <table:table-cell table:style-name="ce7" office:value-type="float" office:value="7.79" calcext:value-type="float">
            <text:p>7,79</text:p>
          </table:table-cell>
          <table:table-cell table:style-name="ce7" office:value-type="float" office:value="7.94" calcext:value-type="float">
            <text:p>7,94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28" table:formula="of:=[data.E98]/([data.C98]*[data.D98])" office:value-type="float" office:value="0.52779939953297" calcext:value-type="float">
            <text:p>0,53</text:p>
          </table:table-cell>
          <table:table-cell table:style-name="ce5" table:formula="of:=[data.B98]/[data.E98]" office:value-type="float" office:value="5.68400776512016" calcext:value-type="float">
            <text:p>5,684</text:p>
          </table:table-cell>
          <table:table-cell table:style-name="ce7" table:formula="of:=AVERAGE([data.F98:.J98])" office:value-type="float" office:value="7.808" calcext:value-type="float">
            <text:p>7,81</text:p>
          </table:table-cell>
          <table:table-cell table:style-name="ce9" table:formula="of:=AVERAGE([data.K98:.O98])" office:value-type="float" office:value="0.104" calcext:value-type="float">
            <text:p>0,10</text:p>
          </table:table-cell>
          <table:table-cell table:style-name="ce12" table:formula="of:=[data.Q98]/[data.Q434]*(LOG([data.R434]*1000)/LOG([data.R98]*1000))" office:value-type="float" office:value="2.32628092590494" calcext:value-type="float">
            <text:p>2,33</text:p>
          </table:table-cell>
          <table:table-cell table:style-name="ce12" table:formula="of:=[data.Q98]/[data.Q434]*(LOG([data.S434]*1000)/LOG([data.S98]*1000))" office:value-type="float" office:value="2.86374746879386" calcext:value-type="float">
            <text:p>2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56087" calcext:value-type="float">
            <text:p>656087</text:p>
          </table:table-cell>
          <table:table-cell table:style-name="ce7" office:value-type="float" office:value="10.37" calcext:value-type="float">
            <text:p>10,37</text:p>
          </table:table-cell>
          <table:table-cell table:style-name="ce7" office:value-type="float" office:value="10.05" calcext:value-type="float">
            <text:p>10,05</text:p>
          </table:table-cell>
          <table:table-cell table:style-name="ce7" office:value-type="float" office:value="10.11" calcext:value-type="float">
            <text:p>10,11</text:p>
          </table:table-cell>
          <table:table-cell table:style-name="ce7" office:value-type="float" office:value="10.15" calcext:value-type="float">
            <text:p>10,15</text:p>
          </table:table-cell>
          <table:table-cell table:style-name="ce7" office:value-type="float" office:value="10.24" calcext:value-type="float">
            <text:p>10,24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99]/([data.C99]*[data.D99])" office:value-type="float" office:value="0.585925890203475" calcext:value-type="float">
            <text:p>0,59</text:p>
          </table:table-cell>
          <table:table-cell table:style-name="ce5" table:formula="of:=[data.B99]/[data.E99]" office:value-type="float" office:value="5.12012583696979" calcext:value-type="float">
            <text:p>5,120</text:p>
          </table:table-cell>
          <table:table-cell table:style-name="ce7" table:formula="of:=AVERAGE([data.F99:.J99])" office:value-type="float" office:value="10.184" calcext:value-type="float">
            <text:p>10,18</text:p>
          </table:table-cell>
          <table:table-cell table:style-name="ce9" table:formula="of:=AVERAGE([data.K99:.O99])" office:value-type="float" office:value="0.12" calcext:value-type="float">
            <text:p>0,12</text:p>
          </table:table-cell>
          <table:table-cell table:style-name="ce12" table:formula="of:=[data.Q99]/[data.Q435]*(LOG([data.R435]*1000)/LOG([data.R99]*1000))" office:value-type="float" office:value="2.11085031754304" calcext:value-type="float">
            <text:p>2,11</text:p>
          </table:table-cell>
          <table:table-cell table:style-name="ce12" table:formula="of:=[data.Q99]/[data.Q435]*(LOG([data.S435]*1000)/LOG([data.S99]*1000))" office:value-type="float" office:value="2.57638152062231" calcext:value-type="float">
            <text:p>2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750427" calcext:value-type="float">
            <text:p>750427</text:p>
          </table:table-cell>
          <table:table-cell table:style-name="ce7" office:value-type="float" office:value="10.84" calcext:value-type="float">
            <text:p>10,84</text:p>
          </table:table-cell>
          <table:table-cell table:style-name="ce7" office:value-type="float" office:value="10.83" calcext:value-type="float">
            <text:p>10,83</text:p>
          </table:table-cell>
          <table:table-cell table:style-name="ce7" office:value-type="float" office:value="11.07" calcext:value-type="float">
            <text:p>11,07</text:p>
          </table:table-cell>
          <table:table-cell table:style-name="ce7" office:value-type="float" office:value="10.84" calcext:value-type="float">
            <text:p>10,84</text:p>
          </table:table-cell>
          <table:table-cell table:style-name="ce7" office:value-type="float" office:value="11.12" calcext:value-type="float">
            <text:p>11,12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100]/([data.C100]*[data.D100])" office:value-type="float" office:value="0.641390598290598" calcext:value-type="float">
            <text:p>0,64</text:p>
          </table:table-cell>
          <table:table-cell table:style-name="ce5" table:formula="of:=[data.B100]/[data.E100]" office:value-type="float" office:value="4.67735835730857" calcext:value-type="float">
            <text:p>4,677</text:p>
          </table:table-cell>
          <table:table-cell table:style-name="ce7" table:formula="of:=AVERAGE([data.F100:.J100])" office:value-type="float" office:value="10.94" calcext:value-type="float">
            <text:p>10,94</text:p>
          </table:table-cell>
          <table:table-cell table:style-name="ce9" table:formula="of:=AVERAGE([data.K100:.O100])" office:value-type="float" office:value="0.132" calcext:value-type="float">
            <text:p>0,13</text:p>
          </table:table-cell>
          <table:table-cell table:style-name="ce12" table:formula="of:=[data.Q100]/[data.Q436]*(LOG([data.R436]*1000)/LOG([data.R100]*1000))" office:value-type="float" office:value="2.10765602374499" calcext:value-type="float">
            <text:p>2,11</text:p>
          </table:table-cell>
          <table:table-cell table:style-name="ce12" table:formula="of:=[data.Q100]/[data.Q436]*(LOG([data.S436]*1000)/LOG([data.S100]*1000))" office:value-type="float" office:value="2.54820010523761" calcext:value-type="float">
            <text:p>2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056230" calcext:value-type="float">
            <text:p>1056230</text:p>
          </table:table-cell>
          <table:table-cell table:style-name="ce7" office:value-type="float" office:value="10.96" calcext:value-type="float">
            <text:p>10,96</text:p>
          </table:table-cell>
          <table:table-cell table:style-name="ce7" office:value-type="float" office:value="10.82" calcext:value-type="float">
            <text:p>10,82</text:p>
          </table:table-cell>
          <table:table-cell table:style-name="ce7" office:value-type="float" office:value="10.88" calcext:value-type="float">
            <text:p>10,88</text:p>
          </table:table-cell>
          <table:table-cell table:style-name="ce7" office:value-type="float" office:value="10.91" calcext:value-type="float">
            <text:p>10,91</text:p>
          </table:table-cell>
          <table:table-cell table:style-name="ce7" office:value-type="float" office:value="10.68" calcext:value-type="float">
            <text:p>10,68</text:p>
          </table:table-cell>
          <table:table-cell table:number-columns-repeated="3"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28" table:formula="of:=[data.E101]/([data.C101]*[data.D101])" office:value-type="float" office:value="0.997610412180286" calcext:value-type="float">
            <text:p>1,00</text:p>
          </table:table-cell>
          <table:table-cell table:style-name="ce5" table:formula="of:=[data.B101]/[data.E101]" office:value-type="float" office:value="3.00720108309743" calcext:value-type="float">
            <text:p>3,007</text:p>
          </table:table-cell>
          <table:table-cell table:style-name="ce7" table:formula="of:=AVERAGE([data.F101:.J101])" office:value-type="float" office:value="10.85" calcext:value-type="float">
            <text:p>10,85</text:p>
          </table:table-cell>
          <table:table-cell table:style-name="ce9" table:formula="of:=AVERAGE([data.K101:.O101])" office:value-type="float" office:value="0.154" calcext:value-type="float">
            <text:p>0,15</text:p>
          </table:table-cell>
          <table:table-cell table:style-name="ce12" table:formula="of:=[data.Q101]/[data.Q437]*(LOG([data.R437]*1000)/LOG([data.R101]*1000))" office:value-type="float" office:value="2.19687463883209" calcext:value-type="float">
            <text:p>2,20</text:p>
          </table:table-cell>
          <table:table-cell table:style-name="ce12" table:formula="of:=[data.Q101]/[data.Q437]*(LOG([data.S437]*1000)/LOG([data.S101]*1000))" office:value-type="float" office:value="2.40928328740428" calcext:value-type="float">
            <text:p>2,4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521809" calcext:value-type="float">
            <text:p>521809</text:p>
          </table:table-cell>
          <table:table-cell table:style-name="ce7" office:value-type="float" office:value="8.76" calcext:value-type="float">
            <text:p>8,76</text:p>
          </table:table-cell>
          <table:table-cell table:style-name="ce7" office:value-type="float" office:value="8.47" calcext:value-type="float">
            <text:p>8,47</text:p>
          </table:table-cell>
          <table:table-cell table:style-name="ce7" office:value-type="float" office:value="8.5" calcext:value-type="float">
            <text:p>8,50</text:p>
          </table:table-cell>
          <table:table-cell table:style-name="ce7" office:value-type="float" office:value="8.6" calcext:value-type="float">
            <text:p>8,60</text:p>
          </table:table-cell>
          <table:table-cell table:style-name="ce7" office:value-type="float" office:value="8.51" calcext:value-type="float">
            <text:p>8,51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102]/([data.C102]*[data.D102])" office:value-type="float" office:value="0.466007408836305" calcext:value-type="float">
            <text:p>0,47</text:p>
          </table:table-cell>
          <table:table-cell table:style-name="ce5" table:formula="of:=[data.B102]/[data.E102]" office:value-type="float" office:value="6.43769655180344" calcext:value-type="float">
            <text:p>6,438</text:p>
          </table:table-cell>
          <table:table-cell table:style-name="ce7" table:formula="of:=AVERAGE([data.F102:.J102])" office:value-type="float" office:value="8.568" calcext:value-type="float">
            <text:p>8,57</text:p>
          </table:table-cell>
          <table:table-cell table:style-name="ce9" table:formula="of:=AVERAGE([data.K102:.O102])" office:value-type="float" office:value="0.11" calcext:value-type="float">
            <text:p>0,11</text:p>
          </table:table-cell>
          <table:table-cell table:style-name="ce12" table:formula="of:=[data.Q102]/[data.Q438]*(LOG([data.R438]*1000)/LOG([data.R102]*1000))" office:value-type="float" office:value="2.10560321150406" calcext:value-type="float">
            <text:p>2,11</text:p>
          </table:table-cell>
          <table:table-cell table:style-name="ce12" table:formula="of:=[data.Q102]/[data.Q438]*(LOG([data.S438]*1000)/LOG([data.S102]*1000))" office:value-type="float" office:value="2.58104379699262" calcext:value-type="float">
            <text:p>2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644355" calcext:value-type="float">
            <text:p>644355</text:p>
          </table:table-cell>
          <table:table-cell table:style-name="ce7" office:value-type="float" office:value="8.49" calcext:value-type="float">
            <text:p>8,49</text:p>
          </table:table-cell>
          <table:table-cell table:style-name="ce7" office:value-type="float" office:value="8.01" calcext:value-type="float">
            <text:p>8,01</text:p>
          </table:table-cell>
          <table:table-cell table:style-name="ce7" office:value-type="float" office:value="8.12" calcext:value-type="float">
            <text:p>8,12</text:p>
          </table:table-cell>
          <table:table-cell table:style-name="ce7" office:value-type="float" office:value="8.06" calcext:value-type="float">
            <text:p>8,06</text:p>
          </table:table-cell>
          <table:table-cell table:style-name="ce7" office:value-type="float" office:value="8.04" calcext:value-type="float">
            <text:p>8,04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103]/([data.C103]*[data.D103])" office:value-type="float" office:value="0.697716346153846" calcext:value-type="float">
            <text:p>0,70</text:p>
          </table:table-cell>
          <table:table-cell table:style-name="ce5" table:formula="of:=[data.B103]/[data.E103]" office:value-type="float" office:value="4.29976643309977" calcext:value-type="float">
            <text:p>4,300</text:p>
          </table:table-cell>
          <table:table-cell table:style-name="ce7" table:formula="of:=AVERAGE([data.F103:.J103])" office:value-type="float" office:value="8.144" calcext:value-type="float">
            <text:p>8,14</text:p>
          </table:table-cell>
          <table:table-cell table:style-name="ce9" table:formula="of:=AVERAGE([data.K103:.O103])" office:value-type="float" office:value="0.11" calcext:value-type="float">
            <text:p>0,11</text:p>
          </table:table-cell>
          <table:table-cell table:style-name="ce12" table:formula="of:=[data.Q103]/[data.Q439]*(LOG([data.R439]*1000)/LOG([data.R103]*1000))" office:value-type="float" office:value="2.22393359456428" calcext:value-type="float">
            <text:p>2,22</text:p>
          </table:table-cell>
          <table:table-cell table:style-name="ce12" table:formula="of:=[data.Q103]/[data.Q439]*(LOG([data.S439]*1000)/LOG([data.S103]*1000))" office:value-type="float" office:value="2.6410652382219" calcext:value-type="float">
            <text:p>2,6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888624" calcext:value-type="float">
            <text:p>888624</text:p>
          </table:table-cell>
          <table:table-cell table:style-name="ce7" office:value-type="float" office:value="12.26" calcext:value-type="float">
            <text:p>12,26</text:p>
          </table:table-cell>
          <table:table-cell table:style-name="ce7" office:value-type="float" office:value="11.71" calcext:value-type="float">
            <text:p>11,71</text:p>
          </table:table-cell>
          <table:table-cell table:style-name="ce7" office:value-type="float" office:value="11.97" calcext:value-type="float">
            <text:p>11,97</text:p>
          </table:table-cell>
          <table:table-cell table:style-name="ce7" office:value-type="float" office:value="11.76" calcext:value-type="float">
            <text:p>11,76</text:p>
          </table:table-cell>
          <table:table-cell table:style-name="ce7" office:value-type="float" office:value="11.77" calcext:value-type="float">
            <text:p>11,77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104]/([data.C104]*[data.D104])" office:value-type="float" office:value="0.689895470383275" calcext:value-type="float">
            <text:p>0,69</text:p>
          </table:table-cell>
          <table:table-cell table:style-name="ce5" table:formula="of:=[data.B104]/[data.E104]" office:value-type="float" office:value="4.34850285385045" calcext:value-type="float">
            <text:p>4,349</text:p>
          </table:table-cell>
          <table:table-cell table:style-name="ce7" table:formula="of:=AVERAGE([data.F104:.J104])" office:value-type="float" office:value="11.894" calcext:value-type="float">
            <text:p>11,89</text:p>
          </table:table-cell>
          <table:table-cell table:style-name="ce9" table:formula="of:=AVERAGE([data.K104:.O104])" office:value-type="float" office:value="0.154" calcext:value-type="float">
            <text:p>0,15</text:p>
          </table:table-cell>
          <table:table-cell table:style-name="ce12" table:formula="of:=[data.Q104]/[data.Q440]*(LOG([data.R440]*1000)/LOG([data.R104]*1000))" office:value-type="float" office:value="2.14848578175485" calcext:value-type="float">
            <text:p>2,15</text:p>
          </table:table-cell>
          <table:table-cell table:style-name="ce12" table:formula="of:=[data.Q104]/[data.Q440]*(LOG([data.S440]*1000)/LOG([data.S104]*1000))" office:value-type="float" office:value="2.52901724768344" calcext:value-type="float">
            <text:p>2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693677" calcext:value-type="float">
            <text:p>693677</text:p>
          </table:table-cell>
          <table:table-cell table:style-name="ce7" office:value-type="float" office:value="9.52" calcext:value-type="float">
            <text:p>9,52</text:p>
          </table:table-cell>
          <table:table-cell table:style-name="ce7" office:value-type="float" office:value="9.18" calcext:value-type="float">
            <text:p>9,18</text:p>
          </table:table-cell>
          <table:table-cell table:style-name="ce7" office:value-type="float" office:value="9.37" calcext:value-type="float">
            <text:p>9,37</text:p>
          </table:table-cell>
          <table:table-cell table:style-name="ce7" office:value-type="float" office:value="9.34" calcext:value-type="float">
            <text:p>9,34</text:p>
          </table:table-cell>
          <table:table-cell table:style-name="ce7" office:value-type="float" office:value="9.2" calcext:value-type="float">
            <text:p>9,20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105]/([data.C105]*[data.D105])" office:value-type="float" office:value="0.637327088172169" calcext:value-type="float">
            <text:p>0,64</text:p>
          </table:table-cell>
          <table:table-cell table:style-name="ce5" table:formula="of:=[data.B105]/[data.E105]" office:value-type="float" office:value="4.70718216114993" calcext:value-type="float">
            <text:p>4,707</text:p>
          </table:table-cell>
          <table:table-cell table:style-name="ce7" table:formula="of:=AVERAGE([data.F105:.J105])" office:value-type="float" office:value="9.322" calcext:value-type="float">
            <text:p>9,32</text:p>
          </table:table-cell>
          <table:table-cell table:style-name="ce9" table:formula="of:=AVERAGE([data.K105:.O105])" office:value-type="float" office:value="0.124" calcext:value-type="float">
            <text:p>0,12</text:p>
          </table:table-cell>
          <table:table-cell table:style-name="ce12" table:formula="of:=[data.Q105]/[data.Q441]*(LOG([data.R441]*1000)/LOG([data.R105]*1000))" office:value-type="float" office:value="2.27489899755818" calcext:value-type="float">
            <text:p>2,27</text:p>
          </table:table-cell>
          <table:table-cell table:style-name="ce12" table:formula="of:=[data.Q105]/[data.Q441]*(LOG([data.S441]*1000)/LOG([data.S105]*1000))" office:value-type="float" office:value="2.6558742810545" calcext:value-type="float">
            <text:p>2,6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755258" calcext:value-type="float">
            <text:p>755258</text:p>
          </table:table-cell>
          <table:table-cell table:style-name="ce7" office:value-type="float" office:value="9.1" calcext:value-type="float">
            <text:p>9,10</text:p>
          </table:table-cell>
          <table:table-cell table:number-columns-repeated="2" table:style-name="ce7" office:value-type="float" office:value="8.77" calcext:value-type="float">
            <text:p>8,77</text:p>
          </table:table-cell>
          <table:table-cell table:style-name="ce7" office:value-type="float" office:value="8.83" calcext:value-type="float">
            <text:p>8,83</text:p>
          </table:table-cell>
          <table:table-cell table:style-name="ce7" office:value-type="float" office:value="8.77" calcext:value-type="float">
            <text:p>8,77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3" table:style-name="ce9" office:value-type="float" office:value="0.12" calcext:value-type="float">
            <text:p>0,12</text:p>
          </table:table-cell>
          <table:table-cell table:style-name="ce28" table:formula="of:=[data.E106]/([data.C106]*[data.D106])" office:value-type="float" office:value="0.80483589087809" calcext:value-type="float">
            <text:p>0,80</text:p>
          </table:table-cell>
          <table:table-cell table:style-name="ce5" table:formula="of:=[data.B106]/[data.E106]" office:value-type="float" office:value="3.72748914940325" calcext:value-type="float">
            <text:p>3,727</text:p>
          </table:table-cell>
          <table:table-cell table:style-name="ce7" table:formula="of:=AVERAGE([data.F106:.J106])" office:value-type="float" office:value="8.848" calcext:value-type="float">
            <text:p>8,85</text:p>
          </table:table-cell>
          <table:table-cell table:style-name="ce9" table:formula="of:=AVERAGE([data.K106:.O106])" office:value-type="float" office:value="0.122" calcext:value-type="float">
            <text:p>0,12</text:p>
          </table:table-cell>
          <table:table-cell table:style-name="ce12" table:formula="of:=[data.Q106]/[data.Q442]*(LOG([data.R442]*1000)/LOG([data.R106]*1000))" office:value-type="float" office:value="2.30471160525374" calcext:value-type="float">
            <text:p>2,30</text:p>
          </table:table-cell>
          <table:table-cell table:style-name="ce12" table:formula="of:=[data.Q106]/[data.Q442]*(LOG([data.S442]*1000)/LOG([data.S106]*1000))" office:value-type="float" office:value="2.58938937953786" calcext:value-type="float">
            <text:p>2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585236" calcext:value-type="float">
            <text:p>585236</text:p>
          </table:table-cell>
          <table:table-cell table:style-name="ce7" office:value-type="float" office:value="9.36" calcext:value-type="float">
            <text:p>9,36</text:p>
          </table:table-cell>
          <table:table-cell table:style-name="ce7" office:value-type="float" office:value="9.08" calcext:value-type="float">
            <text:p>9,08</text:p>
          </table:table-cell>
          <table:table-cell table:style-name="ce7" office:value-type="float" office:value="9.04" calcext:value-type="float">
            <text:p>9,04</text:p>
          </table:table-cell>
          <table:table-cell table:style-name="ce7" office:value-type="float" office:value="8.94" calcext:value-type="float">
            <text:p>8,94</text:p>
          </table:table-cell>
          <table:table-cell table:style-name="ce7" office:value-type="float" office:value="9.08" calcext:value-type="float">
            <text:p>9,08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5" office:value-type="float" office:value="0.11" calcext:value-type="float">
            <text:p>0,11</text:p>
          </table:table-cell>
          <table:table-cell table:style-name="ce28" table:formula="of:=[data.E107]/([data.C107]*[data.D107])" office:value-type="float" office:value="0.52265160608139" calcext:value-type="float">
            <text:p>0,52</text:p>
          </table:table-cell>
          <table:table-cell table:style-name="ce5" table:formula="of:=[data.B107]/[data.E107]" office:value-type="float" office:value="5.73998865414978" calcext:value-type="float">
            <text:p>5,740</text:p>
          </table:table-cell>
          <table:table-cell table:style-name="ce7" table:formula="of:=AVERAGE([data.F107:.J107])" office:value-type="float" office:value="9.1" calcext:value-type="float">
            <text:p>9,10</text:p>
          </table:table-cell>
          <table:table-cell table:style-name="ce9" table:formula="of:=AVERAGE([data.K107:.O107])" office:value-type="float" office:value="0.112" calcext:value-type="float">
            <text:p>0,11</text:p>
          </table:table-cell>
          <table:table-cell table:style-name="ce34" table:formula="of:=[data.Q107]/[data.Q443]*(LOG([data.R443]*1000)/LOG([data.R107]*1000))" office:value-type="float" office:value="2.15516298939691" calcext:value-type="float">
            <text:p>2,16</text:p>
          </table:table-cell>
          <table:table-cell table:style-name="ce34" table:formula="of:=[data.Q107]/[data.Q443]*(LOG([data.S443]*1000)/LOG([data.S107]*1000))" office:value-type="float" office:value="2.64111198078052" calcext:value-type="float">
            <text:p>2,64</text:p>
          </table:table-cell>
          <table:table-cell table:number-columns-repeated="1003"/>
        </table:table-row>
        <table:table-row table:style-name="ro2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data.P58:.P107])" office:value-type="float" office:value="0.686486199431019" calcext:value-type="float">
            <text:p>0,69</text:p>
          </table:table-cell>
          <table:table-cell table:style-name="ce30" table:formula="of:=AVERAGE([data.Q58:.Q107])" office:value-type="float" office:value="4.56529841109172" calcext:value-type="float">
            <text:p>4,565</text:p>
          </table:table-cell>
          <table:table-cell table:style-name="ce31" table:formula="of:=AVERAGE([data.R58:.R107])" office:value-type="float" office:value="9.68412" calcext:value-type="float">
            <text:p>9,68</text:p>
          </table:table-cell>
          <table:table-cell table:style-name="ce32" table:formula="of:=AVERAGE([data.S58:.S107])" office:value-type="float" office:value="0.13484" calcext:value-type="float">
            <text:p>0,13</text:p>
          </table:table-cell>
          <table:table-cell table:style-name="ce35" table:formula="of:=[data.Q108]/[data.Q444]*(LOG([data.R444]*1000)/LOG([data.R108]*1000))" office:value-type="float" office:value="2.22147767003301" calcext:value-type="float">
            <text:p>2,22</text:p>
          </table:table-cell>
          <table:table-cell table:style-name="ce35" table:formula="of:=[data.Q108]/[data.Q444]*(LOG([data.S444]*1000)/LOG([data.S108]*1000))" office:value-type="float" office:value="2.59398262961773" calcext:value-type="float">
            <text:p>2,59</text:p>
          </table:table-cell>
          <table:table-cell table:number-columns-repeated="1003"/>
        </table:table-row>
        <table:table-row table:style-name="ro2" table:number-rows-repeated="4">
          <table:table-cell table:number-columns-repeated="1024"/>
        </table:table-row>
        <table:table-row table:style-name="ro6">
          <table:table-cell table:style-name="ce13" office:value-type="string" calcext:value-type="string">
            <text:p>BPG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1550804" calcext:value-type="float">
            <text:p>1550804</text:p>
          </table:table-cell>
          <table:table-cell table:style-name="ce7" office:value-type="float" office:value="2.42" calcext:value-type="float">
            <text:p>2,42</text:p>
          </table:table-cell>
          <table:table-cell table:style-name="ce7" office:value-type="float" office:value="1.84" calcext:value-type="float">
            <text:p>1,84</text:p>
          </table:table-cell>
          <table:table-cell table:style-name="ce7" office:value-type="float" office:value="2.33" calcext:value-type="float">
            <text:p>2,33</text:p>
          </table:table-cell>
          <table:table-cell table:style-name="ce7" office:value-type="float" office:value="2.02" calcext:value-type="float">
            <text:p>2,02</text:p>
          </table:table-cell>
          <table:table-cell table:style-name="ce7" office:value-type="float" office:value="2.34" calcext:value-type="float">
            <text:p>2,34</text:p>
          </table:table-cell>
          <table:table-cell table:style-name="ce9" office:value-type="float" office:value="0.95" calcext:value-type="float">
            <text:p>0,95</text:p>
          </table:table-cell>
          <table:table-cell table:style-name="ce9" office:value-type="float" office:value="0.97" calcext:value-type="float">
            <text:p>0,97</text:p>
          </table:table-cell>
          <table:table-cell table:style-name="ce9" office:value-type="float" office:value="0.86" calcext:value-type="float">
            <text:p>0,86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85" calcext:value-type="float">
            <text:p>0,85</text:p>
          </table:table-cell>
          <table:table-cell table:style-name="ce28" table:formula="of:=[data.E114]/([data.C114]*[data.D114])" office:value-type="float" office:value="1.4793795550807" calcext:value-type="float">
            <text:p>1,48</text:p>
          </table:table-cell>
          <table:table-cell table:style-name="ce5" table:formula="of:=[data.B114]/[data.E114]" office:value-type="float" office:value="2.02788746998331" calcext:value-type="float">
            <text:p>2,028</text:p>
          </table:table-cell>
          <table:table-cell table:style-name="ce7" table:formula="of:=AVERAGE([data.F114:.J114])" office:value-type="float" office:value="2.19" calcext:value-type="float">
            <text:p>2,19</text:p>
          </table:table-cell>
          <table:table-cell table:style-name="ce9" table:formula="of:=AVERAGE([data.K114:.O114])" office:value-type="float" office:value="0.888" calcext:value-type="float">
            <text:p>0,89</text:p>
          </table:table-cell>
          <table:table-cell table:style-name="ce12" table:formula="of:=[data.Q114]/[data.Q450]*(LOG([data.R450]*1000)/LOG([data.R114]*1000))" office:value-type="float" office:value="0.909874572902847" calcext:value-type="float">
            <text:p>0,91</text:p>
          </table:table-cell>
          <table:table-cell table:style-name="ce12" table:formula="of:=[data.Q114]/[data.Q450]*(LOG([data.S450]*1000)/LOG([data.S114]*1000))" office:value-type="float" office:value="0.885526911095697" calcext:value-type="float">
            <text:p>0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2208614" calcext:value-type="float">
            <text:p>2208614</text:p>
          </table:table-cell>
          <table:table-cell table:style-name="ce7" office:value-type="float" office:value="2.32" calcext:value-type="float">
            <text:p>2,32</text:p>
          </table:table-cell>
          <table:table-cell table:style-name="ce7" office:value-type="float" office:value="2.27" calcext:value-type="float">
            <text:p>2,27</text:p>
          </table:table-cell>
          <table:table-cell table:style-name="ce7" office:value-type="float" office:value="1.69" calcext:value-type="float">
            <text:p>1,69</text:p>
          </table:table-cell>
          <table:table-cell table:style-name="ce7" office:value-type="float" office:value="2.47" calcext:value-type="float">
            <text:p>2,47</text:p>
          </table:table-cell>
          <table:table-cell table:style-name="ce7" office:value-type="float" office:value="2.15" calcext:value-type="float">
            <text:p>2,15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97" calcext:value-type="float">
            <text:p>0,97</text:p>
          </table:table-cell>
          <table:table-cell table:style-name="ce9" office:value-type="float" office:value="1.12" calcext:value-type="float">
            <text:p>1,12</text:p>
          </table:table-cell>
          <table:table-cell table:style-name="ce9" office:value-type="float" office:value="0.84" calcext:value-type="float">
            <text:p>0,84</text:p>
          </table:table-cell>
          <table:table-cell table:style-name="ce28" table:formula="of:=[data.E115]/([data.C115]*[data.D115])" office:value-type="float" office:value="2.20410000319346" calcext:value-type="float">
            <text:p>2,20</text:p>
          </table:table-cell>
          <table:table-cell table:style-name="ce5" table:formula="of:=[data.B115]/[data.E115]" office:value-type="float" office:value="1.36110701100328" calcext:value-type="float">
            <text:p>1,361</text:p>
          </table:table-cell>
          <table:table-cell table:style-name="ce7" table:formula="of:=AVERAGE([data.F115:.J115])" office:value-type="float" office:value="2.18" calcext:value-type="float">
            <text:p>2,18</text:p>
          </table:table-cell>
          <table:table-cell table:style-name="ce9" table:formula="of:=AVERAGE([data.K115:.O115])" office:value-type="float" office:value="0.906" calcext:value-type="float">
            <text:p>0,91</text:p>
          </table:table-cell>
          <table:table-cell table:style-name="ce12" table:formula="of:=[data.Q115]/[data.Q451]*(LOG([data.R451]*1000)/LOG([data.R115]*1000))" office:value-type="float" office:value="0.853294050208416" calcext:value-type="float">
            <text:p>0,85</text:p>
          </table:table-cell>
          <table:table-cell table:style-name="ce12" table:formula="of:=[data.Q115]/[data.Q451]*(LOG([data.S451]*1000)/LOG([data.S115]*1000))" office:value-type="float" office:value="0.896976306434045" calcext:value-type="float">
            <text:p>0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2497545" calcext:value-type="float">
            <text:p>2497545</text:p>
          </table:table-cell>
          <table:table-cell table:style-name="ce7" office:value-type="float" office:value="2.38" calcext:value-type="float">
            <text:p>2,38</text:p>
          </table:table-cell>
          <table:table-cell table:style-name="ce7" office:value-type="float" office:value="2.34" calcext:value-type="float">
            <text:p>2,34</text:p>
          </table:table-cell>
          <table:table-cell table:style-name="ce7" office:value-type="float" office:value="1.96" calcext:value-type="float">
            <text:p>1,96</text:p>
          </table:table-cell>
          <table:table-cell table:style-name="ce7" office:value-type="float" office:value="2.05" calcext:value-type="float">
            <text:p>2,05</text:p>
          </table:table-cell>
          <table:table-cell table:style-name="ce7" office:value-type="float" office:value="2.4" calcext:value-type="float">
            <text:p>2,40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94" calcext:value-type="float">
            <text:p>0,94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87" calcext:value-type="float">
            <text:p>0,87</text:p>
          </table:table-cell>
          <table:table-cell table:style-name="ce28" table:formula="of:=[data.E116]/([data.C116]*[data.D116])" office:value-type="float" office:value="2.44955335075207" calcext:value-type="float">
            <text:p>2,45</text:p>
          </table:table-cell>
          <table:table-cell table:style-name="ce5" table:formula="of:=[data.B116]/[data.E116]" office:value-type="float" office:value="1.22471947452398" calcext:value-type="float">
            <text:p>1,225</text:p>
          </table:table-cell>
          <table:table-cell table:style-name="ce7" table:formula="of:=AVERAGE([data.F116:.J116])" office:value-type="float" office:value="2.226" calcext:value-type="float">
            <text:p>2,23</text:p>
          </table:table-cell>
          <table:table-cell table:style-name="ce9" table:formula="of:=AVERAGE([data.K116:.O116])" office:value-type="float" office:value="0.832" calcext:value-type="float">
            <text:p>0,83</text:p>
          </table:table-cell>
          <table:table-cell table:style-name="ce12" table:formula="of:=[data.Q116]/[data.Q452]*(LOG([data.R452]*1000)/LOG([data.R116]*1000))" office:value-type="float" office:value="0.779830739508549" calcext:value-type="float">
            <text:p>0,78</text:p>
          </table:table-cell>
          <table:table-cell table:style-name="ce12" table:formula="of:=[data.Q116]/[data.Q452]*(LOG([data.S452]*1000)/LOG([data.S116]*1000))" office:value-type="float" office:value="0.836820342498505" calcext:value-type="float">
            <text:p>0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688882" calcext:value-type="float">
            <text:p>1688882</text:p>
          </table:table-cell>
          <table:table-cell table:style-name="ce7" office:value-type="float" office:value="2.74" calcext:value-type="float">
            <text:p>2,74</text:p>
          </table:table-cell>
          <table:table-cell table:style-name="ce7" office:value-type="float" office:value="2.38" calcext:value-type="float">
            <text:p>2,38</text:p>
          </table:table-cell>
          <table:table-cell table:style-name="ce7" office:value-type="float" office:value="2.8" calcext:value-type="float">
            <text:p>2,80</text:p>
          </table:table-cell>
          <table:table-cell table:style-name="ce7" office:value-type="float" office:value="2.47" calcext:value-type="float">
            <text:p>2,47</text:p>
          </table:table-cell>
          <table:table-cell table:style-name="ce7" office:value-type="float" office:value="2.51" calcext:value-type="float">
            <text:p>2,51</text:p>
          </table:table-cell>
          <table:table-cell table:style-name="ce9" office:value-type="float" office:value="0.88" calcext:value-type="float">
            <text:p>0,88</text:p>
          </table:table-cell>
          <table:table-cell table:style-name="ce9" office:value-type="float" office:value="1" calcext:value-type="float">
            <text:p>1,00</text:p>
          </table:table-cell>
          <table:table-cell table:style-name="ce9" office:value-type="float" office:value="1.34" calcext:value-type="float">
            <text:p>1,34</text:p>
          </table:table-cell>
          <table:table-cell table:style-name="ce9" office:value-type="float" office:value="0.99" calcext:value-type="float">
            <text:p>0,99</text:p>
          </table:table-cell>
          <table:table-cell table:style-name="ce9" office:value-type="float" office:value="1.03" calcext:value-type="float">
            <text:p>1,03</text:p>
          </table:table-cell>
          <table:table-cell table:style-name="ce28" table:formula="of:=[data.E117]/([data.C117]*[data.D117])" office:value-type="float" office:value="1.50827510573845" calcext:value-type="float">
            <text:p>1,51</text:p>
          </table:table-cell>
          <table:table-cell table:style-name="ce5" table:formula="of:=[data.B117]/[data.E117]" office:value-type="float" office:value="1.98903653422797" calcext:value-type="float">
            <text:p>1,989</text:p>
          </table:table-cell>
          <table:table-cell table:style-name="ce7" table:formula="of:=AVERAGE([data.F117:.J117])" office:value-type="float" office:value="2.58" calcext:value-type="float">
            <text:p>2,58</text:p>
          </table:table-cell>
          <table:table-cell table:style-name="ce9" table:formula="of:=AVERAGE([data.K117:.O117])" office:value-type="float" office:value="1.048" calcext:value-type="float">
            <text:p>1,05</text:p>
          </table:table-cell>
          <table:table-cell table:style-name="ce12" table:formula="of:=[data.Q117]/[data.Q453]*(LOG([data.R453]*1000)/LOG([data.R117]*1000))" office:value-type="float" office:value="0.93652597403812" calcext:value-type="float">
            <text:p>0,94</text:p>
          </table:table-cell>
          <table:table-cell table:style-name="ce12" table:formula="of:=[data.Q117]/[data.Q453]*(LOG([data.S453]*1000)/LOG([data.S117]*1000))" office:value-type="float" office:value="0.952356345724032" calcext:value-type="float">
            <text:p>0,9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1760648" calcext:value-type="float">
            <text:p>1760648</text:p>
          </table:table-cell>
          <table:table-cell table:style-name="ce7" office:value-type="float" office:value="2.32" calcext:value-type="float">
            <text:p>2,32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2.38" calcext:value-type="float">
            <text:p>2,38</text:p>
          </table:table-cell>
          <table:table-cell table:style-name="ce7" office:value-type="float" office:value="2.2" calcext:value-type="float">
            <text:p>2,20</text:p>
          </table:table-cell>
          <table:table-cell table:style-name="ce7" office:value-type="float" office:value="2.36" calcext:value-type="float">
            <text:p>2,36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76" calcext:value-type="float">
            <text:p>0,76</text:p>
          </table:table-cell>
          <table:table-cell table:style-name="ce28" table:formula="of:=[data.E118]/([data.C118]*[data.D118])" office:value-type="float" office:value="1.80394262295082" calcext:value-type="float">
            <text:p>1,80</text:p>
          </table:table-cell>
          <table:table-cell table:style-name="ce5" table:formula="of:=[data.B118]/[data.E118]" office:value-type="float" office:value="1.66303315597439" calcext:value-type="float">
            <text:p>1,663</text:p>
          </table:table-cell>
          <table:table-cell table:style-name="ce7" table:formula="of:=AVERAGE([data.F118:.J118])" office:value-type="float" office:value="2.23" calcext:value-type="float">
            <text:p>2,23</text:p>
          </table:table-cell>
          <table:table-cell table:style-name="ce9" table:formula="of:=AVERAGE([data.K118:.O118])" office:value-type="float" office:value="0.776" calcext:value-type="float">
            <text:p>0,78</text:p>
          </table:table-cell>
          <table:table-cell table:style-name="ce12" table:formula="of:=[data.Q118]/[data.Q454]*(LOG([data.R454]*1000)/LOG([data.R118]*1000))" office:value-type="float" office:value="0.772131473447463" calcext:value-type="float">
            <text:p>0,77</text:p>
          </table:table-cell>
          <table:table-cell table:style-name="ce12" table:formula="of:=[data.Q118]/[data.Q454]*(LOG([data.S454]*1000)/LOG([data.S118]*1000))" office:value-type="float" office:value="0.794542312137228" calcext:value-type="float">
            <text:p>0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465859" calcext:value-type="float">
            <text:p>2465859</text:p>
          </table:table-cell>
          <table:table-cell table:style-name="ce7" office:value-type="float" office:value="3.2" calcext:value-type="float">
            <text:p>3,20</text:p>
          </table:table-cell>
          <table:table-cell table:style-name="ce7" office:value-type="float" office:value="2.68" calcext:value-type="float">
            <text:p>2,68</text:p>
          </table:table-cell>
          <table:table-cell table:style-name="ce7" office:value-type="float" office:value="2.3" calcext:value-type="float">
            <text:p>2,30</text:p>
          </table:table-cell>
          <table:table-cell table:style-name="ce7" office:value-type="float" office:value="2.48" calcext:value-type="float">
            <text:p>2,48</text:p>
          </table:table-cell>
          <table:table-cell table:style-name="ce7" office:value-type="float" office:value="2.69" calcext:value-type="float">
            <text:p>2,69</text:p>
          </table:table-cell>
          <table:table-cell table:style-name="ce9" office:value-type="float" office:value="1.07" calcext:value-type="float">
            <text:p>1,07</text:p>
          </table:table-cell>
          <table:table-cell table:style-name="ce9" office:value-type="float" office:value="0.98" calcext:value-type="float">
            <text:p>0,98</text:p>
          </table:table-cell>
          <table:table-cell table:style-name="ce9" office:value-type="float" office:value="1.06" calcext:value-type="float">
            <text:p>1,06</text:p>
          </table:table-cell>
          <table:table-cell table:style-name="ce9" office:value-type="float" office:value="0.98" calcext:value-type="float">
            <text:p>0,98</text:p>
          </table:table-cell>
          <table:table-cell table:style-name="ce9" office:value-type="float" office:value="1.09" calcext:value-type="float">
            <text:p>1,09</text:p>
          </table:table-cell>
          <table:table-cell table:style-name="ce28" table:formula="of:=[data.E119]/([data.C119]*[data.D119])" office:value-type="float" office:value="1.87639939002118" calcext:value-type="float">
            <text:p>1,88</text:p>
          </table:table-cell>
          <table:table-cell table:style-name="ce5" table:formula="of:=[data.B119]/[data.E119]" office:value-type="float" office:value="1.59881323303563" calcext:value-type="float">
            <text:p>1,599</text:p>
          </table:table-cell>
          <table:table-cell table:style-name="ce7" table:formula="of:=AVERAGE([data.F119:.J119])" office:value-type="float" office:value="2.67" calcext:value-type="float">
            <text:p>2,67</text:p>
          </table:table-cell>
          <table:table-cell table:style-name="ce9" table:formula="of:=AVERAGE([data.K119:.O119])" office:value-type="float" office:value="1.036" calcext:value-type="float">
            <text:p>1,04</text:p>
          </table:table-cell>
          <table:table-cell table:style-name="ce12" table:formula="of:=[data.Q119]/[data.Q455]*(LOG([data.R455]*1000)/LOG([data.R119]*1000))" office:value-type="float" office:value="0.823666890260762" calcext:value-type="float">
            <text:p>0,82</text:p>
          </table:table-cell>
          <table:table-cell table:style-name="ce12" table:formula="of:=[data.Q119]/[data.Q455]*(LOG([data.S455]*1000)/LOG([data.S119]*1000))" office:value-type="float" office:value="0.824536254294076" calcext:value-type="float">
            <text:p>0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2742968" calcext:value-type="float">
            <text:p>2742968</text:p>
          </table:table-cell>
          <table:table-cell table:style-name="ce7" office:value-type="float" office:value="2.36" calcext:value-type="float">
            <text:p>2,36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2.19" calcext:value-type="float">
            <text:p>2,19</text:p>
          </table:table-cell>
          <table:table-cell table:style-name="ce7" office:value-type="float" office:value="2.27" calcext:value-type="float">
            <text:p>2,27</text:p>
          </table:table-cell>
          <table:table-cell table:style-name="ce7" office:value-type="float" office:value="2.55" calcext:value-type="float">
            <text:p>2,55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85" calcext:value-type="float">
            <text:p>0,85</text:p>
          </table:table-cell>
          <table:table-cell table:style-name="ce28" table:formula="of:=[data.E120]/([data.C120]*[data.D120])" office:value-type="float" office:value="2.75797136422136" calcext:value-type="float">
            <text:p>2,76</text:p>
          </table:table-cell>
          <table:table-cell table:style-name="ce5" table:formula="of:=[data.B120]/[data.E120]" office:value-type="float" office:value="1.08776186962444" calcext:value-type="float">
            <text:p>1,088</text:p>
          </table:table-cell>
          <table:table-cell table:style-name="ce7" table:formula="of:=AVERAGE([data.F120:.J120])" office:value-type="float" office:value="2.33" calcext:value-type="float">
            <text:p>2,33</text:p>
          </table:table-cell>
          <table:table-cell table:style-name="ce9" table:formula="of:=AVERAGE([data.K120:.O120])" office:value-type="float" office:value="0.804" calcext:value-type="float">
            <text:p>0,80</text:p>
          </table:table-cell>
          <table:table-cell table:style-name="ce12" table:formula="of:=[data.Q120]/[data.Q456]*(LOG([data.R456]*1000)/LOG([data.R120]*1000))" office:value-type="float" office:value="0.531812277230967" calcext:value-type="float">
            <text:p>0,53</text:p>
          </table:table-cell>
          <table:table-cell table:style-name="ce12" table:formula="of:=[data.Q120]/[data.Q456]*(LOG([data.S456]*1000)/LOG([data.S120]*1000))" office:value-type="float" office:value="0.539005970801255" calcext:value-type="float">
            <text:p>0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1343495" calcext:value-type="float">
            <text:p>1343495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61" calcext:value-type="float">
            <text:p>1,61</text:p>
          </table:table-cell>
          <table:table-cell table:style-name="ce7" office:value-type="float" office:value="1.56" calcext:value-type="float">
            <text:p>1,56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1.53" calcext:value-type="float">
            <text:p>1,53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0.68" calcext:value-type="float">
            <text:p>0,68</text:p>
          </table:table-cell>
          <table:table-cell table:style-name="ce28" table:formula="of:=[data.E121]/([data.C121]*[data.D121])" office:value-type="float" office:value="1.35924044127169" calcext:value-type="float">
            <text:p>1,36</text:p>
          </table:table-cell>
          <table:table-cell table:style-name="ce5" table:formula="of:=[data.B121]/[data.E121]" office:value-type="float" office:value="2.20712693385535" calcext:value-type="float">
            <text:p>2,207</text:p>
          </table:table-cell>
          <table:table-cell table:style-name="ce7" table:formula="of:=AVERAGE([data.F121:.J121])" office:value-type="float" office:value="1.594" calcext:value-type="float">
            <text:p>1,59</text:p>
          </table:table-cell>
          <table:table-cell table:style-name="ce9" table:formula="of:=AVERAGE([data.K121:.O121])" office:value-type="float" office:value="0.71" calcext:value-type="float">
            <text:p>0,71</text:p>
          </table:table-cell>
          <table:table-cell table:style-name="ce12" table:formula="of:=[data.Q121]/[data.Q457]*(LOG([data.R457]*1000)/LOG([data.R121]*1000))" office:value-type="float" office:value="0.807449710787043" calcext:value-type="float">
            <text:p>0,81</text:p>
          </table:table-cell>
          <table:table-cell table:style-name="ce12" table:formula="of:=[data.Q121]/[data.Q457]*(LOG([data.S457]*1000)/LOG([data.S121]*1000))" office:value-type="float" office:value="0.776097046042668" calcext:value-type="float">
            <text:p>0,7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2325117" calcext:value-type="float">
            <text:p>2325117</text:p>
          </table:table-cell>
          <table:table-cell table:style-name="ce7" office:value-type="float" office:value="1.91" calcext:value-type="float">
            <text:p>1,91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1.96" calcext:value-type="float">
            <text:p>1,96</text:p>
          </table:table-cell>
          <table:table-cell table:style-name="ce7" office:value-type="float" office:value="1.88" calcext:value-type="float">
            <text:p>1,88</text:p>
          </table:table-cell>
          <table:table-cell table:style-name="ce7" office:value-type="float" office:value="2.14" calcext:value-type="float">
            <text:p>2,14</text:p>
          </table:table-cell>
          <table:table-cell table:style-name="ce9" office:value-type="float" office:value="0.84" calcext:value-type="float">
            <text:p>0,84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9" calcext:value-type="float">
            <text:p>0,79</text:p>
          </table:table-cell>
          <table:table-cell table:style-name="ce28" table:formula="of:=[data.E122]/([data.C122]*[data.D122])" office:value-type="float" office:value="2.1904482420771" calcext:value-type="float">
            <text:p>2,19</text:p>
          </table:table-cell>
          <table:table-cell table:style-name="ce5" table:formula="of:=[data.B122]/[data.E122]" office:value-type="float" office:value="1.3695895733419" calcext:value-type="float">
            <text:p>1,370</text:p>
          </table:table-cell>
          <table:table-cell table:style-name="ce7" table:formula="of:=AVERAGE([data.F122:.J122])" office:value-type="float" office:value="1.956" calcext:value-type="float">
            <text:p>1,96</text:p>
          </table:table-cell>
          <table:table-cell table:style-name="ce9" table:formula="of:=AVERAGE([data.K122:.O122])" office:value-type="float" office:value="0.798" calcext:value-type="float">
            <text:p>0,80</text:p>
          </table:table-cell>
          <table:table-cell table:style-name="ce12" table:formula="of:=[data.Q122]/[data.Q458]*(LOG([data.R458]*1000)/LOG([data.R122]*1000))" office:value-type="float" office:value="0.848908301608178" calcext:value-type="float">
            <text:p>0,85</text:p>
          </table:table-cell>
          <table:table-cell table:style-name="ce12" table:formula="of:=[data.Q122]/[data.Q458]*(LOG([data.S458]*1000)/LOG([data.S122]*1000))" office:value-type="float" office:value="0.899021238571259" calcext:value-type="float">
            <text:p>0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2440692" calcext:value-type="float">
            <text:p>2440692</text:p>
          </table:table-cell>
          <table:table-cell table:style-name="ce7" office:value-type="float" office:value="2.29" calcext:value-type="float">
            <text:p>2,29</text:p>
          </table:table-cell>
          <table:table-cell table:style-name="ce7" office:value-type="float" office:value="1.73" calcext:value-type="float">
            <text:p>1,73</text:p>
          </table:table-cell>
          <table:table-cell table:style-name="ce7" office:value-type="float" office:value="2.21" calcext:value-type="float">
            <text:p>2,21</text:p>
          </table:table-cell>
          <table:table-cell table:style-name="ce7" office:value-type="float" office:value="1.7" calcext:value-type="float">
            <text:p>1,70</text:p>
          </table:table-cell>
          <table:table-cell table:style-name="ce7" office:value-type="float" office:value="1.74" calcext:value-type="float">
            <text:p>1,74</text:p>
          </table:table-cell>
          <table:table-cell table:number-columns-repeated="2" table:style-name="ce9" office:value-type="float" office:value="0.72" calcext:value-type="float">
            <text:p>0,72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0.71" calcext:value-type="float">
            <text:p>0,71</text:p>
          </table:table-cell>
          <table:table-cell table:style-name="ce28" table:formula="of:=[data.E123]/([data.C123]*[data.D123])" office:value-type="float" office:value="2.57879143914932" calcext:value-type="float">
            <text:p>2,58</text:p>
          </table:table-cell>
          <table:table-cell table:style-name="ce5" table:formula="of:=[data.B123]/[data.E123]" office:value-type="float" office:value="1.16334219967124" calcext:value-type="float">
            <text:p>1,163</text:p>
          </table:table-cell>
          <table:table-cell table:style-name="ce7" table:formula="of:=AVERAGE([data.F123:.J123])" office:value-type="float" office:value="1.934" calcext:value-type="float">
            <text:p>1,93</text:p>
          </table:table-cell>
          <table:table-cell table:style-name="ce9" table:formula="of:=AVERAGE([data.K123:.O123])" office:value-type="float" office:value="0.702" calcext:value-type="float">
            <text:p>0,70</text:p>
          </table:table-cell>
          <table:table-cell table:style-name="ce12" table:formula="of:=[data.Q123]/[data.Q459]*(LOG([data.R459]*1000)/LOG([data.R123]*1000))" office:value-type="float" office:value="0.77445347331576" calcext:value-type="float">
            <text:p>0,77</text:p>
          </table:table-cell>
          <table:table-cell table:style-name="ce12" table:formula="of:=[data.Q123]/[data.Q459]*(LOG([data.S459]*1000)/LOG([data.S123]*1000))" office:value-type="float" office:value="0.822673620928681" calcext:value-type="float">
            <text:p>0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1883446" calcext:value-type="float">
            <text:p>1883446</text:p>
          </table:table-cell>
          <table:table-cell table:style-name="ce7" office:value-type="float" office:value="2.68" calcext:value-type="float">
            <text:p>2,68</text:p>
          </table:table-cell>
          <table:table-cell table:style-name="ce7" office:value-type="float" office:value="2.08" calcext:value-type="float">
            <text:p>2,08</text:p>
          </table:table-cell>
          <table:table-cell table:style-name="ce7" office:value-type="float" office:value="1.82" calcext:value-type="float">
            <text:p>1,82</text:p>
          </table:table-cell>
          <table:table-cell table:style-name="ce7" office:value-type="float" office:value="1.88" calcext:value-type="float">
            <text:p>1,88</text:p>
          </table:table-cell>
          <table:table-cell table:style-name="ce7" office:value-type="float" office:value="1.92" calcext:value-type="float">
            <text:p>1,92</text:p>
          </table:table-cell>
          <table:table-cell table:style-name="ce9" office:value-type="float" office:value="1.09" calcext:value-type="float">
            <text:p>1,09</text:p>
          </table:table-cell>
          <table:table-cell table:style-name="ce9" office:value-type="float" office:value="0.95" calcext:value-type="float">
            <text:p>0,95</text:p>
          </table:table-cell>
          <table:table-cell table:style-name="ce9" office:value-type="float" office:value="0.93" calcext:value-type="float">
            <text:p>0,93</text:p>
          </table:table-cell>
          <table:table-cell table:style-name="ce9" office:value-type="float" office:value="0.96" calcext:value-type="float">
            <text:p>0,96</text:p>
          </table:table-cell>
          <table:table-cell table:style-name="ce9" office:value-type="float" office:value="0.93" calcext:value-type="float">
            <text:p>0,93</text:p>
          </table:table-cell>
          <table:table-cell table:style-name="ce28" table:formula="of:=[data.E124]/([data.C124]*[data.D124])" office:value-type="float" office:value="1.60124294361695" calcext:value-type="float">
            <text:p>1,60</text:p>
          </table:table-cell>
          <table:table-cell table:style-name="ce5" table:formula="of:=[data.B124]/[data.E124]" office:value-type="float" office:value="1.8735530511626" calcext:value-type="float">
            <text:p>1,874</text:p>
          </table:table-cell>
          <table:table-cell table:style-name="ce7" table:formula="of:=AVERAGE([data.F124:.J124])" office:value-type="float" office:value="2.076" calcext:value-type="float">
            <text:p>2,08</text:p>
          </table:table-cell>
          <table:table-cell table:style-name="ce9" table:formula="of:=AVERAGE([data.K124:.O124])" office:value-type="float" office:value="0.972" calcext:value-type="float">
            <text:p>0,97</text:p>
          </table:table-cell>
          <table:table-cell table:style-name="ce12" table:formula="of:=[data.Q124]/[data.Q460]*(LOG([data.R460]*1000)/LOG([data.R124]*1000))" office:value-type="float" office:value="0.880158644171501" calcext:value-type="float">
            <text:p>0,88</text:p>
          </table:table-cell>
          <table:table-cell table:style-name="ce12" table:formula="of:=[data.Q124]/[data.Q460]*(LOG([data.S460]*1000)/LOG([data.S124]*1000))" office:value-type="float" office:value="0.90069660823965" calcext:value-type="float">
            <text:p>0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111313" calcext:value-type="float">
            <text:p>2111313</text:p>
          </table:table-cell>
          <table:table-cell table:style-name="ce7" office:value-type="float" office:value="2.77" calcext:value-type="float">
            <text:p>2,77</text:p>
          </table:table-cell>
          <table:table-cell table:style-name="ce7" office:value-type="float" office:value="2.26" calcext:value-type="float">
            <text:p>2,26</text:p>
          </table:table-cell>
          <table:table-cell table:style-name="ce7" office:value-type="float" office:value="2.08" calcext:value-type="float">
            <text:p>2,08</text:p>
          </table:table-cell>
          <table:table-cell table:style-name="ce7" office:value-type="float" office:value="2.21" calcext:value-type="float">
            <text:p>2,21</text:p>
          </table:table-cell>
          <table:table-cell table:style-name="ce7" office:value-type="float" office:value="2.31" calcext:value-type="float">
            <text:p>2,31</text:p>
          </table:table-cell>
          <table:table-cell table:style-name="ce9" office:value-type="float" office:value="1.11" calcext:value-type="float">
            <text:p>1,11</text:p>
          </table:table-cell>
          <table:table-cell table:style-name="ce9" office:value-type="float" office:value="1.03" calcext:value-type="float">
            <text:p>1,03</text:p>
          </table:table-cell>
          <table:table-cell table:style-name="ce9" office:value-type="float" office:value="1.06" calcext:value-type="float">
            <text:p>1,06</text:p>
          </table:table-cell>
          <table:table-cell table:style-name="ce9" office:value-type="float" office:value="1.03" calcext:value-type="float">
            <text:p>1,03</text:p>
          </table:table-cell>
          <table:table-cell table:style-name="ce9" office:value-type="float" office:value="1.05" calcext:value-type="float">
            <text:p>1,05</text:p>
          </table:table-cell>
          <table:table-cell table:style-name="ce28" table:formula="of:=[data.E125]/([data.C125]*[data.D125])" office:value-type="float" office:value="1.60660703849806" calcext:value-type="float">
            <text:p>1,61</text:p>
          </table:table-cell>
          <table:table-cell table:style-name="ce5" table:formula="of:=[data.B125]/[data.E125]" office:value-type="float" office:value="1.8672967958801" calcext:value-type="float">
            <text:p>1,867</text:p>
          </table:table-cell>
          <table:table-cell table:style-name="ce7" table:formula="of:=AVERAGE([data.F125:.J125])" office:value-type="float" office:value="2.326" calcext:value-type="float">
            <text:p>2,33</text:p>
          </table:table-cell>
          <table:table-cell table:style-name="ce9" table:formula="of:=AVERAGE([data.K125:.O125])" office:value-type="float" office:value="1.056" calcext:value-type="float">
            <text:p>1,06</text:p>
          </table:table-cell>
          <table:table-cell table:style-name="ce12" table:formula="of:=[data.Q125]/[data.Q461]*(LOG([data.R461]*1000)/LOG([data.R125]*1000))" office:value-type="float" office:value="1.01371048306588" calcext:value-type="float">
            <text:p>1,01</text:p>
          </table:table-cell>
          <table:table-cell table:style-name="ce12" table:formula="of:=[data.Q125]/[data.Q461]*(LOG([data.S461]*1000)/LOG([data.S125]*1000))" office:value-type="float" office:value="1.02892782990667" calcext:value-type="float">
            <text:p>1,0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2321596" calcext:value-type="float">
            <text:p>2321596</text:p>
          </table:table-cell>
          <table:table-cell table:number-columns-repeated="2" table:style-name="ce7" office:value-type="float" office:value="2.14" calcext:value-type="float">
            <text:p>2,14</text:p>
          </table:table-cell>
          <table:table-cell table:style-name="ce7" office:value-type="float" office:value="2.18" calcext:value-type="float">
            <text:p>2,18</text:p>
          </table:table-cell>
          <table:table-cell table:style-name="ce7" office:value-type="float" office:value="2.08" calcext:value-type="float">
            <text:p>2,08</text:p>
          </table:table-cell>
          <table:table-cell table:style-name="ce7" office:value-type="float" office:value="2.05" calcext:value-type="float">
            <text:p>2,05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71" calcext:value-type="float">
            <text:p>0,71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74" calcext:value-type="float">
            <text:p>0,74</text:p>
          </table:table-cell>
          <table:table-cell table:style-name="ce28" table:formula="of:=[data.E126]/([data.C126]*[data.D126])" office:value-type="float" office:value="2.40229385518332" calcext:value-type="float">
            <text:p>2,40</text:p>
          </table:table-cell>
          <table:table-cell table:style-name="ce5" table:formula="of:=[data.B126]/[data.E126]" office:value-type="float" office:value="1.24881331635651" calcext:value-type="float">
            <text:p>1,249</text:p>
          </table:table-cell>
          <table:table-cell table:style-name="ce7" table:formula="of:=AVERAGE([data.F126:.J126])" office:value-type="float" office:value="2.118" calcext:value-type="float">
            <text:p>2,12</text:p>
          </table:table-cell>
          <table:table-cell table:style-name="ce9" table:formula="of:=AVERAGE([data.K126:.O126])" office:value-type="float" office:value="0.766" calcext:value-type="float">
            <text:p>0,77</text:p>
          </table:table-cell>
          <table:table-cell table:style-name="ce12" table:formula="of:=[data.Q126]/[data.Q462]*(LOG([data.R462]*1000)/LOG([data.R126]*1000))" office:value-type="float" office:value="0.800917006714954" calcext:value-type="float">
            <text:p>0,80</text:p>
          </table:table-cell>
          <table:table-cell table:style-name="ce12" table:formula="of:=[data.Q126]/[data.Q462]*(LOG([data.S462]*1000)/LOG([data.S126]*1000))" office:value-type="float" office:value="0.868189757867838" calcext:value-type="float">
            <text:p>0,8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1881199" calcext:value-type="float">
            <text:p>1881199</text:p>
          </table:table-cell>
          <table:table-cell table:style-name="ce7" office:value-type="float" office:value="2.25" calcext:value-type="float">
            <text:p>2,25</text:p>
          </table:table-cell>
          <table:table-cell table:style-name="ce7" office:value-type="float" office:value="1.78" calcext:value-type="float">
            <text:p>1,78</text:p>
          </table:table-cell>
          <table:table-cell table:style-name="ce7" office:value-type="float" office:value="1.77" calcext:value-type="float">
            <text:p>1,77</text:p>
          </table:table-cell>
          <table:table-cell table:style-name="ce7" office:value-type="float" office:value="1.63" calcext:value-type="float">
            <text:p>1,63</text:p>
          </table:table-cell>
          <table:table-cell table:style-name="ce7" office:value-type="float" office:value="1.71" calcext:value-type="float">
            <text:p>1,71</text:p>
          </table:table-cell>
          <table:table-cell table:style-name="ce9" office:value-type="float" office:value="0.76" calcext:value-type="float">
            <text:p>0,76</text:p>
          </table:table-cell>
          <table:table-cell table:number-columns-repeated="2" table:style-name="ce9" office:value-type="float" office:value="0.78" calcext:value-type="float">
            <text:p>0,78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79" calcext:value-type="float">
            <text:p>0,79</text:p>
          </table:table-cell>
          <table:table-cell table:style-name="ce28" table:formula="of:=[data.E127]/([data.C127]*[data.D127])" office:value-type="float" office:value="1.89906540735237" calcext:value-type="float">
            <text:p>1,90</text:p>
          </table:table-cell>
          <table:table-cell table:style-name="ce5" table:formula="of:=[data.B127]/[data.E127]" office:value-type="float" office:value="1.57973292565008" calcext:value-type="float">
            <text:p>1,580</text:p>
          </table:table-cell>
          <table:table-cell table:style-name="ce7" table:formula="of:=AVERAGE([data.F127:.J127])" office:value-type="float" office:value="1.828" calcext:value-type="float">
            <text:p>1,83</text:p>
          </table:table-cell>
          <table:table-cell table:style-name="ce9" table:formula="of:=AVERAGE([data.K127:.O127])" office:value-type="float" office:value="0.782" calcext:value-type="float">
            <text:p>0,78</text:p>
          </table:table-cell>
          <table:table-cell table:style-name="ce12" table:formula="of:=[data.Q127]/[data.Q463]*(LOG([data.R463]*1000)/LOG([data.R127]*1000))" office:value-type="float" office:value="0.888206403950385" calcext:value-type="float">
            <text:p>0,89</text:p>
          </table:table-cell>
          <table:table-cell table:style-name="ce12" table:formula="of:=[data.Q127]/[data.Q463]*(LOG([data.S463]*1000)/LOG([data.S127]*1000))" office:value-type="float" office:value="0.914563613674885" calcext:value-type="float">
            <text:p>0,9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2124809" calcext:value-type="float">
            <text:p>2124809</text:p>
          </table:table-cell>
          <table:table-cell table:style-name="ce7" office:value-type="float" office:value="2.44" calcext:value-type="float">
            <text:p>2,44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1.77" calcext:value-type="float">
            <text:p>1,77</text:p>
          </table:table-cell>
          <table:table-cell table:style-name="ce7" office:value-type="float" office:value="1.7" calcext:value-type="float">
            <text:p>1,70</text:p>
          </table:table-cell>
          <table:table-cell table:style-name="ce7" office:value-type="float" office:value="1.79" calcext:value-type="float">
            <text:p>1,79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78" calcext:value-type="float">
            <text:p>0,78</text:p>
          </table:table-cell>
          <table:table-cell table:style-name="ce28" table:formula="of:=[data.E128]/([data.C128]*[data.D128])" office:value-type="float" office:value="2.14627171717172" calcext:value-type="float">
            <text:p>2,15</text:p>
          </table:table-cell>
          <table:table-cell table:style-name="ce5" table:formula="of:=[data.B128]/[data.E128]" office:value-type="float" office:value="1.39778022401072" calcext:value-type="float">
            <text:p>1,398</text:p>
          </table:table-cell>
          <table:table-cell table:style-name="ce7" table:formula="of:=AVERAGE([data.F128:.J128])" office:value-type="float" office:value="1.888" calcext:value-type="float">
            <text:p>1,89</text:p>
          </table:table-cell>
          <table:table-cell table:style-name="ce9" table:formula="of:=AVERAGE([data.K128:.O128])" office:value-type="float" office:value="0.786" calcext:value-type="float">
            <text:p>0,79</text:p>
          </table:table-cell>
          <table:table-cell table:style-name="ce12" table:formula="of:=[data.Q128]/[data.Q464]*(LOG([data.R464]*1000)/LOG([data.R128]*1000))" office:value-type="float" office:value="0.763450648430519" calcext:value-type="float">
            <text:p>0,76</text:p>
          </table:table-cell>
          <table:table-cell table:style-name="ce12" table:formula="of:=[data.Q128]/[data.Q464]*(LOG([data.S464]*1000)/LOG([data.S128]*1000))" office:value-type="float" office:value="0.788625678428104" calcext:value-type="float">
            <text:p>0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1136006" calcext:value-type="float">
            <text:p>1136006</text:p>
          </table:table-cell>
          <table:table-cell table:style-name="ce7" office:value-type="float" office:value="1.88" calcext:value-type="float">
            <text:p>1,88</text:p>
          </table:table-cell>
          <table:table-cell table:style-name="ce7" office:value-type="float" office:value="1.49" calcext:value-type="float">
            <text:p>1,49</text:p>
          </table:table-cell>
          <table:table-cell table:style-name="ce7" office:value-type="float" office:value="1.37" calcext:value-type="float">
            <text:p>1,37</text:p>
          </table:table-cell>
          <table:table-cell table:style-name="ce7" office:value-type="float" office:value="1.38" calcext:value-type="float">
            <text:p>1,38</text:p>
          </table:table-cell>
          <table:table-cell table:style-name="ce7" office:value-type="float" office:value="1.42" calcext:value-type="float">
            <text:p>1,42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79" calcext:value-type="float">
            <text:p>0,79</text:p>
          </table:table-cell>
          <table:table-cell table:style-name="ce28" table:formula="of:=[data.E129]/([data.C129]*[data.D129])" office:value-type="float" office:value="1.22250034436448" calcext:value-type="float">
            <text:p>1,22</text:p>
          </table:table-cell>
          <table:table-cell table:style-name="ce5" table:formula="of:=[data.B129]/[data.E129]" office:value-type="float" office:value="2.4540011232335" calcext:value-type="float">
            <text:p>2,454</text:p>
          </table:table-cell>
          <table:table-cell table:style-name="ce7" table:formula="of:=AVERAGE([data.F129:.J129])" office:value-type="float" office:value="1.508" calcext:value-type="float">
            <text:p>1,51</text:p>
          </table:table-cell>
          <table:table-cell table:style-name="ce9" table:formula="of:=AVERAGE([data.K129:.O129])" office:value-type="float" office:value="0.8" calcext:value-type="float">
            <text:p>0,80</text:p>
          </table:table-cell>
          <table:table-cell table:style-name="ce12" table:formula="of:=[data.Q129]/[data.Q465]*(LOG([data.R465]*1000)/LOG([data.R129]*1000))" office:value-type="float" office:value="0.935734551256013" calcext:value-type="float">
            <text:p>0,94</text:p>
          </table:table-cell>
          <table:table-cell table:style-name="ce12" table:formula="of:=[data.Q129]/[data.Q465]*(LOG([data.S465]*1000)/LOG([data.S129]*1000))" office:value-type="float" office:value="0.928987320510577" calcext:value-type="float">
            <text:p>0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1737735" calcext:value-type="float">
            <text:p>1737735</text:p>
          </table:table-cell>
          <table:table-cell table:style-name="ce7" office:value-type="float" office:value="2.38" calcext:value-type="float">
            <text:p>2,38</text:p>
          </table:table-cell>
          <table:table-cell table:style-name="ce7" office:value-type="float" office:value="2.1" calcext:value-type="float">
            <text:p>2,10</text:p>
          </table:table-cell>
          <table:table-cell table:style-name="ce7" office:value-type="float" office:value="2.29" calcext:value-type="float">
            <text:p>2,29</text:p>
          </table:table-cell>
          <table:table-cell table:style-name="ce7" office:value-type="float" office:value="1.97" calcext:value-type="float">
            <text:p>1,97</text:p>
          </table:table-cell>
          <table:table-cell table:style-name="ce7" office:value-type="float" office:value="2.04" calcext:value-type="float">
            <text:p>2,04</text:p>
          </table:table-cell>
          <table:table-cell table:style-name="ce9" office:value-type="float" office:value="1.08" calcext:value-type="float">
            <text:p>1,08</text:p>
          </table:table-cell>
          <table:table-cell table:style-name="ce9" office:value-type="float" office:value="1.06" calcext:value-type="float">
            <text:p>1,06</text:p>
          </table:table-cell>
          <table:table-cell table:style-name="ce9" office:value-type="float" office:value="1.1" calcext:value-type="float">
            <text:p>1,10</text:p>
          </table:table-cell>
          <table:table-cell table:style-name="ce9" office:value-type="float" office:value="1.05" calcext:value-type="float">
            <text:p>1,05</text:p>
          </table:table-cell>
          <table:table-cell table:style-name="ce9" office:value-type="float" office:value="1.18" calcext:value-type="float">
            <text:p>1,18</text:p>
          </table:table-cell>
          <table:table-cell table:style-name="ce28" table:formula="of:=[data.E130]/([data.C130]*[data.D130])" office:value-type="float" office:value="1.44666583416583" calcext:value-type="float">
            <text:p>1,45</text:p>
          </table:table-cell>
          <table:table-cell table:style-name="ce5" table:formula="of:=[data.B130]/[data.E130]" office:value-type="float" office:value="2.07374311963562" calcext:value-type="float">
            <text:p>2,074</text:p>
          </table:table-cell>
          <table:table-cell table:style-name="ce7" table:formula="of:=AVERAGE([data.F130:.J130])" office:value-type="float" office:value="2.156" calcext:value-type="float">
            <text:p>2,16</text:p>
          </table:table-cell>
          <table:table-cell table:style-name="ce9" table:formula="of:=AVERAGE([data.K130:.O130])" office:value-type="float" office:value="1.094" calcext:value-type="float">
            <text:p>1,09</text:p>
          </table:table-cell>
          <table:table-cell table:style-name="ce12" table:formula="of:=[data.Q130]/[data.Q466]*(LOG([data.R466]*1000)/LOG([data.R130]*1000))" office:value-type="float" office:value="1.02010579627671" calcext:value-type="float">
            <text:p>1,02</text:p>
          </table:table-cell>
          <table:table-cell table:style-name="ce12" table:formula="of:=[data.Q130]/[data.Q466]*(LOG([data.S466]*1000)/LOG([data.S130]*1000))" office:value-type="float" office:value="1.02887387479443" calcext:value-type="float">
            <text:p>1,0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2176013" calcext:value-type="float">
            <text:p>2176013</text:p>
          </table:table-cell>
          <table:table-cell table:style-name="ce7" office:value-type="float" office:value="2.48" calcext:value-type="float">
            <text:p>2,48</text:p>
          </table:table-cell>
          <table:table-cell table:style-name="ce7" office:value-type="float" office:value="2.1" calcext:value-type="float">
            <text:p>2,10</text:p>
          </table:table-cell>
          <table:table-cell table:style-name="ce7" office:value-type="float" office:value="2.14" calcext:value-type="float">
            <text:p>2,14</text:p>
          </table:table-cell>
          <table:table-cell table:style-name="ce7" office:value-type="float" office:value="2.2" calcext:value-type="float">
            <text:p>2,20</text:p>
          </table:table-cell>
          <table:table-cell table:style-name="ce7" office:value-type="float" office:value="2.03" calcext:value-type="float">
            <text:p>2,03</text:p>
          </table:table-cell>
          <table:table-cell table:style-name="ce9" office:value-type="float" office:value="1" calcext:value-type="float">
            <text:p>1,00</text:p>
          </table:table-cell>
          <table:table-cell table:style-name="ce9" office:value-type="float" office:value="1.06" calcext:value-type="float">
            <text:p>1,06</text:p>
          </table:table-cell>
          <table:table-cell table:style-name="ce9" office:value-type="float" office:value="1" calcext:value-type="float">
            <text:p>1,00</text:p>
          </table:table-cell>
          <table:table-cell table:style-name="ce9" office:value-type="float" office:value="0.91" calcext:value-type="float">
            <text:p>0,91</text:p>
          </table:table-cell>
          <table:table-cell table:style-name="ce9" office:value-type="float" office:value="0.98" calcext:value-type="float">
            <text:p>0,98</text:p>
          </table:table-cell>
          <table:table-cell table:style-name="ce28" table:formula="of:=[data.E131]/([data.C131]*[data.D131])" office:value-type="float" office:value="1.72102821330499" calcext:value-type="float">
            <text:p>1,72</text:p>
          </table:table-cell>
          <table:table-cell table:style-name="ce5" table:formula="of:=[data.B131]/[data.E131]" office:value-type="float" office:value="1.74315135065829" calcext:value-type="float">
            <text:p>1,743</text:p>
          </table:table-cell>
          <table:table-cell table:style-name="ce7" table:formula="of:=AVERAGE([data.F131:.J131])" office:value-type="float" office:value="2.19" calcext:value-type="float">
            <text:p>2,19</text:p>
          </table:table-cell>
          <table:table-cell table:style-name="ce9" table:formula="of:=AVERAGE([data.K131:.O131])" office:value-type="float" office:value="0.99" calcext:value-type="float">
            <text:p>0,99</text:p>
          </table:table-cell>
          <table:table-cell table:style-name="ce12" table:formula="of:=[data.Q131]/[data.Q467]*(LOG([data.R467]*1000)/LOG([data.R131]*1000))" office:value-type="float" office:value="0.801919900782396" calcext:value-type="float">
            <text:p>0,80</text:p>
          </table:table-cell>
          <table:table-cell table:style-name="ce12" table:formula="of:=[data.Q131]/[data.Q467]*(LOG([data.S467]*1000)/LOG([data.S131]*1000))" office:value-type="float" office:value="0.83403776540665" calcext:value-type="float">
            <text:p>0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1393735" calcext:value-type="float">
            <text:p>1393735</text:p>
          </table:table-cell>
          <table:table-cell table:style-name="ce7" office:value-type="float" office:value="1.71" calcext:value-type="float">
            <text:p>1,71</text:p>
          </table:table-cell>
          <table:table-cell table:style-name="ce7" office:value-type="float" office:value="1.57" calcext:value-type="float">
            <text:p>1,57</text:p>
          </table:table-cell>
          <table:table-cell table:style-name="ce7" office:value-type="float" office:value="1.54" calcext:value-type="float">
            <text:p>1,54</text:p>
          </table:table-cell>
          <table:table-cell table:style-name="ce7" office:value-type="float" office:value="1.48" calcext:value-type="float">
            <text:p>1,48</text:p>
          </table:table-cell>
          <table:table-cell table:style-name="ce7" office:value-type="float" office:value="1.46" calcext:value-type="float">
            <text:p>1,46</text:p>
          </table:table-cell>
          <table:table-cell table:style-name="ce9" office:value-type="float" office:value="0.71" calcext:value-type="float">
            <text:p>0,71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71" calcext:value-type="float">
            <text:p>0,71</text:p>
          </table:table-cell>
          <table:table-cell table:style-name="ce9" office:value-type="float" office:value="0.84" calcext:value-type="float">
            <text:p>0,84</text:p>
          </table:table-cell>
          <table:table-cell table:style-name="ce28" table:formula="of:=[data.E132]/([data.C132]*[data.D132])" office:value-type="float" office:value="1.45102132178403" calcext:value-type="float">
            <text:p>1,45</text:p>
          </table:table-cell>
          <table:table-cell table:style-name="ce5" table:formula="of:=[data.B132]/[data.E132]" office:value-type="float" office:value="2.06752072668047" calcext:value-type="float">
            <text:p>2,068</text:p>
          </table:table-cell>
          <table:table-cell table:style-name="ce7" table:formula="of:=AVERAGE([data.F132:.J132])" office:value-type="float" office:value="1.552" calcext:value-type="float">
            <text:p>1,55</text:p>
          </table:table-cell>
          <table:table-cell table:style-name="ce9" table:formula="of:=AVERAGE([data.K132:.O132])" office:value-type="float" office:value="0.754" calcext:value-type="float">
            <text:p>0,75</text:p>
          </table:table-cell>
          <table:table-cell table:style-name="ce12" table:formula="of:=[data.Q132]/[data.Q468]*(LOG([data.R468]*1000)/LOG([data.R132]*1000))" office:value-type="float" office:value="0.825126475353089" calcext:value-type="float">
            <text:p>0,83</text:p>
          </table:table-cell>
          <table:table-cell table:style-name="ce12" table:formula="of:=[data.Q132]/[data.Q468]*(LOG([data.S468]*1000)/LOG([data.S132]*1000))" office:value-type="float" office:value="0.802650565919042" calcext:value-type="float">
            <text:p>0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53996" calcext:value-type="float">
            <text:p>1253996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59" calcext:value-type="float">
            <text:p>1,59</text:p>
          </table:table-cell>
          <table:table-cell table:style-name="ce7" office:value-type="float" office:value="1.55" calcext:value-type="float">
            <text:p>1,55</text:p>
          </table:table-cell>
          <table:table-cell table:style-name="ce7" office:value-type="float" office:value="1.5" calcext:value-type="float">
            <text:p>1,50</text:p>
          </table:table-cell>
          <table:table-cell table:style-name="ce7" office:value-type="float" office:value="1.53" calcext:value-type="float">
            <text:p>1,53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8" calcext:value-type="float">
            <text:p>0,80</text:p>
          </table:table-cell>
          <table:table-cell table:style-name="ce28" table:formula="of:=[data.E133]/([data.C133]*[data.D133])" office:value-type="float" office:value="1.28793568106749" calcext:value-type="float">
            <text:p>1,29</text:p>
          </table:table-cell>
          <table:table-cell table:style-name="ce5" table:formula="of:=[data.B133]/[data.E133]" office:value-type="float" office:value="2.32932162463038" calcext:value-type="float">
            <text:p>2,329</text:p>
          </table:table-cell>
          <table:table-cell table:style-name="ce7" table:formula="of:=AVERAGE([data.F133:.J133])" office:value-type="float" office:value="1.578" calcext:value-type="float">
            <text:p>1,58</text:p>
          </table:table-cell>
          <table:table-cell table:style-name="ce9" table:formula="of:=AVERAGE([data.K133:.O133])" office:value-type="float" office:value="0.822" calcext:value-type="float">
            <text:p>0,82</text:p>
          </table:table-cell>
          <table:table-cell table:style-name="ce12" table:formula="of:=[data.Q133]/[data.Q469]*(LOG([data.R469]*1000)/LOG([data.R133]*1000))" office:value-type="float" office:value="0.856204266220579" calcext:value-type="float">
            <text:p>0,86</text:p>
          </table:table-cell>
          <table:table-cell table:style-name="ce12" table:formula="of:=[data.Q133]/[data.Q469]*(LOG([data.S469]*1000)/LOG([data.S133]*1000))" office:value-type="float" office:value="0.871232897679571" calcext:value-type="float">
            <text:p>0,8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1478916" calcext:value-type="float">
            <text:p>1478916</text:p>
          </table:table-cell>
          <table:table-cell table:style-name="ce7" office:value-type="float" office:value="2.08" calcext:value-type="float">
            <text:p>2,08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63" calcext:value-type="float">
            <text:p>1,63</text:p>
          </table:table-cell>
          <table:table-cell table:style-name="ce7" office:value-type="float" office:value="1.64" calcext:value-type="float">
            <text:p>1,64</text:p>
          </table:table-cell>
          <table:table-cell table:number-columns-repeated="2" table:style-name="ce9" office:value-type="float" office:value="0.85" calcext:value-type="float">
            <text:p>0,85</text:p>
          </table:table-cell>
          <table:table-cell table:number-columns-repeated="2" table:style-name="ce9" office:value-type="float" office:value="0.78" calcext:value-type="float">
            <text:p>0,78</text:p>
          </table:table-cell>
          <table:table-cell table:style-name="ce9" office:value-type="float" office:value="0.83" calcext:value-type="float">
            <text:p>0,83</text:p>
          </table:table-cell>
          <table:table-cell table:style-name="ce28" table:formula="of:=[data.E134]/([data.C134]*[data.D134])" office:value-type="float" office:value="1.5189431909684" calcext:value-type="float">
            <text:p>1,52</text:p>
          </table:table-cell>
          <table:table-cell table:style-name="ce5" table:formula="of:=[data.B134]/[data.E134]" office:value-type="float" office:value="1.97506822564635" calcext:value-type="float">
            <text:p>1,975</text:p>
          </table:table-cell>
          <table:table-cell table:style-name="ce7" table:formula="of:=AVERAGE([data.F134:.J134])" office:value-type="float" office:value="1.724" calcext:value-type="float">
            <text:p>1,72</text:p>
          </table:table-cell>
          <table:table-cell table:style-name="ce9" table:formula="of:=AVERAGE([data.K134:.O134])" office:value-type="float" office:value="0.818" calcext:value-type="float">
            <text:p>0,82</text:p>
          </table:table-cell>
          <table:table-cell table:style-name="ce12" table:formula="of:=[data.Q134]/[data.Q470]*(LOG([data.R470]*1000)/LOG([data.R134]*1000))" office:value-type="float" office:value="0.889651413182079" calcext:value-type="float">
            <text:p>0,89</text:p>
          </table:table-cell>
          <table:table-cell table:style-name="ce12" table:formula="of:=[data.Q134]/[data.Q470]*(LOG([data.S470]*1000)/LOG([data.S134]*1000))" office:value-type="float" office:value="0.90292015798099" calcext:value-type="float">
            <text:p>0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2061813" calcext:value-type="float">
            <text:p>2061813</text:p>
          </table:table-cell>
          <table:table-cell table:style-name="ce7" office:value-type="float" office:value="2.13" calcext:value-type="float">
            <text:p>2,13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59" calcext:value-type="float">
            <text:p>1,59</text:p>
          </table:table-cell>
          <table:table-cell table:style-name="ce7" office:value-type="float" office:value="1.63" calcext:value-type="float">
            <text:p>1,63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66" calcext:value-type="float">
            <text:p>0,66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71" calcext:value-type="float">
            <text:p>0,71</text:p>
          </table:table-cell>
          <table:table-cell table:style-name="ce9" office:value-type="float" office:value="0.66" calcext:value-type="float">
            <text:p>0,66</text:p>
          </table:table-cell>
          <table:table-cell table:style-name="ce28" table:formula="of:=[data.E135]/([data.C135]*[data.D135])" office:value-type="float" office:value="2.18430905161454" calcext:value-type="float">
            <text:p>2,18</text:p>
          </table:table-cell>
          <table:table-cell table:style-name="ce5" table:formula="of:=[data.B135]/[data.E135]" office:value-type="float" office:value="1.37343978333632" calcext:value-type="float">
            <text:p>1,373</text:p>
          </table:table-cell>
          <table:table-cell table:style-name="ce7" table:formula="of:=AVERAGE([data.F135:.J135])" office:value-type="float" office:value="1.738" calcext:value-type="float">
            <text:p>1,74</text:p>
          </table:table-cell>
          <table:table-cell table:style-name="ce9" table:formula="of:=AVERAGE([data.K135:.O135])" office:value-type="float" office:value="0.7" calcext:value-type="float">
            <text:p>0,70</text:p>
          </table:table-cell>
          <table:table-cell table:style-name="ce12" table:formula="of:=[data.Q135]/[data.Q471]*(LOG([data.R471]*1000)/LOG([data.R135]*1000))" office:value-type="float" office:value="0.820543425723422" calcext:value-type="float">
            <text:p>0,82</text:p>
          </table:table-cell>
          <table:table-cell table:style-name="ce12" table:formula="of:=[data.Q135]/[data.Q471]*(LOG([data.S471]*1000)/LOG([data.S135]*1000))" office:value-type="float" office:value="0.855880721091409" calcext:value-type="float">
            <text:p>0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58643" calcext:value-type="float">
            <text:p>1558643</text:p>
          </table:table-cell>
          <table:table-cell table:style-name="ce7" office:value-type="float" office:value="2.14" calcext:value-type="float">
            <text:p>2,14</text:p>
          </table:table-cell>
          <table:table-cell table:style-name="ce7" office:value-type="float" office:value="1.77" calcext:value-type="float">
            <text:p>1,77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1.77" calcext:value-type="float">
            <text:p>1,77</text:p>
          </table:table-cell>
          <table:table-cell table:style-name="ce7" office:value-type="float" office:value="1.74" calcext:value-type="float">
            <text:p>1,74</text:p>
          </table:table-cell>
          <table:table-cell table:style-name="ce9" office:value-type="float" office:value="1.02" calcext:value-type="float">
            <text:p>1,02</text:p>
          </table:table-cell>
          <table:table-cell table:style-name="ce9" office:value-type="float" office:value="1.16" calcext:value-type="float">
            <text:p>1,16</text:p>
          </table:table-cell>
          <table:table-cell table:style-name="ce9" office:value-type="float" office:value="1" calcext:value-type="float">
            <text:p>1,00</text:p>
          </table:table-cell>
          <table:table-cell table:style-name="ce9" office:value-type="float" office:value="0.96" calcext:value-type="float">
            <text:p>0,96</text:p>
          </table:table-cell>
          <table:table-cell table:style-name="ce9" office:value-type="float" office:value="0.97" calcext:value-type="float">
            <text:p>0,97</text:p>
          </table:table-cell>
          <table:table-cell table:style-name="ce28" table:formula="of:=[data.E136]/([data.C136]*[data.D136])" office:value-type="float" office:value="1.39196369884545" calcext:value-type="float">
            <text:p>1,39</text:p>
          </table:table-cell>
          <table:table-cell table:style-name="ce5" table:formula="of:=[data.B136]/[data.E136]" office:value-type="float" office:value="2.15523888408058" calcext:value-type="float">
            <text:p>2,155</text:p>
          </table:table-cell>
          <table:table-cell table:style-name="ce7" table:formula="of:=AVERAGE([data.F136:.J136])" office:value-type="float" office:value="1.88" calcext:value-type="float">
            <text:p>1,88</text:p>
          </table:table-cell>
          <table:table-cell table:style-name="ce9" table:formula="of:=AVERAGE([data.K136:.O136])" office:value-type="float" office:value="1.022" calcext:value-type="float">
            <text:p>1,02</text:p>
          </table:table-cell>
          <table:table-cell table:style-name="ce12" table:formula="of:=[data.Q136]/[data.Q472]*(LOG([data.R472]*1000)/LOG([data.R136]*1000))" office:value-type="float" office:value="1.02805855628118" calcext:value-type="float">
            <text:p>1,03</text:p>
          </table:table-cell>
          <table:table-cell table:style-name="ce12" table:formula="of:=[data.Q136]/[data.Q472]*(LOG([data.S472]*1000)/LOG([data.S136]*1000))" office:value-type="float" office:value="1.03681573688186" calcext:value-type="float">
            <text:p>1,0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2494943" calcext:value-type="float">
            <text:p>2494943</text:p>
          </table:table-cell>
          <table:table-cell table:style-name="ce7" office:value-type="float" office:value="2.27" calcext:value-type="float">
            <text:p>2,27</text:p>
          </table:table-cell>
          <table:table-cell table:style-name="ce7" office:value-type="float" office:value="2.08" calcext:value-type="float">
            <text:p>2,08</text:p>
          </table:table-cell>
          <table:table-cell table:style-name="ce7" office:value-type="float" office:value="2.2" calcext:value-type="float">
            <text:p>2,20</text:p>
          </table:table-cell>
          <table:table-cell table:style-name="ce7" office:value-type="float" office:value="2.17" calcext:value-type="float">
            <text:p>2,17</text:p>
          </table:table-cell>
          <table:table-cell table:style-name="ce7" office:value-type="float" office:value="2.24" calcext:value-type="float">
            <text:p>2,24</text:p>
          </table:table-cell>
          <table:table-cell table:style-name="ce9" office:value-type="float" office:value="1.03" calcext:value-type="float">
            <text:p>1,03</text:p>
          </table:table-cell>
          <table:table-cell table:style-name="ce9" office:value-type="float" office:value="1" calcext:value-type="float">
            <text:p>1,00</text:p>
          </table:table-cell>
          <table:table-cell table:style-name="ce9" office:value-type="float" office:value="1.06" calcext:value-type="float">
            <text:p>1,06</text:p>
          </table:table-cell>
          <table:table-cell table:style-name="ce9" office:value-type="float" office:value="0.98" calcext:value-type="float">
            <text:p>0,98</text:p>
          </table:table-cell>
          <table:table-cell table:style-name="ce9" office:value-type="float" office:value="1.05" calcext:value-type="float">
            <text:p>1,05</text:p>
          </table:table-cell>
          <table:table-cell table:style-name="ce28" table:formula="of:=[data.E137]/([data.C137]*[data.D137])" office:value-type="float" office:value="1.94115482288794" calcext:value-type="float">
            <text:p>1,94</text:p>
          </table:table-cell>
          <table:table-cell table:style-name="ce5" table:formula="of:=[data.B137]/[data.E137]" office:value-type="float" office:value="1.54547819328939" calcext:value-type="float">
            <text:p>1,545</text:p>
          </table:table-cell>
          <table:table-cell table:style-name="ce7" table:formula="of:=AVERAGE([data.F137:.J137])" office:value-type="float" office:value="2.192" calcext:value-type="float">
            <text:p>2,19</text:p>
          </table:table-cell>
          <table:table-cell table:style-name="ce9" table:formula="of:=AVERAGE([data.K137:.O137])" office:value-type="float" office:value="1.024" calcext:value-type="float">
            <text:p>1,02</text:p>
          </table:table-cell>
          <table:table-cell table:style-name="ce12" table:formula="of:=[data.Q137]/[data.Q473]*(LOG([data.R473]*1000)/LOG([data.R137]*1000))" office:value-type="float" office:value="0.824020746453682" calcext:value-type="float">
            <text:p>0,82</text:p>
          </table:table-cell>
          <table:table-cell table:style-name="ce12" table:formula="of:=[data.Q137]/[data.Q473]*(LOG([data.S473]*1000)/LOG([data.S137]*1000))" office:value-type="float" office:value="0.819865235186143" calcext:value-type="float">
            <text:p>0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1649591" calcext:value-type="float">
            <text:p>1649591</text:p>
          </table:table-cell>
          <table:table-cell table:style-name="ce7" office:value-type="float" office:value="2.21" calcext:value-type="float">
            <text:p>2,21</text:p>
          </table:table-cell>
          <table:table-cell table:style-name="ce7" office:value-type="float" office:value="1.71" calcext:value-type="float">
            <text:p>1,71</text:p>
          </table:table-cell>
          <table:table-cell table:style-name="ce7" office:value-type="float" office:value="1.79" calcext:value-type="float">
            <text:p>1,79</text:p>
          </table:table-cell>
          <table:table-cell table:style-name="ce7" office:value-type="float" office:value="1.78" calcext:value-type="float">
            <text:p>1,78</text:p>
          </table:table-cell>
          <table:table-cell table:style-name="ce7" office:value-type="float" office:value="1.85" calcext:value-type="float">
            <text:p>1,85</text:p>
          </table:table-cell>
          <table:table-cell table:style-name="ce9" office:value-type="float" office:value="0.84" calcext:value-type="float">
            <text:p>0,84</text:p>
          </table:table-cell>
          <table:table-cell table:style-name="ce9" office:value-type="float" office:value="0.88" calcext:value-type="float">
            <text:p>0,88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91" calcext:value-type="float">
            <text:p>0,91</text:p>
          </table:table-cell>
          <table:table-cell table:style-name="ce9" office:value-type="float" office:value="0.89" calcext:value-type="float">
            <text:p>0,89</text:p>
          </table:table-cell>
          <table:table-cell table:style-name="ce28" table:formula="of:=[data.E138]/([data.C138]*[data.D138])" office:value-type="float" office:value="1.46907149472784" calcext:value-type="float">
            <text:p>1,47</text:p>
          </table:table-cell>
          <table:table-cell table:style-name="ce5" table:formula="of:=[data.B138]/[data.E138]" office:value-type="float" office:value="2.04211589418225" calcext:value-type="float">
            <text:p>2,042</text:p>
          </table:table-cell>
          <table:table-cell table:style-name="ce7" table:formula="of:=AVERAGE([data.F138:.J138])" office:value-type="float" office:value="1.868" calcext:value-type="float">
            <text:p>1,87</text:p>
          </table:table-cell>
          <table:table-cell table:style-name="ce9" table:formula="of:=AVERAGE([data.K138:.O138])" office:value-type="float" office:value="0.878" calcext:value-type="float">
            <text:p>0,88</text:p>
          </table:table-cell>
          <table:table-cell table:style-name="ce12" table:formula="of:=[data.Q138]/[data.Q474]*(LOG([data.R474]*1000)/LOG([data.R138]*1000))" office:value-type="float" office:value="0.925125299734991" calcext:value-type="float">
            <text:p>0,93</text:p>
          </table:table-cell>
          <table:table-cell table:style-name="ce12" table:formula="of:=[data.Q138]/[data.Q474]*(LOG([data.S474]*1000)/LOG([data.S138]*1000))" office:value-type="float" office:value="0.895456198707686" calcext:value-type="float">
            <text:p>0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1689883" calcext:value-type="float">
            <text:p>1689883</text:p>
          </table:table-cell>
          <table:table-cell table:style-name="ce7" office:value-type="float" office:value="2.37" calcext:value-type="float">
            <text:p>2,37</text:p>
          </table:table-cell>
          <table:table-cell table:style-name="ce7" office:value-type="float" office:value="1.91" calcext:value-type="float">
            <text:p>1,91</text:p>
          </table:table-cell>
          <table:table-cell table:style-name="ce7" office:value-type="float" office:value="2.19" calcext:value-type="float">
            <text:p>2,19</text:p>
          </table:table-cell>
          <table:table-cell table:style-name="ce7" office:value-type="float" office:value="2.11" calcext:value-type="float">
            <text:p>2,11</text:p>
          </table:table-cell>
          <table:table-cell table:style-name="ce7" office:value-type="float" office:value="2.02" calcext:value-type="float">
            <text:p>2,02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71" calcext:value-type="float">
            <text:p>0,71</text:p>
          </table:table-cell>
          <table:table-cell table:style-name="ce28" table:formula="of:=[data.E139]/([data.C139]*[data.D139])" office:value-type="float" office:value="1.82011593541049" calcext:value-type="float">
            <text:p>1,82</text:p>
          </table:table-cell>
          <table:table-cell table:style-name="ce5" table:formula="of:=[data.B139]/[data.E139]" office:value-type="float" office:value="1.64825612187353" calcext:value-type="float">
            <text:p>1,648</text:p>
          </table:table-cell>
          <table:table-cell table:style-name="ce7" table:formula="of:=AVERAGE([data.F139:.J139])" office:value-type="float" office:value="2.12" calcext:value-type="float">
            <text:p>2,12</text:p>
          </table:table-cell>
          <table:table-cell table:style-name="ce9" table:formula="of:=AVERAGE([data.K139:.O139])" office:value-type="float" office:value="0.742" calcext:value-type="float">
            <text:p>0,74</text:p>
          </table:table-cell>
          <table:table-cell table:style-name="ce12" table:formula="of:=[data.Q139]/[data.Q475]*(LOG([data.R475]*1000)/LOG([data.R139]*1000))" office:value-type="float" office:value="0.768936178337457" calcext:value-type="float">
            <text:p>0,77</text:p>
          </table:table-cell>
          <table:table-cell table:style-name="ce12" table:formula="of:=[data.Q139]/[data.Q475]*(LOG([data.S475]*1000)/LOG([data.S139]*1000))" office:value-type="float" office:value="0.826925243478033" calcext:value-type="float">
            <text:p>0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367950" calcext:value-type="float">
            <text:p>2367950</text:p>
          </table:table-cell>
          <table:table-cell table:style-name="ce7" office:value-type="float" office:value="2.77" calcext:value-type="float">
            <text:p>2,77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2.15" calcext:value-type="float">
            <text:p>2,15</text:p>
          </table:table-cell>
          <table:table-cell table:style-name="ce7" office:value-type="float" office:value="2.2" calcext:value-type="float">
            <text:p>2,20</text:p>
          </table:table-cell>
          <table:table-cell table:style-name="ce7" office:value-type="float" office:value="2.08" calcext:value-type="float">
            <text:p>2,08</text:p>
          </table:table-cell>
          <table:table-cell table:style-name="ce9" office:value-type="float" office:value="1.03" calcext:value-type="float">
            <text:p>1,03</text:p>
          </table:table-cell>
          <table:table-cell table:style-name="ce9" office:value-type="float" office:value="1.02" calcext:value-type="float">
            <text:p>1,02</text:p>
          </table:table-cell>
          <table:table-cell table:style-name="ce9" office:value-type="float" office:value="1.03" calcext:value-type="float">
            <text:p>1,03</text:p>
          </table:table-cell>
          <table:table-cell table:number-columns-repeated="2" table:style-name="ce9" office:value-type="float" office:value="0.99" calcext:value-type="float">
            <text:p>0,99</text:p>
          </table:table-cell>
          <table:table-cell table:style-name="ce28" table:formula="of:=[data.E140]/([data.C140]*[data.D140])" office:value-type="float" office:value="1.80318518676459" calcext:value-type="float">
            <text:p>1,80</text:p>
          </table:table-cell>
          <table:table-cell table:style-name="ce5" table:formula="of:=[data.B140]/[data.E140]" office:value-type="float" office:value="1.66372938617792" calcext:value-type="float">
            <text:p>1,664</text:p>
          </table:table-cell>
          <table:table-cell table:style-name="ce7" table:formula="of:=AVERAGE([data.F140:.J140])" office:value-type="float" office:value="2.296" calcext:value-type="float">
            <text:p>2,30</text:p>
          </table:table-cell>
          <table:table-cell table:style-name="ce9" table:formula="of:=AVERAGE([data.K140:.O140])" office:value-type="float" office:value="1.012" calcext:value-type="float">
            <text:p>1,01</text:p>
          </table:table-cell>
          <table:table-cell table:style-name="ce12" table:formula="of:=[data.Q140]/[data.Q476]*(LOG([data.R476]*1000)/LOG([data.R140]*1000))" office:value-type="float" office:value="0.841376761681997" calcext:value-type="float">
            <text:p>0,84</text:p>
          </table:table-cell>
          <table:table-cell table:style-name="ce12" table:formula="of:=[data.Q140]/[data.Q476]*(LOG([data.S476]*1000)/LOG([data.S140]*1000))" office:value-type="float" office:value="0.853877384180709" calcext:value-type="float">
            <text:p>0,8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2079140" calcext:value-type="float">
            <text:p>2079140</text:p>
          </table:table-cell>
          <table:table-cell table:style-name="ce7" office:value-type="float" office:value="3.2" calcext:value-type="float">
            <text:p>3,20</text:p>
          </table:table-cell>
          <table:table-cell table:style-name="ce7" office:value-type="float" office:value="2.97" calcext:value-type="float">
            <text:p>2,97</text:p>
          </table:table-cell>
          <table:table-cell table:style-name="ce7" office:value-type="float" office:value="2.94" calcext:value-type="float">
            <text:p>2,94</text:p>
          </table:table-cell>
          <table:table-cell table:style-name="ce7" office:value-type="float" office:value="3.56" calcext:value-type="float">
            <text:p>3,56</text:p>
          </table:table-cell>
          <table:table-cell table:style-name="ce7" office:value-type="float" office:value="3.14" calcext:value-type="float">
            <text:p>3,14</text:p>
          </table:table-cell>
          <table:table-cell table:style-name="ce9" office:value-type="float" office:value="0.89" calcext:value-type="float">
            <text:p>0,89</text:p>
          </table:table-cell>
          <table:table-cell table:style-name="ce9" office:value-type="float" office:value="1.07" calcext:value-type="float">
            <text:p>1,07</text:p>
          </table:table-cell>
          <table:table-cell table:style-name="ce9" office:value-type="float" office:value="1.24" calcext:value-type="float">
            <text:p>1,24</text:p>
          </table:table-cell>
          <table:table-cell table:style-name="ce9" office:value-type="float" office:value="1.28" calcext:value-type="float">
            <text:p>1,28</text:p>
          </table:table-cell>
          <table:table-cell table:style-name="ce9" office:value-type="float" office:value="1.07" calcext:value-type="float">
            <text:p>1,07</text:p>
          </table:table-cell>
          <table:table-cell table:style-name="ce28" table:formula="of:=[data.E141]/([data.C141]*[data.D141])" office:value-type="float" office:value="1.86062786368843" calcext:value-type="float">
            <text:p>1,86</text:p>
          </table:table-cell>
          <table:table-cell table:style-name="ce5" table:formula="of:=[data.B141]/[data.E141]" office:value-type="float" office:value="1.61236665159633" calcext:value-type="float">
            <text:p>1,612</text:p>
          </table:table-cell>
          <table:table-cell table:style-name="ce7" table:formula="of:=AVERAGE([data.F141:.J141])" office:value-type="float" office:value="3.162" calcext:value-type="float">
            <text:p>3,16</text:p>
          </table:table-cell>
          <table:table-cell table:style-name="ce9" table:formula="of:=AVERAGE([data.K141:.O141])" office:value-type="float" office:value="1.11" calcext:value-type="float">
            <text:p>1,11</text:p>
          </table:table-cell>
          <table:table-cell table:style-name="ce12" table:formula="of:=[data.Q141]/[data.Q477]*(LOG([data.R477]*1000)/LOG([data.R141]*1000))" office:value-type="float" office:value="0.873196470549889" calcext:value-type="float">
            <text:p>0,87</text:p>
          </table:table-cell>
          <table:table-cell table:style-name="ce12" table:formula="of:=[data.Q141]/[data.Q477]*(LOG([data.S477]*1000)/LOG([data.S141]*1000))" office:value-type="float" office:value="0.908646042903287" calcext:value-type="float">
            <text:p>0,9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969790" calcext:value-type="float">
            <text:p>2969790</text:p>
          </table:table-cell>
          <table:table-cell table:style-name="ce7" office:value-type="float" office:value="2.55" calcext:value-type="float">
            <text:p>2,55</text:p>
          </table:table-cell>
          <table:table-cell table:style-name="ce7" office:value-type="float" office:value="2.27" calcext:value-type="float">
            <text:p>2,27</text:p>
          </table:table-cell>
          <table:table-cell table:style-name="ce7" office:value-type="float" office:value="2.3" calcext:value-type="float">
            <text:p>2,30</text:p>
          </table:table-cell>
          <table:table-cell table:style-name="ce7" office:value-type="float" office:value="2.17" calcext:value-type="float">
            <text:p>2,17</text:p>
          </table:table-cell>
          <table:table-cell table:style-name="ce7" office:value-type="float" office:value="2.18" calcext:value-type="float">
            <text:p>2,18</text:p>
          </table:table-cell>
          <table:table-cell table:style-name="ce9" office:value-type="float" office:value="1.01" calcext:value-type="float">
            <text:p>1,01</text:p>
          </table:table-cell>
          <table:table-cell table:style-name="ce9" office:value-type="float" office:value="1.02" calcext:value-type="float">
            <text:p>1,02</text:p>
          </table:table-cell>
          <table:table-cell table:style-name="ce9" office:value-type="float" office:value="1.07" calcext:value-type="float">
            <text:p>1,07</text:p>
          </table:table-cell>
          <table:table-cell table:style-name="ce9" office:value-type="float" office:value="1.01" calcext:value-type="float">
            <text:p>1,01</text:p>
          </table:table-cell>
          <table:table-cell table:style-name="ce9" office:value-type="float" office:value="1.08" calcext:value-type="float">
            <text:p>1,08</text:p>
          </table:table-cell>
          <table:table-cell table:style-name="ce28" table:formula="of:=[data.E142]/([data.C142]*[data.D142])" office:value-type="float" office:value="2.27117620067299" calcext:value-type="float">
            <text:p>2,27</text:p>
          </table:table-cell>
          <table:table-cell table:style-name="ce5" table:formula="of:=[data.B142]/[data.E142]" office:value-type="float" office:value="1.3209068654686" calcext:value-type="float">
            <text:p>1,321</text:p>
          </table:table-cell>
          <table:table-cell table:style-name="ce7" table:formula="of:=AVERAGE([data.F142:.J142])" office:value-type="float" office:value="2.294" calcext:value-type="float">
            <text:p>2,29</text:p>
          </table:table-cell>
          <table:table-cell table:style-name="ce9" table:formula="of:=AVERAGE([data.K142:.O142])" office:value-type="float" office:value="1.038" calcext:value-type="float">
            <text:p>1,04</text:p>
          </table:table-cell>
          <table:table-cell table:style-name="ce12" table:formula="of:=[data.Q142]/[data.Q478]*(LOG([data.R478]*1000)/LOG([data.R142]*1000))" office:value-type="float" office:value="0.788180001324432" calcext:value-type="float">
            <text:p>0,79</text:p>
          </table:table-cell>
          <table:table-cell table:style-name="ce12" table:formula="of:=[data.Q142]/[data.Q478]*(LOG([data.S478]*1000)/LOG([data.S142]*1000))" office:value-type="float" office:value="0.771882944127871" calcext:value-type="float">
            <text:p>0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1896528" calcext:value-type="float">
            <text:p>1896528</text:p>
          </table:table-cell>
          <table:table-cell table:style-name="ce7" office:value-type="float" office:value="2.34" calcext:value-type="float">
            <text:p>2,34</text:p>
          </table:table-cell>
          <table:table-cell table:style-name="ce7" office:value-type="float" office:value="1.97" calcext:value-type="float">
            <text:p>1,97</text:p>
          </table:table-cell>
          <table:table-cell table:style-name="ce7" office:value-type="float" office:value="2.01" calcext:value-type="float">
            <text:p>2,01</text:p>
          </table:table-cell>
          <table:table-cell table:style-name="ce7" office:value-type="float" office:value="1.97" calcext:value-type="float">
            <text:p>1,97</text:p>
          </table:table-cell>
          <table:table-cell table:style-name="ce7" office:value-type="float" office:value="1.96" calcext:value-type="float">
            <text:p>1,96</text:p>
          </table:table-cell>
          <table:table-cell table:number-columns-repeated="2" table:style-name="ce9" office:value-type="float" office:value="1" calcext:value-type="float">
            <text:p>1,00</text:p>
          </table:table-cell>
          <table:table-cell table:style-name="ce9" office:value-type="float" office:value="1.11" calcext:value-type="float">
            <text:p>1,11</text:p>
          </table:table-cell>
          <table:table-cell table:style-name="ce9" office:value-type="float" office:value="0.94" calcext:value-type="float">
            <text:p>0,94</text:p>
          </table:table-cell>
          <table:table-cell table:style-name="ce9" office:value-type="float" office:value="1.01" calcext:value-type="float">
            <text:p>1,01</text:p>
          </table:table-cell>
          <table:table-cell table:style-name="ce28" table:formula="of:=[data.E143]/([data.C143]*[data.D143])" office:value-type="float" office:value="1.47631087308507" calcext:value-type="float">
            <text:p>1,48</text:p>
          </table:table-cell>
          <table:table-cell table:style-name="ce5" table:formula="of:=[data.B143]/[data.E143]" office:value-type="float" office:value="2.03210129246708" calcext:value-type="float">
            <text:p>2,032</text:p>
          </table:table-cell>
          <table:table-cell table:style-name="ce7" table:formula="of:=AVERAGE([data.F143:.J143])" office:value-type="float" office:value="2.05" calcext:value-type="float">
            <text:p>2,05</text:p>
          </table:table-cell>
          <table:table-cell table:style-name="ce9" table:formula="of:=AVERAGE([data.K143:.O143])" office:value-type="float" office:value="1.012" calcext:value-type="float">
            <text:p>1,01</text:p>
          </table:table-cell>
          <table:table-cell table:style-name="ce12" table:formula="of:=[data.Q143]/[data.Q479]*(LOG([data.R479]*1000)/LOG([data.R143]*1000))" office:value-type="float" office:value="0.83337540649715" calcext:value-type="float">
            <text:p>0,83</text:p>
          </table:table-cell>
          <table:table-cell table:style-name="ce12" table:formula="of:=[data.Q143]/[data.Q479]*(LOG([data.S479]*1000)/LOG([data.S143]*1000))" office:value-type="float" office:value="0.790573417472784" calcext:value-type="float">
            <text:p>0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2082234" calcext:value-type="float">
            <text:p>2082234</text:p>
          </table:table-cell>
          <table:table-cell table:style-name="ce7" office:value-type="float" office:value="2.13" calcext:value-type="float">
            <text:p>2,13</text:p>
          </table:table-cell>
          <table:table-cell table:style-name="ce7" office:value-type="float" office:value="2.22" calcext:value-type="float">
            <text:p>2,22</text:p>
          </table:table-cell>
          <table:table-cell table:style-name="ce7" office:value-type="float" office:value="2.18" calcext:value-type="float">
            <text:p>2,18</text:p>
          </table:table-cell>
          <table:table-cell table:style-name="ce7" office:value-type="float" office:value="2.15" calcext:value-type="float">
            <text:p>2,15</text:p>
          </table:table-cell>
          <table:table-cell table:style-name="ce7" office:value-type="float" office:value="2.56" calcext:value-type="float">
            <text:p>2,56</text:p>
          </table:table-cell>
          <table:table-cell table:style-name="ce9" office:value-type="float" office:value="0.91" calcext:value-type="float">
            <text:p>0,91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95" calcext:value-type="float">
            <text:p>0,95</text:p>
          </table:table-cell>
          <table:table-cell table:style-name="ce9" office:value-type="float" office:value="0.89" calcext:value-type="float">
            <text:p>0,89</text:p>
          </table:table-cell>
          <table:table-cell table:style-name="ce9" office:value-type="float" office:value="1.11" calcext:value-type="float">
            <text:p>1,11</text:p>
          </table:table-cell>
          <table:table-cell table:style-name="ce28" table:formula="of:=[data.E144]/([data.C144]*[data.D144])" office:value-type="float" office:value="1.92051864778215" calcext:value-type="float">
            <text:p>1,92</text:p>
          </table:table-cell>
          <table:table-cell table:style-name="ce5" table:formula="of:=[data.B144]/[data.E144]" office:value-type="float" office:value="1.56208572139347" calcext:value-type="float">
            <text:p>1,562</text:p>
          </table:table-cell>
          <table:table-cell table:style-name="ce7" table:formula="of:=AVERAGE([data.F144:.J144])" office:value-type="float" office:value="2.248" calcext:value-type="float">
            <text:p>2,25</text:p>
          </table:table-cell>
          <table:table-cell table:style-name="ce9" table:formula="of:=AVERAGE([data.K144:.O144])" office:value-type="float" office:value="0.946" calcext:value-type="float">
            <text:p>0,95</text:p>
          </table:table-cell>
          <table:table-cell table:style-name="ce12" table:formula="of:=[data.Q144]/[data.Q480]*(LOG([data.R480]*1000)/LOG([data.R144]*1000))" office:value-type="float" office:value="0.830245875261082" calcext:value-type="float">
            <text:p>0,83</text:p>
          </table:table-cell>
          <table:table-cell table:style-name="ce12" table:formula="of:=[data.Q144]/[data.Q480]*(LOG([data.S480]*1000)/LOG([data.S144]*1000))" office:value-type="float" office:value="0.79289550974824" calcext:value-type="float">
            <text:p>0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406477" calcext:value-type="float">
            <text:p>2406477</text:p>
          </table:table-cell>
          <table:table-cell table:style-name="ce7" office:value-type="float" office:value="2.57" calcext:value-type="float">
            <text:p>2,57</text:p>
          </table:table-cell>
          <table:table-cell table:style-name="ce7" office:value-type="float" office:value="2.19" calcext:value-type="float">
            <text:p>2,19</text:p>
          </table:table-cell>
          <table:table-cell table:style-name="ce7" office:value-type="float" office:value="2.42" calcext:value-type="float">
            <text:p>2,42</text:p>
          </table:table-cell>
          <table:table-cell table:style-name="ce7" office:value-type="float" office:value="2.48" calcext:value-type="float">
            <text:p>2,48</text:p>
          </table:table-cell>
          <table:table-cell table:style-name="ce7" office:value-type="float" office:value="2.5" calcext:value-type="float">
            <text:p>2,50</text:p>
          </table:table-cell>
          <table:table-cell table:style-name="ce9" office:value-type="float" office:value="1.03" calcext:value-type="float">
            <text:p>1,03</text:p>
          </table:table-cell>
          <table:table-cell table:style-name="ce9" office:value-type="float" office:value="1.14" calcext:value-type="float">
            <text:p>1,14</text:p>
          </table:table-cell>
          <table:table-cell table:style-name="ce9" office:value-type="float" office:value="1.21" calcext:value-type="float">
            <text:p>1,21</text:p>
          </table:table-cell>
          <table:table-cell table:style-name="ce9" office:value-type="float" office:value="1.46" calcext:value-type="float">
            <text:p>1,46</text:p>
          </table:table-cell>
          <table:table-cell table:style-name="ce9" office:value-type="float" office:value="1.33" calcext:value-type="float">
            <text:p>1,33</text:p>
          </table:table-cell>
          <table:table-cell table:style-name="ce28" table:formula="of:=[data.E145]/([data.C145]*[data.D145])" office:value-type="float" office:value="1.83121256118051" calcext:value-type="float">
            <text:p>1,83</text:p>
          </table:table-cell>
          <table:table-cell table:style-name="ce5" table:formula="of:=[data.B145]/[data.E145]" office:value-type="float" office:value="1.63826539792402" calcext:value-type="float">
            <text:p>1,638</text:p>
          </table:table-cell>
          <table:table-cell table:style-name="ce7" table:formula="of:=AVERAGE([data.F145:.J145])" office:value-type="float" office:value="2.432" calcext:value-type="float">
            <text:p>2,43</text:p>
          </table:table-cell>
          <table:table-cell table:style-name="ce9" table:formula="of:=AVERAGE([data.K145:.O145])" office:value-type="float" office:value="1.234" calcext:value-type="float">
            <text:p>1,23</text:p>
          </table:table-cell>
          <table:table-cell table:style-name="ce12" table:formula="of:=[data.Q145]/[data.Q481]*(LOG([data.R481]*1000)/LOG([data.R145]*1000))" office:value-type="float" office:value="0.864999757514456" calcext:value-type="float">
            <text:p>0,86</text:p>
          </table:table-cell>
          <table:table-cell table:style-name="ce12" table:formula="of:=[data.Q145]/[data.Q481]*(LOG([data.S481]*1000)/LOG([data.S145]*1000))" office:value-type="float" office:value="0.828544265200373" calcext:value-type="float">
            <text:p>0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1636846" calcext:value-type="float">
            <text:p>1636846</text:p>
          </table:table-cell>
          <table:table-cell table:style-name="ce7" office:value-type="float" office:value="1.92" calcext:value-type="float">
            <text:p>1,92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61" calcext:value-type="float">
            <text:p>1,61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1.64" calcext:value-type="float">
            <text:p>1,64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8" calcext:value-type="float">
            <text:p>0,80</text:p>
          </table:table-cell>
          <table:table-cell table:number-columns-repeated="2" table:style-name="ce9" office:value-type="float" office:value="0.83" calcext:value-type="float">
            <text:p>0,83</text:p>
          </table:table-cell>
          <table:table-cell table:style-name="ce28" table:formula="of:=[data.E146]/([data.C146]*[data.D146])" office:value-type="float" office:value="1.71189549866131" calcext:value-type="float">
            <text:p>1,71</text:p>
          </table:table-cell>
          <table:table-cell table:style-name="ce5" table:formula="of:=[data.B146]/[data.E146]" office:value-type="float" office:value="1.75245319351973" calcext:value-type="float">
            <text:p>1,752</text:p>
          </table:table-cell>
          <table:table-cell table:style-name="ce7" table:formula="of:=AVERAGE([data.F146:.J146])" office:value-type="float" office:value="1.688" calcext:value-type="float">
            <text:p>1,69</text:p>
          </table:table-cell>
          <table:table-cell table:style-name="ce9" table:formula="of:=AVERAGE([data.K146:.O146])" office:value-type="float" office:value="0.808" calcext:value-type="float">
            <text:p>0,81</text:p>
          </table:table-cell>
          <table:table-cell table:style-name="ce12" table:formula="of:=[data.Q146]/[data.Q482]*(LOG([data.R482]*1000)/LOG([data.R146]*1000))" office:value-type="float" office:value="0.845405961698816" calcext:value-type="float">
            <text:p>0,85</text:p>
          </table:table-cell>
          <table:table-cell table:style-name="ce12" table:formula="of:=[data.Q146]/[data.Q482]*(LOG([data.S482]*1000)/LOG([data.S146]*1000))" office:value-type="float" office:value="0.799692436250951" calcext:value-type="float">
            <text:p>0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1632269" calcext:value-type="float">
            <text:p>1632269</text:p>
          </table:table-cell>
          <table:table-cell table:style-name="ce7" office:value-type="float" office:value="1.84" calcext:value-type="float">
            <text:p>1,84</text:p>
          </table:table-cell>
          <table:table-cell table:style-name="ce7" office:value-type="float" office:value="1.83" calcext:value-type="float">
            <text:p>1,83</text:p>
          </table:table-cell>
          <table:table-cell table:style-name="ce7" office:value-type="float" office:value="1.81" calcext:value-type="float">
            <text:p>1,81</text:p>
          </table:table-cell>
          <table:table-cell table:style-name="ce7" office:value-type="float" office:value="1.88" calcext:value-type="float">
            <text:p>1,88</text:p>
          </table:table-cell>
          <table:table-cell table:style-name="ce7" office:value-type="float" office:value="1.92" calcext:value-type="float">
            <text:p>1,92</text:p>
          </table:table-cell>
          <table:table-cell table:style-name="ce9" office:value-type="float" office:value="0.96" calcext:value-type="float">
            <text:p>0,96</text:p>
          </table:table-cell>
          <table:table-cell table:style-name="ce9" office:value-type="float" office:value="0.91" calcext:value-type="float">
            <text:p>0,91</text:p>
          </table:table-cell>
          <table:table-cell table:style-name="ce9" office:value-type="float" office:value="0.95" calcext:value-type="float">
            <text:p>0,95</text:p>
          </table:table-cell>
          <table:table-cell table:number-columns-repeated="2" table:style-name="ce9" office:value-type="float" office:value="0.91" calcext:value-type="float">
            <text:p>0,91</text:p>
          </table:table-cell>
          <table:table-cell table:style-name="ce28" table:formula="of:=[data.E147]/([data.C147]*[data.D147])" office:value-type="float" office:value="1.45703959066791" calcext:value-type="float">
            <text:p>1,46</text:p>
          </table:table-cell>
          <table:table-cell table:style-name="ce5" table:formula="of:=[data.B147]/[data.E147]" office:value-type="float" office:value="2.05897924913112" calcext:value-type="float">
            <text:p>2,059</text:p>
          </table:table-cell>
          <table:table-cell table:style-name="ce7" table:formula="of:=AVERAGE([data.F147:.J147])" office:value-type="float" office:value="1.856" calcext:value-type="float">
            <text:p>1,86</text:p>
          </table:table-cell>
          <table:table-cell table:style-name="ce9" table:formula="of:=AVERAGE([data.K147:.O147])" office:value-type="float" office:value="0.928" calcext:value-type="float">
            <text:p>0,93</text:p>
          </table:table-cell>
          <table:table-cell table:style-name="ce12" table:formula="of:=[data.Q147]/[data.Q483]*(LOG([data.R483]*1000)/LOG([data.R147]*1000))" office:value-type="float" office:value="0.872857252794917" calcext:value-type="float">
            <text:p>0,87</text:p>
          </table:table-cell>
          <table:table-cell table:style-name="ce12" table:formula="of:=[data.Q147]/[data.Q483]*(LOG([data.S483]*1000)/LOG([data.S147]*1000))" office:value-type="float" office:value="0.842416928831369" calcext:value-type="float">
            <text:p>0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744116" calcext:value-type="float">
            <text:p>1744116</text:p>
          </table:table-cell>
          <table:table-cell table:number-columns-repeated="2" table:style-name="ce7" office:value-type="float" office:value="1.93" calcext:value-type="float">
            <text:p>1,93</text:p>
          </table:table-cell>
          <table:table-cell table:style-name="ce7" office:value-type="float" office:value="1.84" calcext:value-type="float">
            <text:p>1,84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61" calcext:value-type="float">
            <text:p>1,61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82" calcext:value-type="float">
            <text:p>0,82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86" calcext:value-type="float">
            <text:p>0,86</text:p>
          </table:table-cell>
          <table:table-cell table:style-name="ce28" table:formula="of:=[data.E148]/([data.C148]*[data.D148])" office:value-type="float" office:value="1.79132088804167" calcext:value-type="float">
            <text:p>1,79</text:p>
          </table:table-cell>
          <table:table-cell table:style-name="ce5" table:formula="of:=[data.B148]/[data.E148]" office:value-type="float" office:value="1.67475099133315" calcext:value-type="float">
            <text:p>1,675</text:p>
          </table:table-cell>
          <table:table-cell table:style-name="ce7" table:formula="of:=AVERAGE([data.F148:.J148])" office:value-type="float" office:value="1.806" calcext:value-type="float">
            <text:p>1,81</text:p>
          </table:table-cell>
          <table:table-cell table:style-name="ce9" table:formula="of:=AVERAGE([data.K148:.O148])" office:value-type="float" office:value="0.798" calcext:value-type="float">
            <text:p>0,80</text:p>
          </table:table-cell>
          <table:table-cell table:style-name="ce12" table:formula="of:=[data.Q148]/[data.Q484]*(LOG([data.R484]*1000)/LOG([data.R148]*1000))" office:value-type="float" office:value="0.970316815590675" calcext:value-type="float">
            <text:p>0,97</text:p>
          </table:table-cell>
          <table:table-cell table:style-name="ce12" table:formula="of:=[data.Q148]/[data.Q484]*(LOG([data.S484]*1000)/LOG([data.S148]*1000))" office:value-type="float" office:value="0.95891567825106" calcext:value-type="float">
            <text:p>0,9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708576" calcext:value-type="float">
            <text:p>1708576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66" calcext:value-type="float">
            <text:p>1,66</text:p>
          </table:table-cell>
          <table:table-cell table:style-name="ce7" office:value-type="float" office:value="1.75" calcext:value-type="float">
            <text:p>1,75</text:p>
          </table:table-cell>
          <table:table-cell table:style-name="ce7" office:value-type="float" office:value="1.66" calcext:value-type="float">
            <text:p>1,66</text:p>
          </table:table-cell>
          <table:table-cell table:style-name="ce7" office:value-type="float" office:value="1.71" calcext:value-type="float">
            <text:p>1,71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81" calcext:value-type="float">
            <text:p>0,81</text:p>
          </table:table-cell>
          <table:table-cell table:style-name="ce28" table:formula="of:=[data.E149]/([data.C149]*[data.D149])" office:value-type="float" office:value="1.75481899002514" calcext:value-type="float">
            <text:p>1,75</text:p>
          </table:table-cell>
          <table:table-cell table:style-name="ce5" table:formula="of:=[data.B149]/[data.E149]" office:value-type="float" office:value="1.70958739909726" calcext:value-type="float">
            <text:p>1,710</text:p>
          </table:table-cell>
          <table:table-cell table:style-name="ce7" table:formula="of:=AVERAGE([data.F149:.J149])" office:value-type="float" office:value="1.7" calcext:value-type="float">
            <text:p>1,70</text:p>
          </table:table-cell>
          <table:table-cell table:style-name="ce9" table:formula="of:=AVERAGE([data.K149:.O149])" office:value-type="float" office:value="0.762" calcext:value-type="float">
            <text:p>0,76</text:p>
          </table:table-cell>
          <table:table-cell table:style-name="ce12" table:formula="of:=[data.Q149]/[data.Q485]*(LOG([data.R485]*1000)/LOG([data.R149]*1000))" office:value-type="float" office:value="0.955092944672781" calcext:value-type="float">
            <text:p>0,96</text:p>
          </table:table-cell>
          <table:table-cell table:style-name="ce12" table:formula="of:=[data.Q149]/[data.Q485]*(LOG([data.S485]*1000)/LOG([data.S149]*1000))" office:value-type="float" office:value="0.978803050215311" calcext:value-type="float">
            <text:p>0,9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329953" calcext:value-type="float">
            <text:p>2329953</text:p>
          </table:table-cell>
          <table:table-cell table:style-name="ce7" office:value-type="float" office:value="2.5" calcext:value-type="float">
            <text:p>2,50</text:p>
          </table:table-cell>
          <table:table-cell table:style-name="ce7" office:value-type="float" office:value="2.1" calcext:value-type="float">
            <text:p>2,10</text:p>
          </table:table-cell>
          <table:table-cell table:style-name="ce7" office:value-type="float" office:value="1.82" calcext:value-type="float">
            <text:p>1,82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1.9" calcext:value-type="float">
            <text:p>1,90</text:p>
          </table:table-cell>
          <table:table-cell table:style-name="ce9" office:value-type="float" office:value="0.84" calcext:value-type="float">
            <text:p>0,84</text:p>
          </table:table-cell>
          <table:table-cell table:style-name="ce9" office:value-type="float" office:value="0.88" calcext:value-type="float">
            <text:p>0,88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85" calcext:value-type="float">
            <text:p>0,85</text:p>
          </table:table-cell>
          <table:table-cell table:style-name="ce9" office:value-type="float" office:value="0.94" calcext:value-type="float">
            <text:p>0,94</text:p>
          </table:table-cell>
          <table:table-cell table:style-name="ce28" table:formula="of:=[data.E150]/([data.C150]*[data.D150])" office:value-type="float" office:value="2.08079078789438" calcext:value-type="float">
            <text:p>2,08</text:p>
          </table:table-cell>
          <table:table-cell table:style-name="ce5" table:formula="of:=[data.B150]/[data.E150]" office:value-type="float" office:value="1.44176642189778" calcext:value-type="float">
            <text:p>1,442</text:p>
          </table:table-cell>
          <table:table-cell table:style-name="ce7" table:formula="of:=AVERAGE([data.F150:.J150])" office:value-type="float" office:value="2.042" calcext:value-type="float">
            <text:p>2,04</text:p>
          </table:table-cell>
          <table:table-cell table:style-name="ce9" table:formula="of:=AVERAGE([data.K150:.O150])" office:value-type="float" office:value="0.868" calcext:value-type="float">
            <text:p>0,87</text:p>
          </table:table-cell>
          <table:table-cell table:style-name="ce12" table:formula="of:=[data.Q150]/[data.Q486]*(LOG([data.R486]*1000)/LOG([data.R150]*1000))" office:value-type="float" office:value="0.826069686216654" calcext:value-type="float">
            <text:p>0,83</text:p>
          </table:table-cell>
          <table:table-cell table:style-name="ce12" table:formula="of:=[data.Q150]/[data.Q486]*(LOG([data.S486]*1000)/LOG([data.S150]*1000))" office:value-type="float" office:value="0.819364306010395" calcext:value-type="float">
            <text:p>0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1700313" calcext:value-type="float">
            <text:p>1700313</text:p>
          </table:table-cell>
          <table:table-cell table:style-name="ce7" office:value-type="float" office:value="2.08" calcext:value-type="float">
            <text:p>2,08</text:p>
          </table:table-cell>
          <table:table-cell table:style-name="ce7" office:value-type="float" office:value="1.64" calcext:value-type="float">
            <text:p>1,64</text:p>
          </table:table-cell>
          <table:table-cell table:number-columns-repeated="2" table:style-name="ce7" office:value-type="float" office:value="1.65" calcext:value-type="float">
            <text:p>1,65</text:p>
          </table:table-cell>
          <table:table-cell table:style-name="ce7" office:value-type="float" office:value="1.86" calcext:value-type="float">
            <text:p>1,86</text:p>
          </table:table-cell>
          <table:table-cell table:style-name="ce9" office:value-type="float" office:value="0.84" calcext:value-type="float">
            <text:p>0,84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84" calcext:value-type="float">
            <text:p>0,84</text:p>
          </table:table-cell>
          <table:table-cell table:style-name="ce28" table:formula="of:=[data.E151]/([data.C151]*[data.D151])" office:value-type="float" office:value="1.70262857486181" calcext:value-type="float">
            <text:p>1,70</text:p>
          </table:table-cell>
          <table:table-cell table:style-name="ce5" table:formula="of:=[data.B151]/[data.E151]" office:value-type="float" office:value="1.76199088050259" calcext:value-type="float">
            <text:p>1,762</text:p>
          </table:table-cell>
          <table:table-cell table:style-name="ce7" table:formula="of:=AVERAGE([data.F151:.J151])" office:value-type="float" office:value="1.776" calcext:value-type="float">
            <text:p>1,78</text:p>
          </table:table-cell>
          <table:table-cell table:style-name="ce9" table:formula="of:=AVERAGE([data.K151:.O151])" office:value-type="float" office:value="0.82" calcext:value-type="float">
            <text:p>0,82</text:p>
          </table:table-cell>
          <table:table-cell table:style-name="ce12" table:formula="of:=[data.Q151]/[data.Q487]*(LOG([data.R487]*1000)/LOG([data.R151]*1000))" office:value-type="float" office:value="0.829690972044703" calcext:value-type="float">
            <text:p>0,83</text:p>
          </table:table-cell>
          <table:table-cell table:style-name="ce12" table:formula="of:=[data.Q151]/[data.Q487]*(LOG([data.S487]*1000)/LOG([data.S151]*1000))" office:value-type="float" office:value="0.839279915861473" calcext:value-type="float">
            <text:p>0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1179379" calcext:value-type="float">
            <text:p>1179379</text:p>
          </table:table-cell>
          <table:table-cell table:style-name="ce7" office:value-type="float" office:value="1.57" calcext:value-type="float">
            <text:p>1,57</text:p>
          </table:table-cell>
          <table:table-cell table:style-name="ce7" office:value-type="float" office:value="1.47" calcext:value-type="float">
            <text:p>1,47</text:p>
          </table:table-cell>
          <table:table-cell table:style-name="ce7" office:value-type="float" office:value="1.46" calcext:value-type="float">
            <text:p>1,46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64" calcext:value-type="float">
            <text:p>1,64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82" calcext:value-type="float">
            <text:p>0,82</text:p>
          </table:table-cell>
          <table:table-cell table:style-name="ce9" office:value-type="float" office:value="0.85" calcext:value-type="float">
            <text:p>0,85</text:p>
          </table:table-cell>
          <table:table-cell table:style-name="ce9" office:value-type="float" office:value="0.83" calcext:value-type="float">
            <text:p>0,83</text:p>
          </table:table-cell>
          <table:table-cell table:style-name="ce28" table:formula="of:=[data.E152]/([data.C152]*[data.D152])" office:value-type="float" office:value="1.22851979166667" calcext:value-type="float">
            <text:p>1,23</text:p>
          </table:table-cell>
          <table:table-cell table:style-name="ce5" table:formula="of:=[data.B152]/[data.E152]" office:value-type="float" office:value="2.44197666738173" calcext:value-type="float">
            <text:p>2,442</text:p>
          </table:table-cell>
          <table:table-cell table:style-name="ce7" table:formula="of:=AVERAGE([data.F152:.J152])" office:value-type="float" office:value="1.572" calcext:value-type="float">
            <text:p>1,57</text:p>
          </table:table-cell>
          <table:table-cell table:style-name="ce9" table:formula="of:=AVERAGE([data.K152:.O152])" office:value-type="float" office:value="0.822" calcext:value-type="float">
            <text:p>0,82</text:p>
          </table:table-cell>
          <table:table-cell table:style-name="ce12" table:formula="of:=[data.Q152]/[data.Q488]*(LOG([data.R488]*1000)/LOG([data.R152]*1000))" office:value-type="float" office:value="0.870856766396708" calcext:value-type="float">
            <text:p>0,87</text:p>
          </table:table-cell>
          <table:table-cell table:style-name="ce12" table:formula="of:=[data.Q152]/[data.Q488]*(LOG([data.S488]*1000)/LOG([data.S152]*1000))" office:value-type="float" office:value="0.863064066584369" calcext:value-type="float">
            <text:p>0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088986" calcext:value-type="float">
            <text:p>2088986</text:p>
          </table:table-cell>
          <table:table-cell table:style-name="ce7" office:value-type="float" office:value="2.36" calcext:value-type="float">
            <text:p>2,36</text:p>
          </table:table-cell>
          <table:table-cell table:style-name="ce7" office:value-type="float" office:value="1.95" calcext:value-type="float">
            <text:p>1,95</text:p>
          </table:table-cell>
          <table:table-cell table:style-name="ce7" office:value-type="float" office:value="2.15" calcext:value-type="float">
            <text:p>2,15</text:p>
          </table:table-cell>
          <table:table-cell table:style-name="ce7" office:value-type="float" office:value="2.39" calcext:value-type="float">
            <text:p>2,39</text:p>
          </table:table-cell>
          <table:table-cell table:style-name="ce7" office:value-type="float" office:value="2.37" calcext:value-type="float">
            <text:p>2,37</text:p>
          </table:table-cell>
          <table:table-cell table:style-name="ce9" office:value-type="float" office:value="0.85" calcext:value-type="float">
            <text:p>0,85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88" calcext:value-type="float">
            <text:p>0,88</text:p>
          </table:table-cell>
          <table:table-cell table:style-name="ce9" office:value-type="float" office:value="1" calcext:value-type="float">
            <text:p>1,00</text:p>
          </table:table-cell>
          <table:table-cell table:style-name="ce9" office:value-type="float" office:value="0.96" calcext:value-type="float">
            <text:p>0,96</text:p>
          </table:table-cell>
          <table:table-cell table:style-name="ce28" table:formula="of:=[data.E153]/([data.C153]*[data.D153])" office:value-type="float" office:value="1.86559249256973" calcext:value-type="float">
            <text:p>1,87</text:p>
          </table:table-cell>
          <table:table-cell table:style-name="ce5" table:formula="of:=[data.B153]/[data.E153]" office:value-type="float" office:value="1.60807587987665" calcext:value-type="float">
            <text:p>1,608</text:p>
          </table:table-cell>
          <table:table-cell table:style-name="ce7" table:formula="of:=AVERAGE([data.F153:.J153])" office:value-type="float" office:value="2.244" calcext:value-type="float">
            <text:p>2,24</text:p>
          </table:table-cell>
          <table:table-cell table:style-name="ce9" table:formula="of:=AVERAGE([data.K153:.O153])" office:value-type="float" office:value="0.912" calcext:value-type="float">
            <text:p>0,91</text:p>
          </table:table-cell>
          <table:table-cell table:style-name="ce12" table:formula="of:=[data.Q153]/[data.Q489]*(LOG([data.R489]*1000)/LOG([data.R153]*1000))" office:value-type="float" office:value="0.816889174004885" calcext:value-type="float">
            <text:p>0,82</text:p>
          </table:table-cell>
          <table:table-cell table:style-name="ce12" table:formula="of:=[data.Q153]/[data.Q489]*(LOG([data.S489]*1000)/LOG([data.S153]*1000))" office:value-type="float" office:value="0.803009810197961" calcext:value-type="float">
            <text:p>0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1415938" calcext:value-type="float">
            <text:p>1415938</text:p>
          </table:table-cell>
          <table:table-cell table:style-name="ce7" office:value-type="float" office:value="1.93" calcext:value-type="float">
            <text:p>1,93</text:p>
          </table:table-cell>
          <table:table-cell table:style-name="ce7" office:value-type="float" office:value="1.59" calcext:value-type="float">
            <text:p>1,59</text:p>
          </table:table-cell>
          <table:table-cell table:style-name="ce7" office:value-type="float" office:value="1.6" calcext:value-type="float">
            <text:p>1,60</text:p>
          </table:table-cell>
          <table:table-cell table:style-name="ce7" office:value-type="float" office:value="1.61" calcext:value-type="float">
            <text:p>1,61</text:p>
          </table:table-cell>
          <table:table-cell table:style-name="ce7" office:value-type="float" office:value="1.62" calcext:value-type="float">
            <text:p>1,62</text:p>
          </table:table-cell>
          <table:table-cell table:style-name="ce9" office:value-type="float" office:value="0.84" calcext:value-type="float">
            <text:p>0,84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79" calcext:value-type="float">
            <text:p>0,79</text:p>
          </table:table-cell>
          <table:table-cell table:style-name="ce28" table:formula="of:=[data.E154]/([data.C154]*[data.D154])" office:value-type="float" office:value="1.40579379199695" calcext:value-type="float">
            <text:p>1,41</text:p>
          </table:table-cell>
          <table:table-cell table:style-name="ce5" table:formula="of:=[data.B154]/[data.E154]" office:value-type="float" office:value="2.1340369422955" calcext:value-type="float">
            <text:p>2,134</text:p>
          </table:table-cell>
          <table:table-cell table:style-name="ce7" table:formula="of:=AVERAGE([data.F154:.J154])" office:value-type="float" office:value="1.67" calcext:value-type="float">
            <text:p>1,67</text:p>
          </table:table-cell>
          <table:table-cell table:style-name="ce9" table:formula="of:=AVERAGE([data.K154:.O154])" office:value-type="float" office:value="0.818" calcext:value-type="float">
            <text:p>0,82</text:p>
          </table:table-cell>
          <table:table-cell table:style-name="ce12" table:formula="of:=[data.Q154]/[data.Q490]*(LOG([data.R490]*1000)/LOG([data.R154]*1000))" office:value-type="float" office:value="0.893987199698896" calcext:value-type="float">
            <text:p>0,89</text:p>
          </table:table-cell>
          <table:table-cell table:style-name="ce12" table:formula="of:=[data.Q154]/[data.Q490]*(LOG([data.S490]*1000)/LOG([data.S154]*1000))" office:value-type="float" office:value="0.88527226918539" calcext:value-type="float">
            <text:p>0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718802" calcext:value-type="float">
            <text:p>1718802</text:p>
          </table:table-cell>
          <table:table-cell table:style-name="ce7" office:value-type="float" office:value="1.87" calcext:value-type="float">
            <text:p>1,87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2.01" calcext:value-type="float">
            <text:p>2,01</text:p>
          </table:table-cell>
          <table:table-cell table:number-columns-repeated="2" table:style-name="ce7" office:value-type="float" office:value="1.89" calcext:value-type="float">
            <text:p>1,89</text:p>
          </table:table-cell>
          <table:table-cell table:style-name="ce9" office:value-type="float" office:value="0.95" calcext:value-type="float">
            <text:p>0,95</text:p>
          </table:table-cell>
          <table:table-cell table:style-name="ce9" office:value-type="float" office:value="0.98" calcext:value-type="float">
            <text:p>0,98</text:p>
          </table:table-cell>
          <table:table-cell table:style-name="ce9" office:value-type="float" office:value="0.92" calcext:value-type="float">
            <text:p>0,92</text:p>
          </table:table-cell>
          <table:table-cell table:style-name="ce9" office:value-type="float" office:value="0.98" calcext:value-type="float">
            <text:p>0,98</text:p>
          </table:table-cell>
          <table:table-cell table:style-name="ce9" office:value-type="float" office:value="0.96" calcext:value-type="float">
            <text:p>0,96</text:p>
          </table:table-cell>
          <table:table-cell table:style-name="ce28" table:formula="of:=[data.E155]/([data.C155]*[data.D155])" office:value-type="float" office:value="1.53499549897119" calcext:value-type="float">
            <text:p>1,53</text:p>
          </table:table-cell>
          <table:table-cell table:style-name="ce5" table:formula="of:=[data.B155]/[data.E155]" office:value-type="float" office:value="1.95441243377655" calcext:value-type="float">
            <text:p>1,954</text:p>
          </table:table-cell>
          <table:table-cell table:style-name="ce7" table:formula="of:=AVERAGE([data.F155:.J155])" office:value-type="float" office:value="1.91" calcext:value-type="float">
            <text:p>1,91</text:p>
          </table:table-cell>
          <table:table-cell table:style-name="ce9" table:formula="of:=AVERAGE([data.K155:.O155])" office:value-type="float" office:value="0.958" calcext:value-type="float">
            <text:p>0,96</text:p>
          </table:table-cell>
          <table:table-cell table:style-name="ce12" table:formula="of:=[data.Q155]/[data.Q491]*(LOG([data.R491]*1000)/LOG([data.R155]*1000))" office:value-type="float" office:value="1.07769013112625" calcext:value-type="float">
            <text:p>1,08</text:p>
          </table:table-cell>
          <table:table-cell table:style-name="ce12" table:formula="of:=[data.Q155]/[data.Q491]*(LOG([data.S491]*1000)/LOG([data.S155]*1000))" office:value-type="float" office:value="1.00649224634207" calcext:value-type="float">
            <text:p>1,0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1918579" calcext:value-type="float">
            <text:p>1918579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1.96" calcext:value-type="float">
            <text:p>1,96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1.84" calcext:value-type="float">
            <text:p>1,84</text:p>
          </table:table-cell>
          <table:table-cell table:style-name="ce7" office:value-type="float" office:value="1.85" calcext:value-type="float">
            <text:p>1,85</text:p>
          </table:table-cell>
          <table:table-cell table:number-columns-repeated="2" table:style-name="ce9" office:value-type="float" office:value="0.95" calcext:value-type="float">
            <text:p>0,95</text:p>
          </table:table-cell>
          <table:table-cell table:style-name="ce9" office:value-type="float" office:value="0.99" calcext:value-type="float">
            <text:p>0,99</text:p>
          </table:table-cell>
          <table:table-cell table:style-name="ce9" office:value-type="float" office:value="0.95" calcext:value-type="float">
            <text:p>0,95</text:p>
          </table:table-cell>
          <table:table-cell table:style-name="ce9" office:value-type="float" office:value="0.92" calcext:value-type="float">
            <text:p>0,92</text:p>
          </table:table-cell>
          <table:table-cell table:style-name="ce28" table:formula="of:=[data.E156]/([data.C156]*[data.D156])" office:value-type="float" office:value="1.63981111111111" calcext:value-type="float">
            <text:p>1,64</text:p>
          </table:table-cell>
          <table:table-cell table:style-name="ce5" table:formula="of:=[data.B156]/[data.E156]" office:value-type="float" office:value="1.82948734453989" calcext:value-type="float">
            <text:p>1,829</text:p>
          </table:table-cell>
          <table:table-cell table:style-name="ce7" table:formula="of:=AVERAGE([data.F156:.J156])" office:value-type="float" office:value="1.982" calcext:value-type="float">
            <text:p>1,98</text:p>
          </table:table-cell>
          <table:table-cell table:style-name="ce9" table:formula="of:=AVERAGE([data.K156:.O156])" office:value-type="float" office:value="0.952" calcext:value-type="float">
            <text:p>0,95</text:p>
          </table:table-cell>
          <table:table-cell table:style-name="ce12" table:formula="of:=[data.Q156]/[data.Q492]*(LOG([data.R492]*1000)/LOG([data.R156]*1000))" office:value-type="float" office:value="1.00807320176721" calcext:value-type="float">
            <text:p>1,01</text:p>
          </table:table-cell>
          <table:table-cell table:style-name="ce12" table:formula="of:=[data.Q156]/[data.Q492]*(LOG([data.S492]*1000)/LOG([data.S156]*1000))" office:value-type="float" office:value="1.03922264514259" calcext:value-type="float">
            <text:p>1,0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2683165" calcext:value-type="float">
            <text:p>2683165</text:p>
          </table:table-cell>
          <table:table-cell table:style-name="ce7" office:value-type="float" office:value="2.26" calcext:value-type="float">
            <text:p>2,26</text:p>
          </table:table-cell>
          <table:table-cell table:style-name="ce7" office:value-type="float" office:value="2" calcext:value-type="float">
            <text:p>2,00</text:p>
          </table:table-cell>
          <table:table-cell table:number-columns-repeated="2" table:style-name="ce7" office:value-type="float" office:value="1.91" calcext:value-type="float">
            <text:p>1,91</text:p>
          </table:table-cell>
          <table:table-cell table:style-name="ce7" office:value-type="float" office:value="2.02" calcext:value-type="float">
            <text:p>2,02</text:p>
          </table:table-cell>
          <table:table-cell table:style-name="ce9" office:value-type="float" office:value="0.86" calcext:value-type="float">
            <text:p>0,86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6" calcext:value-type="float">
            <text:p>0,76</text:p>
          </table:table-cell>
          <table:table-cell table:style-name="ce28" table:formula="of:=[data.E157]/([data.C157]*[data.D157])" office:value-type="float" office:value="2.53425233291775" calcext:value-type="float">
            <text:p>2,53</text:p>
          </table:table-cell>
          <table:table-cell table:style-name="ce5" table:formula="of:=[data.B157]/[data.E157]" office:value-type="float" office:value="1.18378705744895" calcext:value-type="float">
            <text:p>1,184</text:p>
          </table:table-cell>
          <table:table-cell table:style-name="ce7" table:formula="of:=AVERAGE([data.F157:.J157])" office:value-type="float" office:value="2.02" calcext:value-type="float">
            <text:p>2,02</text:p>
          </table:table-cell>
          <table:table-cell table:style-name="ce9" table:formula="of:=AVERAGE([data.K157:.O157])" office:value-type="float" office:value="0.792" calcext:value-type="float">
            <text:p>0,79</text:p>
          </table:table-cell>
          <table:table-cell table:style-name="ce12" table:formula="of:=[data.Q157]/[data.Q493]*(LOG([data.R493]*1000)/LOG([data.R157]*1000))" office:value-type="float" office:value="0.815729753754168" calcext:value-type="float">
            <text:p>0,82</text:p>
          </table:table-cell>
          <table:table-cell table:style-name="ce12" table:formula="of:=[data.Q157]/[data.Q493]*(LOG([data.S493]*1000)/LOG([data.S157]*1000))" office:value-type="float" office:value="0.829045118370889" calcext:value-type="float">
            <text:p>0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1410219" calcext:value-type="float">
            <text:p>1410219</text:p>
          </table:table-cell>
          <table:table-cell table:style-name="ce7" office:value-type="float" office:value="1.93" calcext:value-type="float">
            <text:p>1,93</text:p>
          </table:table-cell>
          <table:table-cell table:style-name="ce7" office:value-type="float" office:value="1.75" calcext:value-type="float">
            <text:p>1,75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78" calcext:value-type="float">
            <text:p>1,78</text:p>
          </table:table-cell>
          <table:table-cell table:style-name="ce7" office:value-type="float" office:value="1.67" calcext:value-type="float">
            <text:p>1,67</text:p>
          </table:table-cell>
          <table:table-cell table:style-name="ce9" office:value-type="float" office:value="0.88" calcext:value-type="float">
            <text:p>0,88</text:p>
          </table:table-cell>
          <table:table-cell table:style-name="ce9" office:value-type="float" office:value="1.04" calcext:value-type="float">
            <text:p>1,04</text:p>
          </table:table-cell>
          <table:table-cell table:style-name="ce9" office:value-type="float" office:value="0.88" calcext:value-type="float">
            <text:p>0,88</text:p>
          </table:table-cell>
          <table:table-cell table:style-name="ce9" office:value-type="float" office:value="0.94" calcext:value-type="float">
            <text:p>0,94</text:p>
          </table:table-cell>
          <table:table-cell table:style-name="ce9" office:value-type="float" office:value="0.88" calcext:value-type="float">
            <text:p>0,88</text:p>
          </table:table-cell>
          <table:table-cell table:style-name="ce28" table:formula="of:=[data.E158]/([data.C158]*[data.D158])" office:value-type="float" office:value="1.25941197273663" calcext:value-type="float">
            <text:p>1,26</text:p>
          </table:table-cell>
          <table:table-cell table:style-name="ce5" table:formula="of:=[data.B158]/[data.E158]" office:value-type="float" office:value="2.38207540814583" calcext:value-type="float">
            <text:p>2,382</text:p>
          </table:table-cell>
          <table:table-cell table:style-name="ce7" table:formula="of:=AVERAGE([data.F158:.J158])" office:value-type="float" office:value="1.77" calcext:value-type="float">
            <text:p>1,77</text:p>
          </table:table-cell>
          <table:table-cell table:style-name="ce9" table:formula="of:=AVERAGE([data.K158:.O158])" office:value-type="float" office:value="0.924" calcext:value-type="float">
            <text:p>0,92</text:p>
          </table:table-cell>
          <table:table-cell table:style-name="ce12" table:formula="of:=[data.Q158]/[data.Q494]*(LOG([data.R494]*1000)/LOG([data.R158]*1000))" office:value-type="float" office:value="0.954018995414912" calcext:value-type="float">
            <text:p>0,95</text:p>
          </table:table-cell>
          <table:table-cell table:style-name="ce12" table:formula="of:=[data.Q158]/[data.Q494]*(LOG([data.S494]*1000)/LOG([data.S158]*1000))" office:value-type="float" office:value="0.894939984799702" calcext:value-type="float">
            <text:p>0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1667749" calcext:value-type="float">
            <text:p>1667749</text:p>
          </table:table-cell>
          <table:table-cell table:style-name="ce7" office:value-type="float" office:value="1.66" calcext:value-type="float">
            <text:p>1,66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61" calcext:value-type="float">
            <text:p>1,61</text:p>
          </table:table-cell>
          <table:table-cell table:style-name="ce7" office:value-type="float" office:value="1.58" calcext:value-type="float">
            <text:p>1,58</text:p>
          </table:table-cell>
          <table:table-cell table:style-name="ce7" office:value-type="float" office:value="1.61" calcext:value-type="float">
            <text:p>1,61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82" calcext:value-type="float">
            <text:p>0,82</text:p>
          </table:table-cell>
          <table:table-cell table:style-name="ce9" office:value-type="float" office:value="0.71" calcext:value-type="float">
            <text:p>0,71</text:p>
          </table:table-cell>
          <table:table-cell table:style-name="ce28" table:formula="of:=[data.E159]/([data.C159]*[data.D159])" office:value-type="float" office:value="1.80586126992377" calcext:value-type="float">
            <text:p>1,81</text:p>
          </table:table-cell>
          <table:table-cell table:style-name="ce5" table:formula="of:=[data.B159]/[data.E159]" office:value-type="float" office:value="1.66126677335738" calcext:value-type="float">
            <text:p>1,661</text:p>
          </table:table-cell>
          <table:table-cell table:style-name="ce7" table:formula="of:=AVERAGE([data.F159:.J159])" office:value-type="float" office:value="1.616" calcext:value-type="float">
            <text:p>1,62</text:p>
          </table:table-cell>
          <table:table-cell table:style-name="ce9" table:formula="of:=AVERAGE([data.K159:.O159])" office:value-type="float" office:value="0.75" calcext:value-type="float">
            <text:p>0,75</text:p>
          </table:table-cell>
          <table:table-cell table:style-name="ce12" table:formula="of:=[data.Q159]/[data.Q495]*(LOG([data.R495]*1000)/LOG([data.R159]*1000))" office:value-type="float" office:value="0.941356707214788" calcext:value-type="float">
            <text:p>0,94</text:p>
          </table:table-cell>
          <table:table-cell table:style-name="ce12" table:formula="of:=[data.Q159]/[data.Q495]*(LOG([data.S495]*1000)/LOG([data.S159]*1000))" office:value-type="float" office:value="0.99502724318416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2331945" calcext:value-type="float">
            <text:p>2331945</text:p>
          </table:table-cell>
          <table:table-cell table:style-name="ce7" office:value-type="float" office:value="2.93" calcext:value-type="float">
            <text:p>2,93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2.18" calcext:value-type="float">
            <text:p>2,18</text:p>
          </table:table-cell>
          <table:table-cell table:style-name="ce7" office:value-type="float" office:value="2.19" calcext:value-type="float">
            <text:p>2,19</text:p>
          </table:table-cell>
          <table:table-cell table:style-name="ce7" office:value-type="float" office:value="2.24" calcext:value-type="float">
            <text:p>2,24</text:p>
          </table:table-cell>
          <table:table-cell table:style-name="ce9" office:value-type="float" office:value="1.37" calcext:value-type="float">
            <text:p>1,37</text:p>
          </table:table-cell>
          <table:table-cell table:style-name="ce9" office:value-type="float" office:value="1.03" calcext:value-type="float">
            <text:p>1,03</text:p>
          </table:table-cell>
          <table:table-cell table:style-name="ce9" office:value-type="float" office:value="1" calcext:value-type="float">
            <text:p>1,00</text:p>
          </table:table-cell>
          <table:table-cell table:style-name="ce9" office:value-type="float" office:value="1.08" calcext:value-type="float">
            <text:p>1,08</text:p>
          </table:table-cell>
          <table:table-cell table:style-name="ce9" office:value-type="float" office:value="1.01" calcext:value-type="float">
            <text:p>1,01</text:p>
          </table:table-cell>
          <table:table-cell table:style-name="ce28" table:formula="of:=[data.E160]/([data.C160]*[data.D160])" office:value-type="float" office:value="1.81043758967001" calcext:value-type="float">
            <text:p>1,81</text:p>
          </table:table-cell>
          <table:table-cell table:style-name="ce5" table:formula="of:=[data.B160]/[data.E160]" office:value-type="float" office:value="1.65706481070523" calcext:value-type="float">
            <text:p>1,657</text:p>
          </table:table-cell>
          <table:table-cell table:style-name="ce7" table:formula="of:=AVERAGE([data.F160:.J160])" office:value-type="float" office:value="2.364" calcext:value-type="float">
            <text:p>2,36</text:p>
          </table:table-cell>
          <table:table-cell table:style-name="ce9" table:formula="of:=AVERAGE([data.K160:.O160])" office:value-type="float" office:value="1.098" calcext:value-type="float">
            <text:p>1,10</text:p>
          </table:table-cell>
          <table:table-cell table:style-name="ce12" table:formula="of:=[data.Q160]/[data.Q496]*(LOG([data.R496]*1000)/LOG([data.R160]*1000))" office:value-type="float" office:value="0.89969355071356" calcext:value-type="float">
            <text:p>0,90</text:p>
          </table:table-cell>
          <table:table-cell table:style-name="ce12" table:formula="of:=[data.Q160]/[data.Q496]*(LOG([data.S496]*1000)/LOG([data.S160]*1000))" office:value-type="float" office:value="0.928144812992518" calcext:value-type="float">
            <text:p>0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1855581" calcext:value-type="float">
            <text:p>1855581</text:p>
          </table:table-cell>
          <table:table-cell table:style-name="ce7" office:value-type="float" office:value="2.38" calcext:value-type="float">
            <text:p>2,38</text:p>
          </table:table-cell>
          <table:table-cell table:style-name="ce7" office:value-type="float" office:value="1.94" calcext:value-type="float">
            <text:p>1,94</text:p>
          </table:table-cell>
          <table:table-cell table:style-name="ce7" office:value-type="float" office:value="1.88" calcext:value-type="float">
            <text:p>1,88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84" calcext:value-type="float">
            <text:p>1,84</text:p>
          </table:table-cell>
          <table:table-cell table:style-name="ce9" office:value-type="float" office:value="0.95" calcext:value-type="float">
            <text:p>0,95</text:p>
          </table:table-cell>
          <table:table-cell table:style-name="ce9" office:value-type="float" office:value="0.93" calcext:value-type="float">
            <text:p>0,93</text:p>
          </table:table-cell>
          <table:table-cell table:style-name="ce9" office:value-type="float" office:value="0.9" calcext:value-type="float">
            <text:p>0,90</text:p>
          </table:table-cell>
          <table:table-cell table:style-name="ce9" office:value-type="float" office:value="0.92" calcext:value-type="float">
            <text:p>0,92</text:p>
          </table:table-cell>
          <table:table-cell table:style-name="ce9" office:value-type="float" office:value="0.87" calcext:value-type="float">
            <text:p>0,87</text:p>
          </table:table-cell>
          <table:table-cell table:style-name="ce28" table:formula="of:=[data.E161]/([data.C161]*[data.D161])" office:value-type="float" office:value="1.70484538999794" calcext:value-type="float">
            <text:p>1,70</text:p>
          </table:table-cell>
          <table:table-cell table:style-name="ce5" table:formula="of:=[data.B161]/[data.E161]" office:value-type="float" office:value="1.75969898376843" calcext:value-type="float">
            <text:p>1,760</text:p>
          </table:table-cell>
          <table:table-cell table:style-name="ce7" table:formula="of:=AVERAGE([data.F161:.J161])" office:value-type="float" office:value="1.952" calcext:value-type="float">
            <text:p>1,95</text:p>
          </table:table-cell>
          <table:table-cell table:style-name="ce9" table:formula="of:=AVERAGE([data.K161:.O161])" office:value-type="float" office:value="0.914" calcext:value-type="float">
            <text:p>0,91</text:p>
          </table:table-cell>
          <table:table-cell table:style-name="ce12" table:formula="of:=[data.Q161]/[data.Q497]*(LOG([data.R497]*1000)/LOG([data.R161]*1000))" office:value-type="float" office:value="0.793399047374628" calcext:value-type="float">
            <text:p>0,79</text:p>
          </table:table-cell>
          <table:table-cell table:style-name="ce12" table:formula="of:=[data.Q161]/[data.Q497]*(LOG([data.S497]*1000)/LOG([data.S161]*1000))" office:value-type="float" office:value="0.751803234014802" calcext:value-type="float">
            <text:p>0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1976314" calcext:value-type="float">
            <text:p>1976314</text:p>
          </table:table-cell>
          <table:table-cell table:style-name="ce7" office:value-type="float" office:value="2.34" calcext:value-type="float">
            <text:p>2,34</text:p>
          </table:table-cell>
          <table:table-cell table:style-name="ce7" office:value-type="float" office:value="1.69" calcext:value-type="float">
            <text:p>1,69</text:p>
          </table:table-cell>
          <table:table-cell table:style-name="ce7" office:value-type="float" office:value="1.58" calcext:value-type="float">
            <text:p>1,58</text:p>
          </table:table-cell>
          <table:table-cell table:style-name="ce7" office:value-type="float" office:value="1.59" calcext:value-type="float">
            <text:p>1,59</text:p>
          </table:table-cell>
          <table:table-cell table:style-name="ce7" office:value-type="float" office:value="1.65" calcext:value-type="float">
            <text:p>1,65</text:p>
          </table:table-cell>
          <table:table-cell table:style-name="ce9" office:value-type="float" office:value="0.85" calcext:value-type="float">
            <text:p>0,85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72" calcext:value-type="float">
            <text:p>0,72</text:p>
          </table:table-cell>
          <table:table-cell table:style-name="ce28" table:formula="of:=[data.E162]/([data.C162]*[data.D162])" office:value-type="float" office:value="2.10604646206309" calcext:value-type="float">
            <text:p>2,11</text:p>
          </table:table-cell>
          <table:table-cell table:style-name="ce5" table:formula="of:=[data.B162]/[data.E162]" office:value-type="float" office:value="1.42447809406805" calcext:value-type="float">
            <text:p>1,424</text:p>
          </table:table-cell>
          <table:table-cell table:style-name="ce7" table:formula="of:=AVERAGE([data.F162:.J162])" office:value-type="float" office:value="1.77" calcext:value-type="float">
            <text:p>1,77</text:p>
          </table:table-cell>
          <table:table-cell table:style-name="ce9" table:formula="of:=AVERAGE([data.K162:.O162])" office:value-type="float" office:value="0.76" calcext:value-type="float">
            <text:p>0,76</text:p>
          </table:table-cell>
          <table:table-cell table:style-name="ce12" table:formula="of:=[data.Q162]/[data.Q498]*(LOG([data.R498]*1000)/LOG([data.R162]*1000))" office:value-type="float" office:value="0.798436312342288" calcext:value-type="float">
            <text:p>0,80</text:p>
          </table:table-cell>
          <table:table-cell table:style-name="ce12" table:formula="of:=[data.Q162]/[data.Q498]*(LOG([data.S498]*1000)/LOG([data.S162]*1000))" office:value-type="float" office:value="0.839899763352082" calcext:value-type="float">
            <text:p>0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39132" calcext:value-type="float">
            <text:p>1539132</text:p>
          </table:table-cell>
          <table:table-cell table:style-name="ce7" office:value-type="float" office:value="2.13" calcext:value-type="float">
            <text:p>2,13</text:p>
          </table:table-cell>
          <table:table-cell table:style-name="ce7" office:value-type="float" office:value="1.69" calcext:value-type="float">
            <text:p>1,69</text:p>
          </table:table-cell>
          <table:table-cell table:style-name="ce7" office:value-type="float" office:value="1.8" calcext:value-type="float">
            <text:p>1,80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1.89" calcext:value-type="float">
            <text:p>1,89</text:p>
          </table:table-cell>
          <table:table-cell table:style-name="ce9" office:value-type="float" office:value="0.99" calcext:value-type="float">
            <text:p>0,99</text:p>
          </table:table-cell>
          <table:table-cell table:style-name="ce9" office:value-type="float" office:value="1.15" calcext:value-type="float">
            <text:p>1,15</text:p>
          </table:table-cell>
          <table:table-cell table:number-columns-repeated="2" table:style-name="ce9" office:value-type="float" office:value="1.01" calcext:value-type="float">
            <text:p>1,01</text:p>
          </table:table-cell>
          <table:table-cell table:style-name="ce25" office:value-type="float" office:value="0.99" calcext:value-type="float">
            <text:p>0,99</text:p>
          </table:table-cell>
          <table:table-cell table:style-name="ce28" table:formula="of:=[data.E163]/([data.C163]*[data.D163])" office:value-type="float" office:value="1.37453918038409" calcext:value-type="float">
            <text:p>1,37</text:p>
          </table:table-cell>
          <table:table-cell table:style-name="ce5" table:formula="of:=[data.B163]/[data.E163]" office:value-type="float" office:value="2.18256004033442" calcext:value-type="float">
            <text:p>2,183</text:p>
          </table:table-cell>
          <table:table-cell table:style-name="ce7" table:formula="of:=AVERAGE([data.F163:.J163])" office:value-type="float" office:value="1.85" calcext:value-type="float">
            <text:p>1,85</text:p>
          </table:table-cell>
          <table:table-cell table:style-name="ce9" table:formula="of:=AVERAGE([data.K163:.O163])" office:value-type="float" office:value="1.03" calcext:value-type="float">
            <text:p>1,03</text:p>
          </table:table-cell>
          <table:table-cell table:style-name="ce34" table:formula="of:=[data.Q163]/[data.Q499]*(LOG([data.R499]*1000)/LOG([data.R163]*1000))" office:value-type="float" office:value="0.953014275717245" calcext:value-type="float">
            <text:p>0,95</text:p>
          </table:table-cell>
          <table:table-cell table:style-name="ce34" table:formula="of:=[data.Q163]/[data.Q499]*(LOG([data.S499]*1000)/LOG([data.S163]*1000))" office:value-type="float" office:value="0.966274024053506" calcext:value-type="float">
            <text:p>0,97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data.P114:.P163])" office:value-type="float" office:value="1.7849984922551" calcext:value-type="float">
            <text:p>1,78</text:p>
          </table:table-cell>
          <table:table-cell table:style-name="ce30" table:formula="of:=AVERAGE([data.Q114:.Q163])" office:value-type="float" office:value="1.75029665403512" calcext:value-type="float">
            <text:p>1,750</text:p>
          </table:table-cell>
          <table:table-cell table:style-name="ce31" table:formula="of:=AVERAGE([data.R114:.R163])" office:value-type="float" office:value="2.01404" calcext:value-type="float">
            <text:p>2,01</text:p>
          </table:table-cell>
          <table:table-cell table:style-name="ce32" table:formula="of:=AVERAGE([data.S114:.S163])" office:value-type="float" office:value="0.89144" calcext:value-type="float">
            <text:p>0,89</text:p>
          </table:table-cell>
          <table:table-cell table:style-name="ce35" table:formula="of:=[data.Q164]/[data.Q500]*(LOG([data.R500]*1000)/LOG([data.R164]*1000))" office:value-type="float" office:value="0.864063610030324" calcext:value-type="float">
            <text:p>0,86</text:p>
          </table:table-cell>
          <table:table-cell table:style-name="ce35" table:formula="of:=[data.Q164]/[data.Q500]*(LOG([data.S500]*1000)/LOG([data.S164]*1000))" office:value-type="float" office:value="0.870537904421279" calcext:value-type="float">
            <text:p>0,87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6">
          <table:table-cell table:style-name="ce13" office:value-type="string" calcext:value-type="string">
            <text:p>Daala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663011" calcext:value-type="float">
            <text:p>663011</text:p>
          </table:table-cell>
          <table:table-cell table:style-name="ce7" office:value-type="float" office:value="0.66" calcext:value-type="float">
            <text:p>0,66</text:p>
          </table:table-cell>
          <table:table-cell table:number-columns-repeated="2" table:style-name="ce7" office:value-type="float" office:value="0.18" calcext:value-type="float">
            <text:p>0,18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22" calcext:value-type="float">
            <text:p>0,22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2" table:style-name="ce9" office:value-type="float" office:value="0.17" calcext:value-type="float">
            <text:p>0,17</text:p>
          </table:table-cell>
          <table:table-cell table:style-name="ce9" office:value-type="float" office:value="0.19" calcext:value-type="float">
            <text:p>0,19</text:p>
          </table:table-cell>
          <table:table-cell table:style-name="ce28" table:formula="of:=[data.E170]/([data.C170]*[data.D170])" office:value-type="float" office:value="0.632475102071966" calcext:value-type="float">
            <text:p>0,63</text:p>
          </table:table-cell>
          <table:table-cell table:style-name="ce5" table:formula="of:=[data.B170]/[data.E170]" office:value-type="float" office:value="4.74329385183655" calcext:value-type="float">
            <text:p>4,743</text:p>
          </table:table-cell>
          <table:table-cell table:style-name="ce7" table:formula="of:=AVERAGE([data.F170:.J170])" office:value-type="float" office:value="0.288" calcext:value-type="float">
            <text:p>0,29</text:p>
          </table:table-cell>
          <table:table-cell table:style-name="ce9" table:formula="of:=AVERAGE([data.K170:.O170])" office:value-type="float" office:value="0.186" calcext:value-type="float">
            <text:p>0,19</text:p>
          </table:table-cell>
          <table:table-cell table:style-name="ce12" table:formula="of:=[data.Q170]/[data.Q450]*(LOG([data.R450]*1000)/LOG([data.R170]*1000))" office:value-type="float" office:value="2.89064044915049" calcext:value-type="float">
            <text:p>2,89</text:p>
          </table:table-cell>
          <table:table-cell table:style-name="ce12" table:formula="of:=[data.Q170]/[data.Q450]*(LOG([data.S450]*1000)/LOG([data.S170]*1000))" office:value-type="float" office:value="2.69087541529911" calcext:value-type="float">
            <text:p>2,6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946243" calcext:value-type="float">
            <text:p>946243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9" calcext:value-type="float">
            <text:p>0,29</text:p>
          </table:table-cell>
          <table:table-cell table:style-name="ce7" office:value-type="float" office:value="0.26" calcext:value-type="float">
            <text:p>0,26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25" calcext:value-type="float">
            <text:p>0,25</text:p>
          </table:table-cell>
          <table:table-cell table:style-name="ce9" office:value-type="float" office:value="0.27" calcext:value-type="float">
            <text:p>0,27</text:p>
          </table:table-cell>
          <table:table-cell table:style-name="ce9" office:value-type="float" office:value="0.38" calcext:value-type="float">
            <text:p>0,38</text:p>
          </table:table-cell>
          <table:table-cell table:style-name="ce28" table:formula="of:=[data.E171]/([data.C171]*[data.D171])" office:value-type="float" office:value="0.944309055055247" calcext:value-type="float">
            <text:p>0,94</text:p>
          </table:table-cell>
          <table:table-cell table:style-name="ce5" table:formula="of:=[data.B171]/[data.E171]" office:value-type="float" office:value="3.17694292058171" calcext:value-type="float">
            <text:p>3,177</text:p>
          </table:table-cell>
          <table:table-cell table:style-name="ce7" table:formula="of:=AVERAGE([data.F171:.J171])" office:value-type="float" office:value="0.254" calcext:value-type="float">
            <text:p>0,25</text:p>
          </table:table-cell>
          <table:table-cell table:style-name="ce9" table:formula="of:=AVERAGE([data.K171:.O171])" office:value-type="float" office:value="0.26" calcext:value-type="float">
            <text:p>0,26</text:p>
          </table:table-cell>
          <table:table-cell table:style-name="ce12" table:formula="of:=[data.Q171]/[data.Q451]*(LOG([data.R451]*1000)/LOG([data.R171]*1000))" office:value-type="float" office:value="2.76488152855926" calcext:value-type="float">
            <text:p>2,76</text:p>
          </table:table-cell>
          <table:table-cell table:style-name="ce12" table:formula="of:=[data.Q171]/[data.Q451]*(LOG([data.S451]*1000)/LOG([data.S171]*1000))" office:value-type="float" office:value="2.56363340927263" calcext:value-type="float">
            <text:p>2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1036688" calcext:value-type="float">
            <text:p>1036688</text:p>
          </table:table-cell>
          <table:table-cell table:style-name="ce7" office:value-type="float" office:value="0.28" calcext:value-type="float">
            <text:p>0,28</text:p>
          </table:table-cell>
          <table:table-cell table:style-name="ce7" office:value-type="float" office:value="0.29" calcext:value-type="float">
            <text:p>0,29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31" calcext:value-type="float">
            <text:p>0,31</text:p>
          </table:table-cell>
          <table:table-cell table:style-name="ce9" office:value-type="float" office:value="0.28" calcext:value-type="float">
            <text:p>0,28</text:p>
          </table:table-cell>
          <table:table-cell table:style-name="ce9" office:value-type="float" office:value="0.26" calcext:value-type="float">
            <text:p>0,26</text:p>
          </table:table-cell>
          <table:table-cell table:style-name="ce9" office:value-type="float" office:value="0.25" calcext:value-type="float">
            <text:p>0,25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21" calcext:value-type="float">
            <text:p>0,21</text:p>
          </table:table-cell>
          <table:table-cell table:style-name="ce28" table:formula="of:=[data.E172]/([data.C172]*[data.D172])" office:value-type="float" office:value="1.01676749131025" calcext:value-type="float">
            <text:p>1,02</text:p>
          </table:table-cell>
          <table:table-cell table:style-name="ce5" table:formula="of:=[data.B172]/[data.E172]" office:value-type="float" office:value="2.95054249687466" calcext:value-type="float">
            <text:p>2,951</text:p>
          </table:table-cell>
          <table:table-cell table:style-name="ce7" table:formula="of:=AVERAGE([data.F172:.J172])" office:value-type="float" office:value="0.268" calcext:value-type="float">
            <text:p>0,27</text:p>
          </table:table-cell>
          <table:table-cell table:style-name="ce9" table:formula="of:=AVERAGE([data.K172:.O172])" office:value-type="float" office:value="0.24" calcext:value-type="float">
            <text:p>0,24</text:p>
          </table:table-cell>
          <table:table-cell table:style-name="ce12" table:formula="of:=[data.Q172]/[data.Q452]*(LOG([data.R452]*1000)/LOG([data.R172]*1000))" office:value-type="float" office:value="2.59010075448133" calcext:value-type="float">
            <text:p>2,59</text:p>
          </table:table-cell>
          <table:table-cell table:style-name="ce12" table:formula="of:=[data.Q172]/[data.Q452]*(LOG([data.S452]*1000)/LOG([data.S172]*1000))" office:value-type="float" office:value="2.47333629725619" calcext:value-type="float">
            <text:p>2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708697" calcext:value-type="float">
            <text:p>708697</text:p>
          </table:table-cell>
          <table:table-cell table:number-columns-repeated="2" table:style-name="ce7" office:value-type="float" office:value="0.25" calcext:value-type="float">
            <text:p>0,25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18" calcext:value-type="float">
            <text:p>0,18</text:p>
          </table:table-cell>
          <table:table-cell table:style-name="ce9" office:value-type="float" office:value="0.28" calcext:value-type="float">
            <text:p>0,28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173]/([data.C173]*[data.D173])" office:value-type="float" office:value="0.632909843678555" calcext:value-type="float">
            <text:p>0,63</text:p>
          </table:table-cell>
          <table:table-cell table:style-name="ce5" table:formula="of:=[data.B173]/[data.E173]" office:value-type="float" office:value="4.74003417539513" calcext:value-type="float">
            <text:p>4,740</text:p>
          </table:table-cell>
          <table:table-cell table:style-name="ce7" table:formula="of:=AVERAGE([data.F173:.J173])" office:value-type="float" office:value="0.218" calcext:value-type="float">
            <text:p>0,22</text:p>
          </table:table-cell>
          <table:table-cell table:style-name="ce9" table:formula="of:=AVERAGE([data.K173:.O173])" office:value-type="float" office:value="0.222" calcext:value-type="float">
            <text:p>0,22</text:p>
          </table:table-cell>
          <table:table-cell table:style-name="ce12" table:formula="of:=[data.Q173]/[data.Q453]*(LOG([data.R453]*1000)/LOG([data.R173]*1000))" office:value-type="float" office:value="3.25604095892291" calcext:value-type="float">
            <text:p>3,26</text:p>
          </table:table-cell>
          <table:table-cell table:style-name="ce12" table:formula="of:=[data.Q173]/[data.Q453]*(LOG([data.S453]*1000)/LOG([data.S173]*1000))" office:value-type="float" office:value="2.92148554057988" calcext:value-type="float">
            <text:p>2,9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728518" calcext:value-type="float">
            <text:p>728518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2" table:style-name="ce7" office:value-type="float" office:value="0.16" calcext:value-type="float">
            <text:p>0,16</text:p>
          </table:table-cell>
          <table:table-cell table:number-columns-repeated="2" table:style-name="ce7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174]/([data.C174]*[data.D174])" office:value-type="float" office:value="0.74643237704918" calcext:value-type="float">
            <text:p>0,75</text:p>
          </table:table-cell>
          <table:table-cell table:style-name="ce5" table:formula="of:=[data.B174]/[data.E174]" office:value-type="float" office:value="4.01914022714607" calcext:value-type="float">
            <text:p>4,019</text:p>
          </table:table-cell>
          <table:table-cell table:style-name="ce7" table:formula="of:=AVERAGE([data.F174:.J174])" office:value-type="float" office:value="0.154" calcext:value-type="float">
            <text:p>0,15</text:p>
          </table:table-cell>
          <table:table-cell table:style-name="ce9" table:formula="of:=AVERAGE([data.K174:.O174])" office:value-type="float" office:value="0.166" calcext:value-type="float">
            <text:p>0,17</text:p>
          </table:table-cell>
          <table:table-cell table:style-name="ce12" table:formula="of:=[data.Q174]/[data.Q454]*(LOG([data.R454]*1000)/LOG([data.R174]*1000))" office:value-type="float" office:value="2.85625070515541" calcext:value-type="float">
            <text:p>2,86</text:p>
          </table:table-cell>
          <table:table-cell table:style-name="ce12" table:formula="of:=[data.Q174]/[data.Q454]*(LOG([data.S454]*1000)/LOG([data.S174]*1000))" office:value-type="float" office:value="2.49949472387577" calcext:value-type="float">
            <text:p>2,5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93960" calcext:value-type="float">
            <text:p>993960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1" calcext:value-type="float">
            <text:p>0,21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24" calcext:value-type="float">
            <text:p>0,24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22" calcext:value-type="float">
            <text:p>0,22</text:p>
          </table:table-cell>
          <table:table-cell table:style-name="ce28" table:formula="of:=[data.E175]/([data.C175]*[data.D175])" office:value-type="float" office:value="0.756355467893929" calcext:value-type="float">
            <text:p>0,76</text:p>
          </table:table-cell>
          <table:table-cell table:style-name="ce5" table:formula="of:=[data.B175]/[data.E175]" office:value-type="float" office:value="3.96640508672381" calcext:value-type="float">
            <text:p>3,966</text:p>
          </table:table-cell>
          <table:table-cell table:style-name="ce7" table:formula="of:=AVERAGE([data.F175:.J175])" office:value-type="float" office:value="0.214" calcext:value-type="float">
            <text:p>0,21</text:p>
          </table:table-cell>
          <table:table-cell table:style-name="ce9" table:formula="of:=AVERAGE([data.K175:.O175])" office:value-type="float" office:value="0.222" calcext:value-type="float">
            <text:p>0,22</text:p>
          </table:table-cell>
          <table:table-cell table:style-name="ce12" table:formula="of:=[data.Q175]/[data.Q455]*(LOG([data.R455]*1000)/LOG([data.R175]*1000))" office:value-type="float" office:value="3.00448517803641" calcext:value-type="float">
            <text:p>3,00</text:p>
          </table:table-cell>
          <table:table-cell table:style-name="ce12" table:formula="of:=[data.Q175]/[data.Q455]*(LOG([data.S455]*1000)/LOG([data.S175]*1000))" office:value-type="float" office:value="2.62878384105" calcext:value-type="float">
            <text:p>2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963293" calcext:value-type="float">
            <text:p>963293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7" calcext:value-type="float">
            <text:p>0,17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176]/([data.C176]*[data.D176])" office:value-type="float" office:value="0.968561977155727" calcext:value-type="float">
            <text:p>0,97</text:p>
          </table:table-cell>
          <table:table-cell table:style-name="ce5" table:formula="of:=[data.B176]/[data.E176]" office:value-type="float" office:value="3.0973919669301" calcext:value-type="float">
            <text:p>3,097</text:p>
          </table:table-cell>
          <table:table-cell table:style-name="ce7" table:formula="of:=AVERAGE([data.F176:.J176])" office:value-type="float" office:value="0.194" calcext:value-type="float">
            <text:p>0,19</text:p>
          </table:table-cell>
          <table:table-cell table:style-name="ce9" table:formula="of:=AVERAGE([data.K176:.O176])" office:value-type="float" office:value="0.178" calcext:value-type="float">
            <text:p>0,18</text:p>
          </table:table-cell>
          <table:table-cell table:style-name="ce12" table:formula="of:=[data.Q176]/[data.Q456]*(LOG([data.R456]*1000)/LOG([data.R176]*1000))" office:value-type="float" office:value="2.22890384987274" calcext:value-type="float">
            <text:p>2,23</text:p>
          </table:table-cell>
          <table:table-cell table:style-name="ce12" table:formula="of:=[data.Q176]/[data.Q456]*(LOG([data.S456]*1000)/LOG([data.S176]*1000))" office:value-type="float" office:value="1.98142093609568" calcext:value-type="float">
            <text:p>1,9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533438" calcext:value-type="float">
            <text:p>533438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3" table:style-name="ce7" office:value-type="float" office:value="0.15" calcext:value-type="float">
            <text:p>0,15</text:p>
          </table:table-cell>
          <table:table-cell table:number-columns-repeated="5" table:style-name="ce9" office:value-type="float" office:value="0.15" calcext:value-type="float">
            <text:p>0,15</text:p>
          </table:table-cell>
          <table:table-cell table:style-name="ce28" table:formula="of:=[data.E177]/([data.C177]*[data.D177])" office:value-type="float" office:value="0.539689766252266" calcext:value-type="float">
            <text:p>0,54</text:p>
          </table:table-cell>
          <table:table-cell table:style-name="ce5" table:formula="of:=[data.B177]/[data.E177]" office:value-type="float" office:value="5.55877908960367" calcext:value-type="float">
            <text:p>5,559</text:p>
          </table:table-cell>
          <table:table-cell table:style-name="ce7" table:formula="of:=AVERAGE([data.F177:.J177])" office:value-type="float" office:value="0.152" calcext:value-type="float">
            <text:p>0,15</text:p>
          </table:table-cell>
          <table:table-cell table:style-name="ce9" table:formula="of:=AVERAGE([data.K177:.O177])" office:value-type="float" office:value="0.15" calcext:value-type="float">
            <text:p>0,15</text:p>
          </table:table-cell>
          <table:table-cell table:style-name="ce12" table:formula="of:=[data.Q177]/[data.Q457]*(LOG([data.R457]*1000)/LOG([data.R177]*1000))" office:value-type="float" office:value="2.98491197527586" calcext:value-type="float">
            <text:p>2,98</text:p>
          </table:table-cell>
          <table:table-cell table:style-name="ce12" table:formula="of:=[data.Q177]/[data.Q457]*(LOG([data.S457]*1000)/LOG([data.S177]*1000))" office:value-type="float" office:value="2.56110627679805" calcext:value-type="float">
            <text:p>2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931484" calcext:value-type="float">
            <text:p>931484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2" calcext:value-type="float">
            <text:p>0,20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9" calcext:value-type="float">
            <text:p>0,19</text:p>
          </table:table-cell>
          <table:table-cell table:style-name="ce28" table:formula="of:=[data.E178]/([data.C178]*[data.D178])" office:value-type="float" office:value="0.877533255454648" calcext:value-type="float">
            <text:p>0,88</text:p>
          </table:table-cell>
          <table:table-cell table:style-name="ce5" table:formula="of:=[data.B178]/[data.E178]" office:value-type="float" office:value="3.41869103495068" calcext:value-type="float">
            <text:p>3,419</text:p>
          </table:table-cell>
          <table:table-cell table:style-name="ce7" table:formula="of:=AVERAGE([data.F178:.J178])" office:value-type="float" office:value="0.18" calcext:value-type="float">
            <text:p>0,18</text:p>
          </table:table-cell>
          <table:table-cell table:style-name="ce9" table:formula="of:=AVERAGE([data.K178:.O178])" office:value-type="float" office:value="0.184" calcext:value-type="float">
            <text:p>0,18</text:p>
          </table:table-cell>
          <table:table-cell table:style-name="ce12" table:formula="of:=[data.Q178]/[data.Q458]*(LOG([data.R458]*1000)/LOG([data.R178]*1000))" office:value-type="float" office:value="3.09248585631846" calcext:value-type="float">
            <text:p>3,09</text:p>
          </table:table-cell>
          <table:table-cell table:style-name="ce12" table:formula="of:=[data.Q178]/[data.Q458]*(LOG([data.S458]*1000)/LOG([data.S178]*1000))" office:value-type="float" office:value="2.87543748780877" calcext:value-type="float">
            <text:p>2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1029207" calcext:value-type="float">
            <text:p>1029207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22" calcext:value-type="float">
            <text:p>0,22</text:p>
          </table:table-cell>
          <table:table-cell table:number-columns-repeated="2" table:style-name="ce7" office:value-type="float" office:value="0.18" calcext:value-type="float">
            <text:p>0,18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2" table:style-name="ce9" office:value-type="float" office:value="0.19" calcext:value-type="float">
            <text:p>0,19</text:p>
          </table:table-cell>
          <table:table-cell table:style-name="ce9" office:value-type="float" office:value="0.2" calcext:value-type="float">
            <text:p>0,20</text:p>
          </table:table-cell>
          <table:table-cell table:style-name="ce28" table:formula="of:=[data.E179]/([data.C179]*[data.D179])" office:value-type="float" office:value="1.08744167666898" calcext:value-type="float">
            <text:p>1,09</text:p>
          </table:table-cell>
          <table:table-cell table:style-name="ce5" table:formula="of:=[data.B179]/[data.E179]" office:value-type="float" office:value="2.75878419015805" calcext:value-type="float">
            <text:p>2,759</text:p>
          </table:table-cell>
          <table:table-cell table:style-name="ce7" table:formula="of:=AVERAGE([data.F179:.J179])" office:value-type="float" office:value="0.186" calcext:value-type="float">
            <text:p>0,19</text:p>
          </table:table-cell>
          <table:table-cell table:style-name="ce9" table:formula="of:=AVERAGE([data.K179:.O179])" office:value-type="float" office:value="0.192" calcext:value-type="float">
            <text:p>0,19</text:p>
          </table:table-cell>
          <table:table-cell table:style-name="ce12" table:formula="of:=[data.Q179]/[data.Q459]*(LOG([data.R459]*1000)/LOG([data.R179]*1000))" office:value-type="float" office:value="2.6595049215273" calcext:value-type="float">
            <text:p>2,66</text:p>
          </table:table-cell>
          <table:table-cell table:style-name="ce12" table:formula="of:=[data.Q179]/[data.Q459]*(LOG([data.S459]*1000)/LOG([data.S179]*1000))" office:value-type="float" office:value="2.43198528687538" calcext:value-type="float">
            <text:p>2,4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766059" calcext:value-type="float">
            <text:p>766059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8" calcext:value-type="float">
            <text:p>0,18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2" table:style-name="ce9" office:value-type="float" office:value="0.19" calcext:value-type="float">
            <text:p>0,19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19" calcext:value-type="float">
            <text:p>0,19</text:p>
          </table:table-cell>
          <table:table-cell table:style-name="ce28" table:formula="of:=[data.E180]/([data.C180]*[data.D180])" office:value-type="float" office:value="0.651277800448888" calcext:value-type="float">
            <text:p>0,65</text:p>
          </table:table-cell>
          <table:table-cell table:style-name="ce5" table:formula="of:=[data.B180]/[data.E180]" office:value-type="float" office:value="4.60635016362969" calcext:value-type="float">
            <text:p>4,606</text:p>
          </table:table-cell>
          <table:table-cell table:style-name="ce7" table:formula="of:=AVERAGE([data.F180:.J180])" office:value-type="float" office:value="0.188" calcext:value-type="float">
            <text:p>0,19</text:p>
          </table:table-cell>
          <table:table-cell table:style-name="ce9" table:formula="of:=AVERAGE([data.K180:.O180])" office:value-type="float" office:value="0.194" calcext:value-type="float">
            <text:p>0,19</text:p>
          </table:table-cell>
          <table:table-cell table:style-name="ce12" table:formula="of:=[data.Q180]/[data.Q460]*(LOG([data.R460]*1000)/LOG([data.R180]*1000))" office:value-type="float" office:value="3.15650545379892" calcext:value-type="float">
            <text:p>3,16</text:p>
          </table:table-cell>
          <table:table-cell table:style-name="ce12" table:formula="of:=[data.Q180]/[data.Q460]*(LOG([data.S460]*1000)/LOG([data.S180]*1000))" office:value-type="float" office:value="2.89189939545022" calcext:value-type="float">
            <text:p>2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861975" calcext:value-type="float">
            <text:p>861975</text:p>
          </table:table-cell>
          <table:table-cell table:number-columns-repeated="2" table:style-name="ce7" office:value-type="float" office:value="0.22" calcext:value-type="float">
            <text:p>0,22</text:p>
          </table:table-cell>
          <table:table-cell table:number-columns-repeated="2" table:style-name="ce7" office:value-type="float" office:value="0.19" calcext:value-type="float">
            <text:p>0,19</text:p>
          </table:table-cell>
          <table:table-cell table:style-name="ce7" office:value-type="float" office:value="0.2" calcext:value-type="float">
            <text:p>0,20</text:p>
          </table:table-cell>
          <table:table-cell table:style-name="ce9" office:value-type="float" office:value="0.22" calcext:value-type="float">
            <text:p>0,22</text:p>
          </table:table-cell>
          <table:table-cell table:number-columns-repeated="2" table:style-name="ce9" office:value-type="float" office:value="0.2" calcext:value-type="float">
            <text:p>0,20</text:p>
          </table:table-cell>
          <table:table-cell table:number-columns-repeated="2" table:style-name="ce9" office:value-type="float" office:value="0.21" calcext:value-type="float">
            <text:p>0,21</text:p>
          </table:table-cell>
          <table:table-cell table:style-name="ce28" table:formula="of:=[data.E181]/([data.C181]*[data.D181])" office:value-type="float" office:value="0.655921268902038" calcext:value-type="float">
            <text:p>0,66</text:p>
          </table:table-cell>
          <table:table-cell table:style-name="ce5" table:formula="of:=[data.B181]/[data.E181]" office:value-type="float" office:value="4.5737382174657" calcext:value-type="float">
            <text:p>4,574</text:p>
          </table:table-cell>
          <table:table-cell table:style-name="ce7" table:formula="of:=AVERAGE([data.F181:.J181])" office:value-type="float" office:value="0.204" calcext:value-type="float">
            <text:p>0,20</text:p>
          </table:table-cell>
          <table:table-cell table:style-name="ce9" table:formula="of:=AVERAGE([data.K181:.O181])" office:value-type="float" office:value="0.208" calcext:value-type="float">
            <text:p>0,21</text:p>
          </table:table-cell>
          <table:table-cell table:style-name="ce12" table:formula="of:=[data.Q181]/[data.Q461]*(LOG([data.R461]*1000)/LOG([data.R181]*1000))" office:value-type="float" office:value="3.61928028920124" calcext:value-type="float">
            <text:p>3,62</text:p>
          </table:table-cell>
          <table:table-cell table:style-name="ce12" table:formula="of:=[data.Q181]/[data.Q461]*(LOG([data.S461]*1000)/LOG([data.S181]*1000))" office:value-type="float" office:value="3.28738890727942" calcext:value-type="float">
            <text:p>3,2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971283" calcext:value-type="float">
            <text:p>971283</text:p>
          </table:table-cell>
          <table:table-cell table:number-columns-repeated="3" table:style-name="ce7" office:value-type="float" office:value="0.16" calcext:value-type="float">
            <text:p>0,16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7" calcext:value-type="float">
            <text:p>0,17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182]/([data.C182]*[data.D182])" office:value-type="float" office:value="1.00504445327439" calcext:value-type="float">
            <text:p>1,01</text:p>
          </table:table-cell>
          <table:table-cell table:style-name="ce5" table:formula="of:=[data.B182]/[data.E182]" office:value-type="float" office:value="2.98495906960175" calcext:value-type="float">
            <text:p>2,985</text:p>
          </table:table-cell>
          <table:table-cell table:style-name="ce7" table:formula="of:=AVERAGE([data.F182:.J182])" office:value-type="float" office:value="0.168" calcext:value-type="float">
            <text:p>0,17</text:p>
          </table:table-cell>
          <table:table-cell table:style-name="ce9" table:formula="of:=AVERAGE([data.K182:.O182])" office:value-type="float" office:value="0.17" calcext:value-type="float">
            <text:p>0,17</text:p>
          </table:table-cell>
          <table:table-cell table:style-name="ce12" table:formula="of:=[data.Q182]/[data.Q462]*(LOG([data.R462]*1000)/LOG([data.R182]*1000))" office:value-type="float" office:value="2.86121551893721" calcext:value-type="float">
            <text:p>2,86</text:p>
          </table:table-cell>
          <table:table-cell table:style-name="ce12" table:formula="of:=[data.Q182]/[data.Q462]*(LOG([data.S462]*1000)/LOG([data.S182]*1000))" office:value-type="float" office:value="2.68344649209098" calcext:value-type="float">
            <text:p>2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775536" calcext:value-type="float">
            <text:p>775536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6" calcext:value-type="float">
            <text:p>0,16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183]/([data.C183]*[data.D183])" office:value-type="float" office:value="0.782901537666365" calcext:value-type="float">
            <text:p>0,78</text:p>
          </table:table-cell>
          <table:table-cell table:style-name="ce5" table:formula="of:=[data.B183]/[data.E183]" office:value-type="float" office:value="3.83192011718347" calcext:value-type="float">
            <text:p>3,832</text:p>
          </table:table-cell>
          <table:table-cell table:style-name="ce7" table:formula="of:=AVERAGE([data.F183:.J183])" office:value-type="float" office:value="0.162" calcext:value-type="float">
            <text:p>0,16</text:p>
          </table:table-cell>
          <table:table-cell table:style-name="ce9" table:formula="of:=AVERAGE([data.K183:.O183])" office:value-type="float" office:value="0.17" calcext:value-type="float">
            <text:p>0,17</text:p>
          </table:table-cell>
          <table:table-cell table:style-name="ce12" table:formula="of:=[data.Q183]/[data.Q463]*(LOG([data.R463]*1000)/LOG([data.R183]*1000))" office:value-type="float" office:value="3.18075711063119" calcext:value-type="float">
            <text:p>3,18</text:p>
          </table:table-cell>
          <table:table-cell table:style-name="ce12" table:formula="of:=[data.Q183]/[data.Q463]*(LOG([data.S463]*1000)/LOG([data.S183]*1000))" office:value-type="float" office:value="2.87762291825888" calcext:value-type="float">
            <text:p>2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842398" calcext:value-type="float">
            <text:p>842398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style-name="ce7" office:value-type="float" office:value="0.18" calcext:value-type="float">
            <text:p>0,18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2" table:style-name="ce9" office:value-type="float" office:value="0.17" calcext:value-type="float">
            <text:p>0,17</text:p>
          </table:table-cell>
          <table:table-cell table:style-name="ce9" office:value-type="float" office:value="0.19" calcext:value-type="float">
            <text:p>0,19</text:p>
          </table:table-cell>
          <table:table-cell table:style-name="ce28" table:formula="of:=[data.E184]/([data.C184]*[data.D184])" office:value-type="float" office:value="0.850907070707071" calcext:value-type="float">
            <text:p>0,85</text:p>
          </table:table-cell>
          <table:table-cell table:style-name="ce5" table:formula="of:=[data.B184]/[data.E184]" office:value-type="float" office:value="3.52566838952609" calcext:value-type="float">
            <text:p>3,526</text:p>
          </table:table-cell>
          <table:table-cell table:style-name="ce7" table:formula="of:=AVERAGE([data.F184:.J184])" office:value-type="float" office:value="0.174" calcext:value-type="float">
            <text:p>0,17</text:p>
          </table:table-cell>
          <table:table-cell table:style-name="ce9" table:formula="of:=AVERAGE([data.K184:.O184])" office:value-type="float" office:value="0.178" calcext:value-type="float">
            <text:p>0,18</text:p>
          </table:table-cell>
          <table:table-cell table:style-name="ce12" table:formula="of:=[data.Q184]/[data.Q464]*(LOG([data.R464]*1000)/LOG([data.R184]*1000))" office:value-type="float" office:value="2.81561455118895" calcext:value-type="float">
            <text:p>2,82</text:p>
          </table:table-cell>
          <table:table-cell table:style-name="ce12" table:formula="of:=[data.Q184]/[data.Q464]*(LOG([data.S464]*1000)/LOG([data.S184]*1000))" office:value-type="float" office:value="2.55930388952311" calcext:value-type="float">
            <text:p>2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485151" calcext:value-type="float">
            <text:p>485151</text:p>
          </table:table-cell>
          <table:table-cell table:number-columns-repeated="5" table:style-name="ce7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28" table:formula="of:=[data.E185]/([data.C185]*[data.D185])" office:value-type="float" office:value="0.522089904955405" calcext:value-type="float">
            <text:p>0,52</text:p>
          </table:table-cell>
          <table:table-cell table:style-name="ce5" table:formula="of:=[data.B185]/[data.E185]" office:value-type="float" office:value="5.7461697492121" calcext:value-type="float">
            <text:p>5,746</text:p>
          </table:table-cell>
          <table:table-cell table:style-name="ce7" table:formula="of:=AVERAGE([data.F185:.J185])" office:value-type="float" office:value="0.14" calcext:value-type="float">
            <text:p>0,14</text:p>
          </table:table-cell>
          <table:table-cell table:style-name="ce9" table:formula="of:=AVERAGE([data.K185:.O185])" office:value-type="float" office:value="0.14" calcext:value-type="float">
            <text:p>0,14</text:p>
          </table:table-cell>
          <table:table-cell table:style-name="ce12" table:formula="of:=[data.Q185]/[data.Q465]*(LOG([data.R465]*1000)/LOG([data.R185]*1000))" office:value-type="float" office:value="3.24496089471322" calcext:value-type="float">
            <text:p>3,24</text:p>
          </table:table-cell>
          <table:table-cell table:style-name="ce12" table:formula="of:=[data.Q185]/[data.Q465]*(LOG([data.S465]*1000)/LOG([data.S185]*1000))" office:value-type="float" office:value="2.94251273194914" calcext:value-type="float">
            <text:p>2,9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716866" calcext:value-type="float">
            <text:p>716866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2" table:style-name="ce7" office:value-type="float" office:value="0.2" calcext:value-type="float">
            <text:p>0,20</text:p>
          </table:table-cell>
          <table:table-cell table:number-columns-repeated="2" table:style-name="ce7" office:value-type="float" office:value="0.18" calcext:value-type="float">
            <text:p>0,18</text:p>
          </table:table-cell>
          <table:table-cell table:number-columns-repeated="2" table:style-name="ce9" office:value-type="float" office:value="0.19" calcext:value-type="float">
            <text:p>0,19</text:p>
          </table:table-cell>
          <table:table-cell table:style-name="ce9" office:value-type="float" office:value="0.23" calcext:value-type="float">
            <text:p>0,23</text:p>
          </table:table-cell>
          <table:table-cell table:number-columns-repeated="2" table:style-name="ce9" office:value-type="float" office:value="0.19" calcext:value-type="float">
            <text:p>0,19</text:p>
          </table:table-cell>
          <table:table-cell table:style-name="ce28" table:formula="of:=[data.E186]/([data.C186]*[data.D186])" office:value-type="float" office:value="0.596791541791542" calcext:value-type="float">
            <text:p>0,60</text:p>
          </table:table-cell>
          <table:table-cell table:style-name="ce5" table:formula="of:=[data.B186]/[data.E186]" office:value-type="float" office:value="5.02690321482676" calcext:value-type="float">
            <text:p>5,027</text:p>
          </table:table-cell>
          <table:table-cell table:style-name="ce7" table:formula="of:=AVERAGE([data.F186:.J186])" office:value-type="float" office:value="0.19" calcext:value-type="float">
            <text:p>0,19</text:p>
          </table:table-cell>
          <table:table-cell table:style-name="ce9" table:formula="of:=AVERAGE([data.K186:.O186])" office:value-type="float" office:value="0.198" calcext:value-type="float">
            <text:p>0,20</text:p>
          </table:table-cell>
          <table:table-cell table:style-name="ce12" table:formula="of:=[data.Q186]/[data.Q466]*(LOG([data.R466]*1000)/LOG([data.R186]*1000))" office:value-type="float" office:value="3.61753925216146" calcext:value-type="float">
            <text:p>3,62</text:p>
          </table:table-cell>
          <table:table-cell table:style-name="ce12" table:formula="of:=[data.Q186]/[data.Q466]*(LOG([data.S466]*1000)/LOG([data.S186]*1000))" office:value-type="float" office:value="3.30022228656316" calcext:value-type="float">
            <text:p>3,3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883128" calcext:value-type="float">
            <text:p>883128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19" calcext:value-type="float">
            <text:p>0,19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2" calcext:value-type="float">
            <text:p>0,20</text:p>
          </table:table-cell>
          <table:table-cell table:style-name="ce28" table:formula="of:=[data.E187]/([data.C187]*[data.D187])" office:value-type="float" office:value="0.698473862040165" calcext:value-type="float">
            <text:p>0,70</text:p>
          </table:table-cell>
          <table:table-cell table:style-name="ce5" table:formula="of:=[data.B187]/[data.E187]" office:value-type="float" office:value="4.29509652054968" calcext:value-type="float">
            <text:p>4,295</text:p>
          </table:table-cell>
          <table:table-cell table:style-name="ce7" table:formula="of:=AVERAGE([data.F187:.J187])" office:value-type="float" office:value="0.2" calcext:value-type="float">
            <text:p>0,20</text:p>
          </table:table-cell>
          <table:table-cell table:style-name="ce9" table:formula="of:=AVERAGE([data.K187:.O187])" office:value-type="float" office:value="0.21" calcext:value-type="float">
            <text:p>0,21</text:p>
          </table:table-cell>
          <table:table-cell table:style-name="ce12" table:formula="of:=[data.Q187]/[data.Q467]*(LOG([data.R467]*1000)/LOG([data.R187]*1000))" office:value-type="float" office:value="2.86847291010945" calcext:value-type="float">
            <text:p>2,87</text:p>
          </table:table-cell>
          <table:table-cell table:style-name="ce12" table:formula="of:=[data.Q187]/[data.Q467]*(LOG([data.S467]*1000)/LOG([data.S187]*1000))" office:value-type="float" office:value="2.6509970366184" calcext:value-type="float">
            <text:p>2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578240" calcext:value-type="float">
            <text:p>578240</text:p>
          </table:table-cell>
          <table:table-cell table:number-columns-repeated="2" table:style-name="ce7" office:value-type="float" office:value="0.14" calcext:value-type="float">
            <text:p>0,14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3"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188]/([data.C188]*[data.D188])" office:value-type="float" office:value="0.602007246075043" calcext:value-type="float">
            <text:p>0,60</text:p>
          </table:table-cell>
          <table:table-cell table:style-name="ce5" table:formula="of:=[data.B188]/[data.E188]" office:value-type="float" office:value="4.98335639180963" calcext:value-type="float">
            <text:p>4,983</text:p>
          </table:table-cell>
          <table:table-cell table:style-name="ce7" table:formula="of:=AVERAGE([data.F188:.J188])" office:value-type="float" office:value="0.144" calcext:value-type="float">
            <text:p>0,14</text:p>
          </table:table-cell>
          <table:table-cell table:style-name="ce9" table:formula="of:=AVERAGE([data.K188:.O188])" office:value-type="float" office:value="0.148" calcext:value-type="float">
            <text:p>0,15</text:p>
          </table:table-cell>
          <table:table-cell table:style-name="ce12" table:formula="of:=[data.Q188]/[data.Q468]*(LOG([data.R468]*1000)/LOG([data.R188]*1000))" office:value-type="float" office:value="2.94022305822742" calcext:value-type="float">
            <text:p>2,94</text:p>
          </table:table-cell>
          <table:table-cell table:style-name="ce12" table:formula="of:=[data.Q188]/[data.Q468]*(LOG([data.S468]*1000)/LOG([data.S188]*1000))" office:value-type="float" office:value="2.56497063111268" calcext:value-type="float">
            <text:p>2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491399" calcext:value-type="float">
            <text:p>491399</text:p>
          </table:table-cell>
          <table:table-cell table:number-columns-repeated="2" table:style-name="ce7" office:value-type="float" office:value="0.14" calcext:value-type="float">
            <text:p>0,14</text:p>
          </table:table-cell>
          <table:table-cell table:number-columns-repeated="2" table:style-name="ce7" office:value-type="float" office:value="0.15" calcext:value-type="float">
            <text:p>0,15</text:p>
          </table:table-cell>
          <table:table-cell table:style-name="ce7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28" table:formula="of:=[data.E189]/([data.C189]*[data.D189])" office:value-type="float" office:value="0.504698823394081" calcext:value-type="float">
            <text:p>0,50</text:p>
          </table:table-cell>
          <table:table-cell table:style-name="ce5" table:formula="of:=[data.B189]/[data.E189]" office:value-type="float" office:value="5.94417164056093" calcext:value-type="float">
            <text:p>5,944</text:p>
          </table:table-cell>
          <table:table-cell table:style-name="ce7" table:formula="of:=AVERAGE([data.F189:.J189])" office:value-type="float" office:value="0.144" calcext:value-type="float">
            <text:p>0,14</text:p>
          </table:table-cell>
          <table:table-cell table:style-name="ce9" table:formula="of:=AVERAGE([data.K189:.O189])" office:value-type="float" office:value="0.146" calcext:value-type="float">
            <text:p>0,15</text:p>
          </table:table-cell>
          <table:table-cell table:style-name="ce12" table:formula="of:=[data.Q189]/[data.Q469]*(LOG([data.R469]*1000)/LOG([data.R189]*1000))" office:value-type="float" office:value="3.23748581970044" calcext:value-type="float">
            <text:p>3,24</text:p>
          </table:table-cell>
          <table:table-cell table:style-name="ce12" table:formula="of:=[data.Q189]/[data.Q469]*(LOG([data.S469]*1000)/LOG([data.S189]*1000))" office:value-type="float" office:value="2.99424645862161" calcext:value-type="float">
            <text:p>2,9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616557" calcext:value-type="float">
            <text:p>616557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4" table:style-name="ce7" office:value-type="float" office:value="0.15" calcext:value-type="float">
            <text:p>0,15</text:p>
          </table:table-cell>
          <table:table-cell table:number-columns-repeated="4"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190]/([data.C190]*[data.D190])" office:value-type="float" office:value="0.633244252543014" calcext:value-type="float">
            <text:p>0,63</text:p>
          </table:table-cell>
          <table:table-cell table:style-name="ce5" table:formula="of:=[data.B190]/[data.E190]" office:value-type="float" office:value="4.73753440476712" calcext:value-type="float">
            <text:p>4,738</text:p>
          </table:table-cell>
          <table:table-cell table:style-name="ce7" table:formula="of:=AVERAGE([data.F190:.J190])" office:value-type="float" office:value="0.152" calcext:value-type="float">
            <text:p>0,15</text:p>
          </table:table-cell>
          <table:table-cell table:style-name="ce9" table:formula="of:=AVERAGE([data.K190:.O190])" office:value-type="float" office:value="0.158" calcext:value-type="float">
            <text:p>0,16</text:p>
          </table:table-cell>
          <table:table-cell table:style-name="ce12" table:formula="of:=[data.Q190]/[data.Q470]*(LOG([data.R470]*1000)/LOG([data.R190]*1000))" office:value-type="float" office:value="3.16553518640165" calcext:value-type="float">
            <text:p>3,17</text:p>
          </table:table-cell>
          <table:table-cell table:style-name="ce12" table:formula="of:=[data.Q190]/[data.Q470]*(LOG([data.S470]*1000)/LOG([data.S190]*1000))" office:value-type="float" office:value="2.86923306544727" calcext:value-type="float">
            <text:p>2,8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853718" calcext:value-type="float">
            <text:p>853718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191]/([data.C191]*[data.D191])" office:value-type="float" office:value="0.904438935503009" calcext:value-type="float">
            <text:p>0,90</text:p>
          </table:table-cell>
          <table:table-cell table:style-name="ce5" table:formula="of:=[data.B191]/[data.E191]" office:value-type="float" office:value="3.31699226208186" calcext:value-type="float">
            <text:p>3,317</text:p>
          </table:table-cell>
          <table:table-cell table:style-name="ce7" table:formula="of:=AVERAGE([data.F191:.J191])" office:value-type="float" office:value="0.166" calcext:value-type="float">
            <text:p>0,17</text:p>
          </table:table-cell>
          <table:table-cell table:style-name="ce9" table:formula="of:=AVERAGE([data.K191:.O191])" office:value-type="float" office:value="0.174" calcext:value-type="float">
            <text:p>0,17</text:p>
          </table:table-cell>
          <table:table-cell table:style-name="ce12" table:formula="of:=[data.Q191]/[data.Q471]*(LOG([data.R471]*1000)/LOG([data.R191]*1000))" office:value-type="float" office:value="2.89210441335425" calcext:value-type="float">
            <text:p>2,89</text:p>
          </table:table-cell>
          <table:table-cell table:style-name="ce12" table:formula="of:=[data.Q191]/[data.Q471]*(LOG([data.S471]*1000)/LOG([data.S191]*1000))" office:value-type="float" office:value="2.62476738733726" calcext:value-type="float">
            <text:p>2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59683" calcext:value-type="float">
            <text:p>659683</text:p>
          </table:table-cell>
          <table:table-cell table:number-columns-repeated="2" table:style-name="ce7" office:value-type="float" office:value="0.18" calcext:value-type="float">
            <text:p>0,18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2" table:style-name="ce7" office:value-type="float" office:value="0.18" calcext:value-type="float">
            <text:p>0,18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2" table:style-name="ce9" office:value-type="float" office:value="0.19" calcext:value-type="float">
            <text:p>0,19</text:p>
          </table:table-cell>
          <table:table-cell table:style-name="ce9" office:value-type="float" office:value="0.18" calcext:value-type="float">
            <text:p>0,18</text:p>
          </table:table-cell>
          <table:table-cell table:style-name="ce28" table:formula="of:=[data.E192]/([data.C192]*[data.D192])" office:value-type="float" office:value="0.589137338534522" calcext:value-type="float">
            <text:p>0,59</text:p>
          </table:table-cell>
          <table:table-cell table:style-name="ce5" table:formula="of:=[data.B192]/[data.E192]" office:value-type="float" office:value="5.09221550350699" calcext:value-type="float">
            <text:p>5,092</text:p>
          </table:table-cell>
          <table:table-cell table:style-name="ce7" table:formula="of:=AVERAGE([data.F192:.J192])" office:value-type="float" office:value="0.178" calcext:value-type="float">
            <text:p>0,18</text:p>
          </table:table-cell>
          <table:table-cell table:style-name="ce9" table:formula="of:=AVERAGE([data.K192:.O192])" office:value-type="float" office:value="0.182" calcext:value-type="float">
            <text:p>0,18</text:p>
          </table:table-cell>
          <table:table-cell table:style-name="ce12" table:formula="of:=[data.Q192]/[data.Q472]*(LOG([data.R472]*1000)/LOG([data.R192]*1000))" office:value-type="float" office:value="3.53398943486483" calcext:value-type="float">
            <text:p>3,53</text:p>
          </table:table-cell>
          <table:table-cell table:style-name="ce12" table:formula="of:=[data.Q192]/[data.Q472]*(LOG([data.S472]*1000)/LOG([data.S192]*1000))" office:value-type="float" office:value="3.26195560118516" calcext:value-type="float">
            <text:p>3,2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1022503" calcext:value-type="float">
            <text:p>1022503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2" table:style-name="ce7" office:value-type="float" office:value="0.21" calcext:value-type="float">
            <text:p>0,21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23" calcext:value-type="float">
            <text:p>0,23</text:p>
          </table:table-cell>
          <table:table-cell table:number-columns-repeated="3" table:style-name="ce9" office:value-type="float" office:value="0.21" calcext:value-type="float">
            <text:p>0,21</text:p>
          </table:table-cell>
          <table:table-cell table:style-name="ce28" table:formula="of:=[data.E193]/([data.C193]*[data.D193])" office:value-type="float" office:value="0.795543878103585" calcext:value-type="float">
            <text:p>0,80</text:p>
          </table:table-cell>
          <table:table-cell table:style-name="ce5" table:formula="of:=[data.B193]/[data.E193]" office:value-type="float" office:value="3.7710207207216" calcext:value-type="float">
            <text:p>3,771</text:p>
          </table:table-cell>
          <table:table-cell table:style-name="ce7" table:formula="of:=AVERAGE([data.F193:.J193])" office:value-type="float" office:value="0.21" calcext:value-type="float">
            <text:p>0,21</text:p>
          </table:table-cell>
          <table:table-cell table:style-name="ce9" table:formula="of:=AVERAGE([data.K193:.O193])" office:value-type="float" office:value="0.214" calcext:value-type="float">
            <text:p>0,21</text:p>
          </table:table-cell>
          <table:table-cell table:style-name="ce12" table:formula="of:=[data.Q193]/[data.Q473]*(LOG([data.R473]*1000)/LOG([data.R193]*1000))" office:value-type="float" office:value="2.89258881427368" calcext:value-type="float">
            <text:p>2,89</text:p>
          </table:table-cell>
          <table:table-cell table:style-name="ce12" table:formula="of:=[data.Q193]/[data.Q473]*(LOG([data.S473]*1000)/LOG([data.S193]*1000))" office:value-type="float" office:value="2.58413526321498" calcext:value-type="float">
            <text:p>2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695534" calcext:value-type="float">
            <text:p>695534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2" table:style-name="ce7" office:value-type="float" office:value="0.18" calcext:value-type="float">
            <text:p>0,18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7" calcext:value-type="float">
            <text:p>0,17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21" calcext:value-type="float">
            <text:p>0,21</text:p>
          </table:table-cell>
          <table:table-cell table:number-columns-repeated="2" table:style-name="ce9" office:value-type="float" office:value="0.17" calcext:value-type="float">
            <text:p>0,17</text:p>
          </table:table-cell>
          <table:table-cell table:style-name="ce28" table:formula="of:=[data.E194]/([data.C194]*[data.D194])" office:value-type="float" office:value="0.61941970646908" calcext:value-type="float">
            <text:p>0,62</text:p>
          </table:table-cell>
          <table:table-cell table:style-name="ce5" table:formula="of:=[data.B194]/[data.E194]" office:value-type="float" office:value="4.84326574976924" calcext:value-type="float">
            <text:p>4,843</text:p>
          </table:table-cell>
          <table:table-cell table:style-name="ce7" table:formula="of:=AVERAGE([data.F194:.J194])" office:value-type="float" office:value="0.172" calcext:value-type="float">
            <text:p>0,17</text:p>
          </table:table-cell>
          <table:table-cell table:style-name="ce9" table:formula="of:=AVERAGE([data.K194:.O194])" office:value-type="float" office:value="0.184" calcext:value-type="float">
            <text:p>0,18</text:p>
          </table:table-cell>
          <table:table-cell table:style-name="ce12" table:formula="of:=[data.Q194]/[data.Q474]*(LOG([data.R474]*1000)/LOG([data.R194]*1000))" office:value-type="float" office:value="3.21076743980638" calcext:value-type="float">
            <text:p>3,21</text:p>
          </table:table-cell>
          <table:table-cell table:style-name="ce12" table:formula="of:=[data.Q194]/[data.Q474]*(LOG([data.S474]*1000)/LOG([data.S194]*1000))" office:value-type="float" office:value="2.76014703588198" calcext:value-type="float">
            <text:p>2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683332" calcext:value-type="float">
            <text:p>683332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2" table:style-name="ce7" office:value-type="float" office:value="0.15" calcext:value-type="float">
            <text:p>0,15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28" table:formula="of:=[data.E195]/([data.C195]*[data.D195])" office:value-type="float" office:value="0.735993830564555" calcext:value-type="float">
            <text:p>0,74</text:p>
          </table:table-cell>
          <table:table-cell table:style-name="ce5" table:formula="of:=[data.B195]/[data.E195]" office:value-type="float" office:value="4.07614453881861" calcext:value-type="float">
            <text:p>4,076</text:p>
          </table:table-cell>
          <table:table-cell table:style-name="ce7" table:formula="of:=AVERAGE([data.F195:.J195])" office:value-type="float" office:value="0.166" calcext:value-type="float">
            <text:p>0,17</text:p>
          </table:table-cell>
          <table:table-cell table:style-name="ce9" table:formula="of:=AVERAGE([data.K195:.O195])" office:value-type="float" office:value="0.17" calcext:value-type="float">
            <text:p>0,17</text:p>
          </table:table-cell>
          <table:table-cell table:style-name="ce12" table:formula="of:=[data.Q195]/[data.Q475]*(LOG([data.R475]*1000)/LOG([data.R195]*1000))" office:value-type="float" office:value="2.84909645200814" calcext:value-type="float">
            <text:p>2,85</text:p>
          </table:table-cell>
          <table:table-cell table:style-name="ce12" table:formula="of:=[data.Q195]/[data.Q475]*(LOG([data.S475]*1000)/LOG([data.S195]*1000))" office:value-type="float" office:value="2.63173319279538" calcext:value-type="float">
            <text:p>2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990824" calcext:value-type="float">
            <text:p>990824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1" calcext:value-type="float">
            <text:p>0,21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24" calcext:value-type="float">
            <text:p>0,24</text:p>
          </table:table-cell>
          <table:table-cell table:number-columns-repeated="2" table:style-name="ce9" office:value-type="float" office:value="0.23" calcext:value-type="float">
            <text:p>0,23</text:p>
          </table:table-cell>
          <table:table-cell table:style-name="ce9" office:value-type="float" office:value="0.21" calcext:value-type="float">
            <text:p>0,21</text:p>
          </table:table-cell>
          <table:table-cell table:style-name="ce28" table:formula="of:=[data.E196]/([data.C196]*[data.D196])" office:value-type="float" office:value="0.75450881965026" calcext:value-type="float">
            <text:p>0,75</text:p>
          </table:table-cell>
          <table:table-cell table:style-name="ce5" table:formula="of:=[data.B196]/[data.E196]" office:value-type="float" office:value="3.97611281115516" calcext:value-type="float">
            <text:p>3,976</text:p>
          </table:table-cell>
          <table:table-cell table:style-name="ce7" table:formula="of:=AVERAGE([data.F196:.J196])" office:value-type="float" office:value="0.214" calcext:value-type="float">
            <text:p>0,21</text:p>
          </table:table-cell>
          <table:table-cell table:style-name="ce9" table:formula="of:=AVERAGE([data.K196:.O196])" office:value-type="float" office:value="0.222" calcext:value-type="float">
            <text:p>0,22</text:p>
          </table:table-cell>
          <table:table-cell table:style-name="ce12" table:formula="of:=[data.Q196]/[data.Q476]*(LOG([data.R476]*1000)/LOG([data.R196]*1000))" office:value-type="float" office:value="2.90000244536981" calcext:value-type="float">
            <text:p>2,90</text:p>
          </table:table-cell>
          <table:table-cell table:style-name="ce12" table:formula="of:=[data.Q196]/[data.Q476]*(LOG([data.S476]*1000)/LOG([data.S196]*1000))" office:value-type="float" office:value="2.61365788061159" calcext:value-type="float">
            <text:p>2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838190" calcext:value-type="float">
            <text:p>838190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9" calcext:value-type="float">
            <text:p>0,19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22" calcext:value-type="float">
            <text:p>0,22</text:p>
          </table:table-cell>
          <table:table-cell table:number-columns-repeated="3" table:style-name="ce9" office:value-type="float" office:value="0.2" calcext:value-type="float">
            <text:p>0,20</text:p>
          </table:table-cell>
          <table:table-cell table:style-name="ce28" table:formula="of:=[data.E197]/([data.C197]*[data.D197])" office:value-type="float" office:value="0.750098439289805" calcext:value-type="float">
            <text:p>0,75</text:p>
          </table:table-cell>
          <table:table-cell table:style-name="ce5" table:formula="of:=[data.B197]/[data.E197]" office:value-type="float" office:value="3.99949414810484" calcext:value-type="float">
            <text:p>3,999</text:p>
          </table:table-cell>
          <table:table-cell table:style-name="ce7" table:formula="of:=AVERAGE([data.F197:.J197])" office:value-type="float" office:value="0.186" calcext:value-type="float">
            <text:p>0,19</text:p>
          </table:table-cell>
          <table:table-cell table:style-name="ce9" table:formula="of:=AVERAGE([data.K197:.O197])" office:value-type="float" office:value="0.202" calcext:value-type="float">
            <text:p>0,20</text:p>
          </table:table-cell>
          <table:table-cell table:style-name="ce12" table:formula="of:=[data.Q197]/[data.Q477]*(LOG([data.R477]*1000)/LOG([data.R197]*1000))" office:value-type="float" office:value="3.34028773244754" calcext:value-type="float">
            <text:p>3,34</text:p>
          </table:table-cell>
          <table:table-cell table:style-name="ce12" table:formula="of:=[data.Q197]/[data.Q477]*(LOG([data.S477]*1000)/LOG([data.S197]*1000))" office:value-type="float" office:value="2.97736603716048" calcext:value-type="float">
            <text:p>2,9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243563" calcext:value-type="float">
            <text:p>1243563</text:p>
          </table:table-cell>
          <table:table-cell table:style-name="ce7" office:value-type="float" office:value="0.24" calcext:value-type="float">
            <text:p>0,24</text:p>
          </table:table-cell>
          <table:table-cell table:number-columns-repeated="3" table:style-name="ce7" office:value-type="float" office:value="0.21" calcext:value-type="float">
            <text:p>0,21</text:p>
          </table:table-cell>
          <table:table-cell table:style-name="ce7" office:value-type="float" office:value="0.23" calcext:value-type="float">
            <text:p>0,23</text:p>
          </table:table-cell>
          <table:table-cell table:style-name="ce9" office:value-type="float" office:value="0.24" calcext:value-type="float">
            <text:p>0,24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23" calcext:value-type="float">
            <text:p>0,23</text:p>
          </table:table-cell>
          <table:table-cell table:style-name="ce28" table:formula="of:=[data.E198]/([data.C198]*[data.D198])" office:value-type="float" office:value="0.951027072499235" calcext:value-type="float">
            <text:p>0,95</text:p>
          </table:table-cell>
          <table:table-cell table:style-name="ce5" table:formula="of:=[data.B198]/[data.E198]" office:value-type="float" office:value="3.15449719877481" calcext:value-type="float">
            <text:p>3,154</text:p>
          </table:table-cell>
          <table:table-cell table:style-name="ce7" table:formula="of:=AVERAGE([data.F198:.J198])" office:value-type="float" office:value="0.22" calcext:value-type="float">
            <text:p>0,22</text:p>
          </table:table-cell>
          <table:table-cell table:style-name="ce9" table:formula="of:=AVERAGE([data.K198:.O198])" office:value-type="float" office:value="0.226" calcext:value-type="float">
            <text:p>0,23</text:p>
          </table:table-cell>
          <table:table-cell table:style-name="ce12" table:formula="of:=[data.Q198]/[data.Q478]*(LOG([data.R478]*1000)/LOG([data.R198]*1000))" office:value-type="float" office:value="2.70043710805148" calcext:value-type="float">
            <text:p>2,70</text:p>
          </table:table-cell>
          <table:table-cell table:style-name="ce12" table:formula="of:=[data.Q198]/[data.Q478]*(LOG([data.S478]*1000)/LOG([data.S198]*1000))" office:value-type="float" office:value="2.36179763639302" calcext:value-type="float">
            <text:p>2,3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790276" calcext:value-type="float">
            <text:p>790276</text:p>
          </table:table-cell>
          <table:table-cell table:style-name="ce7" office:value-type="float" office:value="0.65" calcext:value-type="float">
            <text:p>0,65</text:p>
          </table:table-cell>
          <table:table-cell table:number-columns-repeated="3" table:style-name="ce7" office:value-type="float" office:value="0.2" calcext:value-type="float">
            <text:p>0,20</text:p>
          </table:table-cell>
          <table:table-cell table:style-name="ce7" office:value-type="float" office:value="0.24" calcext:value-type="float">
            <text:p>0,24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19" calcext:value-type="float">
            <text:p>0,19</text:p>
          </table:table-cell>
          <table:table-cell table:number-columns-repeated="3" table:style-name="ce9" office:value-type="float" office:value="0.2" calcext:value-type="float">
            <text:p>0,20</text:p>
          </table:table-cell>
          <table:table-cell table:style-name="ce28" table:formula="of:=[data.E199]/([data.C199]*[data.D199])" office:value-type="float" office:value="0.615173122431187" calcext:value-type="float">
            <text:p>0,62</text:p>
          </table:table-cell>
          <table:table-cell table:style-name="ce5" table:formula="of:=[data.B199]/[data.E199]" office:value-type="float" office:value="4.87669750821232" calcext:value-type="float">
            <text:p>4,877</text:p>
          </table:table-cell>
          <table:table-cell table:style-name="ce7" table:formula="of:=AVERAGE([data.F199:.J199])" office:value-type="float" office:value="0.298" calcext:value-type="float">
            <text:p>0,30</text:p>
          </table:table-cell>
          <table:table-cell table:style-name="ce9" table:formula="of:=AVERAGE([data.K199:.O199])" office:value-type="float" office:value="0.204" calcext:value-type="float">
            <text:p>0,20</text:p>
          </table:table-cell>
          <table:table-cell table:style-name="ce12" table:formula="of:=[data.Q199]/[data.Q479]*(LOG([data.R479]*1000)/LOG([data.R199]*1000))" office:value-type="float" office:value="2.67695789183673" calcext:value-type="float">
            <text:p>2,68</text:p>
          </table:table-cell>
          <table:table-cell table:style-name="ce12" table:formula="of:=[data.Q199]/[data.Q479]*(LOG([data.S479]*1000)/LOG([data.S199]*1000))" office:value-type="float" office:value="2.46860039286342" calcext:value-type="float">
            <text:p>2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851081" calcext:value-type="float">
            <text:p>851081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21" calcext:value-type="float">
            <text:p>0,21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25" calcext:value-type="float">
            <text:p>0,25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21" calcext:value-type="float">
            <text:p>0,21</text:p>
          </table:table-cell>
          <table:table-cell table:style-name="ce28" table:formula="of:=[data.E200]/([data.C200]*[data.D200])" office:value-type="float" office:value="0.784982346495678" calcext:value-type="float">
            <text:p>0,78</text:p>
          </table:table-cell>
          <table:table-cell table:style-name="ce5" table:formula="of:=[data.B200]/[data.E200]" office:value-type="float" office:value="3.82176079597594" calcext:value-type="float">
            <text:p>3,822</text:p>
          </table:table-cell>
          <table:table-cell table:style-name="ce7" table:formula="of:=AVERAGE([data.F200:.J200])" office:value-type="float" office:value="0.21" calcext:value-type="float">
            <text:p>0,21</text:p>
          </table:table-cell>
          <table:table-cell table:style-name="ce9" table:formula="of:=AVERAGE([data.K200:.O200])" office:value-type="float" office:value="0.214" calcext:value-type="float">
            <text:p>0,21</text:p>
          </table:table-cell>
          <table:table-cell table:style-name="ce12" table:formula="of:=[data.Q200]/[data.Q480]*(LOG([data.R480]*1000)/LOG([data.R200]*1000))" office:value-type="float" office:value="2.93183654533811" calcext:value-type="float">
            <text:p>2,93</text:p>
          </table:table-cell>
          <table:table-cell table:style-name="ce12" table:formula="of:=[data.Q200]/[data.Q480]*(LOG([data.S480]*1000)/LOG([data.S200]*1000))" office:value-type="float" office:value="2.47718589383196" calcext:value-type="float">
            <text:p>2,4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007180" calcext:value-type="float">
            <text:p>1007180</text:p>
          </table:table-cell>
          <table:table-cell table:style-name="ce7" office:value-type="float" office:value="0.24" calcext:value-type="float">
            <text:p>0,24</text:p>
          </table:table-cell>
          <table:table-cell table:number-columns-repeated="2" table:style-name="ce7" office:value-type="float" office:value="0.21" calcext:value-type="float">
            <text:p>0,21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7" calcext:value-type="float">
            <text:p>0,27</text:p>
          </table:table-cell>
          <table:table-cell table:style-name="ce9" office:value-type="float" office:value="0.24" calcext:value-type="float">
            <text:p>0,24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22" calcext:value-type="float">
            <text:p>0,22</text:p>
          </table:table-cell>
          <table:table-cell table:style-name="ce28" table:formula="of:=[data.E201]/([data.C201]*[data.D201])" office:value-type="float" office:value="0.766415248252855" calcext:value-type="float">
            <text:p>0,77</text:p>
          </table:table-cell>
          <table:table-cell table:style-name="ce5" table:formula="of:=[data.B201]/[data.E201]" office:value-type="float" office:value="3.91434301713696" calcext:value-type="float">
            <text:p>3,914</text:p>
          </table:table-cell>
          <table:table-cell table:style-name="ce7" table:formula="of:=AVERAGE([data.F201:.J201])" office:value-type="float" office:value="0.23" calcext:value-type="float">
            <text:p>0,23</text:p>
          </table:table-cell>
          <table:table-cell table:style-name="ce9" table:formula="of:=AVERAGE([data.K201:.O201])" office:value-type="float" office:value="0.224" calcext:value-type="float">
            <text:p>0,22</text:p>
          </table:table-cell>
          <table:table-cell table:style-name="ce12" table:formula="of:=[data.Q201]/[data.Q481]*(LOG([data.R481]*1000)/LOG([data.R201]*1000))" office:value-type="float" office:value="2.96307770430804" calcext:value-type="float">
            <text:p>2,96</text:p>
          </table:table-cell>
          <table:table-cell table:style-name="ce12" table:formula="of:=[data.Q201]/[data.Q481]*(LOG([data.S481]*1000)/LOG([data.S201]*1000))" office:value-type="float" office:value="2.6038737665066" calcext:value-type="float">
            <text:p>2,6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655337" calcext:value-type="float">
            <text:p>655337</text:p>
          </table:table-cell>
          <table:table-cell table:number-columns-repeated="2" table:style-name="ce7" office:value-type="float" office:value="0.16" calcext:value-type="float">
            <text:p>0,16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2" table:style-name="ce7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28" table:formula="of:=[data.E202]/([data.C202]*[data.D202])" office:value-type="float" office:value="0.685384245314592" calcext:value-type="float">
            <text:p>0,69</text:p>
          </table:table-cell>
          <table:table-cell table:style-name="ce5" table:formula="of:=[data.B202]/[data.E202]" office:value-type="float" office:value="4.3771311554208" calcext:value-type="float">
            <text:p>4,377</text:p>
          </table:table-cell>
          <table:table-cell table:style-name="ce7" table:formula="of:=AVERAGE([data.F202:.J202])" office:value-type="float" office:value="0.162" calcext:value-type="float">
            <text:p>0,16</text:p>
          </table:table-cell>
          <table:table-cell table:style-name="ce9" table:formula="of:=AVERAGE([data.K202:.O202])" office:value-type="float" office:value="0.164" calcext:value-type="float">
            <text:p>0,16</text:p>
          </table:table-cell>
          <table:table-cell table:style-name="ce12" table:formula="of:=[data.Q202]/[data.Q482]*(LOG([data.R482]*1000)/LOG([data.R202]*1000))" office:value-type="float" office:value="3.08432808236943" calcext:value-type="float">
            <text:p>3,08</text:p>
          </table:table-cell>
          <table:table-cell table:style-name="ce12" table:formula="of:=[data.Q202]/[data.Q482]*(LOG([data.S482]*1000)/LOG([data.S202]*1000))" office:value-type="float" office:value="2.62198070487419" calcext:value-type="float">
            <text:p>2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706041" calcext:value-type="float">
            <text:p>706041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4" table:style-name="ce7" office:value-type="float" office:value="0.17" calcext:value-type="float">
            <text:p>0,17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style-name="ce28" table:formula="of:=[data.E203]/([data.C203]*[data.D203])" office:value-type="float" office:value="0.630245192204695" calcext:value-type="float">
            <text:p>0,63</text:p>
          </table:table-cell>
          <table:table-cell table:style-name="ce5" table:formula="of:=[data.B203]/[data.E203]" office:value-type="float" office:value="4.76007483984641" calcext:value-type="float">
            <text:p>4,760</text:p>
          </table:table-cell>
          <table:table-cell table:style-name="ce7" table:formula="of:=AVERAGE([data.F203:.J203])" office:value-type="float" office:value="0.174" calcext:value-type="float">
            <text:p>0,17</text:p>
          </table:table-cell>
          <table:table-cell table:style-name="ce9" table:formula="of:=AVERAGE([data.K203:.O203])" office:value-type="float" office:value="0.178" calcext:value-type="float">
            <text:p>0,18</text:p>
          </table:table-cell>
          <table:table-cell table:style-name="ce12" table:formula="of:=[data.Q203]/[data.Q483]*(LOG([data.R483]*1000)/LOG([data.R203]*1000))" office:value-type="float" office:value="2.94380739077181" calcext:value-type="float">
            <text:p>2,94</text:p>
          </table:table-cell>
          <table:table-cell table:style-name="ce12" table:formula="of:=[data.Q203]/[data.Q483]*(LOG([data.S483]*1000)/LOG([data.S203]*1000))" office:value-type="float" office:value="2.5681658487799" calcext:value-type="float">
            <text:p>2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751043" calcext:value-type="float">
            <text:p>751043</text:p>
          </table:table-cell>
          <table:table-cell table:number-columns-repeated="3" table:style-name="ce7" office:value-type="float" office:value="0.16" calcext:value-type="float">
            <text:p>0,16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9" calcext:value-type="float">
            <text:p>0,19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204]/([data.C204]*[data.D204])" office:value-type="float" office:value="0.771370146089757" calcext:value-type="float">
            <text:p>0,77</text:p>
          </table:table-cell>
          <table:table-cell table:style-name="ce5" table:formula="of:=[data.B204]/[data.E204]" office:value-type="float" office:value="3.88920474593332" calcext:value-type="float">
            <text:p>3,889</text:p>
          </table:table-cell>
          <table:table-cell table:style-name="ce7" table:formula="of:=AVERAGE([data.F204:.J204])" office:value-type="float" office:value="0.16" calcext:value-type="float">
            <text:p>0,16</text:p>
          </table:table-cell>
          <table:table-cell table:style-name="ce9" table:formula="of:=AVERAGE([data.K204:.O204])" office:value-type="float" office:value="0.168" calcext:value-type="float">
            <text:p>0,17</text:p>
          </table:table-cell>
          <table:table-cell table:style-name="ce12" table:formula="of:=[data.Q204]/[data.Q484]*(LOG([data.R484]*1000)/LOG([data.R204]*1000))" office:value-type="float" office:value="3.32942326567934" calcext:value-type="float">
            <text:p>3,33</text:p>
          </table:table-cell>
          <table:table-cell table:style-name="ce12" table:formula="of:=[data.Q204]/[data.Q484]*(LOG([data.S484]*1000)/LOG([data.S204]*1000))" office:value-type="float" office:value="2.90401225212105" calcext:value-type="float">
            <text:p>2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715270" calcext:value-type="float">
            <text:p>715270</text:p>
          </table:table-cell>
          <table:table-cell table:number-columns-repeated="4" table:style-name="ce7" office:value-type="float" office:value="0.16" calcext:value-type="float">
            <text:p>0,16</text:p>
          </table:table-cell>
          <table:table-cell table:style-name="ce7" office:value-type="float" office:value="0.15" calcext:value-type="float">
            <text:p>0,15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205]/([data.C205]*[data.D205])" office:value-type="float" office:value="0.734628941876325" calcext:value-type="float">
            <text:p>0,73</text:p>
          </table:table-cell>
          <table:table-cell table:style-name="ce5" table:formula="of:=[data.B205]/[data.E205]" office:value-type="float" office:value="4.08371663847219" calcext:value-type="float">
            <text:p>4,084</text:p>
          </table:table-cell>
          <table:table-cell table:style-name="ce7" table:formula="of:=AVERAGE([data.F205:.J205])" office:value-type="float" office:value="0.158" calcext:value-type="float">
            <text:p>0,16</text:p>
          </table:table-cell>
          <table:table-cell table:style-name="ce9" table:formula="of:=AVERAGE([data.K205:.O205])" office:value-type="float" office:value="0.166" calcext:value-type="float">
            <text:p>0,17</text:p>
          </table:table-cell>
          <table:table-cell table:style-name="ce12" table:formula="of:=[data.Q205]/[data.Q485]*(LOG([data.R485]*1000)/LOG([data.R205]*1000))" office:value-type="float" office:value="3.3520871940551" calcext:value-type="float">
            <text:p>3,35</text:p>
          </table:table-cell>
          <table:table-cell table:style-name="ce12" table:formula="of:=[data.Q205]/[data.Q485]*(LOG([data.S485]*1000)/LOG([data.S205]*1000))" office:value-type="float" office:value="3.03509771321529" calcext:value-type="float">
            <text:p>3,0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970696" calcext:value-type="float">
            <text:p>970696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2" table:style-name="ce9" office:value-type="float" office:value="0.19" calcext:value-type="float">
            <text:p>0,19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2" table:style-name="ce9" office:value-type="float" office:value="0.19" calcext:value-type="float">
            <text:p>0,19</text:p>
          </table:table-cell>
          <table:table-cell table:style-name="ce28" table:formula="of:=[data.E206]/([data.C206]*[data.D206])" office:value-type="float" office:value="0.866891003657979" calcext:value-type="float">
            <text:p>0,87</text:p>
          </table:table-cell>
          <table:table-cell table:style-name="ce5" table:formula="of:=[data.B206]/[data.E206]" office:value-type="float" office:value="3.46065915590463" calcext:value-type="float">
            <text:p>3,461</text:p>
          </table:table-cell>
          <table:table-cell table:style-name="ce7" table:formula="of:=AVERAGE([data.F206:.J206])" office:value-type="float" office:value="0.194" calcext:value-type="float">
            <text:p>0,19</text:p>
          </table:table-cell>
          <table:table-cell table:style-name="ce9" table:formula="of:=AVERAGE([data.K206:.O206])" office:value-type="float" office:value="0.192" calcext:value-type="float">
            <text:p>0,19</text:p>
          </table:table-cell>
          <table:table-cell table:style-name="ce12" table:formula="of:=[data.Q206]/[data.Q486]*(LOG([data.R486]*1000)/LOG([data.R206]*1000))" office:value-type="float" office:value="2.86878187751732" calcext:value-type="float">
            <text:p>2,87</text:p>
          </table:table-cell>
          <table:table-cell table:style-name="ce12" table:formula="of:=[data.Q206]/[data.Q486]*(LOG([data.S486]*1000)/LOG([data.S206]*1000))" office:value-type="float" office:value="2.5310828506818" calcext:value-type="float">
            <text:p>2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707636" calcext:value-type="float">
            <text:p>707636</text:p>
          </table:table-cell>
          <table:table-cell table:number-columns-repeated="3" table:style-name="ce7" office:value-type="float" office:value="0.17" calcext:value-type="float">
            <text:p>0,17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21" calcext:value-type="float">
            <text:p>0,21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207]/([data.C207]*[data.D207])" office:value-type="float" office:value="0.708599695585997" calcext:value-type="float">
            <text:p>0,71</text:p>
          </table:table-cell>
          <table:table-cell table:style-name="ce5" table:formula="of:=[data.B207]/[data.E207]" office:value-type="float" office:value="4.23372468331176" calcext:value-type="float">
            <text:p>4,234</text:p>
          </table:table-cell>
          <table:table-cell table:style-name="ce7" table:formula="of:=AVERAGE([data.F207:.J207])" office:value-type="float" office:value="0.174" calcext:value-type="float">
            <text:p>0,17</text:p>
          </table:table-cell>
          <table:table-cell table:style-name="ce9" table:formula="of:=AVERAGE([data.K207:.O207])" office:value-type="float" office:value="0.18" calcext:value-type="float">
            <text:p>0,18</text:p>
          </table:table-cell>
          <table:table-cell table:style-name="ce12" table:formula="of:=[data.Q207]/[data.Q487]*(LOG([data.R487]*1000)/LOG([data.R207]*1000))" office:value-type="float" office:value="2.8912772873557" calcext:value-type="float">
            <text:p>2,89</text:p>
          </table:table-cell>
          <table:table-cell table:style-name="ce12" table:formula="of:=[data.Q207]/[data.Q487]*(LOG([data.S487]*1000)/LOG([data.S207]*1000))" office:value-type="float" office:value="2.60548492767748" calcext:value-type="float">
            <text:p>2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477168" calcext:value-type="float">
            <text:p>477168</text:p>
          </table:table-cell>
          <table:table-cell table:number-columns-repeated="2" table:style-name="ce7" office:value-type="float" office:value="0.15" calcext:value-type="float">
            <text:p>0,15</text:p>
          </table:table-cell>
          <table:table-cell table:number-columns-repeated="3" table:style-name="ce7" office:value-type="float" office:value="0.14" calcext:value-type="float">
            <text:p>0,14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28" table:formula="of:=[data.E208]/([data.C208]*[data.D208])" office:value-type="float" office:value="0.49705" calcext:value-type="float">
            <text:p>0,50</text:p>
          </table:table-cell>
          <table:table-cell table:style-name="ce5" table:formula="of:=[data.B208]/[data.E208]" office:value-type="float" office:value="6.03564363075479" calcext:value-type="float">
            <text:p>6,036</text:p>
          </table:table-cell>
          <table:table-cell table:style-name="ce7" table:formula="of:=AVERAGE([data.F208:.J208])" office:value-type="float" office:value="0.144" calcext:value-type="float">
            <text:p>0,14</text:p>
          </table:table-cell>
          <table:table-cell table:style-name="ce9" table:formula="of:=AVERAGE([data.K208:.O208])" office:value-type="float" office:value="0.142" calcext:value-type="float">
            <text:p>0,14</text:p>
          </table:table-cell>
          <table:table-cell table:style-name="ce12" table:formula="of:=[data.Q208]/[data.Q488]*(LOG([data.R488]*1000)/LOG([data.R208]*1000))" office:value-type="float" office:value="3.18766508376438" calcext:value-type="float">
            <text:p>3,19</text:p>
          </table:table-cell>
          <table:table-cell table:style-name="ce12" table:formula="of:=[data.Q208]/[data.Q488]*(LOG([data.S488]*1000)/LOG([data.S208]*1000))" office:value-type="float" office:value="2.88897725099491" calcext:value-type="float">
            <text:p>2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76253" calcext:value-type="float">
            <text:p>876253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9" calcext:value-type="float">
            <text:p>0,19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19" calcext:value-type="float">
            <text:p>0,19</text:p>
          </table:table-cell>
          <table:table-cell table:style-name="ce28" table:formula="of:=[data.E209]/([data.C209]*[data.D209])" office:value-type="float" office:value="0.782547618026978" calcext:value-type="float">
            <text:p>0,78</text:p>
          </table:table-cell>
          <table:table-cell table:style-name="ce5" table:formula="of:=[data.B209]/[data.E209]" office:value-type="float" office:value="3.83365078350659" calcext:value-type="float">
            <text:p>3,834</text:p>
          </table:table-cell>
          <table:table-cell table:style-name="ce7" table:formula="of:=AVERAGE([data.F209:.J209])" office:value-type="float" office:value="0.192" calcext:value-type="float">
            <text:p>0,19</text:p>
          </table:table-cell>
          <table:table-cell table:style-name="ce9" table:formula="of:=AVERAGE([data.K209:.O209])" office:value-type="float" office:value="0.19" calcext:value-type="float">
            <text:p>0,19</text:p>
          </table:table-cell>
          <table:table-cell table:style-name="ce12" table:formula="of:=[data.Q209]/[data.Q489]*(LOG([data.R489]*1000)/LOG([data.R209]*1000))" office:value-type="float" office:value="2.85813890289942" calcext:value-type="float">
            <text:p>2,86</text:p>
          </table:table-cell>
          <table:table-cell table:style-name="ce12" table:formula="of:=[data.Q209]/[data.Q489]*(LOG([data.S489]*1000)/LOG([data.S209]*1000))" office:value-type="float" office:value="2.48668313169036" calcext:value-type="float">
            <text:p>2,4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582449" calcext:value-type="float">
            <text:p>582449</text:p>
          </table:table-cell>
          <table:table-cell table:number-columns-repeated="2" table:style-name="ce7" office:value-type="float" office:value="0.15" calcext:value-type="float">
            <text:p>0,15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2" table:style-name="ce7" office:value-type="float" office:value="0.15" calcext:value-type="float">
            <text:p>0,15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210]/([data.C210]*[data.D210])" office:value-type="float" office:value="0.578276159234961" calcext:value-type="float">
            <text:p>0,58</text:p>
          </table:table-cell>
          <table:table-cell table:style-name="ce5" table:formula="of:=[data.B210]/[data.E210]" office:value-type="float" office:value="5.18786022467203" calcext:value-type="float">
            <text:p>5,188</text:p>
          </table:table-cell>
          <table:table-cell table:style-name="ce7" table:formula="of:=AVERAGE([data.F210:.J210])" office:value-type="float" office:value="0.152" calcext:value-type="float">
            <text:p>0,15</text:p>
          </table:table-cell>
          <table:table-cell table:style-name="ce9" table:formula="of:=AVERAGE([data.K210:.O210])" office:value-type="float" office:value="0.16" calcext:value-type="float">
            <text:p>0,16</text:p>
          </table:table-cell>
          <table:table-cell table:style-name="ce12" table:formula="of:=[data.Q210]/[data.Q490]*(LOG([data.R490]*1000)/LOG([data.R210]*1000))" office:value-type="float" office:value="3.21008194429198" calcext:value-type="float">
            <text:p>3,21</text:p>
          </table:table-cell>
          <table:table-cell table:style-name="ce12" table:formula="of:=[data.Q210]/[data.Q490]*(LOG([data.S490]*1000)/LOG([data.S210]*1000))" office:value-type="float" office:value="2.84401357592428" calcext:value-type="float">
            <text:p>2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721668" calcext:value-type="float">
            <text:p>721668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9" calcext:value-type="float">
            <text:p>0,19</text:p>
          </table:table-cell>
          <table:table-cell table:style-name="ce9" office:value-type="float" office:value="0.19" calcext:value-type="float">
            <text:p>0,19</text:p>
          </table:table-cell>
          <table:table-cell table:number-columns-repeated="3" table:style-name="ce9" office:value-type="float" office:value="0.18" calcext:value-type="float">
            <text:p>0,18</text:p>
          </table:table-cell>
          <table:table-cell table:style-name="ce9" office:value-type="float" office:value="0.22" calcext:value-type="float">
            <text:p>0,22</text:p>
          </table:table-cell>
          <table:table-cell table:style-name="ce28" table:formula="of:=[data.E211]/([data.C211]*[data.D211])" office:value-type="float" office:value="0.644493741426612" calcext:value-type="float">
            <text:p>0,64</text:p>
          </table:table-cell>
          <table:table-cell table:style-name="ce5" table:formula="of:=[data.B211]/[data.E211]" office:value-type="float" office:value="4.65483851300044" calcext:value-type="float">
            <text:p>4,655</text:p>
          </table:table-cell>
          <table:table-cell table:style-name="ce7" table:formula="of:=AVERAGE([data.F211:.J211])" office:value-type="float" office:value="0.182" calcext:value-type="float">
            <text:p>0,18</text:p>
          </table:table-cell>
          <table:table-cell table:style-name="ce9" table:formula="of:=AVERAGE([data.K211:.O211])" office:value-type="float" office:value="0.19" calcext:value-type="float">
            <text:p>0,19</text:p>
          </table:table-cell>
          <table:table-cell table:style-name="ce12" table:formula="of:=[data.Q211]/[data.Q491]*(LOG([data.R491]*1000)/LOG([data.R211]*1000))" office:value-type="float" office:value="3.72623977801722" calcext:value-type="float">
            <text:p>3,73</text:p>
          </table:table-cell>
          <table:table-cell table:style-name="ce12" table:formula="of:=[data.Q211]/[data.Q491]*(LOG([data.S491]*1000)/LOG([data.S211]*1000))" office:value-type="float" office:value="3.13629344612031" calcext:value-type="float">
            <text:p>3,1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829706" calcext:value-type="float">
            <text:p>829706</text:p>
          </table:table-cell>
          <table:table-cell table:number-columns-repeated="2" table:style-name="ce7" office:value-type="float" office:value="0.19" calcext:value-type="float">
            <text:p>0,19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8" calcext:value-type="float">
            <text:p>0,18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2" table:style-name="ce9" office:value-type="float" office:value="0.19" calcext:value-type="float">
            <text:p>0,19</text:p>
          </table:table-cell>
          <table:table-cell table:style-name="ce9" office:value-type="float" office:value="0.18" calcext:value-type="float">
            <text:p>0,18</text:p>
          </table:table-cell>
          <table:table-cell table:style-name="ce28" table:formula="of:=[data.E212]/([data.C212]*[data.D212])" office:value-type="float" office:value="0.709150427350427" calcext:value-type="float">
            <text:p>0,71</text:p>
          </table:table-cell>
          <table:table-cell table:style-name="ce5" table:formula="of:=[data.B212]/[data.E212]" office:value-type="float" office:value="4.23043343063688" calcext:value-type="float">
            <text:p>4,230</text:p>
          </table:table-cell>
          <table:table-cell table:style-name="ce7" table:formula="of:=AVERAGE([data.F212:.J212])" office:value-type="float" office:value="0.188" calcext:value-type="float">
            <text:p>0,19</text:p>
          </table:table-cell>
          <table:table-cell table:style-name="ce9" table:formula="of:=AVERAGE([data.K212:.O212])" office:value-type="float" office:value="0.19" calcext:value-type="float">
            <text:p>0,19</text:p>
          </table:table-cell>
          <table:table-cell table:style-name="ce12" table:formula="of:=[data.Q212]/[data.Q492]*(LOG([data.R492]*1000)/LOG([data.R212]*1000))" office:value-type="float" office:value="3.37955501030153" calcext:value-type="float">
            <text:p>3,38</text:p>
          </table:table-cell>
          <table:table-cell table:style-name="ce12" table:formula="of:=[data.Q212]/[data.Q492]*(LOG([data.S492]*1000)/LOG([data.S212]*1000))" office:value-type="float" office:value="3.14111807540403" calcext:value-type="float">
            <text:p>3,1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103968" calcext:value-type="float">
            <text:p>1103968</text:p>
          </table:table-cell>
          <table:table-cell table:number-columns-repeated="2" table:style-name="ce7" office:value-type="float" office:value="0.19" calcext:value-type="float">
            <text:p>0,19</text:p>
          </table:table-cell>
          <table:table-cell table:number-columns-repeated="3" table:style-name="ce7" office:value-type="float" office:value="0.18" calcext:value-type="float">
            <text:p>0,18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21" calcext:value-type="float">
            <text:p>0,21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style-name="ce9" office:value-type="float" office:value="0.19" calcext:value-type="float">
            <text:p>0,19</text:p>
          </table:table-cell>
          <table:table-cell table:style-name="ce28" table:formula="of:=[data.E213]/([data.C213]*[data.D213])" office:value-type="float" office:value="1.04269900638483" calcext:value-type="float">
            <text:p>1,04</text:p>
          </table:table-cell>
          <table:table-cell table:style-name="ce5" table:formula="of:=[data.B213]/[data.E213]" office:value-type="float" office:value="2.87716310617699" calcext:value-type="float">
            <text:p>2,877</text:p>
          </table:table-cell>
          <table:table-cell table:style-name="ce7" table:formula="of:=AVERAGE([data.F213:.J213])" office:value-type="float" office:value="0.184" calcext:value-type="float">
            <text:p>0,18</text:p>
          </table:table-cell>
          <table:table-cell table:style-name="ce9" table:formula="of:=AVERAGE([data.K213:.O213])" office:value-type="float" office:value="0.196" calcext:value-type="float">
            <text:p>0,20</text:p>
          </table:table-cell>
          <table:table-cell table:style-name="ce12" table:formula="of:=[data.Q213]/[data.Q493]*(LOG([data.R493]*1000)/LOG([data.R213]*1000))" office:value-type="float" office:value="2.89348714918977" calcext:value-type="float">
            <text:p>2,89</text:p>
          </table:table-cell>
          <table:table-cell table:style-name="ce12" table:formula="of:=[data.Q213]/[data.Q493]*(LOG([data.S493]*1000)/LOG([data.S213]*1000))" office:value-type="float" office:value="2.54807949670985" calcext:value-type="float">
            <text:p>2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583761" calcext:value-type="float">
            <text:p>583761</text:p>
          </table:table-cell>
          <table:table-cell table:number-columns-repeated="3" table:style-name="ce7" office:value-type="float" office:value="0.18" calcext:value-type="float">
            <text:p>0,18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6" calcext:value-type="float">
            <text:p>0,16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21" calcext:value-type="float">
            <text:p>0,21</text:p>
          </table:table-cell>
          <table:table-cell table:number-columns-repeated="2" table:style-name="ce9" office:value-type="float" office:value="0.17" calcext:value-type="float">
            <text:p>0,17</text:p>
          </table:table-cell>
          <table:table-cell table:style-name="ce28" table:formula="of:=[data.E214]/([data.C214]*[data.D214])" office:value-type="float" office:value="0.521334340706447" calcext:value-type="float">
            <text:p>0,52</text:p>
          </table:table-cell>
          <table:table-cell table:style-name="ce5" table:formula="of:=[data.B214]/[data.E214]" office:value-type="float" office:value="5.75449199244211" calcext:value-type="float">
            <text:p>5,754</text:p>
          </table:table-cell>
          <table:table-cell table:style-name="ce7" table:formula="of:=AVERAGE([data.F214:.J214])" office:value-type="float" office:value="0.174" calcext:value-type="float">
            <text:p>0,17</text:p>
          </table:table-cell>
          <table:table-cell table:style-name="ce9" table:formula="of:=AVERAGE([data.K214:.O214])" office:value-type="float" office:value="0.18" calcext:value-type="float">
            <text:p>0,18</text:p>
          </table:table-cell>
          <table:table-cell table:style-name="ce12" table:formula="of:=[data.Q214]/[data.Q494]*(LOG([data.R494]*1000)/LOG([data.R214]*1000))" office:value-type="float" office:value="3.34092293648261" calcext:value-type="float">
            <text:p>3,34</text:p>
          </table:table-cell>
          <table:table-cell table:style-name="ce12" table:formula="of:=[data.Q214]/[data.Q494]*(LOG([data.S494]*1000)/LOG([data.S214]*1000))" office:value-type="float" office:value="2.84295171778763" calcext:value-type="float">
            <text:p>2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694002" calcext:value-type="float">
            <text:p>694002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2" table:style-name="ce7" office:value-type="float" office:value="0.15" calcext:value-type="float">
            <text:p>0,15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4" calcext:value-type="float">
            <text:p>0,14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215]/([data.C215]*[data.D215])" office:value-type="float" office:value="0.751474792099792" calcext:value-type="float">
            <text:p>0,75</text:p>
          </table:table-cell>
          <table:table-cell table:style-name="ce5" table:formula="of:=[data.B215]/[data.E215]" office:value-type="float" office:value="3.99217293321921" calcext:value-type="float">
            <text:p>3,992</text:p>
          </table:table-cell>
          <table:table-cell table:style-name="ce7" table:formula="of:=AVERAGE([data.F215:.J215])" office:value-type="float" office:value="0.152" calcext:value-type="float">
            <text:p>0,15</text:p>
          </table:table-cell>
          <table:table-cell table:style-name="ce9" table:formula="of:=AVERAGE([data.K215:.O215])" office:value-type="float" office:value="0.162" calcext:value-type="float">
            <text:p>0,16</text:p>
          </table:table-cell>
          <table:table-cell table:style-name="ce12" table:formula="of:=[data.Q215]/[data.Q495]*(LOG([data.R495]*1000)/LOG([data.R215]*1000))" office:value-type="float" office:value="3.32655478530925" calcext:value-type="float">
            <text:p>3,33</text:p>
          </table:table-cell>
          <table:table-cell table:style-name="ce12" table:formula="of:=[data.Q215]/[data.Q495]*(LOG([data.S495]*1000)/LOG([data.S215]*1000))" office:value-type="float" office:value="3.11139453595666" calcext:value-type="float">
            <text:p>3,1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950141" calcext:value-type="float">
            <text:p>950141</text:p>
          </table:table-cell>
          <table:table-cell table:style-name="ce7" office:value-type="float" office:value="0.35" calcext:value-type="float">
            <text:p>0,35</text:p>
          </table:table-cell>
          <table:table-cell table:number-columns-repeated="4" table:style-name="ce7" office:value-type="float" office:value="0.22" calcext:value-type="float">
            <text:p>0,22</text:p>
          </table:table-cell>
          <table:table-cell table:style-name="ce9" office:value-type="float" office:value="0.23" calcext:value-type="float">
            <text:p>0,23</text:p>
          </table:table-cell>
          <table:table-cell table:number-columns-repeated="2" table:style-name="ce9" office:value-type="float" office:value="0.22" calcext:value-type="float">
            <text:p>0,22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22" calcext:value-type="float">
            <text:p>0,22</text:p>
          </table:table-cell>
          <table:table-cell table:style-name="ce28" table:formula="of:=[data.E216]/([data.C216]*[data.D216])" office:value-type="float" office:value="0.737655039842988" calcext:value-type="float">
            <text:p>0,74</text:p>
          </table:table-cell>
          <table:table-cell table:style-name="ce5" table:formula="of:=[data.B216]/[data.E216]" office:value-type="float" office:value="4.0669584830041" calcext:value-type="float">
            <text:p>4,067</text:p>
          </table:table-cell>
          <table:table-cell table:style-name="ce7" table:formula="of:=AVERAGE([data.F216:.J216])" office:value-type="float" office:value="0.246" calcext:value-type="float">
            <text:p>0,25</text:p>
          </table:table-cell>
          <table:table-cell table:style-name="ce9" table:formula="of:=AVERAGE([data.K216:.O216])" office:value-type="float" office:value="0.22" calcext:value-type="float">
            <text:p>0,22</text:p>
          </table:table-cell>
          <table:table-cell table:style-name="ce12" table:formula="of:=[data.Q216]/[data.Q496]*(LOG([data.R496]*1000)/LOG([data.R216]*1000))" office:value-type="float" office:value="3.11570808872191" calcext:value-type="float">
            <text:p>3,12</text:p>
          </table:table-cell>
          <table:table-cell table:style-name="ce12" table:formula="of:=[data.Q216]/[data.Q496]*(LOG([data.S496]*1000)/LOG([data.S216]*1000))" office:value-type="float" office:value="2.95692525808621" calcext:value-type="float">
            <text:p>2,9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738659" calcext:value-type="float">
            <text:p>738659</text:p>
          </table:table-cell>
          <table:table-cell table:number-columns-repeated="4" table:style-name="ce7" office:value-type="float" office:value="0.18" calcext:value-type="float">
            <text:p>0,18</text:p>
          </table:table-cell>
          <table:table-cell table:style-name="ce7" office:value-type="float" office:value="0.17" calcext:value-type="float">
            <text:p>0,17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number-columns-repeated="2" table:style-name="ce9" office:value-type="float" office:value="0.17" calcext:value-type="float">
            <text:p>0,17</text:p>
          </table:table-cell>
          <table:table-cell table:style-name="ce28" table:formula="of:=[data.E217]/([data.C217]*[data.D217])" office:value-type="float" office:value="0.678655036309646" calcext:value-type="float">
            <text:p>0,68</text:p>
          </table:table-cell>
          <table:table-cell table:style-name="ce5" table:formula="of:=[data.B217]/[data.E217]" office:value-type="float" office:value="4.42052963546102" calcext:value-type="float">
            <text:p>4,421</text:p>
          </table:table-cell>
          <table:table-cell table:style-name="ce7" table:formula="of:=AVERAGE([data.F217:.J217])" office:value-type="float" office:value="0.178" calcext:value-type="float">
            <text:p>0,18</text:p>
          </table:table-cell>
          <table:table-cell table:style-name="ce9" table:formula="of:=AVERAGE([data.K217:.O217])" office:value-type="float" office:value="0.18" calcext:value-type="float">
            <text:p>0,18</text:p>
          </table:table-cell>
          <table:table-cell table:style-name="ce12" table:formula="of:=[data.Q217]/[data.Q497]*(LOG([data.R497]*1000)/LOG([data.R217]*1000))" office:value-type="float" office:value="2.91422614005669" calcext:value-type="float">
            <text:p>2,91</text:p>
          </table:table-cell>
          <table:table-cell table:style-name="ce12" table:formula="of:=[data.Q217]/[data.Q497]*(LOG([data.S497]*1000)/LOG([data.S217]*1000))" office:value-type="float" office:value="2.4795427663894" calcext:value-type="float">
            <text:p>2,4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788041" calcext:value-type="float">
            <text:p>788041</text:p>
          </table:table-cell>
          <table:table-cell table:number-columns-repeated="2" table:style-name="ce7" office:value-type="float" office:value="0.15" calcext:value-type="float">
            <text:p>0,15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218]/([data.C218]*[data.D218])" office:value-type="float" office:value="0.839770886615516" calcext:value-type="float">
            <text:p>0,84</text:p>
          </table:table-cell>
          <table:table-cell table:style-name="ce5" table:formula="of:=[data.B218]/[data.E218]" office:value-type="float" office:value="3.57242326224143" calcext:value-type="float">
            <text:p>3,572</text:p>
          </table:table-cell>
          <table:table-cell table:style-name="ce7" table:formula="of:=AVERAGE([data.F218:.J218])" office:value-type="float" office:value="0.156" calcext:value-type="float">
            <text:p>0,16</text:p>
          </table:table-cell>
          <table:table-cell table:style-name="ce9" table:formula="of:=AVERAGE([data.K218:.O218])" office:value-type="float" office:value="0.154" calcext:value-type="float">
            <text:p>0,15</text:p>
          </table:table-cell>
          <table:table-cell table:style-name="ce12" table:formula="of:=[data.Q218]/[data.Q498]*(LOG([data.R498]*1000)/LOG([data.R218]*1000))" office:value-type="float" office:value="2.96549061399524" calcext:value-type="float">
            <text:p>2,97</text:p>
          </table:table-cell>
          <table:table-cell table:style-name="ce12" table:formula="of:=[data.Q218]/[data.Q498]*(LOG([data.S498]*1000)/LOG([data.S218]*1000))" office:value-type="float" office:value="2.7739432669816" calcext:value-type="float">
            <text:p>2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12194" calcext:value-type="float">
            <text:p>612194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2" table:style-name="ce7" office:value-type="float" office:value="0.18" calcext:value-type="float">
            <text:p>0,18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9" calcext:value-type="float">
            <text:p>0,19</text:p>
          </table:table-cell>
          <table:table-cell table:style-name="ce25" office:value-type="float" office:value="0.17" calcext:value-type="float">
            <text:p>0,17</text:p>
          </table:table-cell>
          <table:table-cell table:style-name="ce28" table:formula="of:=[data.E219]/([data.C219]*[data.D219])" office:value-type="float" office:value="0.546726751828989" calcext:value-type="float">
            <text:p>0,55</text:p>
          </table:table-cell>
          <table:table-cell table:style-name="ce5" table:formula="of:=[data.B219]/[data.E219]" office:value-type="float" office:value="5.48722790487983" calcext:value-type="float">
            <text:p>5,487</text:p>
          </table:table-cell>
          <table:table-cell table:style-name="ce7" table:formula="of:=AVERAGE([data.F219:.J219])" office:value-type="float" office:value="0.176" calcext:value-type="float">
            <text:p>0,18</text:p>
          </table:table-cell>
          <table:table-cell table:style-name="ce9" table:formula="of:=AVERAGE([data.K219:.O219])" office:value-type="float" office:value="0.178" calcext:value-type="float">
            <text:p>0,18</text:p>
          </table:table-cell>
          <table:table-cell table:style-name="ce34" table:formula="of:=[data.Q219]/[data.Q499]*(LOG([data.R499]*1000)/LOG([data.R219]*1000))" office:value-type="float" office:value="3.48612261337242" calcext:value-type="float">
            <text:p>3,49</text:p>
          </table:table-cell>
          <table:table-cell table:style-name="ce34" table:formula="of:=[data.Q219]/[data.Q499]*(LOG([data.S499]*1000)/LOG([data.S219]*1000))" office:value-type="float" office:value="3.25236435621796" calcext:value-type="float">
            <text:p>3,25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data.P170:.P219])" office:value-type="float" office:value="0.733990510734781" calcext:value-type="float">
            <text:p>0,73</text:p>
          </table:table-cell>
          <table:table-cell table:style-name="ce30" table:formula="of:=AVERAGE([data.Q170:.Q219])" office:value-type="float" office:value="4.24892644584952" calcext:value-type="float">
            <text:p>4,249</text:p>
          </table:table-cell>
          <table:table-cell table:style-name="ce31" table:formula="of:=AVERAGE([data.R170:.R219])" office:value-type="float" office:value="0.1874" calcext:value-type="float">
            <text:p>0,19</text:p>
          </table:table-cell>
          <table:table-cell table:style-name="ce32" table:formula="of:=AVERAGE([data.S170:.S219])" office:value-type="float" office:value="0.18652" calcext:value-type="float">
            <text:p>0,19</text:p>
          </table:table-cell>
          <table:table-cell table:style-name="ce35" table:formula="of:=[data.Q220]/[data.Q500]*(LOG([data.R500]*1000)/LOG([data.R220]*1000))" office:value-type="float" office:value="3.04934698385021" calcext:value-type="float">
            <text:p>3,05</text:p>
          </table:table-cell>
          <table:table-cell table:style-name="ce35" table:formula="of:=[data.Q220]/[data.Q500]*(LOG([data.S500]*1000)/LOG([data.S220]*1000))" office:value-type="float" office:value="2.74553000283011" calcext:value-type="float">
            <text:p>2,75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6">
          <table:table-cell table:style-name="ce13" office:value-type="string" calcext:value-type="string">
            <text:p>FLIF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760135" calcext:value-type="float">
            <text:p>760135</text:p>
          </table:table-cell>
          <table:table-cell table:style-name="ce7" office:value-type="float" office:value="6.64" calcext:value-type="float">
            <text:p>6,64</text:p>
          </table:table-cell>
          <table:table-cell table:style-name="ce7" office:value-type="float" office:value="8.1" calcext:value-type="float">
            <text:p>8,10</text:p>
          </table:table-cell>
          <table:table-cell table:style-name="ce7" office:value-type="float" office:value="8.37" calcext:value-type="float">
            <text:p>8,37</text:p>
          </table:table-cell>
          <table:table-cell table:style-name="ce7" office:value-type="float" office:value="6.65" calcext:value-type="float">
            <text:p>6,65</text:p>
          </table:table-cell>
          <table:table-cell table:style-name="ce7" office:value-type="float" office:value="6.16" calcext:value-type="float">
            <text:p>6,16</text:p>
          </table:table-cell>
          <table:table-cell table:style-name="ce9" office:value-type="float" office:value="1.51" calcext:value-type="float">
            <text:p>1,51</text:p>
          </table:table-cell>
          <table:table-cell table:style-name="ce9" office:value-type="float" office:value="1.49" calcext:value-type="float">
            <text:p>1,49</text:p>
          </table:table-cell>
          <table:table-cell table:style-name="ce9" office:value-type="float" office:value="1.28" calcext:value-type="float">
            <text:p>1,28</text:p>
          </table:table-cell>
          <table:table-cell table:style-name="ce9" office:value-type="float" office:value="1.01" calcext:value-type="float">
            <text:p>1,01</text:p>
          </table:table-cell>
          <table:table-cell table:style-name="ce9" office:value-type="float" office:value="1.1" calcext:value-type="float">
            <text:p>1,10</text:p>
          </table:table-cell>
          <table:table-cell table:style-name="ce28" table:formula="of:=[data.E226]/([data.C226]*[data.D226])" office:value-type="float" office:value="0.725125920555577" calcext:value-type="float">
            <text:p>0,73</text:p>
          </table:table-cell>
          <table:table-cell table:style-name="ce5" table:formula="of:=[data.B226]/[data.E226]" office:value-type="float" office:value="4.1372335177304" calcext:value-type="float">
            <text:p>4,137</text:p>
          </table:table-cell>
          <table:table-cell table:style-name="ce7" table:formula="of:=AVERAGE([data.F226:.J226])" office:value-type="float" office:value="7.184" calcext:value-type="float">
            <text:p>7,18</text:p>
          </table:table-cell>
          <table:table-cell table:style-name="ce9" table:formula="of:=AVERAGE([data.K226:.O226])" office:value-type="float" office:value="1.278" calcext:value-type="float">
            <text:p>1,28</text:p>
          </table:table-cell>
          <table:table-cell table:style-name="ce12" table:formula="of:=[data.Q226]/[data.Q450]*(LOG([data.R450]*1000)/LOG([data.R226]*1000))" office:value-type="float" office:value="1.60795407263693" calcext:value-type="float">
            <text:p>1,61</text:p>
          </table:table-cell>
          <table:table-cell table:style-name="ce12" table:formula="of:=[data.Q226]/[data.Q450]*(LOG([data.S450]*1000)/LOG([data.S226]*1000))" office:value-type="float" office:value="1.71467015049013" calcext:value-type="float">
            <text:p>1,7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1101478" calcext:value-type="float">
            <text:p>1101478</text:p>
          </table:table-cell>
          <table:table-cell table:style-name="ce7" office:value-type="float" office:value="7.26" calcext:value-type="float">
            <text:p>7,26</text:p>
          </table:table-cell>
          <table:table-cell table:style-name="ce7" office:value-type="float" office:value="7.1" calcext:value-type="float">
            <text:p>7,10</text:p>
          </table:table-cell>
          <table:table-cell table:style-name="ce7" office:value-type="float" office:value="7.83" calcext:value-type="float">
            <text:p>7,83</text:p>
          </table:table-cell>
          <table:table-cell table:style-name="ce7" office:value-type="float" office:value="8.64" calcext:value-type="float">
            <text:p>8,64</text:p>
          </table:table-cell>
          <table:table-cell table:style-name="ce7" office:value-type="float" office:value="6.72" calcext:value-type="float">
            <text:p>6,72</text:p>
          </table:table-cell>
          <table:table-cell table:style-name="ce9" office:value-type="float" office:value="0.99" calcext:value-type="float">
            <text:p>0,99</text:p>
          </table:table-cell>
          <table:table-cell table:style-name="ce9" office:value-type="float" office:value="1.09" calcext:value-type="float">
            <text:p>1,09</text:p>
          </table:table-cell>
          <table:table-cell table:style-name="ce9" office:value-type="float" office:value="1.01" calcext:value-type="float">
            <text:p>1,01</text:p>
          </table:table-cell>
          <table:table-cell table:style-name="ce9" office:value-type="float" office:value="0.98" calcext:value-type="float">
            <text:p>0,98</text:p>
          </table:table-cell>
          <table:table-cell table:style-name="ce9" office:value-type="float" office:value="0.95" calcext:value-type="float">
            <text:p>0,95</text:p>
          </table:table-cell>
          <table:table-cell table:style-name="ce28" table:formula="of:=[data.E227]/([data.C227]*[data.D227])" office:value-type="float" office:value="1.0992267835473" calcext:value-type="float">
            <text:p>1,10</text:p>
          </table:table-cell>
          <table:table-cell table:style-name="ce5" table:formula="of:=[data.B227]/[data.E227]" office:value-type="float" office:value="2.72920566729431" calcext:value-type="float">
            <text:p>2,729</text:p>
          </table:table-cell>
          <table:table-cell table:style-name="ce7" table:formula="of:=AVERAGE([data.F227:.J227])" office:value-type="float" office:value="7.51" calcext:value-type="float">
            <text:p>7,51</text:p>
          </table:table-cell>
          <table:table-cell table:style-name="ce9" table:formula="of:=AVERAGE([data.K227:.O227])" office:value-type="float" office:value="1.004" calcext:value-type="float">
            <text:p>1,00</text:p>
          </table:table-cell>
          <table:table-cell table:style-name="ce12" table:formula="of:=[data.Q227]/[data.Q451]*(LOG([data.R451]*1000)/LOG([data.R227]*1000))" office:value-type="float" office:value="1.47382191259222" calcext:value-type="float">
            <text:p>1,47</text:p>
          </table:table-cell>
          <table:table-cell table:style-name="ce12" table:formula="of:=[data.Q227]/[data.Q451]*(LOG([data.S451]*1000)/LOG([data.S227]*1000))" office:value-type="float" office:value="1.77183368676116" calcext:value-type="float">
            <text:p>1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1199626" calcext:value-type="float">
            <text:p>1199626</text:p>
          </table:table-cell>
          <table:table-cell table:style-name="ce7" office:value-type="float" office:value="6.88" calcext:value-type="float">
            <text:p>6,88</text:p>
          </table:table-cell>
          <table:table-cell table:style-name="ce7" office:value-type="float" office:value="6.76" calcext:value-type="float">
            <text:p>6,76</text:p>
          </table:table-cell>
          <table:table-cell table:style-name="ce7" office:value-type="float" office:value="6.96" calcext:value-type="float">
            <text:p>6,96</text:p>
          </table:table-cell>
          <table:table-cell table:style-name="ce7" office:value-type="float" office:value="6.79" calcext:value-type="float">
            <text:p>6,79</text:p>
          </table:table-cell>
          <table:table-cell table:style-name="ce7" office:value-type="float" office:value="8.44" calcext:value-type="float">
            <text:p>8,44</text:p>
          </table:table-cell>
          <table:table-cell table:style-name="ce9" office:value-type="float" office:value="1.13" calcext:value-type="float">
            <text:p>1,13</text:p>
          </table:table-cell>
          <table:table-cell table:style-name="ce9" office:value-type="float" office:value="0.94" calcext:value-type="float">
            <text:p>0,94</text:p>
          </table:table-cell>
          <table:table-cell table:style-name="ce9" office:value-type="float" office:value="1" calcext:value-type="float">
            <text:p>1,00</text:p>
          </table:table-cell>
          <table:table-cell table:style-name="ce9" office:value-type="float" office:value="1.14" calcext:value-type="float">
            <text:p>1,14</text:p>
          </table:table-cell>
          <table:table-cell table:style-name="ce9" office:value-type="float" office:value="1.26" calcext:value-type="float">
            <text:p>1,26</text:p>
          </table:table-cell>
          <table:table-cell table:style-name="ce28" table:formula="of:=[data.E228]/([data.C228]*[data.D228])" office:value-type="float" office:value="1.17657455138918" calcext:value-type="float">
            <text:p>1,18</text:p>
          </table:table-cell>
          <table:table-cell table:style-name="ce5" table:formula="of:=[data.B228]/[data.E228]" office:value-type="float" office:value="2.54978801726538" calcext:value-type="float">
            <text:p>2,550</text:p>
          </table:table-cell>
          <table:table-cell table:style-name="ce7" table:formula="of:=AVERAGE([data.F228:.J228])" office:value-type="float" office:value="7.166" calcext:value-type="float">
            <text:p>7,17</text:p>
          </table:table-cell>
          <table:table-cell table:style-name="ce9" table:formula="of:=AVERAGE([data.K228:.O228])" office:value-type="float" office:value="1.094" calcext:value-type="float">
            <text:p>1,09</text:p>
          </table:table-cell>
          <table:table-cell table:style-name="ce12" table:formula="of:=[data.Q228]/[data.Q452]*(LOG([data.R452]*1000)/LOG([data.R228]*1000))" office:value-type="float" office:value="1.4097304708575" calcext:value-type="float">
            <text:p>1,41</text:p>
          </table:table-cell>
          <table:table-cell table:style-name="ce12" table:formula="of:=[data.Q228]/[data.Q452]*(LOG([data.S452]*1000)/LOG([data.S228]*1000))" office:value-type="float" office:value="1.67404720124249" calcext:value-type="float">
            <text:p>1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710584" calcext:value-type="float">
            <text:p>710584</text:p>
          </table:table-cell>
          <table:table-cell table:style-name="ce7" office:value-type="float" office:value="6.57" calcext:value-type="float">
            <text:p>6,57</text:p>
          </table:table-cell>
          <table:table-cell table:style-name="ce7" office:value-type="float" office:value="5.91" calcext:value-type="float">
            <text:p>5,91</text:p>
          </table:table-cell>
          <table:table-cell table:style-name="ce7" office:value-type="float" office:value="5.96" calcext:value-type="float">
            <text:p>5,96</text:p>
          </table:table-cell>
          <table:table-cell table:style-name="ce7" office:value-type="float" office:value="5.93" calcext:value-type="float">
            <text:p>5,93</text:p>
          </table:table-cell>
          <table:table-cell table:style-name="ce7" office:value-type="float" office:value="6.36" calcext:value-type="float">
            <text:p>6,36</text:p>
          </table:table-cell>
          <table:table-cell table:style-name="ce9" office:value-type="float" office:value="1.07" calcext:value-type="float">
            <text:p>1,07</text:p>
          </table:table-cell>
          <table:table-cell table:style-name="ce9" office:value-type="float" office:value="1.09" calcext:value-type="float">
            <text:p>1,09</text:p>
          </table:table-cell>
          <table:table-cell table:style-name="ce9" office:value-type="float" office:value="1.28" calcext:value-type="float">
            <text:p>1,28</text:p>
          </table:table-cell>
          <table:table-cell table:style-name="ce9" office:value-type="float" office:value="1.09" calcext:value-type="float">
            <text:p>1,09</text:p>
          </table:table-cell>
          <table:table-cell table:style-name="ce9" office:value-type="float" office:value="1.21" calcext:value-type="float">
            <text:p>1,21</text:p>
          </table:table-cell>
          <table:table-cell table:style-name="ce28" table:formula="of:=[data.E229]/([data.C229]*[data.D229])" office:value-type="float" office:value="0.634595050297211" calcext:value-type="float">
            <text:p>0,63</text:p>
          </table:table-cell>
          <table:table-cell table:style-name="ce5" table:formula="of:=[data.B229]/[data.E229]" office:value-type="float" office:value="4.72744671988111" calcext:value-type="float">
            <text:p>4,727</text:p>
          </table:table-cell>
          <table:table-cell table:style-name="ce7" table:formula="of:=AVERAGE([data.F229:.J229])" office:value-type="float" office:value="6.146" calcext:value-type="float">
            <text:p>6,15</text:p>
          </table:table-cell>
          <table:table-cell table:style-name="ce9" table:formula="of:=AVERAGE([data.K229:.O229])" office:value-type="float" office:value="1.148" calcext:value-type="float">
            <text:p>1,15</text:p>
          </table:table-cell>
          <table:table-cell table:style-name="ce12" table:formula="of:=[data.Q229]/[data.Q453]*(LOG([data.R453]*1000)/LOG([data.R229]*1000))" office:value-type="float" office:value="2.00440936015887" calcext:value-type="float">
            <text:p>2,00</text:p>
          </table:table-cell>
          <table:table-cell table:style-name="ce12" table:formula="of:=[data.Q229]/[data.Q453]*(LOG([data.S453]*1000)/LOG([data.S229]*1000))" office:value-type="float" office:value="2.23423616984122" calcext:value-type="float">
            <text:p>2,2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825684" calcext:value-type="float">
            <text:p>825684</text:p>
          </table:table-cell>
          <table:table-cell table:style-name="ce7" office:value-type="float" office:value="5.65" calcext:value-type="float">
            <text:p>5,65</text:p>
          </table:table-cell>
          <table:table-cell table:style-name="ce7" office:value-type="float" office:value="5.62" calcext:value-type="float">
            <text:p>5,62</text:p>
          </table:table-cell>
          <table:table-cell table:style-name="ce7" office:value-type="float" office:value="5.77" calcext:value-type="float">
            <text:p>5,77</text:p>
          </table:table-cell>
          <table:table-cell table:style-name="ce7" office:value-type="float" office:value="5.47" calcext:value-type="float">
            <text:p>5,47</text:p>
          </table:table-cell>
          <table:table-cell table:style-name="ce7" office:value-type="float" office:value="5.75" calcext:value-type="float">
            <text:p>5,75</text:p>
          </table:table-cell>
          <table:table-cell table:number-columns-repeated="2" table:style-name="ce9" office:value-type="float" office:value="0.86" calcext:value-type="float">
            <text:p>0,86</text:p>
          </table:table-cell>
          <table:table-cell table:style-name="ce9" office:value-type="float" office:value="0.96" calcext:value-type="float">
            <text:p>0,96</text:p>
          </table:table-cell>
          <table:table-cell table:style-name="ce9" office:value-type="float" office:value="0.92" calcext:value-type="float">
            <text:p>0,92</text:p>
          </table:table-cell>
          <table:table-cell table:style-name="ce9" office:value-type="float" office:value="0.98" calcext:value-type="float">
            <text:p>0,98</text:p>
          </table:table-cell>
          <table:table-cell table:style-name="ce28" table:formula="of:=[data.E230]/([data.C230]*[data.D230])" office:value-type="float" office:value="0.845987704918033" calcext:value-type="float">
            <text:p>0,85</text:p>
          </table:table-cell>
          <table:table-cell table:style-name="ce5" table:formula="of:=[data.B230]/[data.E230]" office:value-type="float" office:value="3.54617020555079" calcext:value-type="float">
            <text:p>3,546</text:p>
          </table:table-cell>
          <table:table-cell table:style-name="ce7" table:formula="of:=AVERAGE([data.F230:.J230])" office:value-type="float" office:value="5.652" calcext:value-type="float">
            <text:p>5,65</text:p>
          </table:table-cell>
          <table:table-cell table:style-name="ce9" table:formula="of:=AVERAGE([data.K230:.O230])" office:value-type="float" office:value="0.916" calcext:value-type="float">
            <text:p>0,92</text:p>
          </table:table-cell>
          <table:table-cell table:style-name="ce12" table:formula="of:=[data.Q230]/[data.Q454]*(LOG([data.R454]*1000)/LOG([data.R230]*1000))" office:value-type="float" office:value="1.46922628509246" calcext:value-type="float">
            <text:p>1,47</text:p>
          </table:table-cell>
          <table:table-cell table:style-name="ce12" table:formula="of:=[data.Q230]/[data.Q454]*(LOG([data.S454]*1000)/LOG([data.S230]*1000))" office:value-type="float" office:value="1.65303874502835" calcext:value-type="float">
            <text:p>1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100017" calcext:value-type="float">
            <text:p>1100017</text:p>
          </table:table-cell>
          <table:table-cell table:style-name="ce7" office:value-type="float" office:value="7.57" calcext:value-type="float">
            <text:p>7,57</text:p>
          </table:table-cell>
          <table:table-cell table:style-name="ce7" office:value-type="float" office:value="7.78" calcext:value-type="float">
            <text:p>7,78</text:p>
          </table:table-cell>
          <table:table-cell table:style-name="ce7" office:value-type="float" office:value="7.54" calcext:value-type="float">
            <text:p>7,54</text:p>
          </table:table-cell>
          <table:table-cell table:style-name="ce7" office:value-type="float" office:value="7.68" calcext:value-type="float">
            <text:p>7,68</text:p>
          </table:table-cell>
          <table:table-cell table:style-name="ce7" office:value-type="float" office:value="7.72" calcext:value-type="float">
            <text:p>7,72</text:p>
          </table:table-cell>
          <table:table-cell table:style-name="ce9" office:value-type="float" office:value="1.25" calcext:value-type="float">
            <text:p>1,25</text:p>
          </table:table-cell>
          <table:table-cell table:style-name="ce9" office:value-type="float" office:value="1.21" calcext:value-type="float">
            <text:p>1,21</text:p>
          </table:table-cell>
          <table:table-cell table:style-name="ce9" office:value-type="float" office:value="1.37" calcext:value-type="float">
            <text:p>1,37</text:p>
          </table:table-cell>
          <table:table-cell table:style-name="ce9" office:value-type="float" office:value="1.21" calcext:value-type="float">
            <text:p>1,21</text:p>
          </table:table-cell>
          <table:table-cell table:style-name="ce9" office:value-type="float" office:value="1.29" calcext:value-type="float">
            <text:p>1,29</text:p>
          </table:table-cell>
          <table:table-cell table:style-name="ce28" table:formula="of:=[data.E231]/([data.C231]*[data.D231])" office:value-type="float" office:value="0.837059713395183" calcext:value-type="float">
            <text:p>0,84</text:p>
          </table:table-cell>
          <table:table-cell table:style-name="ce5" table:formula="of:=[data.B231]/[data.E231]" office:value-type="float" office:value="3.58398824745436" calcext:value-type="float">
            <text:p>3,584</text:p>
          </table:table-cell>
          <table:table-cell table:style-name="ce7" table:formula="of:=AVERAGE([data.F231:.J231])" office:value-type="float" office:value="7.658" calcext:value-type="float">
            <text:p>7,66</text:p>
          </table:table-cell>
          <table:table-cell table:style-name="ce9" table:formula="of:=AVERAGE([data.K231:.O231])" office:value-type="float" office:value="1.266" calcext:value-type="float">
            <text:p>1,27</text:p>
          </table:table-cell>
          <table:table-cell table:style-name="ce12" table:formula="of:=[data.Q231]/[data.Q455]*(LOG([data.R455]*1000)/LOG([data.R231]*1000))" office:value-type="float" office:value="1.62884775781902" calcext:value-type="float">
            <text:p>1,63</text:p>
          </table:table-cell>
          <table:table-cell table:style-name="ce12" table:formula="of:=[data.Q231]/[data.Q455]*(LOG([data.S455]*1000)/LOG([data.S231]*1000))" office:value-type="float" office:value="1.79645036711619" calcext:value-type="float">
            <text:p>1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921294" calcext:value-type="float">
            <text:p>921294</text:p>
          </table:table-cell>
          <table:table-cell table:style-name="ce7" office:value-type="float" office:value="5.79" calcext:value-type="float">
            <text:p>5,79</text:p>
          </table:table-cell>
          <table:table-cell table:style-name="ce7" office:value-type="float" office:value="6.09" calcext:value-type="float">
            <text:p>6,09</text:p>
          </table:table-cell>
          <table:table-cell table:style-name="ce7" office:value-type="float" office:value="5.85" calcext:value-type="float">
            <text:p>5,85</text:p>
          </table:table-cell>
          <table:table-cell table:style-name="ce7" office:value-type="float" office:value="6.1" calcext:value-type="float">
            <text:p>6,10</text:p>
          </table:table-cell>
          <table:table-cell table:style-name="ce7" office:value-type="float" office:value="5.91" calcext:value-type="float">
            <text:p>5,91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88" calcext:value-type="float">
            <text:p>0,88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1.38" calcext:value-type="float">
            <text:p>1,38</text:p>
          </table:table-cell>
          <table:table-cell table:style-name="ce9" office:value-type="float" office:value="0.89" calcext:value-type="float">
            <text:p>0,89</text:p>
          </table:table-cell>
          <table:table-cell table:style-name="ce28" table:formula="of:=[data.E232]/([data.C232]*[data.D232])" office:value-type="float" office:value="0.926333252895753" calcext:value-type="float">
            <text:p>0,93</text:p>
          </table:table-cell>
          <table:table-cell table:style-name="ce5" table:formula="of:=[data.B232]/[data.E232]" office:value-type="float" office:value="3.23859267508526" calcext:value-type="float">
            <text:p>3,239</text:p>
          </table:table-cell>
          <table:table-cell table:style-name="ce7" table:formula="of:=AVERAGE([data.F232:.J232])" office:value-type="float" office:value="5.948" calcext:value-type="float">
            <text:p>5,95</text:p>
          </table:table-cell>
          <table:table-cell table:style-name="ce9" table:formula="of:=AVERAGE([data.K232:.O232])" office:value-type="float" office:value="0.97" calcext:value-type="float">
            <text:p>0,97</text:p>
          </table:table-cell>
          <table:table-cell table:style-name="ce12" table:formula="of:=[data.Q232]/[data.Q456]*(LOG([data.R456]*1000)/LOG([data.R232]*1000))" office:value-type="float" office:value="1.41261982821306" calcext:value-type="float">
            <text:p>1,41</text:p>
          </table:table-cell>
          <table:table-cell table:style-name="ce12" table:formula="of:=[data.Q232]/[data.Q456]*(LOG([data.S456]*1000)/LOG([data.S232]*1000))" office:value-type="float" office:value="1.5609840149425" calcext:value-type="float">
            <text:p>1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591576" calcext:value-type="float">
            <text:p>591576</text:p>
          </table:table-cell>
          <table:table-cell table:style-name="ce7" office:value-type="float" office:value="4.78" calcext:value-type="float">
            <text:p>4,78</text:p>
          </table:table-cell>
          <table:table-cell table:style-name="ce7" office:value-type="float" office:value="4.87" calcext:value-type="float">
            <text:p>4,87</text:p>
          </table:table-cell>
          <table:table-cell table:number-columns-repeated="2" table:style-name="ce7" office:value-type="float" office:value="5.03" calcext:value-type="float">
            <text:p>5,03</text:p>
          </table:table-cell>
          <table:table-cell table:style-name="ce7" office:value-type="float" office:value="4.83" calcext:value-type="float">
            <text:p>4,83</text:p>
          </table:table-cell>
          <table:table-cell table:number-columns-repeated="2" table:style-name="ce9" office:value-type="float" office:value="0.82" calcext:value-type="float">
            <text:p>0,82</text:p>
          </table:table-cell>
          <table:table-cell table:style-name="ce9" office:value-type="float" office:value="0.9" calcext:value-type="float">
            <text:p>0,90</text:p>
          </table:table-cell>
          <table:table-cell table:style-name="ce9" office:value-type="float" office:value="0.95" calcext:value-type="float">
            <text:p>0,95</text:p>
          </table:table-cell>
          <table:table-cell table:style-name="ce9" office:value-type="float" office:value="0.83" calcext:value-type="float">
            <text:p>0,83</text:p>
          </table:table-cell>
          <table:table-cell table:style-name="ce28" table:formula="of:=[data.E233]/([data.C233]*[data.D233])" office:value-type="float" office:value="0.59850912975913" calcext:value-type="float">
            <text:p>0,60</text:p>
          </table:table-cell>
          <table:table-cell table:style-name="ce5" table:formula="of:=[data.B233]/[data.E233]" office:value-type="float" office:value="5.01248191272127" calcext:value-type="float">
            <text:p>5,012</text:p>
          </table:table-cell>
          <table:table-cell table:style-name="ce7" table:formula="of:=AVERAGE([data.F233:.J233])" office:value-type="float" office:value="4.908" calcext:value-type="float">
            <text:p>4,91</text:p>
          </table:table-cell>
          <table:table-cell table:style-name="ce9" table:formula="of:=AVERAGE([data.K233:.O233])" office:value-type="float" office:value="0.864" calcext:value-type="float">
            <text:p>0,86</text:p>
          </table:table-cell>
          <table:table-cell table:style-name="ce12" table:formula="of:=[data.Q233]/[data.Q457]*(LOG([data.R457]*1000)/LOG([data.R233]*1000))" office:value-type="float" office:value="1.59109360704612" calcext:value-type="float">
            <text:p>1,59</text:p>
          </table:table-cell>
          <table:table-cell table:style-name="ce12" table:formula="of:=[data.Q233]/[data.Q457]*(LOG([data.S457]*1000)/LOG([data.S233]*1000))" office:value-type="float" office:value="1.7113784962685" calcext:value-type="float">
            <text:p>1,7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1045621" calcext:value-type="float">
            <text:p>1045621</text:p>
          </table:table-cell>
          <table:table-cell table:style-name="ce7" office:value-type="float" office:value="6.56" calcext:value-type="float">
            <text:p>6,56</text:p>
          </table:table-cell>
          <table:table-cell table:style-name="ce7" office:value-type="float" office:value="6.76" calcext:value-type="float">
            <text:p>6,76</text:p>
          </table:table-cell>
          <table:table-cell table:style-name="ce7" office:value-type="float" office:value="6.4" calcext:value-type="float">
            <text:p>6,40</text:p>
          </table:table-cell>
          <table:table-cell table:style-name="ce7" office:value-type="float" office:value="7.79" calcext:value-type="float">
            <text:p>7,79</text:p>
          </table:table-cell>
          <table:table-cell table:style-name="ce7" office:value-type="float" office:value="6.37" calcext:value-type="float">
            <text:p>6,37</text:p>
          </table:table-cell>
          <table:table-cell table:style-name="ce9" office:value-type="float" office:value="1.05" calcext:value-type="float">
            <text:p>1,05</text:p>
          </table:table-cell>
          <table:table-cell table:style-name="ce9" office:value-type="float" office:value="1.12" calcext:value-type="float">
            <text:p>1,12</text:p>
          </table:table-cell>
          <table:table-cell table:style-name="ce9" office:value-type="float" office:value="1.01" calcext:value-type="float">
            <text:p>1,01</text:p>
          </table:table-cell>
          <table:table-cell table:style-name="ce9" office:value-type="float" office:value="0.98" calcext:value-type="float">
            <text:p>0,98</text:p>
          </table:table-cell>
          <table:table-cell table:style-name="ce9" office:value-type="float" office:value="0.99" calcext:value-type="float">
            <text:p>0,99</text:p>
          </table:table-cell>
          <table:table-cell table:style-name="ce28" table:formula="of:=[data.E234]/([data.C234]*[data.D234])" office:value-type="float" office:value="0.985059539510872" calcext:value-type="float">
            <text:p>0,99</text:p>
          </table:table-cell>
          <table:table-cell table:style-name="ce5" table:formula="of:=[data.B234]/[data.E234]" office:value-type="float" office:value="3.0455164921133" calcext:value-type="float">
            <text:p>3,046</text:p>
          </table:table-cell>
          <table:table-cell table:style-name="ce7" table:formula="of:=AVERAGE([data.F234:.J234])" office:value-type="float" office:value="6.776" calcext:value-type="float">
            <text:p>6,78</text:p>
          </table:table-cell>
          <table:table-cell table:style-name="ce9" table:formula="of:=AVERAGE([data.K234:.O234])" office:value-type="float" office:value="1.03" calcext:value-type="float">
            <text:p>1,03</text:p>
          </table:table-cell>
          <table:table-cell table:style-name="ce12" table:formula="of:=[data.Q234]/[data.Q458]*(LOG([data.R458]*1000)/LOG([data.R234]*1000))" office:value-type="float" office:value="1.62180529369268" calcext:value-type="float">
            <text:p>1,62</text:p>
          </table:table-cell>
          <table:table-cell table:style-name="ce12" table:formula="of:=[data.Q234]/[data.Q458]*(LOG([data.S458]*1000)/LOG([data.S234]*1000))" office:value-type="float" office:value="1.92558475292952" calcext:value-type="float">
            <text:p>1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1364773" calcext:value-type="float">
            <text:p>1364773</text:p>
          </table:table-cell>
          <table:table-cell table:style-name="ce7" office:value-type="float" office:value="6.77" calcext:value-type="float">
            <text:p>6,77</text:p>
          </table:table-cell>
          <table:table-cell table:style-name="ce7" office:value-type="float" office:value="6.53" calcext:value-type="float">
            <text:p>6,53</text:p>
          </table:table-cell>
          <table:table-cell table:style-name="ce7" office:value-type="float" office:value="6.21" calcext:value-type="float">
            <text:p>6,21</text:p>
          </table:table-cell>
          <table:table-cell table:style-name="ce7" office:value-type="float" office:value="6.38" calcext:value-type="float">
            <text:p>6,38</text:p>
          </table:table-cell>
          <table:table-cell table:style-name="ce7" office:value-type="float" office:value="6.31" calcext:value-type="float">
            <text:p>6,31</text:p>
          </table:table-cell>
          <table:table-cell table:style-name="ce9" office:value-type="float" office:value="0.85" calcext:value-type="float">
            <text:p>0,85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86" calcext:value-type="float">
            <text:p>0,86</text:p>
          </table:table-cell>
          <table:table-cell table:style-name="ce9" office:value-type="float" office:value="0.95" calcext:value-type="float">
            <text:p>0,95</text:p>
          </table:table-cell>
          <table:table-cell table:style-name="ce9" office:value-type="float" office:value="0.82" calcext:value-type="float">
            <text:p>0,82</text:p>
          </table:table-cell>
          <table:table-cell table:style-name="ce28" table:formula="of:=[data.E235]/([data.C235]*[data.D235])" office:value-type="float" office:value="1.44199470018427" calcext:value-type="float">
            <text:p>1,44</text:p>
          </table:table-cell>
          <table:table-cell table:style-name="ce5" table:formula="of:=[data.B235]/[data.E235]" office:value-type="float" office:value="2.0804631979091" calcext:value-type="float">
            <text:p>2,080</text:p>
          </table:table-cell>
          <table:table-cell table:style-name="ce7" table:formula="of:=AVERAGE([data.F235:.J235])" office:value-type="float" office:value="6.44" calcext:value-type="float">
            <text:p>6,44</text:p>
          </table:table-cell>
          <table:table-cell table:style-name="ce9" table:formula="of:=AVERAGE([data.K235:.O235])" office:value-type="float" office:value="0.87" calcext:value-type="float">
            <text:p>0,87</text:p>
          </table:table-cell>
          <table:table-cell table:style-name="ce12" table:formula="of:=[data.Q235]/[data.Q459]*(LOG([data.R459]*1000)/LOG([data.R235]*1000))" office:value-type="float" office:value="1.19502726072863" calcext:value-type="float">
            <text:p>1,20</text:p>
          </table:table-cell>
          <table:table-cell table:style-name="ce12" table:formula="of:=[data.Q235]/[data.Q459]*(LOG([data.S459]*1000)/LOG([data.S235]*1000))" office:value-type="float" office:value="1.4245908607962" calcext:value-type="float">
            <text:p>1,4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888237" calcext:value-type="float">
            <text:p>888237</text:p>
          </table:table-cell>
          <table:table-cell table:style-name="ce7" office:value-type="float" office:value="6.29" calcext:value-type="float">
            <text:p>6,29</text:p>
          </table:table-cell>
          <table:table-cell table:style-name="ce7" office:value-type="float" office:value="6.47" calcext:value-type="float">
            <text:p>6,47</text:p>
          </table:table-cell>
          <table:table-cell table:style-name="ce7" office:value-type="float" office:value="6.6" calcext:value-type="float">
            <text:p>6,60</text:p>
          </table:table-cell>
          <table:table-cell table:style-name="ce7" office:value-type="float" office:value="6.4" calcext:value-type="float">
            <text:p>6,40</text:p>
          </table:table-cell>
          <table:table-cell table:style-name="ce7" office:value-type="float" office:value="6.3" calcext:value-type="float">
            <text:p>6,30</text:p>
          </table:table-cell>
          <table:table-cell table:style-name="ce9" office:value-type="float" office:value="1.12" calcext:value-type="float">
            <text:p>1,12</text:p>
          </table:table-cell>
          <table:table-cell table:style-name="ce9" office:value-type="float" office:value="1.18" calcext:value-type="float">
            <text:p>1,18</text:p>
          </table:table-cell>
          <table:table-cell table:style-name="ce9" office:value-type="float" office:value="1.09" calcext:value-type="float">
            <text:p>1,09</text:p>
          </table:table-cell>
          <table:table-cell table:style-name="ce9" office:value-type="float" office:value="1.13" calcext:value-type="float">
            <text:p>1,13</text:p>
          </table:table-cell>
          <table:table-cell table:style-name="ce9" office:value-type="float" office:value="1.27" calcext:value-type="float">
            <text:p>1,27</text:p>
          </table:table-cell>
          <table:table-cell table:style-name="ce28" table:formula="of:=[data.E236]/([data.C236]*[data.D236])" office:value-type="float" office:value="0.755149459294022" calcext:value-type="float">
            <text:p>0,76</text:p>
          </table:table-cell>
          <table:table-cell table:style-name="ce5" table:formula="of:=[data.B236]/[data.E236]" office:value-type="float" office:value="3.97274150930439" calcext:value-type="float">
            <text:p>3,973</text:p>
          </table:table-cell>
          <table:table-cell table:style-name="ce7" table:formula="of:=AVERAGE([data.F236:.J236])" office:value-type="float" office:value="6.412" calcext:value-type="float">
            <text:p>6,41</text:p>
          </table:table-cell>
          <table:table-cell table:style-name="ce9" table:formula="of:=AVERAGE([data.K236:.O236])" office:value-type="float" office:value="1.158" calcext:value-type="float">
            <text:p>1,16</text:p>
          </table:table-cell>
          <table:table-cell table:style-name="ce12" table:formula="of:=[data.Q236]/[data.Q460]*(LOG([data.R460]*1000)/LOG([data.R236]*1000))" office:value-type="float" office:value="1.62621653356437" calcext:value-type="float">
            <text:p>1,63</text:p>
          </table:table-cell>
          <table:table-cell table:style-name="ce12" table:formula="of:=[data.Q236]/[data.Q460]*(LOG([data.S460]*1000)/LOG([data.S236]*1000))" office:value-type="float" office:value="1.86246222856799" calcext:value-type="float">
            <text:p>1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11109" calcext:value-type="float">
            <text:p>911109</text:p>
          </table:table-cell>
          <table:table-cell table:number-columns-repeated="2" table:style-name="ce7" office:value-type="float" office:value="6.95" calcext:value-type="float">
            <text:p>6,95</text:p>
          </table:table-cell>
          <table:table-cell table:style-name="ce7" office:value-type="float" office:value="7.19" calcext:value-type="float">
            <text:p>7,19</text:p>
          </table:table-cell>
          <table:table-cell table:style-name="ce7" office:value-type="float" office:value="7" calcext:value-type="float">
            <text:p>7,00</text:p>
          </table:table-cell>
          <table:table-cell table:style-name="ce7" office:value-type="float" office:value="7.11" calcext:value-type="float">
            <text:p>7,11</text:p>
          </table:table-cell>
          <table:table-cell table:style-name="ce9" office:value-type="float" office:value="1.31" calcext:value-type="float">
            <text:p>1,31</text:p>
          </table:table-cell>
          <table:table-cell table:style-name="ce9" office:value-type="float" office:value="1.33" calcext:value-type="float">
            <text:p>1,33</text:p>
          </table:table-cell>
          <table:table-cell table:style-name="ce9" office:value-type="float" office:value="1.3" calcext:value-type="float">
            <text:p>1,30</text:p>
          </table:table-cell>
          <table:table-cell table:style-name="ce9" office:value-type="float" office:value="1.38" calcext:value-type="float">
            <text:p>1,38</text:p>
          </table:table-cell>
          <table:table-cell table:style-name="ce9" office:value-type="float" office:value="1.26" calcext:value-type="float">
            <text:p>1,26</text:p>
          </table:table-cell>
          <table:table-cell table:style-name="ce28" table:formula="of:=[data.E237]/([data.C237]*[data.D237])" office:value-type="float" office:value="0.693309865585507" calcext:value-type="float">
            <text:p>0,69</text:p>
          </table:table-cell>
          <table:table-cell table:style-name="ce5" table:formula="of:=[data.B237]/[data.E237]" office:value-type="float" office:value="4.32708709934816" calcext:value-type="float">
            <text:p>4,327</text:p>
          </table:table-cell>
          <table:table-cell table:style-name="ce7" table:formula="of:=AVERAGE([data.F237:.J237])" office:value-type="float" office:value="7.04" calcext:value-type="float">
            <text:p>7,04</text:p>
          </table:table-cell>
          <table:table-cell table:style-name="ce9" table:formula="of:=AVERAGE([data.K237:.O237])" office:value-type="float" office:value="1.316" calcext:value-type="float">
            <text:p>1,32</text:p>
          </table:table-cell>
          <table:table-cell table:style-name="ce12" table:formula="of:=[data.Q237]/[data.Q461]*(LOG([data.R461]*1000)/LOG([data.R237]*1000))" office:value-type="float" office:value="2.05542750867583" calcext:value-type="float">
            <text:p>2,06</text:p>
          </table:table-cell>
          <table:table-cell table:style-name="ce12" table:formula="of:=[data.Q237]/[data.Q461]*(LOG([data.S461]*1000)/LOG([data.S237]*1000))" office:value-type="float" office:value="2.3112648408966" calcext:value-type="float">
            <text:p>2,3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1169712" calcext:value-type="float">
            <text:p>1169712</text:p>
          </table:table-cell>
          <table:table-cell table:style-name="ce7" office:value-type="float" office:value="6.28" calcext:value-type="float">
            <text:p>6,28</text:p>
          </table:table-cell>
          <table:table-cell table:style-name="ce7" office:value-type="float" office:value="6.32" calcext:value-type="float">
            <text:p>6,32</text:p>
          </table:table-cell>
          <table:table-cell table:number-columns-repeated="2" table:style-name="ce7" office:value-type="float" office:value="6.33" calcext:value-type="float">
            <text:p>6,33</text:p>
          </table:table-cell>
          <table:table-cell table:style-name="ce7" office:value-type="float" office:value="6.43" calcext:value-type="float">
            <text:p>6,43</text:p>
          </table:table-cell>
          <table:table-cell table:number-columns-repeated="2" table:style-name="ce9" office:value-type="float" office:value="0.9" calcext:value-type="float">
            <text:p>0,90</text:p>
          </table:table-cell>
          <table:table-cell table:style-name="ce9" office:value-type="float" office:value="0.89" calcext:value-type="float">
            <text:p>0,89</text:p>
          </table:table-cell>
          <table:table-cell table:style-name="ce9" office:value-type="float" office:value="0.92" calcext:value-type="float">
            <text:p>0,92</text:p>
          </table:table-cell>
          <table:table-cell table:style-name="ce9" office:value-type="float" office:value="0.98" calcext:value-type="float">
            <text:p>0,98</text:p>
          </table:table-cell>
          <table:table-cell table:style-name="ce28" table:formula="of:=[data.E238]/([data.C238]*[data.D238])" office:value-type="float" office:value="1.21037077507637" calcext:value-type="float">
            <text:p>1,21</text:p>
          </table:table-cell>
          <table:table-cell table:style-name="ce5" table:formula="of:=[data.B238]/[data.E238]" office:value-type="float" office:value="2.47859302118812" calcext:value-type="float">
            <text:p>2,479</text:p>
          </table:table-cell>
          <table:table-cell table:style-name="ce7" table:formula="of:=AVERAGE([data.F238:.J238])" office:value-type="float" office:value="6.338" calcext:value-type="float">
            <text:p>6,34</text:p>
          </table:table-cell>
          <table:table-cell table:style-name="ce9" table:formula="of:=AVERAGE([data.K238:.O238])" office:value-type="float" office:value="0.918" calcext:value-type="float">
            <text:p>0,92</text:p>
          </table:table-cell>
          <table:table-cell table:style-name="ce12" table:formula="of:=[data.Q238]/[data.Q462]*(LOG([data.R462]*1000)/LOG([data.R238]*1000))" office:value-type="float" office:value="1.39059651645566" calcext:value-type="float">
            <text:p>1,39</text:p>
          </table:table-cell>
          <table:table-cell table:style-name="ce12" table:formula="of:=[data.Q238]/[data.Q462]*(LOG([data.S462]*1000)/LOG([data.S238]*1000))" office:value-type="float" office:value="1.6774263925206" calcext:value-type="float">
            <text:p>1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833051" calcext:value-type="float">
            <text:p>833051</text:p>
          </table:table-cell>
          <table:table-cell table:style-name="ce7" office:value-type="float" office:value="5.77" calcext:value-type="float">
            <text:p>5,77</text:p>
          </table:table-cell>
          <table:table-cell table:style-name="ce7" office:value-type="float" office:value="5.68" calcext:value-type="float">
            <text:p>5,68</text:p>
          </table:table-cell>
          <table:table-cell table:style-name="ce7" office:value-type="float" office:value="5.75" calcext:value-type="float">
            <text:p>5,75</text:p>
          </table:table-cell>
          <table:table-cell table:style-name="ce7" office:value-type="float" office:value="5.68" calcext:value-type="float">
            <text:p>5,68</text:p>
          </table:table-cell>
          <table:table-cell table:style-name="ce7" office:value-type="float" office:value="5.87" calcext:value-type="float">
            <text:p>5,87</text:p>
          </table:table-cell>
          <table:table-cell table:style-name="ce9" office:value-type="float" office:value="1.1" calcext:value-type="float">
            <text:p>1,10</text:p>
          </table:table-cell>
          <table:table-cell table:style-name="ce9" office:value-type="float" office:value="0.94" calcext:value-type="float">
            <text:p>0,94</text:p>
          </table:table-cell>
          <table:table-cell table:style-name="ce9" office:value-type="float" office:value="0.96" calcext:value-type="float">
            <text:p>0,96</text:p>
          </table:table-cell>
          <table:table-cell table:style-name="ce9" office:value-type="float" office:value="0.97" calcext:value-type="float">
            <text:p>0,97</text:p>
          </table:table-cell>
          <table:table-cell table:style-name="ce9" office:value-type="float" office:value="0.94" calcext:value-type="float">
            <text:p>0,94</text:p>
          </table:table-cell>
          <table:table-cell table:style-name="ce28" table:formula="of:=[data.E239]/([data.C239]*[data.D239])" office:value-type="float" office:value="0.840962777813671" calcext:value-type="float">
            <text:p>0,84</text:p>
          </table:table-cell>
          <table:table-cell table:style-name="ce5" table:formula="of:=[data.B239]/[data.E239]" office:value-type="float" office:value="3.56735902123639" calcext:value-type="float">
            <text:p>3,567</text:p>
          </table:table-cell>
          <table:table-cell table:style-name="ce7" table:formula="of:=AVERAGE([data.F239:.J239])" office:value-type="float" office:value="5.75" calcext:value-type="float">
            <text:p>5,75</text:p>
          </table:table-cell>
          <table:table-cell table:style-name="ce9" table:formula="of:=AVERAGE([data.K239:.O239])" office:value-type="float" office:value="0.982" calcext:value-type="float">
            <text:p>0,98</text:p>
          </table:table-cell>
          <table:table-cell table:style-name="ce12" table:formula="of:=[data.Q239]/[data.Q463]*(LOG([data.R463]*1000)/LOG([data.R239]*1000))" office:value-type="float" office:value="1.74023683959053" calcext:value-type="float">
            <text:p>1,74</text:p>
          </table:table-cell>
          <table:table-cell table:style-name="ce12" table:formula="of:=[data.Q239]/[data.Q463]*(LOG([data.S463]*1000)/LOG([data.S239]*1000))" office:value-type="float" office:value="1.99700322633145" calcext:value-type="float">
            <text:p>2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873424" calcext:value-type="float">
            <text:p>873424</text:p>
          </table:table-cell>
          <table:table-cell table:style-name="ce7" office:value-type="float" office:value="5.7" calcext:value-type="float">
            <text:p>5,70</text:p>
          </table:table-cell>
          <table:table-cell table:style-name="ce7" office:value-type="float" office:value="5.74" calcext:value-type="float">
            <text:p>5,74</text:p>
          </table:table-cell>
          <table:table-cell table:style-name="ce7" office:value-type="float" office:value="5.9" calcext:value-type="float">
            <text:p>5,90</text:p>
          </table:table-cell>
          <table:table-cell table:style-name="ce7" office:value-type="float" office:value="5.67" calcext:value-type="float">
            <text:p>5,67</text:p>
          </table:table-cell>
          <table:table-cell table:style-name="ce7" office:value-type="float" office:value="5.79" calcext:value-type="float">
            <text:p>5,79</text:p>
          </table:table-cell>
          <table:table-cell table:style-name="ce9" office:value-type="float" office:value="0.88" calcext:value-type="float">
            <text:p>0,88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86" calcext:value-type="float">
            <text:p>0,86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95" calcext:value-type="float">
            <text:p>0,95</text:p>
          </table:table-cell>
          <table:table-cell table:style-name="ce28" table:formula="of:=[data.E240]/([data.C240]*[data.D240])" office:value-type="float" office:value="0.882246464646465" calcext:value-type="float">
            <text:p>0,88</text:p>
          </table:table-cell>
          <table:table-cell table:style-name="ce5" table:formula="of:=[data.B240]/[data.E240]" office:value-type="float" office:value="3.4004286577882" calcext:value-type="float">
            <text:p>3,400</text:p>
          </table:table-cell>
          <table:table-cell table:style-name="ce7" table:formula="of:=AVERAGE([data.F240:.J240])" office:value-type="float" office:value="5.76" calcext:value-type="float">
            <text:p>5,76</text:p>
          </table:table-cell>
          <table:table-cell table:style-name="ce9" table:formula="of:=AVERAGE([data.K240:.O240])" office:value-type="float" office:value="0.886" calcext:value-type="float">
            <text:p>0,89</text:p>
          </table:table-cell>
          <table:table-cell table:style-name="ce12" table:formula="of:=[data.Q240]/[data.Q464]*(LOG([data.R464]*1000)/LOG([data.R240]*1000))" office:value-type="float" office:value="1.6180176711673" calcext:value-type="float">
            <text:p>1,62</text:p>
          </table:table-cell>
          <table:table-cell table:style-name="ce12" table:formula="of:=[data.Q240]/[data.Q464]*(LOG([data.S464]*1000)/LOG([data.S240]*1000))" office:value-type="float" office:value="1.88466251934476" calcext:value-type="float">
            <text:p>1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559563" calcext:value-type="float">
            <text:p>559563</text:p>
          </table:table-cell>
          <table:table-cell table:style-name="ce7" office:value-type="float" office:value="4.81" calcext:value-type="float">
            <text:p>4,81</text:p>
          </table:table-cell>
          <table:table-cell table:style-name="ce7" office:value-type="float" office:value="4.73" calcext:value-type="float">
            <text:p>4,73</text:p>
          </table:table-cell>
          <table:table-cell table:style-name="ce7" office:value-type="float" office:value="4.82" calcext:value-type="float">
            <text:p>4,82</text:p>
          </table:table-cell>
          <table:table-cell table:number-columns-repeated="2" table:style-name="ce7" office:value-type="float" office:value="4.75" calcext:value-type="float">
            <text:p>4,75</text:p>
          </table:table-cell>
          <table:table-cell table:style-name="ce9" office:value-type="float" office:value="0.93" calcext:value-type="float">
            <text:p>0,93</text:p>
          </table:table-cell>
          <table:table-cell table:style-name="ce9" office:value-type="float" office:value="0.94" calcext:value-type="float">
            <text:p>0,94</text:p>
          </table:table-cell>
          <table:table-cell table:style-name="ce9" office:value-type="float" office:value="0.88" calcext:value-type="float">
            <text:p>0,88</text:p>
          </table:table-cell>
          <table:table-cell table:number-columns-repeated="2" table:style-name="ce9" office:value-type="float" office:value="0.89" calcext:value-type="float">
            <text:p>0,89</text:p>
          </table:table-cell>
          <table:table-cell table:style-name="ce28" table:formula="of:=[data.E241]/([data.C241]*[data.D241])" office:value-type="float" office:value="0.602167559144599" calcext:value-type="float">
            <text:p>0,60</text:p>
          </table:table-cell>
          <table:table-cell table:style-name="ce5" table:formula="of:=[data.B241]/[data.E241]" office:value-type="float" office:value="4.98203062032336" calcext:value-type="float">
            <text:p>4,982</text:p>
          </table:table-cell>
          <table:table-cell table:style-name="ce7" table:formula="of:=AVERAGE([data.F241:.J241])" office:value-type="float" office:value="4.772" calcext:value-type="float">
            <text:p>4,77</text:p>
          </table:table-cell>
          <table:table-cell table:style-name="ce9" table:formula="of:=AVERAGE([data.K241:.O241])" office:value-type="float" office:value="0.906" calcext:value-type="float">
            <text:p>0,91</text:p>
          </table:table-cell>
          <table:table-cell table:style-name="ce12" table:formula="of:=[data.Q241]/[data.Q465]*(LOG([data.R465]*1000)/LOG([data.R241]*1000))" office:value-type="float" office:value="1.64134022365014" calcext:value-type="float">
            <text:p>1,64</text:p>
          </table:table-cell>
          <table:table-cell table:style-name="ce12" table:formula="of:=[data.Q241]/[data.Q465]*(LOG([data.S465]*1000)/LOG([data.S241]*1000))" office:value-type="float" office:value="1.85153432238045" calcext:value-type="float">
            <text:p>1,8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822179" calcext:value-type="float">
            <text:p>822179</text:p>
          </table:table-cell>
          <table:table-cell table:style-name="ce7" office:value-type="float" office:value="6.55" calcext:value-type="float">
            <text:p>6,55</text:p>
          </table:table-cell>
          <table:table-cell table:style-name="ce7" office:value-type="float" office:value="6.4" calcext:value-type="float">
            <text:p>6,40</text:p>
          </table:table-cell>
          <table:table-cell table:style-name="ce7" office:value-type="float" office:value="6.61" calcext:value-type="float">
            <text:p>6,61</text:p>
          </table:table-cell>
          <table:table-cell table:style-name="ce7" office:value-type="float" office:value="6.47" calcext:value-type="float">
            <text:p>6,47</text:p>
          </table:table-cell>
          <table:table-cell table:style-name="ce7" office:value-type="float" office:value="6.54" calcext:value-type="float">
            <text:p>6,54</text:p>
          </table:table-cell>
          <table:table-cell table:style-name="ce9" office:value-type="float" office:value="1.38" calcext:value-type="float">
            <text:p>1,38</text:p>
          </table:table-cell>
          <table:table-cell table:style-name="ce9" office:value-type="float" office:value="1.28" calcext:value-type="float">
            <text:p>1,28</text:p>
          </table:table-cell>
          <table:table-cell table:style-name="ce9" office:value-type="float" office:value="1.3" calcext:value-type="float">
            <text:p>1,30</text:p>
          </table:table-cell>
          <table:table-cell table:style-name="ce9" office:value-type="float" office:value="1.26" calcext:value-type="float">
            <text:p>1,26</text:p>
          </table:table-cell>
          <table:table-cell table:style-name="ce9" office:value-type="float" office:value="1.37" calcext:value-type="float">
            <text:p>1,37</text:p>
          </table:table-cell>
          <table:table-cell table:style-name="ce28" table:formula="of:=[data.E242]/([data.C242]*[data.D242])" office:value-type="float" office:value="0.684464701964702" calcext:value-type="float">
            <text:p>0,68</text:p>
          </table:table-cell>
          <table:table-cell table:style-name="ce5" table:formula="of:=[data.B242]/[data.E242]" office:value-type="float" office:value="4.38300662021287" calcext:value-type="float">
            <text:p>4,383</text:p>
          </table:table-cell>
          <table:table-cell table:style-name="ce7" table:formula="of:=AVERAGE([data.F242:.J242])" office:value-type="float" office:value="6.514" calcext:value-type="float">
            <text:p>6,51</text:p>
          </table:table-cell>
          <table:table-cell table:style-name="ce9" table:formula="of:=AVERAGE([data.K242:.O242])" office:value-type="float" office:value="1.318" calcext:value-type="float">
            <text:p>1,32</text:p>
          </table:table-cell>
          <table:table-cell table:style-name="ce12" table:formula="of:=[data.Q242]/[data.Q466]*(LOG([data.R466]*1000)/LOG([data.R242]*1000))" office:value-type="float" office:value="1.88459862836153" calcext:value-type="float">
            <text:p>1,88</text:p>
          </table:table-cell>
          <table:table-cell table:style-name="ce12" table:formula="of:=[data.Q242]/[data.Q466]*(LOG([data.S466]*1000)/LOG([data.S242]*1000))" office:value-type="float" office:value="2.11821317292003" calcext:value-type="float">
            <text:p>2,1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1037202" calcext:value-type="float">
            <text:p>1037202</text:p>
          </table:table-cell>
          <table:table-cell table:style-name="ce7" office:value-type="float" office:value="6.84" calcext:value-type="float">
            <text:p>6,84</text:p>
          </table:table-cell>
          <table:table-cell table:style-name="ce7" office:value-type="float" office:value="6.92" calcext:value-type="float">
            <text:p>6,92</text:p>
          </table:table-cell>
          <table:table-cell table:style-name="ce7" office:value-type="float" office:value="7.01" calcext:value-type="float">
            <text:p>7,01</text:p>
          </table:table-cell>
          <table:table-cell table:style-name="ce7" office:value-type="float" office:value="6.93" calcext:value-type="float">
            <text:p>6,93</text:p>
          </table:table-cell>
          <table:table-cell table:style-name="ce7" office:value-type="float" office:value="6.99" calcext:value-type="float">
            <text:p>6,99</text:p>
          </table:table-cell>
          <table:table-cell table:style-name="ce9" office:value-type="float" office:value="1.2" calcext:value-type="float">
            <text:p>1,20</text:p>
          </table:table-cell>
          <table:table-cell table:style-name="ce9" office:value-type="float" office:value="1.28" calcext:value-type="float">
            <text:p>1,28</text:p>
          </table:table-cell>
          <table:table-cell table:style-name="ce9" office:value-type="float" office:value="1.11" calcext:value-type="float">
            <text:p>1,11</text:p>
          </table:table-cell>
          <table:table-cell table:number-columns-repeated="2" table:style-name="ce9" office:value-type="float" office:value="1.12" calcext:value-type="float">
            <text:p>1,12</text:p>
          </table:table-cell>
          <table:table-cell table:style-name="ce28" table:formula="of:=[data.E243]/([data.C243]*[data.D243])" office:value-type="float" office:value="0.820332371588019" calcext:value-type="float">
            <text:p>0,82</text:p>
          </table:table-cell>
          <table:table-cell table:style-name="ce5" table:formula="of:=[data.B243]/[data.E243]" office:value-type="float" office:value="3.65706969327093" calcext:value-type="float">
            <text:p>3,657</text:p>
          </table:table-cell>
          <table:table-cell table:style-name="ce7" table:formula="of:=AVERAGE([data.F243:.J243])" office:value-type="float" office:value="6.938" calcext:value-type="float">
            <text:p>6,94</text:p>
          </table:table-cell>
          <table:table-cell table:style-name="ce9" table:formula="of:=AVERAGE([data.K243:.O243])" office:value-type="float" office:value="1.166" calcext:value-type="float">
            <text:p>1,17</text:p>
          </table:table-cell>
          <table:table-cell table:style-name="ce12" table:formula="of:=[data.Q243]/[data.Q467]*(LOG([data.R467]*1000)/LOG([data.R243]*1000))" office:value-type="float" office:value="1.46306137180385" calcext:value-type="float">
            <text:p>1,46</text:p>
          </table:table-cell>
          <table:table-cell table:style-name="ce12" table:formula="of:=[data.Q243]/[data.Q467]*(LOG([data.S467]*1000)/LOG([data.S243]*1000))" office:value-type="float" office:value="1.70923466633853" calcext:value-type="float">
            <text:p>1,7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691813" calcext:value-type="float">
            <text:p>691813</text:p>
          </table:table-cell>
          <table:table-cell table:style-name="ce7" office:value-type="float" office:value="5.02" calcext:value-type="float">
            <text:p>5,02</text:p>
          </table:table-cell>
          <table:table-cell table:style-name="ce7" office:value-type="float" office:value="5.05" calcext:value-type="float">
            <text:p>5,05</text:p>
          </table:table-cell>
          <table:table-cell table:style-name="ce7" office:value-type="float" office:value="5.13" calcext:value-type="float">
            <text:p>5,13</text:p>
          </table:table-cell>
          <table:table-cell table:style-name="ce7" office:value-type="float" office:value="5.04" calcext:value-type="float">
            <text:p>5,04</text:p>
          </table:table-cell>
          <table:table-cell table:style-name="ce7" office:value-type="float" office:value="4.99" calcext:value-type="float">
            <text:p>4,99</text:p>
          </table:table-cell>
          <table:table-cell table:style-name="ce9" office:value-type="float" office:value="0.88" calcext:value-type="float">
            <text:p>0,88</text:p>
          </table:table-cell>
          <table:table-cell table:style-name="ce9" office:value-type="float" office:value="0.9" calcext:value-type="float">
            <text:p>0,90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96" calcext:value-type="float">
            <text:p>0,96</text:p>
          </table:table-cell>
          <table:table-cell table:style-name="ce9" office:value-type="float" office:value="0.87" calcext:value-type="float">
            <text:p>0,87</text:p>
          </table:table-cell>
          <table:table-cell table:style-name="ce28" table:formula="of:=[data.E244]/([data.C244]*[data.D244])" office:value-type="float" office:value="0.720248407112814" calcext:value-type="float">
            <text:p>0,72</text:p>
          </table:table-cell>
          <table:table-cell table:style-name="ce5" table:formula="of:=[data.B244]/[data.E244]" office:value-type="float" office:value="4.16525274893649" calcext:value-type="float">
            <text:p>4,165</text:p>
          </table:table-cell>
          <table:table-cell table:style-name="ce7" table:formula="of:=AVERAGE([data.F244:.J244])" office:value-type="float" office:value="5.046" calcext:value-type="float">
            <text:p>5,05</text:p>
          </table:table-cell>
          <table:table-cell table:style-name="ce9" table:formula="of:=AVERAGE([data.K244:.O244])" office:value-type="float" office:value="0.896" calcext:value-type="float">
            <text:p>0,90</text:p>
          </table:table-cell>
          <table:table-cell table:style-name="ce12" table:formula="of:=[data.Q244]/[data.Q468]*(LOG([data.R468]*1000)/LOG([data.R244]*1000))" office:value-type="float" office:value="1.43244036858025" calcext:value-type="float">
            <text:p>1,43</text:p>
          </table:table-cell>
          <table:table-cell table:style-name="ce12" table:formula="of:=[data.Q244]/[data.Q468]*(LOG([data.S468]*1000)/LOG([data.S244]*1000))" office:value-type="float" office:value="1.57598563107954" calcext:value-type="float">
            <text:p>1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537592" calcext:value-type="float">
            <text:p>537592</text:p>
          </table:table-cell>
          <table:table-cell table:style-name="ce7" office:value-type="float" office:value="5.04" calcext:value-type="float">
            <text:p>5,04</text:p>
          </table:table-cell>
          <table:table-cell table:style-name="ce7" office:value-type="float" office:value="4.95" calcext:value-type="float">
            <text:p>4,95</text:p>
          </table:table-cell>
          <table:table-cell table:style-name="ce7" office:value-type="float" office:value="4.99" calcext:value-type="float">
            <text:p>4,99</text:p>
          </table:table-cell>
          <table:table-cell table:style-name="ce7" office:value-type="float" office:value="4.88" calcext:value-type="float">
            <text:p>4,88</text:p>
          </table:table-cell>
          <table:table-cell table:style-name="ce7" office:value-type="float" office:value="5.29" calcext:value-type="float">
            <text:p>5,29</text:p>
          </table:table-cell>
          <table:table-cell table:style-name="ce9" office:value-type="float" office:value="0.96" calcext:value-type="float">
            <text:p>0,96</text:p>
          </table:table-cell>
          <table:table-cell table:style-name="ce9" office:value-type="float" office:value="1.03" calcext:value-type="float">
            <text:p>1,03</text:p>
          </table:table-cell>
          <table:table-cell table:style-name="ce9" office:value-type="float" office:value="0.95" calcext:value-type="float">
            <text:p>0,95</text:p>
          </table:table-cell>
          <table:table-cell table:style-name="ce9" office:value-type="float" office:value="0.94" calcext:value-type="float">
            <text:p>0,94</text:p>
          </table:table-cell>
          <table:table-cell table:style-name="ce9" office:value-type="float" office:value="1.06" calcext:value-type="float">
            <text:p>1,06</text:p>
          </table:table-cell>
          <table:table-cell table:style-name="ce28" table:formula="of:=[data.E245]/([data.C245]*[data.D245])" office:value-type="float" office:value="0.552142047228567" calcext:value-type="float">
            <text:p>0,55</text:p>
          </table:table-cell>
          <table:table-cell table:style-name="ce5" table:formula="of:=[data.B245]/[data.E245]" office:value-type="float" office:value="5.43341418771113" calcext:value-type="float">
            <text:p>5,433</text:p>
          </table:table-cell>
          <table:table-cell table:style-name="ce7" table:formula="of:=AVERAGE([data.F245:.J245])" office:value-type="float" office:value="5.03" calcext:value-type="float">
            <text:p>5,03</text:p>
          </table:table-cell>
          <table:table-cell table:style-name="ce9" table:formula="of:=AVERAGE([data.K245:.O245])" office:value-type="float" office:value="0.988" calcext:value-type="float">
            <text:p>0,99</text:p>
          </table:table-cell>
          <table:table-cell table:style-name="ce12" table:formula="of:=[data.Q245]/[data.Q469]*(LOG([data.R469]*1000)/LOG([data.R245]*1000))" office:value-type="float" office:value="1.72555179931006" calcext:value-type="float">
            <text:p>1,73</text:p>
          </table:table-cell>
          <table:table-cell table:style-name="ce12" table:formula="of:=[data.Q245]/[data.Q469]*(LOG([data.S469]*1000)/LOG([data.S245]*1000))" office:value-type="float" office:value="1.97804196213528" calcext:value-type="float">
            <text:p>1,9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672747" calcext:value-type="float">
            <text:p>672747</text:p>
          </table:table-cell>
          <table:table-cell table:style-name="ce7" office:value-type="float" office:value="5.38" calcext:value-type="float">
            <text:p>5,38</text:p>
          </table:table-cell>
          <table:table-cell table:style-name="ce7" office:value-type="float" office:value="5.28" calcext:value-type="float">
            <text:p>5,28</text:p>
          </table:table-cell>
          <table:table-cell table:style-name="ce7" office:value-type="float" office:value="5.4" calcext:value-type="float">
            <text:p>5,40</text:p>
          </table:table-cell>
          <table:table-cell table:style-name="ce7" office:value-type="float" office:value="5.24" calcext:value-type="float">
            <text:p>5,24</text:p>
          </table:table-cell>
          <table:table-cell table:style-name="ce7" office:value-type="float" office:value="5.36" calcext:value-type="float">
            <text:p>5,36</text:p>
          </table:table-cell>
          <table:table-cell table:style-name="ce9" office:value-type="float" office:value="0.93" calcext:value-type="float">
            <text:p>0,93</text:p>
          </table:table-cell>
          <table:table-cell table:style-name="ce9" office:value-type="float" office:value="0.94" calcext:value-type="float">
            <text:p>0,94</text:p>
          </table:table-cell>
          <table:table-cell table:style-name="ce9" office:value-type="float" office:value="1.16" calcext:value-type="float">
            <text:p>1,16</text:p>
          </table:table-cell>
          <table:table-cell table:style-name="ce9" office:value-type="float" office:value="0.95" calcext:value-type="float">
            <text:p>0,95</text:p>
          </table:table-cell>
          <table:table-cell table:style-name="ce9" office:value-type="float" office:value="0.93" calcext:value-type="float">
            <text:p>0,93</text:p>
          </table:table-cell>
          <table:table-cell table:style-name="ce28" table:formula="of:=[data.E246]/([data.C246]*[data.D246])" office:value-type="float" office:value="0.690955047409331" calcext:value-type="float">
            <text:p>0,69</text:p>
          </table:table-cell>
          <table:table-cell table:style-name="ce5" table:formula="of:=[data.B246]/[data.E246]" office:value-type="float" office:value="4.34184024603603" calcext:value-type="float">
            <text:p>4,342</text:p>
          </table:table-cell>
          <table:table-cell table:style-name="ce7" table:formula="of:=AVERAGE([data.F246:.J246])" office:value-type="float" office:value="5.332" calcext:value-type="float">
            <text:p>5,33</text:p>
          </table:table-cell>
          <table:table-cell table:style-name="ce9" table:formula="of:=AVERAGE([data.K246:.O246])" office:value-type="float" office:value="0.982" calcext:value-type="float">
            <text:p>0,98</text:p>
          </table:table-cell>
          <table:table-cell table:style-name="ce12" table:formula="of:=[data.Q246]/[data.Q470]*(LOG([data.R470]*1000)/LOG([data.R246]*1000))" office:value-type="float" office:value="1.69842209475279" calcext:value-type="float">
            <text:p>1,70</text:p>
          </table:table-cell>
          <table:table-cell table:style-name="ce12" table:formula="of:=[data.Q246]/[data.Q470]*(LOG([data.S470]*1000)/LOG([data.S246]*1000))" office:value-type="float" office:value="1.93226647350951" calcext:value-type="float">
            <text:p>1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1120692" calcext:value-type="float">
            <text:p>1120692</text:p>
          </table:table-cell>
          <table:table-cell table:style-name="ce7" office:value-type="float" office:value="5.94" calcext:value-type="float">
            <text:p>5,94</text:p>
          </table:table-cell>
          <table:table-cell table:style-name="ce7" office:value-type="float" office:value="5.96" calcext:value-type="float">
            <text:p>5,96</text:p>
          </table:table-cell>
          <table:table-cell table:style-name="ce7" office:value-type="float" office:value="5.93" calcext:value-type="float">
            <text:p>5,93</text:p>
          </table:table-cell>
          <table:table-cell table:style-name="ce7" office:value-type="float" office:value="6.07" calcext:value-type="float">
            <text:p>6,07</text:p>
          </table:table-cell>
          <table:table-cell table:style-name="ce7" office:value-type="float" office:value="6.24" calcext:value-type="float">
            <text:p>6,24</text:p>
          </table:table-cell>
          <table:table-cell table:style-name="ce9" office:value-type="float" office:value="0.85" calcext:value-type="float">
            <text:p>0,85</text:p>
          </table:table-cell>
          <table:table-cell table:number-columns-repeated="2" table:style-name="ce9" office:value-type="float" office:value="0.86" calcext:value-type="float">
            <text:p>0,86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93" calcext:value-type="float">
            <text:p>0,93</text:p>
          </table:table-cell>
          <table:table-cell table:style-name="ce28" table:formula="of:=[data.E247]/([data.C247]*[data.D247])" office:value-type="float" office:value="1.1872743452835" calcext:value-type="float">
            <text:p>1,19</text:p>
          </table:table-cell>
          <table:table-cell table:style-name="ce5" table:formula="of:=[data.B247]/[data.E247]" office:value-type="float" office:value="2.52681022082785" calcext:value-type="float">
            <text:p>2,527</text:p>
          </table:table-cell>
          <table:table-cell table:style-name="ce7" table:formula="of:=AVERAGE([data.F247:.J247])" office:value-type="float" office:value="6.028" calcext:value-type="float">
            <text:p>6,03</text:p>
          </table:table-cell>
          <table:table-cell table:style-name="ce9" table:formula="of:=AVERAGE([data.K247:.O247])" office:value-type="float" office:value="0.874" calcext:value-type="float">
            <text:p>0,87</text:p>
          </table:table-cell>
          <table:table-cell table:style-name="ce12" table:formula="of:=[data.Q247]/[data.Q471]*(LOG([data.R471]*1000)/LOG([data.R247]*1000))" office:value-type="float" office:value="1.29391143182205" calcext:value-type="float">
            <text:p>1,29</text:p>
          </table:table-cell>
          <table:table-cell table:style-name="ce12" table:formula="of:=[data.Q247]/[data.Q471]*(LOG([data.S471]*1000)/LOG([data.S247]*1000))" office:value-type="float" office:value="1.52301065442311" calcext:value-type="float">
            <text:p>1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738888" calcext:value-type="float">
            <text:p>738888</text:p>
          </table:table-cell>
          <table:table-cell table:style-name="ce7" office:value-type="float" office:value="6.76" calcext:value-type="float">
            <text:p>6,76</text:p>
          </table:table-cell>
          <table:table-cell table:style-name="ce7" office:value-type="float" office:value="6.17" calcext:value-type="float">
            <text:p>6,17</text:p>
          </table:table-cell>
          <table:table-cell table:style-name="ce7" office:value-type="float" office:value="6.48" calcext:value-type="float">
            <text:p>6,48</text:p>
          </table:table-cell>
          <table:table-cell table:style-name="ce7" office:value-type="float" office:value="6.43" calcext:value-type="float">
            <text:p>6,43</text:p>
          </table:table-cell>
          <table:table-cell table:style-name="ce7" office:value-type="float" office:value="6.49" calcext:value-type="float">
            <text:p>6,49</text:p>
          </table:table-cell>
          <table:table-cell table:style-name="ce9" office:value-type="float" office:value="1.2" calcext:value-type="float">
            <text:p>1,20</text:p>
          </table:table-cell>
          <table:table-cell table:style-name="ce9" office:value-type="float" office:value="1.29" calcext:value-type="float">
            <text:p>1,29</text:p>
          </table:table-cell>
          <table:table-cell table:style-name="ce9" office:value-type="float" office:value="1.23" calcext:value-type="float">
            <text:p>1,23</text:p>
          </table:table-cell>
          <table:table-cell table:style-name="ce9" office:value-type="float" office:value="1.15" calcext:value-type="float">
            <text:p>1,15</text:p>
          </table:table-cell>
          <table:table-cell table:style-name="ce9" office:value-type="float" office:value="1.29" calcext:value-type="float">
            <text:p>1,29</text:p>
          </table:table-cell>
          <table:table-cell table:style-name="ce28" table:formula="of:=[data.E248]/([data.C248]*[data.D248])" office:value-type="float" office:value="0.659872256515775" calcext:value-type="float">
            <text:p>0,66</text:p>
          </table:table-cell>
          <table:table-cell table:style-name="ce5" table:formula="of:=[data.B248]/[data.E248]" office:value-type="float" office:value="4.54635614599236" calcext:value-type="float">
            <text:p>4,546</text:p>
          </table:table-cell>
          <table:table-cell table:style-name="ce7" table:formula="of:=AVERAGE([data.F248:.J248])" office:value-type="float" office:value="6.466" calcext:value-type="float">
            <text:p>6,47</text:p>
          </table:table-cell>
          <table:table-cell table:style-name="ce9" table:formula="of:=AVERAGE([data.K248:.O248])" office:value-type="float" office:value="1.232" calcext:value-type="float">
            <text:p>1,23</text:p>
          </table:table-cell>
          <table:table-cell table:style-name="ce12" table:formula="of:=[data.Q248]/[data.Q472]*(LOG([data.R472]*1000)/LOG([data.R248]*1000))" office:value-type="float" office:value="1.86332269360028" calcext:value-type="float">
            <text:p>1,86</text:p>
          </table:table-cell>
          <table:table-cell table:style-name="ce12" table:formula="of:=[data.Q248]/[data.Q472]*(LOG([data.S472]*1000)/LOG([data.S248]*1000))" office:value-type="float" office:value="2.12967129331346" calcext:value-type="float">
            <text:p>2,1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1152424" calcext:value-type="float">
            <text:p>1152424</text:p>
          </table:table-cell>
          <table:table-cell table:style-name="ce7" office:value-type="float" office:value="7.69" calcext:value-type="float">
            <text:p>7,69</text:p>
          </table:table-cell>
          <table:table-cell table:style-name="ce7" office:value-type="float" office:value="8.34" calcext:value-type="float">
            <text:p>8,34</text:p>
          </table:table-cell>
          <table:table-cell table:style-name="ce7" office:value-type="float" office:value="8.38" calcext:value-type="float">
            <text:p>8,38</text:p>
          </table:table-cell>
          <table:table-cell table:style-name="ce7" office:value-type="float" office:value="7.74" calcext:value-type="float">
            <text:p>7,74</text:p>
          </table:table-cell>
          <table:table-cell table:style-name="ce7" office:value-type="float" office:value="7.73" calcext:value-type="float">
            <text:p>7,73</text:p>
          </table:table-cell>
          <table:table-cell table:style-name="ce9" office:value-type="float" office:value="1.2" calcext:value-type="float">
            <text:p>1,20</text:p>
          </table:table-cell>
          <table:table-cell table:style-name="ce9" office:value-type="float" office:value="1.23" calcext:value-type="float">
            <text:p>1,23</text:p>
          </table:table-cell>
          <table:table-cell table:style-name="ce9" office:value-type="float" office:value="1.22" calcext:value-type="float">
            <text:p>1,22</text:p>
          </table:table-cell>
          <table:table-cell table:style-name="ce9" office:value-type="float" office:value="1.26" calcext:value-type="float">
            <text:p>1,26</text:p>
          </table:table-cell>
          <table:table-cell table:style-name="ce9" office:value-type="float" office:value="1.2" calcext:value-type="float">
            <text:p>1,20</text:p>
          </table:table-cell>
          <table:table-cell table:style-name="ce28" table:formula="of:=[data.E249]/([data.C249]*[data.D249])" office:value-type="float" office:value="0.896627059460603" calcext:value-type="float">
            <text:p>0,90</text:p>
          </table:table-cell>
          <table:table-cell table:style-name="ce5" table:formula="of:=[data.B249]/[data.E249]" office:value-type="float" office:value="3.34588658341027" calcext:value-type="float">
            <text:p>3,346</text:p>
          </table:table-cell>
          <table:table-cell table:style-name="ce7" table:formula="of:=AVERAGE([data.F249:.J249])" office:value-type="float" office:value="7.976" calcext:value-type="float">
            <text:p>7,98</text:p>
          </table:table-cell>
          <table:table-cell table:style-name="ce9" table:formula="of:=AVERAGE([data.K249:.O249])" office:value-type="float" office:value="1.222" calcext:value-type="float">
            <text:p>1,22</text:p>
          </table:table-cell>
          <table:table-cell table:style-name="ce12" table:formula="of:=[data.Q249]/[data.Q473]*(LOG([data.R473]*1000)/LOG([data.R249]*1000))" office:value-type="float" office:value="1.52749176434207" calcext:value-type="float">
            <text:p>1,53</text:p>
          </table:table-cell>
          <table:table-cell table:style-name="ce12" table:formula="of:=[data.Q249]/[data.Q473]*(LOG([data.S473]*1000)/LOG([data.S249]*1000))" office:value-type="float" office:value="1.73082807335019" calcext:value-type="float">
            <text:p>1,7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795844" calcext:value-type="float">
            <text:p>795844</text:p>
          </table:table-cell>
          <table:table-cell table:style-name="ce7" office:value-type="float" office:value="6.19" calcext:value-type="float">
            <text:p>6,19</text:p>
          </table:table-cell>
          <table:table-cell table:style-name="ce7" office:value-type="float" office:value="5.99" calcext:value-type="float">
            <text:p>5,99</text:p>
          </table:table-cell>
          <table:table-cell table:style-name="ce7" office:value-type="float" office:value="5.92" calcext:value-type="float">
            <text:p>5,92</text:p>
          </table:table-cell>
          <table:table-cell table:style-name="ce7" office:value-type="float" office:value="6.03" calcext:value-type="float">
            <text:p>6,03</text:p>
          </table:table-cell>
          <table:table-cell table:style-name="ce7" office:value-type="float" office:value="5.96" calcext:value-type="float">
            <text:p>5,96</text:p>
          </table:table-cell>
          <table:table-cell table:style-name="ce9" office:value-type="float" office:value="1.08" calcext:value-type="float">
            <text:p>1,08</text:p>
          </table:table-cell>
          <table:table-cell table:style-name="ce9" office:value-type="float" office:value="1.15" calcext:value-type="float">
            <text:p>1,15</text:p>
          </table:table-cell>
          <table:table-cell table:style-name="ce9" office:value-type="float" office:value="1.08" calcext:value-type="float">
            <text:p>1,08</text:p>
          </table:table-cell>
          <table:table-cell table:style-name="ce9" office:value-type="float" office:value="1.13" calcext:value-type="float">
            <text:p>1,13</text:p>
          </table:table-cell>
          <table:table-cell table:style-name="ce9" office:value-type="float" office:value="1.07" calcext:value-type="float">
            <text:p>1,07</text:p>
          </table:table-cell>
          <table:table-cell table:style-name="ce28" table:formula="of:=[data.E250]/([data.C250]*[data.D250])" office:value-type="float" office:value="0.708752493587917" calcext:value-type="float">
            <text:p>0,71</text:p>
          </table:table-cell>
          <table:table-cell table:style-name="ce5" table:formula="of:=[data.B250]/[data.E250]" office:value-type="float" office:value="4.23280944506712" calcext:value-type="float">
            <text:p>4,233</text:p>
          </table:table-cell>
          <table:table-cell table:style-name="ce7" table:formula="of:=AVERAGE([data.F250:.J250])" office:value-type="float" office:value="6.018" calcext:value-type="float">
            <text:p>6,02</text:p>
          </table:table-cell>
          <table:table-cell table:style-name="ce9" table:formula="of:=AVERAGE([data.K250:.O250])" office:value-type="float" office:value="1.102" calcext:value-type="float">
            <text:p>1,10</text:p>
          </table:table-cell>
          <table:table-cell table:style-name="ce12" table:formula="of:=[data.Q250]/[data.Q474]*(LOG([data.R474]*1000)/LOG([data.R250]*1000))" office:value-type="float" office:value="1.6597803313439" calcext:value-type="float">
            <text:p>1,66</text:p>
          </table:table-cell>
          <table:table-cell table:style-name="ce12" table:formula="of:=[data.Q250]/[data.Q474]*(LOG([data.S474]*1000)/LOG([data.S250]*1000))" office:value-type="float" office:value="1.79585296383948" calcext:value-type="float">
            <text:p>1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725291" calcext:value-type="float">
            <text:p>725291</text:p>
          </table:table-cell>
          <table:table-cell table:style-name="ce7" office:value-type="float" office:value="5.1" calcext:value-type="float">
            <text:p>5,10</text:p>
          </table:table-cell>
          <table:table-cell table:style-name="ce7" office:value-type="float" office:value="5.25" calcext:value-type="float">
            <text:p>5,25</text:p>
          </table:table-cell>
          <table:table-cell table:style-name="ce7" office:value-type="float" office:value="5.16" calcext:value-type="float">
            <text:p>5,16</text:p>
          </table:table-cell>
          <table:table-cell table:style-name="ce7" office:value-type="float" office:value="5.29" calcext:value-type="float">
            <text:p>5,29</text:p>
          </table:table-cell>
          <table:table-cell table:style-name="ce7" office:value-type="float" office:value="5.03" calcext:value-type="float">
            <text:p>5,03</text:p>
          </table:table-cell>
          <table:table-cell table:style-name="ce9" office:value-type="float" office:value="0.92" calcext:value-type="float">
            <text:p>0,92</text:p>
          </table:table-cell>
          <table:table-cell table:style-name="ce9" office:value-type="float" office:value="1.02" calcext:value-type="float">
            <text:p>1,02</text:p>
          </table:table-cell>
          <table:table-cell table:style-name="ce9" office:value-type="float" office:value="0.86" calcext:value-type="float">
            <text:p>0,86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88" calcext:value-type="float">
            <text:p>0,88</text:p>
          </table:table-cell>
          <table:table-cell table:style-name="ce28" table:formula="of:=[data.E251]/([data.C251]*[data.D251])" office:value-type="float" office:value="0.781186453091611" calcext:value-type="float">
            <text:p>0,78</text:p>
          </table:table-cell>
          <table:table-cell table:style-name="ce5" table:formula="of:=[data.B251]/[data.E251]" office:value-type="float" office:value="3.84033443128344" calcext:value-type="float">
            <text:p>3,840</text:p>
          </table:table-cell>
          <table:table-cell table:style-name="ce7" table:formula="of:=AVERAGE([data.F251:.J251])" office:value-type="float" office:value="5.166" calcext:value-type="float">
            <text:p>5,17</text:p>
          </table:table-cell>
          <table:table-cell table:style-name="ce9" table:formula="of:=AVERAGE([data.K251:.O251])" office:value-type="float" office:value="0.91" calcext:value-type="float">
            <text:p>0,91</text:p>
          </table:table-cell>
          <table:table-cell table:style-name="ce12" table:formula="of:=[data.Q251]/[data.Q475]*(LOG([data.R475]*1000)/LOG([data.R251]*1000))" office:value-type="float" office:value="1.60493605199662" calcext:value-type="float">
            <text:p>1,60</text:p>
          </table:table-cell>
          <table:table-cell table:style-name="ce12" table:formula="of:=[data.Q251]/[data.Q475]*(LOG([data.S475]*1000)/LOG([data.S251]*1000))" office:value-type="float" office:value="1.86897103306161" calcext:value-type="float">
            <text:p>1,8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253602" calcext:value-type="float">
            <text:p>1253602</text:p>
          </table:table-cell>
          <table:table-cell table:style-name="ce7" office:value-type="float" office:value="7.69" calcext:value-type="float">
            <text:p>7,69</text:p>
          </table:table-cell>
          <table:table-cell table:style-name="ce7" office:value-type="float" office:value="7.97" calcext:value-type="float">
            <text:p>7,97</text:p>
          </table:table-cell>
          <table:table-cell table:style-name="ce7" office:value-type="float" office:value="7.82" calcext:value-type="float">
            <text:p>7,82</text:p>
          </table:table-cell>
          <table:table-cell table:style-name="ce7" office:value-type="float" office:value="8.34" calcext:value-type="float">
            <text:p>8,34</text:p>
          </table:table-cell>
          <table:table-cell table:style-name="ce7" office:value-type="float" office:value="7.96" calcext:value-type="float">
            <text:p>7,96</text:p>
          </table:table-cell>
          <table:table-cell table:style-name="ce9" office:value-type="float" office:value="1.26" calcext:value-type="float">
            <text:p>1,26</text:p>
          </table:table-cell>
          <table:table-cell table:style-name="ce9" office:value-type="float" office:value="1.43" calcext:value-type="float">
            <text:p>1,43</text:p>
          </table:table-cell>
          <table:table-cell table:style-name="ce9" office:value-type="float" office:value="1.4" calcext:value-type="float">
            <text:p>1,40</text:p>
          </table:table-cell>
          <table:table-cell table:style-name="ce9" office:value-type="float" office:value="1.33" calcext:value-type="float">
            <text:p>1,33</text:p>
          </table:table-cell>
          <table:table-cell table:style-name="ce9" office:value-type="float" office:value="1.29" calcext:value-type="float">
            <text:p>1,29</text:p>
          </table:table-cell>
          <table:table-cell table:style-name="ce28" table:formula="of:=[data.E252]/([data.C252]*[data.D252])" office:value-type="float" office:value="0.954613296943963" calcext:value-type="float">
            <text:p>0,95</text:p>
          </table:table-cell>
          <table:table-cell table:style-name="ce5" table:formula="of:=[data.B252]/[data.E252]" office:value-type="float" office:value="3.14264654970238" calcext:value-type="float">
            <text:p>3,143</text:p>
          </table:table-cell>
          <table:table-cell table:style-name="ce7" table:formula="of:=AVERAGE([data.F252:.J252])" office:value-type="float" office:value="7.956" calcext:value-type="float">
            <text:p>7,96</text:p>
          </table:table-cell>
          <table:table-cell table:style-name="ce9" table:formula="of:=AVERAGE([data.K252:.O252])" office:value-type="float" office:value="1.342" calcext:value-type="float">
            <text:p>1,34</text:p>
          </table:table-cell>
          <table:table-cell table:style-name="ce12" table:formula="of:=[data.Q252]/[data.Q476]*(LOG([data.R476]*1000)/LOG([data.R252]*1000))" office:value-type="float" office:value="1.3693872353609" calcext:value-type="float">
            <text:p>1,37</text:p>
          </table:table-cell>
          <table:table-cell table:style-name="ce12" table:formula="of:=[data.Q252]/[data.Q476]*(LOG([data.S476]*1000)/LOG([data.S252]*1000))" office:value-type="float" office:value="1.54969611527969" calcext:value-type="float">
            <text:p>1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954389" calcext:value-type="float">
            <text:p>954389</text:p>
          </table:table-cell>
          <table:table-cell table:style-name="ce7" office:value-type="float" office:value="7.55" calcext:value-type="float">
            <text:p>7,55</text:p>
          </table:table-cell>
          <table:table-cell table:style-name="ce7" office:value-type="float" office:value="6.68" calcext:value-type="float">
            <text:p>6,68</text:p>
          </table:table-cell>
          <table:table-cell table:style-name="ce7" office:value-type="float" office:value="6.24" calcext:value-type="float">
            <text:p>6,24</text:p>
          </table:table-cell>
          <table:table-cell table:style-name="ce7" office:value-type="float" office:value="6.32" calcext:value-type="float">
            <text:p>6,32</text:p>
          </table:table-cell>
          <table:table-cell table:style-name="ce7" office:value-type="float" office:value="6.43" calcext:value-type="float">
            <text:p>6,43</text:p>
          </table:table-cell>
          <table:table-cell table:style-name="ce9" office:value-type="float" office:value="1.02" calcext:value-type="float">
            <text:p>1,02</text:p>
          </table:table-cell>
          <table:table-cell table:style-name="ce9" office:value-type="float" office:value="0.97" calcext:value-type="float">
            <text:p>0,97</text:p>
          </table:table-cell>
          <table:table-cell table:style-name="ce9" office:value-type="float" office:value="1.06" calcext:value-type="float">
            <text:p>1,06</text:p>
          </table:table-cell>
          <table:table-cell table:style-name="ce9" office:value-type="float" office:value="1.09" calcext:value-type="float">
            <text:p>1,09</text:p>
          </table:table-cell>
          <table:table-cell table:style-name="ce9" office:value-type="float" office:value="0.98" calcext:value-type="float">
            <text:p>0,98</text:p>
          </table:table-cell>
          <table:table-cell table:style-name="ce28" table:formula="of:=[data.E253]/([data.C253]*[data.D253])" office:value-type="float" office:value="0.854085230526919" calcext:value-type="float">
            <text:p>0,85</text:p>
          </table:table-cell>
          <table:table-cell table:style-name="ce5" table:formula="of:=[data.B253]/[data.E253]" office:value-type="float" office:value="3.51254677076119" calcext:value-type="float">
            <text:p>3,513</text:p>
          </table:table-cell>
          <table:table-cell table:style-name="ce7" table:formula="of:=AVERAGE([data.F253:.J253])" office:value-type="float" office:value="6.644" calcext:value-type="float">
            <text:p>6,64</text:p>
          </table:table-cell>
          <table:table-cell table:style-name="ce9" table:formula="of:=AVERAGE([data.K253:.O253])" office:value-type="float" office:value="1.024" calcext:value-type="float">
            <text:p>1,02</text:p>
          </table:table-cell>
          <table:table-cell table:style-name="ce12" table:formula="of:=[data.Q253]/[data.Q477]*(LOG([data.R477]*1000)/LOG([data.R253]*1000))" office:value-type="float" office:value="1.74178318862673" calcext:value-type="float">
            <text:p>1,74</text:p>
          </table:table-cell>
          <table:table-cell table:style-name="ce12" table:formula="of:=[data.Q253]/[data.Q477]*(LOG([data.S477]*1000)/LOG([data.S253]*1000))" office:value-type="float" office:value="2.00251895395843" calcext:value-type="float">
            <text:p>2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636254" calcext:value-type="float">
            <text:p>1636254</text:p>
          </table:table-cell>
          <table:table-cell table:style-name="ce7" office:value-type="float" office:value="8.48" calcext:value-type="float">
            <text:p>8,48</text:p>
          </table:table-cell>
          <table:table-cell table:style-name="ce7" office:value-type="float" office:value="8.36" calcext:value-type="float">
            <text:p>8,36</text:p>
          </table:table-cell>
          <table:table-cell table:style-name="ce7" office:value-type="float" office:value="8.44" calcext:value-type="float">
            <text:p>8,44</text:p>
          </table:table-cell>
          <table:table-cell table:style-name="ce7" office:value-type="float" office:value="8.39" calcext:value-type="float">
            <text:p>8,39</text:p>
          </table:table-cell>
          <table:table-cell table:style-name="ce7" office:value-type="float" office:value="8.5" calcext:value-type="float">
            <text:p>8,50</text:p>
          </table:table-cell>
          <table:table-cell table:style-name="ce9" office:value-type="float" office:value="1.24" calcext:value-type="float">
            <text:p>1,24</text:p>
          </table:table-cell>
          <table:table-cell table:style-name="ce9" office:value-type="float" office:value="1.29" calcext:value-type="float">
            <text:p>1,29</text:p>
          </table:table-cell>
          <table:table-cell table:style-name="ce9" office:value-type="float" office:value="1.25" calcext:value-type="float">
            <text:p>1,25</text:p>
          </table:table-cell>
          <table:table-cell table:style-name="ce9" office:value-type="float" office:value="1.35" calcext:value-type="float">
            <text:p>1,35</text:p>
          </table:table-cell>
          <table:table-cell table:style-name="ce9" office:value-type="float" office:value="1.25" calcext:value-type="float">
            <text:p>1,25</text:p>
          </table:table-cell>
          <table:table-cell table:style-name="ce28" table:formula="of:=[data.E254]/([data.C254]*[data.D254])" office:value-type="float" office:value="1.25134138880392" calcext:value-type="float">
            <text:p>1,25</text:p>
          </table:table-cell>
          <table:table-cell table:style-name="ce5" table:formula="of:=[data.B254]/[data.E254]" office:value-type="float" office:value="2.39743707272832" calcext:value-type="float">
            <text:p>2,397</text:p>
          </table:table-cell>
          <table:table-cell table:style-name="ce7" table:formula="of:=AVERAGE([data.F254:.J254])" office:value-type="float" office:value="8.434" calcext:value-type="float">
            <text:p>8,43</text:p>
          </table:table-cell>
          <table:table-cell table:style-name="ce9" table:formula="of:=AVERAGE([data.K254:.O254])" office:value-type="float" office:value="1.276" calcext:value-type="float">
            <text:p>1,28</text:p>
          </table:table-cell>
          <table:table-cell table:style-name="ce12" table:formula="of:=[data.Q254]/[data.Q478]*(LOG([data.R478]*1000)/LOG([data.R254]*1000))" office:value-type="float" office:value="1.22451015372834" calcext:value-type="float">
            <text:p>1,22</text:p>
          </table:table-cell>
          <table:table-cell table:style-name="ce12" table:formula="of:=[data.Q254]/[data.Q478]*(LOG([data.S478]*1000)/LOG([data.S254]*1000))" office:value-type="float" office:value="1.36052224485913" calcext:value-type="float">
            <text:p>1,3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906382" calcext:value-type="float">
            <text:p>906382</text:p>
          </table:table-cell>
          <table:table-cell table:style-name="ce7" office:value-type="float" office:value="6.87" calcext:value-type="float">
            <text:p>6,87</text:p>
          </table:table-cell>
          <table:table-cell table:style-name="ce7" office:value-type="float" office:value="6.78" calcext:value-type="float">
            <text:p>6,78</text:p>
          </table:table-cell>
          <table:table-cell table:style-name="ce7" office:value-type="float" office:value="7.09" calcext:value-type="float">
            <text:p>7,09</text:p>
          </table:table-cell>
          <table:table-cell table:style-name="ce7" office:value-type="float" office:value="6.79" calcext:value-type="float">
            <text:p>6,79</text:p>
          </table:table-cell>
          <table:table-cell table:style-name="ce7" office:value-type="float" office:value="6.99" calcext:value-type="float">
            <text:p>6,99</text:p>
          </table:table-cell>
          <table:table-cell table:style-name="ce9" office:value-type="float" office:value="1.17" calcext:value-type="float">
            <text:p>1,17</text:p>
          </table:table-cell>
          <table:table-cell table:number-columns-repeated="2" table:style-name="ce9" office:value-type="float" office:value="1.21" calcext:value-type="float">
            <text:p>1,21</text:p>
          </table:table-cell>
          <table:table-cell table:style-name="ce9" office:value-type="float" office:value="1.31" calcext:value-type="float">
            <text:p>1,31</text:p>
          </table:table-cell>
          <table:table-cell table:style-name="ce9" office:value-type="float" office:value="1.25" calcext:value-type="float">
            <text:p>1,25</text:p>
          </table:table-cell>
          <table:table-cell table:style-name="ce28" table:formula="of:=[data.E255]/([data.C255]*[data.D255])" office:value-type="float" office:value="0.705553306762984" calcext:value-type="float">
            <text:p>0,71</text:p>
          </table:table-cell>
          <table:table-cell table:style-name="ce5" table:formula="of:=[data.B255]/[data.E255]" office:value-type="float" office:value="4.25200081201966" calcext:value-type="float">
            <text:p>4,252</text:p>
          </table:table-cell>
          <table:table-cell table:style-name="ce7" table:formula="of:=AVERAGE([data.F255:.J255])" office:value-type="float" office:value="6.904" calcext:value-type="float">
            <text:p>6,90</text:p>
          </table:table-cell>
          <table:table-cell table:style-name="ce9" table:formula="of:=AVERAGE([data.K255:.O255])" office:value-type="float" office:value="1.23" calcext:value-type="float">
            <text:p>1,23</text:p>
          </table:table-cell>
          <table:table-cell table:style-name="ce12" table:formula="of:=[data.Q255]/[data.Q479]*(LOG([data.R479]*1000)/LOG([data.R255]*1000))" office:value-type="float" office:value="1.50424024854174" calcext:value-type="float">
            <text:p>1,50</text:p>
          </table:table-cell>
          <table:table-cell table:style-name="ce12" table:formula="of:=[data.Q255]/[data.Q479]*(LOG([data.S479]*1000)/LOG([data.S255]*1000))" office:value-type="float" office:value="1.60885022376317" calcext:value-type="float">
            <text:p>1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982204" calcext:value-type="float">
            <text:p>982204</text:p>
          </table:table-cell>
          <table:table-cell table:style-name="ce7" office:value-type="float" office:value="8.67" calcext:value-type="float">
            <text:p>8,67</text:p>
          </table:table-cell>
          <table:table-cell table:style-name="ce7" office:value-type="float" office:value="7.69" calcext:value-type="float">
            <text:p>7,69</text:p>
          </table:table-cell>
          <table:table-cell table:style-name="ce7" office:value-type="float" office:value="6.85" calcext:value-type="float">
            <text:p>6,85</text:p>
          </table:table-cell>
          <table:table-cell table:style-name="ce7" office:value-type="float" office:value="6.86" calcext:value-type="float">
            <text:p>6,86</text:p>
          </table:table-cell>
          <table:table-cell table:style-name="ce7" office:value-type="float" office:value="6.74" calcext:value-type="float">
            <text:p>6,74</text:p>
          </table:table-cell>
          <table:table-cell table:style-name="ce9" office:value-type="float" office:value="1.11" calcext:value-type="float">
            <text:p>1,11</text:p>
          </table:table-cell>
          <table:table-cell table:style-name="ce9" office:value-type="float" office:value="1.09" calcext:value-type="float">
            <text:p>1,09</text:p>
          </table:table-cell>
          <table:table-cell table:style-name="ce9" office:value-type="float" office:value="1.11" calcext:value-type="float">
            <text:p>1,11</text:p>
          </table:table-cell>
          <table:table-cell table:style-name="ce9" office:value-type="float" office:value="1.07" calcext:value-type="float">
            <text:p>1,07</text:p>
          </table:table-cell>
          <table:table-cell table:style-name="ce9" office:value-type="float" office:value="1.06" calcext:value-type="float">
            <text:p>1,06</text:p>
          </table:table-cell>
          <table:table-cell table:style-name="ce28" table:formula="of:=[data.E256]/([data.C256]*[data.D256])" office:value-type="float" office:value="0.905921763800908" calcext:value-type="float">
            <text:p>0,91</text:p>
          </table:table-cell>
          <table:table-cell table:style-name="ce5" table:formula="of:=[data.B256]/[data.E256]" office:value-type="float" office:value="3.31156053121347" calcext:value-type="float">
            <text:p>3,312</text:p>
          </table:table-cell>
          <table:table-cell table:style-name="ce7" table:formula="of:=AVERAGE([data.F256:.J256])" office:value-type="float" office:value="7.362" calcext:value-type="float">
            <text:p>7,36</text:p>
          </table:table-cell>
          <table:table-cell table:style-name="ce9" table:formula="of:=AVERAGE([data.K256:.O256])" office:value-type="float" office:value="1.088" calcext:value-type="float">
            <text:p>1,09</text:p>
          </table:table-cell>
          <table:table-cell table:style-name="ce12" table:formula="of:=[data.Q256]/[data.Q480]*(LOG([data.R480]*1000)/LOG([data.R256]*1000))" office:value-type="float" office:value="1.52559226497188" calcext:value-type="float">
            <text:p>1,53</text:p>
          </table:table-cell>
          <table:table-cell table:style-name="ce12" table:formula="of:=[data.Q256]/[data.Q480]*(LOG([data.S480]*1000)/LOG([data.S256]*1000))" office:value-type="float" office:value="1.64728640095713" calcext:value-type="float">
            <text:p>1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191556" calcext:value-type="float">
            <text:p>1191556</text:p>
          </table:table-cell>
          <table:table-cell table:style-name="ce7" office:value-type="float" office:value="8.61" calcext:value-type="float">
            <text:p>8,61</text:p>
          </table:table-cell>
          <table:table-cell table:style-name="ce7" office:value-type="float" office:value="9.08" calcext:value-type="float">
            <text:p>9,08</text:p>
          </table:table-cell>
          <table:table-cell table:style-name="ce7" office:value-type="float" office:value="9.99" calcext:value-type="float">
            <text:p>9,99</text:p>
          </table:table-cell>
          <table:table-cell table:style-name="ce7" office:value-type="float" office:value="8.27" calcext:value-type="float">
            <text:p>8,27</text:p>
          </table:table-cell>
          <table:table-cell table:style-name="ce7" office:value-type="float" office:value="8.29" calcext:value-type="float">
            <text:p>8,29</text:p>
          </table:table-cell>
          <table:table-cell table:style-name="ce9" office:value-type="float" office:value="1.34" calcext:value-type="float">
            <text:p>1,34</text:p>
          </table:table-cell>
          <table:table-cell table:style-name="ce9" office:value-type="float" office:value="1.41" calcext:value-type="float">
            <text:p>1,41</text:p>
          </table:table-cell>
          <table:table-cell table:style-name="ce9" office:value-type="float" office:value="1.24" calcext:value-type="float">
            <text:p>1,24</text:p>
          </table:table-cell>
          <table:table-cell table:style-name="ce9" office:value-type="float" office:value="1.28" calcext:value-type="float">
            <text:p>1,28</text:p>
          </table:table-cell>
          <table:table-cell table:style-name="ce9" office:value-type="float" office:value="1.31" calcext:value-type="float">
            <text:p>1,31</text:p>
          </table:table-cell>
          <table:table-cell table:style-name="ce28" table:formula="of:=[data.E257]/([data.C257]*[data.D257])" office:value-type="float" office:value="0.906716463340395" calcext:value-type="float">
            <text:p>0,91</text:p>
          </table:table-cell>
          <table:table-cell table:style-name="ce5" table:formula="of:=[data.B257]/[data.E257]" office:value-type="float" office:value="3.30865523735351" calcext:value-type="float">
            <text:p>3,309</text:p>
          </table:table-cell>
          <table:table-cell table:style-name="ce7" table:formula="of:=AVERAGE([data.F257:.J257])" office:value-type="float" office:value="8.848" calcext:value-type="float">
            <text:p>8,85</text:p>
          </table:table-cell>
          <table:table-cell table:style-name="ce9" table:formula="of:=AVERAGE([data.K257:.O257])" office:value-type="float" office:value="1.316" calcext:value-type="float">
            <text:p>1,32</text:p>
          </table:table-cell>
          <table:table-cell table:style-name="ce12" table:formula="of:=[data.Q257]/[data.Q481]*(LOG([data.R481]*1000)/LOG([data.R257]*1000))" office:value-type="float" office:value="1.49870253064133" calcext:value-type="float">
            <text:p>1,50</text:p>
          </table:table-cell>
          <table:table-cell table:style-name="ce12" table:formula="of:=[data.Q257]/[data.Q481]*(LOG([data.S481]*1000)/LOG([data.S257]*1000))" office:value-type="float" office:value="1.65834640255628" calcext:value-type="float">
            <text:p>1,6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698657" calcext:value-type="float">
            <text:p>698657</text:p>
          </table:table-cell>
          <table:table-cell table:style-name="ce7" office:value-type="float" office:value="5.23" calcext:value-type="float">
            <text:p>5,23</text:p>
          </table:table-cell>
          <table:table-cell table:style-name="ce7" office:value-type="float" office:value="5.1" calcext:value-type="float">
            <text:p>5,10</text:p>
          </table:table-cell>
          <table:table-cell table:style-name="ce7" office:value-type="float" office:value="5.21" calcext:value-type="float">
            <text:p>5,21</text:p>
          </table:table-cell>
          <table:table-cell table:style-name="ce7" office:value-type="float" office:value="5.22" calcext:value-type="float">
            <text:p>5,22</text:p>
          </table:table-cell>
          <table:table-cell table:style-name="ce7" office:value-type="float" office:value="5.19" calcext:value-type="float">
            <text:p>5,19</text:p>
          </table:table-cell>
          <table:table-cell table:style-name="ce9" office:value-type="float" office:value="0.86" calcext:value-type="float">
            <text:p>0,86</text:p>
          </table:table-cell>
          <table:table-cell table:number-columns-repeated="2" table:style-name="ce9" office:value-type="float" office:value="0.92" calcext:value-type="float">
            <text:p>0,92</text:p>
          </table:table-cell>
          <table:table-cell table:number-columns-repeated="2" table:style-name="ce9" office:value-type="float" office:value="0.9" calcext:value-type="float">
            <text:p>0,90</text:p>
          </table:table-cell>
          <table:table-cell table:style-name="ce28" table:formula="of:=[data.E258]/([data.C258]*[data.D258])" office:value-type="float" office:value="0.73069047021419" calcext:value-type="float">
            <text:p>0,73</text:p>
          </table:table-cell>
          <table:table-cell table:style-name="ce5" table:formula="of:=[data.B258]/[data.E258]" office:value-type="float" office:value="4.10572856208411" calcext:value-type="float">
            <text:p>4,106</text:p>
          </table:table-cell>
          <table:table-cell table:style-name="ce7" table:formula="of:=AVERAGE([data.F258:.J258])" office:value-type="float" office:value="5.19" calcext:value-type="float">
            <text:p>5,19</text:p>
          </table:table-cell>
          <table:table-cell table:style-name="ce9" table:formula="of:=AVERAGE([data.K258:.O258])" office:value-type="float" office:value="0.9" calcext:value-type="float">
            <text:p>0,90</text:p>
          </table:table-cell>
          <table:table-cell table:style-name="ce12" table:formula="of:=[data.Q258]/[data.Q482]*(LOG([data.R482]*1000)/LOG([data.R258]*1000))" office:value-type="float" office:value="1.72059959722452" calcext:value-type="float">
            <text:p>1,72</text:p>
          </table:table-cell>
          <table:table-cell table:style-name="ce12" table:formula="of:=[data.Q258]/[data.Q482]*(LOG([data.S482]*1000)/LOG([data.S258]*1000))" office:value-type="float" office:value="1.84385657020419" calcext:value-type="float">
            <text:p>1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740548" calcext:value-type="float">
            <text:p>740548</text:p>
          </table:table-cell>
          <table:table-cell table:style-name="ce7" office:value-type="float" office:value="6.2" calcext:value-type="float">
            <text:p>6,20</text:p>
          </table:table-cell>
          <table:table-cell table:style-name="ce7" office:value-type="float" office:value="6.35" calcext:value-type="float">
            <text:p>6,35</text:p>
          </table:table-cell>
          <table:table-cell table:style-name="ce7" office:value-type="float" office:value="7.34" calcext:value-type="float">
            <text:p>7,34</text:p>
          </table:table-cell>
          <table:table-cell table:style-name="ce7" office:value-type="float" office:value="6.42" calcext:value-type="float">
            <text:p>6,42</text:p>
          </table:table-cell>
          <table:table-cell table:style-name="ce7" office:value-type="float" office:value="6.63" calcext:value-type="float">
            <text:p>6,63</text:p>
          </table:table-cell>
          <table:table-cell table:style-name="ce9" office:value-type="float" office:value="1.21" calcext:value-type="float">
            <text:p>1,21</text:p>
          </table:table-cell>
          <table:table-cell table:style-name="ce9" office:value-type="float" office:value="1.22" calcext:value-type="float">
            <text:p>1,22</text:p>
          </table:table-cell>
          <table:table-cell table:style-name="ce9" office:value-type="float" office:value="1.18" calcext:value-type="float">
            <text:p>1,18</text:p>
          </table:table-cell>
          <table:table-cell table:style-name="ce9" office:value-type="float" office:value="1.22" calcext:value-type="float">
            <text:p>1,22</text:p>
          </table:table-cell>
          <table:table-cell table:style-name="ce9" office:value-type="float" office:value="1.19" calcext:value-type="float">
            <text:p>1,19</text:p>
          </table:table-cell>
          <table:table-cell table:style-name="ce28" table:formula="of:=[data.E259]/([data.C259]*[data.D259])" office:value-type="float" office:value="0.661047753029643" calcext:value-type="float">
            <text:p>0,66</text:p>
          </table:table-cell>
          <table:table-cell table:style-name="ce5" table:formula="of:=[data.B259]/[data.E259]" office:value-type="float" office:value="4.53827165828549" calcext:value-type="float">
            <text:p>4,538</text:p>
          </table:table-cell>
          <table:table-cell table:style-name="ce7" table:formula="of:=AVERAGE([data.F259:.J259])" office:value-type="float" office:value="6.588" calcext:value-type="float">
            <text:p>6,59</text:p>
          </table:table-cell>
          <table:table-cell table:style-name="ce9" table:formula="of:=AVERAGE([data.K259:.O259])" office:value-type="float" office:value="1.204" calcext:value-type="float">
            <text:p>1,20</text:p>
          </table:table-cell>
          <table:table-cell table:style-name="ce12" table:formula="of:=[data.Q259]/[data.Q483]*(LOG([data.R483]*1000)/LOG([data.R259]*1000))" office:value-type="float" office:value="1.6467169573304" calcext:value-type="float">
            <text:p>1,65</text:p>
          </table:table-cell>
          <table:table-cell table:style-name="ce12" table:formula="of:=[data.Q259]/[data.Q483]*(LOG([data.S483]*1000)/LOG([data.S259]*1000))" office:value-type="float" office:value="1.78864564172082" calcext:value-type="float">
            <text:p>1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816538" calcext:value-type="float">
            <text:p>816538</text:p>
          </table:table-cell>
          <table:table-cell table:style-name="ce7" office:value-type="float" office:value="5.92" calcext:value-type="float">
            <text:p>5,92</text:p>
          </table:table-cell>
          <table:table-cell table:style-name="ce7" office:value-type="float" office:value="5.76" calcext:value-type="float">
            <text:p>5,76</text:p>
          </table:table-cell>
          <table:table-cell table:style-name="ce7" office:value-type="float" office:value="5.73" calcext:value-type="float">
            <text:p>5,73</text:p>
          </table:table-cell>
          <table:table-cell table:style-name="ce7" office:value-type="float" office:value="5.78" calcext:value-type="float">
            <text:p>5,78</text:p>
          </table:table-cell>
          <table:table-cell table:style-name="ce7" office:value-type="float" office:value="6.14" calcext:value-type="float">
            <text:p>6,14</text:p>
          </table:table-cell>
          <table:table-cell table:style-name="ce9" office:value-type="float" office:value="0.92" calcext:value-type="float">
            <text:p>0,92</text:p>
          </table:table-cell>
          <table:table-cell table:style-name="ce9" office:value-type="float" office:value="0.93" calcext:value-type="float">
            <text:p>0,93</text:p>
          </table:table-cell>
          <table:table-cell table:style-name="ce9" office:value-type="float" office:value="0.98" calcext:value-type="float">
            <text:p>0,98</text:p>
          </table:table-cell>
          <table:table-cell table:style-name="ce9" office:value-type="float" office:value="1.08" calcext:value-type="float">
            <text:p>1,08</text:p>
          </table:table-cell>
          <table:table-cell table:style-name="ce9" office:value-type="float" office:value="0.99" calcext:value-type="float">
            <text:p>0,99</text:p>
          </table:table-cell>
          <table:table-cell table:style-name="ce28" table:formula="of:=[data.E260]/([data.C260]*[data.D260])" office:value-type="float" office:value="0.838637782853762" calcext:value-type="float">
            <text:p>0,84</text:p>
          </table:table-cell>
          <table:table-cell table:style-name="ce5" table:formula="of:=[data.B260]/[data.E260]" office:value-type="float" office:value="3.57724931356532" calcext:value-type="float">
            <text:p>3,577</text:p>
          </table:table-cell>
          <table:table-cell table:style-name="ce7" table:formula="of:=AVERAGE([data.F260:.J260])" office:value-type="float" office:value="5.866" calcext:value-type="float">
            <text:p>5,87</text:p>
          </table:table-cell>
          <table:table-cell table:style-name="ce9" table:formula="of:=AVERAGE([data.K260:.O260])" office:value-type="float" office:value="0.98" calcext:value-type="float">
            <text:p>0,98</text:p>
          </table:table-cell>
          <table:table-cell table:style-name="ce12" table:formula="of:=[data.Q260]/[data.Q484]*(LOG([data.R484]*1000)/LOG([data.R260]*1000))" office:value-type="float" office:value="1.7911927649818" calcext:value-type="float">
            <text:p>1,79</text:p>
          </table:table-cell>
          <table:table-cell table:style-name="ce12" table:formula="of:=[data.Q260]/[data.Q484]*(LOG([data.S484]*1000)/LOG([data.S260]*1000))" office:value-type="float" office:value="1.98713781312691" calcext:value-type="float">
            <text:p>1,9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792813" calcext:value-type="float">
            <text:p>792813</text:p>
          </table:table-cell>
          <table:table-cell table:style-name="ce7" office:value-type="float" office:value="5.72" calcext:value-type="float">
            <text:p>5,72</text:p>
          </table:table-cell>
          <table:table-cell table:style-name="ce7" office:value-type="float" office:value="5.58" calcext:value-type="float">
            <text:p>5,58</text:p>
          </table:table-cell>
          <table:table-cell table:style-name="ce7" office:value-type="float" office:value="5.69" calcext:value-type="float">
            <text:p>5,69</text:p>
          </table:table-cell>
          <table:table-cell table:style-name="ce7" office:value-type="float" office:value="5.67" calcext:value-type="float">
            <text:p>5,67</text:p>
          </table:table-cell>
          <table:table-cell table:style-name="ce7" office:value-type="float" office:value="5.71" calcext:value-type="float">
            <text:p>5,71</text:p>
          </table:table-cell>
          <table:table-cell table:style-name="ce9" office:value-type="float" office:value="0.89" calcext:value-type="float">
            <text:p>0,89</text:p>
          </table:table-cell>
          <table:table-cell table:style-name="ce9" office:value-type="float" office:value="0.9" calcext:value-type="float">
            <text:p>0,90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93" calcext:value-type="float">
            <text:p>0,93</text:p>
          </table:table-cell>
          <table:table-cell table:style-name="ce9" office:value-type="float" office:value="0.87" calcext:value-type="float">
            <text:p>0,87</text:p>
          </table:table-cell>
          <table:table-cell table:style-name="ce28" table:formula="of:=[data.E261]/([data.C261]*[data.D261])" office:value-type="float" office:value="0.814270660444021" calcext:value-type="float">
            <text:p>0,81</text:p>
          </table:table-cell>
          <table:table-cell table:style-name="ce5" table:formula="of:=[data.B261]/[data.E261]" office:value-type="float" office:value="3.68429881951986" calcext:value-type="float">
            <text:p>3,684</text:p>
          </table:table-cell>
          <table:table-cell table:style-name="ce7" table:formula="of:=AVERAGE([data.F261:.J261])" office:value-type="float" office:value="5.674" calcext:value-type="float">
            <text:p>5,67</text:p>
          </table:table-cell>
          <table:table-cell table:style-name="ce9" table:formula="of:=AVERAGE([data.K261:.O261])" office:value-type="float" office:value="0.892" calcext:value-type="float">
            <text:p>0,89</text:p>
          </table:table-cell>
          <table:table-cell table:style-name="ce12" table:formula="of:=[data.Q261]/[data.Q485]*(LOG([data.R485]*1000)/LOG([data.R261]*1000))" office:value-type="float" office:value="1.77129374605018" calcext:value-type="float">
            <text:p>1,77</text:p>
          </table:table-cell>
          <table:table-cell table:style-name="ce12" table:formula="of:=[data.Q261]/[data.Q485]*(LOG([data.S485]*1000)/LOG([data.S261]*1000))" office:value-type="float" office:value="2.06048908316394" calcext:value-type="float">
            <text:p>2,0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24932" calcext:value-type="float">
            <text:p>1224932</text:p>
          </table:table-cell>
          <table:table-cell table:style-name="ce7" office:value-type="float" office:value="7.22" calcext:value-type="float">
            <text:p>7,22</text:p>
          </table:table-cell>
          <table:table-cell table:style-name="ce7" office:value-type="float" office:value="7.77" calcext:value-type="float">
            <text:p>7,77</text:p>
          </table:table-cell>
          <table:table-cell table:style-name="ce7" office:value-type="float" office:value="7.57" calcext:value-type="float">
            <text:p>7,57</text:p>
          </table:table-cell>
          <table:table-cell table:style-name="ce7" office:value-type="float" office:value="7.5" calcext:value-type="float">
            <text:p>7,50</text:p>
          </table:table-cell>
          <table:table-cell table:style-name="ce7" office:value-type="float" office:value="8.11" calcext:value-type="float">
            <text:p>8,11</text:p>
          </table:table-cell>
          <table:table-cell table:style-name="ce9" office:value-type="float" office:value="1.13" calcext:value-type="float">
            <text:p>1,13</text:p>
          </table:table-cell>
          <table:table-cell table:style-name="ce9" office:value-type="float" office:value="1.05" calcext:value-type="float">
            <text:p>1,05</text:p>
          </table:table-cell>
          <table:table-cell table:style-name="ce9" office:value-type="float" office:value="1.09" calcext:value-type="float">
            <text:p>1,09</text:p>
          </table:table-cell>
          <table:table-cell table:style-name="ce9" office:value-type="float" office:value="1.08" calcext:value-type="float">
            <text:p>1,08</text:p>
          </table:table-cell>
          <table:table-cell table:style-name="ce9" office:value-type="float" office:value="1.07" calcext:value-type="float">
            <text:p>1,07</text:p>
          </table:table-cell>
          <table:table-cell table:style-name="ce28" table:formula="of:=[data.E262]/([data.C262]*[data.D262])" office:value-type="float" office:value="1.09393932898948" calcext:value-type="float">
            <text:p>1,09</text:p>
          </table:table-cell>
          <table:table-cell table:style-name="ce5" table:formula="of:=[data.B262]/[data.E262]" office:value-type="float" office:value="2.74239549623979" calcext:value-type="float">
            <text:p>2,742</text:p>
          </table:table-cell>
          <table:table-cell table:style-name="ce7" table:formula="of:=AVERAGE([data.F262:.J262])" office:value-type="float" office:value="7.634" calcext:value-type="float">
            <text:p>7,63</text:p>
          </table:table-cell>
          <table:table-cell table:style-name="ce9" table:formula="of:=AVERAGE([data.K262:.O262])" office:value-type="float" office:value="1.084" calcext:value-type="float">
            <text:p>1,08</text:p>
          </table:table-cell>
          <table:table-cell table:style-name="ce12" table:formula="of:=[data.Q262]/[data.Q486]*(LOG([data.R486]*1000)/LOG([data.R262]*1000))" office:value-type="float" office:value="1.33951475883705" calcext:value-type="float">
            <text:p>1,34</text:p>
          </table:table-cell>
          <table:table-cell table:style-name="ce12" table:formula="of:=[data.Q262]/[data.Q486]*(LOG([data.S486]*1000)/LOG([data.S262]*1000))" office:value-type="float" office:value="1.50896075865516" calcext:value-type="float">
            <text:p>1,5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788968" calcext:value-type="float">
            <text:p>788968</text:p>
          </table:table-cell>
          <table:table-cell table:style-name="ce7" office:value-type="float" office:value="5.81" calcext:value-type="float">
            <text:p>5,81</text:p>
          </table:table-cell>
          <table:table-cell table:style-name="ce7" office:value-type="float" office:value="5.56" calcext:value-type="float">
            <text:p>5,56</text:p>
          </table:table-cell>
          <table:table-cell table:style-name="ce7" office:value-type="float" office:value="5.5" calcext:value-type="float">
            <text:p>5,50</text:p>
          </table:table-cell>
          <table:table-cell table:style-name="ce7" office:value-type="float" office:value="5.48" calcext:value-type="float">
            <text:p>5,48</text:p>
          </table:table-cell>
          <table:table-cell table:style-name="ce7" office:value-type="float" office:value="5.6" calcext:value-type="float">
            <text:p>5,60</text:p>
          </table:table-cell>
          <table:table-cell table:style-name="ce9" office:value-type="float" office:value="0.97" calcext:value-type="float">
            <text:p>0,97</text:p>
          </table:table-cell>
          <table:table-cell table:style-name="ce9" office:value-type="float" office:value="0.94" calcext:value-type="float">
            <text:p>0,94</text:p>
          </table:table-cell>
          <table:table-cell table:style-name="ce9" office:value-type="float" office:value="0.98" calcext:value-type="float">
            <text:p>0,98</text:p>
          </table:table-cell>
          <table:table-cell table:style-name="ce9" office:value-type="float" office:value="0.97" calcext:value-type="float">
            <text:p>0,97</text:p>
          </table:table-cell>
          <table:table-cell table:style-name="ce9" office:value-type="float" office:value="0.94" calcext:value-type="float">
            <text:p>0,94</text:p>
          </table:table-cell>
          <table:table-cell table:style-name="ce28" table:formula="of:=[data.E263]/([data.C263]*[data.D263])" office:value-type="float" office:value="0.79004245774253" calcext:value-type="float">
            <text:p>0,79</text:p>
          </table:table-cell>
          <table:table-cell table:style-name="ce5" table:formula="of:=[data.B263]/[data.E263]" office:value-type="float" office:value="3.79728455399966" calcext:value-type="float">
            <text:p>3,797</text:p>
          </table:table-cell>
          <table:table-cell table:style-name="ce7" table:formula="of:=AVERAGE([data.F263:.J263])" office:value-type="float" office:value="5.59" calcext:value-type="float">
            <text:p>5,59</text:p>
          </table:table-cell>
          <table:table-cell table:style-name="ce9" table:formula="of:=AVERAGE([data.K263:.O263])" office:value-type="float" office:value="0.96" calcext:value-type="float">
            <text:p>0,96</text:p>
          </table:table-cell>
          <table:table-cell table:style-name="ce12" table:formula="of:=[data.Q263]/[data.Q487]*(LOG([data.R487]*1000)/LOG([data.R263]*1000))" office:value-type="float" office:value="1.55046993068861" calcext:value-type="float">
            <text:p>1,55</text:p>
          </table:table-cell>
          <table:table-cell table:style-name="ce12" table:formula="of:=[data.Q263]/[data.Q487]*(LOG([data.S487]*1000)/LOG([data.S263]*1000))" office:value-type="float" office:value="1.76722147829512" calcext:value-type="float">
            <text:p>1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485039" calcext:value-type="float">
            <text:p>485039</text:p>
          </table:table-cell>
          <table:table-cell table:style-name="ce7" office:value-type="float" office:value="4.66" calcext:value-type="float">
            <text:p>4,66</text:p>
          </table:table-cell>
          <table:table-cell table:number-columns-repeated="2" table:style-name="ce7" office:value-type="float" office:value="4.71" calcext:value-type="float">
            <text:p>4,71</text:p>
          </table:table-cell>
          <table:table-cell table:style-name="ce7" office:value-type="float" office:value="4.7" calcext:value-type="float">
            <text:p>4,70</text:p>
          </table:table-cell>
          <table:table-cell table:style-name="ce7" office:value-type="float" office:value="4.72" calcext:value-type="float">
            <text:p>4,72</text:p>
          </table:table-cell>
          <table:table-cell table:style-name="ce9" office:value-type="float" office:value="0.92" calcext:value-type="float">
            <text:p>0,92</text:p>
          </table:table-cell>
          <table:table-cell table:style-name="ce9" office:value-type="float" office:value="1.01" calcext:value-type="float">
            <text:p>1,01</text:p>
          </table:table-cell>
          <table:table-cell table:style-name="ce9" office:value-type="float" office:value="0.95" calcext:value-type="float">
            <text:p>0,95</text:p>
          </table:table-cell>
          <table:table-cell table:style-name="ce9" office:value-type="float" office:value="0.97" calcext:value-type="float">
            <text:p>0,97</text:p>
          </table:table-cell>
          <table:table-cell table:style-name="ce9" office:value-type="float" office:value="0.96" calcext:value-type="float">
            <text:p>0,96</text:p>
          </table:table-cell>
          <table:table-cell table:style-name="ce28" table:formula="of:=[data.E264]/([data.C264]*[data.D264])" office:value-type="float" office:value="0.505248958333333" calcext:value-type="float">
            <text:p>0,51</text:p>
          </table:table-cell>
          <table:table-cell table:style-name="ce5" table:formula="of:=[data.B264]/[data.E264]" office:value-type="float" office:value="5.9376998550632" calcext:value-type="float">
            <text:p>5,938</text:p>
          </table:table-cell>
          <table:table-cell table:style-name="ce7" table:formula="of:=AVERAGE([data.F264:.J264])" office:value-type="float" office:value="4.7" calcext:value-type="float">
            <text:p>4,70</text:p>
          </table:table-cell>
          <table:table-cell table:style-name="ce9" table:formula="of:=AVERAGE([data.K264:.O264])" office:value-type="float" office:value="0.962" calcext:value-type="float">
            <text:p>0,96</text:p>
          </table:table-cell>
          <table:table-cell table:style-name="ce12" table:formula="of:=[data.Q264]/[data.Q488]*(LOG([data.R488]*1000)/LOG([data.R264]*1000))" office:value-type="float" office:value="1.84322128019978" calcext:value-type="float">
            <text:p>1,84</text:p>
          </table:table-cell>
          <table:table-cell table:style-name="ce12" table:formula="of:=[data.Q264]/[data.Q488]*(LOG([data.S488]*1000)/LOG([data.S264]*1000))" office:value-type="float" office:value="2.05050336267791" calcext:value-type="float">
            <text:p>2,0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994602" calcext:value-type="float">
            <text:p>994602</text:p>
          </table:table-cell>
          <table:table-cell table:style-name="ce7" office:value-type="float" office:value="6.82" calcext:value-type="float">
            <text:p>6,82</text:p>
          </table:table-cell>
          <table:table-cell table:style-name="ce7" office:value-type="float" office:value="6.61" calcext:value-type="float">
            <text:p>6,61</text:p>
          </table:table-cell>
          <table:table-cell table:style-name="ce7" office:value-type="float" office:value="7.46" calcext:value-type="float">
            <text:p>7,46</text:p>
          </table:table-cell>
          <table:table-cell table:style-name="ce7" office:value-type="float" office:value="6.78" calcext:value-type="float">
            <text:p>6,78</text:p>
          </table:table-cell>
          <table:table-cell table:style-name="ce7" office:value-type="float" office:value="6.66" calcext:value-type="float">
            <text:p>6,66</text:p>
          </table:table-cell>
          <table:table-cell table:number-columns-repeated="4" table:style-name="ce9" office:value-type="float" office:value="1.05" calcext:value-type="float">
            <text:p>1,05</text:p>
          </table:table-cell>
          <table:table-cell table:style-name="ce9" office:value-type="float" office:value="1.26" calcext:value-type="float">
            <text:p>1,26</text:p>
          </table:table-cell>
          <table:table-cell table:style-name="ce28" table:formula="of:=[data.E265]/([data.C265]*[data.D265])" office:value-type="float" office:value="0.888240526406036" calcext:value-type="float">
            <text:p>0,89</text:p>
          </table:table-cell>
          <table:table-cell table:style-name="ce5" table:formula="of:=[data.B265]/[data.E265]" office:value-type="float" office:value="3.37747963507011" calcext:value-type="float">
            <text:p>3,377</text:p>
          </table:table-cell>
          <table:table-cell table:style-name="ce7" table:formula="of:=AVERAGE([data.F265:.J265])" office:value-type="float" office:value="6.866" calcext:value-type="float">
            <text:p>6,87</text:p>
          </table:table-cell>
          <table:table-cell table:style-name="ce9" table:formula="of:=AVERAGE([data.K265:.O265])" office:value-type="float" office:value="1.092" calcext:value-type="float">
            <text:p>1,09</text:p>
          </table:table-cell>
          <table:table-cell table:style-name="ce12" table:formula="of:=[data.Q265]/[data.Q489]*(LOG([data.R489]*1000)/LOG([data.R265]*1000))" office:value-type="float" office:value="1.4985404115474" calcext:value-type="float">
            <text:p>1,50</text:p>
          </table:table-cell>
          <table:table-cell table:style-name="ce12" table:formula="of:=[data.Q265]/[data.Q489]*(LOG([data.S489]*1000)/LOG([data.S265]*1000))" office:value-type="float" office:value="1.64315453784733" calcext:value-type="float">
            <text:p>1,6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612089" calcext:value-type="float">
            <text:p>612089</text:p>
          </table:table-cell>
          <table:table-cell table:style-name="ce7" office:value-type="float" office:value="5.23" calcext:value-type="float">
            <text:p>5,23</text:p>
          </table:table-cell>
          <table:table-cell table:style-name="ce7" office:value-type="float" office:value="5.2" calcext:value-type="float">
            <text:p>5,20</text:p>
          </table:table-cell>
          <table:table-cell table:style-name="ce7" office:value-type="float" office:value="5.24" calcext:value-type="float">
            <text:p>5,24</text:p>
          </table:table-cell>
          <table:table-cell table:style-name="ce7" office:value-type="float" office:value="5.16" calcext:value-type="float">
            <text:p>5,16</text:p>
          </table:table-cell>
          <table:table-cell table:style-name="ce7" office:value-type="float" office:value="5.2" calcext:value-type="float">
            <text:p>5,20</text:p>
          </table:table-cell>
          <table:table-cell table:style-name="ce9" office:value-type="float" office:value="0.93" calcext:value-type="float">
            <text:p>0,93</text:p>
          </table:table-cell>
          <table:table-cell table:style-name="ce9" office:value-type="float" office:value="0.92" calcext:value-type="float">
            <text:p>0,92</text:p>
          </table:table-cell>
          <table:table-cell table:style-name="ce9" office:value-type="float" office:value="0.94" calcext:value-type="float">
            <text:p>0,94</text:p>
          </table:table-cell>
          <table:table-cell table:style-name="ce9" office:value-type="float" office:value="0.93" calcext:value-type="float">
            <text:p>0,93</text:p>
          </table:table-cell>
          <table:table-cell table:style-name="ce9" office:value-type="float" office:value="1.01" calcext:value-type="float">
            <text:p>1,01</text:p>
          </table:table-cell>
          <table:table-cell table:style-name="ce28" table:formula="of:=[data.E266]/([data.C266]*[data.D266])" office:value-type="float" office:value="0.607703809312005" calcext:value-type="float">
            <text:p>0,61</text:p>
          </table:table-cell>
          <table:table-cell table:style-name="ce5" table:formula="of:=[data.B266]/[data.E266]" office:value-type="float" office:value="4.93664156683097" calcext:value-type="float">
            <text:p>4,937</text:p>
          </table:table-cell>
          <table:table-cell table:style-name="ce7" table:formula="of:=AVERAGE([data.F266:.J266])" office:value-type="float" office:value="5.206" calcext:value-type="float">
            <text:p>5,21</text:p>
          </table:table-cell>
          <table:table-cell table:style-name="ce9" table:formula="of:=AVERAGE([data.K266:.O266])" office:value-type="float" office:value="0.946" calcext:value-type="float">
            <text:p>0,95</text:p>
          </table:table-cell>
          <table:table-cell table:style-name="ce12" table:formula="of:=[data.Q266]/[data.Q490]*(LOG([data.R490]*1000)/LOG([data.R266]*1000))" office:value-type="float" office:value="1.79328137536633" calcext:value-type="float">
            <text:p>1,79</text:p>
          </table:table-cell>
          <table:table-cell table:style-name="ce12" table:formula="of:=[data.Q266]/[data.Q490]*(LOG([data.S490]*1000)/LOG([data.S266]*1000))" office:value-type="float" office:value="2.00444057978911" calcext:value-type="float">
            <text:p>2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07750" calcext:value-type="float">
            <text:p>807750</text:p>
          </table:table-cell>
          <table:table-cell table:style-name="ce7" office:value-type="float" office:value="5.97" calcext:value-type="float">
            <text:p>5,97</text:p>
          </table:table-cell>
          <table:table-cell table:style-name="ce7" office:value-type="float" office:value="6.03" calcext:value-type="float">
            <text:p>6,03</text:p>
          </table:table-cell>
          <table:table-cell table:style-name="ce7" office:value-type="float" office:value="5.96" calcext:value-type="float">
            <text:p>5,96</text:p>
          </table:table-cell>
          <table:table-cell table:style-name="ce7" office:value-type="float" office:value="6.02" calcext:value-type="float">
            <text:p>6,02</text:p>
          </table:table-cell>
          <table:table-cell table:style-name="ce7" office:value-type="float" office:value="6.42" calcext:value-type="float">
            <text:p>6,42</text:p>
          </table:table-cell>
          <table:table-cell table:style-name="ce9" office:value-type="float" office:value="1.07" calcext:value-type="float">
            <text:p>1,07</text:p>
          </table:table-cell>
          <table:table-cell table:style-name="ce9" office:value-type="float" office:value="1.11" calcext:value-type="float">
            <text:p>1,11</text:p>
          </table:table-cell>
          <table:table-cell table:style-name="ce9" office:value-type="float" office:value="1.08" calcext:value-type="float">
            <text:p>1,08</text:p>
          </table:table-cell>
          <table:table-cell table:style-name="ce9" office:value-type="float" office:value="1.11" calcext:value-type="float">
            <text:p>1,11</text:p>
          </table:table-cell>
          <table:table-cell table:style-name="ce9" office:value-type="float" office:value="1.15" calcext:value-type="float">
            <text:p>1,15</text:p>
          </table:table-cell>
          <table:table-cell table:style-name="ce28" table:formula="of:=[data.E267]/([data.C267]*[data.D267])" office:value-type="float" office:value="0.721370241769547" calcext:value-type="float">
            <text:p>0,72</text:p>
          </table:table-cell>
          <table:table-cell table:style-name="ce5" table:formula="of:=[data.B267]/[data.E267]" office:value-type="float" office:value="4.15877189724544" calcext:value-type="float">
            <text:p>4,159</text:p>
          </table:table-cell>
          <table:table-cell table:style-name="ce7" table:formula="of:=AVERAGE([data.F267:.J267])" office:value-type="float" office:value="6.08" calcext:value-type="float">
            <text:p>6,08</text:p>
          </table:table-cell>
          <table:table-cell table:style-name="ce9" table:formula="of:=AVERAGE([data.K267:.O267])" office:value-type="float" office:value="1.104" calcext:value-type="float">
            <text:p>1,10</text:p>
          </table:table-cell>
          <table:table-cell table:style-name="ce12" table:formula="of:=[data.Q267]/[data.Q491]*(LOG([data.R491]*1000)/LOG([data.R267]*1000))" office:value-type="float" office:value="1.98844404923152" calcext:value-type="float">
            <text:p>1,99</text:p>
          </table:table-cell>
          <table:table-cell table:style-name="ce12" table:formula="of:=[data.Q267]/[data.Q491]*(LOG([data.S491]*1000)/LOG([data.S267]*1000))" office:value-type="float" office:value="2.09834551812611" calcext:value-type="float">
            <text:p>2,1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947695" calcext:value-type="float">
            <text:p>947695</text:p>
          </table:table-cell>
          <table:table-cell table:style-name="ce7" office:value-type="float" office:value="6.61" calcext:value-type="float">
            <text:p>6,61</text:p>
          </table:table-cell>
          <table:table-cell table:style-name="ce7" office:value-type="float" office:value="6.49" calcext:value-type="float">
            <text:p>6,49</text:p>
          </table:table-cell>
          <table:table-cell table:style-name="ce7" office:value-type="float" office:value="6.56" calcext:value-type="float">
            <text:p>6,56</text:p>
          </table:table-cell>
          <table:table-cell table:style-name="ce7" office:value-type="float" office:value="6.74" calcext:value-type="float">
            <text:p>6,74</text:p>
          </table:table-cell>
          <table:table-cell table:style-name="ce7" office:value-type="float" office:value="6.49" calcext:value-type="float">
            <text:p>6,49</text:p>
          </table:table-cell>
          <table:table-cell table:style-name="ce9" office:value-type="float" office:value="1.13" calcext:value-type="float">
            <text:p>1,13</text:p>
          </table:table-cell>
          <table:table-cell table:style-name="ce9" office:value-type="float" office:value="1.18" calcext:value-type="float">
            <text:p>1,18</text:p>
          </table:table-cell>
          <table:table-cell table:style-name="ce9" office:value-type="float" office:value="1.13" calcext:value-type="float">
            <text:p>1,13</text:p>
          </table:table-cell>
          <table:table-cell table:style-name="ce9" office:value-type="float" office:value="1.15" calcext:value-type="float">
            <text:p>1,15</text:p>
          </table:table-cell>
          <table:table-cell table:style-name="ce9" office:value-type="float" office:value="1.13" calcext:value-type="float">
            <text:p>1,13</text:p>
          </table:table-cell>
          <table:table-cell table:style-name="ce28" table:formula="of:=[data.E268]/([data.C268]*[data.D268])" office:value-type="float" office:value="0.809995726495727" calcext:value-type="float">
            <text:p>0,81</text:p>
          </table:table-cell>
          <table:table-cell table:style-name="ce5" table:formula="of:=[data.B268]/[data.E268]" office:value-type="float" office:value="3.70374012736165" calcext:value-type="float">
            <text:p>3,704</text:p>
          </table:table-cell>
          <table:table-cell table:style-name="ce7" table:formula="of:=AVERAGE([data.F268:.J268])" office:value-type="float" office:value="6.578" calcext:value-type="float">
            <text:p>6,58</text:p>
          </table:table-cell>
          <table:table-cell table:style-name="ce9" table:formula="of:=AVERAGE([data.K268:.O268])" office:value-type="float" office:value="1.144" calcext:value-type="float">
            <text:p>1,14</text:p>
          </table:table-cell>
          <table:table-cell table:style-name="ce12" table:formula="of:=[data.Q268]/[data.Q492]*(LOG([data.R492]*1000)/LOG([data.R268]*1000))" office:value-type="float" office:value="1.76233783769142" calcext:value-type="float">
            <text:p>1,76</text:p>
          </table:table-cell>
          <table:table-cell table:style-name="ce12" table:formula="of:=[data.Q268]/[data.Q492]*(LOG([data.S492]*1000)/LOG([data.S268]*1000))" office:value-type="float" office:value="2.04898741425946" calcext:value-type="float">
            <text:p>2,0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291093" calcext:value-type="float">
            <text:p>1291093</text:p>
          </table:table-cell>
          <table:table-cell table:style-name="ce7" office:value-type="float" office:value="7.23" calcext:value-type="float">
            <text:p>7,23</text:p>
          </table:table-cell>
          <table:table-cell table:style-name="ce7" office:value-type="float" office:value="7.13" calcext:value-type="float">
            <text:p>7,13</text:p>
          </table:table-cell>
          <table:table-cell table:style-name="ce7" office:value-type="float" office:value="7.64" calcext:value-type="float">
            <text:p>7,64</text:p>
          </table:table-cell>
          <table:table-cell table:style-name="ce7" office:value-type="float" office:value="7.31" calcext:value-type="float">
            <text:p>7,31</text:p>
          </table:table-cell>
          <table:table-cell table:style-name="ce7" office:value-type="float" office:value="7.09" calcext:value-type="float">
            <text:p>7,09</text:p>
          </table:table-cell>
          <table:table-cell table:style-name="ce9" office:value-type="float" office:value="0.93" calcext:value-type="float">
            <text:p>0,93</text:p>
          </table:table-cell>
          <table:table-cell table:style-name="ce9" office:value-type="float" office:value="0.99" calcext:value-type="float">
            <text:p>0,99</text:p>
          </table:table-cell>
          <table:table-cell table:style-name="ce9" office:value-type="float" office:value="0.93" calcext:value-type="float">
            <text:p>0,93</text:p>
          </table:table-cell>
          <table:table-cell table:style-name="ce9" office:value-type="float" office:value="0.97" calcext:value-type="float">
            <text:p>0,97</text:p>
          </table:table-cell>
          <table:table-cell table:style-name="ce9" office:value-type="float" office:value="0.92" calcext:value-type="float">
            <text:p>0,92</text:p>
          </table:table-cell>
          <table:table-cell table:style-name="ce28" table:formula="of:=[data.E269]/([data.C269]*[data.D269])" office:value-type="float" office:value="1.21943877743776" calcext:value-type="float">
            <text:p>1,22</text:p>
          </table:table-cell>
          <table:table-cell table:style-name="ce5" table:formula="of:=[data.B269]/[data.E269]" office:value-type="float" office:value="2.46016049966966" calcext:value-type="float">
            <text:p>2,460</text:p>
          </table:table-cell>
          <table:table-cell table:style-name="ce7" table:formula="of:=AVERAGE([data.F269:.J269])" office:value-type="float" office:value="7.28" calcext:value-type="float">
            <text:p>7,28</text:p>
          </table:table-cell>
          <table:table-cell table:style-name="ce9" table:formula="of:=AVERAGE([data.K269:.O269])" office:value-type="float" office:value="0.948" calcext:value-type="float">
            <text:p>0,95</text:p>
          </table:table-cell>
          <table:table-cell table:style-name="ce12" table:formula="of:=[data.Q269]/[data.Q493]*(LOG([data.R493]*1000)/LOG([data.R269]*1000))" office:value-type="float" office:value="1.45086414167585" calcext:value-type="float">
            <text:p>1,45</text:p>
          </table:table-cell>
          <table:table-cell table:style-name="ce12" table:formula="of:=[data.Q269]/[data.Q493]*(LOG([data.S493]*1000)/LOG([data.S269]*1000))" office:value-type="float" office:value="1.67773818879197" calcext:value-type="float">
            <text:p>1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610948" calcext:value-type="float">
            <text:p>610948</text:p>
          </table:table-cell>
          <table:table-cell table:style-name="ce7" office:value-type="float" office:value="5.72" calcext:value-type="float">
            <text:p>5,72</text:p>
          </table:table-cell>
          <table:table-cell table:style-name="ce7" office:value-type="float" office:value="5.78" calcext:value-type="float">
            <text:p>5,78</text:p>
          </table:table-cell>
          <table:table-cell table:style-name="ce7" office:value-type="float" office:value="5.68" calcext:value-type="float">
            <text:p>5,68</text:p>
          </table:table-cell>
          <table:table-cell table:style-name="ce7" office:value-type="float" office:value="5.7" calcext:value-type="float">
            <text:p>5,70</text:p>
          </table:table-cell>
          <table:table-cell table:style-name="ce7" office:value-type="float" office:value="5.81" calcext:value-type="float">
            <text:p>5,81</text:p>
          </table:table-cell>
          <table:table-cell table:style-name="ce9" office:value-type="float" office:value="1.12" calcext:value-type="float">
            <text:p>1,12</text:p>
          </table:table-cell>
          <table:table-cell table:style-name="ce9" office:value-type="float" office:value="1.07" calcext:value-type="float">
            <text:p>1,07</text:p>
          </table:table-cell>
          <table:table-cell table:style-name="ce9" office:value-type="float" office:value="1.15" calcext:value-type="float">
            <text:p>1,15</text:p>
          </table:table-cell>
          <table:table-cell table:style-name="ce9" office:value-type="float" office:value="1.08" calcext:value-type="float">
            <text:p>1,08</text:p>
          </table:table-cell>
          <table:table-cell table:style-name="ce9" office:value-type="float" office:value="1.12" calcext:value-type="float">
            <text:p>1,12</text:p>
          </table:table-cell>
          <table:table-cell table:style-name="ce28" table:formula="of:=[data.E270]/([data.C270]*[data.D270])" office:value-type="float" office:value="0.545613997485139" calcext:value-type="float">
            <text:p>0,55</text:p>
          </table:table-cell>
          <table:table-cell table:style-name="ce5" table:formula="of:=[data.B270]/[data.E270]" office:value-type="float" office:value="5.49841885070415" calcext:value-type="float">
            <text:p>5,498</text:p>
          </table:table-cell>
          <table:table-cell table:style-name="ce7" table:formula="of:=AVERAGE([data.F270:.J270])" office:value-type="float" office:value="5.738" calcext:value-type="float">
            <text:p>5,74</text:p>
          </table:table-cell>
          <table:table-cell table:style-name="ce9" table:formula="of:=AVERAGE([data.K270:.O270])" office:value-type="float" office:value="1.108" calcext:value-type="float">
            <text:p>1,11</text:p>
          </table:table-cell>
          <table:table-cell table:style-name="ce12" table:formula="of:=[data.Q270]/[data.Q494]*(LOG([data.R494]*1000)/LOG([data.R270]*1000))" office:value-type="float" office:value="1.90286125270173" calcext:value-type="float">
            <text:p>1,90</text:p>
          </table:table-cell>
          <table:table-cell table:style-name="ce12" table:formula="of:=[data.Q270]/[data.Q494]*(LOG([data.S494]*1000)/LOG([data.S270]*1000))" office:value-type="float" office:value="2.01223032185716" calcext:value-type="float">
            <text:p>2,0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775471" calcext:value-type="float">
            <text:p>775471</text:p>
          </table:table-cell>
          <table:table-cell table:style-name="ce7" office:value-type="float" office:value="5.37" calcext:value-type="float">
            <text:p>5,37</text:p>
          </table:table-cell>
          <table:table-cell table:style-name="ce7" office:value-type="float" office:value="5.38" calcext:value-type="float">
            <text:p>5,38</text:p>
          </table:table-cell>
          <table:table-cell table:style-name="ce7" office:value-type="float" office:value="5.42" calcext:value-type="float">
            <text:p>5,42</text:p>
          </table:table-cell>
          <table:table-cell table:style-name="ce7" office:value-type="float" office:value="5.35" calcext:value-type="float">
            <text:p>5,35</text:p>
          </table:table-cell>
          <table:table-cell table:style-name="ce7" office:value-type="float" office:value="5.38" calcext:value-type="float">
            <text:p>5,38</text:p>
          </table:table-cell>
          <table:table-cell table:style-name="ce9" office:value-type="float" office:value="0.95" calcext:value-type="float">
            <text:p>0,95</text:p>
          </table:table-cell>
          <table:table-cell table:style-name="ce9" office:value-type="float" office:value="1.08" calcext:value-type="float">
            <text:p>1,08</text:p>
          </table:table-cell>
          <table:table-cell table:style-name="ce9" office:value-type="float" office:value="0.85" calcext:value-type="float">
            <text:p>0,85</text:p>
          </table:table-cell>
          <table:table-cell table:style-name="ce9" office:value-type="float" office:value="0.91" calcext:value-type="float">
            <text:p>0,91</text:p>
          </table:table-cell>
          <table:table-cell table:style-name="ce9" office:value-type="float" office:value="0.85" calcext:value-type="float">
            <text:p>0,85</text:p>
          </table:table-cell>
          <table:table-cell table:style-name="ce28" table:formula="of:=[data.E271]/([data.C271]*[data.D271])" office:value-type="float" office:value="0.839690531878032" calcext:value-type="float">
            <text:p>0,84</text:p>
          </table:table-cell>
          <table:table-cell table:style-name="ce5" table:formula="of:=[data.B271]/[data.E271]" office:value-type="float" office:value="3.57276545480102" calcext:value-type="float">
            <text:p>3,573</text:p>
          </table:table-cell>
          <table:table-cell table:style-name="ce7" table:formula="of:=AVERAGE([data.F271:.J271])" office:value-type="float" office:value="5.38" calcext:value-type="float">
            <text:p>5,38</text:p>
          </table:table-cell>
          <table:table-cell table:style-name="ce9" table:formula="of:=AVERAGE([data.K271:.O271])" office:value-type="float" office:value="0.928" calcext:value-type="float">
            <text:p>0,93</text:p>
          </table:table-cell>
          <table:table-cell table:style-name="ce12" table:formula="of:=[data.Q271]/[data.Q495]*(LOG([data.R495]*1000)/LOG([data.R271]*1000))" office:value-type="float" office:value="1.74105924584861" calcext:value-type="float">
            <text:p>1,74</text:p>
          </table:table-cell>
          <table:table-cell table:style-name="ce12" table:formula="of:=[data.Q271]/[data.Q495]*(LOG([data.S495]*1000)/LOG([data.S271]*1000))" office:value-type="float" office:value="2.07323940005343" calcext:value-type="float">
            <text:p>2,0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1107817" calcext:value-type="float">
            <text:p>1107817</text:p>
          </table:table-cell>
          <table:table-cell table:style-name="ce7" office:value-type="float" office:value="7.63" calcext:value-type="float">
            <text:p>7,63</text:p>
          </table:table-cell>
          <table:table-cell table:style-name="ce7" office:value-type="float" office:value="7.46" calcext:value-type="float">
            <text:p>7,46</text:p>
          </table:table-cell>
          <table:table-cell table:number-columns-repeated="2" table:style-name="ce7" office:value-type="float" office:value="7.38" calcext:value-type="float">
            <text:p>7,38</text:p>
          </table:table-cell>
          <table:table-cell table:style-name="ce7" office:value-type="float" office:value="7.4" calcext:value-type="float">
            <text:p>7,40</text:p>
          </table:table-cell>
          <table:table-cell table:style-name="ce9" office:value-type="float" office:value="1.57" calcext:value-type="float">
            <text:p>1,57</text:p>
          </table:table-cell>
          <table:table-cell table:style-name="ce9" office:value-type="float" office:value="1.3" calcext:value-type="float">
            <text:p>1,30</text:p>
          </table:table-cell>
          <table:table-cell table:style-name="ce9" office:value-type="float" office:value="1.26" calcext:value-type="float">
            <text:p>1,26</text:p>
          </table:table-cell>
          <table:table-cell table:style-name="ce9" office:value-type="float" office:value="1.32" calcext:value-type="float">
            <text:p>1,32</text:p>
          </table:table-cell>
          <table:table-cell table:style-name="ce9" office:value-type="float" office:value="1.39" calcext:value-type="float">
            <text:p>1,39</text:p>
          </table:table-cell>
          <table:table-cell table:style-name="ce28" table:formula="of:=[data.E272]/([data.C272]*[data.D272])" office:value-type="float" office:value="0.86006897215649" calcext:value-type="float">
            <text:p>0,86</text:p>
          </table:table-cell>
          <table:table-cell table:style-name="ce5" table:formula="of:=[data.B272]/[data.E272]" office:value-type="float" office:value="3.48810679020091" calcext:value-type="float">
            <text:p>3,488</text:p>
          </table:table-cell>
          <table:table-cell table:style-name="ce7" table:formula="of:=AVERAGE([data.F272:.J272])" office:value-type="float" office:value="7.45" calcext:value-type="float">
            <text:p>7,45</text:p>
          </table:table-cell>
          <table:table-cell table:style-name="ce9" table:formula="of:=AVERAGE([data.K272:.O272])" office:value-type="float" office:value="1.368" calcext:value-type="float">
            <text:p>1,37</text:p>
          </table:table-cell>
          <table:table-cell table:style-name="ce12" table:formula="of:=[data.Q272]/[data.Q496]*(LOG([data.R496]*1000)/LOG([data.R272]*1000))" office:value-type="float" office:value="1.65002949738857" calcext:value-type="float">
            <text:p>1,65</text:p>
          </table:table-cell>
          <table:table-cell table:style-name="ce12" table:formula="of:=[data.Q272]/[data.Q496]*(LOG([data.S496]*1000)/LOG([data.S272]*1000))" office:value-type="float" office:value="1.89425162282604" calcext:value-type="float">
            <text:p>1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812879" calcext:value-type="float">
            <text:p>812879</text:p>
          </table:table-cell>
          <table:table-cell table:style-name="ce7" office:value-type="float" office:value="6.03" calcext:value-type="float">
            <text:p>6,03</text:p>
          </table:table-cell>
          <table:table-cell table:style-name="ce7" office:value-type="float" office:value="5.95" calcext:value-type="float">
            <text:p>5,95</text:p>
          </table:table-cell>
          <table:table-cell table:style-name="ce7" office:value-type="float" office:value="6.11" calcext:value-type="float">
            <text:p>6,11</text:p>
          </table:table-cell>
          <table:table-cell table:style-name="ce7" office:value-type="float" office:value="6.12" calcext:value-type="float">
            <text:p>6,12</text:p>
          </table:table-cell>
          <table:table-cell table:style-name="ce7" office:value-type="float" office:value="6.29" calcext:value-type="float">
            <text:p>6,29</text:p>
          </table:table-cell>
          <table:table-cell table:number-columns-repeated="2" table:style-name="ce9" office:value-type="float" office:value="1.06" calcext:value-type="float">
            <text:p>1,06</text:p>
          </table:table-cell>
          <table:table-cell table:style-name="ce9" office:value-type="float" office:value="1.08" calcext:value-type="float">
            <text:p>1,08</text:p>
          </table:table-cell>
          <table:table-cell table:style-name="ce9" office:value-type="float" office:value="1.07" calcext:value-type="float">
            <text:p>1,07</text:p>
          </table:table-cell>
          <table:table-cell table:style-name="ce9" office:value-type="float" office:value="1.15" calcext:value-type="float">
            <text:p>1,15</text:p>
          </table:table-cell>
          <table:table-cell table:style-name="ce28" table:formula="of:=[data.E273]/([data.C273]*[data.D273])" office:value-type="float" office:value="0.746845875106577" calcext:value-type="float">
            <text:p>0,75</text:p>
          </table:table-cell>
          <table:table-cell table:style-name="ce5" table:formula="of:=[data.B273]/[data.E273]" office:value-type="float" office:value="4.01691272624831" calcext:value-type="float">
            <text:p>4,017</text:p>
          </table:table-cell>
          <table:table-cell table:style-name="ce7" table:formula="of:=AVERAGE([data.F273:.J273])" office:value-type="float" office:value="6.1" calcext:value-type="float">
            <text:p>6,10</text:p>
          </table:table-cell>
          <table:table-cell table:style-name="ce9" table:formula="of:=AVERAGE([data.K273:.O273])" office:value-type="float" office:value="1.084" calcext:value-type="float">
            <text:p>1,08</text:p>
          </table:table-cell>
          <table:table-cell table:style-name="ce12" table:formula="of:=[data.Q273]/[data.Q497]*(LOG([data.R497]*1000)/LOG([data.R273]*1000))" office:value-type="float" office:value="1.57434964513024" calcext:value-type="float">
            <text:p>1,57</text:p>
          </table:table-cell>
          <table:table-cell table:style-name="ce12" table:formula="of:=[data.Q273]/[data.Q497]*(LOG([data.S497]*1000)/LOG([data.S273]*1000))" office:value-type="float" office:value="1.67427129983018" calcext:value-type="float">
            <text:p>1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845492" calcext:value-type="float">
            <text:p>845492</text:p>
          </table:table-cell>
          <table:table-cell table:style-name="ce7" office:value-type="float" office:value="5.26" calcext:value-type="float">
            <text:p>5,26</text:p>
          </table:table-cell>
          <table:table-cell table:style-name="ce7" office:value-type="float" office:value="5.34" calcext:value-type="float">
            <text:p>5,34</text:p>
          </table:table-cell>
          <table:table-cell table:style-name="ce7" office:value-type="float" office:value="5.38" calcext:value-type="float">
            <text:p>5,38</text:p>
          </table:table-cell>
          <table:table-cell table:style-name="ce7" office:value-type="float" office:value="5.42" calcext:value-type="float">
            <text:p>5,42</text:p>
          </table:table-cell>
          <table:table-cell table:style-name="ce7" office:value-type="float" office:value="5.44" calcext:value-type="float">
            <text:p>5,44</text:p>
          </table:table-cell>
          <table:table-cell table:style-name="ce9" office:value-type="float" office:value="1" calcext:value-type="float">
            <text:p>1,00</text:p>
          </table:table-cell>
          <table:table-cell table:number-columns-repeated="3" table:style-name="ce9" office:value-type="float" office:value="0.82" calcext:value-type="float">
            <text:p>0,82</text:p>
          </table:table-cell>
          <table:table-cell table:style-name="ce9" office:value-type="float" office:value="0.86" calcext:value-type="float">
            <text:p>0,86</text:p>
          </table:table-cell>
          <table:table-cell table:style-name="ce28" table:formula="of:=[data.E274]/([data.C274]*[data.D274])" office:value-type="float" office:value="0.900993179880648" calcext:value-type="float">
            <text:p>0,90</text:p>
          </table:table-cell>
          <table:table-cell table:style-name="ce5" table:formula="of:=[data.B274]/[data.E274]" office:value-type="float" office:value="3.32967786803423" calcext:value-type="float">
            <text:p>3,330</text:p>
          </table:table-cell>
          <table:table-cell table:style-name="ce7" table:formula="of:=AVERAGE([data.F274:.J274])" office:value-type="float" office:value="5.368" calcext:value-type="float">
            <text:p>5,37</text:p>
          </table:table-cell>
          <table:table-cell table:style-name="ce9" table:formula="of:=AVERAGE([data.K274:.O274])" office:value-type="float" office:value="0.864" calcext:value-type="float">
            <text:p>0,86</text:p>
          </table:table-cell>
          <table:table-cell table:style-name="ce12" table:formula="of:=[data.Q274]/[data.Q498]*(LOG([data.R498]*1000)/LOG([data.R274]*1000))" office:value-type="float" office:value="1.62522004309618" calcext:value-type="float">
            <text:p>1,63</text:p>
          </table:table-cell>
          <table:table-cell table:style-name="ce12" table:formula="of:=[data.Q274]/[data.Q498]*(LOG([data.S498]*1000)/LOG([data.S274]*1000))" office:value-type="float" office:value="1.92600328357216" calcext:value-type="float">
            <text:p>1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733196" calcext:value-type="float">
            <text:p>733196</text:p>
          </table:table-cell>
          <table:table-cell table:style-name="ce7" office:value-type="float" office:value="6.06" calcext:value-type="float">
            <text:p>6,06</text:p>
          </table:table-cell>
          <table:table-cell table:style-name="ce7" office:value-type="float" office:value="6.1" calcext:value-type="float">
            <text:p>6,10</text:p>
          </table:table-cell>
          <table:table-cell table:style-name="ce7" office:value-type="float" office:value="5.95" calcext:value-type="float">
            <text:p>5,95</text:p>
          </table:table-cell>
          <table:table-cell table:style-name="ce7" office:value-type="float" office:value="6.08" calcext:value-type="float">
            <text:p>6,08</text:p>
          </table:table-cell>
          <table:table-cell table:style-name="ce7" office:value-type="float" office:value="6.28" calcext:value-type="float">
            <text:p>6,28</text:p>
          </table:table-cell>
          <table:table-cell table:style-name="ce9" office:value-type="float" office:value="1.15" calcext:value-type="float">
            <text:p>1,15</text:p>
          </table:table-cell>
          <table:table-cell table:style-name="ce9" office:value-type="float" office:value="1.17" calcext:value-type="float">
            <text:p>1,17</text:p>
          </table:table-cell>
          <table:table-cell table:style-name="ce9" office:value-type="float" office:value="1.31" calcext:value-type="float">
            <text:p>1,31</text:p>
          </table:table-cell>
          <table:table-cell table:style-name="ce9" office:value-type="float" office:value="1.17" calcext:value-type="float">
            <text:p>1,17</text:p>
          </table:table-cell>
          <table:table-cell table:style-name="ce25" office:value-type="float" office:value="1.18" calcext:value-type="float">
            <text:p>1,18</text:p>
          </table:table-cell>
          <table:table-cell table:style-name="ce28" table:formula="of:=[data.E275]/([data.C275]*[data.D275])" office:value-type="float" office:value="0.654788951760402" calcext:value-type="float">
            <text:p>0,65</text:p>
          </table:table-cell>
          <table:table-cell table:style-name="ce5" table:formula="of:=[data.B275]/[data.E275]" office:value-type="float" office:value="4.58165074550325" calcext:value-type="float">
            <text:p>4,582</text:p>
          </table:table-cell>
          <table:table-cell table:style-name="ce7" table:formula="of:=AVERAGE([data.F275:.J275])" office:value-type="float" office:value="6.094" calcext:value-type="float">
            <text:p>6,09</text:p>
          </table:table-cell>
          <table:table-cell table:style-name="ce9" table:formula="of:=AVERAGE([data.K275:.O275])" office:value-type="float" office:value="1.196" calcext:value-type="float">
            <text:p>1,20</text:p>
          </table:table-cell>
          <table:table-cell table:style-name="ce34" table:formula="of:=[data.Q275]/[data.Q499]*(LOG([data.R499]*1000)/LOG([data.R275]*1000))" office:value-type="float" office:value="1.7269209517391" calcext:value-type="float">
            <text:p>1,73</text:p>
          </table:table-cell>
          <table:table-cell table:style-name="ce34" table:formula="of:=[data.Q275]/[data.Q499]*(LOG([data.S499]*1000)/LOG([data.S275]*1000))" office:value-type="float" office:value="1.98564254563216" calcext:value-type="float">
            <text:p>1,99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data.P226:.P275])" office:value-type="float" office:value="0.835267757654608" calcext:value-type="float">
            <text:p>0,84</text:p>
          </table:table-cell>
          <table:table-cell table:style-name="ce30" table:formula="of:=AVERAGE([data.Q226:.Q275])" office:value-type="float" office:value="3.78568016598296" calcext:value-type="float">
            <text:p>3,786</text:p>
          </table:table-cell>
          <table:table-cell table:style-name="ce31" table:formula="of:=AVERAGE([data.R226:.R275])" office:value-type="float" office:value="6.35008" calcext:value-type="float">
            <text:p>6,35</text:p>
          </table:table-cell>
          <table:table-cell table:style-name="ce32" table:formula="of:=AVERAGE([data.S226:.S275])" office:value-type="float" office:value="1.06672" calcext:value-type="float">
            <text:p>1,07</text:p>
          </table:table-cell>
          <table:table-cell table:style-name="ce35" table:formula="of:=[data.Q276]/[data.Q500]*(LOG([data.R500]*1000)/LOG([data.R276]*1000))" office:value-type="float" office:value="1.62377500454811" calcext:value-type="float">
            <text:p>1,62</text:p>
          </table:table-cell>
          <table:table-cell table:style-name="ce35" table:formula="of:=[data.Q276]/[data.Q500]*(LOG([data.S500]*1000)/LOG([data.S276]*1000))" office:value-type="float" office:value="1.83439312934763" calcext:value-type="float">
            <text:p>1,83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6">
          <table:table-cell table:style-name="ce13" office:value-type="string" calcext:value-type="string">
            <text:p>JPEG XR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1302249" calcext:value-type="float">
            <text:p>1302249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6" calcext:value-type="float">
            <text:p>0,16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282]/([data.C282]*[data.D282])" office:value-type="float" office:value="1.24227210287328" calcext:value-type="float">
            <text:p>1,24</text:p>
          </table:table-cell>
          <table:table-cell table:style-name="ce5" table:formula="of:=[data.B282]/[data.E282]" office:value-type="float" office:value="2.41494215008036" calcext:value-type="float">
            <text:p>2,415</text:p>
          </table:table-cell>
          <table:table-cell table:style-name="ce7" table:formula="of:=AVERAGE([data.F282:.J282])" office:value-type="float" office:value="0.172" calcext:value-type="float">
            <text:p>0,17</text:p>
          </table:table-cell>
          <table:table-cell table:style-name="ce9" table:formula="of:=AVERAGE([data.K282:.O282])" office:value-type="float" office:value="0.176" calcext:value-type="float">
            <text:p>0,18</text:p>
          </table:table-cell>
          <table:table-cell table:style-name="ce12" table:formula="of:=[data.Q282]/[data.Q450]*(LOG([data.R450]*1000)/LOG([data.R282]*1000))" office:value-type="float" office:value="1.61908041079717" calcext:value-type="float">
            <text:p>1,62</text:p>
          </table:table-cell>
          <table:table-cell table:style-name="ce12" table:formula="of:=[data.Q282]/[data.Q450]*(LOG([data.S450]*1000)/LOG([data.S282]*1000))" office:value-type="float" office:value="1.38464182757621" calcext:value-type="float">
            <text:p>1,3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1527881" calcext:value-type="float">
            <text:p>1527881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4" calcext:value-type="float">
            <text:p>0,14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283]/([data.C283]*[data.D283])" office:value-type="float" office:value="1.52475829501182" calcext:value-type="float">
            <text:p>1,52</text:p>
          </table:table-cell>
          <table:table-cell table:style-name="ce5" table:formula="of:=[data.B283]/[data.E283]" office:value-type="float" office:value="1.96753542978805" calcext:value-type="float">
            <text:p>1,968</text:p>
          </table:table-cell>
          <table:table-cell table:style-name="ce7" table:formula="of:=AVERAGE([data.F283:.J283])" office:value-type="float" office:value="0.17" calcext:value-type="float">
            <text:p>0,17</text:p>
          </table:table-cell>
          <table:table-cell table:style-name="ce9" table:formula="of:=AVERAGE([data.K283:.O283])" office:value-type="float" office:value="0.196" calcext:value-type="float">
            <text:p>0,20</text:p>
          </table:table-cell>
          <table:table-cell table:style-name="ce12" table:formula="of:=[data.Q283]/[data.Q451]*(LOG([data.R451]*1000)/LOG([data.R283]*1000))" office:value-type="float" office:value="1.84621572946914" calcext:value-type="float">
            <text:p>1,85</text:p>
          </table:table-cell>
          <table:table-cell table:style-name="ce12" table:formula="of:=[data.Q283]/[data.Q451]*(LOG([data.S451]*1000)/LOG([data.S283]*1000))" office:value-type="float" office:value="1.67270086947762" calcext:value-type="float">
            <text:p>1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1590026" calcext:value-type="float">
            <text:p>1590026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2" table:style-name="ce9" office:value-type="float" office:value="0.22" calcext:value-type="float">
            <text:p>0,22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284]/([data.C284]*[data.D284])" office:value-type="float" office:value="1.55947280873134" calcext:value-type="float">
            <text:p>1,56</text:p>
          </table:table-cell>
          <table:table-cell table:style-name="ce5" table:formula="of:=[data.B284]/[data.E284]" office:value-type="float" office:value="1.92373709612296" calcext:value-type="float">
            <text:p>1,924</text:p>
          </table:table-cell>
          <table:table-cell table:style-name="ce7" table:formula="of:=AVERAGE([data.F284:.J284])" office:value-type="float" office:value="0.136" calcext:value-type="float">
            <text:p>0,14</text:p>
          </table:table-cell>
          <table:table-cell table:style-name="ce9" table:formula="of:=AVERAGE([data.K284:.O284])" office:value-type="float" office:value="0.18" calcext:value-type="float">
            <text:p>0,18</text:p>
          </table:table-cell>
          <table:table-cell table:style-name="ce12" table:formula="of:=[data.Q284]/[data.Q452]*(LOG([data.R452]*1000)/LOG([data.R284]*1000))" office:value-type="float" office:value="1.92190859440937" calcext:value-type="float">
            <text:p>1,92</text:p>
          </table:table-cell>
          <table:table-cell table:style-name="ce12" table:formula="of:=[data.Q284]/[data.Q452]*(LOG([data.S452]*1000)/LOG([data.S284]*1000))" office:value-type="float" office:value="1.70193705231674" calcext:value-type="float">
            <text:p>1,7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96832" calcext:value-type="float">
            <text:p>1296832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2" calcext:value-type="float">
            <text:p>0,12</text:p>
          </table:table-cell>
          <table:table-cell table:style-name="ce9" office:value-type="float" office:value="0.25" calcext:value-type="float">
            <text:p>0,25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285]/([data.C285]*[data.D285])" office:value-type="float" office:value="1.158150434385" calcext:value-type="float">
            <text:p>1,16</text:p>
          </table:table-cell>
          <table:table-cell table:style-name="ce5" table:formula="of:=[data.B285]/[data.E285]" office:value-type="float" office:value="2.59034940532004" calcext:value-type="float">
            <text:p>2,590</text:p>
          </table:table-cell>
          <table:table-cell table:style-name="ce7" table:formula="of:=AVERAGE([data.F285:.J285])" office:value-type="float" office:value="0.144" calcext:value-type="float">
            <text:p>0,14</text:p>
          </table:table-cell>
          <table:table-cell table:style-name="ce9" table:formula="of:=AVERAGE([data.K285:.O285])" office:value-type="float" office:value="0.192" calcext:value-type="float">
            <text:p>0,19</text:p>
          </table:table-cell>
          <table:table-cell table:style-name="ce12" table:formula="of:=[data.Q285]/[data.Q453]*(LOG([data.R453]*1000)/LOG([data.R285]*1000))" office:value-type="float" office:value="1.92784291833267" calcext:value-type="float">
            <text:p>1,93</text:p>
          </table:table-cell>
          <table:table-cell table:style-name="ce12" table:formula="of:=[data.Q285]/[data.Q453]*(LOG([data.S453]*1000)/LOG([data.S285]*1000))" office:value-type="float" office:value="1.64063039302357" calcext:value-type="float">
            <text:p>1,6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1266642" calcext:value-type="float">
            <text:p>1266642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3" table:style-name="ce7" office:value-type="float" office:value="0.1" calcext:value-type="float">
            <text:p>0,10</text:p>
          </table:table-cell>
          <table:table-cell table:style-name="ce7" office:value-type="float" office:value="0.11" calcext:value-type="float">
            <text:p>0,11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286]/([data.C286]*[data.D286])" office:value-type="float" office:value="1.29778893442623" calcext:value-type="float">
            <text:p>1,30</text:p>
          </table:table-cell>
          <table:table-cell table:style-name="ce5" table:formula="of:=[data.B286]/[data.E286]" office:value-type="float" office:value="2.31163659502843" calcext:value-type="float">
            <text:p>2,312</text:p>
          </table:table-cell>
          <table:table-cell table:style-name="ce7" table:formula="of:=AVERAGE([data.F286:.J286])" office:value-type="float" office:value="0.114" calcext:value-type="float">
            <text:p>0,11</text:p>
          </table:table-cell>
          <table:table-cell table:style-name="ce9" table:formula="of:=AVERAGE([data.K286:.O286])" office:value-type="float" office:value="0.136" calcext:value-type="float">
            <text:p>0,14</text:p>
          </table:table-cell>
          <table:table-cell table:style-name="ce12" table:formula="of:=[data.Q286]/[data.Q454]*(LOG([data.R454]*1000)/LOG([data.R286]*1000))" office:value-type="float" office:value="1.74711181135628" calcext:value-type="float">
            <text:p>1,75</text:p>
          </table:table-cell>
          <table:table-cell table:style-name="ce12" table:formula="of:=[data.Q286]/[data.Q454]*(LOG([data.S454]*1000)/LOG([data.S286]*1000))" office:value-type="float" office:value="1.49593312215546" calcext:value-type="float">
            <text:p>1,5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767322" calcext:value-type="float">
            <text:p>1767322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4" calcext:value-type="float">
            <text:p>0,14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23" calcext:value-type="float">
            <text:p>0,23</text:p>
          </table:table-cell>
          <table:table-cell table:style-name="ce28" table:formula="of:=[data.E287]/([data.C287]*[data.D287])" office:value-type="float" office:value="1.34484653127816" calcext:value-type="float">
            <text:p>1,34</text:p>
          </table:table-cell>
          <table:table-cell table:style-name="ce5" table:formula="of:=[data.B287]/[data.E287]" office:value-type="float" office:value="2.23074685880671" calcext:value-type="float">
            <text:p>2,231</text:p>
          </table:table-cell>
          <table:table-cell table:style-name="ce7" table:formula="of:=AVERAGE([data.F287:.J287])" office:value-type="float" office:value="0.154" calcext:value-type="float">
            <text:p>0,15</text:p>
          </table:table-cell>
          <table:table-cell table:style-name="ce9" table:formula="of:=AVERAGE([data.K287:.O287])" office:value-type="float" office:value="0.186" calcext:value-type="float">
            <text:p>0,19</text:p>
          </table:table-cell>
          <table:table-cell table:style-name="ce12" table:formula="of:=[data.Q287]/[data.Q455]*(LOG([data.R455]*1000)/LOG([data.R287]*1000))" office:value-type="float" office:value="1.80013117237719" calcext:value-type="float">
            <text:p>1,80</text:p>
          </table:table-cell>
          <table:table-cell table:style-name="ce12" table:formula="of:=[data.Q287]/[data.Q455]*(LOG([data.S455]*1000)/LOG([data.S287]*1000))" office:value-type="float" office:value="1.52851175177467" calcext:value-type="float">
            <text:p>1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1544215" calcext:value-type="float">
            <text:p>1544215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4" table:style-name="ce7" office:value-type="float" office:value="0.11" calcext:value-type="float">
            <text:p>0,11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28" table:formula="of:=[data.E288]/([data.C288]*[data.D288])" office:value-type="float" office:value="1.55266147844273" calcext:value-type="float">
            <text:p>1,55</text:p>
          </table:table-cell>
          <table:table-cell table:style-name="ce5" table:formula="of:=[data.B288]/[data.E288]" office:value-type="float" office:value="1.93217654277416" calcext:value-type="float">
            <text:p>1,932</text:p>
          </table:table-cell>
          <table:table-cell table:style-name="ce7" table:formula="of:=AVERAGE([data.F288:.J288])" office:value-type="float" office:value="0.112" calcext:value-type="float">
            <text:p>0,11</text:p>
          </table:table-cell>
          <table:table-cell table:style-name="ce9" table:formula="of:=AVERAGE([data.K288:.O288])" office:value-type="float" office:value="0.132" calcext:value-type="float">
            <text:p>0,13</text:p>
          </table:table-cell>
          <table:table-cell table:style-name="ce12" table:formula="of:=[data.Q288]/[data.Q456]*(LOG([data.R456]*1000)/LOG([data.R288]*1000))" office:value-type="float" office:value="1.5522876035772" calcext:value-type="float">
            <text:p>1,55</text:p>
          </table:table-cell>
          <table:table-cell table:style-name="ce12" table:formula="of:=[data.Q288]/[data.Q456]*(LOG([data.S456]*1000)/LOG([data.S288]*1000))" office:value-type="float" office:value="1.31170914468994" calcext:value-type="float">
            <text:p>1,3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1137381" calcext:value-type="float">
            <text:p>1137381</text:p>
          </table:table-cell>
          <table:table-cell table:number-columns-repeated="5" table:style-name="ce7" office:value-type="float" office:value="0.1" calcext:value-type="float">
            <text:p>0,10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28" table:formula="of:=[data.E289]/([data.C289]*[data.D289])" office:value-type="float" office:value="1.15071083430458" calcext:value-type="float">
            <text:p>1,15</text:p>
          </table:table-cell>
          <table:table-cell table:style-name="ce5" table:formula="of:=[data.B289]/[data.E289]" office:value-type="float" office:value="2.6070982370903" calcext:value-type="float">
            <text:p>2,607</text:p>
          </table:table-cell>
          <table:table-cell table:style-name="ce7" table:formula="of:=AVERAGE([data.F289:.J289])" office:value-type="float" office:value="0.1" calcext:value-type="float">
            <text:p>0,10</text:p>
          </table:table-cell>
          <table:table-cell table:style-name="ce9" table:formula="of:=AVERAGE([data.K289:.O289])" office:value-type="float" office:value="0.134" calcext:value-type="float">
            <text:p>0,13</text:p>
          </table:table-cell>
          <table:table-cell table:style-name="ce12" table:formula="of:=[data.Q289]/[data.Q457]*(LOG([data.R457]*1000)/LOG([data.R289]*1000))" office:value-type="float" office:value="1.52722536042704" calcext:value-type="float">
            <text:p>1,53</text:p>
          </table:table-cell>
          <table:table-cell table:style-name="ce12" table:formula="of:=[data.Q289]/[data.Q457]*(LOG([data.S457]*1000)/LOG([data.S289]*1000))" office:value-type="float" office:value="1.22883563934833" calcext:value-type="float">
            <text:p>1,2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1538399" calcext:value-type="float">
            <text:p>1538399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2" table:style-name="ce7" office:value-type="float" office:value="0.11" calcext:value-type="float">
            <text:p>0,11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28" table:formula="of:=[data.E290]/([data.C290]*[data.D290])" office:value-type="float" office:value="1.44929626559144" calcext:value-type="float">
            <text:p>1,45</text:p>
          </table:table-cell>
          <table:table-cell table:style-name="ce5" table:formula="of:=[data.B290]/[data.E290]" office:value-type="float" office:value="2.06998054470914" calcext:value-type="float">
            <text:p>2,070</text:p>
          </table:table-cell>
          <table:table-cell table:style-name="ce7" table:formula="of:=AVERAGE([data.F290:.J290])" office:value-type="float" office:value="0.124" calcext:value-type="float">
            <text:p>0,12</text:p>
          </table:table-cell>
          <table:table-cell table:style-name="ce9" table:formula="of:=AVERAGE([data.K290:.O290])" office:value-type="float" office:value="0.142" calcext:value-type="float">
            <text:p>0,14</text:p>
          </table:table-cell>
          <table:table-cell table:style-name="ce12" table:formula="of:=[data.Q290]/[data.Q458]*(LOG([data.R458]*1000)/LOG([data.R290]*1000))" office:value-type="float" office:value="2.01723474221039" calcext:value-type="float">
            <text:p>2,02</text:p>
          </table:table-cell>
          <table:table-cell table:style-name="ce12" table:formula="of:=[data.Q290]/[data.Q458]*(LOG([data.S458]*1000)/LOG([data.S290]*1000))" office:value-type="float" office:value="1.83207463198022" calcext:value-type="float">
            <text:p>1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1576888" calcext:value-type="float">
            <text:p>1576888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style-name="ce7" office:value-type="float" office:value="0.17" calcext:value-type="float">
            <text:p>0,17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22" calcext:value-type="float">
            <text:p>0,22</text:p>
          </table:table-cell>
          <table:table-cell table:style-name="ce28" table:formula="of:=[data.E291]/([data.C291]*[data.D291])" office:value-type="float" office:value="1.66611160887867" calcext:value-type="float">
            <text:p>1,67</text:p>
          </table:table-cell>
          <table:table-cell table:style-name="ce5" table:formula="of:=[data.B291]/[data.E291]" office:value-type="float" office:value="1.80060980868648" calcext:value-type="float">
            <text:p>1,801</text:p>
          </table:table-cell>
          <table:table-cell table:style-name="ce7" table:formula="of:=AVERAGE([data.F291:.J291])" office:value-type="float" office:value="0.128" calcext:value-type="float">
            <text:p>0,13</text:p>
          </table:table-cell>
          <table:table-cell table:style-name="ce9" table:formula="of:=AVERAGE([data.K291:.O291])" office:value-type="float" office:value="0.148" calcext:value-type="float">
            <text:p>0,15</text:p>
          </table:table-cell>
          <table:table-cell table:style-name="ce12" table:formula="of:=[data.Q291]/[data.Q459]*(LOG([data.R459]*1000)/LOG([data.R291]*1000))" office:value-type="float" office:value="1.86950888352132" calcext:value-type="float">
            <text:p>1,87</text:p>
          </table:table-cell>
          <table:table-cell table:style-name="ce12" table:formula="of:=[data.Q291]/[data.Q459]*(LOG([data.S459]*1000)/LOG([data.S291]*1000))" office:value-type="float" office:value="1.66999021842692" calcext:value-type="float">
            <text:p>1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1476497" calcext:value-type="float">
            <text:p>1476497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292]/([data.C292]*[data.D292])" office:value-type="float" office:value="1.25526848262259" calcext:value-type="float">
            <text:p>1,26</text:p>
          </table:table-cell>
          <table:table-cell table:style-name="ce5" table:formula="of:=[data.B292]/[data.E292]" office:value-type="float" office:value="2.38993780549503" calcext:value-type="float">
            <text:p>2,390</text:p>
          </table:table-cell>
          <table:table-cell table:style-name="ce7" table:formula="of:=AVERAGE([data.F292:.J292])" office:value-type="float" office:value="0.128" calcext:value-type="float">
            <text:p>0,13</text:p>
          </table:table-cell>
          <table:table-cell table:style-name="ce9" table:formula="of:=AVERAGE([data.K292:.O292])" office:value-type="float" office:value="0.162" calcext:value-type="float">
            <text:p>0,16</text:p>
          </table:table-cell>
          <table:table-cell table:style-name="ce12" table:formula="of:=[data.Q292]/[data.Q460]*(LOG([data.R460]*1000)/LOG([data.R292]*1000))" office:value-type="float" office:value="1.76745753323914" calcext:value-type="float">
            <text:p>1,77</text:p>
          </table:table-cell>
          <table:table-cell table:style-name="ce12" table:formula="of:=[data.Q292]/[data.Q460]*(LOG([data.S460]*1000)/LOG([data.S292]*1000))" office:value-type="float" office:value="1.55358227526666" calcext:value-type="float">
            <text:p>1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560100" calcext:value-type="float">
            <text:p>1560100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22" calcext:value-type="float">
            <text:p>0,22</text:p>
          </table:table-cell>
          <table:table-cell table:number-columns-repeated="2" table:style-name="ce7" office:value-type="float" office:value="0.13" calcext:value-type="float">
            <text:p>0,13</text:p>
          </table:table-cell>
          <table:table-cell table:style-name="ce7" office:value-type="float" office:value="0.14" calcext:value-type="float">
            <text:p>0,14</text:p>
          </table:table-cell>
          <table:table-cell table:style-name="ce9" office:value-type="float" office:value="0.24" calcext:value-type="float">
            <text:p>0,24</text:p>
          </table:table-cell>
          <table:table-cell table:number-columns-repeated="4" table:style-name="ce9" office:value-type="float" office:value="0.18" calcext:value-type="float">
            <text:p>0,18</text:p>
          </table:table-cell>
          <table:table-cell table:style-name="ce28" table:formula="of:=[data.E293]/([data.C293]*[data.D293])" office:value-type="float" office:value="1.18716061557942" calcext:value-type="float">
            <text:p>1,19</text:p>
          </table:table-cell>
          <table:table-cell table:style-name="ce5" table:formula="of:=[data.B293]/[data.E293]" office:value-type="float" office:value="2.52704826613679" calcext:value-type="float">
            <text:p>2,527</text:p>
          </table:table-cell>
          <table:table-cell table:style-name="ce7" table:formula="of:=AVERAGE([data.F293:.J293])" office:value-type="float" office:value="0.15" calcext:value-type="float">
            <text:p>0,15</text:p>
          </table:table-cell>
          <table:table-cell table:style-name="ce9" table:formula="of:=AVERAGE([data.K293:.O293])" office:value-type="float" office:value="0.192" calcext:value-type="float">
            <text:p>0,19</text:p>
          </table:table-cell>
          <table:table-cell table:style-name="ce12" table:formula="of:=[data.Q293]/[data.Q461]*(LOG([data.R461]*1000)/LOG([data.R293]*1000))" office:value-type="float" office:value="2.12241247609417" calcext:value-type="float">
            <text:p>2,12</text:p>
          </table:table-cell>
          <table:table-cell table:style-name="ce12" table:formula="of:=[data.Q293]/[data.Q461]*(LOG([data.S461]*1000)/LOG([data.S293]*1000))" office:value-type="float" office:value="1.8439766017651" calcext:value-type="float">
            <text:p>1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1528245" calcext:value-type="float">
            <text:p>1528245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1" calcext:value-type="float">
            <text:p>0,11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294]/([data.C294]*[data.D294])" office:value-type="float" office:value="1.58136625524623" calcext:value-type="float">
            <text:p>1,58</text:p>
          </table:table-cell>
          <table:table-cell table:style-name="ce5" table:formula="of:=[data.B294]/[data.E294]" office:value-type="float" office:value="1.89710419468083" calcext:value-type="float">
            <text:p>1,897</text:p>
          </table:table-cell>
          <table:table-cell table:style-name="ce7" table:formula="of:=AVERAGE([data.F294:.J294])" office:value-type="float" office:value="0.122" calcext:value-type="float">
            <text:p>0,12</text:p>
          </table:table-cell>
          <table:table-cell table:style-name="ce9" table:formula="of:=AVERAGE([data.K294:.O294])" office:value-type="float" office:value="0.146" calcext:value-type="float">
            <text:p>0,15</text:p>
          </table:table-cell>
          <table:table-cell table:style-name="ce12" table:formula="of:=[data.Q294]/[data.Q462]*(LOG([data.R462]*1000)/LOG([data.R294]*1000))" office:value-type="float" office:value="1.93956591186353" calcext:value-type="float">
            <text:p>1,94</text:p>
          </table:table-cell>
          <table:table-cell table:style-name="ce12" table:formula="of:=[data.Q294]/[data.Q462]*(LOG([data.S462]*1000)/LOG([data.S294]*1000))" office:value-type="float" office:value="1.75755919226231" calcext:value-type="float">
            <text:p>1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1284359" calcext:value-type="float">
            <text:p>1284359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" calcext:value-type="float">
            <text:p>0,10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295]/([data.C295]*[data.D295])" office:value-type="float" office:value="1.29655700833441" calcext:value-type="float">
            <text:p>1,30</text:p>
          </table:table-cell>
          <table:table-cell table:style-name="ce5" table:formula="of:=[data.B295]/[data.E295]" office:value-type="float" office:value="2.31383281465696" calcext:value-type="float">
            <text:p>2,314</text:p>
          </table:table-cell>
          <table:table-cell table:style-name="ce7" table:formula="of:=AVERAGE([data.F295:.J295])" office:value-type="float" office:value="0.11" calcext:value-type="float">
            <text:p>0,11</text:p>
          </table:table-cell>
          <table:table-cell table:style-name="ce9" table:formula="of:=AVERAGE([data.K295:.O295])" office:value-type="float" office:value="0.138" calcext:value-type="float">
            <text:p>0,14</text:p>
          </table:table-cell>
          <table:table-cell table:style-name="ce12" table:formula="of:=[data.Q295]/[data.Q463]*(LOG([data.R463]*1000)/LOG([data.R295]*1000))" office:value-type="float" office:value="2.07881785635199" calcext:value-type="float">
            <text:p>2,08</text:p>
          </table:table-cell>
          <table:table-cell table:style-name="ce12" table:formula="of:=[data.Q295]/[data.Q463]*(LOG([data.S463]*1000)/LOG([data.S295]*1000))" office:value-type="float" office:value="1.81114182738948" calcext:value-type="float">
            <text:p>1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1401275" calcext:value-type="float">
            <text:p>1401275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4" table:style-name="ce9" office:value-type="float" office:value="0.13" calcext:value-type="float">
            <text:p>0,13</text:p>
          </table:table-cell>
          <table:table-cell table:style-name="ce28" table:formula="of:=[data.E296]/([data.C296]*[data.D296])" office:value-type="float" office:value="1.41542929292929" calcext:value-type="float">
            <text:p>1,42</text:p>
          </table:table-cell>
          <table:table-cell table:style-name="ce5" table:formula="of:=[data.B296]/[data.E296]" office:value-type="float" office:value="2.11950973220817" calcext:value-type="float">
            <text:p>2,120</text:p>
          </table:table-cell>
          <table:table-cell table:style-name="ce7" table:formula="of:=AVERAGE([data.F296:.J296])" office:value-type="float" office:value="0.106" calcext:value-type="float">
            <text:p>0,11</text:p>
          </table:table-cell>
          <table:table-cell table:style-name="ce9" table:formula="of:=AVERAGE([data.K296:.O296])" office:value-type="float" office:value="0.128" calcext:value-type="float">
            <text:p>0,13</text:p>
          </table:table-cell>
          <table:table-cell table:style-name="ce12" table:formula="of:=[data.Q296]/[data.Q464]*(LOG([data.R464]*1000)/LOG([data.R296]*1000))" office:value-type="float" office:value="1.87253967458575" calcext:value-type="float">
            <text:p>1,87</text:p>
          </table:table-cell>
          <table:table-cell table:style-name="ce12" table:formula="of:=[data.Q296]/[data.Q464]*(LOG([data.S464]*1000)/LOG([data.S296]*1000))" office:value-type="float" office:value="1.64312868278735" calcext:value-type="float">
            <text:p>1,6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1016385" calcext:value-type="float">
            <text:p>1016385</text:p>
          </table:table-cell>
          <table:table-cell table:number-columns-repeated="3" table:style-name="ce7" office:value-type="float" office:value="0.1" calcext:value-type="float">
            <text:p>0,10</text:p>
          </table:table-cell>
          <table:table-cell table:number-columns-repeated="2" table:style-name="ce7" office:value-type="float" office:value="0.09" calcext:value-type="float">
            <text:p>0,09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297]/([data.C297]*[data.D297])" office:value-type="float" office:value="1.09377152277971" calcext:value-type="float">
            <text:p>1,09</text:p>
          </table:table-cell>
          <table:table-cell table:style-name="ce5" table:formula="of:=[data.B297]/[data.E297]" office:value-type="float" office:value="2.74281891212483" calcext:value-type="float">
            <text:p>2,743</text:p>
          </table:table-cell>
          <table:table-cell table:style-name="ce7" table:formula="of:=AVERAGE([data.F297:.J297])" office:value-type="float" office:value="0.096" calcext:value-type="float">
            <text:p>0,10</text:p>
          </table:table-cell>
          <table:table-cell table:style-name="ce9" table:formula="of:=AVERAGE([data.K297:.O297])" office:value-type="float" office:value="0.12" calcext:value-type="float">
            <text:p>0,12</text:p>
          </table:table-cell>
          <table:table-cell table:style-name="ce12" table:formula="of:=[data.Q297]/[data.Q465]*(LOG([data.R465]*1000)/LOG([data.R297]*1000))" office:value-type="float" office:value="1.6769522662746" calcext:value-type="float">
            <text:p>1,68</text:p>
          </table:table-cell>
          <table:table-cell table:style-name="ce12" table:formula="of:=[data.Q297]/[data.Q465]*(LOG([data.S465]*1000)/LOG([data.S297]*1000))" office:value-type="float" office:value="1.44977402110472" calcext:value-type="float">
            <text:p>1,4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1405849" calcext:value-type="float">
            <text:p>1405849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style-name="ce7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298]/([data.C298]*[data.D298])" office:value-type="float" office:value="1.17037046287046" calcext:value-type="float">
            <text:p>1,17</text:p>
          </table:table-cell>
          <table:table-cell table:style-name="ce5" table:formula="of:=[data.B298]/[data.E298]" office:value-type="float" office:value="2.56330231767423" calcext:value-type="float">
            <text:p>2,563</text:p>
          </table:table-cell>
          <table:table-cell table:style-name="ce7" table:formula="of:=AVERAGE([data.F298:.J298])" office:value-type="float" office:value="0.136" calcext:value-type="float">
            <text:p>0,14</text:p>
          </table:table-cell>
          <table:table-cell table:style-name="ce9" table:formula="of:=AVERAGE([data.K298:.O298])" office:value-type="float" office:value="0.17" calcext:value-type="float">
            <text:p>0,17</text:p>
          </table:table-cell>
          <table:table-cell table:style-name="ce12" table:formula="of:=[data.Q298]/[data.Q466]*(LOG([data.R466]*1000)/LOG([data.R298]*1000))" office:value-type="float" office:value="1.9701956658154" calcext:value-type="float">
            <text:p>1,97</text:p>
          </table:table-cell>
          <table:table-cell table:style-name="ce12" table:formula="of:=[data.Q298]/[data.Q466]*(LOG([data.S466]*1000)/LOG([data.S298]*1000))" office:value-type="float" office:value="1.73279786926287" calcext:value-type="float">
            <text:p>1,7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1660958" calcext:value-type="float">
            <text:p>1660958</text:p>
          </table:table-cell>
          <table:table-cell table:number-columns-repeated="4" table:style-name="ce7" office:value-type="float" office:value="0.13" calcext:value-type="float">
            <text:p>0,13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2" table:style-name="ce9" office:value-type="float" office:value="0.17" calcext:value-type="float">
            <text:p>0,17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21" calcext:value-type="float">
            <text:p>0,21</text:p>
          </table:table-cell>
          <table:table-cell table:style-name="ce28" table:formula="of:=[data.E299]/([data.C299]*[data.D299])" office:value-type="float" office:value="1.31366659073941" calcext:value-type="float">
            <text:p>1,31</text:p>
          </table:table-cell>
          <table:table-cell table:style-name="ce5" table:formula="of:=[data.B299]/[data.E299]" office:value-type="float" office:value="2.28369410906236" calcext:value-type="float">
            <text:p>2,284</text:p>
          </table:table-cell>
          <table:table-cell table:style-name="ce7" table:formula="of:=AVERAGE([data.F299:.J299])" office:value-type="float" office:value="0.138" calcext:value-type="float">
            <text:p>0,14</text:p>
          </table:table-cell>
          <table:table-cell table:style-name="ce9" table:formula="of:=AVERAGE([data.K299:.O299])" office:value-type="float" office:value="0.174" calcext:value-type="float">
            <text:p>0,17</text:p>
          </table:table-cell>
          <table:table-cell table:style-name="ce12" table:formula="of:=[data.Q299]/[data.Q467]*(LOG([data.R467]*1000)/LOG([data.R299]*1000))" office:value-type="float" office:value="1.64001870846247" calcext:value-type="float">
            <text:p>1,64</text:p>
          </table:table-cell>
          <table:table-cell table:style-name="ce12" table:formula="of:=[data.Q299]/[data.Q467]*(LOG([data.S467]*1000)/LOG([data.S299]*1000))" office:value-type="float" office:value="1.46090838195279" calcext:value-type="float">
            <text:p>1,4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1158321" calcext:value-type="float">
            <text:p>1158321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3" table:style-name="ce7" office:value-type="float" office:value="0.09" calcext:value-type="float">
            <text:p>0,09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4" table:style-name="ce9" office:value-type="float" office:value="0.13" calcext:value-type="float">
            <text:p>0,13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300]/([data.C300]*[data.D300])" office:value-type="float" office:value="1.20593116228709" calcext:value-type="float">
            <text:p>1,21</text:p>
          </table:table-cell>
          <table:table-cell table:style-name="ce5" table:formula="of:=[data.B300]/[data.E300]" office:value-type="float" office:value="2.48771799872401" calcext:value-type="float">
            <text:p>2,488</text:p>
          </table:table-cell>
          <table:table-cell table:style-name="ce7" table:formula="of:=AVERAGE([data.F300:.J300])" office:value-type="float" office:value="0.098" calcext:value-type="float">
            <text:p>0,10</text:p>
          </table:table-cell>
          <table:table-cell table:style-name="ce9" table:formula="of:=AVERAGE([data.K300:.O300])" office:value-type="float" office:value="0.138" calcext:value-type="float">
            <text:p>0,14</text:p>
          </table:table-cell>
          <table:table-cell table:style-name="ce12" table:formula="of:=[data.Q300]/[data.Q468]*(LOG([data.R468]*1000)/LOG([data.R300]*1000))" office:value-type="float" office:value="1.59097477664444" calcext:value-type="float">
            <text:p>1,59</text:p>
          </table:table-cell>
          <table:table-cell table:style-name="ce12" table:formula="of:=[data.Q300]/[data.Q468]*(LOG([data.S468]*1000)/LOG([data.S300]*1000))" office:value-type="float" office:value="1.29862713312163" calcext:value-type="float">
            <text:p>1,3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050979" calcext:value-type="float">
            <text:p>1050979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09" calcext:value-type="float">
            <text:p>0,09</text:p>
          </table:table-cell>
          <table:table-cell table:style-name="ce7" office:value-type="float" office:value="0.13" calcext:value-type="float">
            <text:p>0,13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23" calcext:value-type="float">
            <text:p>0,23</text:p>
          </table:table-cell>
          <table:table-cell table:style-name="ce28" table:formula="of:=[data.E301]/([data.C301]*[data.D301])" office:value-type="float" office:value="1.07942398074047" calcext:value-type="float">
            <text:p>1,08</text:p>
          </table:table-cell>
          <table:table-cell table:style-name="ce5" table:formula="of:=[data.B301]/[data.E301]" office:value-type="float" office:value="2.77927532329381" calcext:value-type="float">
            <text:p>2,779</text:p>
          </table:table-cell>
          <table:table-cell table:style-name="ce7" table:formula="of:=AVERAGE([data.F301:.J301])" office:value-type="float" office:value="0.12" calcext:value-type="float">
            <text:p>0,12</text:p>
          </table:table-cell>
          <table:table-cell table:style-name="ce9" table:formula="of:=AVERAGE([data.K301:.O301])" office:value-type="float" office:value="0.166" calcext:value-type="float">
            <text:p>0,17</text:p>
          </table:table-cell>
          <table:table-cell table:style-name="ce12" table:formula="of:=[data.Q301]/[data.Q469]*(LOG([data.R469]*1000)/LOG([data.R301]*1000))" office:value-type="float" office:value="1.57137609098923" calcext:value-type="float">
            <text:p>1,57</text:p>
          </table:table-cell>
          <table:table-cell table:style-name="ce12" table:formula="of:=[data.Q301]/[data.Q469]*(LOG([data.S469]*1000)/LOG([data.S301]*1000))" office:value-type="float" office:value="1.3648399341239" calcext:value-type="float">
            <text:p>1,3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1197715" calcext:value-type="float">
            <text:p>1197715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number-columns-repeated="2" table:style-name="ce7" office:value-type="float" office:value="0.11" calcext:value-type="float">
            <text:p>0,11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data.E302]/([data.C302]*[data.D302])" office:value-type="float" office:value="1.2301314232659" calcext:value-type="float">
            <text:p>1,23</text:p>
          </table:table-cell>
          <table:table-cell table:style-name="ce5" table:formula="of:=[data.B302]/[data.E302]" office:value-type="float" office:value="2.43877717153079" calcext:value-type="float">
            <text:p>2,439</text:p>
          </table:table-cell>
          <table:table-cell table:style-name="ce7" table:formula="of:=AVERAGE([data.F302:.J302])" office:value-type="float" office:value="0.104" calcext:value-type="float">
            <text:p>0,10</text:p>
          </table:table-cell>
          <table:table-cell table:style-name="ce9" table:formula="of:=AVERAGE([data.K302:.O302])" office:value-type="float" office:value="0.13" calcext:value-type="float">
            <text:p>0,13</text:p>
          </table:table-cell>
          <table:table-cell table:style-name="ce12" table:formula="of:=[data.Q302]/[data.Q470]*(LOG([data.R470]*1000)/LOG([data.R302]*1000))" office:value-type="float" office:value="1.76269603027784" calcext:value-type="float">
            <text:p>1,76</text:p>
          </table:table-cell>
          <table:table-cell table:style-name="ce12" table:formula="of:=[data.Q302]/[data.Q470]*(LOG([data.S470]*1000)/LOG([data.S302]*1000))" office:value-type="float" office:value="1.53620695146183" calcext:value-type="float">
            <text:p>1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1412240" calcext:value-type="float">
            <text:p>1412240</text:p>
          </table:table-cell>
          <table:table-cell table:number-columns-repeated="2" table:style-name="ce7" office:value-type="float" office:value="0.11" calcext:value-type="float">
            <text:p>0,11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2" calcext:value-type="float">
            <text:p>0,12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303]/([data.C303]*[data.D303])" office:value-type="float" office:value="1.496143740995" calcext:value-type="float">
            <text:p>1,50</text:p>
          </table:table-cell>
          <table:table-cell table:style-name="ce5" table:formula="of:=[data.B303]/[data.E303]" office:value-type="float" office:value="2.00516626069223" calcext:value-type="float">
            <text:p>2,005</text:p>
          </table:table-cell>
          <table:table-cell table:style-name="ce7" table:formula="of:=AVERAGE([data.F303:.J303])" office:value-type="float" office:value="0.114" calcext:value-type="float">
            <text:p>0,11</text:p>
          </table:table-cell>
          <table:table-cell table:style-name="ce9" table:formula="of:=AVERAGE([data.K303:.O303])" office:value-type="float" office:value="0.16" calcext:value-type="float">
            <text:p>0,16</text:p>
          </table:table-cell>
          <table:table-cell table:style-name="ce12" table:formula="of:=[data.Q303]/[data.Q471]*(LOG([data.R471]*1000)/LOG([data.R303]*1000))" office:value-type="float" office:value="1.88703438919625" calcext:value-type="float">
            <text:p>1,89</text:p>
          </table:table-cell>
          <table:table-cell table:style-name="ce12" table:formula="of:=[data.Q303]/[data.Q471]*(LOG([data.S471]*1000)/LOG([data.S303]*1000))" office:value-type="float" office:value="1.61293183503668" calcext:value-type="float">
            <text:p>1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74188" calcext:value-type="float">
            <text:p>1274188</text:p>
          </table:table-cell>
          <table:table-cell table:number-columns-repeated="4" table:style-name="ce7" office:value-type="float" office:value="0.11" calcext:value-type="float">
            <text:p>0,11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4"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304]/([data.C304]*[data.D304])" office:value-type="float" office:value="1.13792795496113" calcext:value-type="float">
            <text:p>1,14</text:p>
          </table:table-cell>
          <table:table-cell table:style-name="ce5" table:formula="of:=[data.B304]/[data.E304]" office:value-type="float" office:value="2.63638332804892" calcext:value-type="float">
            <text:p>2,636</text:p>
          </table:table-cell>
          <table:table-cell table:style-name="ce7" table:formula="of:=AVERAGE([data.F304:.J304])" office:value-type="float" office:value="0.114" calcext:value-type="float">
            <text:p>0,11</text:p>
          </table:table-cell>
          <table:table-cell table:style-name="ce9" table:formula="of:=AVERAGE([data.K304:.O304])" office:value-type="float" office:value="0.142" calcext:value-type="float">
            <text:p>0,14</text:p>
          </table:table-cell>
          <table:table-cell table:style-name="ce12" table:formula="of:=[data.Q304]/[data.Q472]*(LOG([data.R472]*1000)/LOG([data.R304]*1000))" office:value-type="float" office:value="2.00178027453607" calcext:value-type="float">
            <text:p>2,00</text:p>
          </table:table-cell>
          <table:table-cell table:style-name="ce12" table:formula="of:=[data.Q304]/[data.Q472]*(LOG([data.S472]*1000)/LOG([data.S304]*1000))" office:value-type="float" office:value="1.77337887522147" calcext:value-type="float">
            <text:p>1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1720099" calcext:value-type="float">
            <text:p>1720099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2"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305]/([data.C305]*[data.D305])" office:value-type="float" office:value="1.33829849807981" calcext:value-type="float">
            <text:p>1,34</text:p>
          </table:table-cell>
          <table:table-cell table:style-name="ce5" table:formula="of:=[data.B305]/[data.E305]" office:value-type="float" office:value="2.24166167179912" calcext:value-type="float">
            <text:p>2,242</text:p>
          </table:table-cell>
          <table:table-cell table:style-name="ce7" table:formula="of:=AVERAGE([data.F305:.J305])" office:value-type="float" office:value="0.142" calcext:value-type="float">
            <text:p>0,14</text:p>
          </table:table-cell>
          <table:table-cell table:style-name="ce9" table:formula="of:=AVERAGE([data.K305:.O305])" office:value-type="float" office:value="0.174" calcext:value-type="float">
            <text:p>0,17</text:p>
          </table:table-cell>
          <table:table-cell table:style-name="ce12" table:formula="of:=[data.Q305]/[data.Q473]*(LOG([data.R473]*1000)/LOG([data.R305]*1000))" office:value-type="float" office:value="1.85524224696016" calcext:value-type="float">
            <text:p>1,86</text:p>
          </table:table-cell>
          <table:table-cell table:style-name="ce12" table:formula="of:=[data.Q305]/[data.Q473]*(LOG([data.S473]*1000)/LOG([data.S305]*1000))" office:value-type="float" office:value="1.59773568112138" calcext:value-type="float">
            <text:p>1,6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1347801" calcext:value-type="float">
            <text:p>1347801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7" office:value-type="float" office:value="0.11" calcext:value-type="float">
            <text:p>0,11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28" table:formula="of:=[data.E306]/([data.C306]*[data.D306])" office:value-type="float" office:value="1.20030724565403" calcext:value-type="float">
            <text:p>1,20</text:p>
          </table:table-cell>
          <table:table-cell table:style-name="ce5" table:formula="of:=[data.B306]/[data.E306]" office:value-type="float" office:value="2.49937193992288" calcext:value-type="float">
            <text:p>2,499</text:p>
          </table:table-cell>
          <table:table-cell table:style-name="ce7" table:formula="of:=AVERAGE([data.F306:.J306])" office:value-type="float" office:value="0.118" calcext:value-type="float">
            <text:p>0,12</text:p>
          </table:table-cell>
          <table:table-cell table:style-name="ce9" table:formula="of:=AVERAGE([data.K306:.O306])" office:value-type="float" office:value="0.154" calcext:value-type="float">
            <text:p>0,15</text:p>
          </table:table-cell>
          <table:table-cell table:style-name="ce12" table:formula="of:=[data.Q306]/[data.Q474]*(LOG([data.R474]*1000)/LOG([data.R306]*1000))" office:value-type="float" office:value="1.78779048769546" calcext:value-type="float">
            <text:p>1,79</text:p>
          </table:table-cell>
          <table:table-cell table:style-name="ce12" table:formula="of:=[data.Q306]/[data.Q474]*(LOG([data.S474]*1000)/LOG([data.S306]*1000))" office:value-type="float" office:value="1.4747075609198" calcext:value-type="float">
            <text:p>1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1176161" calcext:value-type="float">
            <text:p>1176161</text:p>
          </table:table-cell>
          <table:table-cell table:number-columns-repeated="3" table:style-name="ce7" office:value-type="float" office:value="0.1" calcext:value-type="float">
            <text:p>0,10</text:p>
          </table:table-cell>
          <table:table-cell table:number-columns-repeated="2" table:style-name="ce7" office:value-type="float" office:value="0.09" calcext:value-type="float">
            <text:p>0,09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307]/([data.C307]*[data.D307])" office:value-type="float" office:value="1.26680331047081" calcext:value-type="float">
            <text:p>1,27</text:p>
          </table:table-cell>
          <table:table-cell table:style-name="ce5" table:formula="of:=[data.B307]/[data.E307]" office:value-type="float" office:value="2.36817918635289" calcext:value-type="float">
            <text:p>2,368</text:p>
          </table:table-cell>
          <table:table-cell table:style-name="ce7" table:formula="of:=AVERAGE([data.F307:.J307])" office:value-type="float" office:value="0.096" calcext:value-type="float">
            <text:p>0,10</text:p>
          </table:table-cell>
          <table:table-cell table:style-name="ce9" table:formula="of:=AVERAGE([data.K307:.O307])" office:value-type="float" office:value="0.12" calcext:value-type="float">
            <text:p>0,12</text:p>
          </table:table-cell>
          <table:table-cell table:style-name="ce12" table:formula="of:=[data.Q307]/[data.Q475]*(LOG([data.R475]*1000)/LOG([data.R307]*1000))" office:value-type="float" office:value="1.85388664839978" calcext:value-type="float">
            <text:p>1,85</text:p>
          </table:table-cell>
          <table:table-cell table:style-name="ce12" table:formula="of:=[data.Q307]/[data.Q475]*(LOG([data.S475]*1000)/LOG([data.S307]*1000))" office:value-type="float" office:value="1.64023764517733" calcext:value-type="float">
            <text:p>1,6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796527" calcext:value-type="float">
            <text:p>1796527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3" table:style-name="ce7" office:value-type="float" office:value="0.14" calcext:value-type="float">
            <text:p>0,14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style-name="ce9" office:value-type="float" office:value="0.25" calcext:value-type="float">
            <text:p>0,25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9" calcext:value-type="float">
            <text:p>0,19</text:p>
          </table:table-cell>
          <table:table-cell table:style-name="ce28" table:formula="of:=[data.E308]/([data.C308]*[data.D308])" office:value-type="float" office:value="1.36804868093609" calcext:value-type="float">
            <text:p>1,37</text:p>
          </table:table-cell>
          <table:table-cell table:style-name="ce5" table:formula="of:=[data.B308]/[data.E308]" office:value-type="float" office:value="2.19291332665749" calcext:value-type="float">
            <text:p>2,193</text:p>
          </table:table-cell>
          <table:table-cell table:style-name="ce7" table:formula="of:=AVERAGE([data.F308:.J308])" office:value-type="float" office:value="0.148" calcext:value-type="float">
            <text:p>0,15</text:p>
          </table:table-cell>
          <table:table-cell table:style-name="ce9" table:formula="of:=AVERAGE([data.K308:.O308])" office:value-type="float" office:value="0.196" calcext:value-type="float">
            <text:p>0,20</text:p>
          </table:table-cell>
          <table:table-cell table:style-name="ce12" table:formula="of:=[data.Q308]/[data.Q476]*(LOG([data.R476]*1000)/LOG([data.R308]*1000))" office:value-type="float" office:value="1.71744193248428" calcext:value-type="float">
            <text:p>1,72</text:p>
          </table:table-cell>
          <table:table-cell table:style-name="ce12" table:formula="of:=[data.Q308]/[data.Q476]*(LOG([data.S476]*1000)/LOG([data.S308]*1000))" office:value-type="float" office:value="1.4755085231277" calcext:value-type="float">
            <text:p>1,4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1485132" calcext:value-type="float">
            <text:p>1485132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7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309]/([data.C309]*[data.D309])" office:value-type="float" office:value="1.3290485395189" calcext:value-type="float">
            <text:p>1,33</text:p>
          </table:table-cell>
          <table:table-cell table:style-name="ce5" table:formula="of:=[data.B309]/[data.E309]" office:value-type="float" office:value="2.25726467411651" calcext:value-type="float">
            <text:p>2,257</text:p>
          </table:table-cell>
          <table:table-cell table:style-name="ce7" table:formula="of:=AVERAGE([data.F309:.J309])" office:value-type="float" office:value="0.13" calcext:value-type="float">
            <text:p>0,13</text:p>
          </table:table-cell>
          <table:table-cell table:style-name="ce9" table:formula="of:=AVERAGE([data.K309:.O309])" office:value-type="float" office:value="0.184" calcext:value-type="float">
            <text:p>0,18</text:p>
          </table:table-cell>
          <table:table-cell table:style-name="ce12" table:formula="of:=[data.Q309]/[data.Q477]*(LOG([data.R477]*1000)/LOG([data.R309]*1000))" office:value-type="float" office:value="2.02395390194737" calcext:value-type="float">
            <text:p>2,02</text:p>
          </table:table-cell>
          <table:table-cell table:style-name="ce12" table:formula="of:=[data.Q309]/[data.Q477]*(LOG([data.S477]*1000)/LOG([data.S309]*1000))" office:value-type="float" office:value="1.71046228630359" calcext:value-type="float">
            <text:p>1,7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008579" calcext:value-type="float">
            <text:p>2008579</text:p>
          </table:table-cell>
          <table:table-cell table:number-columns-repeated="2" table:style-name="ce7" office:value-type="float" office:value="0.14" calcext:value-type="float">
            <text:p>0,14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2" table:style-name="ce7" office:value-type="float" office:value="0.14" calcext:value-type="float">
            <text:p>0,14</text:p>
          </table:table-cell>
          <table:table-cell table:number-columns-repeated="3" table:style-name="ce9" office:value-type="float" office:value="0.18" calcext:value-type="float">
            <text:p>0,18</text:p>
          </table:table-cell>
          <table:table-cell table:number-columns-repeated="2" table:style-name="ce9" office:value-type="float" office:value="0.17" calcext:value-type="float">
            <text:p>0,17</text:p>
          </table:table-cell>
          <table:table-cell table:style-name="ce28" table:formula="of:=[data.E310]/([data.C310]*[data.D310])" office:value-type="float" office:value="1.53608060568981" calcext:value-type="float">
            <text:p>1,54</text:p>
          </table:table-cell>
          <table:table-cell table:style-name="ce5" table:formula="of:=[data.B310]/[data.E310]" office:value-type="float" office:value="1.95303047577417" calcext:value-type="float">
            <text:p>1,953</text:p>
          </table:table-cell>
          <table:table-cell table:style-name="ce7" table:formula="of:=AVERAGE([data.F310:.J310])" office:value-type="float" office:value="0.148" calcext:value-type="float">
            <text:p>0,15</text:p>
          </table:table-cell>
          <table:table-cell table:style-name="ce9" table:formula="of:=AVERAGE([data.K310:.O310])" office:value-type="float" office:value="0.176" calcext:value-type="float">
            <text:p>0,18</text:p>
          </table:table-cell>
          <table:table-cell table:style-name="ce12" table:formula="of:=[data.Q310]/[data.Q478]*(LOG([data.R478]*1000)/LOG([data.R310]*1000))" office:value-type="float" office:value="1.80453826886932" calcext:value-type="float">
            <text:p>1,80</text:p>
          </table:table-cell>
          <table:table-cell table:style-name="ce12" table:formula="of:=[data.Q310]/[data.Q478]*(LOG([data.S478]*1000)/LOG([data.S310]*1000))" office:value-type="float" office:value="1.53296596442274" calcext:value-type="float">
            <text:p>1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1565562" calcext:value-type="float">
            <text:p>1565562</text:p>
          </table:table-cell>
          <table:table-cell table:number-columns-repeated="2" table:style-name="ce7" office:value-type="float" office:value="0.13" calcext:value-type="float">
            <text:p>0,13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style-name="ce7" office:value-type="float" office:value="0.13" calcext:value-type="float">
            <text:p>0,13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21" calcext:value-type="float">
            <text:p>0,21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style-name="ce28" table:formula="of:=[data.E311]/([data.C311]*[data.D311])" office:value-type="float" office:value="1.21867760617761" calcext:value-type="float">
            <text:p>1,22</text:p>
          </table:table-cell>
          <table:table-cell table:style-name="ce5" table:formula="of:=[data.B311]/[data.E311]" office:value-type="float" office:value="2.4616955444754" calcext:value-type="float">
            <text:p>2,462</text:p>
          </table:table-cell>
          <table:table-cell table:style-name="ce7" table:formula="of:=AVERAGE([data.F311:.J311])" office:value-type="float" office:value="0.146" calcext:value-type="float">
            <text:p>0,15</text:p>
          </table:table-cell>
          <table:table-cell table:style-name="ce9" table:formula="of:=AVERAGE([data.K311:.O311])" office:value-type="float" office:value="0.188" calcext:value-type="float">
            <text:p>0,19</text:p>
          </table:table-cell>
          <table:table-cell table:style-name="ce12" table:formula="of:=[data.Q311]/[data.Q479]*(LOG([data.R479]*1000)/LOG([data.R311]*1000))" office:value-type="float" office:value="1.54475515551793" calcext:value-type="float">
            <text:p>1,54</text:p>
          </table:table-cell>
          <table:table-cell table:style-name="ce12" table:formula="of:=[data.Q311]/[data.Q479]*(LOG([data.S479]*1000)/LOG([data.S311]*1000))" office:value-type="float" office:value="1.26555537616738" calcext:value-type="float">
            <text:p>1,2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1494544" calcext:value-type="float">
            <text:p>1494544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3"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312]/([data.C312]*[data.D312])" office:value-type="float" office:value="1.37847121021505" calcext:value-type="float">
            <text:p>1,38</text:p>
          </table:table-cell>
          <table:table-cell table:style-name="ce5" table:formula="of:=[data.B312]/[data.E312]" office:value-type="float" office:value="2.17633472149365" calcext:value-type="float">
            <text:p>2,176</text:p>
          </table:table-cell>
          <table:table-cell table:style-name="ce7" table:formula="of:=AVERAGE([data.F312:.J312])" office:value-type="float" office:value="0.12" calcext:value-type="float">
            <text:p>0,12</text:p>
          </table:table-cell>
          <table:table-cell table:style-name="ce9" table:formula="of:=AVERAGE([data.K312:.O312])" office:value-type="float" office:value="0.142" calcext:value-type="float">
            <text:p>0,14</text:p>
          </table:table-cell>
          <table:table-cell table:style-name="ce12" table:formula="of:=[data.Q312]/[data.Q480]*(LOG([data.R480]*1000)/LOG([data.R312]*1000))" office:value-type="float" office:value="1.86471654330028" calcext:value-type="float">
            <text:p>1,86</text:p>
          </table:table-cell>
          <table:table-cell table:style-name="ce12" table:formula="of:=[data.Q312]/[data.Q480]*(LOG([data.S480]*1000)/LOG([data.S312]*1000))" office:value-type="float" office:value="1.52740206258815" calcext:value-type="float">
            <text:p>1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769368" calcext:value-type="float">
            <text:p>1769368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2" table:style-name="ce7" office:value-type="float" office:value="0.14" calcext:value-type="float">
            <text:p>0,14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4" table:style-name="ce9" office:value-type="float" office:value="0.17" calcext:value-type="float">
            <text:p>0,17</text:p>
          </table:table-cell>
          <table:table-cell table:style-name="ce28" table:formula="of:=[data.E313]/([data.C313]*[data.D313])" office:value-type="float" office:value="1.34640343828378" calcext:value-type="float">
            <text:p>1,35</text:p>
          </table:table-cell>
          <table:table-cell table:style-name="ce5" table:formula="of:=[data.B313]/[data.E313]" office:value-type="float" office:value="2.2281673456285" calcext:value-type="float">
            <text:p>2,228</text:p>
          </table:table-cell>
          <table:table-cell table:style-name="ce7" table:formula="of:=AVERAGE([data.F313:.J313])" office:value-type="float" office:value="0.152" calcext:value-type="float">
            <text:p>0,15</text:p>
          </table:table-cell>
          <table:table-cell table:style-name="ce9" table:formula="of:=AVERAGE([data.K313:.O313])" office:value-type="float" office:value="0.172" calcext:value-type="float">
            <text:p>0,17</text:p>
          </table:table-cell>
          <table:table-cell table:style-name="ce12" table:formula="of:=[data.Q313]/[data.Q481]*(LOG([data.R481]*1000)/LOG([data.R313]*1000))" office:value-type="float" office:value="1.8257369286949" calcext:value-type="float">
            <text:p>1,83</text:p>
          </table:table-cell>
          <table:table-cell table:style-name="ce12" table:formula="of:=[data.Q313]/[data.Q481]*(LOG([data.S481]*1000)/LOG([data.S313]*1000))" office:value-type="float" office:value="1.55826869313121" calcext:value-type="float">
            <text:p>1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1189716" calcext:value-type="float">
            <text:p>1189716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2" table:style-name="ce7" office:value-type="float" office:value="0.09" calcext:value-type="float">
            <text:p>0,09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314]/([data.C314]*[data.D314])" office:value-type="float" office:value="1.24426455823293" calcext:value-type="float">
            <text:p>1,24</text:p>
          </table:table-cell>
          <table:table-cell table:style-name="ce5" table:formula="of:=[data.B314]/[data.E314]" office:value-type="float" office:value="2.41107625685458" calcext:value-type="float">
            <text:p>2,411</text:p>
          </table:table-cell>
          <table:table-cell table:style-name="ce7" table:formula="of:=AVERAGE([data.F314:.J314])" office:value-type="float" office:value="0.098" calcext:value-type="float">
            <text:p>0,10</text:p>
          </table:table-cell>
          <table:table-cell table:style-name="ce9" table:formula="of:=AVERAGE([data.K314:.O314])" office:value-type="float" office:value="0.128" calcext:value-type="float">
            <text:p>0,13</text:p>
          </table:table-cell>
          <table:table-cell table:style-name="ce12" table:formula="of:=[data.Q314]/[data.Q482]*(LOG([data.R482]*1000)/LOG([data.R314]*1000))" office:value-type="float" office:value="1.88520394875973" calcext:value-type="float">
            <text:p>1,89</text:p>
          </table:table-cell>
          <table:table-cell table:style-name="ce12" table:formula="of:=[data.Q314]/[data.Q482]*(LOG([data.S482]*1000)/LOG([data.S314]*1000))" office:value-type="float" office:value="1.51805035695938" calcext:value-type="float">
            <text:p>1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1342732" calcext:value-type="float">
            <text:p>1342732</text:p>
          </table:table-cell>
          <table:table-cell table:number-columns-repeated="2" table:style-name="ce7" office:value-type="float" office:value="0.11" calcext:value-type="float">
            <text:p>0,11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number-columns-repeated="4"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315]/([data.C315]*[data.D315])" office:value-type="float" office:value="1.19858533345711" calcext:value-type="float">
            <text:p>1,20</text:p>
          </table:table-cell>
          <table:table-cell table:style-name="ce5" table:formula="of:=[data.B315]/[data.E315]" office:value-type="float" office:value="2.50296261651618" calcext:value-type="float">
            <text:p>2,503</text:p>
          </table:table-cell>
          <table:table-cell table:style-name="ce7" table:formula="of:=AVERAGE([data.F315:.J315])" office:value-type="float" office:value="0.118" calcext:value-type="float">
            <text:p>0,12</text:p>
          </table:table-cell>
          <table:table-cell table:style-name="ce9" table:formula="of:=AVERAGE([data.K315:.O315])" office:value-type="float" office:value="0.152" calcext:value-type="float">
            <text:p>0,15</text:p>
          </table:table-cell>
          <table:table-cell table:style-name="ce12" table:formula="of:=[data.Q315]/[data.Q483]*(LOG([data.R483]*1000)/LOG([data.R315]*1000))" office:value-type="float" office:value="1.67393831065604" calcext:value-type="float">
            <text:p>1,67</text:p>
          </table:table-cell>
          <table:table-cell table:style-name="ce12" table:formula="of:=[data.Q315]/[data.Q483]*(LOG([data.S483]*1000)/LOG([data.S315]*1000))" office:value-type="float" office:value="1.39284764537158" calcext:value-type="float">
            <text:p>1,3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77758" calcext:value-type="float">
            <text:p>1277758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28" table:formula="of:=[data.E316]/([data.C316]*[data.D316])" office:value-type="float" office:value="1.31234080489047" calcext:value-type="float">
            <text:p>1,31</text:p>
          </table:table-cell>
          <table:table-cell table:style-name="ce5" table:formula="of:=[data.B316]/[data.E316]" office:value-type="float" office:value="2.28600407901966" calcext:value-type="float">
            <text:p>2,286</text:p>
          </table:table-cell>
          <table:table-cell table:style-name="ce7" table:formula="of:=AVERAGE([data.F316:.J316])" office:value-type="float" office:value="0.104" calcext:value-type="float">
            <text:p>0,10</text:p>
          </table:table-cell>
          <table:table-cell table:style-name="ce9" table:formula="of:=AVERAGE([data.K316:.O316])" office:value-type="float" office:value="0.13" calcext:value-type="float">
            <text:p>0,13</text:p>
          </table:table-cell>
          <table:table-cell table:style-name="ce12" table:formula="of:=[data.Q316]/[data.Q484]*(LOG([data.R484]*1000)/LOG([data.R316]*1000))" office:value-type="float" office:value="2.13849066699226" calcext:value-type="float">
            <text:p>2,14</text:p>
          </table:table-cell>
          <table:table-cell table:style-name="ce12" table:formula="of:=[data.Q316]/[data.Q484]*(LOG([data.S484]*1000)/LOG([data.S316]*1000))" office:value-type="float" office:value="1.79684937283213" calcext:value-type="float">
            <text:p>1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74974" calcext:value-type="float">
            <text:p>1274974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4" table:style-name="ce9" office:value-type="float" office:value="0.13" calcext:value-type="float">
            <text:p>0,13</text:p>
          </table:table-cell>
          <table:table-cell table:style-name="ce28" table:formula="of:=[data.E317]/([data.C317]*[data.D317])" office:value-type="float" office:value="1.30948145531034" calcext:value-type="float">
            <text:p>1,31</text:p>
          </table:table-cell>
          <table:table-cell table:style-name="ce5" table:formula="of:=[data.B317]/[data.E317]" office:value-type="float" office:value="2.2909957379523" calcext:value-type="float">
            <text:p>2,291</text:p>
          </table:table-cell>
          <table:table-cell table:style-name="ce7" table:formula="of:=AVERAGE([data.F317:.J317])" office:value-type="float" office:value="0.106" calcext:value-type="float">
            <text:p>0,11</text:p>
          </table:table-cell>
          <table:table-cell table:style-name="ce9" table:formula="of:=AVERAGE([data.K317:.O317])" office:value-type="float" office:value="0.132" calcext:value-type="float">
            <text:p>0,13</text:p>
          </table:table-cell>
          <table:table-cell table:style-name="ce12" table:formula="of:=[data.Q317]/[data.Q485]*(LOG([data.R485]*1000)/LOG([data.R317]*1000))" office:value-type="float" office:value="2.04150697551045" calcext:value-type="float">
            <text:p>2,04</text:p>
          </table:table-cell>
          <table:table-cell table:style-name="ce12" table:formula="of:=[data.Q317]/[data.Q485]*(LOG([data.S485]*1000)/LOG([data.S317]*1000))" office:value-type="float" office:value="1.78263348465937" calcext:value-type="float">
            <text:p>1,7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87195" calcext:value-type="float">
            <text:p>1587195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8" calcext:value-type="float">
            <text:p>0,18</text:p>
          </table:table-cell>
          <table:table-cell table:style-name="ce28" table:formula="of:=[data.E318]/([data.C318]*[data.D318])" office:value-type="float" office:value="1.41746238425926" calcext:value-type="float">
            <text:p>1,42</text:p>
          </table:table-cell>
          <table:table-cell table:style-name="ce5" table:formula="of:=[data.B318]/[data.E318]" office:value-type="float" office:value="2.11646836085043" calcext:value-type="float">
            <text:p>2,116</text:p>
          </table:table-cell>
          <table:table-cell table:style-name="ce7" table:formula="of:=AVERAGE([data.F318:.J318])" office:value-type="float" office:value="0.128" calcext:value-type="float">
            <text:p>0,13</text:p>
          </table:table-cell>
          <table:table-cell table:style-name="ce9" table:formula="of:=AVERAGE([data.K318:.O318])" office:value-type="float" office:value="0.158" calcext:value-type="float">
            <text:p>0,16</text:p>
          </table:table-cell>
          <table:table-cell table:style-name="ce12" table:formula="of:=[data.Q318]/[data.Q486]*(LOG([data.R486]*1000)/LOG([data.R318]*1000))" office:value-type="float" office:value="1.90485119075746" calcext:value-type="float">
            <text:p>1,90</text:p>
          </table:table-cell>
          <table:table-cell table:style-name="ce12" table:formula="of:=[data.Q318]/[data.Q486]*(LOG([data.S486]*1000)/LOG([data.S318]*1000))" office:value-type="float" office:value="1.60755198101368" calcext:value-type="float">
            <text:p>1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1291952" calcext:value-type="float">
            <text:p>1291952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data.E319]/([data.C319]*[data.D319])" office:value-type="float" office:value="1.29371144756869" calcext:value-type="float">
            <text:p>1,29</text:p>
          </table:table-cell>
          <table:table-cell table:style-name="ce5" table:formula="of:=[data.B319]/[data.E319]" office:value-type="float" office:value="2.31892206521605" calcext:value-type="float">
            <text:p>2,319</text:p>
          </table:table-cell>
          <table:table-cell table:style-name="ce7" table:formula="of:=AVERAGE([data.F319:.J319])" office:value-type="float" office:value="0.112" calcext:value-type="float">
            <text:p>0,11</text:p>
          </table:table-cell>
          <table:table-cell table:style-name="ce9" table:formula="of:=AVERAGE([data.K319:.O319])" office:value-type="float" office:value="0.13" calcext:value-type="float">
            <text:p>0,13</text:p>
          </table:table-cell>
          <table:table-cell table:style-name="ce12" table:formula="of:=[data.Q319]/[data.Q487]*(LOG([data.R487]*1000)/LOG([data.R319]*1000))" office:value-type="float" office:value="1.73148850413317" calcext:value-type="float">
            <text:p>1,73</text:p>
          </table:table-cell>
          <table:table-cell table:style-name="ce12" table:formula="of:=[data.Q319]/[data.Q487]*(LOG([data.S487]*1000)/LOG([data.S319]*1000))" office:value-type="float" office:value="1.52250169763443" calcext:value-type="float">
            <text:p>1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995191" calcext:value-type="float">
            <text:p>995191</text:p>
          </table:table-cell>
          <table:table-cell table:number-columns-repeated="4" table:style-name="ce7" office:value-type="float" office:value="0.09" calcext:value-type="float">
            <text:p>0,09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320]/([data.C320]*[data.D320])" office:value-type="float" office:value="1.03665729166667" calcext:value-type="float">
            <text:p>1,04</text:p>
          </table:table-cell>
          <table:table-cell table:style-name="ce5" table:formula="of:=[data.B320]/[data.E320]" office:value-type="float" office:value="2.89393292342877" calcext:value-type="float">
            <text:p>2,894</text:p>
          </table:table-cell>
          <table:table-cell table:style-name="ce7" table:formula="of:=AVERAGE([data.F320:.J320])" office:value-type="float" office:value="0.096" calcext:value-type="float">
            <text:p>0,10</text:p>
          </table:table-cell>
          <table:table-cell table:style-name="ce9" table:formula="of:=AVERAGE([data.K320:.O320])" office:value-type="float" office:value="0.132" calcext:value-type="float">
            <text:p>0,13</text:p>
          </table:table-cell>
          <table:table-cell table:style-name="ce12" table:formula="of:=[data.Q320]/[data.Q488]*(LOG([data.R488]*1000)/LOG([data.R320]*1000))" office:value-type="float" office:value="1.66417450169838" calcext:value-type="float">
            <text:p>1,66</text:p>
          </table:table-cell>
          <table:table-cell table:style-name="ce12" table:formula="of:=[data.Q320]/[data.Q488]*(LOG([data.S488]*1000)/LOG([data.S320]*1000))" office:value-type="float" office:value="1.40590517320988" calcext:value-type="float">
            <text:p>1,4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499406" calcext:value-type="float">
            <text:p>1499406</text:p>
          </table:table-cell>
          <table:table-cell table:number-columns-repeated="2" table:style-name="ce7" office:value-type="float" office:value="0.15" calcext:value-type="float">
            <text:p>0,15</text:p>
          </table:table-cell>
          <table:table-cell table:number-columns-repeated="3" table:style-name="ce7" office:value-type="float" office:value="0.11" calcext:value-type="float">
            <text:p>0,11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321]/([data.C321]*[data.D321])" office:value-type="float" office:value="1.33906142832647" calcext:value-type="float">
            <text:p>1,34</text:p>
          </table:table-cell>
          <table:table-cell table:style-name="ce5" table:formula="of:=[data.B321]/[data.E321]" office:value-type="float" office:value="2.24038585946702" calcext:value-type="float">
            <text:p>2,240</text:p>
          </table:table-cell>
          <table:table-cell table:style-name="ce7" table:formula="of:=AVERAGE([data.F321:.J321])" office:value-type="float" office:value="0.126" calcext:value-type="float">
            <text:p>0,13</text:p>
          </table:table-cell>
          <table:table-cell table:style-name="ce9" table:formula="of:=AVERAGE([data.K321:.O321])" office:value-type="float" office:value="0.156" calcext:value-type="float">
            <text:p>0,16</text:p>
          </table:table-cell>
          <table:table-cell table:style-name="ce12" table:formula="of:=[data.Q321]/[data.Q489]*(LOG([data.R489]*1000)/LOG([data.R321]*1000))" office:value-type="float" office:value="1.8157702484203" calcext:value-type="float">
            <text:p>1,82</text:p>
          </table:table-cell>
          <table:table-cell table:style-name="ce12" table:formula="of:=[data.Q321]/[data.Q489]*(LOG([data.S489]*1000)/LOG([data.S321]*1000))" office:value-type="float" office:value="1.50995770912841" calcext:value-type="float">
            <text:p>1,5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1179603" calcext:value-type="float">
            <text:p>1179603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13" calcext:value-type="float">
            <text:p>0,13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24" calcext:value-type="float">
            <text:p>0,24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322]/([data.C322]*[data.D322])" office:value-type="float" office:value="1.17115196740322" calcext:value-type="float">
            <text:p>1,17</text:p>
          </table:table-cell>
          <table:table-cell table:style-name="ce5" table:formula="of:=[data.B322]/[data.E322]" office:value-type="float" office:value="2.56159402782122" calcext:value-type="float">
            <text:p>2,562</text:p>
          </table:table-cell>
          <table:table-cell table:style-name="ce7" table:formula="of:=AVERAGE([data.F322:.J322])" office:value-type="float" office:value="0.11" calcext:value-type="float">
            <text:p>0,11</text:p>
          </table:table-cell>
          <table:table-cell table:style-name="ce9" table:formula="of:=AVERAGE([data.K322:.O322])" office:value-type="float" office:value="0.162" calcext:value-type="float">
            <text:p>0,16</text:p>
          </table:table-cell>
          <table:table-cell table:style-name="ce12" table:formula="of:=[data.Q322]/[data.Q490]*(LOG([data.R490]*1000)/LOG([data.R322]*1000))" office:value-type="float" office:value="1.69408506535" calcext:value-type="float">
            <text:p>1,69</text:p>
          </table:table-cell>
          <table:table-cell table:style-name="ce12" table:formula="of:=[data.Q322]/[data.Q490]*(LOG([data.S490]*1000)/LOG([data.S322]*1000))" office:value-type="float" office:value="1.40085110021734" calcext:value-type="float">
            <text:p>1,4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318309" calcext:value-type="float">
            <text:p>1318309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7" office:value-type="float" office:value="0.11" calcext:value-type="float">
            <text:p>0,11</text:p>
          </table:table-cell>
          <table:table-cell table:number-columns-repeated="3"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323]/([data.C323]*[data.D323])" office:value-type="float" office:value="1.17733071130544" calcext:value-type="float">
            <text:p>1,18</text:p>
          </table:table-cell>
          <table:table-cell table:style-name="ce5" table:formula="of:=[data.B323]/[data.E323]" office:value-type="float" office:value="2.5481491820203" calcext:value-type="float">
            <text:p>2,548</text:p>
          </table:table-cell>
          <table:table-cell table:style-name="ce7" table:formula="of:=AVERAGE([data.F323:.J323])" office:value-type="float" office:value="0.12" calcext:value-type="float">
            <text:p>0,12</text:p>
          </table:table-cell>
          <table:table-cell table:style-name="ce9" table:formula="of:=AVERAGE([data.K323:.O323])" office:value-type="float" office:value="0.148" calcext:value-type="float">
            <text:p>0,15</text:p>
          </table:table-cell>
          <table:table-cell table:style-name="ce12" table:formula="of:=[data.Q323]/[data.Q491]*(LOG([data.R491]*1000)/LOG([data.R323]*1000))" office:value-type="float" office:value="2.21728151843367" calcext:value-type="float">
            <text:p>2,22</text:p>
          </table:table-cell>
          <table:table-cell table:style-name="ce12" table:formula="of:=[data.Q323]/[data.Q491]*(LOG([data.S491]*1000)/LOG([data.S323]*1000))" office:value-type="float" office:value="1.80269469444569" calcext:value-type="float">
            <text:p>1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1461270" calcext:value-type="float">
            <text:p>1461270</text:p>
          </table:table-cell>
          <table:table-cell table:number-columns-repeated="3" table:style-name="ce7" office:value-type="float" office:value="0.12" calcext:value-type="float">
            <text:p>0,12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2" calcext:value-type="float">
            <text:p>0,20</text:p>
          </table:table-cell>
          <table:table-cell table:style-name="ce28" table:formula="of:=[data.E324]/([data.C324]*[data.D324])" office:value-type="float" office:value="1.24894871794872" calcext:value-type="float">
            <text:p>1,25</text:p>
          </table:table-cell>
          <table:table-cell table:style-name="ce5" table:formula="of:=[data.B324]/[data.E324]" office:value-type="float" office:value="2.40203110992493" calcext:value-type="float">
            <text:p>2,402</text:p>
          </table:table-cell>
          <table:table-cell table:style-name="ce7" table:formula="of:=AVERAGE([data.F324:.J324])" office:value-type="float" office:value="0.13" calcext:value-type="float">
            <text:p>0,13</text:p>
          </table:table-cell>
          <table:table-cell table:style-name="ce9" table:formula="of:=AVERAGE([data.K324:.O324])" office:value-type="float" office:value="0.164" calcext:value-type="float">
            <text:p>0,16</text:p>
          </table:table-cell>
          <table:table-cell table:style-name="ce12" table:formula="of:=[data.Q324]/[data.Q492]*(LOG([data.R492]*1000)/LOG([data.R324]*1000))" office:value-type="float" office:value="2.06433674451293" calcext:value-type="float">
            <text:p>2,06</text:p>
          </table:table-cell>
          <table:table-cell table:style-name="ce12" table:formula="of:=[data.Q324]/[data.Q492]*(LOG([data.S492]*1000)/LOG([data.S324]*1000))" office:value-type="float" office:value="1.83498399023975" calcext:value-type="float">
            <text:p>1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717126" calcext:value-type="float">
            <text:p>1717126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3" table:style-name="ce9" office:value-type="float" office:value="0.14" calcext:value-type="float">
            <text:p>0,14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325]/([data.C325]*[data.D325])" office:value-type="float" office:value="1.62182742075636" calcext:value-type="float">
            <text:p>1,62</text:p>
          </table:table-cell>
          <table:table-cell table:style-name="ce5" table:formula="of:=[data.B325]/[data.E325]" office:value-type="float" office:value="1.8497745651746" calcext:value-type="float">
            <text:p>1,850</text:p>
          </table:table-cell>
          <table:table-cell table:style-name="ce7" table:formula="of:=AVERAGE([data.F325:.J325])" office:value-type="float" office:value="0.128" calcext:value-type="float">
            <text:p>0,13</text:p>
          </table:table-cell>
          <table:table-cell table:style-name="ce9" table:formula="of:=AVERAGE([data.K325:.O325])" office:value-type="float" office:value="0.144" calcext:value-type="float">
            <text:p>0,14</text:p>
          </table:table-cell>
          <table:table-cell table:style-name="ce12" table:formula="of:=[data.Q325]/[data.Q493]*(LOG([data.R493]*1000)/LOG([data.R325]*1000))" office:value-type="float" office:value="1.99940760819213" calcext:value-type="float">
            <text:p>2,00</text:p>
          </table:table-cell>
          <table:table-cell table:style-name="ce12" table:formula="of:=[data.Q325]/[data.Q493]*(LOG([data.S493]*1000)/LOG([data.S325]*1000))" office:value-type="float" office:value="1.73982689680315" calcext:value-type="float">
            <text:p>1,7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1200659" calcext:value-type="float">
            <text:p>1200659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4" table:style-name="ce7" office:value-type="float" office:value="0.11" calcext:value-type="float">
            <text:p>0,11</text:p>
          </table:table-cell>
          <table:table-cell table:number-columns-repeated="3"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22" calcext:value-type="float">
            <text:p>0,22</text:p>
          </table:table-cell>
          <table:table-cell table:style-name="ce28" table:formula="of:=[data.E326]/([data.C326]*[data.D326])" office:value-type="float" office:value="1.07226205275492" calcext:value-type="float">
            <text:p>1,07</text:p>
          </table:table-cell>
          <table:table-cell table:style-name="ce5" table:formula="of:=[data.B326]/[data.E326]" office:value-type="float" office:value="2.79783685459402" calcext:value-type="float">
            <text:p>2,798</text:p>
          </table:table-cell>
          <table:table-cell table:style-name="ce7" table:formula="of:=AVERAGE([data.F326:.J326])" office:value-type="float" office:value="0.12" calcext:value-type="float">
            <text:p>0,12</text:p>
          </table:table-cell>
          <table:table-cell table:style-name="ce9" table:formula="of:=AVERAGE([data.K326:.O326])" office:value-type="float" office:value="0.162" calcext:value-type="float">
            <text:p>0,16</text:p>
          </table:table-cell>
          <table:table-cell table:style-name="ce12" table:formula="of:=[data.Q326]/[data.Q494]*(LOG([data.R494]*1000)/LOG([data.R326]*1000))" office:value-type="float" office:value="1.75042698449132" calcext:value-type="float">
            <text:p>1,75</text:p>
          </table:table-cell>
          <table:table-cell table:style-name="ce12" table:formula="of:=[data.Q326]/[data.Q494]*(LOG([data.S494]*1000)/LOG([data.S326]*1000))" office:value-type="float" office:value="1.41086983712303" calcext:value-type="float">
            <text:p>1,4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1211065" calcext:value-type="float">
            <text:p>1211065</text:p>
          </table:table-cell>
          <table:table-cell table:style-name="ce7" office:value-type="float" office:value="0.09" calcext:value-type="float">
            <text:p>0,09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2" table:style-name="ce7" office:value-type="float" office:value="0.09" calcext:value-type="float">
            <text:p>0,09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4" table:style-name="ce9" office:value-type="float" office:value="0.12" calcext:value-type="float">
            <text:p>0,12</text:p>
          </table:table-cell>
          <table:table-cell table:style-name="ce9" office:value-type="float" office:value="0.24" calcext:value-type="float">
            <text:p>0,24</text:p>
          </table:table-cell>
          <table:table-cell table:style-name="ce28" table:formula="of:=[data.E327]/([data.C327]*[data.D327])" office:value-type="float" office:value="1.31135763167013" calcext:value-type="float">
            <text:p>1,31</text:p>
          </table:table-cell>
          <table:table-cell table:style-name="ce5" table:formula="of:=[data.B327]/[data.E327]" office:value-type="float" office:value="2.2877186608481" calcext:value-type="float">
            <text:p>2,288</text:p>
          </table:table-cell>
          <table:table-cell table:style-name="ce7" table:formula="of:=AVERAGE([data.F327:.J327])" office:value-type="float" office:value="0.1" calcext:value-type="float">
            <text:p>0,10</text:p>
          </table:table-cell>
          <table:table-cell table:style-name="ce9" table:formula="of:=AVERAGE([data.K327:.O327])" office:value-type="float" office:value="0.144" calcext:value-type="float">
            <text:p>0,14</text:p>
          </table:table-cell>
          <table:table-cell table:style-name="ce12" table:formula="of:=[data.Q327]/[data.Q495]*(LOG([data.R495]*1000)/LOG([data.R327]*1000))" office:value-type="float" office:value="2.0796084200545" calcext:value-type="float">
            <text:p>2,08</text:p>
          </table:table-cell>
          <table:table-cell table:style-name="ce12" table:formula="of:=[data.Q327]/[data.Q495]*(LOG([data.S495]*1000)/LOG([data.S327]*1000))" office:value-type="float" office:value="1.82524398307404" calcext:value-type="float">
            <text:p>1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1652998" calcext:value-type="float">
            <text:p>1652998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6" calcext:value-type="float">
            <text:p>0,16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2" table:style-name="ce9" office:value-type="float" office:value="0.17" calcext:value-type="float">
            <text:p>0,17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style-name="ce28" table:formula="of:=[data.E328]/([data.C328]*[data.D328])" office:value-type="float" office:value="1.28332774351426" calcext:value-type="float">
            <text:p>1,28</text:p>
          </table:table-cell>
          <table:table-cell table:style-name="ce5" table:formula="of:=[data.B328]/[data.E328]" office:value-type="float" office:value="2.33768219925251" calcext:value-type="float">
            <text:p>2,338</text:p>
          </table:table-cell>
          <table:table-cell table:style-name="ce7" table:formula="of:=AVERAGE([data.F328:.J328])" office:value-type="float" office:value="0.15" calcext:value-type="float">
            <text:p>0,15</text:p>
          </table:table-cell>
          <table:table-cell table:style-name="ce9" table:formula="of:=AVERAGE([data.K328:.O328])" office:value-type="float" office:value="0.176" calcext:value-type="float">
            <text:p>0,18</text:p>
          </table:table-cell>
          <table:table-cell table:style-name="ce12" table:formula="of:=[data.Q328]/[data.Q496]*(LOG([data.R496]*1000)/LOG([data.R328]*1000))" office:value-type="float" office:value="1.96771944404869" calcext:value-type="float">
            <text:p>1,97</text:p>
          </table:table-cell>
          <table:table-cell table:style-name="ce12" table:formula="of:=[data.Q328]/[data.Q496]*(LOG([data.S496]*1000)/LOG([data.S328]*1000))" office:value-type="float" office:value="1.77298815009344" calcext:value-type="float">
            <text:p>1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1352064" calcext:value-type="float">
            <text:p>1352064</text:p>
          </table:table-cell>
          <table:table-cell table:style-name="ce7" office:value-type="float" office:value="0.27" calcext:value-type="float">
            <text:p>0,27</text:p>
          </table:table-cell>
          <table:table-cell table:number-columns-repeated="2" table:style-name="ce7" office:value-type="float" office:value="0.11" calcext:value-type="float">
            <text:p>0,11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3"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329]/([data.C329]*[data.D329])" office:value-type="float" office:value="1.24223091171023" calcext:value-type="float">
            <text:p>1,24</text:p>
          </table:table-cell>
          <table:table-cell table:style-name="ce5" table:formula="of:=[data.B329]/[data.E329]" office:value-type="float" office:value="2.4150217741172" calcext:value-type="float">
            <text:p>2,415</text:p>
          </table:table-cell>
          <table:table-cell table:style-name="ce7" table:formula="of:=AVERAGE([data.F329:.J329])" office:value-type="float" office:value="0.144" calcext:value-type="float">
            <text:p>0,14</text:p>
          </table:table-cell>
          <table:table-cell table:style-name="ce9" table:formula="of:=AVERAGE([data.K329:.O329])" office:value-type="float" office:value="0.142" calcext:value-type="float">
            <text:p>0,14</text:p>
          </table:table-cell>
          <table:table-cell table:style-name="ce12" table:formula="of:=[data.Q329]/[data.Q497]*(LOG([data.R497]*1000)/LOG([data.R329]*1000))" office:value-type="float" office:value="1.66000420348197" calcext:value-type="float">
            <text:p>1,66</text:p>
          </table:table-cell>
          <table:table-cell table:style-name="ce12" table:formula="of:=[data.Q329]/[data.Q497]*(LOG([data.S497]*1000)/LOG([data.S329]*1000))" office:value-type="float" office:value="1.41943960627131" calcext:value-type="float">
            <text:p>1,4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1322847" calcext:value-type="float">
            <text:p>1322847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3" table:style-name="ce7" office:value-type="float" office:value="0.1" calcext:value-type="float">
            <text:p>0,10</text:p>
          </table:table-cell>
          <table:table-cell table:style-name="ce7" office:value-type="float" office:value="0.11" calcext:value-type="float">
            <text:p>0,11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4" table:style-name="ce9" office:value-type="float" office:value="0.12" calcext:value-type="float">
            <text:p>0,12</text:p>
          </table:table-cell>
          <table:table-cell table:style-name="ce28" table:formula="of:=[data.E330]/([data.C330]*[data.D330])" office:value-type="float" office:value="1.40968350383632" calcext:value-type="float">
            <text:p>1,41</text:p>
          </table:table-cell>
          <table:table-cell table:style-name="ce5" table:formula="of:=[data.B330]/[data.E330]" office:value-type="float" office:value="2.1281493627003" calcext:value-type="float">
            <text:p>2,128</text:p>
          </table:table-cell>
          <table:table-cell table:style-name="ce7" table:formula="of:=AVERAGE([data.F330:.J330])" office:value-type="float" office:value="0.108" calcext:value-type="float">
            <text:p>0,11</text:p>
          </table:table-cell>
          <table:table-cell table:style-name="ce9" table:formula="of:=AVERAGE([data.K330:.O330])" office:value-type="float" office:value="0.128" calcext:value-type="float">
            <text:p>0,13</text:p>
          </table:table-cell>
          <table:table-cell table:style-name="ce12" table:formula="of:=[data.Q330]/[data.Q498]*(LOG([data.R498]*1000)/LOG([data.R330]*1000))" office:value-type="float" office:value="1.90533420292908" calcext:value-type="float">
            <text:p>1,91</text:p>
          </table:table-cell>
          <table:table-cell table:style-name="ce12" table:formula="of:=[data.Q330]/[data.Q498]*(LOG([data.S498]*1000)/LOG([data.S330]*1000))" office:value-type="float" office:value="1.71546212701568" calcext:value-type="float">
            <text:p>1,7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54868" calcext:value-type="float">
            <text:p>1254868</text:p>
          </table:table-cell>
          <table:table-cell table:number-columns-repeated="2" table:style-name="ce7" office:value-type="float" office:value="0.11" calcext:value-type="float">
            <text:p>0,11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2" table:style-name="ce7" office:value-type="float" office:value="0.11" calcext:value-type="float">
            <text:p>0,11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25" office:value-type="float" office:value="0.22" calcext:value-type="float">
            <text:p>0,22</text:p>
          </table:table-cell>
          <table:table-cell table:style-name="ce28" table:formula="of:=[data.E331]/([data.C331]*[data.D331])" office:value-type="float" office:value="1.12067401120256" calcext:value-type="float">
            <text:p>1,12</text:p>
          </table:table-cell>
          <table:table-cell table:style-name="ce5" table:formula="of:=[data.B331]/[data.E331]" office:value-type="float" office:value="2.67697319558711" calcext:value-type="float">
            <text:p>2,677</text:p>
          </table:table-cell>
          <table:table-cell table:style-name="ce7" table:formula="of:=AVERAGE([data.F331:.J331])" office:value-type="float" office:value="0.114" calcext:value-type="float">
            <text:p>0,11</text:p>
          </table:table-cell>
          <table:table-cell table:style-name="ce9" table:formula="of:=AVERAGE([data.K331:.O331])" office:value-type="float" office:value="0.158" calcext:value-type="float">
            <text:p>0,16</text:p>
          </table:table-cell>
          <table:table-cell table:style-name="ce34" table:formula="of:=[data.Q331]/[data.Q499]*(LOG([data.R499]*1000)/LOG([data.R331]*1000))" office:value-type="float" office:value="1.85667114991296" calcext:value-type="float">
            <text:p>1,86</text:p>
          </table:table-cell>
          <table:table-cell table:style-name="ce34" table:formula="of:=[data.Q331]/[data.Q499]*(LOG([data.S499]*1000)/LOG([data.S331]*1000))" office:value-type="float" office:value="1.62403840942676" calcext:value-type="float">
            <text:p>1,62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data.P282:.P331])" office:value-type="float" office:value="1.30403432596229" calcext:value-type="float">
            <text:p>1,30</text:p>
          </table:table-cell>
          <table:table-cell table:style-name="ce30" table:formula="of:=AVERAGE([data.Q282:.Q331])" office:value-type="float" office:value="2.32955357240603" calcext:value-type="float">
            <text:p>2,330</text:p>
          </table:table-cell>
          <table:table-cell table:style-name="ce31" table:formula="of:=AVERAGE([data.R282:.R331])" office:value-type="float" office:value="0.12404" calcext:value-type="float">
            <text:p>0,12</text:p>
          </table:table-cell>
          <table:table-cell table:style-name="ce32" table:formula="of:=AVERAGE([data.S282:.S331])" office:value-type="float" office:value="0.1548" calcext:value-type="float">
            <text:p>0,15</text:p>
          </table:table-cell>
          <table:table-cell table:style-name="ce35" table:formula="of:=[data.Q332]/[data.Q500]*(LOG([data.R500]*1000)/LOG([data.R332]*1000))" office:value-type="float" office:value="1.81497215798889" calcext:value-type="float">
            <text:p>1,81</text:p>
          </table:table-cell>
          <table:table-cell table:style-name="ce35" table:formula="of:=[data.Q332]/[data.Q500]*(LOG([data.S500]*1000)/LOG([data.S332]*1000))" office:value-type="float" office:value="1.56093784873755" calcext:value-type="float">
            <text:p>1,56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6">
          <table:table-cell table:style-name="ce13" office:value-type="string" calcext:value-type="string">
            <text:p>JPEG 2000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1241419" calcext:value-type="float">
            <text:p>1241419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3" table:style-name="ce9" office:value-type="float" office:value="0.19" calcext:value-type="float">
            <text:p>0,19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338]/([data.C338]*[data.D338])" office:value-type="float" office:value="1.18424371351166" calcext:value-type="float">
            <text:p>1,18</text:p>
          </table:table-cell>
          <table:table-cell table:style-name="ce5" table:formula="of:=[data.B338]/[data.E338]" office:value-type="float" office:value="2.53327522778369" calcext:value-type="float">
            <text:p>2,533</text:p>
          </table:table-cell>
          <table:table-cell table:style-name="ce7" table:formula="of:=AVERAGE([data.F338:.J338])" office:value-type="float" office:value="0.192" calcext:value-type="float">
            <text:p>0,19</text:p>
          </table:table-cell>
          <table:table-cell table:style-name="ce9" table:formula="of:=AVERAGE([data.K338:.O338])" office:value-type="float" office:value="0.174" calcext:value-type="float">
            <text:p>0,17</text:p>
          </table:table-cell>
          <table:table-cell table:style-name="ce12" table:formula="of:=[data.Q338]/[data.Q450]*(LOG([data.R450]*1000)/LOG([data.R338]*1000))" office:value-type="float" office:value="1.66288054828382" calcext:value-type="float">
            <text:p>1,66</text:p>
          </table:table-cell>
          <table:table-cell table:style-name="ce12" table:formula="of:=[data.Q338]/[data.Q450]*(LOG([data.S450]*1000)/LOG([data.S338]*1000))" office:value-type="float" office:value="1.45570745601822" calcext:value-type="float">
            <text:p>1,4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1710120" calcext:value-type="float">
            <text:p>1710120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3" calcext:value-type="float">
            <text:p>0,23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25" calcext:value-type="float">
            <text:p>0,25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339]/([data.C339]*[data.D339])" office:value-type="float" office:value="1.70662483234336" calcext:value-type="float">
            <text:p>1,71</text:p>
          </table:table-cell>
          <table:table-cell table:style-name="ce5" table:formula="of:=[data.B339]/[data.E339]" office:value-type="float" office:value="1.75786494515005" calcext:value-type="float">
            <text:p>1,758</text:p>
          </table:table-cell>
          <table:table-cell table:style-name="ce7" table:formula="of:=AVERAGE([data.F339:.J339])" office:value-type="float" office:value="0.198" calcext:value-type="float">
            <text:p>0,20</text:p>
          </table:table-cell>
          <table:table-cell table:style-name="ce9" table:formula="of:=AVERAGE([data.K339:.O339])" office:value-type="float" office:value="0.204" calcext:value-type="float">
            <text:p>0,20</text:p>
          </table:table-cell>
          <table:table-cell table:style-name="ce12" table:formula="of:=[data.Q339]/[data.Q451]*(LOG([data.R451]*1000)/LOG([data.R339]*1000))" office:value-type="float" office:value="1.60191690670926" calcext:value-type="float">
            <text:p>1,60</text:p>
          </table:table-cell>
          <table:table-cell table:style-name="ce12" table:formula="of:=[data.Q339]/[data.Q451]*(LOG([data.S451]*1000)/LOG([data.S339]*1000))" office:value-type="float" office:value="1.48320750724336" calcext:value-type="float">
            <text:p>1,4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1712118" calcext:value-type="float">
            <text:p>1712118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2" table:style-name="ce7" office:value-type="float" office:value="0.23" calcext:value-type="float">
            <text:p>0,23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29" calcext:value-type="float">
            <text:p>0,29</text:p>
          </table:table-cell>
          <table:table-cell table:style-name="ce28" table:formula="of:=[data.E340]/([data.C340]*[data.D340])" office:value-type="float" office:value="1.67921874632206" calcext:value-type="float">
            <text:p>1,68</text:p>
          </table:table-cell>
          <table:table-cell table:style-name="ce5" table:formula="of:=[data.B340]/[data.E340]" office:value-type="float" office:value="1.78655443141185" calcext:value-type="float">
            <text:p>1,787</text:p>
          </table:table-cell>
          <table:table-cell table:style-name="ce7" table:formula="of:=AVERAGE([data.F340:.J340])" office:value-type="float" office:value="0.232" calcext:value-type="float">
            <text:p>0,23</text:p>
          </table:table-cell>
          <table:table-cell table:style-name="ce9" table:formula="of:=AVERAGE([data.K340:.O340])" office:value-type="float" office:value="0.206" calcext:value-type="float">
            <text:p>0,21</text:p>
          </table:table-cell>
          <table:table-cell table:style-name="ce12" table:formula="of:=[data.Q340]/[data.Q452]*(LOG([data.R452]*1000)/LOG([data.R340]*1000))" office:value-type="float" office:value="1.60984136516328" calcext:value-type="float">
            <text:p>1,61</text:p>
          </table:table-cell>
          <table:table-cell table:style-name="ce12" table:formula="of:=[data.Q340]/[data.Q452]*(LOG([data.S452]*1000)/LOG([data.S340]*1000))" office:value-type="float" office:value="1.54054581200671" calcext:value-type="float">
            <text:p>1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01303" calcext:value-type="float">
            <text:p>1201303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3" calcext:value-type="float">
            <text:p>0,13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341]/([data.C341]*[data.D341])" office:value-type="float" office:value="1.07283718421353" calcext:value-type="float">
            <text:p>1,07</text:p>
          </table:table-cell>
          <table:table-cell table:style-name="ce5" table:formula="of:=[data.B341]/[data.E341]" office:value-type="float" office:value="2.79633697743201" calcext:value-type="float">
            <text:p>2,796</text:p>
          </table:table-cell>
          <table:table-cell table:style-name="ce7" table:formula="of:=AVERAGE([data.F341:.J341])" office:value-type="float" office:value="0.156" calcext:value-type="float">
            <text:p>0,16</text:p>
          </table:table-cell>
          <table:table-cell table:style-name="ce9" table:formula="of:=AVERAGE([data.K341:.O341])" office:value-type="float" office:value="0.138" calcext:value-type="float">
            <text:p>0,14</text:p>
          </table:table-cell>
          <table:table-cell table:style-name="ce12" table:formula="of:=[data.Q341]/[data.Q453]*(LOG([data.R453]*1000)/LOG([data.R341]*1000))" office:value-type="float" office:value="2.04816000109408" calcext:value-type="float">
            <text:p>2,05</text:p>
          </table:table-cell>
          <table:table-cell table:style-name="ce12" table:formula="of:=[data.Q341]/[data.Q453]*(LOG([data.S453]*1000)/LOG([data.S341]*1000))" office:value-type="float" office:value="1.88980017793592" calcext:value-type="float">
            <text:p>1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1287070" calcext:value-type="float">
            <text:p>1287070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3" table:style-name="ce7" office:value-type="float" office:value="0.12" calcext:value-type="float">
            <text:p>0,12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8" calcext:value-type="float">
            <text:p>0,18</text:p>
          </table:table-cell>
          <table:table-cell table:style-name="ce28" table:formula="of:=[data.E342]/([data.C342]*[data.D342])" office:value-type="float" office:value="1.31871926229508" calcext:value-type="float">
            <text:p>1,32</text:p>
          </table:table-cell>
          <table:table-cell table:style-name="ce5" table:formula="of:=[data.B342]/[data.E342]" office:value-type="float" office:value="2.27494697258113" calcext:value-type="float">
            <text:p>2,275</text:p>
          </table:table-cell>
          <table:table-cell table:style-name="ce7" table:formula="of:=AVERAGE([data.F342:.J342])" office:value-type="float" office:value="0.13" calcext:value-type="float">
            <text:p>0,13</text:p>
          </table:table-cell>
          <table:table-cell table:style-name="ce9" table:formula="of:=AVERAGE([data.K342:.O342])" office:value-type="float" office:value="0.14" calcext:value-type="float">
            <text:p>0,14</text:p>
          </table:table-cell>
          <table:table-cell table:style-name="ce12" table:formula="of:=[data.Q342]/[data.Q454]*(LOG([data.R454]*1000)/LOG([data.R342]*1000))" office:value-type="float" office:value="1.67298972605097" calcext:value-type="float">
            <text:p>1,67</text:p>
          </table:table-cell>
          <table:table-cell table:style-name="ce12" table:formula="of:=[data.Q342]/[data.Q454]*(LOG([data.S454]*1000)/LOG([data.S342]*1000))" office:value-type="float" office:value="1.463554281357" calcext:value-type="float">
            <text:p>1,4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727605" calcext:value-type="float">
            <text:p>1727605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21" calcext:value-type="float">
            <text:p>0,21</text:p>
          </table:table-cell>
          <table:table-cell table:style-name="ce9" office:value-type="float" office:value="0.22" calcext:value-type="float">
            <text:p>0,22</text:p>
          </table:table-cell>
          <table:table-cell table:number-columns-repeated="3" table:style-name="ce9" office:value-type="float" office:value="0.2" calcext:value-type="float">
            <text:p>0,20</text:p>
          </table:table-cell>
          <table:table-cell table:style-name="ce9" office:value-type="float" office:value="0.21" calcext:value-type="float">
            <text:p>0,21</text:p>
          </table:table-cell>
          <table:table-cell table:style-name="ce28" table:formula="of:=[data.E343]/([data.C343]*[data.D343])" office:value-type="float" office:value="1.31462381595929" calcext:value-type="float">
            <text:p>1,31</text:p>
          </table:table-cell>
          <table:table-cell table:style-name="ce5" table:formula="of:=[data.B343]/[data.E343]" office:value-type="float" office:value="2.28203090405504" calcext:value-type="float">
            <text:p>2,282</text:p>
          </table:table-cell>
          <table:table-cell table:style-name="ce7" table:formula="of:=AVERAGE([data.F343:.J343])" office:value-type="float" office:value="0.202" calcext:value-type="float">
            <text:p>0,20</text:p>
          </table:table-cell>
          <table:table-cell table:style-name="ce9" table:formula="of:=AVERAGE([data.K343:.O343])" office:value-type="float" office:value="0.206" calcext:value-type="float">
            <text:p>0,21</text:p>
          </table:table-cell>
          <table:table-cell table:style-name="ce12" table:formula="of:=[data.Q343]/[data.Q455]*(LOG([data.R455]*1000)/LOG([data.R343]*1000))" office:value-type="float" office:value="1.74739235678643" calcext:value-type="float">
            <text:p>1,75</text:p>
          </table:table-cell>
          <table:table-cell table:style-name="ce12" table:formula="of:=[data.Q343]/[data.Q455]*(LOG([data.S455]*1000)/LOG([data.S343]*1000))" office:value-type="float" office:value="1.53367819803022" calcext:value-type="float">
            <text:p>1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1392483" calcext:value-type="float">
            <text:p>1392483</text:p>
          </table:table-cell>
          <table:table-cell table:number-columns-repeated="2" table:style-name="ce7" office:value-type="float" office:value="0.15" calcext:value-type="float">
            <text:p>0,15</text:p>
          </table:table-cell>
          <table:table-cell table:number-columns-repeated="2" table:style-name="ce7" office:value-type="float" office:value="0.14" calcext:value-type="float">
            <text:p>0,14</text:p>
          </table:table-cell>
          <table:table-cell table:style-name="ce7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3" table:style-name="ce9" office:value-type="float" office:value="0.14" calcext:value-type="float">
            <text:p>0,14</text:p>
          </table:table-cell>
          <table:table-cell table:style-name="ce28" table:formula="of:=[data.E344]/([data.C344]*[data.D344])" office:value-type="float" office:value="1.40009954150579" calcext:value-type="float">
            <text:p>1,40</text:p>
          </table:table-cell>
          <table:table-cell table:style-name="ce5" table:formula="of:=[data.B344]/[data.E344]" office:value-type="float" office:value="2.1427162845076" calcext:value-type="float">
            <text:p>2,143</text:p>
          </table:table-cell>
          <table:table-cell table:style-name="ce7" table:formula="of:=AVERAGE([data.F344:.J344])" office:value-type="float" office:value="0.146" calcext:value-type="float">
            <text:p>0,15</text:p>
          </table:table-cell>
          <table:table-cell table:style-name="ce9" table:formula="of:=AVERAGE([data.K344:.O344])" office:value-type="float" office:value="0.142" calcext:value-type="float">
            <text:p>0,14</text:p>
          </table:table-cell>
          <table:table-cell table:style-name="ce12" table:formula="of:=[data.Q344]/[data.Q456]*(LOG([data.R456]*1000)/LOG([data.R344]*1000))" office:value-type="float" office:value="1.62985945216" calcext:value-type="float">
            <text:p>1,63</text:p>
          </table:table-cell>
          <table:table-cell table:style-name="ce12" table:formula="of:=[data.Q344]/[data.Q456]*(LOG([data.S456]*1000)/LOG([data.S344]*1000))" office:value-type="float" office:value="1.43320520121802" calcext:value-type="float">
            <text:p>1,4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999201" calcext:value-type="float">
            <text:p>999201</text:p>
          </table:table-cell>
          <table:table-cell table:number-columns-repeated="5" table:style-name="ce7" office:value-type="float" office:value="0.09" calcext:value-type="float">
            <text:p>0,09</text:p>
          </table:table-cell>
          <table:table-cell table:number-columns-repeated="4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data.E345]/([data.C345]*[data.D345])" office:value-type="float" office:value="1.01091139763015" calcext:value-type="float">
            <text:p>1,01</text:p>
          </table:table-cell>
          <table:table-cell table:style-name="ce5" table:formula="of:=[data.B345]/[data.E345]" office:value-type="float" office:value="2.96763514047724" calcext:value-type="float">
            <text:p>2,968</text:p>
          </table:table-cell>
          <table:table-cell table:style-name="ce7" table:formula="of:=AVERAGE([data.F345:.J345])" office:value-type="float" office:value="0.09" calcext:value-type="float">
            <text:p>0,09</text:p>
          </table:table-cell>
          <table:table-cell table:style-name="ce9" table:formula="of:=AVERAGE([data.K345:.O345])" office:value-type="float" office:value="0.092" calcext:value-type="float">
            <text:p>0,09</text:p>
          </table:table-cell>
          <table:table-cell table:style-name="ce12" table:formula="of:=[data.Q345]/[data.Q457]*(LOG([data.R457]*1000)/LOG([data.R345]*1000))" office:value-type="float" office:value="1.7791303809358" calcext:value-type="float">
            <text:p>1,78</text:p>
          </table:table-cell>
          <table:table-cell table:style-name="ce12" table:formula="of:=[data.Q345]/[data.Q457]*(LOG([data.S457]*1000)/LOG([data.S345]*1000))" office:value-type="float" office:value="1.51509976612255" calcext:value-type="float">
            <text:p>1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1589588" calcext:value-type="float">
            <text:p>1589588</text:p>
          </table:table-cell>
          <table:table-cell table:number-columns-repeated="4" table:style-name="ce7" office:value-type="float" office:value="0.14" calcext:value-type="float">
            <text:p>0,14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5" table:style-name="ce9" office:value-type="float" office:value="0.14" calcext:value-type="float">
            <text:p>0,14</text:p>
          </table:table-cell>
          <table:table-cell table:style-name="ce28" table:formula="of:=[data.E346]/([data.C346]*[data.D346])" office:value-type="float" office:value="1.49752044315484" calcext:value-type="float">
            <text:p>1,50</text:p>
          </table:table-cell>
          <table:table-cell table:style-name="ce5" table:formula="of:=[data.B346]/[data.E346]" office:value-type="float" office:value="2.0033216154123" calcext:value-type="float">
            <text:p>2,003</text:p>
          </table:table-cell>
          <table:table-cell table:style-name="ce7" table:formula="of:=AVERAGE([data.F346:.J346])" office:value-type="float" office:value="0.142" calcext:value-type="float">
            <text:p>0,14</text:p>
          </table:table-cell>
          <table:table-cell table:style-name="ce9" table:formula="of:=AVERAGE([data.K346:.O346])" office:value-type="float" office:value="0.14" calcext:value-type="float">
            <text:p>0,14</text:p>
          </table:table-cell>
          <table:table-cell table:style-name="ce12" table:formula="of:=[data.Q346]/[data.Q458]*(LOG([data.R458]*1000)/LOG([data.R346]*1000))" office:value-type="float" office:value="1.89887823849944" calcext:value-type="float">
            <text:p>1,90</text:p>
          </table:table-cell>
          <table:table-cell table:style-name="ce12" table:formula="of:=[data.Q346]/[data.Q458]*(LOG([data.S458]*1000)/LOG([data.S346]*1000))" office:value-type="float" office:value="1.77816640344819" calcext:value-type="float">
            <text:p>1,7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1846994" calcext:value-type="float">
            <text:p>1846994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21" calcext:value-type="float">
            <text:p>0,21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24" calcext:value-type="float">
            <text:p>0,24</text:p>
          </table:table-cell>
          <table:table-cell table:style-name="ce28" table:formula="of:=[data.E347]/([data.C347]*[data.D347])" office:value-type="float" office:value="1.95150076919176" calcext:value-type="float">
            <text:p>1,95</text:p>
          </table:table-cell>
          <table:table-cell table:style-name="ce5" table:formula="of:=[data.B347]/[data.E347]" office:value-type="float" office:value="1.53728707294122" calcext:value-type="float">
            <text:p>1,537</text:p>
          </table:table-cell>
          <table:table-cell table:style-name="ce7" table:formula="of:=AVERAGE([data.F347:.J347])" office:value-type="float" office:value="0.224" calcext:value-type="float">
            <text:p>0,22</text:p>
          </table:table-cell>
          <table:table-cell table:style-name="ce9" table:formula="of:=AVERAGE([data.K347:.O347])" office:value-type="float" office:value="0.208" calcext:value-type="float">
            <text:p>0,21</text:p>
          </table:table-cell>
          <table:table-cell table:style-name="ce12" table:formula="of:=[data.Q347]/[data.Q459]*(LOG([data.R459]*1000)/LOG([data.R347]*1000))" office:value-type="float" office:value="1.43105726893634" calcext:value-type="float">
            <text:p>1,43</text:p>
          </table:table-cell>
          <table:table-cell table:style-name="ce12" table:formula="of:=[data.Q347]/[data.Q459]*(LOG([data.S459]*1000)/LOG([data.S347]*1000))" office:value-type="float" office:value="1.33486117784944" calcext:value-type="float">
            <text:p>1,3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1467401" calcext:value-type="float">
            <text:p>1467401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3" table:style-name="ce9" office:value-type="float" office:value="0.17" calcext:value-type="float">
            <text:p>0,17</text:p>
          </table:table-cell>
          <table:table-cell table:style-name="ce28" table:formula="of:=[data.E348]/([data.C348]*[data.D348])" office:value-type="float" office:value="1.24753536693192" calcext:value-type="float">
            <text:p>1,25</text:p>
          </table:table-cell>
          <table:table-cell table:style-name="ce5" table:formula="of:=[data.B348]/[data.E348]" office:value-type="float" office:value="2.40475234785856" calcext:value-type="float">
            <text:p>2,405</text:p>
          </table:table-cell>
          <table:table-cell table:style-name="ce7" table:formula="of:=AVERAGE([data.F348:.J348])" office:value-type="float" office:value="0.162" calcext:value-type="float">
            <text:p>0,16</text:p>
          </table:table-cell>
          <table:table-cell table:style-name="ce9" table:formula="of:=AVERAGE([data.K348:.O348])" office:value-type="float" office:value="0.166" calcext:value-type="float">
            <text:p>0,17</text:p>
          </table:table-cell>
          <table:table-cell table:style-name="ce12" table:formula="of:=[data.Q348]/[data.Q460]*(LOG([data.R460]*1000)/LOG([data.R348]*1000))" office:value-type="float" office:value="1.69606933131759" calcext:value-type="float">
            <text:p>1,70</text:p>
          </table:table-cell>
          <table:table-cell table:style-name="ce12" table:formula="of:=[data.Q348]/[data.Q460]*(LOG([data.S460]*1000)/LOG([data.S348]*1000))" office:value-type="float" office:value="1.55575374128749" calcext:value-type="float">
            <text:p>1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459495" calcext:value-type="float">
            <text:p>1459495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3" table:style-name="ce7" office:value-type="float" office:value="0.13" calcext:value-type="float">
            <text:p>0,13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4"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349]/([data.C349]*[data.D349])" office:value-type="float" office:value="1.1106050782867" calcext:value-type="float">
            <text:p>1,11</text:p>
          </table:table-cell>
          <table:table-cell table:style-name="ce5" table:formula="of:=[data.B349]/[data.E349]" office:value-type="float" office:value="2.70124118273786" calcext:value-type="float">
            <text:p>2,701</text:p>
          </table:table-cell>
          <table:table-cell table:style-name="ce7" table:formula="of:=AVERAGE([data.F349:.J349])" office:value-type="float" office:value="0.134" calcext:value-type="float">
            <text:p>0,13</text:p>
          </table:table-cell>
          <table:table-cell table:style-name="ce9" table:formula="of:=AVERAGE([data.K349:.O349])" office:value-type="float" office:value="0.132" calcext:value-type="float">
            <text:p>0,13</text:p>
          </table:table-cell>
          <table:table-cell table:style-name="ce12" table:formula="of:=[data.Q349]/[data.Q461]*(LOG([data.R461]*1000)/LOG([data.R349]*1000))" office:value-type="float" office:value="2.32096094400695" calcext:value-type="float">
            <text:p>2,32</text:p>
          </table:table-cell>
          <table:table-cell table:style-name="ce12" table:formula="of:=[data.Q349]/[data.Q461]*(LOG([data.S461]*1000)/LOG([data.S349]*1000))" office:value-type="float" office:value="2.12234031350479" calcext:value-type="float">
            <text:p>2,1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1664114" calcext:value-type="float">
            <text:p>1664114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29" calcext:value-type="float">
            <text:p>0,29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2" calcext:value-type="float">
            <text:p>0,20</text:p>
          </table:table-cell>
          <table:table-cell table:style-name="ce28" table:formula="of:=[data.E350]/([data.C350]*[data.D350])" office:value-type="float" office:value="1.7219580135926" calcext:value-type="float">
            <text:p>1,72</text:p>
          </table:table-cell>
          <table:table-cell table:style-name="ce5" table:formula="of:=[data.B350]/[data.E350]" office:value-type="float" office:value="1.74221237246967" calcext:value-type="float">
            <text:p>1,742</text:p>
          </table:table-cell>
          <table:table-cell table:style-name="ce7" table:formula="of:=AVERAGE([data.F350:.J350])" office:value-type="float" office:value="0.212" calcext:value-type="float">
            <text:p>0,21</text:p>
          </table:table-cell>
          <table:table-cell table:style-name="ce9" table:formula="of:=AVERAGE([data.K350:.O350])" office:value-type="float" office:value="0.18" calcext:value-type="float">
            <text:p>0,18</text:p>
          </table:table-cell>
          <table:table-cell table:style-name="ce12" table:formula="of:=[data.Q350]/[data.Q462]*(LOG([data.R462]*1000)/LOG([data.R350]*1000))" office:value-type="float" office:value="1.59746462260826" calcext:value-type="float">
            <text:p>1,60</text:p>
          </table:table-cell>
          <table:table-cell table:style-name="ce12" table:formula="of:=[data.Q350]/[data.Q462]*(LOG([data.S462]*1000)/LOG([data.S350]*1000))" office:value-type="float" office:value="1.54899105524964" calcext:value-type="float">
            <text:p>1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1351746" calcext:value-type="float">
            <text:p>1351746</text:p>
          </table:table-cell>
          <table:table-cell table:number-columns-repeated="5" table:style-name="ce7" office:value-type="float" office:value="0.12" calcext:value-type="float">
            <text:p>0,12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351]/([data.C351]*[data.D351])" office:value-type="float" office:value="1.36458400633157" calcext:value-type="float">
            <text:p>1,36</text:p>
          </table:table-cell>
          <table:table-cell table:style-name="ce5" table:formula="of:=[data.B351]/[data.E351]" office:value-type="float" office:value="2.1984840347225" calcext:value-type="float">
            <text:p>2,198</text:p>
          </table:table-cell>
          <table:table-cell table:style-name="ce7" table:formula="of:=AVERAGE([data.F351:.J351])" office:value-type="float" office:value="0.12" calcext:value-type="float">
            <text:p>0,12</text:p>
          </table:table-cell>
          <table:table-cell table:style-name="ce9" table:formula="of:=AVERAGE([data.K351:.O351])" office:value-type="float" office:value="0.12" calcext:value-type="float">
            <text:p>0,12</text:p>
          </table:table-cell>
          <table:table-cell table:style-name="ce12" table:formula="of:=[data.Q351]/[data.Q463]*(LOG([data.R463]*1000)/LOG([data.R351]*1000))" office:value-type="float" office:value="1.93928654307324" calcext:value-type="float">
            <text:p>1,94</text:p>
          </table:table-cell>
          <table:table-cell table:style-name="ce12" table:formula="of:=[data.Q351]/[data.Q463]*(LOG([data.S463]*1000)/LOG([data.S351]*1000))" office:value-type="float" office:value="1.77109022366071" calcext:value-type="float">
            <text:p>1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1359219" calcext:value-type="float">
            <text:p>1359219</text:p>
          </table:table-cell>
          <table:table-cell table:number-columns-repeated="5" table:style-name="ce7" office:value-type="float" office:value="0.12" calcext:value-type="float">
            <text:p>0,12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352]/([data.C352]*[data.D352])" office:value-type="float" office:value="1.37294848484848" calcext:value-type="float">
            <text:p>1,37</text:p>
          </table:table-cell>
          <table:table-cell table:style-name="ce5" table:formula="of:=[data.B352]/[data.E352]" office:value-type="float" office:value="2.18509011424943" calcext:value-type="float">
            <text:p>2,185</text:p>
          </table:table-cell>
          <table:table-cell table:style-name="ce7" table:formula="of:=AVERAGE([data.F352:.J352])" office:value-type="float" office:value="0.12" calcext:value-type="float">
            <text:p>0,12</text:p>
          </table:table-cell>
          <table:table-cell table:style-name="ce9" table:formula="of:=AVERAGE([data.K352:.O352])" office:value-type="float" office:value="0.12" calcext:value-type="float">
            <text:p>0,12</text:p>
          </table:table-cell>
          <table:table-cell table:style-name="ce12" table:formula="of:=[data.Q352]/[data.Q464]*(LOG([data.R464]*1000)/LOG([data.R352]*1000))" office:value-type="float" office:value="1.88045626171693" calcext:value-type="float">
            <text:p>1,88</text:p>
          </table:table-cell>
          <table:table-cell table:style-name="ce12" table:formula="of:=[data.Q352]/[data.Q464]*(LOG([data.S464]*1000)/LOG([data.S352]*1000))" office:value-type="float" office:value="1.71680503026465" calcext:value-type="float">
            <text:p>1,7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973886" calcext:value-type="float">
            <text:p>973886</text:p>
          </table:table-cell>
          <table:table-cell table:number-columns-repeated="5" table:style-name="ce7" office:value-type="float" office:value="0.09" calcext:value-type="float">
            <text:p>0,09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353]/([data.C353]*[data.D353])" office:value-type="float" office:value="1.04803669203485" calcext:value-type="float">
            <text:p>1,05</text:p>
          </table:table-cell>
          <table:table-cell table:style-name="ce5" table:formula="of:=[data.B353]/[data.E353]" office:value-type="float" office:value="2.86251162867112" calcext:value-type="float">
            <text:p>2,863</text:p>
          </table:table-cell>
          <table:table-cell table:style-name="ce7" table:formula="of:=AVERAGE([data.F353:.J353])" office:value-type="float" office:value="0.09" calcext:value-type="float">
            <text:p>0,09</text:p>
          </table:table-cell>
          <table:table-cell table:style-name="ce9" table:formula="of:=AVERAGE([data.K353:.O353])" office:value-type="float" office:value="0.104" calcext:value-type="float">
            <text:p>0,10</text:p>
          </table:table-cell>
          <table:table-cell table:style-name="ce12" table:formula="of:=[data.Q353]/[data.Q465]*(LOG([data.R465]*1000)/LOG([data.R353]*1000))" office:value-type="float" office:value="1.77523334794712" calcext:value-type="float">
            <text:p>1,78</text:p>
          </table:table-cell>
          <table:table-cell table:style-name="ce12" table:formula="of:=[data.Q353]/[data.Q465]*(LOG([data.S465]*1000)/LOG([data.S353]*1000))" office:value-type="float" office:value="1.55965919553581" calcext:value-type="float">
            <text:p>1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1401613" calcext:value-type="float">
            <text:p>1401613</text:p>
          </table:table-cell>
          <table:table-cell table:number-columns-repeated="5" table:style-name="ce7" office:value-type="float" office:value="0.13" calcext:value-type="float">
            <text:p>0,13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data.E354]/([data.C354]*[data.D354])" office:value-type="float" office:value="1.16684398934399" calcext:value-type="float">
            <text:p>1,17</text:p>
          </table:table-cell>
          <table:table-cell table:style-name="ce5" table:formula="of:=[data.B354]/[data.E354]" office:value-type="float" office:value="2.57104921258578" calcext:value-type="float">
            <text:p>2,571</text:p>
          </table:table-cell>
          <table:table-cell table:style-name="ce7" table:formula="of:=AVERAGE([data.F354:.J354])" office:value-type="float" office:value="0.13" calcext:value-type="float">
            <text:p>0,13</text:p>
          </table:table-cell>
          <table:table-cell table:style-name="ce9" table:formula="of:=AVERAGE([data.K354:.O354])" office:value-type="float" office:value="0.13" calcext:value-type="float">
            <text:p>0,13</text:p>
          </table:table-cell>
          <table:table-cell table:style-name="ce12" table:formula="of:=[data.Q354]/[data.Q466]*(LOG([data.R466]*1000)/LOG([data.R354]*1000))" office:value-type="float" office:value="1.99446831242563" calcext:value-type="float">
            <text:p>1,99</text:p>
          </table:table-cell>
          <table:table-cell table:style-name="ce12" table:formula="of:=[data.Q354]/[data.Q466]*(LOG([data.S466]*1000)/LOG([data.S354]*1000))" office:value-type="float" office:value="1.83382294110378" calcext:value-type="float">
            <text:p>1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1665335" calcext:value-type="float">
            <text:p>1665335</text:p>
          </table:table-cell>
          <table:table-cell table:number-columns-repeated="5" table:style-name="ce7" office:value-type="float" office:value="0.15" calcext:value-type="float">
            <text:p>0,15</text:p>
          </table:table-cell>
          <table:table-cell table:number-columns-repeated="5" table:style-name="ce9" office:value-type="float" office:value="0.15" calcext:value-type="float">
            <text:p>0,15</text:p>
          </table:table-cell>
          <table:table-cell table:style-name="ce28" table:formula="of:=[data.E355]/([data.C355]*[data.D355])" office:value-type="float" office:value="1.31712839932678" calcext:value-type="float">
            <text:p>1,32</text:p>
          </table:table-cell>
          <table:table-cell table:style-name="ce5" table:formula="of:=[data.B355]/[data.E355]" office:value-type="float" office:value="2.27769187580877" calcext:value-type="float">
            <text:p>2,278</text:p>
          </table:table-cell>
          <table:table-cell table:style-name="ce7" table:formula="of:=AVERAGE([data.F355:.J355])" office:value-type="float" office:value="0.15" calcext:value-type="float">
            <text:p>0,15</text:p>
          </table:table-cell>
          <table:table-cell table:style-name="ce9" table:formula="of:=AVERAGE([data.K355:.O355])" office:value-type="float" office:value="0.15" calcext:value-type="float">
            <text:p>0,15</text:p>
          </table:table-cell>
          <table:table-cell table:style-name="ce12" table:formula="of:=[data.Q355]/[data.Q467]*(LOG([data.R467]*1000)/LOG([data.R355]*1000))" office:value-type="float" office:value="1.60848854809054" calcext:value-type="float">
            <text:p>1,61</text:p>
          </table:table-cell>
          <table:table-cell table:style-name="ce12" table:formula="of:=[data.Q355]/[data.Q467]*(LOG([data.S467]*1000)/LOG([data.S355]*1000))" office:value-type="float" office:value="1.50022850103269" calcext:value-type="float">
            <text:p>1,5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1052597" calcext:value-type="float">
            <text:p>1052597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data.E356]/([data.C356]*[data.D356])" office:value-type="float" office:value="1.09586161662433" calcext:value-type="float">
            <text:p>1,10</text:p>
          </table:table-cell>
          <table:table-cell table:style-name="ce5" table:formula="of:=[data.B356]/[data.E356]" office:value-type="float" office:value="2.73758712973721" calcext:value-type="float">
            <text:p>2,738</text:p>
          </table:table-cell>
          <table:table-cell table:style-name="ce7" table:formula="of:=AVERAGE([data.F356:.J356])" office:value-type="float" office:value="0.102" calcext:value-type="float">
            <text:p>0,10</text:p>
          </table:table-cell>
          <table:table-cell table:style-name="ce9" table:formula="of:=AVERAGE([data.K356:.O356])" office:value-type="float" office:value="0.1" calcext:value-type="float">
            <text:p>0,10</text:p>
          </table:table-cell>
          <table:table-cell table:style-name="ce12" table:formula="of:=[data.Q356]/[data.Q468]*(LOG([data.R468]*1000)/LOG([data.R356]*1000))" office:value-type="float" office:value="1.73563009458713" calcext:value-type="float">
            <text:p>1,74</text:p>
          </table:table-cell>
          <table:table-cell table:style-name="ce12" table:formula="of:=[data.Q356]/[data.Q468]*(LOG([data.S468]*1000)/LOG([data.S356]*1000))" office:value-type="float" office:value="1.52901066055891" calcext:value-type="float">
            <text:p>1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981228" calcext:value-type="float">
            <text:p>981228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4" table:style-name="ce7" office:value-type="float" office:value="0.09" calcext:value-type="float">
            <text:p>0,09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28" table:formula="of:=[data.E357]/([data.C357]*[data.D357])" office:value-type="float" office:value="1.00778515438844" calcext:value-type="float">
            <text:p>1,01</text:p>
          </table:table-cell>
          <table:table-cell table:style-name="ce5" table:formula="of:=[data.B357]/[data.E357]" office:value-type="float" office:value="2.97684126421178" calcext:value-type="float">
            <text:p>2,977</text:p>
          </table:table-cell>
          <table:table-cell table:style-name="ce7" table:formula="of:=AVERAGE([data.F357:.J357])" office:value-type="float" office:value="0.092" calcext:value-type="float">
            <text:p>0,09</text:p>
          </table:table-cell>
          <table:table-cell table:style-name="ce9" table:formula="of:=AVERAGE([data.K357:.O357])" office:value-type="float" office:value="0.094" calcext:value-type="float">
            <text:p>0,09</text:p>
          </table:table-cell>
          <table:table-cell table:style-name="ce12" table:formula="of:=[data.Q357]/[data.Q469]*(LOG([data.R469]*1000)/LOG([data.R357]*1000))" office:value-type="float" office:value="1.78197674511574" calcext:value-type="float">
            <text:p>1,78</text:p>
          </table:table-cell>
          <table:table-cell table:style-name="ce12" table:formula="of:=[data.Q357]/[data.Q469]*(LOG([data.S469]*1000)/LOG([data.S357]*1000))" office:value-type="float" office:value="1.64484401344736" calcext:value-type="float">
            <text:p>1,6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1174796" calcext:value-type="float">
            <text:p>1174796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358]/([data.C358]*[data.D358])" office:value-type="float" office:value="1.2065921154257" calcext:value-type="float">
            <text:p>1,21</text:p>
          </table:table-cell>
          <table:table-cell table:style-name="ce5" table:formula="of:=[data.B358]/[data.E358]" office:value-type="float" office:value="2.48635507781777" calcext:value-type="float">
            <text:p>2,486</text:p>
          </table:table-cell>
          <table:table-cell table:style-name="ce7" table:formula="of:=AVERAGE([data.F358:.J358])" office:value-type="float" office:value="0.108" calcext:value-type="float">
            <text:p>0,11</text:p>
          </table:table-cell>
          <table:table-cell table:style-name="ce9" table:formula="of:=AVERAGE([data.K358:.O358])" office:value-type="float" office:value="0.11" calcext:value-type="float">
            <text:p>0,11</text:p>
          </table:table-cell>
          <table:table-cell table:style-name="ce12" table:formula="of:=[data.Q358]/[data.Q470]*(LOG([data.R470]*1000)/LOG([data.R358]*1000))" office:value-type="float" office:value="1.78259892260814" calcext:value-type="float">
            <text:p>1,78</text:p>
          </table:table-cell>
          <table:table-cell table:style-name="ce12" table:formula="of:=[data.Q358]/[data.Q470]*(LOG([data.S470]*1000)/LOG([data.S358]*1000))" office:value-type="float" office:value="1.62183827890255" calcext:value-type="float">
            <text:p>1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1556973" calcext:value-type="float">
            <text:p>1556973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7" calcext:value-type="float">
            <text:p>0,17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359]/([data.C359]*[data.D359])" office:value-type="float" office:value="1.64947559115179" calcext:value-type="float">
            <text:p>1,65</text:p>
          </table:table-cell>
          <table:table-cell table:style-name="ce5" table:formula="of:=[data.B359]/[data.E359]" office:value-type="float" office:value="1.81877013923812" calcext:value-type="float">
            <text:p>1,819</text:p>
          </table:table-cell>
          <table:table-cell table:style-name="ce7" table:formula="of:=AVERAGE([data.F359:.J359])" office:value-type="float" office:value="0.164" calcext:value-type="float">
            <text:p>0,16</text:p>
          </table:table-cell>
          <table:table-cell table:style-name="ce9" table:formula="of:=AVERAGE([data.K359:.O359])" office:value-type="float" office:value="0.168" calcext:value-type="float">
            <text:p>0,17</text:p>
          </table:table-cell>
          <table:table-cell table:style-name="ce12" table:formula="of:=[data.Q359]/[data.Q471]*(LOG([data.R471]*1000)/LOG([data.R359]*1000))" office:value-type="float" office:value="1.58956514509837" calcext:value-type="float">
            <text:p>1,59</text:p>
          </table:table-cell>
          <table:table-cell table:style-name="ce12" table:formula="of:=[data.Q359]/[data.Q471]*(LOG([data.S471]*1000)/LOG([data.S359]*1000))" office:value-type="float" office:value="1.44906642256266" calcext:value-type="float">
            <text:p>1,4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10972" calcext:value-type="float">
            <text:p>1210972</text:p>
          </table:table-cell>
          <table:table-cell table:number-columns-repeated="5" table:style-name="ce7" office:value-type="float" office:value="0.11" calcext:value-type="float">
            <text:p>0,1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8" table:formula="of:=[data.E360]/([data.C360]*[data.D360])" office:value-type="float" office:value="1.08147219364426" calcext:value-type="float">
            <text:p>1,08</text:p>
          </table:table-cell>
          <table:table-cell table:style-name="ce5" table:formula="of:=[data.B360]/[data.E360]" office:value-type="float" office:value="2.7740096385383" calcext:value-type="float">
            <text:p>2,774</text:p>
          </table:table-cell>
          <table:table-cell table:style-name="ce7" table:formula="of:=AVERAGE([data.F360:.J360])" office:value-type="float" office:value="0.11" calcext:value-type="float">
            <text:p>0,11</text:p>
          </table:table-cell>
          <table:table-cell table:style-name="ce9" table:formula="of:=AVERAGE([data.K360:.O360])" office:value-type="float" office:value="0.114" calcext:value-type="float">
            <text:p>0,11</text:p>
          </table:table-cell>
          <table:table-cell table:style-name="ce12" table:formula="of:=[data.Q360]/[data.Q472]*(LOG([data.R472]*1000)/LOG([data.R360]*1000))" office:value-type="float" office:value="2.12228381864903" calcext:value-type="float">
            <text:p>2,12</text:p>
          </table:table-cell>
          <table:table-cell table:style-name="ce12" table:formula="of:=[data.Q360]/[data.Q472]*(LOG([data.S472]*1000)/LOG([data.S360]*1000))" office:value-type="float" office:value="1.95248268528477" calcext:value-type="float">
            <text:p>1,9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1738662" calcext:value-type="float">
            <text:p>1738662</text:p>
          </table:table-cell>
          <table:table-cell table:number-columns-repeated="3" table:style-name="ce7" office:value-type="float" office:value="0.16" calcext:value-type="float">
            <text:p>0,16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5" table:style-name="ce9" office:value-type="float" office:value="0.16" calcext:value-type="float">
            <text:p>0,16</text:p>
          </table:table-cell>
          <table:table-cell table:style-name="ce28" table:formula="of:=[data.E361]/([data.C361]*[data.D361])" office:value-type="float" office:value="1.35274117551864" calcext:value-type="float">
            <text:p>1,35</text:p>
          </table:table-cell>
          <table:table-cell table:style-name="ce5" table:formula="of:=[data.B361]/[data.E361]" office:value-type="float" office:value="2.21772834512976" calcext:value-type="float">
            <text:p>2,218</text:p>
          </table:table-cell>
          <table:table-cell table:style-name="ce7" table:formula="of:=AVERAGE([data.F361:.J361])" office:value-type="float" office:value="0.158" calcext:value-type="float">
            <text:p>0,16</text:p>
          </table:table-cell>
          <table:table-cell table:style-name="ce9" table:formula="of:=AVERAGE([data.K361:.O361])" office:value-type="float" office:value="0.16" calcext:value-type="float">
            <text:p>0,16</text:p>
          </table:table-cell>
          <table:table-cell table:style-name="ce12" table:formula="of:=[data.Q361]/[data.Q473]*(LOG([data.R473]*1000)/LOG([data.R361]*1000))" office:value-type="float" office:value="1.79672603207137" calcext:value-type="float">
            <text:p>1,80</text:p>
          </table:table-cell>
          <table:table-cell table:style-name="ce12" table:formula="of:=[data.Q361]/[data.Q473]*(LOG([data.S473]*1000)/LOG([data.S361]*1000))" office:value-type="float" office:value="1.60680242152034" calcext:value-type="float">
            <text:p>1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1254408" calcext:value-type="float">
            <text:p>1254408</text:p>
          </table:table-cell>
          <table:table-cell table:number-columns-repeated="5" table:style-name="ce7" office:value-type="float" office:value="0.12" calcext:value-type="float">
            <text:p>0,12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362]/([data.C362]*[data.D362])" office:value-type="float" office:value="1.11713451125677" calcext:value-type="float">
            <text:p>1,12</text:p>
          </table:table-cell>
          <table:table-cell table:style-name="ce5" table:formula="of:=[data.B362]/[data.E362]" office:value-type="float" office:value="2.68545481215043" calcext:value-type="float">
            <text:p>2,685</text:p>
          </table:table-cell>
          <table:table-cell table:style-name="ce7" table:formula="of:=AVERAGE([data.F362:.J362])" office:value-type="float" office:value="0.12" calcext:value-type="float">
            <text:p>0,12</text:p>
          </table:table-cell>
          <table:table-cell table:style-name="ce9" table:formula="of:=AVERAGE([data.K362:.O362])" office:value-type="float" office:value="0.12" calcext:value-type="float">
            <text:p>0,12</text:p>
          </table:table-cell>
          <table:table-cell table:style-name="ce12" table:formula="of:=[data.Q362]/[data.Q474]*(LOG([data.R474]*1000)/LOG([data.R362]*1000))" office:value-type="float" office:value="1.91415124885545" calcext:value-type="float">
            <text:p>1,91</text:p>
          </table:table-cell>
          <table:table-cell table:style-name="ce12" table:formula="of:=[data.Q362]/[data.Q474]*(LOG([data.S474]*1000)/LOG([data.S362]*1000))" office:value-type="float" office:value="1.66706560939847" calcext:value-type="float">
            <text:p>1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1143961" calcext:value-type="float">
            <text:p>1143961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363]/([data.C363]*[data.D363])" office:value-type="float" office:value="1.2321217774178" calcext:value-type="float">
            <text:p>1,23</text:p>
          </table:table-cell>
          <table:table-cell table:style-name="ce5" table:formula="of:=[data.B363]/[data.E363]" office:value-type="float" office:value="2.4348382506047" calcext:value-type="float">
            <text:p>2,435</text:p>
          </table:table-cell>
          <table:table-cell table:style-name="ce7" table:formula="of:=AVERAGE([data.F363:.J363])" office:value-type="float" office:value="0.104" calcext:value-type="float">
            <text:p>0,10</text:p>
          </table:table-cell>
          <table:table-cell table:style-name="ce9" table:formula="of:=AVERAGE([data.K363:.O363])" office:value-type="float" office:value="0.104" calcext:value-type="float">
            <text:p>0,10</text:p>
          </table:table-cell>
          <table:table-cell table:style-name="ce12" table:formula="of:=[data.Q363]/[data.Q475]*(LOG([data.R475]*1000)/LOG([data.R363]*1000))" office:value-type="float" office:value="1.87321977756687" calcext:value-type="float">
            <text:p>1,87</text:p>
          </table:table-cell>
          <table:table-cell table:style-name="ce12" table:formula="of:=[data.Q363]/[data.Q475]*(LOG([data.S475]*1000)/LOG([data.S363]*1000))" office:value-type="float" office:value="1.73836753898512" calcext:value-type="float">
            <text:p>1,7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810204" calcext:value-type="float">
            <text:p>1810204</text:p>
          </table:table-cell>
          <table:table-cell table:number-columns-repeated="5" table:style-name="ce7" office:value-type="float" office:value="0.17" calcext:value-type="float">
            <text:p>0,17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364]/([data.C364]*[data.D364])" office:value-type="float" office:value="1.37846366596507" calcext:value-type="float">
            <text:p>1,38</text:p>
          </table:table-cell>
          <table:table-cell table:style-name="ce5" table:formula="of:=[data.B364]/[data.E364]" office:value-type="float" office:value="2.17634476556233" calcext:value-type="float">
            <text:p>2,176</text:p>
          </table:table-cell>
          <table:table-cell table:style-name="ce7" table:formula="of:=AVERAGE([data.F364:.J364])" office:value-type="float" office:value="0.17" calcext:value-type="float">
            <text:p>0,17</text:p>
          </table:table-cell>
          <table:table-cell table:style-name="ce9" table:formula="of:=AVERAGE([data.K364:.O364])" office:value-type="float" office:value="0.164" calcext:value-type="float">
            <text:p>0,16</text:p>
          </table:table-cell>
          <table:table-cell table:style-name="ce12" table:formula="of:=[data.Q364]/[data.Q476]*(LOG([data.R476]*1000)/LOG([data.R364]*1000))" office:value-type="float" office:value="1.65847190125366" calcext:value-type="float">
            <text:p>1,66</text:p>
          </table:table-cell>
          <table:table-cell table:style-name="ce12" table:formula="of:=[data.Q364]/[data.Q476]*(LOG([data.S476]*1000)/LOG([data.S364]*1000))" office:value-type="float" office:value="1.51554197682096" calcext:value-type="float">
            <text:p>1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1476134" calcext:value-type="float">
            <text:p>1476134</text:p>
          </table:table-cell>
          <table:table-cell table:number-columns-repeated="4" table:style-name="ce7" office:value-type="float" office:value="0.13" calcext:value-type="float">
            <text:p>0,13</text:p>
          </table:table-cell>
          <table:table-cell table:style-name="ce7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4" table:style-name="ce9" office:value-type="float" office:value="0.13" calcext:value-type="float">
            <text:p>0,13</text:p>
          </table:table-cell>
          <table:table-cell table:style-name="ce28" table:formula="of:=[data.E365]/([data.C365]*[data.D365])" office:value-type="float" office:value="1.32099620561283" calcext:value-type="float">
            <text:p>1,32</text:p>
          </table:table-cell>
          <table:table-cell table:style-name="ce5" table:formula="of:=[data.B365]/[data.E365]" office:value-type="float" office:value="2.271024175312" calcext:value-type="float">
            <text:p>2,271</text:p>
          </table:table-cell>
          <table:table-cell table:style-name="ce7" table:formula="of:=AVERAGE([data.F365:.J365])" office:value-type="float" office:value="0.132" calcext:value-type="float">
            <text:p>0,13</text:p>
          </table:table-cell>
          <table:table-cell table:style-name="ce9" table:formula="of:=AVERAGE([data.K365:.O365])" office:value-type="float" office:value="0.134" calcext:value-type="float">
            <text:p>0,13</text:p>
          </table:table-cell>
          <table:table-cell table:style-name="ce12" table:formula="of:=[data.Q365]/[data.Q477]*(LOG([data.R477]*1000)/LOG([data.R365]*1000))" office:value-type="float" office:value="2.02992417675484" calcext:value-type="float">
            <text:p>2,03</text:p>
          </table:table-cell>
          <table:table-cell table:style-name="ce12" table:formula="of:=[data.Q365]/[data.Q477]*(LOG([data.S477]*1000)/LOG([data.S365]*1000))" office:value-type="float" office:value="1.83230244908704" calcext:value-type="float">
            <text:p>1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249359" calcext:value-type="float">
            <text:p>2249359</text:p>
          </table:table-cell>
          <table:table-cell table:number-columns-repeated="2" table:style-name="ce7" office:value-type="float" office:value="0.2" calcext:value-type="float">
            <text:p>0,20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2" table:style-name="ce7" office:value-type="float" office:value="0.2" calcext:value-type="float">
            <text:p>0,20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2" table:style-name="ce9" office:value-type="float" office:value="0.19" calcext:value-type="float">
            <text:p>0,19</text:p>
          </table:table-cell>
          <table:table-cell table:style-name="ce9" office:value-type="float" office:value="0.2" calcext:value-type="float">
            <text:p>0,20</text:p>
          </table:table-cell>
          <table:table-cell table:style-name="ce28" table:formula="of:=[data.E366]/([data.C366]*[data.D366])" office:value-type="float" office:value="1.72021948608137" calcext:value-type="float">
            <text:p>1,72</text:p>
          </table:table-cell>
          <table:table-cell table:style-name="ce5" table:formula="of:=[data.B366]/[data.E366]" office:value-type="float" office:value="1.74397061562872" calcext:value-type="float">
            <text:p>1,744</text:p>
          </table:table-cell>
          <table:table-cell table:style-name="ce7" table:formula="of:=AVERAGE([data.F366:.J366])" office:value-type="float" office:value="0.198" calcext:value-type="float">
            <text:p>0,20</text:p>
          </table:table-cell>
          <table:table-cell table:style-name="ce9" table:formula="of:=AVERAGE([data.K366:.O366])" office:value-type="float" office:value="0.194" calcext:value-type="float">
            <text:p>0,19</text:p>
          </table:table-cell>
          <table:table-cell table:style-name="ce12" table:formula="of:=[data.Q366]/[data.Q478]*(LOG([data.R478]*1000)/LOG([data.R366]*1000))" office:value-type="float" office:value="1.52268707318203" calcext:value-type="float">
            <text:p>1,52</text:p>
          </table:table-cell>
          <table:table-cell table:style-name="ce12" table:formula="of:=[data.Q366]/[data.Q478]*(LOG([data.S478]*1000)/LOG([data.S366]*1000))" office:value-type="float" office:value="1.34356839993944" calcext:value-type="float">
            <text:p>1,3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1532922" calcext:value-type="float">
            <text:p>1532922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style-name="ce7" office:value-type="float" office:value="0.19" calcext:value-type="float">
            <text:p>0,19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367]/([data.C367]*[data.D367])" office:value-type="float" office:value="1.19326970980197" calcext:value-type="float">
            <text:p>1,19</text:p>
          </table:table-cell>
          <table:table-cell table:style-name="ce5" table:formula="of:=[data.B367]/[data.E367]" office:value-type="float" office:value="2.51411161168018" calcext:value-type="float">
            <text:p>2,514</text:p>
          </table:table-cell>
          <table:table-cell table:style-name="ce7" table:formula="of:=AVERAGE([data.F367:.J367])" office:value-type="float" office:value="0.186" calcext:value-type="float">
            <text:p>0,19</text:p>
          </table:table-cell>
          <table:table-cell table:style-name="ce9" table:formula="of:=AVERAGE([data.K367:.O367])" office:value-type="float" office:value="0.166" calcext:value-type="float">
            <text:p>0,17</text:p>
          </table:table-cell>
          <table:table-cell table:style-name="ce12" table:formula="of:=[data.Q367]/[data.Q479]*(LOG([data.R479]*1000)/LOG([data.R367]*1000))" office:value-type="float" office:value="1.50454530229378" calcext:value-type="float">
            <text:p>1,50</text:p>
          </table:table-cell>
          <table:table-cell table:style-name="ce12" table:formula="of:=[data.Q367]/[data.Q479]*(LOG([data.S479]*1000)/LOG([data.S367]*1000))" office:value-type="float" office:value="1.3239691148438" calcext:value-type="float">
            <text:p>1,3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1478220" calcext:value-type="float">
            <text:p>1478220</text:p>
          </table:table-cell>
          <table:table-cell table:number-columns-repeated="2" table:style-name="ce7" office:value-type="float" office:value="0.14" calcext:value-type="float">
            <text:p>0,14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2" table:style-name="ce7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28" table:formula="of:=[data.E368]/([data.C368]*[data.D368])" office:value-type="float" office:value="1.3634150030806" calcext:value-type="float">
            <text:p>1,36</text:p>
          </table:table-cell>
          <table:table-cell table:style-name="ce5" table:formula="of:=[data.B368]/[data.E368]" office:value-type="float" office:value="2.2003680101744" calcext:value-type="float">
            <text:p>2,200</text:p>
          </table:table-cell>
          <table:table-cell table:style-name="ce7" table:formula="of:=AVERAGE([data.F368:.J368])" office:value-type="float" office:value="0.138" calcext:value-type="float">
            <text:p>0,14</text:p>
          </table:table-cell>
          <table:table-cell table:style-name="ce9" table:formula="of:=AVERAGE([data.K368:.O368])" office:value-type="float" office:value="0.134" calcext:value-type="float">
            <text:p>0,13</text:p>
          </table:table-cell>
          <table:table-cell table:style-name="ce12" table:formula="of:=[data.Q368]/[data.Q480]*(LOG([data.R480]*1000)/LOG([data.R368]*1000))" office:value-type="float" office:value="1.83183169985653" calcext:value-type="float">
            <text:p>1,83</text:p>
          </table:table-cell>
          <table:table-cell table:style-name="ce12" table:formula="of:=[data.Q368]/[data.Q480]*(LOG([data.S480]*1000)/LOG([data.S368]*1000))" office:value-type="float" office:value="1.5625523296596" calcext:value-type="float">
            <text:p>1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812376" calcext:value-type="float">
            <text:p>1812376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7" calcext:value-type="float">
            <text:p>0,17</text:p>
          </table:table-cell>
          <table:table-cell table:style-name="ce9" office:value-type="float" office:value="0.21" calcext:value-type="float">
            <text:p>0,21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369]/([data.C369]*[data.D369])" office:value-type="float" office:value="1.37913044536976" calcext:value-type="float">
            <text:p>1,38</text:p>
          </table:table-cell>
          <table:table-cell table:style-name="ce5" table:formula="of:=[data.B369]/[data.E369]" office:value-type="float" office:value="2.17529254415199" calcext:value-type="float">
            <text:p>2,175</text:p>
          </table:table-cell>
          <table:table-cell table:style-name="ce7" table:formula="of:=AVERAGE([data.F369:.J369])" office:value-type="float" office:value="0.184" calcext:value-type="float">
            <text:p>0,18</text:p>
          </table:table-cell>
          <table:table-cell table:style-name="ce9" table:formula="of:=AVERAGE([data.K369:.O369])" office:value-type="float" office:value="0.18" calcext:value-type="float">
            <text:p>0,18</text:p>
          </table:table-cell>
          <table:table-cell table:style-name="ce12" table:formula="of:=[data.Q369]/[data.Q481]*(LOG([data.R481]*1000)/LOG([data.R369]*1000))" office:value-type="float" office:value="1.71711113955141" calcext:value-type="float">
            <text:p>1,72</text:p>
          </table:table-cell>
          <table:table-cell table:style-name="ce12" table:formula="of:=[data.Q369]/[data.Q481]*(LOG([data.S481]*1000)/LOG([data.S369]*1000))" office:value-type="float" office:value="1.50797237903866" calcext:value-type="float">
            <text:p>1,5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1143246" calcext:value-type="float">
            <text:p>1143246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8" table:formula="of:=[data.E370]/([data.C370]*[data.D370])" office:value-type="float" office:value="1.19566390562249" calcext:value-type="float">
            <text:p>1,20</text:p>
          </table:table-cell>
          <table:table-cell table:style-name="ce5" table:formula="of:=[data.B370]/[data.E370]" office:value-type="float" office:value="2.50908028543288" calcext:value-type="float">
            <text:p>2,509</text:p>
          </table:table-cell>
          <table:table-cell table:style-name="ce7" table:formula="of:=AVERAGE([data.F370:.J370])" office:value-type="float" office:value="0.11" calcext:value-type="float">
            <text:p>0,11</text:p>
          </table:table-cell>
          <table:table-cell table:style-name="ce9" table:formula="of:=AVERAGE([data.K370:.O370])" office:value-type="float" office:value="0.112" calcext:value-type="float">
            <text:p>0,11</text:p>
          </table:table-cell>
          <table:table-cell table:style-name="ce12" table:formula="of:=[data.Q370]/[data.Q482]*(LOG([data.R482]*1000)/LOG([data.R370]*1000))" office:value-type="float" office:value="1.9136211799302" calcext:value-type="float">
            <text:p>1,91</text:p>
          </table:table-cell>
          <table:table-cell table:style-name="ce12" table:formula="of:=[data.Q370]/[data.Q482]*(LOG([data.S482]*1000)/LOG([data.S370]*1000))" office:value-type="float" office:value="1.62446154716327" calcext:value-type="float">
            <text:p>1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1286554" calcext:value-type="float">
            <text:p>1286554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371]/([data.C371]*[data.D371])" office:value-type="float" office:value="1.14843822527547" calcext:value-type="float">
            <text:p>1,15</text:p>
          </table:table-cell>
          <table:table-cell table:style-name="ce5" table:formula="of:=[data.B371]/[data.E371]" office:value-type="float" office:value="2.61225568456513" calcext:value-type="float">
            <text:p>2,612</text:p>
          </table:table-cell>
          <table:table-cell table:style-name="ce7" table:formula="of:=AVERAGE([data.F371:.J371])" office:value-type="float" office:value="0.128" calcext:value-type="float">
            <text:p>0,13</text:p>
          </table:table-cell>
          <table:table-cell table:style-name="ce9" table:formula="of:=AVERAGE([data.K371:.O371])" office:value-type="float" office:value="0.12" calcext:value-type="float">
            <text:p>0,12</text:p>
          </table:table-cell>
          <table:table-cell table:style-name="ce12" table:formula="of:=[data.Q371]/[data.Q483]*(LOG([data.R483]*1000)/LOG([data.R371]*1000))" office:value-type="float" office:value="1.71774216097881" calcext:value-type="float">
            <text:p>1,72</text:p>
          </table:table-cell>
          <table:table-cell table:style-name="ce12" table:formula="of:=[data.Q371]/[data.Q483]*(LOG([data.S483]*1000)/LOG([data.S371]*1000))" office:value-type="float" office:value="1.52544375230421" calcext:value-type="float">
            <text:p>1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88866" calcext:value-type="float">
            <text:p>1288866</text:p>
          </table:table-cell>
          <table:table-cell table:number-columns-repeated="5" table:style-name="ce7" office:value-type="float" office:value="0.12" calcext:value-type="float">
            <text:p>0,12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372]/([data.C372]*[data.D372])" office:value-type="float" office:value="1.32374944538478" calcext:value-type="float">
            <text:p>1,32</text:p>
          </table:table-cell>
          <table:table-cell table:style-name="ce5" table:formula="of:=[data.B372]/[data.E372]" office:value-type="float" office:value="2.2663023153687" calcext:value-type="float">
            <text:p>2,266</text:p>
          </table:table-cell>
          <table:table-cell table:style-name="ce7" table:formula="of:=AVERAGE([data.F372:.J372])" office:value-type="float" office:value="0.12" calcext:value-type="float">
            <text:p>0,12</text:p>
          </table:table-cell>
          <table:table-cell table:style-name="ce9" table:formula="of:=AVERAGE([data.K372:.O372])" office:value-type="float" office:value="0.12" calcext:value-type="float">
            <text:p>0,12</text:p>
          </table:table-cell>
          <table:table-cell table:style-name="ce12" table:formula="of:=[data.Q372]/[data.Q484]*(LOG([data.R484]*1000)/LOG([data.R372]*1000))" office:value-type="float" office:value="2.05669043421594" calcext:value-type="float">
            <text:p>2,06</text:p>
          </table:table-cell>
          <table:table-cell table:style-name="ce12" table:formula="of:=[data.Q372]/[data.Q484]*(LOG([data.S484]*1000)/LOG([data.S372]*1000))" office:value-type="float" office:value="1.81114620377889" calcext:value-type="float">
            <text:p>1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00491" calcext:value-type="float">
            <text:p>1200491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4" table:style-name="ce7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28" table:formula="of:=[data.E373]/([data.C373]*[data.D373])" office:value-type="float" office:value="1.23298255632426" calcext:value-type="float">
            <text:p>1,23</text:p>
          </table:table-cell>
          <table:table-cell table:style-name="ce5" table:formula="of:=[data.B373]/[data.E373]" office:value-type="float" office:value="2.43313777446062" calcext:value-type="float">
            <text:p>2,433</text:p>
          </table:table-cell>
          <table:table-cell table:style-name="ce7" table:formula="of:=AVERAGE([data.F373:.J373])" office:value-type="float" office:value="0.112" calcext:value-type="float">
            <text:p>0,11</text:p>
          </table:table-cell>
          <table:table-cell table:style-name="ce9" table:formula="of:=AVERAGE([data.K373:.O373])" office:value-type="float" office:value="0.112" calcext:value-type="float">
            <text:p>0,11</text:p>
          </table:table-cell>
          <table:table-cell table:style-name="ce12" table:formula="of:=[data.Q373]/[data.Q485]*(LOG([data.R485]*1000)/LOG([data.R373]*1000))" office:value-type="float" office:value="2.14286959022722" calcext:value-type="float">
            <text:p>2,14</text:p>
          </table:table-cell>
          <table:table-cell table:style-name="ce12" table:formula="of:=[data.Q373]/[data.Q485]*(LOG([data.S485]*1000)/LOG([data.S373]*1000))" office:value-type="float" office:value="1.95915921538828" calcext:value-type="float">
            <text:p>1,9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785876" calcext:value-type="float">
            <text:p>1785876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3" table:style-name="ce7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4" table:style-name="ce9" office:value-type="float" office:value="0.15" calcext:value-type="float">
            <text:p>0,15</text:p>
          </table:table-cell>
          <table:table-cell table:style-name="ce28" table:formula="of:=[data.E374]/([data.C374]*[data.D374])" office:value-type="float" office:value="1.59489669067215" calcext:value-type="float">
            <text:p>1,59</text:p>
          </table:table-cell>
          <table:table-cell table:style-name="ce5" table:formula="of:=[data.B374]/[data.E374]" office:value-type="float" office:value="1.88100853586699" calcext:value-type="float">
            <text:p>1,881</text:p>
          </table:table-cell>
          <table:table-cell table:style-name="ce7" table:formula="of:=AVERAGE([data.F374:.J374])" office:value-type="float" office:value="0.158" calcext:value-type="float">
            <text:p>0,16</text:p>
          </table:table-cell>
          <table:table-cell table:style-name="ce9" table:formula="of:=AVERAGE([data.K374:.O374])" office:value-type="float" office:value="0.154" calcext:value-type="float">
            <text:p>0,15</text:p>
          </table:table-cell>
          <table:table-cell table:style-name="ce12" table:formula="of:=[data.Q374]/[data.Q486]*(LOG([data.R486]*1000)/LOG([data.R374]*1000))" office:value-type="float" office:value="1.62252109473659" calcext:value-type="float">
            <text:p>1,62</text:p>
          </table:table-cell>
          <table:table-cell table:style-name="ce12" table:formula="of:=[data.Q374]/[data.Q486]*(LOG([data.S486]*1000)/LOG([data.S374]*1000))" office:value-type="float" office:value="1.43598312150353" calcext:value-type="float">
            <text:p>1,4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1270796" calcext:value-type="float">
            <text:p>1270796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12" calcext:value-type="float">
            <text:p>0,12</text:p>
          </table:table-cell>
          <table:table-cell table:style-name="ce28" table:formula="of:=[data.E375]/([data.C375]*[data.D375])" office:value-type="float" office:value="1.27252663622527" calcext:value-type="float">
            <text:p>1,27</text:p>
          </table:table-cell>
          <table:table-cell table:style-name="ce5" table:formula="of:=[data.B375]/[data.E375]" office:value-type="float" office:value="2.35752709325494" calcext:value-type="float">
            <text:p>2,358</text:p>
          </table:table-cell>
          <table:table-cell table:style-name="ce7" table:formula="of:=AVERAGE([data.F375:.J375])" office:value-type="float" office:value="0.118" calcext:value-type="float">
            <text:p>0,12</text:p>
          </table:table-cell>
          <table:table-cell table:style-name="ce9" table:formula="of:=AVERAGE([data.K375:.O375])" office:value-type="float" office:value="0.118" calcext:value-type="float">
            <text:p>0,12</text:p>
          </table:table-cell>
          <table:table-cell table:style-name="ce12" table:formula="of:=[data.Q375]/[data.Q487]*(LOG([data.R487]*1000)/LOG([data.R375]*1000))" office:value-type="float" office:value="1.74105824353478" calcext:value-type="float">
            <text:p>1,74</text:p>
          </table:table-cell>
          <table:table-cell table:style-name="ce12" table:formula="of:=[data.Q375]/[data.Q487]*(LOG([data.S487]*1000)/LOG([data.S375]*1000))" office:value-type="float" office:value="1.5792709665201" calcext:value-type="float">
            <text:p>1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892519" calcext:value-type="float">
            <text:p>892519</text:p>
          </table:table-cell>
          <table:table-cell table:number-columns-repeated="5" table:style-name="ce7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8" table:formula="of:=[data.E376]/([data.C376]*[data.D376])" office:value-type="float" office:value="0.929707291666667" calcext:value-type="float">
            <text:p>0,93</text:p>
          </table:table-cell>
          <table:table-cell table:style-name="ce5" table:formula="of:=[data.B376]/[data.E376]" office:value-type="float" office:value="3.22683998884057" calcext:value-type="float">
            <text:p>3,227</text:p>
          </table:table-cell>
          <table:table-cell table:style-name="ce7" table:formula="of:=AVERAGE([data.F376:.J376])" office:value-type="float" office:value="0.08" calcext:value-type="float">
            <text:p>0,08</text:p>
          </table:table-cell>
          <table:table-cell table:style-name="ce9" table:formula="of:=AVERAGE([data.K376:.O376])" office:value-type="float" office:value="0.084" calcext:value-type="float">
            <text:p>0,08</text:p>
          </table:table-cell>
          <table:table-cell table:style-name="ce12" table:formula="of:=[data.Q376]/[data.Q488]*(LOG([data.R488]*1000)/LOG([data.R376]*1000))" office:value-type="float" office:value="1.93282078570468" calcext:value-type="float">
            <text:p>1,93</text:p>
          </table:table-cell>
          <table:table-cell table:style-name="ce12" table:formula="of:=[data.Q376]/[data.Q488]*(LOG([data.S488]*1000)/LOG([data.S376]*1000))" office:value-type="float" office:value="1.72754875108437" calcext:value-type="float">
            <text:p>1,7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50466" calcext:value-type="float">
            <text:p>1550466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3" table:style-name="ce7" office:value-type="float" office:value="0.14" calcext:value-type="float">
            <text:p>0,14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28" table:formula="of:=[data.E377]/([data.C377]*[data.D377])" office:value-type="float" office:value="1.38466113683128" calcext:value-type="float">
            <text:p>1,38</text:p>
          </table:table-cell>
          <table:table-cell table:style-name="ce5" table:formula="of:=[data.B377]/[data.E377]" office:value-type="float" office:value="2.16660539476519" calcext:value-type="float">
            <text:p>2,167</text:p>
          </table:table-cell>
          <table:table-cell table:style-name="ce7" table:formula="of:=AVERAGE([data.F377:.J377])" office:value-type="float" office:value="0.148" calcext:value-type="float">
            <text:p>0,15</text:p>
          </table:table-cell>
          <table:table-cell table:style-name="ce9" table:formula="of:=AVERAGE([data.K377:.O377])" office:value-type="float" office:value="0.15" calcext:value-type="float">
            <text:p>0,15</text:p>
          </table:table-cell>
          <table:table-cell table:style-name="ce12" table:formula="of:=[data.Q377]/[data.Q489]*(LOG([data.R489]*1000)/LOG([data.R377]*1000))" office:value-type="float" office:value="1.69942382735212" calcext:value-type="float">
            <text:p>1,70</text:p>
          </table:table-cell>
          <table:table-cell table:style-name="ce12" table:formula="of:=[data.Q377]/[data.Q489]*(LOG([data.S489]*1000)/LOG([data.S377]*1000))" office:value-type="float" office:value="1.47166168334262" calcext:value-type="float">
            <text:p>1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1032811" calcext:value-type="float">
            <text:p>1032811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style-name="ce7" office:value-type="float" office:value="0.09" calcext:value-type="float">
            <text:p>0,09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data.E378]/([data.C378]*[data.D378])" office:value-type="float" office:value="1.02541162968023" calcext:value-type="float">
            <text:p>1,03</text:p>
          </table:table-cell>
          <table:table-cell table:style-name="ce5" table:formula="of:=[data.B378]/[data.E378]" office:value-type="float" office:value="2.9256698466612" calcext:value-type="float">
            <text:p>2,926</text:p>
          </table:table-cell>
          <table:table-cell table:style-name="ce7" table:formula="of:=AVERAGE([data.F378:.J378])" office:value-type="float" office:value="0.098" calcext:value-type="float">
            <text:p>0,10</text:p>
          </table:table-cell>
          <table:table-cell table:style-name="ce9" table:formula="of:=AVERAGE([data.K378:.O378])" office:value-type="float" office:value="0.1" calcext:value-type="float">
            <text:p>0,10</text:p>
          </table:table-cell>
          <table:table-cell table:style-name="ce12" table:formula="of:=[data.Q378]/[data.Q490]*(LOG([data.R490]*1000)/LOG([data.R378]*1000))" office:value-type="float" office:value="1.98360964295636" calcext:value-type="float">
            <text:p>1,98</text:p>
          </table:table-cell>
          <table:table-cell table:style-name="ce12" table:formula="of:=[data.Q378]/[data.Q490]*(LOG([data.S490]*1000)/LOG([data.S378]*1000))" office:value-type="float" office:value="1.76755912799638" calcext:value-type="float">
            <text:p>1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96525" calcext:value-type="float">
            <text:p>1296525</text:p>
          </table:table-cell>
          <table:table-cell table:number-columns-repeated="5" table:style-name="ce7" office:value-type="float" office:value="0.12" calcext:value-type="float">
            <text:p>0,12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379]/([data.C379]*[data.D379])" office:value-type="float" office:value="1.15787626457476" calcext:value-type="float">
            <text:p>1,16</text:p>
          </table:table-cell>
          <table:table-cell table:style-name="ce5" table:formula="of:=[data.B379]/[data.E379]" office:value-type="float" office:value="2.59096276585488" calcext:value-type="float">
            <text:p>2,591</text:p>
          </table:table-cell>
          <table:table-cell table:style-name="ce7" table:formula="of:=AVERAGE([data.F379:.J379])" office:value-type="float" office:value="0.12" calcext:value-type="float">
            <text:p>0,12</text:p>
          </table:table-cell>
          <table:table-cell table:style-name="ce9" table:formula="of:=AVERAGE([data.K379:.O379])" office:value-type="float" office:value="0.12" calcext:value-type="float">
            <text:p>0,12</text:p>
          </table:table-cell>
          <table:table-cell table:style-name="ce12" table:formula="of:=[data.Q379]/[data.Q491]*(LOG([data.R491]*1000)/LOG([data.R379]*1000))" office:value-type="float" office:value="2.25453591815412" calcext:value-type="float">
            <text:p>2,25</text:p>
          </table:table-cell>
          <table:table-cell table:style-name="ce12" table:formula="of:=[data.Q379]/[data.Q491]*(LOG([data.S491]*1000)/LOG([data.S379]*1000))" office:value-type="float" office:value="1.9132788125694" calcext:value-type="float">
            <text:p>1,9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1440140" calcext:value-type="float">
            <text:p>1440140</text:p>
          </table:table-cell>
          <table:table-cell table:number-columns-repeated="5" table:style-name="ce7" office:value-type="float" office:value="0.13" calcext:value-type="float">
            <text:p>0,13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380]/([data.C380]*[data.D380])" office:value-type="float" office:value="1.23088888888889" calcext:value-type="float">
            <text:p>1,23</text:p>
          </table:table-cell>
          <table:table-cell table:style-name="ce5" table:formula="of:=[data.B380]/[data.E380]" office:value-type="float" office:value="2.4372741539017" calcext:value-type="float">
            <text:p>2,437</text:p>
          </table:table-cell>
          <table:table-cell table:style-name="ce7" table:formula="of:=AVERAGE([data.F380:.J380])" office:value-type="float" office:value="0.13" calcext:value-type="float">
            <text:p>0,13</text:p>
          </table:table-cell>
          <table:table-cell table:style-name="ce9" table:formula="of:=AVERAGE([data.K380:.O380])" office:value-type="float" office:value="0.138" calcext:value-type="float">
            <text:p>0,14</text:p>
          </table:table-cell>
          <table:table-cell table:style-name="ce12" table:formula="of:=[data.Q380]/[data.Q492]*(LOG([data.R492]*1000)/LOG([data.R380]*1000))" office:value-type="float" office:value="2.09462507440555" calcext:value-type="float">
            <text:p>2,09</text:p>
          </table:table-cell>
          <table:table-cell table:style-name="ce12" table:formula="of:=[data.Q380]/[data.Q492]*(LOG([data.S492]*1000)/LOG([data.S380]*1000))" office:value-type="float" office:value="1.92713399796796" calcext:value-type="float">
            <text:p>1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956019" calcext:value-type="float">
            <text:p>1956019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9" calcext:value-type="float">
            <text:p>0,19</text:p>
          </table:table-cell>
          <table:table-cell table:number-columns-repeated="3" table:style-name="ce9" office:value-type="float" office:value="0.16" calcext:value-type="float">
            <text:p>0,16</text:p>
          </table:table-cell>
          <table:table-cell table:style-name="ce28" table:formula="of:=[data.E381]/([data.C381]*[data.D381])" office:value-type="float" office:value="1.84746212550531" calcext:value-type="float">
            <text:p>1,85</text:p>
          </table:table-cell>
          <table:table-cell table:style-name="ce5" table:formula="of:=[data.B381]/[data.E381]" office:value-type="float" office:value="1.62385743696764" calcext:value-type="float">
            <text:p>1,624</text:p>
          </table:table-cell>
          <table:table-cell table:style-name="ce7" table:formula="of:=AVERAGE([data.F381:.J381])" office:value-type="float" office:value="0.172" calcext:value-type="float">
            <text:p>0,17</text:p>
          </table:table-cell>
          <table:table-cell table:style-name="ce9" table:formula="of:=AVERAGE([data.K381:.O381])" office:value-type="float" office:value="0.166" calcext:value-type="float">
            <text:p>0,17</text:p>
          </table:table-cell>
          <table:table-cell table:style-name="ce12" table:formula="of:=[data.Q381]/[data.Q493]*(LOG([data.R493]*1000)/LOG([data.R381]*1000))" office:value-type="float" office:value="1.65446676425052" calcext:value-type="float">
            <text:p>1,65</text:p>
          </table:table-cell>
          <table:table-cell table:style-name="ce12" table:formula="of:=[data.Q381]/[data.Q493]*(LOG([data.S493]*1000)/LOG([data.S381]*1000))" office:value-type="float" office:value="1.48485963680701" calcext:value-type="float">
            <text:p>1,4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1147210" calcext:value-type="float">
            <text:p>1147210</text:p>
          </table:table-cell>
          <table:table-cell table:number-columns-repeated="4" table:style-name="ce7" office:value-type="float" office:value="0.11" calcext:value-type="float">
            <text:p>0,11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9" office:value-type="float" office:value="0.22" calcext:value-type="float">
            <text:p>0,22</text:p>
          </table:table-cell>
          <table:table-cell table:style-name="ce28" table:formula="of:=[data.E382]/([data.C382]*[data.D382])" office:value-type="float" office:value="1.02452882087334" calcext:value-type="float">
            <text:p>1,02</text:p>
          </table:table-cell>
          <table:table-cell table:style-name="ce5" table:formula="of:=[data.B382]/[data.E382]" office:value-type="float" office:value="2.92818925915918" calcext:value-type="float">
            <text:p>2,928</text:p>
          </table:table-cell>
          <table:table-cell table:style-name="ce7" table:formula="of:=AVERAGE([data.F382:.J382])" office:value-type="float" office:value="0.114" calcext:value-type="float">
            <text:p>0,11</text:p>
          </table:table-cell>
          <table:table-cell table:style-name="ce9" table:formula="of:=AVERAGE([data.K382:.O382])" office:value-type="float" office:value="0.132" calcext:value-type="float">
            <text:p>0,13</text:p>
          </table:table-cell>
          <table:table-cell table:style-name="ce12" table:formula="of:=[data.Q382]/[data.Q494]*(LOG([data.R494]*1000)/LOG([data.R382]*1000))" office:value-type="float" office:value="1.85182056666622" calcext:value-type="float">
            <text:p>1,85</text:p>
          </table:table-cell>
          <table:table-cell table:style-name="ce12" table:formula="of:=[data.Q382]/[data.Q494]*(LOG([data.S494]*1000)/LOG([data.S382]*1000))" office:value-type="float" office:value="1.5385345179997" calcext:value-type="float">
            <text:p>1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1235570" calcext:value-type="float">
            <text:p>1235570</text:p>
          </table:table-cell>
          <table:table-cell table:number-columns-repeated="5" table:style-name="ce7" office:value-type="float" office:value="0.11" calcext:value-type="float">
            <text:p>0,11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383]/([data.C383]*[data.D383])" office:value-type="float" office:value="1.33789197851698" calcext:value-type="float">
            <text:p>1,34</text:p>
          </table:table-cell>
          <table:table-cell table:style-name="ce5" table:formula="of:=[data.B383]/[data.E383]" office:value-type="float" office:value="2.24234644738865" calcext:value-type="float">
            <text:p>2,242</text:p>
          </table:table-cell>
          <table:table-cell table:style-name="ce7" table:formula="of:=AVERAGE([data.F383:.J383])" office:value-type="float" office:value="0.11" calcext:value-type="float">
            <text:p>0,11</text:p>
          </table:table-cell>
          <table:table-cell table:style-name="ce9" table:formula="of:=AVERAGE([data.K383:.O383])" office:value-type="float" office:value="0.11" calcext:value-type="float">
            <text:p>0,11</text:p>
          </table:table-cell>
          <table:table-cell table:style-name="ce12" table:formula="of:=[data.Q383]/[data.Q495]*(LOG([data.R495]*1000)/LOG([data.R383]*1000))" office:value-type="float" office:value="1.99703238063555" calcext:value-type="float">
            <text:p>2,00</text:p>
          </table:table-cell>
          <table:table-cell table:style-name="ce12" table:formula="of:=[data.Q383]/[data.Q495]*(LOG([data.S495]*1000)/LOG([data.S383]*1000))" office:value-type="float" office:value="1.89155448170047" calcext:value-type="float">
            <text:p>1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1654035" calcext:value-type="float">
            <text:p>1654035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3" calcext:value-type="float">
            <text:p>0,23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24" calcext:value-type="float">
            <text:p>0,24</text:p>
          </table:table-cell>
          <table:table-cell table:style-name="ce9" office:value-type="float" office:value="0.25" calcext:value-type="float">
            <text:p>0,25</text:p>
          </table:table-cell>
          <table:table-cell table:style-name="ce9" office:value-type="float" office:value="0.27" calcext:value-type="float">
            <text:p>0,27</text:p>
          </table:table-cell>
          <table:table-cell table:style-name="ce9" office:value-type="float" office:value="0.24" calcext:value-type="float">
            <text:p>0,24</text:p>
          </table:table-cell>
          <table:table-cell table:style-name="ce28" table:formula="of:=[data.E384]/([data.C384]*[data.D384])" office:value-type="float" office:value="1.28413283273398" calcext:value-type="float">
            <text:p>1,28</text:p>
          </table:table-cell>
          <table:table-cell table:style-name="ce5" table:formula="of:=[data.B384]/[data.E384]" office:value-type="float" office:value="2.33621658550152" calcext:value-type="float">
            <text:p>2,336</text:p>
          </table:table-cell>
          <table:table-cell table:style-name="ce7" table:formula="of:=AVERAGE([data.F384:.J384])" office:value-type="float" office:value="0.224" calcext:value-type="float">
            <text:p>0,22</text:p>
          </table:table-cell>
          <table:table-cell table:style-name="ce9" table:formula="of:=AVERAGE([data.K384:.O384])" office:value-type="float" office:value="0.246" calcext:value-type="float">
            <text:p>0,25</text:p>
          </table:table-cell>
          <table:table-cell table:style-name="ce12" table:formula="of:=[data.Q384]/[data.Q496]*(LOG([data.R496]*1000)/LOG([data.R384]*1000))" office:value-type="float" office:value="1.82076635380417" calcext:value-type="float">
            <text:p>1,82</text:p>
          </table:table-cell>
          <table:table-cell table:style-name="ce12" table:formula="of:=[data.Q384]/[data.Q496]*(LOG([data.S496]*1000)/LOG([data.S384]*1000))" office:value-type="float" office:value="1.66410676596669" calcext:value-type="float">
            <text:p>1,6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1283883" calcext:value-type="float">
            <text:p>1283883</text:p>
          </table:table-cell>
          <table:table-cell table:style-name="ce7" office:value-type="float" office:value="0.48" calcext:value-type="float">
            <text:p>0,48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3" table:style-name="ce7" office:value-type="float" office:value="0.12" calcext:value-type="float">
            <text:p>0,12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3" table:style-name="ce9" office:value-type="float" office:value="0.12" calcext:value-type="float">
            <text:p>0,12</text:p>
          </table:table-cell>
          <table:table-cell table:style-name="ce28" table:formula="of:=[data.E385]/([data.C385]*[data.D385])" office:value-type="float" office:value="1.17958850292535" calcext:value-type="float">
            <text:p>1,18</text:p>
          </table:table-cell>
          <table:table-cell table:style-name="ce5" table:formula="of:=[data.B385]/[data.E385]" office:value-type="float" office:value="2.54327224521238" calcext:value-type="float">
            <text:p>2,543</text:p>
          </table:table-cell>
          <table:table-cell table:style-name="ce7" table:formula="of:=AVERAGE([data.F385:.J385])" office:value-type="float" office:value="0.19" calcext:value-type="float">
            <text:p>0,19</text:p>
          </table:table-cell>
          <table:table-cell table:style-name="ce9" table:formula="of:=AVERAGE([data.K385:.O385])" office:value-type="float" office:value="0.118" calcext:value-type="float">
            <text:p>0,12</text:p>
          </table:table-cell>
          <table:table-cell table:style-name="ce12" table:formula="of:=[data.Q385]/[data.Q497]*(LOG([data.R497]*1000)/LOG([data.R385]*1000))" office:value-type="float" office:value="1.65580048755834" calcext:value-type="float">
            <text:p>1,66</text:p>
          </table:table-cell>
          <table:table-cell table:style-name="ce12" table:formula="of:=[data.Q385]/[data.Q497]*(LOG([data.S497]*1000)/LOG([data.S385]*1000))" office:value-type="float" office:value="1.55283086591755" calcext:value-type="float">
            <text:p>1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1317679" calcext:value-type="float">
            <text:p>1317679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7" office:value-type="float" office:value="0.11" calcext:value-type="float">
            <text:p>0,11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386]/([data.C386]*[data.D386])" office:value-type="float" office:value="1.40417625745951" calcext:value-type="float">
            <text:p>1,40</text:p>
          </table:table-cell>
          <table:table-cell table:style-name="ce5" table:formula="of:=[data.B386]/[data.E386]" office:value-type="float" office:value="2.13649606618911" calcext:value-type="float">
            <text:p>2,136</text:p>
          </table:table-cell>
          <table:table-cell table:style-name="ce7" table:formula="of:=AVERAGE([data.F386:.J386])" office:value-type="float" office:value="0.116" calcext:value-type="float">
            <text:p>0,12</text:p>
          </table:table-cell>
          <table:table-cell table:style-name="ce9" table:formula="of:=AVERAGE([data.K386:.O386])" office:value-type="float" office:value="0.114" calcext:value-type="float">
            <text:p>0,11</text:p>
          </table:table-cell>
          <table:table-cell table:style-name="ce12" table:formula="of:=[data.Q386]/[data.Q498]*(LOG([data.R498]*1000)/LOG([data.R386]*1000))" office:value-type="float" office:value="1.88405249401044" calcext:value-type="float">
            <text:p>1,88</text:p>
          </table:table-cell>
          <table:table-cell table:style-name="ce12" table:formula="of:=[data.Q386]/[data.Q498]*(LOG([data.S498]*1000)/LOG([data.S386]*1000))" office:value-type="float" office:value="1.76430935301715" calcext:value-type="float">
            <text:p>1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26776" calcext:value-type="float">
            <text:p>1226776</text:p>
          </table:table-cell>
          <table:table-cell table:number-columns-repeated="5" table:style-name="ce7" office:value-type="float" office:value="0.11" calcext:value-type="float">
            <text:p>0,11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25" office:value-type="float" office:value="0.11" calcext:value-type="float">
            <text:p>0,11</text:p>
          </table:table-cell>
          <table:table-cell table:style-name="ce28" table:formula="of:=[data.E387]/([data.C387]*[data.D387])" office:value-type="float" office:value="1.09558613397348" calcext:value-type="float">
            <text:p>1,10</text:p>
          </table:table-cell>
          <table:table-cell table:style-name="ce5" table:formula="of:=[data.B387]/[data.E387]" office:value-type="float" office:value="2.73827332781209" calcext:value-type="float">
            <text:p>2,738</text:p>
          </table:table-cell>
          <table:table-cell table:style-name="ce7" table:formula="of:=AVERAGE([data.F387:.J387])" office:value-type="float" office:value="0.11" calcext:value-type="float">
            <text:p>0,11</text:p>
          </table:table-cell>
          <table:table-cell table:style-name="ce9" table:formula="of:=AVERAGE([data.K387:.O387])" office:value-type="float" office:value="0.11" calcext:value-type="float">
            <text:p>0,11</text:p>
          </table:table-cell>
          <table:table-cell table:style-name="ce34" table:formula="of:=[data.Q387]/[data.Q499]*(LOG([data.R499]*1000)/LOG([data.R387]*1000))" office:value-type="float" office:value="1.91361872044881" calcext:value-type="float">
            <text:p>1,91</text:p>
          </table:table-cell>
          <table:table-cell table:style-name="ce34" table:formula="of:=[data.Q387]/[data.Q499]*(LOG([data.S499]*1000)/LOG([data.S387]*1000))" office:value-type="float" office:value="1.78920463946047" calcext:value-type="float">
            <text:p>1,79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data.P338:.P387])" office:value-type="float" office:value="1.30509575422596" calcext:value-type="float">
            <text:p>1,31</text:p>
          </table:table-cell>
          <table:table-cell table:style-name="ce30" table:formula="of:=AVERAGE([data.Q338:.Q387])" office:value-type="float" office:value="2.36386027855994" calcext:value-type="float">
            <text:p>2,364</text:p>
          </table:table-cell>
          <table:table-cell table:style-name="ce31" table:formula="of:=AVERAGE([data.R338:.R387])" office:value-type="float" office:value="0.14308" calcext:value-type="float">
            <text:p>0,14</text:p>
          </table:table-cell>
          <table:table-cell table:style-name="ce32" table:formula="of:=AVERAGE([data.S338:.S387])" office:value-type="float" office:value="0.14036" calcext:value-type="float">
            <text:p>0,14</text:p>
          </table:table-cell>
          <table:table-cell table:style-name="ce35" table:formula="of:=[data.Q388]/[data.Q500]*(LOG([data.R500]*1000)/LOG([data.R388]*1000))" office:value-type="float" office:value="1.7887140337497" calcext:value-type="float">
            <text:p>1,79</text:p>
          </table:table-cell>
          <table:table-cell table:style-name="ce35" table:formula="of:=[data.Q388]/[data.Q500]*(LOG([data.S500]*1000)/LOG([data.S388]*1000))" office:value-type="float" office:value="1.61529606424245" calcext:value-type="float">
            <text:p>1,62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6">
          <table:table-cell table:style-name="ce13" office:value-type="string" calcext:value-type="string">
            <text:p>Mozjpeg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1660996" calcext:value-type="float">
            <text:p>1660996</text:p>
          </table:table-cell>
          <table:table-cell table:style-name="ce7" office:value-type="float" office:value="2.45" calcext:value-type="float">
            <text:p>2,45</text:p>
          </table:table-cell>
          <table:table-cell table:style-name="ce7" office:value-type="float" office:value="2.24" calcext:value-type="float">
            <text:p>2,24</text:p>
          </table:table-cell>
          <table:table-cell table:style-name="ce7" office:value-type="float" office:value="2.31" calcext:value-type="float">
            <text:p>2,31</text:p>
          </table:table-cell>
          <table:table-cell table:style-name="ce7" office:value-type="float" office:value="2.3" calcext:value-type="float">
            <text:p>2,30</text:p>
          </table:table-cell>
          <table:table-cell table:style-name="ce7" office:value-type="float" office:value="2.16" calcext:value-type="float">
            <text:p>2,16</text:p>
          </table:table-cell>
          <table:table-cell table:style-name="ce9" office:value-type="float" office:value="0.26" calcext:value-type="float">
            <text:p>0,26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394]/([data.C394]*[data.D394])" office:value-type="float" office:value="1.58449650856641" calcext:value-type="float">
            <text:p>1,58</text:p>
          </table:table-cell>
          <table:table-cell table:style-name="ce5" table:formula="of:=[data.B394]/[data.E394]" office:value-type="float" office:value="1.8933555529333" calcext:value-type="float">
            <text:p>1,893</text:p>
          </table:table-cell>
          <table:table-cell table:style-name="ce7" table:formula="of:=AVERAGE([data.F394:.J394])" office:value-type="float" office:value="2.292" calcext:value-type="float">
            <text:p>2,29</text:p>
          </table:table-cell>
          <table:table-cell table:style-name="ce9" table:formula="of:=AVERAGE([data.K394:.O394])" office:value-type="float" office:value="0.154" calcext:value-type="float">
            <text:p>0,15</text:p>
          </table:table-cell>
          <table:table-cell table:style-name="ce12" table:formula="of:=[data.Q394]/[data.Q450]*(LOG([data.R450]*1000)/LOG([data.R394]*1000))" office:value-type="float" office:value="0.844514379590658" calcext:value-type="float">
            <text:p>0,84</text:p>
          </table:table-cell>
          <table:table-cell table:style-name="ce12" table:formula="of:=[data.Q394]/[data.Q450]*(LOG([data.S450]*1000)/LOG([data.S394]*1000))" office:value-type="float" office:value="1.11436182702505" calcext:value-type="float">
            <text:p>1,1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2262869" calcext:value-type="float">
            <text:p>2262869</text:p>
          </table:table-cell>
          <table:table-cell table:style-name="ce7" office:value-type="float" office:value="2.94" calcext:value-type="float">
            <text:p>2,94</text:p>
          </table:table-cell>
          <table:table-cell table:style-name="ce7" office:value-type="float" office:value="3.03" calcext:value-type="float">
            <text:p>3,03</text:p>
          </table:table-cell>
          <table:table-cell table:style-name="ce7" office:value-type="float" office:value="2.89" calcext:value-type="float">
            <text:p>2,89</text:p>
          </table:table-cell>
          <table:table-cell table:style-name="ce7" office:value-type="float" office:value="2.85" calcext:value-type="float">
            <text:p>2,85</text:p>
          </table:table-cell>
          <table:table-cell table:style-name="ce7" office:value-type="float" office:value="2.78" calcext:value-type="float">
            <text:p>2,78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395]/([data.C395]*[data.D395])" office:value-type="float" office:value="2.25824411605033" calcext:value-type="float">
            <text:p>2,26</text:p>
          </table:table-cell>
          <table:table-cell table:style-name="ce5" table:formula="of:=[data.B395]/[data.E395]" office:value-type="float" office:value="1.32847283691632" calcext:value-type="float">
            <text:p>1,328</text:p>
          </table:table-cell>
          <table:table-cell table:style-name="ce7" table:formula="of:=AVERAGE([data.F395:.J395])" office:value-type="float" office:value="2.898" calcext:value-type="float">
            <text:p>2,90</text:p>
          </table:table-cell>
          <table:table-cell table:style-name="ce9" table:formula="of:=AVERAGE([data.K395:.O395])" office:value-type="float" office:value="0.128" calcext:value-type="float">
            <text:p>0,13</text:p>
          </table:table-cell>
          <table:table-cell table:style-name="ce12" table:formula="of:=[data.Q395]/[data.Q451]*(LOG([data.R451]*1000)/LOG([data.R395]*1000))" office:value-type="float" office:value="0.803092261867246" calcext:value-type="float">
            <text:p>0,80</text:p>
          </table:table-cell>
          <table:table-cell table:style-name="ce12" table:formula="of:=[data.Q395]/[data.Q451]*(LOG([data.S451]*1000)/LOG([data.S395]*1000))" office:value-type="float" office:value="1.22858078689887" calcext:value-type="float">
            <text:p>1,2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2473379" calcext:value-type="float">
            <text:p>2473379</text:p>
          </table:table-cell>
          <table:table-cell table:style-name="ce7" office:value-type="float" office:value="3.95" calcext:value-type="float">
            <text:p>3,95</text:p>
          </table:table-cell>
          <table:table-cell table:style-name="ce7" office:value-type="float" office:value="3.86" calcext:value-type="float">
            <text:p>3,86</text:p>
          </table:table-cell>
          <table:table-cell table:style-name="ce7" office:value-type="float" office:value="5.02" calcext:value-type="float">
            <text:p>5,02</text:p>
          </table:table-cell>
          <table:table-cell table:style-name="ce7" office:value-type="float" office:value="4.48" calcext:value-type="float">
            <text:p>4,48</text:p>
          </table:table-cell>
          <table:table-cell table:style-name="ce7" office:value-type="float" office:value="4.33" calcext:value-type="float">
            <text:p>4,33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46" calcext:value-type="float">
            <text:p>0,46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396]/([data.C396]*[data.D396])" office:value-type="float" office:value="2.42585171323431" calcext:value-type="float">
            <text:p>2,43</text:p>
          </table:table-cell>
          <table:table-cell table:style-name="ce5" table:formula="of:=[data.B396]/[data.E396]" office:value-type="float" office:value="1.23668552211368" calcext:value-type="float">
            <text:p>1,237</text:p>
          </table:table-cell>
          <table:table-cell table:style-name="ce7" table:formula="of:=AVERAGE([data.F396:.J396])" office:value-type="float" office:value="4.328" calcext:value-type="float">
            <text:p>4,33</text:p>
          </table:table-cell>
          <table:table-cell table:style-name="ce9" table:formula="of:=AVERAGE([data.K396:.O396])" office:value-type="float" office:value="0.224" calcext:value-type="float">
            <text:p>0,22</text:p>
          </table:table-cell>
          <table:table-cell table:style-name="ce12" table:formula="of:=[data.Q396]/[data.Q452]*(LOG([data.R452]*1000)/LOG([data.R396]*1000))" office:value-type="float" office:value="0.724917642708857" calcext:value-type="float">
            <text:p>0,72</text:p>
          </table:table-cell>
          <table:table-cell table:style-name="ce12" table:formula="of:=[data.Q396]/[data.Q452]*(LOG([data.S452]*1000)/LOG([data.S396]*1000))" office:value-type="float" office:value="1.04988656968393" calcext:value-type="float">
            <text:p>1,0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630455" calcext:value-type="float">
            <text:p>1630455</text:p>
          </table:table-cell>
          <table:table-cell table:style-name="ce7" office:value-type="float" office:value="2.02" calcext:value-type="float">
            <text:p>2,02</text:p>
          </table:table-cell>
          <table:table-cell table:style-name="ce7" office:value-type="float" office:value="2.03" calcext:value-type="float">
            <text:p>2,03</text:p>
          </table:table-cell>
          <table:table-cell table:style-name="ce7" office:value-type="float" office:value="1.82" calcext:value-type="float">
            <text:p>1,82</text:p>
          </table:table-cell>
          <table:table-cell table:style-name="ce7" office:value-type="float" office:value="1.84" calcext:value-type="float">
            <text:p>1,84</text:p>
          </table:table-cell>
          <table:table-cell table:style-name="ce7" office:value-type="float" office:value="1.87" calcext:value-type="float">
            <text:p>1,87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397]/([data.C397]*[data.D397])" office:value-type="float" office:value="1.45609621484911" calcext:value-type="float">
            <text:p>1,46</text:p>
          </table:table-cell>
          <table:table-cell table:style-name="ce5" table:formula="of:=[data.B397]/[data.E397]" office:value-type="float" office:value="2.06031322544934" calcext:value-type="float">
            <text:p>2,060</text:p>
          </table:table-cell>
          <table:table-cell table:style-name="ce7" table:formula="of:=AVERAGE([data.F397:.J397])" office:value-type="float" office:value="1.916" calcext:value-type="float">
            <text:p>1,92</text:p>
          </table:table-cell>
          <table:table-cell table:style-name="ce9" table:formula="of:=AVERAGE([data.K397:.O397])" office:value-type="float" office:value="0.146" calcext:value-type="float">
            <text:p>0,15</text:p>
          </table:table-cell>
          <table:table-cell table:style-name="ce12" table:formula="of:=[data.Q397]/[data.Q453]*(LOG([data.R453]*1000)/LOG([data.R397]*1000))" office:value-type="float" office:value="1.00827737489354" calcext:value-type="float">
            <text:p>1,01</text:p>
          </table:table-cell>
          <table:table-cell table:style-name="ce12" table:formula="of:=[data.Q397]/[data.Q453]*(LOG([data.S453]*1000)/LOG([data.S397]*1000))" office:value-type="float" office:value="1.37664131440793" calcext:value-type="float">
            <text:p>1,3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1762002" calcext:value-type="float">
            <text:p>1762002</text:p>
          </table:table-cell>
          <table:table-cell table:style-name="ce7" office:value-type="float" office:value="2.22" calcext:value-type="float">
            <text:p>2,22</text:p>
          </table:table-cell>
          <table:table-cell table:style-name="ce7" office:value-type="float" office:value="2.25" calcext:value-type="float">
            <text:p>2,25</text:p>
          </table:table-cell>
          <table:table-cell table:style-name="ce7" office:value-type="float" office:value="2.24" calcext:value-type="float">
            <text:p>2,24</text:p>
          </table:table-cell>
          <table:table-cell table:style-name="ce7" office:value-type="float" office:value="2.29" calcext:value-type="float">
            <text:p>2,29</text:p>
          </table:table-cell>
          <table:table-cell table:style-name="ce7" office:value-type="float" office:value="2.18" calcext:value-type="float">
            <text:p>2,18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3" table:style-name="ce9" office:value-type="float" office:value="0.12" calcext:value-type="float">
            <text:p>0,12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data.E398]/([data.C398]*[data.D398])" office:value-type="float" office:value="1.80532991803279" calcext:value-type="float">
            <text:p>1,81</text:p>
          </table:table-cell>
          <table:table-cell table:style-name="ce5" table:formula="of:=[data.B398]/[data.E398]" office:value-type="float" office:value="1.66175520799636" calcext:value-type="float">
            <text:p>1,662</text:p>
          </table:table-cell>
          <table:table-cell table:style-name="ce7" table:formula="of:=AVERAGE([data.F398:.J398])" office:value-type="float" office:value="2.236" calcext:value-type="float">
            <text:p>2,24</text:p>
          </table:table-cell>
          <table:table-cell table:style-name="ce9" table:formula="of:=AVERAGE([data.K398:.O398])" office:value-type="float" office:value="0.126" calcext:value-type="float">
            <text:p>0,13</text:p>
          </table:table-cell>
          <table:table-cell table:style-name="ce12" table:formula="of:=[data.Q398]/[data.Q454]*(LOG([data.R454]*1000)/LOG([data.R398]*1000))" office:value-type="float" office:value="0.771269334267372" calcext:value-type="float">
            <text:p>0,77</text:p>
          </table:table-cell>
          <table:table-cell table:style-name="ce12" table:formula="of:=[data.Q398]/[data.Q454]*(LOG([data.S454]*1000)/LOG([data.S398]*1000))" office:value-type="float" office:value="1.09235628983312" calcext:value-type="float">
            <text:p>1,0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524849" calcext:value-type="float">
            <text:p>2524849</text:p>
          </table:table-cell>
          <table:table-cell table:style-name="ce7" office:value-type="float" office:value="3.13" calcext:value-type="float">
            <text:p>3,13</text:p>
          </table:table-cell>
          <table:table-cell table:style-name="ce7" office:value-type="float" office:value="3.11" calcext:value-type="float">
            <text:p>3,11</text:p>
          </table:table-cell>
          <table:table-cell table:style-name="ce7" office:value-type="float" office:value="3.09" calcext:value-type="float">
            <text:p>3,09</text:p>
          </table:table-cell>
          <table:table-cell table:style-name="ce7" office:value-type="float" office:value="3.14" calcext:value-type="float">
            <text:p>3,14</text:p>
          </table:table-cell>
          <table:table-cell table:style-name="ce7" office:value-type="float" office:value="3.16" calcext:value-type="float">
            <text:p>3,16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19" calcext:value-type="float">
            <text:p>0,19</text:p>
          </table:table-cell>
          <table:table-cell table:style-name="ce28" table:formula="of:=[data.E399]/([data.C399]*[data.D399])" office:value-type="float" office:value="1.92128792582852" calcext:value-type="float">
            <text:p>1,92</text:p>
          </table:table-cell>
          <table:table-cell table:style-name="ce5" table:formula="of:=[data.B399]/[data.E399]" office:value-type="float" office:value="1.56145892289004" calcext:value-type="float">
            <text:p>1,561</text:p>
          </table:table-cell>
          <table:table-cell table:style-name="ce7" table:formula="of:=AVERAGE([data.F399:.J399])" office:value-type="float" office:value="3.126" calcext:value-type="float">
            <text:p>3,13</text:p>
          </table:table-cell>
          <table:table-cell table:style-name="ce9" table:formula="of:=AVERAGE([data.K399:.O399])" office:value-type="float" office:value="0.154" calcext:value-type="float">
            <text:p>0,15</text:p>
          </table:table-cell>
          <table:table-cell table:style-name="ce12" table:formula="of:=[data.Q399]/[data.Q455]*(LOG([data.R455]*1000)/LOG([data.R399]*1000))" office:value-type="float" office:value="0.788661774768729" calcext:value-type="float">
            <text:p>0,79</text:p>
          </table:table-cell>
          <table:table-cell table:style-name="ce12" table:formula="of:=[data.Q399]/[data.Q455]*(LOG([data.S455]*1000)/LOG([data.S399]*1000))" office:value-type="float" office:value="1.11001678093124" calcext:value-type="float">
            <text:p>1,1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2680944" calcext:value-type="float">
            <text:p>2680944</text:p>
          </table:table-cell>
          <table:table-cell table:style-name="ce7" office:value-type="float" office:value="3.7" calcext:value-type="float">
            <text:p>3,70</text:p>
          </table:table-cell>
          <table:table-cell table:style-name="ce7" office:value-type="float" office:value="3.54" calcext:value-type="float">
            <text:p>3,54</text:p>
          </table:table-cell>
          <table:table-cell table:style-name="ce7" office:value-type="float" office:value="3.53" calcext:value-type="float">
            <text:p>3,53</text:p>
          </table:table-cell>
          <table:table-cell table:number-columns-repeated="2" table:style-name="ce7" office:value-type="float" office:value="3.57" calcext:value-type="float">
            <text:p>3,57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21" calcext:value-type="float">
            <text:p>0,21</text:p>
          </table:table-cell>
          <table:table-cell table:style-name="ce28" table:formula="of:=[data.E400]/([data.C400]*[data.D400])" office:value-type="float" office:value="2.69560810810811" calcext:value-type="float">
            <text:p>2,70</text:p>
          </table:table-cell>
          <table:table-cell table:style-name="ce5" table:formula="of:=[data.B400]/[data.E400]" office:value-type="float" office:value="1.11292738677123" calcext:value-type="float">
            <text:p>1,113</text:p>
          </table:table-cell>
          <table:table-cell table:style-name="ce7" table:formula="of:=AVERAGE([data.F400:.J400])" office:value-type="float" office:value="3.582" calcext:value-type="float">
            <text:p>3,58</text:p>
          </table:table-cell>
          <table:table-cell table:style-name="ce9" table:formula="of:=AVERAGE([data.K400:.O400])" office:value-type="float" office:value="0.134" calcext:value-type="float">
            <text:p>0,13</text:p>
          </table:table-cell>
          <table:table-cell table:style-name="ce12" table:formula="of:=[data.Q400]/[data.Q456]*(LOG([data.R456]*1000)/LOG([data.R400]*1000))" office:value-type="float" office:value="0.51552248384863" calcext:value-type="float">
            <text:p>0,52</text:p>
          </table:table-cell>
          <table:table-cell table:style-name="ce12" table:formula="of:=[data.Q400]/[data.Q456]*(LOG([data.S456]*1000)/LOG([data.S400]*1000))" office:value-type="float" office:value="0.75322044796612" calcext:value-type="float">
            <text:p>0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1426995" calcext:value-type="float">
            <text:p>1426995</text:p>
          </table:table-cell>
          <table:table-cell table:style-name="ce7" office:value-type="float" office:value="1.71" calcext:value-type="float">
            <text:p>1,71</text:p>
          </table:table-cell>
          <table:table-cell table:style-name="ce7" office:value-type="float" office:value="1.85" calcext:value-type="float">
            <text:p>1,85</text:p>
          </table:table-cell>
          <table:table-cell table:style-name="ce7" office:value-type="float" office:value="1.73" calcext:value-type="float">
            <text:p>1,73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1.75" calcext:value-type="float">
            <text:p>1,75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401]/([data.C401]*[data.D401])" office:value-type="float" office:value="1.44371904137529" calcext:value-type="float">
            <text:p>1,44</text:p>
          </table:table-cell>
          <table:table-cell table:style-name="ce5" table:formula="of:=[data.B401]/[data.E401]" office:value-type="float" office:value="2.07797784855588" calcext:value-type="float">
            <text:p>2,078</text:p>
          </table:table-cell>
          <table:table-cell table:style-name="ce7" table:formula="of:=AVERAGE([data.F401:.J401])" office:value-type="float" office:value="1.756" calcext:value-type="float">
            <text:p>1,76</text:p>
          </table:table-cell>
          <table:table-cell table:style-name="ce9" table:formula="of:=AVERAGE([data.K401:.O401])" office:value-type="float" office:value="0.108" calcext:value-type="float">
            <text:p>0,11</text:p>
          </table:table-cell>
          <table:table-cell table:style-name="ce12" table:formula="of:=[data.Q401]/[data.Q457]*(LOG([data.R457]*1000)/LOG([data.R401]*1000))" office:value-type="float" office:value="0.750352926984623" calcext:value-type="float">
            <text:p>0,75</text:p>
          </table:table-cell>
          <table:table-cell table:style-name="ce12" table:formula="of:=[data.Q401]/[data.Q457]*(LOG([data.S457]*1000)/LOG([data.S401]*1000))" office:value-type="float" office:value="1.0245621563507" calcext:value-type="float">
            <text:p>1,0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2343028" calcext:value-type="float">
            <text:p>2343028</text:p>
          </table:table-cell>
          <table:table-cell table:style-name="ce7" office:value-type="float" office:value="2.94" calcext:value-type="float">
            <text:p>2,94</text:p>
          </table:table-cell>
          <table:table-cell table:style-name="ce7" office:value-type="float" office:value="2.92" calcext:value-type="float">
            <text:p>2,92</text:p>
          </table:table-cell>
          <table:table-cell table:style-name="ce7" office:value-type="float" office:value="3.08" calcext:value-type="float">
            <text:p>3,08</text:p>
          </table:table-cell>
          <table:table-cell table:style-name="ce7" office:value-type="float" office:value="2.98" calcext:value-type="float">
            <text:p>2,98</text:p>
          </table:table-cell>
          <table:table-cell table:style-name="ce7" office:value-type="float" office:value="2.97" calcext:value-type="float">
            <text:p>2,97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data.E402]/([data.C402]*[data.D402])" office:value-type="float" office:value="2.20732185250782" calcext:value-type="float">
            <text:p>2,21</text:p>
          </table:table-cell>
          <table:table-cell table:style-name="ce5" table:formula="of:=[data.B402]/[data.E402]" office:value-type="float" office:value="1.35911990808475" calcext:value-type="float">
            <text:p>1,359</text:p>
          </table:table-cell>
          <table:table-cell table:style-name="ce7" table:formula="of:=AVERAGE([data.F402:.J402])" office:value-type="float" office:value="2.978" calcext:value-type="float">
            <text:p>2,98</text:p>
          </table:table-cell>
          <table:table-cell table:style-name="ce9" table:formula="of:=AVERAGE([data.K402:.O402])" office:value-type="float" office:value="0.13" calcext:value-type="float">
            <text:p>0,13</text:p>
          </table:table-cell>
          <table:table-cell table:style-name="ce12" table:formula="of:=[data.Q402]/[data.Q458]*(LOG([data.R458]*1000)/LOG([data.R402]*1000))" office:value-type="float" office:value="0.798149541442928" calcext:value-type="float">
            <text:p>0,80</text:p>
          </table:table-cell>
          <table:table-cell table:style-name="ce12" table:formula="of:=[data.Q402]/[data.Q458]*(LOG([data.S458]*1000)/LOG([data.S402]*1000))" office:value-type="float" office:value="1.22473401576542" calcext:value-type="float">
            <text:p>1,2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2447938" calcext:value-type="float">
            <text:p>2447938</text:p>
          </table:table-cell>
          <table:table-cell table:style-name="ce7" office:value-type="float" office:value="3.22" calcext:value-type="float">
            <text:p>3,22</text:p>
          </table:table-cell>
          <table:table-cell table:style-name="ce7" office:value-type="float" office:value="3.19" calcext:value-type="float">
            <text:p>3,19</text:p>
          </table:table-cell>
          <table:table-cell table:style-name="ce7" office:value-type="float" office:value="3.38" calcext:value-type="float">
            <text:p>3,38</text:p>
          </table:table-cell>
          <table:table-cell table:style-name="ce7" office:value-type="float" office:value="3.18" calcext:value-type="float">
            <text:p>3,18</text:p>
          </table:table-cell>
          <table:table-cell table:style-name="ce7" office:value-type="float" office:value="3.21" calcext:value-type="float">
            <text:p>3,21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48" calcext:value-type="float">
            <text:p>0,48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403]/([data.C403]*[data.D403])" office:value-type="float" office:value="2.58644743292817" calcext:value-type="float">
            <text:p>2,59</text:p>
          </table:table-cell>
          <table:table-cell table:style-name="ce5" table:formula="of:=[data.B403]/[data.E403]" office:value-type="float" office:value="1.15989865756404" calcext:value-type="float">
            <text:p>1,160</text:p>
          </table:table-cell>
          <table:table-cell table:style-name="ce7" table:formula="of:=AVERAGE([data.F403:.J403])" office:value-type="float" office:value="3.236" calcext:value-type="float">
            <text:p>3,24</text:p>
          </table:table-cell>
          <table:table-cell table:style-name="ce9" table:formula="of:=AVERAGE([data.K403:.O403])" office:value-type="float" office:value="0.192" calcext:value-type="float">
            <text:p>0,19</text:p>
          </table:table-cell>
          <table:table-cell table:style-name="ce12" table:formula="of:=[data.Q403]/[data.Q459]*(LOG([data.R459]*1000)/LOG([data.R403]*1000))" office:value-type="float" office:value="0.722982208256495" calcext:value-type="float">
            <text:p>0,72</text:p>
          </table:table-cell>
          <table:table-cell table:style-name="ce12" table:formula="of:=[data.Q403]/[data.Q459]*(LOG([data.S459]*1000)/LOG([data.S403]*1000))" office:value-type="float" office:value="1.02249986770463" calcext:value-type="float">
            <text:p>1,0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1920243" calcext:value-type="float">
            <text:p>1920243</text:p>
          </table:table-cell>
          <table:table-cell table:style-name="ce7" office:value-type="float" office:value="2.32" calcext:value-type="float">
            <text:p>2,32</text:p>
          </table:table-cell>
          <table:table-cell table:style-name="ce7" office:value-type="float" office:value="2.38" calcext:value-type="float">
            <text:p>2,38</text:p>
          </table:table-cell>
          <table:table-cell table:style-name="ce7" office:value-type="float" office:value="2.3" calcext:value-type="float">
            <text:p>2,30</text:p>
          </table:table-cell>
          <table:table-cell table:style-name="ce7" office:value-type="float" office:value="2.37" calcext:value-type="float">
            <text:p>2,37</text:p>
          </table:table-cell>
          <table:table-cell table:style-name="ce7" office:value-type="float" office:value="2.38" calcext:value-type="float">
            <text:p>2,38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28" table:formula="of:=[data.E404]/([data.C404]*[data.D404])" office:value-type="float" office:value="1.63252652519894" calcext:value-type="float">
            <text:p>1,63</text:p>
          </table:table-cell>
          <table:table-cell table:style-name="ce5" table:formula="of:=[data.B404]/[data.E404]" office:value-type="float" office:value="1.83765075565957" calcext:value-type="float">
            <text:p>1,838</text:p>
          </table:table-cell>
          <table:table-cell table:style-name="ce7" table:formula="of:=AVERAGE([data.F404:.J404])" office:value-type="float" office:value="2.35" calcext:value-type="float">
            <text:p>2,35</text:p>
          </table:table-cell>
          <table:table-cell table:style-name="ce9" table:formula="of:=AVERAGE([data.K404:.O404])" office:value-type="float" office:value="0.134" calcext:value-type="float">
            <text:p>0,13</text:p>
          </table:table-cell>
          <table:table-cell table:style-name="ce12" table:formula="of:=[data.Q404]/[data.Q460]*(LOG([data.R460]*1000)/LOG([data.R404]*1000))" office:value-type="float" office:value="0.849504498732853" calcext:value-type="float">
            <text:p>0,85</text:p>
          </table:table-cell>
          <table:table-cell table:style-name="ce12" table:formula="of:=[data.Q404]/[data.Q460]*(LOG([data.S460]*1000)/LOG([data.S404]*1000))" office:value-type="float" office:value="1.24084834516034" calcext:value-type="float">
            <text:p>1,2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043768" calcext:value-type="float">
            <text:p>2043768</text:p>
          </table:table-cell>
          <table:table-cell table:style-name="ce7" office:value-type="float" office:value="2.38" calcext:value-type="float">
            <text:p>2,38</text:p>
          </table:table-cell>
          <table:table-cell table:number-columns-repeated="2" table:style-name="ce7" office:value-type="float" office:value="2.43" calcext:value-type="float">
            <text:p>2,43</text:p>
          </table:table-cell>
          <table:table-cell table:style-name="ce7" office:value-type="float" office:value="2.37" calcext:value-type="float">
            <text:p>2,37</text:p>
          </table:table-cell>
          <table:table-cell table:style-name="ce7" office:value-type="float" office:value="2.36" calcext:value-type="float">
            <text:p>2,36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405]/([data.C405]*[data.D405])" office:value-type="float" office:value="1.55520856161882" calcext:value-type="float">
            <text:p>1,56</text:p>
          </table:table-cell>
          <table:table-cell table:style-name="ce5" table:formula="of:=[data.B405]/[data.E405]" office:value-type="float" office:value="1.92900955490056" calcext:value-type="float">
            <text:p>1,929</text:p>
          </table:table-cell>
          <table:table-cell table:style-name="ce7" table:formula="of:=AVERAGE([data.F405:.J405])" office:value-type="float" office:value="2.394" calcext:value-type="float">
            <text:p>2,39</text:p>
          </table:table-cell>
          <table:table-cell table:style-name="ce9" table:formula="of:=AVERAGE([data.K405:.O405])" office:value-type="float" office:value="0.146" calcext:value-type="float">
            <text:p>0,15</text:p>
          </table:table-cell>
          <table:table-cell table:style-name="ce12" table:formula="of:=[data.Q405]/[data.Q461]*(LOG([data.R461]*1000)/LOG([data.R405]*1000))" office:value-type="float" office:value="1.04333454832416" calcext:value-type="float">
            <text:p>1,04</text:p>
          </table:table-cell>
          <table:table-cell table:style-name="ce12" table:formula="of:=[data.Q405]/[data.Q461]*(LOG([data.S461]*1000)/LOG([data.S405]*1000))" office:value-type="float" office:value="1.48494850250442" calcext:value-type="float">
            <text:p>1,4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2314580" calcext:value-type="float">
            <text:p>2314580</text:p>
          </table:table-cell>
          <table:table-cell table:style-name="ce7" office:value-type="float" office:value="3.08" calcext:value-type="float">
            <text:p>3,08</text:p>
          </table:table-cell>
          <table:table-cell table:style-name="ce7" office:value-type="float" office:value="2.93" calcext:value-type="float">
            <text:p>2,93</text:p>
          </table:table-cell>
          <table:table-cell table:style-name="ce7" office:value-type="float" office:value="2.96" calcext:value-type="float">
            <text:p>2,96</text:p>
          </table:table-cell>
          <table:table-cell table:style-name="ce7" office:value-type="float" office:value="2.89" calcext:value-type="float">
            <text:p>2,89</text:p>
          </table:table-cell>
          <table:table-cell table:style-name="ce7" office:value-type="float" office:value="3" calcext:value-type="float">
            <text:p>3,00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8" table:formula="of:=[data.E406]/([data.C406]*[data.D406])" office:value-type="float" office:value="2.39503398150678" calcext:value-type="float">
            <text:p>2,40</text:p>
          </table:table-cell>
          <table:table-cell table:style-name="ce5" table:formula="of:=[data.B406]/[data.E406]" office:value-type="float" office:value="1.25259874361655" calcext:value-type="float">
            <text:p>1,253</text:p>
          </table:table-cell>
          <table:table-cell table:style-name="ce7" table:formula="of:=AVERAGE([data.F406:.J406])" office:value-type="float" office:value="2.972" calcext:value-type="float">
            <text:p>2,97</text:p>
          </table:table-cell>
          <table:table-cell table:style-name="ce9" table:formula="of:=AVERAGE([data.K406:.O406])" office:value-type="float" office:value="0.114" calcext:value-type="float">
            <text:p>0,11</text:p>
          </table:table-cell>
          <table:table-cell table:style-name="ce12" table:formula="of:=[data.Q406]/[data.Q462]*(LOG([data.R462]*1000)/LOG([data.R406]*1000))" office:value-type="float" office:value="0.769314036502506" calcext:value-type="float">
            <text:p>0,77</text:p>
          </table:table-cell>
          <table:table-cell table:style-name="ce12" table:formula="of:=[data.Q406]/[data.Q462]*(LOG([data.S462]*1000)/LOG([data.S406]*1000))" office:value-type="float" office:value="1.22108138572592" calcext:value-type="float">
            <text:p>1,2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1767257" calcext:value-type="float">
            <text:p>1767257</text:p>
          </table:table-cell>
          <table:table-cell table:style-name="ce7" office:value-type="float" office:value="1.93" calcext:value-type="float">
            <text:p>1,93</text:p>
          </table:table-cell>
          <table:table-cell table:style-name="ce7" office:value-type="float" office:value="1.95" calcext:value-type="float">
            <text:p>1,95</text:p>
          </table:table-cell>
          <table:table-cell table:style-name="ce7" office:value-type="float" office:value="2.03" calcext:value-type="float">
            <text:p>2,03</text:p>
          </table:table-cell>
          <table:table-cell table:number-columns-repeated="2" table:style-name="ce7" office:value-type="float" office:value="1.92" calcext:value-type="float">
            <text:p>1,92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407]/([data.C407]*[data.D407])" office:value-type="float" office:value="1.78404126017573" calcext:value-type="float">
            <text:p>1,78</text:p>
          </table:table-cell>
          <table:table-cell table:style-name="ce5" table:formula="of:=[data.B407]/[data.E407]" office:value-type="float" office:value="1.68158451204324" calcext:value-type="float">
            <text:p>1,682</text:p>
          </table:table-cell>
          <table:table-cell table:style-name="ce7" table:formula="of:=AVERAGE([data.F407:.J407])" office:value-type="float" office:value="1.95" calcext:value-type="float">
            <text:p>1,95</text:p>
          </table:table-cell>
          <table:table-cell table:style-name="ce9" table:formula="of:=AVERAGE([data.K407:.O407])" office:value-type="float" office:value="0.11" calcext:value-type="float">
            <text:p>0,11</text:p>
          </table:table-cell>
          <table:table-cell table:style-name="ce12" table:formula="of:=[data.Q407]/[data.Q463]*(LOG([data.R463]*1000)/LOG([data.R407]*1000))" office:value-type="float" office:value="0.937409280658263" calcext:value-type="float">
            <text:p>0,94</text:p>
          </table:table-cell>
          <table:table-cell table:style-name="ce12" table:formula="of:=[data.Q407]/[data.Q463]*(LOG([data.S463]*1000)/LOG([data.S407]*1000))" office:value-type="float" office:value="1.37975464026257" calcext:value-type="float">
            <text:p>1,3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2152143" calcext:value-type="float">
            <text:p>2152143</text:p>
          </table:table-cell>
          <table:table-cell table:style-name="ce7" office:value-type="float" office:value="2.78" calcext:value-type="float">
            <text:p>2,78</text:p>
          </table:table-cell>
          <table:table-cell table:style-name="ce7" office:value-type="float" office:value="2.75" calcext:value-type="float">
            <text:p>2,75</text:p>
          </table:table-cell>
          <table:table-cell table:style-name="ce7" office:value-type="float" office:value="2.73" calcext:value-type="float">
            <text:p>2,73</text:p>
          </table:table-cell>
          <table:table-cell table:style-name="ce7" office:value-type="float" office:value="2.72" calcext:value-type="float">
            <text:p>2,72</text:p>
          </table:table-cell>
          <table:table-cell table:style-name="ce7" office:value-type="float" office:value="2.75" calcext:value-type="float">
            <text:p>2,75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408]/([data.C408]*[data.D408])" office:value-type="float" office:value="2.17388181818182" calcext:value-type="float">
            <text:p>2,17</text:p>
          </table:table-cell>
          <table:table-cell table:style-name="ce5" table:formula="of:=[data.B408]/[data.E408]" office:value-type="float" office:value="1.38002725655312" calcext:value-type="float">
            <text:p>1,380</text:p>
          </table:table-cell>
          <table:table-cell table:style-name="ce7" table:formula="of:=AVERAGE([data.F408:.J408])" office:value-type="float" office:value="2.746" calcext:value-type="float">
            <text:p>2,75</text:p>
          </table:table-cell>
          <table:table-cell table:style-name="ce9" table:formula="of:=AVERAGE([data.K408:.O408])" office:value-type="float" office:value="0.116" calcext:value-type="float">
            <text:p>0,12</text:p>
          </table:table-cell>
          <table:table-cell table:style-name="ce12" table:formula="of:=[data.Q408]/[data.Q464]*(LOG([data.R464]*1000)/LOG([data.R408]*1000))" office:value-type="float" office:value="0.718091095906073" calcext:value-type="float">
            <text:p>0,72</text:p>
          </table:table-cell>
          <table:table-cell table:style-name="ce12" table:formula="of:=[data.Q408]/[data.Q464]*(LOG([data.S464]*1000)/LOG([data.S408]*1000))" office:value-type="float" office:value="1.09200741828284" calcext:value-type="float">
            <text:p>1,0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1108571" calcext:value-type="float">
            <text:p>1108571</text:p>
          </table:table-cell>
          <table:table-cell table:style-name="ce7" office:value-type="float" office:value="1.29" calcext:value-type="float">
            <text:p>1,29</text:p>
          </table:table-cell>
          <table:table-cell table:style-name="ce7" office:value-type="float" office:value="1.28" calcext:value-type="float">
            <text:p>1,28</text:p>
          </table:table-cell>
          <table:table-cell table:style-name="ce7" office:value-type="float" office:value="1.37" calcext:value-type="float">
            <text:p>1,37</text:p>
          </table:table-cell>
          <table:table-cell table:style-name="ce7" office:value-type="float" office:value="1.41" calcext:value-type="float">
            <text:p>1,41</text:p>
          </table:table-cell>
          <table:table-cell table:style-name="ce7" office:value-type="float" office:value="1.27" calcext:value-type="float">
            <text:p>1,27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28" table:formula="of:=[data.E409]/([data.C409]*[data.D409])" office:value-type="float" office:value="1.19297647129722" calcext:value-type="float">
            <text:p>1,19</text:p>
          </table:table-cell>
          <table:table-cell table:style-name="ce5" table:formula="of:=[data.B409]/[data.E409]" office:value-type="float" office:value="2.51473293095345" calcext:value-type="float">
            <text:p>2,515</text:p>
          </table:table-cell>
          <table:table-cell table:style-name="ce7" table:formula="of:=AVERAGE([data.F409:.J409])" office:value-type="float" office:value="1.324" calcext:value-type="float">
            <text:p>1,32</text:p>
          </table:table-cell>
          <table:table-cell table:style-name="ce9" table:formula="of:=AVERAGE([data.K409:.O409])" office:value-type="float" office:value="0.092" calcext:value-type="float">
            <text:p>0,09</text:p>
          </table:table-cell>
          <table:table-cell table:style-name="ce12" table:formula="of:=[data.Q409]/[data.Q465]*(LOG([data.R465]*1000)/LOG([data.R409]*1000))" office:value-type="float" office:value="0.976250336618434" calcext:value-type="float">
            <text:p>0,98</text:p>
          </table:table-cell>
          <table:table-cell table:style-name="ce12" table:formula="of:=[data.Q409]/[data.Q465]*(LOG([data.S465]*1000)/LOG([data.S409]*1000))" office:value-type="float" office:value="1.40731991188101" calcext:value-type="float">
            <text:p>1,4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1710733" calcext:value-type="float">
            <text:p>1710733</text:p>
          </table:table-cell>
          <table:table-cell table:style-name="ce7" office:value-type="float" office:value="2.09" calcext:value-type="float">
            <text:p>2,09</text:p>
          </table:table-cell>
          <table:table-cell table:style-name="ce7" office:value-type="float" office:value="2.07" calcext:value-type="float">
            <text:p>2,07</text:p>
          </table:table-cell>
          <table:table-cell table:style-name="ce7" office:value-type="float" office:value="2.08" calcext:value-type="float">
            <text:p>2,08</text:p>
          </table:table-cell>
          <table:table-cell table:style-name="ce7" office:value-type="float" office:value="2.05" calcext:value-type="float">
            <text:p>2,05</text:p>
          </table:table-cell>
          <table:table-cell table:style-name="ce7" office:value-type="float" office:value="2.06" calcext:value-type="float">
            <text:p>2,06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28" table:formula="of:=[data.E410]/([data.C410]*[data.D410])" office:value-type="float" office:value="1.42418664668665" calcext:value-type="float">
            <text:p>1,42</text:p>
          </table:table-cell>
          <table:table-cell table:style-name="ce5" table:formula="of:=[data.B410]/[data.E410]" office:value-type="float" office:value="2.10647482687246" calcext:value-type="float">
            <text:p>2,106</text:p>
          </table:table-cell>
          <table:table-cell table:style-name="ce7" table:formula="of:=AVERAGE([data.F410:.J410])" office:value-type="float" office:value="2.07" calcext:value-type="float">
            <text:p>2,07</text:p>
          </table:table-cell>
          <table:table-cell table:style-name="ce9" table:formula="of:=AVERAGE([data.K410:.O410])" office:value-type="float" office:value="0.134" calcext:value-type="float">
            <text:p>0,13</text:p>
          </table:table-cell>
          <table:table-cell table:style-name="ce12" table:formula="of:=[data.Q410]/[data.Q466]*(LOG([data.R466]*1000)/LOG([data.R410]*1000))" office:value-type="float" office:value="1.04173134486622" calcext:value-type="float">
            <text:p>1,04</text:p>
          </table:table-cell>
          <table:table-cell table:style-name="ce12" table:formula="of:=[data.Q410]/[data.Q466]*(LOG([data.S466]*1000)/LOG([data.S410]*1000))" office:value-type="float" office:value="1.49316480032211" calcext:value-type="float">
            <text:p>1,4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2312349" calcext:value-type="float">
            <text:p>2312349</text:p>
          </table:table-cell>
          <table:table-cell table:style-name="ce7" office:value-type="float" office:value="2.99" calcext:value-type="float">
            <text:p>2,99</text:p>
          </table:table-cell>
          <table:table-cell table:style-name="ce7" office:value-type="float" office:value="2.94" calcext:value-type="float">
            <text:p>2,94</text:p>
          </table:table-cell>
          <table:table-cell table:style-name="ce7" office:value-type="float" office:value="3.01" calcext:value-type="float">
            <text:p>3,01</text:p>
          </table:table-cell>
          <table:table-cell table:style-name="ce7" office:value-type="float" office:value="2.95" calcext:value-type="float">
            <text:p>2,95</text:p>
          </table:table-cell>
          <table:table-cell table:style-name="ce7" office:value-type="float" office:value="2.97" calcext:value-type="float">
            <text:p>2,97</text:p>
          </table:table-cell>
          <table:table-cell table:number-columns-repeated="3"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411]/([data.C411]*[data.D411])" office:value-type="float" office:value="1.8288575794389" calcext:value-type="float">
            <text:p>1,83</text:p>
          </table:table-cell>
          <table:table-cell table:style-name="ce5" table:formula="of:=[data.B411]/[data.E411]" office:value-type="float" office:value="1.64037522017654" calcext:value-type="float">
            <text:p>1,640</text:p>
          </table:table-cell>
          <table:table-cell table:style-name="ce7" table:formula="of:=AVERAGE([data.F411:.J411])" office:value-type="float" office:value="2.972" calcext:value-type="float">
            <text:p>2,97</text:p>
          </table:table-cell>
          <table:table-cell table:style-name="ce9" table:formula="of:=AVERAGE([data.K411:.O411])" office:value-type="float" office:value="0.152" calcext:value-type="float">
            <text:p>0,15</text:p>
          </table:table-cell>
          <table:table-cell table:style-name="ce12" table:formula="of:=[data.Q411]/[data.Q467]*(LOG([data.R467]*1000)/LOG([data.R411]*1000))" office:value-type="float" office:value="0.725825829004953" calcext:value-type="float">
            <text:p>0,73</text:p>
          </table:table-cell>
          <table:table-cell table:style-name="ce12" table:formula="of:=[data.Q411]/[data.Q467]*(LOG([data.S467]*1000)/LOG([data.S411]*1000))" office:value-type="float" office:value="1.07760383938417" calcext:value-type="float">
            <text:p>1,0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1442239" calcext:value-type="float">
            <text:p>1442239</text:p>
          </table:table-cell>
          <table:table-cell table:style-name="ce7" office:value-type="float" office:value="1.8" calcext:value-type="float">
            <text:p>1,80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73" calcext:value-type="float">
            <text:p>1,7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28" table:formula="of:=[data.E412]/([data.C412]*[data.D412])" office:value-type="float" office:value="1.50151896889185" calcext:value-type="float">
            <text:p>1,50</text:p>
          </table:table-cell>
          <table:table-cell table:style-name="ce5" table:formula="of:=[data.B412]/[data.E412]" office:value-type="float" office:value="1.99798785083471" calcext:value-type="float">
            <text:p>1,998</text:p>
          </table:table-cell>
          <table:table-cell table:style-name="ce7" table:formula="of:=AVERAGE([data.F412:.J412])" office:value-type="float" office:value="1.742" calcext:value-type="float">
            <text:p>1,74</text:p>
          </table:table-cell>
          <table:table-cell table:style-name="ce9" table:formula="of:=AVERAGE([data.K412:.O412])" office:value-type="float" office:value="0.11" calcext:value-type="float">
            <text:p>0,11</text:p>
          </table:table-cell>
          <table:table-cell table:style-name="ce12" table:formula="of:=[data.Q412]/[data.Q468]*(LOG([data.R468]*1000)/LOG([data.R412]*1000))" office:value-type="float" office:value="0.785036910767571" calcext:value-type="float">
            <text:p>0,79</text:p>
          </table:table-cell>
          <table:table-cell table:style-name="ce12" table:formula="of:=[data.Q412]/[data.Q468]*(LOG([data.S468]*1000)/LOG([data.S412]*1000))" office:value-type="float" office:value="1.09329873967468" calcext:value-type="float">
            <text:p>1,0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00958" calcext:value-type="float">
            <text:p>1200958</text:p>
          </table:table-cell>
          <table:table-cell table:style-name="ce7" office:value-type="float" office:value="1.52" calcext:value-type="float">
            <text:p>1,52</text:p>
          </table:table-cell>
          <table:table-cell table:style-name="ce7" office:value-type="float" office:value="1.46" calcext:value-type="float">
            <text:p>1,46</text:p>
          </table:table-cell>
          <table:table-cell table:style-name="ce7" office:value-type="float" office:value="1.4" calcext:value-type="float">
            <text:p>1,40</text:p>
          </table:table-cell>
          <table:table-cell table:style-name="ce7" office:value-type="float" office:value="1.42" calcext:value-type="float">
            <text:p>1,42</text:p>
          </table:table-cell>
          <table:table-cell table:style-name="ce7" office:value-type="float" office:value="1.43" calcext:value-type="float">
            <text:p>1,43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28" table:formula="of:=[data.E413]/([data.C413]*[data.D413])" office:value-type="float" office:value="1.23346219578328" calcext:value-type="float">
            <text:p>1,23</text:p>
          </table:table-cell>
          <table:table-cell table:style-name="ce5" table:formula="of:=[data.B413]/[data.E413]" office:value-type="float" office:value="2.43219163367911" calcext:value-type="float">
            <text:p>2,432</text:p>
          </table:table-cell>
          <table:table-cell table:style-name="ce7" table:formula="of:=AVERAGE([data.F413:.J413])" office:value-type="float" office:value="1.446" calcext:value-type="float">
            <text:p>1,45</text:p>
          </table:table-cell>
          <table:table-cell table:style-name="ce9" table:formula="of:=AVERAGE([data.K413:.O413])" office:value-type="float" office:value="0.104" calcext:value-type="float">
            <text:p>0,10</text:p>
          </table:table-cell>
          <table:table-cell table:style-name="ce12" table:formula="of:=[data.Q413]/[data.Q469]*(LOG([data.R469]*1000)/LOG([data.R413]*1000))" office:value-type="float" office:value="0.904749803888586" calcext:value-type="float">
            <text:p>0,90</text:p>
          </table:table-cell>
          <table:table-cell table:style-name="ce12" table:formula="of:=[data.Q413]/[data.Q469]*(LOG([data.S469]*1000)/LOG([data.S413]*1000))" office:value-type="float" office:value="1.31464647804404" calcext:value-type="float">
            <text:p>1,3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1517469" calcext:value-type="float">
            <text:p>1517469</text:p>
          </table:table-cell>
          <table:table-cell table:style-name="ce7" office:value-type="float" office:value="2.07" calcext:value-type="float">
            <text:p>2,07</text:p>
          </table:table-cell>
          <table:table-cell table:style-name="ce7" office:value-type="float" office:value="1.99" calcext:value-type="float">
            <text:p>1,99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1.92" calcext:value-type="float">
            <text:p>1,92</text:p>
          </table:table-cell>
          <table:table-cell table:style-name="ce7" office:value-type="float" office:value="1.87" calcext:value-type="float">
            <text:p>1,87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28" table:formula="of:=[data.E414]/([data.C414]*[data.D414])" office:value-type="float" office:value="1.55853963650108" calcext:value-type="float">
            <text:p>1,56</text:p>
          </table:table-cell>
          <table:table-cell table:style-name="ce5" table:formula="of:=[data.B414]/[data.E414]" office:value-type="float" office:value="1.92488940466" calcext:value-type="float">
            <text:p>1,925</text:p>
          </table:table-cell>
          <table:table-cell table:style-name="ce7" table:formula="of:=AVERAGE([data.F414:.J414])" office:value-type="float" office:value="1.966" calcext:value-type="float">
            <text:p>1,97</text:p>
          </table:table-cell>
          <table:table-cell table:style-name="ce9" table:formula="of:=AVERAGE([data.K414:.O414])" office:value-type="float" office:value="0.116" calcext:value-type="float">
            <text:p>0,12</text:p>
          </table:table-cell>
          <table:table-cell table:style-name="ce12" table:formula="of:=[data.Q414]/[data.Q470]*(LOG([data.R470]*1000)/LOG([data.R414]*1000))" office:value-type="float" office:value="0.852031171978223" calcext:value-type="float">
            <text:p>0,85</text:p>
          </table:table-cell>
          <table:table-cell table:style-name="ce12" table:formula="of:=[data.Q414]/[data.Q470]*(LOG([data.S470]*1000)/LOG([data.S414]*1000))" office:value-type="float" office:value="1.24156849150733" calcext:value-type="float">
            <text:p>1,2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2093076" calcext:value-type="float">
            <text:p>2093076</text:p>
          </table:table-cell>
          <table:table-cell table:style-name="ce7" office:value-type="float" office:value="2.85" calcext:value-type="float">
            <text:p>2,85</text:p>
          </table:table-cell>
          <table:table-cell table:style-name="ce7" office:value-type="float" office:value="2.73" calcext:value-type="float">
            <text:p>2,73</text:p>
          </table:table-cell>
          <table:table-cell table:style-name="ce7" office:value-type="float" office:value="2.7" calcext:value-type="float">
            <text:p>2,70</text:p>
          </table:table-cell>
          <table:table-cell table:style-name="ce7" office:value-type="float" office:value="2.8" calcext:value-type="float">
            <text:p>2,80</text:p>
          </table:table-cell>
          <table:table-cell table:style-name="ce7" office:value-type="float" office:value="2.71" calcext:value-type="float">
            <text:p>2,71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28" table:formula="of:=[data.E415]/([data.C415]*[data.D415])" office:value-type="float" office:value="2.21742944317315" calcext:value-type="float">
            <text:p>2,22</text:p>
          </table:table-cell>
          <table:table-cell table:style-name="ce5" table:formula="of:=[data.B415]/[data.E415]" office:value-type="float" office:value="1.35292555072057" calcext:value-type="float">
            <text:p>1,353</text:p>
          </table:table-cell>
          <table:table-cell table:style-name="ce7" table:formula="of:=AVERAGE([data.F415:.J415])" office:value-type="float" office:value="2.758" calcext:value-type="float">
            <text:p>2,76</text:p>
          </table:table-cell>
          <table:table-cell table:style-name="ce9" table:formula="of:=AVERAGE([data.K415:.O415])" office:value-type="float" office:value="0.112" calcext:value-type="float">
            <text:p>0,11</text:p>
          </table:table-cell>
          <table:table-cell table:style-name="ce12" table:formula="of:=[data.Q415]/[data.Q471]*(LOG([data.R471]*1000)/LOG([data.R415]*1000))" office:value-type="float" office:value="0.761174212956311" calcext:value-type="float">
            <text:p>0,76</text:p>
          </table:table-cell>
          <table:table-cell table:style-name="ce12" table:formula="of:=[data.Q415]/[data.Q471]*(LOG([data.S471]*1000)/LOG([data.S415]*1000))" office:value-type="float" office:value="1.17054088969356" calcext:value-type="float">
            <text:p>1,1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58994" calcext:value-type="float">
            <text:p>1558994</text:p>
          </table:table-cell>
          <table:table-cell table:style-name="ce7" office:value-type="float" office:value="1.92" calcext:value-type="float">
            <text:p>1,92</text:p>
          </table:table-cell>
          <table:table-cell table:style-name="ce7" office:value-type="float" office:value="1.93" calcext:value-type="float">
            <text:p>1,93</text:p>
          </table:table-cell>
          <table:table-cell table:style-name="ce7" office:value-type="float" office:value="1.94" calcext:value-type="float">
            <text:p>1,94</text:p>
          </table:table-cell>
          <table:table-cell table:number-columns-repeated="2" table:style-name="ce7" office:value-type="float" office:value="1.86" calcext:value-type="float">
            <text:p>1,86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416]/([data.C416]*[data.D416])" office:value-type="float" office:value="1.39227716335162" calcext:value-type="float">
            <text:p>1,39</text:p>
          </table:table-cell>
          <table:table-cell table:style-name="ce5" table:formula="of:=[data.B416]/[data.E416]" office:value-type="float" office:value="2.15475364241299" calcext:value-type="float">
            <text:p>2,155</text:p>
          </table:table-cell>
          <table:table-cell table:style-name="ce7" table:formula="of:=AVERAGE([data.F416:.J416])" office:value-type="float" office:value="1.902" calcext:value-type="float">
            <text:p>1,90</text:p>
          </table:table-cell>
          <table:table-cell table:style-name="ce9" table:formula="of:=AVERAGE([data.K416:.O416])" office:value-type="float" office:value="0.126" calcext:value-type="float">
            <text:p>0,13</text:p>
          </table:table-cell>
          <table:table-cell table:style-name="ce12" table:formula="of:=[data.Q416]/[data.Q472]*(LOG([data.R472]*1000)/LOG([data.R416]*1000))" office:value-type="float" office:value="1.02624340037273" calcext:value-type="float">
            <text:p>1,03</text:p>
          </table:table-cell>
          <table:table-cell table:style-name="ce12" table:formula="of:=[data.Q416]/[data.Q472]*(LOG([data.S472]*1000)/LOG([data.S416]*1000))" office:value-type="float" office:value="1.48523485391671" calcext:value-type="float">
            <text:p>1,4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2429124" calcext:value-type="float">
            <text:p>2429124</text:p>
          </table:table-cell>
          <table:table-cell table:style-name="ce7" office:value-type="float" office:value="2.88" calcext:value-type="float">
            <text:p>2,88</text:p>
          </table:table-cell>
          <table:table-cell table:style-name="ce7" office:value-type="float" office:value="2.79" calcext:value-type="float">
            <text:p>2,79</text:p>
          </table:table-cell>
          <table:table-cell table:style-name="ce7" office:value-type="float" office:value="2.8" calcext:value-type="float">
            <text:p>2,80</text:p>
          </table:table-cell>
          <table:table-cell table:style-name="ce7" office:value-type="float" office:value="2.86" calcext:value-type="float">
            <text:p>2,86</text:p>
          </table:table-cell>
          <table:table-cell table:style-name="ce7" office:value-type="float" office:value="2.82" calcext:value-type="float">
            <text:p>2,82</text:p>
          </table:table-cell>
          <table:table-cell table:number-columns-repeated="3" table:style-name="ce9" office:value-type="float" office:value="0.15" calcext:value-type="float">
            <text:p>0,15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417]/([data.C417]*[data.D417])" office:value-type="float" office:value="1.88994528852677" calcext:value-type="float">
            <text:p>1,89</text:p>
          </table:table-cell>
          <table:table-cell table:style-name="ce5" table:formula="of:=[data.B417]/[data.E417]" office:value-type="float" office:value="1.58735412436747" calcext:value-type="float">
            <text:p>1,587</text:p>
          </table:table-cell>
          <table:table-cell table:style-name="ce7" table:formula="of:=AVERAGE([data.F417:.J417])" office:value-type="float" office:value="2.83" calcext:value-type="float">
            <text:p>2,83</text:p>
          </table:table-cell>
          <table:table-cell table:style-name="ce9" table:formula="of:=AVERAGE([data.K417:.O417])" office:value-type="float" office:value="0.158" calcext:value-type="float">
            <text:p>0,16</text:p>
          </table:table-cell>
          <table:table-cell table:style-name="ce12" table:formula="of:=[data.Q417]/[data.Q473]*(LOG([data.R473]*1000)/LOG([data.R417]*1000))" office:value-type="float" office:value="0.819145254925687" calcext:value-type="float">
            <text:p>0,82</text:p>
          </table:table-cell>
          <table:table-cell table:style-name="ce12" table:formula="of:=[data.Q417]/[data.Q473]*(LOG([data.S473]*1000)/LOG([data.S417]*1000))" office:value-type="float" office:value="1.15293729241979" calcext:value-type="float">
            <text:p>1,1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1691624" calcext:value-type="float">
            <text:p>1691624</text:p>
          </table:table-cell>
          <table:table-cell table:style-name="ce7" office:value-type="float" office:value="2.04" calcext:value-type="float">
            <text:p>2,04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2.04" calcext:value-type="float">
            <text:p>2,04</text:p>
          </table:table-cell>
          <table:table-cell table:style-name="ce7" office:value-type="float" office:value="2.13" calcext:value-type="float">
            <text:p>2,13</text:p>
          </table:table-cell>
          <table:table-cell table:style-name="ce7" office:value-type="float" office:value="2.05" calcext:value-type="float">
            <text:p>2,05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418]/([data.C418]*[data.D418])" office:value-type="float" office:value="1.50650470219436" calcext:value-type="float">
            <text:p>1,51</text:p>
          </table:table-cell>
          <table:table-cell table:style-name="ce5" table:formula="of:=[data.B418]/[data.E418]" office:value-type="float" office:value="1.99137396962918" calcext:value-type="float">
            <text:p>1,991</text:p>
          </table:table-cell>
          <table:table-cell table:style-name="ce7" table:formula="of:=AVERAGE([data.F418:.J418])" office:value-type="float" office:value="2.048" calcext:value-type="float">
            <text:p>2,05</text:p>
          </table:table-cell>
          <table:table-cell table:style-name="ce9" table:formula="of:=AVERAGE([data.K418:.O418])" office:value-type="float" office:value="0.12" calcext:value-type="float">
            <text:p>0,12</text:p>
          </table:table-cell>
          <table:table-cell table:style-name="ce12" table:formula="of:=[data.Q418]/[data.Q474]*(LOG([data.R474]*1000)/LOG([data.R418]*1000))" office:value-type="float" office:value="0.891253236111461" calcext:value-type="float">
            <text:p>0,89</text:p>
          </table:table-cell>
          <table:table-cell table:style-name="ce12" table:formula="of:=[data.Q418]/[data.Q474]*(LOG([data.S474]*1000)/LOG([data.S418]*1000))" office:value-type="float" office:value="1.23619695449717" calcext:value-type="float">
            <text:p>1,2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1668531" calcext:value-type="float">
            <text:p>1668531</text:p>
          </table:table-cell>
          <table:table-cell table:style-name="ce7" office:value-type="float" office:value="2.05" calcext:value-type="float">
            <text:p>2,05</text:p>
          </table:table-cell>
          <table:table-cell table:style-name="ce7" office:value-type="float" office:value="2.06" calcext:value-type="float">
            <text:p>2,06</text:p>
          </table:table-cell>
          <table:table-cell table:style-name="ce7" office:value-type="float" office:value="2.03" calcext:value-type="float">
            <text:p>2,03</text:p>
          </table:table-cell>
          <table:table-cell table:style-name="ce7" office:value-type="float" office:value="2.1" calcext:value-type="float">
            <text:p>2,10</text:p>
          </table:table-cell>
          <table:table-cell table:style-name="ce7" office:value-type="float" office:value="2.04" calcext:value-type="float">
            <text:p>2,04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28" table:formula="of:=[data.E419]/([data.C419]*[data.D419])" office:value-type="float" office:value="1.79711841697112" calcext:value-type="float">
            <text:p>1,80</text:p>
          </table:table-cell>
          <table:table-cell table:style-name="ce5" table:formula="of:=[data.B419]/[data.E419]" office:value-type="float" office:value="1.66934866658156" calcext:value-type="float">
            <text:p>1,669</text:p>
          </table:table-cell>
          <table:table-cell table:style-name="ce7" table:formula="of:=AVERAGE([data.F419:.J419])" office:value-type="float" office:value="2.056" calcext:value-type="float">
            <text:p>2,06</text:p>
          </table:table-cell>
          <table:table-cell table:style-name="ce9" table:formula="of:=AVERAGE([data.K419:.O419])" office:value-type="float" office:value="0.102" calcext:value-type="float">
            <text:p>0,10</text:p>
          </table:table-cell>
          <table:table-cell table:style-name="ce12" table:formula="of:=[data.Q419]/[data.Q475]*(LOG([data.R475]*1000)/LOG([data.R419]*1000))" office:value-type="float" office:value="0.781905529779096" calcext:value-type="float">
            <text:p>0,78</text:p>
          </table:table-cell>
          <table:table-cell table:style-name="ce12" table:formula="of:=[data.Q419]/[data.Q475]*(LOG([data.S475]*1000)/LOG([data.S419]*1000))" office:value-type="float" office:value="1.19684558935765" calcext:value-type="float">
            <text:p>1,2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519341" calcext:value-type="float">
            <text:p>2519341</text:p>
          </table:table-cell>
          <table:table-cell table:style-name="ce7" office:value-type="float" office:value="3.09" calcext:value-type="float">
            <text:p>3,09</text:p>
          </table:table-cell>
          <table:table-cell table:style-name="ce7" office:value-type="float" office:value="3.14" calcext:value-type="float">
            <text:p>3,14</text:p>
          </table:table-cell>
          <table:table-cell table:style-name="ce7" office:value-type="float" office:value="3.1" calcext:value-type="float">
            <text:p>3,10</text:p>
          </table:table-cell>
          <table:table-cell table:style-name="ce7" office:value-type="float" office:value="3.18" calcext:value-type="float">
            <text:p>3,18</text:p>
          </table:table-cell>
          <table:table-cell table:style-name="ce7" office:value-type="float" office:value="3.16" calcext:value-type="float">
            <text:p>3,16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number-columns-repeated="3" table:style-name="ce9" office:value-type="float" office:value="0.15" calcext:value-type="float">
            <text:p>0,15</text:p>
          </table:table-cell>
          <table:table-cell table:style-name="ce28" table:formula="of:=[data.E420]/([data.C420]*[data.D420])" office:value-type="float" office:value="1.91846887459983" calcext:value-type="float">
            <text:p>1,92</text:p>
          </table:table-cell>
          <table:table-cell table:style-name="ce5" table:formula="of:=[data.B420]/[data.E420]" office:value-type="float" office:value="1.56375337836363" calcext:value-type="float">
            <text:p>1,564</text:p>
          </table:table-cell>
          <table:table-cell table:style-name="ce7" table:formula="of:=AVERAGE([data.F420:.J420])" office:value-type="float" office:value="3.134" calcext:value-type="float">
            <text:p>3,13</text:p>
          </table:table-cell>
          <table:table-cell table:style-name="ce9" table:formula="of:=AVERAGE([data.K420:.O420])" office:value-type="float" office:value="0.146" calcext:value-type="float">
            <text:p>0,15</text:p>
          </table:table-cell>
          <table:table-cell table:style-name="ce12" table:formula="of:=[data.Q420]/[data.Q476]*(LOG([data.R476]*1000)/LOG([data.R420]*1000))" office:value-type="float" office:value="0.760251427879939" calcext:value-type="float">
            <text:p>0,76</text:p>
          </table:table-cell>
          <table:table-cell table:style-name="ce12" table:formula="of:=[data.Q420]/[data.Q476]*(LOG([data.S476]*1000)/LOG([data.S420]*1000))" office:value-type="float" office:value="1.11435504302917" calcext:value-type="float">
            <text:p>1,1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2122553" calcext:value-type="float">
            <text:p>2122553</text:p>
          </table:table-cell>
          <table:table-cell table:style-name="ce7" office:value-type="float" office:value="2.79" calcext:value-type="float">
            <text:p>2,79</text:p>
          </table:table-cell>
          <table:table-cell table:style-name="ce7" office:value-type="float" office:value="2.8" calcext:value-type="float">
            <text:p>2,80</text:p>
          </table:table-cell>
          <table:table-cell table:style-name="ce7" office:value-type="float" office:value="2.78" calcext:value-type="float">
            <text:p>2,78</text:p>
          </table:table-cell>
          <table:table-cell table:style-name="ce7" office:value-type="float" office:value="2.79" calcext:value-type="float">
            <text:p>2,79</text:p>
          </table:table-cell>
          <table:table-cell table:style-name="ce7" office:value-type="float" office:value="2.74" calcext:value-type="float">
            <text:p>2,74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data.E421]/([data.C421]*[data.D421])" office:value-type="float" office:value="1.89947827176403" calcext:value-type="float">
            <text:p>1,90</text:p>
          </table:table-cell>
          <table:table-cell table:style-name="ce5" table:formula="of:=[data.B421]/[data.E421]" office:value-type="float" office:value="1.57938859477243" calcext:value-type="float">
            <text:p>1,579</text:p>
          </table:table-cell>
          <table:table-cell table:style-name="ce7" table:formula="of:=AVERAGE([data.F421:.J421])" office:value-type="float" office:value="2.78" calcext:value-type="float">
            <text:p>2,78</text:p>
          </table:table-cell>
          <table:table-cell table:style-name="ce9" table:formula="of:=AVERAGE([data.K421:.O421])" office:value-type="float" office:value="0.13" calcext:value-type="float">
            <text:p>0,13</text:p>
          </table:table-cell>
          <table:table-cell table:style-name="ce12" table:formula="of:=[data.Q421]/[data.Q477]*(LOG([data.R477]*1000)/LOG([data.R421]*1000))" office:value-type="float" office:value="0.869223947668004" calcext:value-type="float">
            <text:p>0,87</text:p>
          </table:table-cell>
          <table:table-cell table:style-name="ce12" table:formula="of:=[data.Q421]/[data.Q477]*(LOG([data.S477]*1000)/LOG([data.S421]*1000))" office:value-type="float" office:value="1.28221231654013" calcext:value-type="float">
            <text:p>1,2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922191" calcext:value-type="float">
            <text:p>2922191</text:p>
          </table:table-cell>
          <table:table-cell table:style-name="ce7" office:value-type="float" office:value="3.66" calcext:value-type="float">
            <text:p>3,66</text:p>
          </table:table-cell>
          <table:table-cell table:style-name="ce7" office:value-type="float" office:value="3.58" calcext:value-type="float">
            <text:p>3,58</text:p>
          </table:table-cell>
          <table:table-cell table:style-name="ce7" office:value-type="float" office:value="3.77" calcext:value-type="float">
            <text:p>3,77</text:p>
          </table:table-cell>
          <table:table-cell table:style-name="ce7" office:value-type="float" office:value="3.64" calcext:value-type="float">
            <text:p>3,64</text:p>
          </table:table-cell>
          <table:table-cell table:style-name="ce7" office:value-type="float" office:value="3.57" calcext:value-type="float">
            <text:p>3,57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422]/([data.C422]*[data.D422])" office:value-type="float" office:value="2.23477439583971" calcext:value-type="float">
            <text:p>2,23</text:p>
          </table:table-cell>
          <table:table-cell table:style-name="ce5" table:formula="of:=[data.B422]/[data.E422]" office:value-type="float" office:value="1.34242286010736" calcext:value-type="float">
            <text:p>1,342</text:p>
          </table:table-cell>
          <table:table-cell table:style-name="ce7" table:formula="of:=AVERAGE([data.F422:.J422])" office:value-type="float" office:value="3.644" calcext:value-type="float">
            <text:p>3,64</text:p>
          </table:table-cell>
          <table:table-cell table:style-name="ce9" table:formula="of:=AVERAGE([data.K422:.O422])" office:value-type="float" office:value="0.16" calcext:value-type="float">
            <text:p>0,16</text:p>
          </table:table-cell>
          <table:table-cell table:style-name="ce12" table:formula="of:=[data.Q422]/[data.Q478]*(LOG([data.R478]*1000)/LOG([data.R422]*1000))" office:value-type="float" office:value="0.75581589303023" calcext:value-type="float">
            <text:p>0,76</text:p>
          </table:table-cell>
          <table:table-cell table:style-name="ce12" table:formula="of:=[data.Q422]/[data.Q478]*(LOG([data.S478]*1000)/LOG([data.S422]*1000))" office:value-type="float" office:value="1.07347790267587" calcext:value-type="float">
            <text:p>1,0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1930774" calcext:value-type="float">
            <text:p>1930774</text:p>
          </table:table-cell>
          <table:table-cell table:style-name="ce7" office:value-type="float" office:value="2.37" calcext:value-type="float">
            <text:p>2,37</text:p>
          </table:table-cell>
          <table:table-cell table:style-name="ce7" office:value-type="float" office:value="2.41" calcext:value-type="float">
            <text:p>2,41</text:p>
          </table:table-cell>
          <table:table-cell table:style-name="ce7" office:value-type="float" office:value="2.39" calcext:value-type="float">
            <text:p>2,39</text:p>
          </table:table-cell>
          <table:table-cell table:style-name="ce7" office:value-type="float" office:value="2.69" calcext:value-type="float">
            <text:p>2,69</text:p>
          </table:table-cell>
          <table:table-cell table:style-name="ce7" office:value-type="float" office:value="2.63" calcext:value-type="float">
            <text:p>2,6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423]/([data.C423]*[data.D423])" office:value-type="float" office:value="1.50296892514634" calcext:value-type="float">
            <text:p>1,50</text:p>
          </table:table-cell>
          <table:table-cell table:style-name="ce5" table:formula="of:=[data.B423]/[data.E423]" office:value-type="float" office:value="1.99605805754583" calcext:value-type="float">
            <text:p>1,996</text:p>
          </table:table-cell>
          <table:table-cell table:style-name="ce7" table:formula="of:=AVERAGE([data.F423:.J423])" office:value-type="float" office:value="2.498" calcext:value-type="float">
            <text:p>2,50</text:p>
          </table:table-cell>
          <table:table-cell table:style-name="ce9" table:formula="of:=AVERAGE([data.K423:.O423])" office:value-type="float" office:value="0.144" calcext:value-type="float">
            <text:p>0,14</text:p>
          </table:table-cell>
          <table:table-cell table:style-name="ce12" table:formula="of:=[data.Q423]/[data.Q479]*(LOG([data.R479]*1000)/LOG([data.R423]*1000))" office:value-type="float" office:value="0.797912497579928" calcext:value-type="float">
            <text:p>0,80</text:p>
          </table:table-cell>
          <table:table-cell table:style-name="ce12" table:formula="of:=[data.Q423]/[data.Q479]*(LOG([data.S479]*1000)/LOG([data.S423]*1000))" office:value-type="float" office:value="1.08122530920921" calcext:value-type="float">
            <text:p>1,0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2086309" calcext:value-type="float">
            <text:p>2086309</text:p>
          </table:table-cell>
          <table:table-cell table:style-name="ce7" office:value-type="float" office:value="2.57" calcext:value-type="float">
            <text:p>2,57</text:p>
          </table:table-cell>
          <table:table-cell table:style-name="ce7" office:value-type="float" office:value="2.56" calcext:value-type="float">
            <text:p>2,56</text:p>
          </table:table-cell>
          <table:table-cell table:style-name="ce7" office:value-type="float" office:value="2.5" calcext:value-type="float">
            <text:p>2,50</text:p>
          </table:table-cell>
          <table:table-cell table:style-name="ce7" office:value-type="float" office:value="2.53" calcext:value-type="float">
            <text:p>2,53</text:p>
          </table:table-cell>
          <table:table-cell table:style-name="ce7" office:value-type="float" office:value="2.54" calcext:value-type="float">
            <text:p>2,54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424]/([data.C424]*[data.D424])" office:value-type="float" office:value="1.92427716555187" calcext:value-type="float">
            <text:p>1,92</text:p>
          </table:table-cell>
          <table:table-cell table:style-name="ce5" table:formula="of:=[data.B424]/[data.E424]" office:value-type="float" office:value="1.5590346396435" calcext:value-type="float">
            <text:p>1,559</text:p>
          </table:table-cell>
          <table:table-cell table:style-name="ce7" table:formula="of:=AVERAGE([data.F424:.J424])" office:value-type="float" office:value="2.54" calcext:value-type="float">
            <text:p>2,54</text:p>
          </table:table-cell>
          <table:table-cell table:style-name="ce9" table:formula="of:=AVERAGE([data.K424:.O424])" office:value-type="float" office:value="0.126" calcext:value-type="float">
            <text:p>0,13</text:p>
          </table:table-cell>
          <table:table-cell table:style-name="ce12" table:formula="of:=[data.Q424]/[data.Q480]*(LOG([data.R480]*1000)/LOG([data.R424]*1000))" office:value-type="float" office:value="0.815716674276326" calcext:value-type="float">
            <text:p>0,82</text:p>
          </table:table-cell>
          <table:table-cell table:style-name="ce12" table:formula="of:=[data.Q424]/[data.Q480]*(LOG([data.S480]*1000)/LOG([data.S424]*1000))" office:value-type="float" office:value="1.12121262957692" calcext:value-type="float">
            <text:p>1,1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419649" calcext:value-type="float">
            <text:p>2419649</text:p>
          </table:table-cell>
          <table:table-cell table:number-columns-repeated="2" table:style-name="ce7" office:value-type="float" office:value="2.93" calcext:value-type="float">
            <text:p>2,93</text:p>
          </table:table-cell>
          <table:table-cell table:style-name="ce7" office:value-type="float" office:value="2.94" calcext:value-type="float">
            <text:p>2,94</text:p>
          </table:table-cell>
          <table:table-cell table:style-name="ce7" office:value-type="float" office:value="3.03" calcext:value-type="float">
            <text:p>3,03</text:p>
          </table:table-cell>
          <table:table-cell table:style-name="ce7" office:value-type="float" office:value="3.1" calcext:value-type="float">
            <text:p>3,10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425]/([data.C425]*[data.D425])" office:value-type="float" office:value="1.84123581586188" calcext:value-type="float">
            <text:p>1,84</text:p>
          </table:table-cell>
          <table:table-cell table:style-name="ce5" table:formula="of:=[data.B425]/[data.E425]" office:value-type="float" office:value="1.62934706645468" calcext:value-type="float">
            <text:p>1,629</text:p>
          </table:table-cell>
          <table:table-cell table:style-name="ce7" table:formula="of:=AVERAGE([data.F425:.J425])" office:value-type="float" office:value="2.986" calcext:value-type="float">
            <text:p>2,99</text:p>
          </table:table-cell>
          <table:table-cell table:style-name="ce9" table:formula="of:=AVERAGE([data.K425:.O425])" office:value-type="float" office:value="0.154" calcext:value-type="float">
            <text:p>0,15</text:p>
          </table:table-cell>
          <table:table-cell table:style-name="ce12" table:formula="of:=[data.Q425]/[data.Q481]*(LOG([data.R481]*1000)/LOG([data.R425]*1000))" office:value-type="float" office:value="0.838226871856087" calcext:value-type="float">
            <text:p>0,84</text:p>
          </table:table-cell>
          <table:table-cell table:style-name="ce12" table:formula="of:=[data.Q425]/[data.Q481]*(LOG([data.S481]*1000)/LOG([data.S425]*1000))" office:value-type="float" office:value="1.16449108575913" calcext:value-type="float">
            <text:p>1,1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1644600" calcext:value-type="float">
            <text:p>1644600</text:p>
          </table:table-cell>
          <table:table-cell table:style-name="ce7" office:value-type="float" office:value="1.92" calcext:value-type="float">
            <text:p>1,92</text:p>
          </table:table-cell>
          <table:table-cell table:style-name="ce7" office:value-type="float" office:value="1.94" calcext:value-type="float">
            <text:p>1,94</text:p>
          </table:table-cell>
          <table:table-cell table:style-name="ce7" office:value-type="float" office:value="1.97" calcext:value-type="float">
            <text:p>1,97</text:p>
          </table:table-cell>
          <table:table-cell table:style-name="ce7" office:value-type="float" office:value="1.94" calcext:value-type="float">
            <text:p>1,94</text:p>
          </table:table-cell>
          <table:table-cell table:style-name="ce7" office:value-type="float" office:value="1.95" calcext:value-type="float">
            <text:p>1,95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426]/([data.C426]*[data.D426])" office:value-type="float" office:value="1.72000502008032" calcext:value-type="float">
            <text:p>1,72</text:p>
          </table:table-cell>
          <table:table-cell table:style-name="ce5" table:formula="of:=[data.B426]/[data.E426]" office:value-type="float" office:value="1.74419068466496" calcext:value-type="float">
            <text:p>1,744</text:p>
          </table:table-cell>
          <table:table-cell table:style-name="ce7" table:formula="of:=AVERAGE([data.F426:.J426])" office:value-type="float" office:value="1.944" calcext:value-type="float">
            <text:p>1,94</text:p>
          </table:table-cell>
          <table:table-cell table:style-name="ce9" table:formula="of:=AVERAGE([data.K426:.O426])" office:value-type="float" office:value="0.11" calcext:value-type="float">
            <text:p>0,11</text:p>
          </table:table-cell>
          <table:table-cell table:style-name="ce12" table:formula="of:=[data.Q426]/[data.Q482]*(LOG([data.R482]*1000)/LOG([data.R426]*1000))" office:value-type="float" office:value="0.825730190164183" calcext:value-type="float">
            <text:p>0,83</text:p>
          </table:table-cell>
          <table:table-cell table:style-name="ce12" table:formula="of:=[data.Q426]/[data.Q482]*(LOG([data.S482]*1000)/LOG([data.S426]*1000))" office:value-type="float" office:value="1.13357550472483" calcext:value-type="float">
            <text:p>1,1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1646096" calcext:value-type="float">
            <text:p>1646096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1.89" calcext:value-type="float">
            <text:p>1,89</text:p>
          </table:table-cell>
          <table:table-cell table:number-columns-repeated="2" table:style-name="ce7" office:value-type="float" office:value="1.87" calcext:value-type="float">
            <text:p>1,87</text:p>
          </table:table-cell>
          <table:table-cell table:style-name="ce7" office:value-type="float" office:value="1.86" calcext:value-type="float">
            <text:p>1,86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427]/([data.C427]*[data.D427])" office:value-type="float" office:value="1.46938221704884" calcext:value-type="float">
            <text:p>1,47</text:p>
          </table:table-cell>
          <table:table-cell table:style-name="ce5" table:formula="of:=[data.B427]/[data.E427]" office:value-type="float" office:value="2.04168408160885" calcext:value-type="float">
            <text:p>2,042</text:p>
          </table:table-cell>
          <table:table-cell table:style-name="ce7" table:formula="of:=AVERAGE([data.F427:.J427])" office:value-type="float" office:value="1.894" calcext:value-type="float">
            <text:p>1,89</text:p>
          </table:table-cell>
          <table:table-cell table:style-name="ce9" table:formula="of:=AVERAGE([data.K427:.O427])" office:value-type="float" office:value="0.12" calcext:value-type="float">
            <text:p>0,12</text:p>
          </table:table-cell>
          <table:table-cell table:style-name="ce12" table:formula="of:=[data.Q427]/[data.Q483]*(LOG([data.R483]*1000)/LOG([data.R427]*1000))" office:value-type="float" office:value="0.863200834805122" calcext:value-type="float">
            <text:p>0,86</text:p>
          </table:table-cell>
          <table:table-cell table:style-name="ce12" table:formula="of:=[data.Q427]/[data.Q483]*(LOG([data.S483]*1000)/LOG([data.S427]*1000))" office:value-type="float" office:value="1.19225474170522" calcext:value-type="float">
            <text:p>1,1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720170" calcext:value-type="float">
            <text:p>1720170</text:p>
          </table:table-cell>
          <table:table-cell table:style-name="ce7" office:value-type="float" office:value="2.07" calcext:value-type="float">
            <text:p>2,07</text:p>
          </table:table-cell>
          <table:table-cell table:number-columns-repeated="2" table:style-name="ce7" office:value-type="float" office:value="1.99" calcext:value-type="float">
            <text:p>1,99</text:p>
          </table:table-cell>
          <table:table-cell table:style-name="ce7" office:value-type="float" office:value="1.94" calcext:value-type="float">
            <text:p>1,94</text:p>
          </table:table-cell>
          <table:table-cell table:style-name="ce7" office:value-type="float" office:value="1.91" calcext:value-type="float">
            <text:p>1,91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data.E428]/([data.C428]*[data.D428])" office:value-type="float" office:value="1.76672678421771" calcext:value-type="float">
            <text:p>1,77</text:p>
          </table:table-cell>
          <table:table-cell table:style-name="ce5" table:formula="of:=[data.B428]/[data.E428]" office:value-type="float" office:value="1.69806472616079" calcext:value-type="float">
            <text:p>1,698</text:p>
          </table:table-cell>
          <table:table-cell table:style-name="ce7" table:formula="of:=AVERAGE([data.F428:.J428])" office:value-type="float" office:value="1.98" calcext:value-type="float">
            <text:p>1,98</text:p>
          </table:table-cell>
          <table:table-cell table:style-name="ce9" table:formula="of:=AVERAGE([data.K428:.O428])" office:value-type="float" office:value="0.104" calcext:value-type="float">
            <text:p>0,10</text:p>
          </table:table-cell>
          <table:table-cell table:style-name="ce12" table:formula="of:=[data.Q428]/[data.Q484]*(LOG([data.R484]*1000)/LOG([data.R428]*1000))" office:value-type="float" office:value="0.971902799309906" calcext:value-type="float">
            <text:p>0,97</text:p>
          </table:table-cell>
          <table:table-cell table:style-name="ce12" table:formula="of:=[data.Q428]/[data.Q484]*(LOG([data.S484]*1000)/LOG([data.S428]*1000))" office:value-type="float" office:value="1.39884366530542" calcext:value-type="float">
            <text:p>1,4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747861" calcext:value-type="float">
            <text:p>1747861</text:p>
          </table:table-cell>
          <table:table-cell table:style-name="ce7" office:value-type="float" office:value="2.31" calcext:value-type="float">
            <text:p>2,31</text:p>
          </table:table-cell>
          <table:table-cell table:style-name="ce7" office:value-type="float" office:value="2.23" calcext:value-type="float">
            <text:p>2,23</text:p>
          </table:table-cell>
          <table:table-cell table:style-name="ce7" office:value-type="float" office:value="2.26" calcext:value-type="float">
            <text:p>2,26</text:p>
          </table:table-cell>
          <table:table-cell table:style-name="ce7" office:value-type="float" office:value="2.18" calcext:value-type="float">
            <text:p>2,18</text:p>
          </table:table-cell>
          <table:table-cell table:style-name="ce7" office:value-type="float" office:value="2.25" calcext:value-type="float">
            <text:p>2,25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429]/([data.C429]*[data.D429])" office:value-type="float" office:value="1.79516724730087" calcext:value-type="float">
            <text:p>1,80</text:p>
          </table:table-cell>
          <table:table-cell table:style-name="ce5" table:formula="of:=[data.B429]/[data.E429]" office:value-type="float" office:value="1.67116263821894" calcext:value-type="float">
            <text:p>1,671</text:p>
          </table:table-cell>
          <table:table-cell table:style-name="ce7" table:formula="of:=AVERAGE([data.F429:.J429])" office:value-type="float" office:value="2.246" calcext:value-type="float">
            <text:p>2,25</text:p>
          </table:table-cell>
          <table:table-cell table:style-name="ce9" table:formula="of:=AVERAGE([data.K429:.O429])" office:value-type="float" office:value="0.118" calcext:value-type="float">
            <text:p>0,12</text:p>
          </table:table-cell>
          <table:table-cell table:style-name="ce12" table:formula="of:=[data.Q429]/[data.Q485]*(LOG([data.R485]*1000)/LOG([data.R429]*1000))" office:value-type="float" office:value="0.899929308542078" calcext:value-type="float">
            <text:p>0,90</text:p>
          </table:table-cell>
          <table:table-cell table:style-name="ce12" table:formula="of:=[data.Q429]/[data.Q485]*(LOG([data.S485]*1000)/LOG([data.S429]*1000))" office:value-type="float" office:value="1.33089837768538" calcext:value-type="float">
            <text:p>1,3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295527" calcext:value-type="float">
            <text:p>2295527</text:p>
          </table:table-cell>
          <table:table-cell table:style-name="ce7" office:value-type="float" office:value="2.88" calcext:value-type="float">
            <text:p>2,88</text:p>
          </table:table-cell>
          <table:table-cell table:style-name="ce7" office:value-type="float" office:value="2.9" calcext:value-type="float">
            <text:p>2,90</text:p>
          </table:table-cell>
          <table:table-cell table:style-name="ce7" office:value-type="float" office:value="3.18" calcext:value-type="float">
            <text:p>3,18</text:p>
          </table:table-cell>
          <table:table-cell table:style-name="ce7" office:value-type="float" office:value="3.22" calcext:value-type="float">
            <text:p>3,22</text:p>
          </table:table-cell>
          <table:table-cell table:style-name="ce7" office:value-type="float" office:value="2.94" calcext:value-type="float">
            <text:p>2,94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430]/([data.C430]*[data.D430])" office:value-type="float" office:value="2.05004626057385" calcext:value-type="float">
            <text:p>2,05</text:p>
          </table:table-cell>
          <table:table-cell table:style-name="ce5" table:formula="of:=[data.B430]/[data.E430]" office:value-type="float" office:value="1.46338858135844" calcext:value-type="float">
            <text:p>1,463</text:p>
          </table:table-cell>
          <table:table-cell table:style-name="ce7" table:formula="of:=AVERAGE([data.F430:.J430])" office:value-type="float" office:value="3.024" calcext:value-type="float">
            <text:p>3,02</text:p>
          </table:table-cell>
          <table:table-cell table:style-name="ce9" table:formula="of:=AVERAGE([data.K430:.O430])" office:value-type="float" office:value="0.13" calcext:value-type="float">
            <text:p>0,13</text:p>
          </table:table-cell>
          <table:table-cell table:style-name="ce12" table:formula="of:=[data.Q430]/[data.Q486]*(LOG([data.R486]*1000)/LOG([data.R430]*1000))" office:value-type="float" office:value="0.797379202742843" calcext:value-type="float">
            <text:p>0,80</text:p>
          </table:table-cell>
          <table:table-cell table:style-name="ce12" table:formula="of:=[data.Q430]/[data.Q486]*(LOG([data.S486]*1000)/LOG([data.S430]*1000))" office:value-type="float" office:value="1.15605117933094" calcext:value-type="float">
            <text:p>1,1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1804377" calcext:value-type="float">
            <text:p>1804377</text:p>
          </table:table-cell>
          <table:table-cell table:style-name="ce7" office:value-type="float" office:value="2.3" calcext:value-type="float">
            <text:p>2,30</text:p>
          </table:table-cell>
          <table:table-cell table:style-name="ce7" office:value-type="float" office:value="2.27" calcext:value-type="float">
            <text:p>2,27</text:p>
          </table:table-cell>
          <table:table-cell table:style-name="ce7" office:value-type="float" office:value="2.31" calcext:value-type="float">
            <text:p>2,31</text:p>
          </table:table-cell>
          <table:table-cell table:style-name="ce7" office:value-type="float" office:value="2.22" calcext:value-type="float">
            <text:p>2,22</text:p>
          </table:table-cell>
          <table:table-cell table:style-name="ce7" office:value-type="float" office:value="2.46" calcext:value-type="float">
            <text:p>2,46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431]/([data.C431]*[data.D431])" office:value-type="float" office:value="1.80683429464071" calcext:value-type="float">
            <text:p>1,81</text:p>
          </table:table-cell>
          <table:table-cell table:style-name="ce5" table:formula="of:=[data.B431]/[data.E431]" office:value-type="float" office:value="1.66037141905489" calcext:value-type="float">
            <text:p>1,660</text:p>
          </table:table-cell>
          <table:table-cell table:style-name="ce7" table:formula="of:=AVERAGE([data.F431:.J431])" office:value-type="float" office:value="2.312" calcext:value-type="float">
            <text:p>2,31</text:p>
          </table:table-cell>
          <table:table-cell table:style-name="ce9" table:formula="of:=AVERAGE([data.K431:.O431])" office:value-type="float" office:value="0.134" calcext:value-type="float">
            <text:p>0,13</text:p>
          </table:table-cell>
          <table:table-cell table:style-name="ce12" table:formula="of:=[data.Q431]/[data.Q487]*(LOG([data.R487]*1000)/LOG([data.R431]*1000))" office:value-type="float" office:value="0.755218220599762" calcext:value-type="float">
            <text:p>0,76</text:p>
          </table:table-cell>
          <table:table-cell table:style-name="ce12" table:formula="of:=[data.Q431]/[data.Q487]*(LOG([data.S487]*1000)/LOG([data.S431]*1000))" office:value-type="float" office:value="1.08338131111771" calcext:value-type="float">
            <text:p>1,0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1134499" calcext:value-type="float">
            <text:p>1134499</text:p>
          </table:table-cell>
          <table:table-cell table:style-name="ce7" office:value-type="float" office:value="1.32" calcext:value-type="float">
            <text:p>1,32</text:p>
          </table:table-cell>
          <table:table-cell table:style-name="ce7" office:value-type="float" office:value="1.3" calcext:value-type="float">
            <text:p>1,30</text:p>
          </table:table-cell>
          <table:table-cell table:style-name="ce7" office:value-type="float" office:value="1.32" calcext:value-type="float">
            <text:p>1,32</text:p>
          </table:table-cell>
          <table:table-cell table:style-name="ce7" office:value-type="float" office:value="1.34" calcext:value-type="float">
            <text:p>1,34</text:p>
          </table:table-cell>
          <table:table-cell table:style-name="ce7" office:value-type="float" office:value="1.35" calcext:value-type="float">
            <text:p>1,35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data.E432]/([data.C432]*[data.D432])" office:value-type="float" office:value="1.18176979166667" calcext:value-type="float">
            <text:p>1,18</text:p>
          </table:table-cell>
          <table:table-cell table:style-name="ce5" table:formula="of:=[data.B432]/[data.E432]" office:value-type="float" office:value="2.53857958446856" calcext:value-type="float">
            <text:p>2,539</text:p>
          </table:table-cell>
          <table:table-cell table:style-name="ce7" table:formula="of:=AVERAGE([data.F432:.J432])" office:value-type="float" office:value="1.326" calcext:value-type="float">
            <text:p>1,33</text:p>
          </table:table-cell>
          <table:table-cell table:style-name="ce9" table:formula="of:=AVERAGE([data.K432:.O432])" office:value-type="float" office:value="0.102" calcext:value-type="float">
            <text:p>0,10</text:p>
          </table:table-cell>
          <table:table-cell table:style-name="ce12" table:formula="of:=[data.Q432]/[data.Q488]*(LOG([data.R488]*1000)/LOG([data.R432]*1000))" office:value-type="float" office:value="0.926735423585818" calcext:value-type="float">
            <text:p>0,93</text:p>
          </table:table-cell>
          <table:table-cell table:style-name="ce12" table:formula="of:=[data.Q432]/[data.Q488]*(LOG([data.S488]*1000)/LOG([data.S432]*1000))" office:value-type="float" office:value="1.30202185495257" calcext:value-type="float">
            <text:p>1,3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098872" calcext:value-type="float">
            <text:p>2098872</text:p>
          </table:table-cell>
          <table:table-cell table:style-name="ce7" office:value-type="float" office:value="2.47" calcext:value-type="float">
            <text:p>2,47</text:p>
          </table:table-cell>
          <table:table-cell table:style-name="ce7" office:value-type="float" office:value="2.58" calcext:value-type="float">
            <text:p>2,58</text:p>
          </table:table-cell>
          <table:table-cell table:style-name="ce7" office:value-type="float" office:value="2.41" calcext:value-type="float">
            <text:p>2,41</text:p>
          </table:table-cell>
          <table:table-cell table:style-name="ce7" office:value-type="float" office:value="2.46" calcext:value-type="float">
            <text:p>2,46</text:p>
          </table:table-cell>
          <table:table-cell table:style-name="ce7" office:value-type="float" office:value="2.42" calcext:value-type="float">
            <text:p>2,4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433]/([data.C433]*[data.D433])" office:value-type="float" office:value="1.8744212962963" calcext:value-type="float">
            <text:p>1,87</text:p>
          </table:table-cell>
          <table:table-cell table:style-name="ce5" table:formula="of:=[data.B433]/[data.E433]" office:value-type="float" office:value="1.60050160276568" calcext:value-type="float">
            <text:p>1,601</text:p>
          </table:table-cell>
          <table:table-cell table:style-name="ce7" table:formula="of:=AVERAGE([data.F433:.J433])" office:value-type="float" office:value="2.468" calcext:value-type="float">
            <text:p>2,47</text:p>
          </table:table-cell>
          <table:table-cell table:style-name="ce9" table:formula="of:=AVERAGE([data.K433:.O433])" office:value-type="float" office:value="0.132" calcext:value-type="float">
            <text:p>0,13</text:p>
          </table:table-cell>
          <table:table-cell table:style-name="ce12" table:formula="of:=[data.Q433]/[data.Q489]*(LOG([data.R489]*1000)/LOG([data.R433]*1000))" office:value-type="float" office:value="0.803137810561181" calcext:value-type="float">
            <text:p>0,80</text:p>
          </table:table-cell>
          <table:table-cell table:style-name="ce12" table:formula="of:=[data.Q433]/[data.Q489]*(LOG([data.S489]*1000)/LOG([data.S433]*1000))" office:value-type="float" office:value="1.11559860381467" calcext:value-type="float">
            <text:p>1,1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1482089" calcext:value-type="float">
            <text:p>1482089</text:p>
          </table:table-cell>
          <table:table-cell table:style-name="ce7" office:value-type="float" office:value="1.76" calcext:value-type="float">
            <text:p>1,76</text:p>
          </table:table-cell>
          <table:table-cell table:style-name="ce7" office:value-type="float" office:value="1.73" calcext:value-type="float">
            <text:p>1,73</text:p>
          </table:table-cell>
          <table:table-cell table:style-name="ce7" office:value-type="float" office:value="1.75" calcext:value-type="float">
            <text:p>1,75</text:p>
          </table:table-cell>
          <table:table-cell table:style-name="ce7" office:value-type="float" office:value="1.78" calcext:value-type="float">
            <text:p>1,78</text:p>
          </table:table-cell>
          <table:table-cell table:style-name="ce7" office:value-type="float" office:value="1.83" calcext:value-type="float">
            <text:p>1,83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8" table:formula="of:=[data.E434]/([data.C434]*[data.D434])" office:value-type="float" office:value="1.47147086622929" calcext:value-type="float">
            <text:p>1,47</text:p>
          </table:table-cell>
          <table:table-cell table:style-name="ce5" table:formula="of:=[data.B434]/[data.E434]" office:value-type="float" office:value="2.03878714436178" calcext:value-type="float">
            <text:p>2,039</text:p>
          </table:table-cell>
          <table:table-cell table:style-name="ce7" table:formula="of:=AVERAGE([data.F434:.J434])" office:value-type="float" office:value="1.77" calcext:value-type="float">
            <text:p>1,77</text:p>
          </table:table-cell>
          <table:table-cell table:style-name="ce9" table:formula="of:=AVERAGE([data.K434:.O434])" office:value-type="float" office:value="0.118" calcext:value-type="float">
            <text:p>0,12</text:p>
          </table:table-cell>
          <table:table-cell table:style-name="ce12" table:formula="of:=[data.Q434]/[data.Q490]*(LOG([data.R490]*1000)/LOG([data.R434]*1000))" office:value-type="float" office:value="0.847443799711199" calcext:value-type="float">
            <text:p>0,85</text:p>
          </table:table-cell>
          <table:table-cell table:style-name="ce12" table:formula="of:=[data.Q434]/[data.Q490]*(LOG([data.S490]*1000)/LOG([data.S434]*1000))" office:value-type="float" office:value="1.18900997525618" calcext:value-type="float">
            <text:p>1,1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678832" calcext:value-type="float">
            <text:p>1678832</text:p>
          </table:table-cell>
          <table:table-cell table:style-name="ce7" office:value-type="float" office:value="2.1" calcext:value-type="float">
            <text:p>2,10</text:p>
          </table:table-cell>
          <table:table-cell table:style-name="ce7" office:value-type="float" office:value="2.03" calcext:value-type="float">
            <text:p>2,03</text:p>
          </table:table-cell>
          <table:table-cell table:style-name="ce7" office:value-type="float" office:value="2" calcext:value-type="float">
            <text:p>2,00</text:p>
          </table:table-cell>
          <table:table-cell table:style-name="ce7" office:value-type="float" office:value="1.96" calcext:value-type="float">
            <text:p>1,96</text:p>
          </table:table-cell>
          <table:table-cell table:style-name="ce7" office:value-type="float" office:value="2.03" calcext:value-type="float">
            <text:p>2,03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28" table:formula="of:=[data.E435]/([data.C435]*[data.D435])" office:value-type="float" office:value="1.49929983996342" calcext:value-type="float">
            <text:p>1,50</text:p>
          </table:table-cell>
          <table:table-cell table:style-name="ce5" table:formula="of:=[data.B435]/[data.E435]" office:value-type="float" office:value="2.00094351310911" calcext:value-type="float">
            <text:p>2,001</text:p>
          </table:table-cell>
          <table:table-cell table:style-name="ce7" table:formula="of:=AVERAGE([data.F435:.J435])" office:value-type="float" office:value="2.024" calcext:value-type="float">
            <text:p>2,02</text:p>
          </table:table-cell>
          <table:table-cell table:style-name="ce9" table:formula="of:=AVERAGE([data.K435:.O435])" office:value-type="float" office:value="0.124" calcext:value-type="float">
            <text:p>0,12</text:p>
          </table:table-cell>
          <table:table-cell table:style-name="ce12" table:formula="of:=[data.Q435]/[data.Q491]*(LOG([data.R491]*1000)/LOG([data.R435]*1000))" office:value-type="float" office:value="1.09494590260688" calcext:value-type="float">
            <text:p>1,09</text:p>
          </table:table-cell>
          <table:table-cell table:style-name="ce12" table:formula="of:=[data.Q435]/[data.Q491]*(LOG([data.S491]*1000)/LOG([data.S435]*1000))" office:value-type="float" office:value="1.4675318973873" calcext:value-type="float">
            <text:p>1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1906367" calcext:value-type="float">
            <text:p>1906367</text:p>
          </table:table-cell>
          <table:table-cell table:style-name="ce7" office:value-type="float" office:value="2.25" calcext:value-type="float">
            <text:p>2,25</text:p>
          </table:table-cell>
          <table:table-cell table:style-name="ce7" office:value-type="float" office:value="2.23" calcext:value-type="float">
            <text:p>2,23</text:p>
          </table:table-cell>
          <table:table-cell table:style-name="ce7" office:value-type="float" office:value="2.25" calcext:value-type="float">
            <text:p>2,25</text:p>
          </table:table-cell>
          <table:table-cell table:style-name="ce7" office:value-type="float" office:value="2.29" calcext:value-type="float">
            <text:p>2,29</text:p>
          </table:table-cell>
          <table:table-cell table:style-name="ce7" office:value-type="float" office:value="2.2" calcext:value-type="float">
            <text:p>2,20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4" table:style-name="ce9" office:value-type="float" office:value="0.13" calcext:value-type="float">
            <text:p>0,13</text:p>
          </table:table-cell>
          <table:table-cell table:style-name="ce28" table:formula="of:=[data.E436]/([data.C436]*[data.D436])" office:value-type="float" office:value="1.6293735042735" calcext:value-type="float">
            <text:p>1,63</text:p>
          </table:table-cell>
          <table:table-cell table:style-name="ce5" table:formula="of:=[data.B436]/[data.E436]" office:value-type="float" office:value="1.8412068610084" calcext:value-type="float">
            <text:p>1,841</text:p>
          </table:table-cell>
          <table:table-cell table:style-name="ce7" table:formula="of:=AVERAGE([data.F436:.J436])" office:value-type="float" office:value="2.244" calcext:value-type="float">
            <text:p>2,24</text:p>
          </table:table-cell>
          <table:table-cell table:style-name="ce9" table:formula="of:=AVERAGE([data.K436:.O436])" office:value-type="float" office:value="0.134" calcext:value-type="float">
            <text:p>0,13</text:p>
          </table:table-cell>
          <table:table-cell table:style-name="ce12" table:formula="of:=[data.Q436]/[data.Q492]*(LOG([data.R492]*1000)/LOG([data.R436]*1000))" office:value-type="float" office:value="0.99820664207436" calcext:value-type="float">
            <text:p>1,00</text:p>
          </table:table-cell>
          <table:table-cell table:style-name="ce12" table:formula="of:=[data.Q436]/[data.Q492]*(LOG([data.S492]*1000)/LOG([data.S436]*1000))" office:value-type="float" office:value="1.46457110555591" calcext:value-type="float">
            <text:p>1,4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2641744" calcext:value-type="float">
            <text:p>2641744</text:p>
          </table:table-cell>
          <table:table-cell table:style-name="ce7" office:value-type="float" office:value="3.48" calcext:value-type="float">
            <text:p>3,48</text:p>
          </table:table-cell>
          <table:table-cell table:style-name="ce7" office:value-type="float" office:value="3.37" calcext:value-type="float">
            <text:p>3,37</text:p>
          </table:table-cell>
          <table:table-cell table:style-name="ce7" office:value-type="float" office:value="3.48" calcext:value-type="float">
            <text:p>3,48</text:p>
          </table:table-cell>
          <table:table-cell table:style-name="ce7" office:value-type="float" office:value="3.6" calcext:value-type="float">
            <text:p>3,60</text:p>
          </table:table-cell>
          <table:table-cell table:style-name="ce7" office:value-type="float" office:value="3.59" calcext:value-type="float">
            <text:p>3,59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28" table:formula="of:=[data.E437]/([data.C437]*[data.D437])" office:value-type="float" office:value="2.49513015225358" calcext:value-type="float">
            <text:p>2,50</text:p>
          </table:table-cell>
          <table:table-cell table:style-name="ce5" table:formula="of:=[data.B437]/[data.E437]" office:value-type="float" office:value="1.20234814577037" calcext:value-type="float">
            <text:p>1,202</text:p>
          </table:table-cell>
          <table:table-cell table:style-name="ce7" table:formula="of:=AVERAGE([data.F437:.J437])" office:value-type="float" office:value="3.504" calcext:value-type="float">
            <text:p>3,50</text:p>
          </table:table-cell>
          <table:table-cell table:style-name="ce9" table:formula="of:=AVERAGE([data.K437:.O437])" office:value-type="float" office:value="0.128" calcext:value-type="float">
            <text:p>0,13</text:p>
          </table:table-cell>
          <table:table-cell table:style-name="ce12" table:formula="of:=[data.Q437]/[data.Q493]*(LOG([data.R493]*1000)/LOG([data.R437]*1000))" office:value-type="float" office:value="0.772605424347146" calcext:value-type="float">
            <text:p>0,77</text:p>
          </table:table-cell>
          <table:table-cell table:style-name="ce12" table:formula="of:=[data.Q437]/[data.Q493]*(LOG([data.S493]*1000)/LOG([data.S437]*1000))" office:value-type="float" office:value="1.15833465001361" calcext:value-type="float">
            <text:p>1,1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1352090" calcext:value-type="float">
            <text:p>1352090</text:p>
          </table:table-cell>
          <table:table-cell table:style-name="ce7" office:value-type="float" office:value="1.56" calcext:value-type="float">
            <text:p>1,56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1.55" calcext:value-type="float">
            <text:p>1,55</text:p>
          </table:table-cell>
          <table:table-cell table:style-name="ce7" office:value-type="float" office:value="1.56" calcext:value-type="float">
            <text:p>1,56</text:p>
          </table:table-cell>
          <table:table-cell table:style-name="ce7" office:value-type="float" office:value="1.53" calcext:value-type="float">
            <text:p>1,5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data.E438]/([data.C438]*[data.D438])" office:value-type="float" office:value="1.20749921410608" calcext:value-type="float">
            <text:p>1,21</text:p>
          </table:table-cell>
          <table:table-cell table:style-name="ce5" table:formula="of:=[data.B438]/[data.E438]" office:value-type="float" office:value="2.48448550022558" calcext:value-type="float">
            <text:p>2,484</text:p>
          </table:table-cell>
          <table:table-cell table:style-name="ce7" table:formula="of:=AVERAGE([data.F438:.J438])" office:value-type="float" office:value="1.57" calcext:value-type="float">
            <text:p>1,57</text:p>
          </table:table-cell>
          <table:table-cell table:style-name="ce9" table:formula="of:=AVERAGE([data.K438:.O438])" office:value-type="float" office:value="0.108" calcext:value-type="float">
            <text:p>0,11</text:p>
          </table:table-cell>
          <table:table-cell table:style-name="ce12" table:formula="of:=[data.Q438]/[data.Q494]*(LOG([data.R494]*1000)/LOG([data.R438]*1000))" office:value-type="float" office:value="1.01124711203936" calcext:value-type="float">
            <text:p>1,01</text:p>
          </table:table-cell>
          <table:table-cell table:style-name="ce12" table:formula="of:=[data.Q438]/[data.Q494]*(LOG([data.S494]*1000)/LOG([data.S438]*1000))" office:value-type="float" office:value="1.3613509316203" calcext:value-type="float">
            <text:p>1,3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1695285" calcext:value-type="float">
            <text:p>1695285</text:p>
          </table:table-cell>
          <table:table-cell table:style-name="ce7" office:value-type="float" office:value="2.04" calcext:value-type="float">
            <text:p>2,04</text:p>
          </table:table-cell>
          <table:table-cell table:style-name="ce7" office:value-type="float" office:value="2.02" calcext:value-type="float">
            <text:p>2,02</text:p>
          </table:table-cell>
          <table:table-cell table:style-name="ce7" office:value-type="float" office:value="1.99" calcext:value-type="float">
            <text:p>1,99</text:p>
          </table:table-cell>
          <table:table-cell table:style-name="ce7" office:value-type="float" office:value="2.04" calcext:value-type="float">
            <text:p>2,04</text:p>
          </table:table-cell>
          <table:table-cell table:style-name="ce7" office:value-type="float" office:value="2.02" calcext:value-type="float">
            <text:p>2,0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28" table:formula="of:=[data.E439]/([data.C439]*[data.D439])" office:value-type="float" office:value="1.83567762474012" calcext:value-type="float">
            <text:p>1,84</text:p>
          </table:table-cell>
          <table:table-cell table:style-name="ce5" table:formula="of:=[data.B439]/[data.E439]" office:value-type="float" office:value="1.6342833210935" calcext:value-type="float">
            <text:p>1,634</text:p>
          </table:table-cell>
          <table:table-cell table:style-name="ce7" table:formula="of:=AVERAGE([data.F439:.J439])" office:value-type="float" office:value="2.022" calcext:value-type="float">
            <text:p>2,02</text:p>
          </table:table-cell>
          <table:table-cell table:style-name="ce9" table:formula="of:=AVERAGE([data.K439:.O439])" office:value-type="float" office:value="0.112" calcext:value-type="float">
            <text:p>0,11</text:p>
          </table:table-cell>
          <table:table-cell table:style-name="ce12" table:formula="of:=[data.Q439]/[data.Q495]*(LOG([data.R495]*1000)/LOG([data.R439]*1000))" office:value-type="float" office:value="0.898798207215035" calcext:value-type="float">
            <text:p>0,90</text:p>
          </table:table-cell>
          <table:table-cell table:style-name="ce12" table:formula="of:=[data.Q439]/[data.Q495]*(LOG([data.S495]*1000)/LOG([data.S439]*1000))" office:value-type="float" office:value="1.37335204224901" calcext:value-type="float">
            <text:p>1,3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2241603" calcext:value-type="float">
            <text:p>2241603</text:p>
          </table:table-cell>
          <table:table-cell table:style-name="ce7" office:value-type="float" office:value="3.15" calcext:value-type="float">
            <text:p>3,15</text:p>
          </table:table-cell>
          <table:table-cell table:style-name="ce7" office:value-type="float" office:value="2.76" calcext:value-type="float">
            <text:p>2,76</text:p>
          </table:table-cell>
          <table:table-cell table:style-name="ce7" office:value-type="float" office:value="3.38" calcext:value-type="float">
            <text:p>3,38</text:p>
          </table:table-cell>
          <table:table-cell table:style-name="ce7" office:value-type="float" office:value="2.7" calcext:value-type="float">
            <text:p>2,70</text:p>
          </table:table-cell>
          <table:table-cell table:style-name="ce7" office:value-type="float" office:value="2.8" calcext:value-type="float">
            <text:p>2,80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440]/([data.C440]*[data.D440])" office:value-type="float" office:value="1.74029933481153" calcext:value-type="float">
            <text:p>1,74</text:p>
          </table:table-cell>
          <table:table-cell table:style-name="ce5" table:formula="of:=[data.B440]/[data.E440]" office:value-type="float" office:value="1.72384851376448" calcext:value-type="float">
            <text:p>1,724</text:p>
          </table:table-cell>
          <table:table-cell table:style-name="ce7" table:formula="of:=AVERAGE([data.F440:.J440])" office:value-type="float" office:value="2.958" calcext:value-type="float">
            <text:p>2,96</text:p>
          </table:table-cell>
          <table:table-cell table:style-name="ce9" table:formula="of:=AVERAGE([data.K440:.O440])" office:value-type="float" office:value="0.156" calcext:value-type="float">
            <text:p>0,16</text:p>
          </table:table-cell>
          <table:table-cell table:style-name="ce12" table:formula="of:=[data.Q440]/[data.Q496]*(LOG([data.R496]*1000)/LOG([data.R440]*1000))" office:value-type="float" office:value="0.909702788373954" calcext:value-type="float">
            <text:p>0,91</text:p>
          </table:table-cell>
          <table:table-cell table:style-name="ce12" table:formula="of:=[data.Q440]/[data.Q496]*(LOG([data.S496]*1000)/LOG([data.S440]*1000))" office:value-type="float" office:value="1.33866424975525" calcext:value-type="float">
            <text:p>1,3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1861472" calcext:value-type="float">
            <text:p>1861472</text:p>
          </table:table-cell>
          <table:table-cell table:style-name="ce7" office:value-type="float" office:value="2.41" calcext:value-type="float">
            <text:p>2,41</text:p>
          </table:table-cell>
          <table:table-cell table:style-name="ce7" office:value-type="float" office:value="2.4" calcext:value-type="float">
            <text:p>2,40</text:p>
          </table:table-cell>
          <table:table-cell table:style-name="ce7" office:value-type="float" office:value="2.3" calcext:value-type="float">
            <text:p>2,30</text:p>
          </table:table-cell>
          <table:table-cell table:style-name="ce7" office:value-type="float" office:value="2.25" calcext:value-type="float">
            <text:p>2,25</text:p>
          </table:table-cell>
          <table:table-cell table:style-name="ce7" office:value-type="float" office:value="2.23" calcext:value-type="float">
            <text:p>2,23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28" table:formula="of:=[data.E441]/([data.C441]*[data.D441])" office:value-type="float" office:value="1.7102578425896" calcext:value-type="float">
            <text:p>1,71</text:p>
          </table:table-cell>
          <table:table-cell table:style-name="ce5" table:formula="of:=[data.B441]/[data.E441]" office:value-type="float" office:value="1.75413006480893" calcext:value-type="float">
            <text:p>1,754</text:p>
          </table:table-cell>
          <table:table-cell table:style-name="ce7" table:formula="of:=AVERAGE([data.F441:.J441])" office:value-type="float" office:value="2.318" calcext:value-type="float">
            <text:p>2,32</text:p>
          </table:table-cell>
          <table:table-cell table:style-name="ce9" table:formula="of:=AVERAGE([data.K441:.O441])" office:value-type="float" office:value="0.118" calcext:value-type="float">
            <text:p>0,12</text:p>
          </table:table-cell>
          <table:table-cell table:style-name="ce12" table:formula="of:=[data.Q441]/[data.Q497]*(LOG([data.R497]*1000)/LOG([data.R441]*1000))" office:value-type="float" office:value="0.773347358375282" calcext:value-type="float">
            <text:p>0,77</text:p>
          </table:table-cell>
          <table:table-cell table:style-name="ce12" table:formula="of:=[data.Q441]/[data.Q497]*(LOG([data.S497]*1000)/LOG([data.S441]*1000))" office:value-type="float" office:value="1.07100893842444" calcext:value-type="float">
            <text:p>1,0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2022874" calcext:value-type="float">
            <text:p>2022874</text:p>
          </table:table-cell>
          <table:table-cell table:style-name="ce7" office:value-type="float" office:value="2.56" calcext:value-type="float">
            <text:p>2,56</text:p>
          </table:table-cell>
          <table:table-cell table:style-name="ce7" office:value-type="float" office:value="2.49" calcext:value-type="float">
            <text:p>2,49</text:p>
          </table:table-cell>
          <table:table-cell table:style-name="ce7" office:value-type="float" office:value="2.47" calcext:value-type="float">
            <text:p>2,47</text:p>
          </table:table-cell>
          <table:table-cell table:style-name="ce7" office:value-type="float" office:value="2.46" calcext:value-type="float">
            <text:p>2,46</text:p>
          </table:table-cell>
          <table:table-cell table:style-name="ce7" office:value-type="float" office:value="2.47" calcext:value-type="float">
            <text:p>2,47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442]/([data.C442]*[data.D442])" office:value-type="float" office:value="2.15566283034953" calcext:value-type="float">
            <text:p>2,16</text:p>
          </table:table-cell>
          <table:table-cell table:style-name="ce5" table:formula="of:=[data.B442]/[data.E442]" office:value-type="float" office:value="1.39169122743186" calcext:value-type="float">
            <text:p>1,392</text:p>
          </table:table-cell>
          <table:table-cell table:style-name="ce7" table:formula="of:=AVERAGE([data.F442:.J442])" office:value-type="float" office:value="2.49" calcext:value-type="float">
            <text:p>2,49</text:p>
          </table:table-cell>
          <table:table-cell table:style-name="ce9" table:formula="of:=AVERAGE([data.K442:.O442])" office:value-type="float" office:value="0.104" calcext:value-type="float">
            <text:p>0,10</text:p>
          </table:table-cell>
          <table:table-cell table:style-name="ce12" table:formula="of:=[data.Q442]/[data.Q498]*(LOG([data.R498]*1000)/LOG([data.R442]*1000))" office:value-type="float" office:value="0.746013465724427" calcext:value-type="float">
            <text:p>0,75</text:p>
          </table:table-cell>
          <table:table-cell table:style-name="ce12" table:formula="of:=[data.Q442]/[data.Q498]*(LOG([data.S498]*1000)/LOG([data.S442]*1000))" office:value-type="float" office:value="1.17197043069349" calcext:value-type="float">
            <text:p>1,1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23399" calcext:value-type="float">
            <text:p>1523399</text:p>
          </table:table-cell>
          <table:table-cell table:style-name="ce7" office:value-type="float" office:value="1.85" calcext:value-type="float">
            <text:p>1,85</text:p>
          </table:table-cell>
          <table:table-cell table:style-name="ce7" office:value-type="float" office:value="1.86" calcext:value-type="float">
            <text:p>1,86</text:p>
          </table:table-cell>
          <table:table-cell table:style-name="ce7" office:value-type="float" office:value="1.88" calcext:value-type="float">
            <text:p>1,88</text:p>
          </table:table-cell>
          <table:table-cell table:style-name="ce7" office:value-type="float" office:value="2.02" calcext:value-type="float">
            <text:p>2,02</text:p>
          </table:table-cell>
          <table:table-cell table:style-name="ce7" office:value-type="float" office:value="1.87" calcext:value-type="float">
            <text:p>1,87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4" calcext:value-type="float">
            <text:p>0,14</text:p>
          </table:table-cell>
          <table:table-cell table:style-name="ce25" office:value-type="float" office:value="0.12" calcext:value-type="float">
            <text:p>0,12</text:p>
          </table:table-cell>
          <table:table-cell table:style-name="ce28" table:formula="of:=[data.E443]/([data.C443]*[data.D443])" office:value-type="float" office:value="1.36048864740512" calcext:value-type="float">
            <text:p>1,36</text:p>
          </table:table-cell>
          <table:table-cell table:style-name="ce5" table:formula="of:=[data.B443]/[data.E443]" office:value-type="float" office:value="2.20510056787486" calcext:value-type="float">
            <text:p>2,205</text:p>
          </table:table-cell>
          <table:table-cell table:style-name="ce7" table:formula="of:=AVERAGE([data.F443:.J443])" office:value-type="float" office:value="1.896" calcext:value-type="float">
            <text:p>1,90</text:p>
          </table:table-cell>
          <table:table-cell table:style-name="ce9" table:formula="of:=AVERAGE([data.K443:.O443])" office:value-type="float" office:value="0.12" calcext:value-type="float">
            <text:p>0,12</text:p>
          </table:table-cell>
          <table:table-cell table:style-name="ce34" table:formula="of:=[data.Q443]/[data.Q499]*(LOG([data.R499]*1000)/LOG([data.R443]*1000))" office:value-type="float" office:value="0.959723303519568" calcext:value-type="float">
            <text:p>0,96</text:p>
          </table:table-cell>
          <table:table-cell table:style-name="ce34" table:formula="of:=[data.Q443]/[data.Q499]*(LOG([data.S499]*1000)/LOG([data.S443]*1000))" office:value-type="float" office:value="1.41463964706391" calcext:value-type="float">
            <text:p>1,41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data.P394:.P443])" office:value-type="float" office:value="1.79117255416579" calcext:value-type="float">
            <text:p>1,79</text:p>
          </table:table-cell>
          <table:table-cell table:style-name="ce30" table:formula="of:=AVERAGE([data.Q394:.Q443])" office:value-type="float" office:value="1.74540032975147" calcext:value-type="float">
            <text:p>1,745</text:p>
          </table:table-cell>
          <table:table-cell table:style-name="ce31" table:formula="of:=AVERAGE([data.R394:.R443])" office:value-type="float" office:value="2.42892" calcext:value-type="float">
            <text:p>2,43</text:p>
          </table:table-cell>
          <table:table-cell table:style-name="ce32" table:formula="of:=AVERAGE([data.S394:.S443])" office:value-type="float" office:value="0.12948" calcext:value-type="float">
            <text:p>0,13</text:p>
          </table:table-cell>
          <table:table-cell table:style-name="ce35" table:formula="of:=[data.Q444]/[data.Q500]*(LOG([data.R500]*1000)/LOG([data.R444]*1000))" office:value-type="float" office:value="0.840942710982055" calcext:value-type="float">
            <text:p>0,84</text:p>
          </table:table-cell>
          <table:table-cell table:style-name="ce35" table:formula="of:=[data.Q444]/[data.Q500]*(LOG([data.S500]*1000)/LOG([data.S444]*1000))" office:value-type="float" office:value="1.21247016940714" calcext:value-type="float">
            <text:p>1,21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6">
          <table:table-cell table:style-name="ce13" office:value-type="string" calcext:value-type="string">
            <text:p>PNG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1837011" calcext:value-type="float">
            <text:p>1837011</text:p>
          </table:table-cell>
          <table:table-cell table:style-name="ce7" office:value-type="float" office:value="0.81" calcext:value-type="float">
            <text:p>0,81</text:p>
          </table:table-cell>
          <table:table-cell table:style-name="ce7" office:value-type="float" office:value="0.29" calcext:value-type="float">
            <text:p>0,29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2" calcext:value-type="float">
            <text:p>0,22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28" table:formula="of:=[data.E450]/([data.C450]*[data.D450])" office:value-type="float" office:value="1.7524048918228" calcext:value-type="float">
            <text:p>1,75</text:p>
          </table:table-cell>
          <table:table-cell table:style-name="ce5" table:formula="of:=[data.B450]/[data.E450]" office:value-type="float" office:value="1.71194184465961" calcext:value-type="float">
            <text:p>1,712</text:p>
          </table:table-cell>
          <table:table-cell table:style-name="ce7" table:formula="of:=AVERAGE([data.F450:.J450])" office:value-type="float" office:value="0.368" calcext:value-type="float">
            <text:p>0,37</text:p>
          </table:table-cell>
          <table:table-cell table:style-name="ce9" table:formula="of:=AVERAGE([data.K450:.O450])" office:value-type="float" office:value="0.16" calcext:value-type="float">
            <text:p>0,16</text:p>
          </table:table-cell>
          <table:table-cell table:style-name="ce12" table:formula="of:=[data.Q450]/[data.Q450]*(LOG([data.R450]*1000)/LOG([data.R450]*1000))" office:value-type="float" office:value="1" calcext:value-type="float">
            <text:p>1,00</text:p>
          </table:table-cell>
          <table:table-cell table:style-name="ce12" table:formula="of:=[data.Q450]/[data.Q450]*(LOG([data.S450]*1000)/LOG([data.S450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2608888" calcext:value-type="float">
            <text:p>2608888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8" calcext:value-type="float">
            <text:p>0,28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26" calcext:value-type="float">
            <text:p>0,26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23" calcext:value-type="float">
            <text:p>0,23</text:p>
          </table:table-cell>
          <table:table-cell table:style-name="ce28" table:formula="of:=[data.E451]/([data.C451]*[data.D451])" office:value-type="float" office:value="2.603555917481" calcext:value-type="float">
            <text:p>2,60</text:p>
          </table:table-cell>
          <table:table-cell table:style-name="ce5" table:formula="of:=[data.B451]/[data.E451]" office:value-type="float" office:value="1.15227637215549" calcext:value-type="float">
            <text:p>1,152</text:p>
          </table:table-cell>
          <table:table-cell table:style-name="ce7" table:formula="of:=AVERAGE([data.F451:.J451])" office:value-type="float" office:value="0.258" calcext:value-type="float">
            <text:p>0,26</text:p>
          </table:table-cell>
          <table:table-cell table:style-name="ce9" table:formula="of:=AVERAGE([data.K451:.O451])" office:value-type="float" office:value="0.176" calcext:value-type="float">
            <text:p>0,18</text:p>
          </table:table-cell>
          <table:table-cell table:style-name="ce12" table:formula="of:=[data.Q451]/[data.Q451]*(LOG([data.R451]*1000)/LOG([data.R451]*1000))" office:value-type="float" office:value="1" calcext:value-type="float">
            <text:p>1,00</text:p>
          </table:table-cell>
          <table:table-cell table:style-name="ce12" table:formula="of:=[data.Q451]/[data.Q451]*(LOG([data.S451]*1000)/LOG([data.S451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2667647" calcext:value-type="float">
            <text:p>2667647</text:p>
          </table:table-cell>
          <table:table-cell table:style-name="ce7" office:value-type="float" office:value="0.29" calcext:value-type="float">
            <text:p>0,29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32" calcext:value-type="float">
            <text:p>0,32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28" calcext:value-type="float">
            <text:p>0,28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3" table:style-name="ce9" office:value-type="float" office:value="0.19" calcext:value-type="float">
            <text:p>0,19</text:p>
          </table:table-cell>
          <table:table-cell table:style-name="ce9" office:value-type="float" office:value="0.22" calcext:value-type="float">
            <text:p>0,22</text:p>
          </table:table-cell>
          <table:table-cell table:style-name="ce28" table:formula="of:=[data.E452]/([data.C452]*[data.D452])" office:value-type="float" office:value="2.61638675077874" calcext:value-type="float">
            <text:p>2,62</text:p>
          </table:table-cell>
          <table:table-cell table:style-name="ce5" table:formula="of:=[data.B452]/[data.E452]" office:value-type="float" office:value="1.14662547181093" calcext:value-type="float">
            <text:p>1,147</text:p>
          </table:table-cell>
          <table:table-cell table:style-name="ce7" table:formula="of:=AVERAGE([data.F452:.J452])" office:value-type="float" office:value="0.278" calcext:value-type="float">
            <text:p>0,28</text:p>
          </table:table-cell>
          <table:table-cell table:style-name="ce9" table:formula="of:=AVERAGE([data.K452:.O452])" office:value-type="float" office:value="0.194" calcext:value-type="float">
            <text:p>0,19</text:p>
          </table:table-cell>
          <table:table-cell table:style-name="ce12" table:formula="of:=[data.Q452]/[data.Q452]*(LOG([data.R452]*1000)/LOG([data.R452]*1000))" office:value-type="float" office:value="1" calcext:value-type="float">
            <text:p>1,00</text:p>
          </table:table-cell>
          <table:table-cell table:style-name="ce12" table:formula="of:=[data.Q452]/[data.Q452]*(LOG([data.S452]*1000)/LOG([data.S452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158709" calcext:value-type="float">
            <text:p>2158709</text:p>
          </table:table-cell>
          <table:table-cell table:style-name="ce7" office:value-type="float" office:value="0.43" calcext:value-type="float">
            <text:p>0,43</text:p>
          </table:table-cell>
          <table:table-cell table:style-name="ce7" office:value-type="float" office:value="0.29" calcext:value-type="float">
            <text:p>0,29</text:p>
          </table:table-cell>
          <table:table-cell table:style-name="ce7" office:value-type="float" office:value="0.3" calcext:value-type="float">
            <text:p>0,30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29" calcext:value-type="float">
            <text:p>0,29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2" calcext:value-type="float">
            <text:p>0,20</text:p>
          </table:table-cell>
          <table:table-cell table:style-name="ce28" table:formula="of:=[data.E453]/([data.C453]*[data.D453])" office:value-type="float" office:value="1.92785940357796" calcext:value-type="float">
            <text:p>1,93</text:p>
          </table:table-cell>
          <table:table-cell table:style-name="ce5" table:formula="of:=[data.B453]/[data.E453]" office:value-type="float" office:value="1.55613748772994" calcext:value-type="float">
            <text:p>1,556</text:p>
          </table:table-cell>
          <table:table-cell table:style-name="ce7" table:formula="of:=AVERAGE([data.F453:.J453])" office:value-type="float" office:value="0.316" calcext:value-type="float">
            <text:p>0,32</text:p>
          </table:table-cell>
          <table:table-cell table:style-name="ce9" table:formula="of:=AVERAGE([data.K453:.O453])" office:value-type="float" office:value="0.178" calcext:value-type="float">
            <text:p>0,18</text:p>
          </table:table-cell>
          <table:table-cell table:style-name="ce12" table:formula="of:=[data.Q453]/[data.Q453]*(LOG([data.R453]*1000)/LOG([data.R453]*1000))" office:value-type="float" office:value="1" calcext:value-type="float">
            <text:p>1,00</text:p>
          </table:table-cell>
          <table:table-cell table:style-name="ce12" table:formula="of:=[data.Q453]/[data.Q453]*(LOG([data.S453]*1000)/LOG([data.S453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1912376" calcext:value-type="float">
            <text:p>1912376</text:p>
          </table:table-cell>
          <table:table-cell table:style-name="ce7" office:value-type="float" office:value="0.36" calcext:value-type="float">
            <text:p>0,36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9" calcext:value-type="float">
            <text:p>0,19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454]/([data.C454]*[data.D454])" office:value-type="float" office:value="1.95940163934426" calcext:value-type="float">
            <text:p>1,96</text:p>
          </table:table-cell>
          <table:table-cell table:style-name="ce5" table:formula="of:=[data.B454]/[data.E454]" office:value-type="float" office:value="1.53108802871402" calcext:value-type="float">
            <text:p>1,531</text:p>
          </table:table-cell>
          <table:table-cell table:style-name="ce7" table:formula="of:=AVERAGE([data.F454:.J454])" office:value-type="float" office:value="0.24" calcext:value-type="float">
            <text:p>0,24</text:p>
          </table:table-cell>
          <table:table-cell table:style-name="ce9" table:formula="of:=AVERAGE([data.K454:.O454])" office:value-type="float" office:value="0.13" calcext:value-type="float">
            <text:p>0,13</text:p>
          </table:table-cell>
          <table:table-cell table:style-name="ce12" table:formula="of:=[data.Q454]/[data.Q454]*(LOG([data.R454]*1000)/LOG([data.R454]*1000))" office:value-type="float" office:value="1" calcext:value-type="float">
            <text:p>1,00</text:p>
          </table:table-cell>
          <table:table-cell table:style-name="ce12" table:formula="of:=[data.Q454]/[data.Q454]*(LOG([data.S454]*1000)/LOG([data.S454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730245" calcext:value-type="float">
            <text:p>2730245</text:p>
          </table:table-cell>
          <table:table-cell table:style-name="ce7" office:value-type="float" office:value="0.43" calcext:value-type="float">
            <text:p>0,43</text:p>
          </table:table-cell>
          <table:table-cell table:style-name="ce7" office:value-type="float" office:value="0.35" calcext:value-type="float">
            <text:p>0,35</text:p>
          </table:table-cell>
          <table:table-cell table:number-columns-repeated="2" table:style-name="ce7" office:value-type="float" office:value="0.34" calcext:value-type="float">
            <text:p>0,34</text:p>
          </table:table-cell>
          <table:table-cell table:style-name="ce7" office:value-type="float" office:value="0.31" calcext:value-type="float">
            <text:p>0,31</text:p>
          </table:table-cell>
          <table:table-cell table:style-name="ce9" office:value-type="float" office:value="0.19" calcext:value-type="float">
            <text:p>0,19</text:p>
          </table:table-cell>
          <table:table-cell table:number-columns-repeated="2" table:style-name="ce9" office:value-type="float" office:value="0.17" calcext:value-type="float">
            <text:p>0,17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2" calcext:value-type="float">
            <text:p>0,20</text:p>
          </table:table-cell>
          <table:table-cell table:style-name="ce28" table:formula="of:=[data.E455]/([data.C455]*[data.D455])" office:value-type="float" office:value="2.07758434387708" calcext:value-type="float">
            <text:p>2,08</text:p>
          </table:table-cell>
          <table:table-cell table:style-name="ce5" table:formula="of:=[data.B455]/[data.E455]" office:value-type="float" office:value="1.44399055762395" calcext:value-type="float">
            <text:p>1,444</text:p>
          </table:table-cell>
          <table:table-cell table:style-name="ce7" table:formula="of:=AVERAGE([data.F455:.J455])" office:value-type="float" office:value="0.354" calcext:value-type="float">
            <text:p>0,35</text:p>
          </table:table-cell>
          <table:table-cell table:style-name="ce9" table:formula="of:=AVERAGE([data.K455:.O455])" office:value-type="float" office:value="0.176" calcext:value-type="float">
            <text:p>0,18</text:p>
          </table:table-cell>
          <table:table-cell table:style-name="ce12" table:formula="of:=[data.Q455]/[data.Q455]*(LOG([data.R455]*1000)/LOG([data.R455]*1000))" office:value-type="float" office:value="1" calcext:value-type="float">
            <text:p>1,00</text:p>
          </table:table-cell>
          <table:table-cell table:style-name="ce12" table:formula="of:=[data.Q455]/[data.Q455]*(LOG([data.S455]*1000)/LOG([data.S455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1973884" calcext:value-type="float">
            <text:p>1973884</text:p>
          </table:table-cell>
          <table:table-cell table:style-name="ce7" office:value-type="float" office:value="0.37" calcext:value-type="float">
            <text:p>0,37</text:p>
          </table:table-cell>
          <table:table-cell table:style-name="ce7" office:value-type="float" office:value="0.32" calcext:value-type="float">
            <text:p>0,32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3" calcext:value-type="float">
            <text:p>0,30</text:p>
          </table:table-cell>
          <table:table-cell table:style-name="ce7" office:value-type="float" office:value="0.28" calcext:value-type="float">
            <text:p>0,28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456]/([data.C456]*[data.D456])" office:value-type="float" office:value="1.98468066280566" calcext:value-type="float">
            <text:p>1,98</text:p>
          </table:table-cell>
          <table:table-cell table:style-name="ce5" table:formula="of:=[data.B456]/[data.E456]" office:value-type="float" office:value="1.51158629382476" calcext:value-type="float">
            <text:p>1,512</text:p>
          </table:table-cell>
          <table:table-cell table:style-name="ce7" table:formula="of:=AVERAGE([data.F456:.J456])" office:value-type="float" office:value="0.308" calcext:value-type="float">
            <text:p>0,31</text:p>
          </table:table-cell>
          <table:table-cell table:style-name="ce9" table:formula="of:=AVERAGE([data.K456:.O456])" office:value-type="float" office:value="0.15" calcext:value-type="float">
            <text:p>0,15</text:p>
          </table:table-cell>
          <table:table-cell table:style-name="ce12" table:formula="of:=[data.Q456]/[data.Q456]*(LOG([data.R456]*1000)/LOG([data.R456]*1000))" office:value-type="float" office:value="1" calcext:value-type="float">
            <text:p>1,00</text:p>
          </table:table-cell>
          <table:table-cell table:style-name="ce12" table:formula="of:=[data.Q456]/[data.Q456]*(LOG([data.S456]*1000)/LOG([data.S456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1410850" calcext:value-type="float">
            <text:p>1410850</text:p>
          </table:table-cell>
          <table:table-cell table:style-name="ce7" office:value-type="float" office:value="0.34" calcext:value-type="float">
            <text:p>0,34</text:p>
          </table:table-cell>
          <table:table-cell table:style-name="ce7" office:value-type="float" office:value="0.28" calcext:value-type="float">
            <text:p>0,28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3" calcext:value-type="float">
            <text:p>0,30</text:p>
          </table:table-cell>
          <table:table-cell table:style-name="ce7" office:value-type="float" office:value="0.26" calcext:value-type="float">
            <text:p>0,26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457]/([data.C457]*[data.D457])" office:value-type="float" office:value="1.42738482582233" calcext:value-type="float">
            <text:p>1,43</text:p>
          </table:table-cell>
          <table:table-cell table:style-name="ce5" table:formula="of:=[data.B457]/[data.E457]" office:value-type="float" office:value="2.10175709678563" calcext:value-type="float">
            <text:p>2,102</text:p>
          </table:table-cell>
          <table:table-cell table:style-name="ce7" table:formula="of:=AVERAGE([data.F457:.J457])" office:value-type="float" office:value="0.29" calcext:value-type="float">
            <text:p>0,29</text:p>
          </table:table-cell>
          <table:table-cell table:style-name="ce9" table:formula="of:=AVERAGE([data.K457:.O457])" office:value-type="float" office:value="0.128" calcext:value-type="float">
            <text:p>0,13</text:p>
          </table:table-cell>
          <table:table-cell table:style-name="ce12" table:formula="of:=[data.Q457]/[data.Q457]*(LOG([data.R457]*1000)/LOG([data.R457]*1000))" office:value-type="float" office:value="1" calcext:value-type="float">
            <text:p>1,00</text:p>
          </table:table-cell>
          <table:table-cell table:style-name="ce12" table:formula="of:=[data.Q457]/[data.Q457]*(LOG([data.S457]*1000)/LOG([data.S457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2701451" calcext:value-type="float">
            <text:p>2701451</text:p>
          </table:table-cell>
          <table:table-cell table:style-name="ce7" office:value-type="float" office:value="0.3" calcext:value-type="float">
            <text:p>0,30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6" calcext:value-type="float">
            <text:p>0,26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458]/([data.C458]*[data.D458])" office:value-type="float" office:value="2.54498530353846" calcext:value-type="float">
            <text:p>2,54</text:p>
          </table:table-cell>
          <table:table-cell table:style-name="ce5" table:formula="of:=[data.B458]/[data.E458]" office:value-type="float" office:value="1.17879465516865" calcext:value-type="float">
            <text:p>1,179</text:p>
          </table:table-cell>
          <table:table-cell table:style-name="ce7" table:formula="of:=AVERAGE([data.F458:.J458])" office:value-type="float" office:value="0.254" calcext:value-type="float">
            <text:p>0,25</text:p>
          </table:table-cell>
          <table:table-cell table:style-name="ce9" table:formula="of:=AVERAGE([data.K458:.O458])" office:value-type="float" office:value="0.176" calcext:value-type="float">
            <text:p>0,18</text:p>
          </table:table-cell>
          <table:table-cell table:style-name="ce12" table:formula="of:=[data.Q458]/[data.Q458]*(LOG([data.R458]*1000)/LOG([data.R458]*1000))" office:value-type="float" office:value="1" calcext:value-type="float">
            <text:p>1,00</text:p>
          </table:table-cell>
          <table:table-cell table:style-name="ce12" table:formula="of:=[data.Q458]/[data.Q458]*(LOG([data.S458]*1000)/LOG([data.S458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2605935" calcext:value-type="float">
            <text:p>2605935</text:p>
          </table:table-cell>
          <table:table-cell table:style-name="ce7" office:value-type="float" office:value="0.3" calcext:value-type="float">
            <text:p>0,30</text:p>
          </table:table-cell>
          <table:table-cell table:style-name="ce7" office:value-type="float" office:value="0.23" calcext:value-type="float">
            <text:p>0,23</text:p>
          </table:table-cell>
          <table:table-cell table:number-columns-repeated="2" table:style-name="ce7" office:value-type="float" office:value="0.22" calcext:value-type="float">
            <text:p>0,22</text:p>
          </table:table-cell>
          <table:table-cell table:style-name="ce7" office:value-type="float" office:value="0.24" calcext:value-type="float">
            <text:p>0,24</text:p>
          </table:table-cell>
          <table:table-cell table:style-name="ce9" office:value-type="float" office:value="0.19" calcext:value-type="float">
            <text:p>0,19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459]/([data.C459]*[data.D459])" office:value-type="float" office:value="2.75338423241425" calcext:value-type="float">
            <text:p>2,75</text:p>
          </table:table-cell>
          <table:table-cell table:style-name="ce5" table:formula="of:=[data.B459]/[data.E459]" office:value-type="float" office:value="1.08957437541612" calcext:value-type="float">
            <text:p>1,090</text:p>
          </table:table-cell>
          <table:table-cell table:style-name="ce7" table:formula="of:=AVERAGE([data.F459:.J459])" office:value-type="float" office:value="0.242" calcext:value-type="float">
            <text:p>0,24</text:p>
          </table:table-cell>
          <table:table-cell table:style-name="ce9" table:formula="of:=AVERAGE([data.K459:.O459])" office:value-type="float" office:value="0.156" calcext:value-type="float">
            <text:p>0,16</text:p>
          </table:table-cell>
          <table:table-cell table:style-name="ce12" table:formula="of:=[data.Q459]/[data.Q459]*(LOG([data.R459]*1000)/LOG([data.R459]*1000))" office:value-type="float" office:value="1" calcext:value-type="float">
            <text:p>1,00</text:p>
          </table:table-cell>
          <table:table-cell table:style-name="ce12" table:formula="of:=[data.Q459]/[data.Q459]*(LOG([data.S459]*1000)/LOG([data.S459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2233218" calcext:value-type="float">
            <text:p>2233218</text:p>
          </table:table-cell>
          <table:table-cell table:style-name="ce7" office:value-type="float" office:value="0.37" calcext:value-type="float">
            <text:p>0,37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29" calcext:value-type="float">
            <text:p>0,29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7" calcext:value-type="float">
            <text:p>0,27</text:p>
          </table:table-cell>
          <table:table-cell table:style-name="ce9" office:value-type="float" office:value="0.25" calcext:value-type="float">
            <text:p>0,25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2" calcext:value-type="float">
            <text:p>0,20</text:p>
          </table:table-cell>
          <table:table-cell table:style-name="ce28" table:formula="of:=[data.E460]/([data.C460]*[data.D460])" office:value-type="float" office:value="1.8986074270557" calcext:value-type="float">
            <text:p>1,90</text:p>
          </table:table-cell>
          <table:table-cell table:style-name="ce5" table:formula="of:=[data.B460]/[data.E460]" office:value-type="float" office:value="1.58011264462314" calcext:value-type="float">
            <text:p>1,580</text:p>
          </table:table-cell>
          <table:table-cell table:style-name="ce7" table:formula="of:=AVERAGE([data.F460:.J460])" office:value-type="float" office:value="0.29" calcext:value-type="float">
            <text:p>0,29</text:p>
          </table:table-cell>
          <table:table-cell table:style-name="ce9" table:formula="of:=AVERAGE([data.K460:.O460])" office:value-type="float" office:value="0.186" calcext:value-type="float">
            <text:p>0,19</text:p>
          </table:table-cell>
          <table:table-cell table:style-name="ce12" table:formula="of:=[data.Q460]/[data.Q460]*(LOG([data.R460]*1000)/LOG([data.R460]*1000))" office:value-type="float" office:value="1" calcext:value-type="float">
            <text:p>1,00</text:p>
          </table:table-cell>
          <table:table-cell table:style-name="ce12" table:formula="of:=[data.Q460]/[data.Q460]*(LOG([data.S460]*1000)/LOG([data.S460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882529" calcext:value-type="float">
            <text:p>2882529</text:p>
          </table:table-cell>
          <table:table-cell table:style-name="ce7" office:value-type="float" office:value="0.42" calcext:value-type="float">
            <text:p>0,42</text:p>
          </table:table-cell>
          <table:table-cell table:style-name="ce7" office:value-type="float" office:value="0.31" calcext:value-type="float">
            <text:p>0,31</text:p>
          </table:table-cell>
          <table:table-cell table:style-name="ce7" office:value-type="float" office:value="0.29" calcext:value-type="float">
            <text:p>0,29</text:p>
          </table:table-cell>
          <table:table-cell table:number-columns-repeated="2" table:style-name="ce7" office:value-type="float" office:value="0.28" calcext:value-type="float">
            <text:p>0,28</text:p>
          </table:table-cell>
          <table:table-cell table:number-columns-repeated="2" table:style-name="ce9" office:value-type="float" office:value="0.19" calcext:value-type="float">
            <text:p>0,19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461]/([data.C461]*[data.D461])" office:value-type="float" office:value="2.1934650997151" calcext:value-type="float">
            <text:p>2,19</text:p>
          </table:table-cell>
          <table:table-cell table:style-name="ce5" table:formula="of:=[data.B461]/[data.E461]" office:value-type="float" office:value="1.36770454000636" calcext:value-type="float">
            <text:p>1,368</text:p>
          </table:table-cell>
          <table:table-cell table:style-name="ce7" table:formula="of:=AVERAGE([data.F461:.J461])" office:value-type="float" office:value="0.316" calcext:value-type="float">
            <text:p>0,32</text:p>
          </table:table-cell>
          <table:table-cell table:style-name="ce9" table:formula="of:=AVERAGE([data.K461:.O461])" office:value-type="float" office:value="0.19" calcext:value-type="float">
            <text:p>0,19</text:p>
          </table:table-cell>
          <table:table-cell table:style-name="ce12" table:formula="of:=[data.Q461]/[data.Q461]*(LOG([data.R461]*1000)/LOG([data.R461]*1000))" office:value-type="float" office:value="1" calcext:value-type="float">
            <text:p>1,00</text:p>
          </table:table-cell>
          <table:table-cell table:style-name="ce12" table:formula="of:=[data.Q461]/[data.Q461]*(LOG([data.S461]*1000)/LOG([data.S461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2618526" calcext:value-type="float">
            <text:p>2618526</text:p>
          </table:table-cell>
          <table:table-cell table:style-name="ce7" office:value-type="float" office:value="0.31" calcext:value-type="float">
            <text:p>0,31</text:p>
          </table:table-cell>
          <table:table-cell table:style-name="ce7" office:value-type="float" office:value="0.23" calcext:value-type="float">
            <text:p>0,23</text:p>
          </table:table-cell>
          <table:table-cell table:number-columns-repeated="2" table:style-name="ce7" office:value-type="float" office:value="0.19" calcext:value-type="float">
            <text:p>0,19</text:p>
          </table:table-cell>
          <table:table-cell table:style-name="ce7" office:value-type="float" office:value="0.23" calcext:value-type="float">
            <text:p>0,23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9" calcext:value-type="float">
            <text:p>0,19</text:p>
          </table:table-cell>
          <table:table-cell table:style-name="ce28" table:formula="of:=[data.E462]/([data.C462]*[data.D462])" office:value-type="float" office:value="2.70954503687883" calcext:value-type="float">
            <text:p>2,71</text:p>
          </table:table-cell>
          <table:table-cell table:style-name="ce5" table:formula="of:=[data.B462]/[data.E462]" office:value-type="float" office:value="1.10720306004218" calcext:value-type="float">
            <text:p>1,107</text:p>
          </table:table-cell>
          <table:table-cell table:style-name="ce7" table:formula="of:=AVERAGE([data.F462:.J462])" office:value-type="float" office:value="0.23" calcext:value-type="float">
            <text:p>0,23</text:p>
          </table:table-cell>
          <table:table-cell table:style-name="ce9" table:formula="of:=AVERAGE([data.K462:.O462])" office:value-type="float" office:value="0.166" calcext:value-type="float">
            <text:p>0,17</text:p>
          </table:table-cell>
          <table:table-cell table:style-name="ce12" table:formula="of:=[data.Q462]/[data.Q462]*(LOG([data.R462]*1000)/LOG([data.R462]*1000))" office:value-type="float" office:value="1" calcext:value-type="float">
            <text:p>1,00</text:p>
          </table:table-cell>
          <table:table-cell table:style-name="ce12" table:formula="of:=[data.Q462]/[data.Q462]*(LOG([data.S462]*1000)/LOG([data.S462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2269681" calcext:value-type="float">
            <text:p>2269681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31" calcext:value-type="float">
            <text:p>0,31</text:p>
          </table:table-cell>
          <table:table-cell table:style-name="ce7" office:value-type="float" office:value="0.22" calcext:value-type="float">
            <text:p>0,22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463]/([data.C463]*[data.D463])" office:value-type="float" office:value="2.29123695729422" calcext:value-type="float">
            <text:p>2,29</text:p>
          </table:table-cell>
          <table:table-cell table:style-name="ce5" table:formula="of:=[data.B463]/[data.E463]" office:value-type="float" office:value="1.30934347161561" calcext:value-type="float">
            <text:p>1,309</text:p>
          </table:table-cell>
          <table:table-cell table:style-name="ce7" table:formula="of:=AVERAGE([data.F463:.J463])" office:value-type="float" office:value="0.252" calcext:value-type="float">
            <text:p>0,25</text:p>
          </table:table-cell>
          <table:table-cell table:style-name="ce9" table:formula="of:=AVERAGE([data.K463:.O463])" office:value-type="float" office:value="0.156" calcext:value-type="float">
            <text:p>0,16</text:p>
          </table:table-cell>
          <table:table-cell table:style-name="ce12" table:formula="of:=[data.Q463]/[data.Q463]*(LOG([data.R463]*1000)/LOG([data.R463]*1000))" office:value-type="float" office:value="1" calcext:value-type="float">
            <text:p>1,00</text:p>
          </table:table-cell>
          <table:table-cell table:style-name="ce12" table:formula="of:=[data.Q463]/[data.Q463]*(LOG([data.S463]*1000)/LOG([data.S463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2206710" calcext:value-type="float">
            <text:p>2206710</text:p>
          </table:table-cell>
          <table:table-cell table:style-name="ce7" office:value-type="float" office:value="0.34" calcext:value-type="float">
            <text:p>0,34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2" calcext:value-type="float">
            <text:p>0,22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464]/([data.C464]*[data.D464])" office:value-type="float" office:value="2.229" calcext:value-type="float">
            <text:p>2,23</text:p>
          </table:table-cell>
          <table:table-cell table:style-name="ce5" table:formula="of:=[data.B464]/[data.E464]" office:value-type="float" office:value="1.34590227080133" calcext:value-type="float">
            <text:p>1,346</text:p>
          </table:table-cell>
          <table:table-cell table:style-name="ce7" table:formula="of:=AVERAGE([data.F464:.J464])" office:value-type="float" office:value="0.256" calcext:value-type="float">
            <text:p>0,26</text:p>
          </table:table-cell>
          <table:table-cell table:style-name="ce9" table:formula="of:=AVERAGE([data.K464:.O464])" office:value-type="float" office:value="0.158" calcext:value-type="float">
            <text:p>0,16</text:p>
          </table:table-cell>
          <table:table-cell table:style-name="ce12" table:formula="of:=[data.Q464]/[data.Q464]*(LOG([data.R464]*1000)/LOG([data.R464]*1000))" office:value-type="float" office:value="1" calcext:value-type="float">
            <text:p>1,00</text:p>
          </table:table-cell>
          <table:table-cell table:style-name="ce12" table:formula="of:=[data.Q464]/[data.Q464]*(LOG([data.S464]*1000)/LOG([data.S464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1419471" calcext:value-type="float">
            <text:p>1419471</text:p>
          </table:table-cell>
          <table:table-cell table:style-name="ce7" office:value-type="float" office:value="0.35" calcext:value-type="float">
            <text:p>0,35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1" calcext:value-type="float">
            <text:p>0,21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465]/([data.C465]*[data.D465])" office:value-type="float" office:value="1.52754808188987" calcext:value-type="float">
            <text:p>1,53</text:p>
          </table:table-cell>
          <table:table-cell table:style-name="ce5" table:formula="of:=[data.B465]/[data.E465]" office:value-type="float" office:value="1.96394290549085" calcext:value-type="float">
            <text:p>1,964</text:p>
          </table:table-cell>
          <table:table-cell table:style-name="ce7" table:formula="of:=AVERAGE([data.F465:.J465])" office:value-type="float" office:value="0.24" calcext:value-type="float">
            <text:p>0,24</text:p>
          </table:table-cell>
          <table:table-cell table:style-name="ce9" table:formula="of:=AVERAGE([data.K465:.O465])" office:value-type="float" office:value="0.144" calcext:value-type="float">
            <text:p>0,14</text:p>
          </table:table-cell>
          <table:table-cell table:style-name="ce12" table:formula="of:=[data.Q465]/[data.Q465]*(LOG([data.R465]*1000)/LOG([data.R465]*1000))" office:value-type="float" office:value="1" calcext:value-type="float">
            <text:p>1,00</text:p>
          </table:table-cell>
          <table:table-cell table:style-name="ce12" table:formula="of:=[data.Q465]/[data.Q465]*(LOG([data.S465]*1000)/LOG([data.S465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2430517" calcext:value-type="float">
            <text:p>2430517</text:p>
          </table:table-cell>
          <table:table-cell table:style-name="ce7" office:value-type="float" office:value="0.38" calcext:value-type="float">
            <text:p>0,38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6" calcext:value-type="float">
            <text:p>0,26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466]/([data.C466]*[data.D466])" office:value-type="float" office:value="2.02340742590743" calcext:value-type="float">
            <text:p>2,02</text:p>
          </table:table-cell>
          <table:table-cell table:style-name="ce5" table:formula="of:=[data.B466]/[data.E466]" office:value-type="float" office:value="1.48265410198736" calcext:value-type="float">
            <text:p>1,483</text:p>
          </table:table-cell>
          <table:table-cell table:style-name="ce7" table:formula="of:=AVERAGE([data.F466:.J466])" office:value-type="float" office:value="0.27" calcext:value-type="float">
            <text:p>0,27</text:p>
          </table:table-cell>
          <table:table-cell table:style-name="ce9" table:formula="of:=AVERAGE([data.K466:.O466])" office:value-type="float" office:value="0.172" calcext:value-type="float">
            <text:p>0,17</text:p>
          </table:table-cell>
          <table:table-cell table:style-name="ce12" table:formula="of:=[data.Q466]/[data.Q466]*(LOG([data.R466]*1000)/LOG([data.R466]*1000))" office:value-type="float" office:value="1" calcext:value-type="float">
            <text:p>1,00</text:p>
          </table:table-cell>
          <table:table-cell table:style-name="ce12" table:formula="of:=[data.Q466]/[data.Q466]*(LOG([data.S466]*1000)/LOG([data.S466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2367219" calcext:value-type="float">
            <text:p>2367219</text:p>
          </table:table-cell>
          <table:table-cell table:style-name="ce7" office:value-type="float" office:value="0.35" calcext:value-type="float">
            <text:p>0,35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office:value-type="float" office:value="0.29" calcext:value-type="float">
            <text:p>0,29</text:p>
          </table:table-cell>
          <table:table-cell table:style-name="ce7" office:value-type="float" office:value="0.3" calcext:value-type="float">
            <text:p>0,30</text:p>
          </table:table-cell>
          <table:table-cell table:style-name="ce7" office:value-type="float" office:value="0.25" calcext:value-type="float">
            <text:p>0,25</text:p>
          </table:table-cell>
          <table:table-cell table:style-name="ce9" office:value-type="float" office:value="0.24" calcext:value-type="float">
            <text:p>0,24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467]/([data.C467]*[data.D467])" office:value-type="float" office:value="1.87225475494476" calcext:value-type="float">
            <text:p>1,87</text:p>
          </table:table-cell>
          <table:table-cell table:style-name="ce5" table:formula="of:=[data.B467]/[data.E467]" office:value-type="float" office:value="1.60235280301485" calcext:value-type="float">
            <text:p>1,602</text:p>
          </table:table-cell>
          <table:table-cell table:style-name="ce7" table:formula="of:=AVERAGE([data.F467:.J467])" office:value-type="float" office:value="0.29" calcext:value-type="float">
            <text:p>0,29</text:p>
          </table:table-cell>
          <table:table-cell table:style-name="ce9" table:formula="of:=AVERAGE([data.K467:.O467])" office:value-type="float" office:value="0.198" calcext:value-type="float">
            <text:p>0,20</text:p>
          </table:table-cell>
          <table:table-cell table:style-name="ce12" table:formula="of:=[data.Q467]/[data.Q467]*(LOG([data.R467]*1000)/LOG([data.R467]*1000))" office:value-type="float" office:value="1" calcext:value-type="float">
            <text:p>1,00</text:p>
          </table:table-cell>
          <table:table-cell table:style-name="ce12" table:formula="of:=[data.Q467]/[data.Q467]*(LOG([data.S467]*1000)/LOG([data.S467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1532522" calcext:value-type="float">
            <text:p>1532522</text:p>
          </table:table-cell>
          <table:table-cell table:style-name="ce7" office:value-type="float" office:value="0.29" calcext:value-type="float">
            <text:p>0,29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4" calcext:value-type="float">
            <text:p>0,24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468]/([data.C468]*[data.D468])" office:value-type="float" office:value="1.59551284720776" calcext:value-type="float">
            <text:p>1,60</text:p>
          </table:table-cell>
          <table:table-cell table:style-name="ce5" table:formula="of:=[data.B468]/[data.E468]" office:value-type="float" office:value="1.88028361093674" calcext:value-type="float">
            <text:p>1,880</text:p>
          </table:table-cell>
          <table:table-cell table:style-name="ce7" table:formula="of:=AVERAGE([data.F468:.J468])" office:value-type="float" office:value="0.248" calcext:value-type="float">
            <text:p>0,25</text:p>
          </table:table-cell>
          <table:table-cell table:style-name="ce9" table:formula="of:=AVERAGE([data.K468:.O468])" office:value-type="float" office:value="0.126" calcext:value-type="float">
            <text:p>0,13</text:p>
          </table:table-cell>
          <table:table-cell table:style-name="ce12" table:formula="of:=[data.Q468]/[data.Q468]*(LOG([data.R468]*1000)/LOG([data.R468]*1000))" office:value-type="float" office:value="1" calcext:value-type="float">
            <text:p>1,00</text:p>
          </table:table-cell>
          <table:table-cell table:style-name="ce12" table:formula="of:=[data.Q468]/[data.Q468]*(LOG([data.S468]*1000)/LOG([data.S468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444823" calcext:value-type="float">
            <text:p>1444823</text:p>
          </table:table-cell>
          <table:table-cell table:style-name="ce7" office:value-type="float" office:value="0.31" calcext:value-type="float">
            <text:p>0,31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3" calcext:value-type="float">
            <text:p>0,23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2" calcext:value-type="float">
            <text:p>0,20</text:p>
          </table:table-cell>
          <table:table-cell table:style-name="ce28" table:formula="of:=[data.E469]/([data.C469]*[data.D469])" office:value-type="float" office:value="1.48392745632919" calcext:value-type="float">
            <text:p>1,48</text:p>
          </table:table-cell>
          <table:table-cell table:style-name="ce5" table:formula="of:=[data.B469]/[data.E469]" office:value-type="float" office:value="2.02167324302008" calcext:value-type="float">
            <text:p>2,022</text:p>
          </table:table-cell>
          <table:table-cell table:style-name="ce7" table:formula="of:=AVERAGE([data.F469:.J469])" office:value-type="float" office:value="0.238" calcext:value-type="float">
            <text:p>0,24</text:p>
          </table:table-cell>
          <table:table-cell table:style-name="ce9" table:formula="of:=AVERAGE([data.K469:.O469])" office:value-type="float" office:value="0.16" calcext:value-type="float">
            <text:p>0,16</text:p>
          </table:table-cell>
          <table:table-cell table:style-name="ce12" table:formula="of:=[data.Q469]/[data.Q469]*(LOG([data.R469]*1000)/LOG([data.R469]*1000))" office:value-type="float" office:value="1" calcext:value-type="float">
            <text:p>1,00</text:p>
          </table:table-cell>
          <table:table-cell table:style-name="ce12" table:formula="of:=[data.Q469]/[data.Q469]*(LOG([data.S469]*1000)/LOG([data.S469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1756117" calcext:value-type="float">
            <text:p>1756117</text:p>
          </table:table-cell>
          <table:table-cell table:style-name="ce7" office:value-type="float" office:value="0.35" calcext:value-type="float">
            <text:p>0,35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3" calcext:value-type="float">
            <text:p>0,23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470]/([data.C470]*[data.D470])" office:value-type="float" office:value="1.8036466977799" calcext:value-type="float">
            <text:p>1,80</text:p>
          </table:table-cell>
          <table:table-cell table:style-name="ce5" table:formula="of:=[data.B470]/[data.E470]" office:value-type="float" office:value="1.66330603257072" calcext:value-type="float">
            <text:p>1,663</text:p>
          </table:table-cell>
          <table:table-cell table:style-name="ce7" table:formula="of:=AVERAGE([data.F470:.J470])" office:value-type="float" office:value="0.266" calcext:value-type="float">
            <text:p>0,27</text:p>
          </table:table-cell>
          <table:table-cell table:style-name="ce9" table:formula="of:=AVERAGE([data.K470:.O470])" office:value-type="float" office:value="0.164" calcext:value-type="float">
            <text:p>0,16</text:p>
          </table:table-cell>
          <table:table-cell table:style-name="ce12" table:formula="of:=[data.Q470]/[data.Q470]*(LOG([data.R470]*1000)/LOG([data.R470]*1000))" office:value-type="float" office:value="1" calcext:value-type="float">
            <text:p>1,00</text:p>
          </table:table-cell>
          <table:table-cell table:style-name="ce12" table:formula="of:=[data.Q470]/[data.Q470]*(LOG([data.S470]*1000)/LOG([data.S470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2289267" calcext:value-type="float">
            <text:p>2289267</text:p>
          </table:table-cell>
          <table:table-cell table:style-name="ce7" office:value-type="float" office:value="0.32" calcext:value-type="float">
            <text:p>0,32</text:p>
          </table:table-cell>
          <table:table-cell table:style-name="ce7" office:value-type="float" office:value="0.25" calcext:value-type="float">
            <text:p>0,25</text:p>
          </table:table-cell>
          <table:table-cell table:number-columns-repeated="2" table:style-name="ce7" office:value-type="float" office:value="0.23" calcext:value-type="float">
            <text:p>0,23</text:p>
          </table:table-cell>
          <table:table-cell table:style-name="ce7" office:value-type="float" office:value="0.21" calcext:value-type="float">
            <text:p>0,21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471]/([data.C471]*[data.D471])" office:value-type="float" office:value="2.4252765064836" calcext:value-type="float">
            <text:p>2,43</text:p>
          </table:table-cell>
          <table:table-cell table:style-name="ce5" table:formula="of:=[data.B471]/[data.E471]" office:value-type="float" office:value="1.23697934753788" calcext:value-type="float">
            <text:p>1,237</text:p>
          </table:table-cell>
          <table:table-cell table:style-name="ce7" table:formula="of:=AVERAGE([data.F471:.J471])" office:value-type="float" office:value="0.248" calcext:value-type="float">
            <text:p>0,25</text:p>
          </table:table-cell>
          <table:table-cell table:style-name="ce9" table:formula="of:=AVERAGE([data.K471:.O471])" office:value-type="float" office:value="0.156" calcext:value-type="float">
            <text:p>0,16</text:p>
          </table:table-cell>
          <table:table-cell table:style-name="ce12" table:formula="of:=[data.Q471]/[data.Q471]*(LOG([data.R471]*1000)/LOG([data.R471]*1000))" office:value-type="float" office:value="1" calcext:value-type="float">
            <text:p>1,00</text:p>
          </table:table-cell>
          <table:table-cell table:style-name="ce12" table:formula="of:=[data.Q471]/[data.Q471]*(LOG([data.S471]*1000)/LOG([data.S471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175481" calcext:value-type="float">
            <text:p>2175481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3" calcext:value-type="float">
            <text:p>0,30</text:p>
          </table:table-cell>
          <table:table-cell table:style-name="ce7" office:value-type="float" office:value="0.29" calcext:value-type="float">
            <text:p>0,29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2" calcext:value-type="float">
            <text:p>0,20</text:p>
          </table:table-cell>
          <table:table-cell table:style-name="ce28" table:formula="of:=[data.E472]/([data.C472]*[data.D472])" office:value-type="float" office:value="1.94283782721765" calcext:value-type="float">
            <text:p>1,94</text:p>
          </table:table-cell>
          <table:table-cell table:style-name="ce5" table:formula="of:=[data.B472]/[data.E472]" office:value-type="float" office:value="1.54414035332876" calcext:value-type="float">
            <text:p>1,544</text:p>
          </table:table-cell>
          <table:table-cell table:style-name="ce7" table:formula="of:=AVERAGE([data.F472:.J472])" office:value-type="float" office:value="0.258" calcext:value-type="float">
            <text:p>0,26</text:p>
          </table:table-cell>
          <table:table-cell table:style-name="ce9" table:formula="of:=AVERAGE([data.K472:.O472])" office:value-type="float" office:value="0.172" calcext:value-type="float">
            <text:p>0,17</text:p>
          </table:table-cell>
          <table:table-cell table:style-name="ce12" table:formula="of:=[data.Q472]/[data.Q472]*(LOG([data.R472]*1000)/LOG([data.R472]*1000))" office:value-type="float" office:value="1" calcext:value-type="float">
            <text:p>1,00</text:p>
          </table:table-cell>
          <table:table-cell table:style-name="ce12" table:formula="of:=[data.Q472]/[data.Q472]*(LOG([data.S472]*1000)/LOG([data.S472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2713190" calcext:value-type="float">
            <text:p>2713190</text:p>
          </table:table-cell>
          <table:table-cell table:style-name="ce7" office:value-type="float" office:value="0.4" calcext:value-type="float">
            <text:p>0,40</text:p>
          </table:table-cell>
          <table:table-cell table:style-name="ce7" office:value-type="float" office:value="0.33" calcext:value-type="float">
            <text:p>0,33</text:p>
          </table:table-cell>
          <table:table-cell table:style-name="ce7" office:value-type="float" office:value="0.32" calcext:value-type="float">
            <text:p>0,32</text:p>
          </table:table-cell>
          <table:table-cell table:style-name="ce7" office:value-type="float" office:value="0.34" calcext:value-type="float">
            <text:p>0,34</text:p>
          </table:table-cell>
          <table:table-cell table:style-name="ce7" office:value-type="float" office:value="0.31" calcext:value-type="float">
            <text:p>0,31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22" calcext:value-type="float">
            <text:p>0,22</text:p>
          </table:table-cell>
          <table:table-cell table:style-name="ce28" table:formula="of:=[data.E473]/([data.C473]*[data.D473])" office:value-type="float" office:value="2.11095878900293" calcext:value-type="float">
            <text:p>2,11</text:p>
          </table:table-cell>
          <table:table-cell table:style-name="ce5" table:formula="of:=[data.B473]/[data.E473]" office:value-type="float" office:value="1.4211610687051" calcext:value-type="float">
            <text:p>1,421</text:p>
          </table:table-cell>
          <table:table-cell table:style-name="ce7" table:formula="of:=AVERAGE([data.F473:.J473])" office:value-type="float" office:value="0.34" calcext:value-type="float">
            <text:p>0,34</text:p>
          </table:table-cell>
          <table:table-cell table:style-name="ce9" table:formula="of:=AVERAGE([data.K473:.O473])" office:value-type="float" office:value="0.186" calcext:value-type="float">
            <text:p>0,19</text:p>
          </table:table-cell>
          <table:table-cell table:style-name="ce12" table:formula="of:=[data.Q473]/[data.Q473]*(LOG([data.R473]*1000)/LOG([data.R473]*1000))" office:value-type="float" office:value="1" calcext:value-type="float">
            <text:p>1,00</text:p>
          </table:table-cell>
          <table:table-cell table:style-name="ce12" table:formula="of:=[data.Q473]/[data.Q473]*(LOG([data.S473]*1000)/LOG([data.S473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2020149" calcext:value-type="float">
            <text:p>2020149</text:p>
          </table:table-cell>
          <table:table-cell table:style-name="ce7" office:value-type="float" office:value="0.32" calcext:value-type="float">
            <text:p>0,32</text:p>
          </table:table-cell>
          <table:table-cell table:style-name="ce7" office:value-type="float" office:value="0.28" calcext:value-type="float">
            <text:p>0,28</text:p>
          </table:table-cell>
          <table:table-cell table:style-name="ce7" office:value-type="float" office:value="0.3" calcext:value-type="float">
            <text:p>0,30</text:p>
          </table:table-cell>
          <table:table-cell table:style-name="ce7" office:value-type="float" office:value="0.31" calcext:value-type="float">
            <text:p>0,31</text:p>
          </table:table-cell>
          <table:table-cell table:style-name="ce7" office:value-type="float" office:value="0.27" calcext:value-type="float">
            <text:p>0,27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474]/([data.C474]*[data.D474])" office:value-type="float" office:value="1.7990782630379" calcext:value-type="float">
            <text:p>1,80</text:p>
          </table:table-cell>
          <table:table-cell table:style-name="ce5" table:formula="of:=[data.B474]/[data.E474]" office:value-type="float" office:value="1.66752848428507" calcext:value-type="float">
            <text:p>1,668</text:p>
          </table:table-cell>
          <table:table-cell table:style-name="ce7" table:formula="of:=AVERAGE([data.F474:.J474])" office:value-type="float" office:value="0.296" calcext:value-type="float">
            <text:p>0,30</text:p>
          </table:table-cell>
          <table:table-cell table:style-name="ce9" table:formula="of:=AVERAGE([data.K474:.O474])" office:value-type="float" office:value="0.142" calcext:value-type="float">
            <text:p>0,14</text:p>
          </table:table-cell>
          <table:table-cell table:style-name="ce12" table:formula="of:=[data.Q474]/[data.Q474]*(LOG([data.R474]*1000)/LOG([data.R474]*1000))" office:value-type="float" office:value="1" calcext:value-type="float">
            <text:p>1,00</text:p>
          </table:table-cell>
          <table:table-cell table:style-name="ce12" table:formula="of:=[data.Q474]/[data.Q474]*(LOG([data.S474]*1000)/LOG([data.S474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1824351" calcext:value-type="float">
            <text:p>1824351</text:p>
          </table:table-cell>
          <table:table-cell table:style-name="ce7" office:value-type="float" office:value="0.29" calcext:value-type="float">
            <text:p>0,29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2" calcext:value-type="float">
            <text:p>0,22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475]/([data.C475]*[data.D475])" office:value-type="float" office:value="1.96494687909285" calcext:value-type="float">
            <text:p>1,96</text:p>
          </table:table-cell>
          <table:table-cell table:style-name="ce5" table:formula="of:=[data.B475]/[data.E475]" office:value-type="float" office:value="1.52676760119078" calcext:value-type="float">
            <text:p>1,527</text:p>
          </table:table-cell>
          <table:table-cell table:style-name="ce7" table:formula="of:=AVERAGE([data.F475:.J475])" office:value-type="float" office:value="0.234" calcext:value-type="float">
            <text:p>0,23</text:p>
          </table:table-cell>
          <table:table-cell table:style-name="ce9" table:formula="of:=AVERAGE([data.K475:.O475])" office:value-type="float" office:value="0.158" calcext:value-type="float">
            <text:p>0,16</text:p>
          </table:table-cell>
          <table:table-cell table:style-name="ce12" table:formula="of:=[data.Q475]/[data.Q475]*(LOG([data.R475]*1000)/LOG([data.R475]*1000))" office:value-type="float" office:value="1" calcext:value-type="float">
            <text:p>1,00</text:p>
          </table:table-cell>
          <table:table-cell table:style-name="ce12" table:formula="of:=[data.Q475]/[data.Q475]*(LOG([data.S475]*1000)/LOG([data.S475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700070" calcext:value-type="float">
            <text:p>2700070</text:p>
          </table:table-cell>
          <table:table-cell table:style-name="ce7" office:value-type="float" office:value="0.36" calcext:value-type="float">
            <text:p>0,36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office:value-type="float" office:value="0.31" calcext:value-type="float">
            <text:p>0,31</text:p>
          </table:table-cell>
          <table:table-cell table:number-columns-repeated="2" table:style-name="ce7" office:value-type="float" office:value="0.29" calcext:value-type="float">
            <text:p>0,29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23" calcext:value-type="float">
            <text:p>0,23</text:p>
          </table:table-cell>
          <table:table-cell table:style-name="ce28" table:formula="of:=[data.E476]/([data.C476]*[data.D476])" office:value-type="float" office:value="2.05609334117167" calcext:value-type="float">
            <text:p>2,06</text:p>
          </table:table-cell>
          <table:table-cell table:style-name="ce5" table:formula="of:=[data.B476]/[data.E476]" office:value-type="float" office:value="1.45908365338676" calcext:value-type="float">
            <text:p>1,459</text:p>
          </table:table-cell>
          <table:table-cell table:style-name="ce7" table:formula="of:=AVERAGE([data.F476:.J476])" office:value-type="float" office:value="0.302" calcext:value-type="float">
            <text:p>0,30</text:p>
          </table:table-cell>
          <table:table-cell table:style-name="ce9" table:formula="of:=AVERAGE([data.K476:.O476])" office:value-type="float" office:value="0.178" calcext:value-type="float">
            <text:p>0,18</text:p>
          </table:table-cell>
          <table:table-cell table:style-name="ce12" table:formula="of:=[data.Q476]/[data.Q476]*(LOG([data.R476]*1000)/LOG([data.R476]*1000))" office:value-type="float" office:value="1" calcext:value-type="float">
            <text:p>1,00</text:p>
          </table:table-cell>
          <table:table-cell table:style-name="ce12" table:formula="of:=[data.Q476]/[data.Q476]*(LOG([data.S476]*1000)/LOG([data.S476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2505037" calcext:value-type="float">
            <text:p>2505037</text:p>
          </table:table-cell>
          <table:table-cell table:style-name="ce7" office:value-type="float" office:value="0.34" calcext:value-type="float">
            <text:p>0,34</text:p>
          </table:table-cell>
          <table:table-cell table:style-name="ce7" office:value-type="float" office:value="0.37" calcext:value-type="float">
            <text:p>0,37</text:p>
          </table:table-cell>
          <table:table-cell table:style-name="ce7" office:value-type="float" office:value="0.34" calcext:value-type="float">
            <text:p>0,34</text:p>
          </table:table-cell>
          <table:table-cell table:style-name="ce7" office:value-type="float" office:value="0.35" calcext:value-type="float">
            <text:p>0,35</text:p>
          </table:table-cell>
          <table:table-cell table:style-name="ce7" office:value-type="float" office:value="0.32" calcext:value-type="float">
            <text:p>0,32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25" calcext:value-type="float">
            <text:p>0,25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24" calcext:value-type="float">
            <text:p>0,24</text:p>
          </table:table-cell>
          <table:table-cell table:style-name="ce9" office:value-type="float" office:value="0.19" calcext:value-type="float">
            <text:p>0,19</text:p>
          </table:table-cell>
          <table:table-cell table:style-name="ce28" table:formula="of:=[data.E477]/([data.C477]*[data.D477])" office:value-type="float" office:value="2.24176421105384" calcext:value-type="float">
            <text:p>2,24</text:p>
          </table:table-cell>
          <table:table-cell table:style-name="ce5" table:formula="of:=[data.B477]/[data.E477]" office:value-type="float" office:value="1.33823811784018" calcext:value-type="float">
            <text:p>1,338</text:p>
          </table:table-cell>
          <table:table-cell table:style-name="ce7" table:formula="of:=AVERAGE([data.F477:.J477])" office:value-type="float" office:value="0.344" calcext:value-type="float">
            <text:p>0,34</text:p>
          </table:table-cell>
          <table:table-cell table:style-name="ce9" table:formula="of:=AVERAGE([data.K477:.O477])" office:value-type="float" office:value="0.198" calcext:value-type="float">
            <text:p>0,20</text:p>
          </table:table-cell>
          <table:table-cell table:style-name="ce12" table:formula="of:=[data.Q477]/[data.Q477]*(LOG([data.R477]*1000)/LOG([data.R477]*1000))" office:value-type="float" office:value="1" calcext:value-type="float">
            <text:p>1,00</text:p>
          </table:table-cell>
          <table:table-cell table:style-name="ce12" table:formula="of:=[data.Q477]/[data.Q477]*(LOG([data.S477]*1000)/LOG([data.S477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3194544" calcext:value-type="float">
            <text:p>3194544</text:p>
          </table:table-cell>
          <table:table-cell table:style-name="ce7" office:value-type="float" office:value="0.33" calcext:value-type="float">
            <text:p>0,33</text:p>
          </table:table-cell>
          <table:table-cell table:number-columns-repeated="2" table:style-name="ce7" office:value-type="float" office:value="0.27" calcext:value-type="float">
            <text:p>0,27</text:p>
          </table:table-cell>
          <table:table-cell table:style-name="ce7" office:value-type="float" office:value="0.3" calcext:value-type="float">
            <text:p>0,30</text:p>
          </table:table-cell>
          <table:table-cell table:style-name="ce7" office:value-type="float" office:value="0.28" calcext:value-type="float">
            <text:p>0,28</text:p>
          </table:table-cell>
          <table:table-cell table:number-columns-repeated="4" table:style-name="ce9" office:value-type="float" office:value="0.14" calcext:value-type="float">
            <text:p>0,14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478]/([data.C478]*[data.D478])" office:value-type="float" office:value="2.44305903946161" calcext:value-type="float">
            <text:p>2,44</text:p>
          </table:table-cell>
          <table:table-cell table:style-name="ce5" table:formula="of:=[data.B478]/[data.E478]" office:value-type="float" office:value="1.22797369515023" calcext:value-type="float">
            <text:p>1,228</text:p>
          </table:table-cell>
          <table:table-cell table:style-name="ce7" table:formula="of:=AVERAGE([data.F478:.J478])" office:value-type="float" office:value="0.29" calcext:value-type="float">
            <text:p>0,29</text:p>
          </table:table-cell>
          <table:table-cell table:style-name="ce9" table:formula="of:=AVERAGE([data.K478:.O478])" office:value-type="float" office:value="0.146" calcext:value-type="float">
            <text:p>0,15</text:p>
          </table:table-cell>
          <table:table-cell table:style-name="ce12" table:formula="of:=[data.Q478]/[data.Q478]*(LOG([data.R478]*1000)/LOG([data.R478]*1000))" office:value-type="float" office:value="1" calcext:value-type="float">
            <text:p>1,00</text:p>
          </table:table-cell>
          <table:table-cell table:style-name="ce12" table:formula="of:=[data.Q478]/[data.Q478]*(LOG([data.S478]*1000)/LOG([data.S478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2020132" calcext:value-type="float">
            <text:p>2020132</text:p>
          </table:table-cell>
          <table:table-cell table:style-name="ce7" office:value-type="float" office:value="0.46" calcext:value-type="float">
            <text:p>0,46</text:p>
          </table:table-cell>
          <table:table-cell table:style-name="ce7" office:value-type="float" office:value="0.35" calcext:value-type="float">
            <text:p>0,35</text:p>
          </table:table-cell>
          <table:table-cell table:style-name="ce7" office:value-type="float" office:value="0.37" calcext:value-type="float">
            <text:p>0,37</text:p>
          </table:table-cell>
          <table:table-cell table:style-name="ce7" office:value-type="float" office:value="0.38" calcext:value-type="float">
            <text:p>0,38</text:p>
          </table:table-cell>
          <table:table-cell table:style-name="ce7" office:value-type="float" office:value="0.39" calcext:value-type="float">
            <text:p>0,39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21" calcext:value-type="float">
            <text:p>0,21</text:p>
          </table:table-cell>
          <table:table-cell table:style-name="ce28" table:formula="of:=[data.E479]/([data.C479]*[data.D479])" office:value-type="float" office:value="1.57252771204384" calcext:value-type="float">
            <text:p>1,57</text:p>
          </table:table-cell>
          <table:table-cell table:style-name="ce5" table:formula="of:=[data.B479]/[data.E479]" office:value-type="float" office:value="1.90776493813276" calcext:value-type="float">
            <text:p>1,908</text:p>
          </table:table-cell>
          <table:table-cell table:style-name="ce7" table:formula="of:=AVERAGE([data.F479:.J479])" office:value-type="float" office:value="0.39" calcext:value-type="float">
            <text:p>0,39</text:p>
          </table:table-cell>
          <table:table-cell table:style-name="ce9" table:formula="of:=AVERAGE([data.K479:.O479])" office:value-type="float" office:value="0.17" calcext:value-type="float">
            <text:p>0,17</text:p>
          </table:table-cell>
          <table:table-cell table:style-name="ce12" table:formula="of:=[data.Q479]/[data.Q479]*(LOG([data.R479]*1000)/LOG([data.R479]*1000))" office:value-type="float" office:value="1" calcext:value-type="float">
            <text:p>1,00</text:p>
          </table:table-cell>
          <table:table-cell table:style-name="ce12" table:formula="of:=[data.Q479]/[data.Q479]*(LOG([data.S479]*1000)/LOG([data.S479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2339196" calcext:value-type="float">
            <text:p>2339196</text:p>
          </table:table-cell>
          <table:table-cell table:style-name="ce7" office:value-type="float" office:value="0.51" calcext:value-type="float">
            <text:p>0,51</text:p>
          </table:table-cell>
          <table:table-cell table:style-name="ce7" office:value-type="float" office:value="0.24" calcext:value-type="float">
            <text:p>0,24</text:p>
          </table:table-cell>
          <table:table-cell table:number-columns-repeated="2" table:style-name="ce7" office:value-type="float" office:value="0.23" calcext:value-type="float">
            <text:p>0,23</text:p>
          </table:table-cell>
          <table:table-cell table:style-name="ce7" office:value-type="float" office:value="0.29" calcext:value-type="float">
            <text:p>0,29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3" table:style-name="ce9" office:value-type="float" office:value="0.12" calcext:value-type="float">
            <text:p>0,12</text:p>
          </table:table-cell>
          <table:table-cell table:style-name="ce28" table:formula="of:=[data.E480]/([data.C480]*[data.D480])" office:value-type="float" office:value="2.15752386082324" calcext:value-type="float">
            <text:p>2,16</text:p>
          </table:table-cell>
          <table:table-cell table:style-name="ce5" table:formula="of:=[data.B480]/[data.E480]" office:value-type="float" office:value="1.39048972381964" calcext:value-type="float">
            <text:p>1,390</text:p>
          </table:table-cell>
          <table:table-cell table:style-name="ce7" table:formula="of:=AVERAGE([data.F480:.J480])" office:value-type="float" office:value="0.3" calcext:value-type="float">
            <text:p>0,30</text:p>
          </table:table-cell>
          <table:table-cell table:style-name="ce9" table:formula="of:=AVERAGE([data.K480:.O480])" office:value-type="float" office:value="0.126" calcext:value-type="float">
            <text:p>0,13</text:p>
          </table:table-cell>
          <table:table-cell table:style-name="ce12" table:formula="of:=[data.Q480]/[data.Q480]*(LOG([data.R480]*1000)/LOG([data.R480]*1000))" office:value-type="float" office:value="1" calcext:value-type="float">
            <text:p>1,00</text:p>
          </table:table-cell>
          <table:table-cell table:style-name="ce12" table:formula="of:=[data.Q480]/[data.Q480]*(LOG([data.S480]*1000)/LOG([data.S480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810460" calcext:value-type="float">
            <text:p>2810460</text:p>
          </table:table-cell>
          <table:table-cell table:style-name="ce7" office:value-type="float" office:value="0.48" calcext:value-type="float">
            <text:p>0,48</text:p>
          </table:table-cell>
          <table:table-cell table:style-name="ce7" office:value-type="float" office:value="0.29" calcext:value-type="float">
            <text:p>0,29</text:p>
          </table:table-cell>
          <table:table-cell table:style-name="ce7" office:value-type="float" office:value="0.28" calcext:value-type="float">
            <text:p>0,28</text:p>
          </table:table-cell>
          <table:table-cell table:style-name="ce7" office:value-type="float" office:value="0.29" calcext:value-type="float">
            <text:p>0,29</text:p>
          </table:table-cell>
          <table:table-cell table:style-name="ce7" office:value-type="float" office:value="0.27" calcext:value-type="float">
            <text:p>0,27</text:p>
          </table:table-cell>
          <table:table-cell table:number-columns-repeated="3" table:style-name="ce9" office:value-type="float" office:value="0.15" calcext:value-type="float">
            <text:p>0,15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481]/([data.C481]*[data.D481])" office:value-type="float" office:value="2.13862407772664" calcext:value-type="float">
            <text:p>2,14</text:p>
          </table:table-cell>
          <table:table-cell table:style-name="ce5" table:formula="of:=[data.B481]/[data.E481]" office:value-type="float" office:value="1.40277676963913" calcext:value-type="float">
            <text:p>1,403</text:p>
          </table:table-cell>
          <table:table-cell table:style-name="ce7" table:formula="of:=AVERAGE([data.F481:.J481])" office:value-type="float" office:value="0.322" calcext:value-type="float">
            <text:p>0,32</text:p>
          </table:table-cell>
          <table:table-cell table:style-name="ce9" table:formula="of:=AVERAGE([data.K481:.O481])" office:value-type="float" office:value="0.156" calcext:value-type="float">
            <text:p>0,16</text:p>
          </table:table-cell>
          <table:table-cell table:style-name="ce12" table:formula="of:=[data.Q481]/[data.Q481]*(LOG([data.R481]*1000)/LOG([data.R481]*1000))" office:value-type="float" office:value="1" calcext:value-type="float">
            <text:p>1,00</text:p>
          </table:table-cell>
          <table:table-cell table:style-name="ce12" table:formula="of:=[data.Q481]/[data.Q481]*(LOG([data.S481]*1000)/LOG([data.S481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1836844" calcext:value-type="float">
            <text:p>1836844</text:p>
          </table:table-cell>
          <table:table-cell table:style-name="ce7" office:value-type="float" office:value="0.5" calcext:value-type="float">
            <text:p>0,50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3" calcext:value-type="float">
            <text:p>0,23</text:p>
          </table:table-cell>
          <table:table-cell table:number-columns-repeated="2" table:style-name="ce7" office:value-type="float" office:value="0.2" calcext:value-type="float">
            <text:p>0,20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28" table:formula="of:=[data.E482]/([data.C482]*[data.D482])" office:value-type="float" office:value="1.92106342034806" calcext:value-type="float">
            <text:p>1,92</text:p>
          </table:table-cell>
          <table:table-cell table:style-name="ce5" table:formula="of:=[data.B482]/[data.E482]" office:value-type="float" office:value="1.56164377595484" calcext:value-type="float">
            <text:p>1,562</text:p>
          </table:table-cell>
          <table:table-cell table:style-name="ce7" table:formula="of:=AVERAGE([data.F482:.J482])" office:value-type="float" office:value="0.27" calcext:value-type="float">
            <text:p>0,27</text:p>
          </table:table-cell>
          <table:table-cell table:style-name="ce9" table:formula="of:=AVERAGE([data.K482:.O482])" office:value-type="float" office:value="0.118" calcext:value-type="float">
            <text:p>0,12</text:p>
          </table:table-cell>
          <table:table-cell table:style-name="ce12" table:formula="of:=[data.Q482]/[data.Q482]*(LOG([data.R482]*1000)/LOG([data.R482]*1000))" office:value-type="float" office:value="1" calcext:value-type="float">
            <text:p>1,00</text:p>
          </table:table-cell>
          <table:table-cell table:style-name="ce12" table:formula="of:=[data.Q482]/[data.Q482]*(LOG([data.S482]*1000)/LOG([data.S482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1936461" calcext:value-type="float">
            <text:p>1936461</text:p>
          </table:table-cell>
          <table:table-cell table:style-name="ce7" office:value-type="float" office:value="0.28" calcext:value-type="float">
            <text:p>0,28</text:p>
          </table:table-cell>
          <table:table-cell table:number-columns-repeated="3" table:style-name="ce7" office:value-type="float" office:value="0.25" calcext:value-type="float">
            <text:p>0,25</text:p>
          </table:table-cell>
          <table:table-cell table:style-name="ce7" office:value-type="float" office:value="0.24" calcext:value-type="float">
            <text:p>0,24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483]/([data.C483]*[data.D483])" office:value-type="float" office:value="1.72857558575479" calcext:value-type="float">
            <text:p>1,73</text:p>
          </table:table-cell>
          <table:table-cell table:style-name="ce5" table:formula="of:=[data.B483]/[data.E483]" office:value-type="float" office:value="1.73554127865214" calcext:value-type="float">
            <text:p>1,736</text:p>
          </table:table-cell>
          <table:table-cell table:style-name="ce7" table:formula="of:=AVERAGE([data.F483:.J483])" office:value-type="float" office:value="0.254" calcext:value-type="float">
            <text:p>0,25</text:p>
          </table:table-cell>
          <table:table-cell table:style-name="ce9" table:formula="of:=AVERAGE([data.K483:.O483])" office:value-type="float" office:value="0.128" calcext:value-type="float">
            <text:p>0,13</text:p>
          </table:table-cell>
          <table:table-cell table:style-name="ce12" table:formula="of:=[data.Q483]/[data.Q483]*(LOG([data.R483]*1000)/LOG([data.R483]*1000))" office:value-type="float" office:value="1" calcext:value-type="float">
            <text:p>1,00</text:p>
          </table:table-cell>
          <table:table-cell table:style-name="ce12" table:formula="of:=[data.Q483]/[data.Q483]*(LOG([data.S483]*1000)/LOG([data.S483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2326293" calcext:value-type="float">
            <text:p>2326293</text:p>
          </table:table-cell>
          <table:table-cell table:style-name="ce7" office:value-type="float" office:value="0.34" calcext:value-type="float">
            <text:p>0,34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2" table:style-name="ce7" office:value-type="float" office:value="0.22" calcext:value-type="float">
            <text:p>0,22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484]/([data.C484]*[data.D484])" office:value-type="float" office:value="2.38925463822655" calcext:value-type="float">
            <text:p>2,39</text:p>
          </table:table-cell>
          <table:table-cell table:style-name="ce5" table:formula="of:=[data.B484]/[data.E484]" office:value-type="float" office:value="1.25562859020768" calcext:value-type="float">
            <text:p>1,256</text:p>
          </table:table-cell>
          <table:table-cell table:style-name="ce7" table:formula="of:=AVERAGE([data.F484:.J484])" office:value-type="float" office:value="0.234" calcext:value-type="float">
            <text:p>0,23</text:p>
          </table:table-cell>
          <table:table-cell table:style-name="ce9" table:formula="of:=AVERAGE([data.K484:.O484])" office:value-type="float" office:value="0.122" calcext:value-type="float">
            <text:p>0,12</text:p>
          </table:table-cell>
          <table:table-cell table:style-name="ce12" table:formula="of:=[data.Q484]/[data.Q484]*(LOG([data.R484]*1000)/LOG([data.R484]*1000))" office:value-type="float" office:value="1" calcext:value-type="float">
            <text:p>1,00</text:p>
          </table:table-cell>
          <table:table-cell table:style-name="ce12" table:formula="of:=[data.Q484]/[data.Q484]*(LOG([data.S484]*1000)/LOG([data.S484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2239321" calcext:value-type="float">
            <text:p>2239321</text:p>
          </table:table-cell>
          <table:table-cell table:style-name="ce7" office:value-type="float" office:value="0.28" calcext:value-type="float">
            <text:p>0,28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19" calcext:value-type="float">
            <text:p>0,19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485]/([data.C485]*[data.D485])" office:value-type="float" office:value="2.29992872167354" calcext:value-type="float">
            <text:p>2,30</text:p>
          </table:table-cell>
          <table:table-cell table:style-name="ce5" table:formula="of:=[data.B485]/[data.E485]" office:value-type="float" office:value="1.30439539485407" calcext:value-type="float">
            <text:p>1,304</text:p>
          </table:table-cell>
          <table:table-cell table:style-name="ce7" table:formula="of:=AVERAGE([data.F485:.J485])" office:value-type="float" office:value="0.226" calcext:value-type="float">
            <text:p>0,23</text:p>
          </table:table-cell>
          <table:table-cell table:style-name="ce9" table:formula="of:=AVERAGE([data.K485:.O485])" office:value-type="float" office:value="0.142" calcext:value-type="float">
            <text:p>0,14</text:p>
          </table:table-cell>
          <table:table-cell table:style-name="ce12" table:formula="of:=[data.Q485]/[data.Q485]*(LOG([data.R485]*1000)/LOG([data.R485]*1000))" office:value-type="float" office:value="1" calcext:value-type="float">
            <text:p>1,00</text:p>
          </table:table-cell>
          <table:table-cell table:style-name="ce12" table:formula="of:=[data.Q485]/[data.Q485]*(LOG([data.S485]*1000)/LOG([data.S485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645449" calcext:value-type="float">
            <text:p>2645449</text:p>
          </table:table-cell>
          <table:table-cell table:style-name="ce7" office:value-type="float" office:value="0.29" calcext:value-type="float">
            <text:p>0,29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office:value-type="float" office:value="0.23" calcext:value-type="float">
            <text:p>0,2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486]/([data.C486]*[data.D486])" office:value-type="float" office:value="2.36254804669639" calcext:value-type="float">
            <text:p>2,36</text:p>
          </table:table-cell>
          <table:table-cell table:style-name="ce5" table:formula="of:=[data.B486]/[data.E486]" office:value-type="float" office:value="1.26982149344024" calcext:value-type="float">
            <text:p>1,270</text:p>
          </table:table-cell>
          <table:table-cell table:style-name="ce7" table:formula="of:=AVERAGE([data.F486:.J486])" office:value-type="float" office:value="0.256" calcext:value-type="float">
            <text:p>0,26</text:p>
          </table:table-cell>
          <table:table-cell table:style-name="ce9" table:formula="of:=AVERAGE([data.K486:.O486])" office:value-type="float" office:value="0.132" calcext:value-type="float">
            <text:p>0,13</text:p>
          </table:table-cell>
          <table:table-cell table:style-name="ce12" table:formula="of:=[data.Q486]/[data.Q486]*(LOG([data.R486]*1000)/LOG([data.R486]*1000))" office:value-type="float" office:value="1" calcext:value-type="float">
            <text:p>1,00</text:p>
          </table:table-cell>
          <table:table-cell table:style-name="ce12" table:formula="of:=[data.Q486]/[data.Q486]*(LOG([data.S486]*1000)/LOG([data.S486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1900839" calcext:value-type="float">
            <text:p>1900839</text:p>
          </table:table-cell>
          <table:table-cell table:style-name="ce7" office:value-type="float" office:value="0.33" calcext:value-type="float">
            <text:p>0,33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6" calcext:value-type="float">
            <text:p>0,26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28" table:formula="of:=[data.E487]/([data.C487]*[data.D487])" office:value-type="float" office:value="1.9034276616198" calcext:value-type="float">
            <text:p>1,90</text:p>
          </table:table-cell>
          <table:table-cell table:style-name="ce5" table:formula="of:=[data.B487]/[data.E487]" office:value-type="float" office:value="1.57611244297913" calcext:value-type="float">
            <text:p>1,576</text:p>
          </table:table-cell>
          <table:table-cell table:style-name="ce7" table:formula="of:=AVERAGE([data.F487:.J487])" office:value-type="float" office:value="0.258" calcext:value-type="float">
            <text:p>0,26</text:p>
          </table:table-cell>
          <table:table-cell table:style-name="ce9" table:formula="of:=AVERAGE([data.K487:.O487])" office:value-type="float" office:value="0.154" calcext:value-type="float">
            <text:p>0,15</text:p>
          </table:table-cell>
          <table:table-cell table:style-name="ce12" table:formula="of:=[data.Q487]/[data.Q487]*(LOG([data.R487]*1000)/LOG([data.R487]*1000))" office:value-type="float" office:value="1" calcext:value-type="float">
            <text:p>1,00</text:p>
          </table:table-cell>
          <table:table-cell table:style-name="ce12" table:formula="of:=[data.Q487]/[data.Q487]*(LOG([data.S487]*1000)/LOG([data.S487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1367111" calcext:value-type="float">
            <text:p>1367111</text:p>
          </table:table-cell>
          <table:table-cell table:style-name="ce7" office:value-type="float" office:value="0.34" calcext:value-type="float">
            <text:p>0,34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2" calcext:value-type="float">
            <text:p>0,2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488]/([data.C488]*[data.D488])" office:value-type="float" office:value="1.42407395833333" calcext:value-type="float">
            <text:p>1,42</text:p>
          </table:table-cell>
          <table:table-cell table:style-name="ce5" table:formula="of:=[data.B488]/[data.E488]" office:value-type="float" office:value="2.10664386432411" calcext:value-type="float">
            <text:p>2,107</text:p>
          </table:table-cell>
          <table:table-cell table:style-name="ce7" table:formula="of:=AVERAGE([data.F488:.J488])" office:value-type="float" office:value="0.252" calcext:value-type="float">
            <text:p>0,25</text:p>
          </table:table-cell>
          <table:table-cell table:style-name="ce9" table:formula="of:=AVERAGE([data.K488:.O488])" office:value-type="float" office:value="0.148" calcext:value-type="float">
            <text:p>0,15</text:p>
          </table:table-cell>
          <table:table-cell table:style-name="ce12" table:formula="of:=[data.Q488]/[data.Q488]*(LOG([data.R488]*1000)/LOG([data.R488]*1000))" office:value-type="float" office:value="1" calcext:value-type="float">
            <text:p>1,00</text:p>
          </table:table-cell>
          <table:table-cell table:style-name="ce12" table:formula="of:=[data.Q488]/[data.Q488]*(LOG([data.S488]*1000)/LOG([data.S488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348843" calcext:value-type="float">
            <text:p>2348843</text:p>
          </table:table-cell>
          <table:table-cell table:style-name="ce7" office:value-type="float" office:value="0.34" calcext:value-type="float">
            <text:p>0,34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4" calcext:value-type="float">
            <text:p>0,24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28" table:formula="of:=[data.E489]/([data.C489]*[data.D489])" office:value-type="float" office:value="2.09766071530636" calcext:value-type="float">
            <text:p>2,10</text:p>
          </table:table-cell>
          <table:table-cell table:style-name="ce5" table:formula="of:=[data.B489]/[data.E489]" office:value-type="float" office:value="1.43017136522109" calcext:value-type="float">
            <text:p>1,430</text:p>
          </table:table-cell>
          <table:table-cell table:style-name="ce7" table:formula="of:=AVERAGE([data.F489:.J489])" office:value-type="float" office:value="0.272" calcext:value-type="float">
            <text:p>0,27</text:p>
          </table:table-cell>
          <table:table-cell table:style-name="ce9" table:formula="of:=AVERAGE([data.K489:.O489])" office:value-type="float" office:value="0.13" calcext:value-type="float">
            <text:p>0,13</text:p>
          </table:table-cell>
          <table:table-cell table:style-name="ce12" table:formula="of:=[data.Q489]/[data.Q489]*(LOG([data.R489]*1000)/LOG([data.R489]*1000))" office:value-type="float" office:value="1" calcext:value-type="float">
            <text:p>1,00</text:p>
          </table:table-cell>
          <table:table-cell table:style-name="ce12" table:formula="of:=[data.Q489]/[data.Q489]*(LOG([data.S489]*1000)/LOG([data.S489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1677829" calcext:value-type="float">
            <text:p>1677829</text:p>
          </table:table-cell>
          <table:table-cell table:style-name="ce7" office:value-type="float" office:value="0.31" calcext:value-type="float">
            <text:p>0,31</text:p>
          </table:table-cell>
          <table:table-cell table:number-columns-repeated="2" table:style-name="ce7" office:value-type="float" office:value="0.26" calcext:value-type="float">
            <text:p>0,26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7" calcext:value-type="float">
            <text:p>0,27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9" calcext:value-type="float">
            <text:p>0,19</text:p>
          </table:table-cell>
          <table:table-cell table:style-name="ce28" table:formula="of:=[data.E490]/([data.C490]*[data.D490])" office:value-type="float" office:value="1.6658085256787" calcext:value-type="float">
            <text:p>1,67</text:p>
          </table:table-cell>
          <table:table-cell table:style-name="ce5" table:formula="of:=[data.B490]/[data.E490]" office:value-type="float" office:value="1.80093680583659" calcext:value-type="float">
            <text:p>1,801</text:p>
          </table:table-cell>
          <table:table-cell table:style-name="ce7" table:formula="of:=AVERAGE([data.F490:.J490])" office:value-type="float" office:value="0.27" calcext:value-type="float">
            <text:p>0,27</text:p>
          </table:table-cell>
          <table:table-cell table:style-name="ce9" table:formula="of:=AVERAGE([data.K490:.O490])" office:value-type="float" office:value="0.15" calcext:value-type="float">
            <text:p>0,15</text:p>
          </table:table-cell>
          <table:table-cell table:style-name="ce12" table:formula="of:=[data.Q490]/[data.Q490]*(LOG([data.R490]*1000)/LOG([data.R490]*1000))" office:value-type="float" office:value="1" calcext:value-type="float">
            <text:p>1,00</text:p>
          </table:table-cell>
          <table:table-cell table:style-name="ce12" table:formula="of:=[data.Q490]/[data.Q490]*(LOG([data.S490]*1000)/LOG([data.S490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403233" calcext:value-type="float">
            <text:p>2403233</text:p>
          </table:table-cell>
          <table:table-cell table:style-name="ce7" office:value-type="float" office:value="0.75" calcext:value-type="float">
            <text:p>0,75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3" calcext:value-type="float">
            <text:p>0,2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491]/([data.C491]*[data.D491])" office:value-type="float" office:value="2.14623431784408" calcext:value-type="float">
            <text:p>2,15</text:p>
          </table:table-cell>
          <table:table-cell table:style-name="ce5" table:formula="of:=[data.B491]/[data.E491]" office:value-type="float" office:value="1.39780370858756" calcext:value-type="float">
            <text:p>1,398</text:p>
          </table:table-cell>
          <table:table-cell table:style-name="ce7" table:formula="of:=AVERAGE([data.F491:.J491])" office:value-type="float" office:value="0.338" calcext:value-type="float">
            <text:p>0,34</text:p>
          </table:table-cell>
          <table:table-cell table:style-name="ce9" table:formula="of:=AVERAGE([data.K491:.O491])" office:value-type="float" office:value="0.14" calcext:value-type="float">
            <text:p>0,14</text:p>
          </table:table-cell>
          <table:table-cell table:style-name="ce12" table:formula="of:=[data.Q491]/[data.Q491]*(LOG([data.R491]*1000)/LOG([data.R491]*1000))" office:value-type="float" office:value="1" calcext:value-type="float">
            <text:p>1,00</text:p>
          </table:table-cell>
          <table:table-cell table:style-name="ce12" table:formula="of:=[data.Q491]/[data.Q491]*(LOG([data.S491]*1000)/LOG([data.S491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2675049" calcext:value-type="float">
            <text:p>2675049</text:p>
          </table:table-cell>
          <table:table-cell table:style-name="ce7" office:value-type="float" office:value="0.29" calcext:value-type="float">
            <text:p>0,29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2" calcext:value-type="float">
            <text:p>0,22</text:p>
          </table:table-cell>
          <table:table-cell table:number-columns-repeated="2" table:style-name="ce7" office:value-type="float" office:value="0.23" calcext:value-type="float">
            <text:p>0,23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492]/([data.C492]*[data.D492])" office:value-type="float" office:value="2.28636666666667" calcext:value-type="float">
            <text:p>2,29</text:p>
          </table:table-cell>
          <table:table-cell table:style-name="ce5" table:formula="of:=[data.B492]/[data.E492]" office:value-type="float" office:value="1.3121314787131" calcext:value-type="float">
            <text:p>1,312</text:p>
          </table:table-cell>
          <table:table-cell table:style-name="ce7" table:formula="of:=AVERAGE([data.F492:.J492])" office:value-type="float" office:value="0.242" calcext:value-type="float">
            <text:p>0,24</text:p>
          </table:table-cell>
          <table:table-cell table:style-name="ce9" table:formula="of:=AVERAGE([data.K492:.O492])" office:value-type="float" office:value="0.166" calcext:value-type="float">
            <text:p>0,17</text:p>
          </table:table-cell>
          <table:table-cell table:style-name="ce12" table:formula="of:=[data.Q492]/[data.Q492]*(LOG([data.R492]*1000)/LOG([data.R492]*1000))" office:value-type="float" office:value="1" calcext:value-type="float">
            <text:p>1,00</text:p>
          </table:table-cell>
          <table:table-cell table:style-name="ce12" table:formula="of:=[data.Q492]/[data.Q492]*(LOG([data.S492]*1000)/LOG([data.S492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2987502" calcext:value-type="float">
            <text:p>2987502</text:p>
          </table:table-cell>
          <table:table-cell table:style-name="ce7" office:value-type="float" office:value="0.36" calcext:value-type="float">
            <text:p>0,36</text:p>
          </table:table-cell>
          <table:table-cell table:number-columns-repeated="2" table:style-name="ce7" office:value-type="float" office:value="0.24" calcext:value-type="float">
            <text:p>0,24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28" calcext:value-type="float">
            <text:p>0,28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28" table:formula="of:=[data.E493]/([data.C493]*[data.D493])" office:value-type="float" office:value="2.82169896860478" calcext:value-type="float">
            <text:p>2,82</text:p>
          </table:table-cell>
          <table:table-cell table:style-name="ce5" table:formula="of:=[data.B493]/[data.E493]" office:value-type="float" office:value="1.06319460204545" calcext:value-type="float">
            <text:p>1,063</text:p>
          </table:table-cell>
          <table:table-cell table:style-name="ce7" table:formula="of:=AVERAGE([data.F493:.J493])" office:value-type="float" office:value="0.264" calcext:value-type="float">
            <text:p>0,26</text:p>
          </table:table-cell>
          <table:table-cell table:style-name="ce9" table:formula="of:=AVERAGE([data.K493:.O493])" office:value-type="float" office:value="0.144" calcext:value-type="float">
            <text:p>0,14</text:p>
          </table:table-cell>
          <table:table-cell table:style-name="ce12" table:formula="of:=[data.Q493]/[data.Q493]*(LOG([data.R493]*1000)/LOG([data.R493]*1000))" office:value-type="float" office:value="1" calcext:value-type="float">
            <text:p>1,00</text:p>
          </table:table-cell>
          <table:table-cell table:style-name="ce12" table:formula="of:=[data.Q493]/[data.Q493]*(LOG([data.S493]*1000)/LOG([data.S493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1787915" calcext:value-type="float">
            <text:p>1787915</text:p>
          </table:table-cell>
          <table:table-cell table:style-name="ce7" office:value-type="float" office:value="0.35" calcext:value-type="float">
            <text:p>0,35</text:p>
          </table:table-cell>
          <table:table-cell table:style-name="ce7" office:value-type="float" office:value="0.25" calcext:value-type="float">
            <text:p>0,25</text:p>
          </table:table-cell>
          <table:table-cell table:number-columns-repeated="2" table:style-name="ce7" office:value-type="float" office:value="0.26" calcext:value-type="float">
            <text:p>0,26</text:p>
          </table:table-cell>
          <table:table-cell table:style-name="ce7" office:value-type="float" office:value="0.27" calcext:value-type="float">
            <text:p>0,27</text:p>
          </table:table-cell>
          <table:table-cell table:number-columns-repeated="3"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28" table:formula="of:=[data.E494]/([data.C494]*[data.D494])" office:value-type="float" office:value="1.59671764260402" calcext:value-type="float">
            <text:p>1,60</text:p>
          </table:table-cell>
          <table:table-cell table:style-name="ce5" table:formula="of:=[data.B494]/[data.E494]" office:value-type="float" office:value="1.87886336878431" calcext:value-type="float">
            <text:p>1,879</text:p>
          </table:table-cell>
          <table:table-cell table:style-name="ce7" table:formula="of:=AVERAGE([data.F494:.J494])" office:value-type="float" office:value="0.278" calcext:value-type="float">
            <text:p>0,28</text:p>
          </table:table-cell>
          <table:table-cell table:style-name="ce9" table:formula="of:=AVERAGE([data.K494:.O494])" office:value-type="float" office:value="0.124" calcext:value-type="float">
            <text:p>0,12</text:p>
          </table:table-cell>
          <table:table-cell table:style-name="ce12" table:formula="of:=[data.Q494]/[data.Q494]*(LOG([data.R494]*1000)/LOG([data.R494]*1000))" office:value-type="float" office:value="1" calcext:value-type="float">
            <text:p>1,00</text:p>
          </table:table-cell>
          <table:table-cell table:style-name="ce12" table:formula="of:=[data.Q494]/[data.Q494]*(LOG([data.S494]*1000)/LOG([data.S494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2129405" calcext:value-type="float">
            <text:p>2129405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23" calcext:value-type="float">
            <text:p>0,23</text:p>
          </table:table-cell>
          <table:table-cell table:number-columns-repeated="2" table:style-name="ce7" office:value-type="float" office:value="0.21" calcext:value-type="float">
            <text:p>0,21</text:p>
          </table:table-cell>
          <table:table-cell table:style-name="ce7" office:value-type="float" office:value="0.24" calcext:value-type="float">
            <text:p>0,24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21" calcext:value-type="float">
            <text:p>0,21</text:p>
          </table:table-cell>
          <table:table-cell table:style-name="ce28" table:formula="of:=[data.E495]/([data.C495]*[data.D495])" office:value-type="float" office:value="2.30574865731116" calcext:value-type="float">
            <text:p>2,31</text:p>
          </table:table-cell>
          <table:table-cell table:style-name="ce5" table:formula="of:=[data.B495]/[data.E495]" office:value-type="float" office:value="1.30110335985874" calcext:value-type="float">
            <text:p>1,301</text:p>
          </table:table-cell>
          <table:table-cell table:style-name="ce7" table:formula="of:=AVERAGE([data.F495:.J495])" office:value-type="float" office:value="0.232" calcext:value-type="float">
            <text:p>0,23</text:p>
          </table:table-cell>
          <table:table-cell table:style-name="ce9" table:formula="of:=AVERAGE([data.K495:.O495])" office:value-type="float" office:value="0.174" calcext:value-type="float">
            <text:p>0,17</text:p>
          </table:table-cell>
          <table:table-cell table:style-name="ce12" table:formula="of:=[data.Q495]/[data.Q495]*(LOG([data.R495]*1000)/LOG([data.R495]*1000))" office:value-type="float" office:value="1" calcext:value-type="float">
            <text:p>1,00</text:p>
          </table:table-cell>
          <table:table-cell table:style-name="ce12" table:formula="of:=[data.Q495]/[data.Q495]*(LOG([data.S495]*1000)/LOG([data.S495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2899753" calcext:value-type="float">
            <text:p>2899753</text:p>
          </table:table-cell>
          <table:table-cell table:style-name="ce7" office:value-type="float" office:value="0.32" calcext:value-type="float">
            <text:p>0,32</text:p>
          </table:table-cell>
          <table:table-cell table:style-name="ce7" office:value-type="float" office:value="0.25" calcext:value-type="float">
            <text:p>0,25</text:p>
          </table:table-cell>
          <table:table-cell table:number-columns-repeated="2" table:style-name="ce7" office:value-type="float" office:value="0.28" calcext:value-type="float">
            <text:p>0,28</text:p>
          </table:table-cell>
          <table:table-cell table:style-name="ce7" office:value-type="float" office:value="0.25" calcext:value-type="float">
            <text:p>0,25</text:p>
          </table:table-cell>
          <table:table-cell table:number-columns-repeated="3" table:style-name="ce9" office:value-type="float" office:value="0.19" calcext:value-type="float">
            <text:p>0,19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496]/([data.C496]*[data.D496])" office:value-type="float" office:value="2.25126314383847" calcext:value-type="float">
            <text:p>2,25</text:p>
          </table:table-cell>
          <table:table-cell table:style-name="ce5" table:formula="of:=[data.B496]/[data.E496]" office:value-type="float" office:value="1.33259074134935" calcext:value-type="float">
            <text:p>1,333</text:p>
          </table:table-cell>
          <table:table-cell table:style-name="ce7" table:formula="of:=AVERAGE([data.F496:.J496])" office:value-type="float" office:value="0.276" calcext:value-type="float">
            <text:p>0,28</text:p>
          </table:table-cell>
          <table:table-cell table:style-name="ce9" table:formula="of:=AVERAGE([data.K496:.O496])" office:value-type="float" office:value="0.186" calcext:value-type="float">
            <text:p>0,19</text:p>
          </table:table-cell>
          <table:table-cell table:style-name="ce12" table:formula="of:=[data.Q496]/[data.Q496]*(LOG([data.R496]*1000)/LOG([data.R496]*1000))" office:value-type="float" office:value="1" calcext:value-type="float">
            <text:p>1,00</text:p>
          </table:table-cell>
          <table:table-cell table:style-name="ce12" table:formula="of:=[data.Q496]/[data.Q496]*(LOG([data.S496]*1000)/LOG([data.S496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1960229" calcext:value-type="float">
            <text:p>1960229</text:p>
          </table:table-cell>
          <table:table-cell table:style-name="ce7" office:value-type="float" office:value="0.61" calcext:value-type="float">
            <text:p>0,61</text:p>
          </table:table-cell>
          <table:table-cell table:number-columns-repeated="2" table:style-name="ce7" office:value-type="float" office:value="0.22" calcext:value-type="float">
            <text:p>0,22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2" calcext:value-type="float">
            <text:p>0,22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3"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497]/([data.C497]*[data.D497])" office:value-type="float" office:value="1.80099245141564" calcext:value-type="float">
            <text:p>1,80</text:p>
          </table:table-cell>
          <table:table-cell table:style-name="ce5" table:formula="of:=[data.B497]/[data.E497]" office:value-type="float" office:value="1.66575639886972" calcext:value-type="float">
            <text:p>1,666</text:p>
          </table:table-cell>
          <table:table-cell table:style-name="ce7" table:formula="of:=AVERAGE([data.F497:.J497])" office:value-type="float" office:value="0.296" calcext:value-type="float">
            <text:p>0,30</text:p>
          </table:table-cell>
          <table:table-cell table:style-name="ce9" table:formula="of:=AVERAGE([data.K497:.O497])" office:value-type="float" office:value="0.128" calcext:value-type="float">
            <text:p>0,13</text:p>
          </table:table-cell>
          <table:table-cell table:style-name="ce12" table:formula="of:=[data.Q497]/[data.Q497]*(LOG([data.R497]*1000)/LOG([data.R497]*1000))" office:value-type="float" office:value="1" calcext:value-type="float">
            <text:p>1,00</text:p>
          </table:table-cell>
          <table:table-cell table:style-name="ce12" table:formula="of:=[data.Q497]/[data.Q497]*(LOG([data.S497]*1000)/LOG([data.S497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2134244" calcext:value-type="float">
            <text:p>2134244</text:p>
          </table:table-cell>
          <table:table-cell table:style-name="ce7" office:value-type="float" office:value="0.29" calcext:value-type="float">
            <text:p>0,29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8" calcext:value-type="float">
            <text:p>0,28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2" calcext:value-type="float">
            <text:p>0,20</text:p>
          </table:table-cell>
          <table:table-cell table:style-name="ce28" table:formula="of:=[data.E498]/([data.C498]*[data.D498])" office:value-type="float" office:value="2.27434356351236" calcext:value-type="float">
            <text:p>2,27</text:p>
          </table:table-cell>
          <table:table-cell table:style-name="ce5" table:formula="of:=[data.B498]/[data.E498]" office:value-type="float" office:value="1.31906942224038" calcext:value-type="float">
            <text:p>1,319</text:p>
          </table:table-cell>
          <table:table-cell table:style-name="ce7" table:formula="of:=AVERAGE([data.F498:.J498])" office:value-type="float" office:value="0.252" calcext:value-type="float">
            <text:p>0,25</text:p>
          </table:table-cell>
          <table:table-cell table:style-name="ce9" table:formula="of:=AVERAGE([data.K498:.O498])" office:value-type="float" office:value="0.174" calcext:value-type="float">
            <text:p>0,17</text:p>
          </table:table-cell>
          <table:table-cell table:style-name="ce12" table:formula="of:=[data.Q498]/[data.Q498]*(LOG([data.R498]*1000)/LOG([data.R498]*1000))" office:value-type="float" office:value="1" calcext:value-type="float">
            <text:p>1,00</text:p>
          </table:table-cell>
          <table:table-cell table:style-name="ce12" table:formula="of:=[data.Q498]/[data.Q498]*(LOG([data.S498]*1000)/LOG([data.S498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950986" calcext:value-type="float">
            <text:p>1950986</text:p>
          </table:table-cell>
          <table:table-cell table:style-name="ce7" office:value-type="float" office:value="0.38" calcext:value-type="float">
            <text:p>0,38</text:p>
          </table:table-cell>
          <table:table-cell table:number-columns-repeated="2" table:style-name="ce7" office:value-type="float" office:value="0.26" calcext:value-type="float">
            <text:p>0,26</text:p>
          </table:table-cell>
          <table:table-cell table:style-name="ce7" office:value-type="float" office:value="0.28" calcext:value-type="float">
            <text:p>0,28</text:p>
          </table:table-cell>
          <table:table-cell table:style-name="ce7" office:value-type="float" office:value="0.25" calcext:value-type="float">
            <text:p>0,25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21" calcext:value-type="float">
            <text:p>0,21</text:p>
          </table:table-cell>
          <table:table-cell table:style-name="ce25" office:value-type="float" office:value="0.17" calcext:value-type="float">
            <text:p>0,17</text:p>
          </table:table-cell>
          <table:table-cell table:style-name="ce28" table:formula="of:=[data.E499]/([data.C499]*[data.D499])" office:value-type="float" office:value="1.74235003715135" calcext:value-type="float">
            <text:p>1,74</text:p>
          </table:table-cell>
          <table:table-cell table:style-name="ce5" table:formula="of:=[data.B499]/[data.E499]" office:value-type="float" office:value="1.72182065888735" calcext:value-type="float">
            <text:p>1,722</text:p>
          </table:table-cell>
          <table:table-cell table:style-name="ce7" table:formula="of:=AVERAGE([data.F499:.J499])" office:value-type="float" office:value="0.286" calcext:value-type="float">
            <text:p>0,29</text:p>
          </table:table-cell>
          <table:table-cell table:style-name="ce9" table:formula="of:=AVERAGE([data.K499:.O499])" office:value-type="float" office:value="0.198" calcext:value-type="float">
            <text:p>0,20</text:p>
          </table:table-cell>
          <table:table-cell table:style-name="ce34" table:formula="of:=[data.Q499]/[data.Q499]*(LOG([data.R499]*1000)/LOG([data.R499]*1000))" office:value-type="float" office:value="1" calcext:value-type="float">
            <text:p>1,00</text:p>
          </table:table-cell>
          <table:table-cell table:style-name="ce34" table:formula="of:=[data.Q499]/[data.Q499]*(LOG([data.S499]*1000)/LOG([data.S499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data.P450:.P499])" office:value-type="float" office:value="2.06293053972334" calcext:value-type="float">
            <text:p>2,06</text:p>
          </table:table-cell>
          <table:table-cell table:style-name="ce30" table:formula="of:=AVERAGE([data.Q450:.Q499])" office:value-type="float" office:value="1.49808766743641" calcext:value-type="float">
            <text:p>1,498</text:p>
          </table:table-cell>
          <table:table-cell table:style-name="ce31" table:formula="of:=AVERAGE([data.R450:.R499])" office:value-type="float" office:value="0.27768" calcext:value-type="float">
            <text:p>0,28</text:p>
          </table:table-cell>
          <table:table-cell table:style-name="ce32" table:formula="of:=AVERAGE([data.S450:.S499])" office:value-type="float" office:value="0.1578" calcext:value-type="float">
            <text:p>0,16</text:p>
          </table:table-cell>
          <table:table-cell table:style-name="ce35" table:formula="of:=[data.Q500]/[data.Q500]*(LOG([data.R500]*1000)/LOG([data.R500]*1000))" office:value-type="float" office:value="1" calcext:value-type="float">
            <text:p>1,00</text:p>
          </table:table-cell>
          <table:table-cell table:style-name="ce35" table:formula="of:=[data.Q500]/[data.Q500]*(LOG([data.S500]*1000)/LOG([data.S500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6">
          <table:table-cell table:style-name="ce13" office:value-type="string" calcext:value-type="string">
            <text:p>WebP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908450" calcext:value-type="float">
            <text:p>908450</text:p>
          </table:table-cell>
          <table:table-cell table:style-name="ce7" office:value-type="float" office:value="4.85" calcext:value-type="float">
            <text:p>4,85</text:p>
          </table:table-cell>
          <table:table-cell table:style-name="ce7" office:value-type="float" office:value="4.3" calcext:value-type="float">
            <text:p>4,30</text:p>
          </table:table-cell>
          <table:table-cell table:style-name="ce7" office:value-type="float" office:value="4.8" calcext:value-type="float">
            <text:p>4,80</text:p>
          </table:table-cell>
          <table:table-cell table:style-name="ce7" office:value-type="float" office:value="4.02" calcext:value-type="float">
            <text:p>4,02</text:p>
          </table:table-cell>
          <table:table-cell table:style-name="ce7" office:value-type="float" office:value="4.24" calcext:value-type="float">
            <text:p>4,24</text:p>
          </table:table-cell>
          <table:table-cell table:style-name="ce9" office:value-type="float" office:value="0.71" calcext:value-type="float">
            <text:p>0,71</text:p>
          </table:table-cell>
          <table:table-cell table:style-name="ce9" office:value-type="float" office:value="0.63" calcext:value-type="float">
            <text:p>0,63</text:p>
          </table:table-cell>
          <table:table-cell table:style-name="ce9" office:value-type="float" office:value="0.64" calcext:value-type="float">
            <text:p>0,64</text:p>
          </table:table-cell>
          <table:table-cell table:style-name="ce9" office:value-type="float" office:value="0.66" calcext:value-type="float">
            <text:p>0,66</text:p>
          </table:table-cell>
          <table:table-cell table:style-name="ce9" office:value-type="float" office:value="0.6" calcext:value-type="float">
            <text:p>0,60</text:p>
          </table:table-cell>
          <table:table-cell table:style-name="ce28" table:formula="of:=[data.E506]/([data.C506]*[data.D506])" office:value-type="float" office:value="0.866610066012897" calcext:value-type="float">
            <text:p>0,87</text:p>
          </table:table-cell>
          <table:table-cell table:style-name="ce5" table:formula="of:=[data.B506]/[data.E506]" office:value-type="float" office:value="3.46178215642028" calcext:value-type="float">
            <text:p>3,462</text:p>
          </table:table-cell>
          <table:table-cell table:style-name="ce7" table:formula="of:=AVERAGE([data.F506:.J506])" office:value-type="float" office:value="4.442" calcext:value-type="float">
            <text:p>4,44</text:p>
          </table:table-cell>
          <table:table-cell table:style-name="ce9" table:formula="of:=AVERAGE([data.K506:.O506])" office:value-type="float" office:value="0.648" calcext:value-type="float">
            <text:p>0,65</text:p>
          </table:table-cell>
          <table:table-cell table:style-name="ce12" table:formula="of:=[data.Q506]/[data.Q450]*(LOG([data.R450]*1000)/LOG([data.R506]*1000))" office:value-type="float" office:value="1.42244986575701" calcext:value-type="float">
            <text:p>1,42</text:p>
          </table:table-cell>
          <table:table-cell table:style-name="ce12" table:formula="of:=[data.Q506]/[data.Q450]*(LOG([data.S450]*1000)/LOG([data.S506]*1000))" office:value-type="float" office:value="1.585244611493" calcext:value-type="float">
            <text:p>1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1199734" calcext:value-type="float">
            <text:p>1199734</text:p>
          </table:table-cell>
          <table:table-cell table:style-name="ce7" office:value-type="float" office:value="4.67" calcext:value-type="float">
            <text:p>4,67</text:p>
          </table:table-cell>
          <table:table-cell table:style-name="ce7" office:value-type="float" office:value="4.72" calcext:value-type="float">
            <text:p>4,72</text:p>
          </table:table-cell>
          <table:table-cell table:style-name="ce7" office:value-type="float" office:value="4.59" calcext:value-type="float">
            <text:p>4,59</text:p>
          </table:table-cell>
          <table:table-cell table:style-name="ce7" office:value-type="float" office:value="4.88" calcext:value-type="float">
            <text:p>4,88</text:p>
          </table:table-cell>
          <table:table-cell table:style-name="ce7" office:value-type="float" office:value="4.03" calcext:value-type="float">
            <text:p>4,03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0.54" calcext:value-type="float">
            <text:p>0,54</text:p>
          </table:table-cell>
          <table:table-cell table:style-name="ce9" office:value-type="float" office:value="0.47" calcext:value-type="float">
            <text:p>0,47</text:p>
          </table:table-cell>
          <table:table-cell table:style-name="ce9" office:value-type="float" office:value="0.57" calcext:value-type="float">
            <text:p>0,57</text:p>
          </table:table-cell>
          <table:table-cell table:style-name="ce9" office:value-type="float" office:value="0.41" calcext:value-type="float">
            <text:p>0,41</text:p>
          </table:table-cell>
          <table:table-cell table:style-name="ce28" table:formula="of:=[data.E507]/([data.C507]*[data.D507])" office:value-type="float" office:value="1.19728196653254" calcext:value-type="float">
            <text:p>1,20</text:p>
          </table:table-cell>
          <table:table-cell table:style-name="ce5" table:formula="of:=[data.B507]/[data.E507]" office:value-type="float" office:value="2.50568876100869" calcext:value-type="float">
            <text:p>2,506</text:p>
          </table:table-cell>
          <table:table-cell table:style-name="ce7" table:formula="of:=AVERAGE([data.F507:.J507])" office:value-type="float" office:value="4.578" calcext:value-type="float">
            <text:p>4,58</text:p>
          </table:table-cell>
          <table:table-cell table:style-name="ce9" table:formula="of:=AVERAGE([data.K507:.O507])" office:value-type="float" office:value="0.52" calcext:value-type="float">
            <text:p>0,52</text:p>
          </table:table-cell>
          <table:table-cell table:style-name="ce12" table:formula="of:=[data.Q507]/[data.Q451]*(LOG([data.R451]*1000)/LOG([data.R507]*1000))" office:value-type="float" office:value="1.43257716895844" calcext:value-type="float">
            <text:p>1,43</text:p>
          </table:table-cell>
          <table:table-cell table:style-name="ce12" table:formula="of:=[data.Q507]/[data.Q451]*(LOG([data.S451]*1000)/LOG([data.S507]*1000))" office:value-type="float" office:value="1.79785920318309" calcext:value-type="float">
            <text:p>1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1243432" calcext:value-type="float">
            <text:p>1243432</text:p>
          </table:table-cell>
          <table:table-cell table:style-name="ce7" office:value-type="float" office:value="4.71" calcext:value-type="float">
            <text:p>4,71</text:p>
          </table:table-cell>
          <table:table-cell table:style-name="ce7" office:value-type="float" office:value="4.46" calcext:value-type="float">
            <text:p>4,46</text:p>
          </table:table-cell>
          <table:table-cell table:style-name="ce7" office:value-type="float" office:value="4.32" calcext:value-type="float">
            <text:p>4,32</text:p>
          </table:table-cell>
          <table:table-cell table:style-name="ce7" office:value-type="float" office:value="5.25" calcext:value-type="float">
            <text:p>5,25</text:p>
          </table:table-cell>
          <table:table-cell table:style-name="ce7" office:value-type="float" office:value="4.59" calcext:value-type="float">
            <text:p>4,59</text:p>
          </table:table-cell>
          <table:table-cell table:style-name="ce9" office:value-type="float" office:value="0.46" calcext:value-type="float">
            <text:p>0,46</text:p>
          </table:table-cell>
          <table:table-cell table:style-name="ce9" office:value-type="float" office:value="0.58" calcext:value-type="float">
            <text:p>0,58</text:p>
          </table:table-cell>
          <table:table-cell table:style-name="ce9" office:value-type="float" office:value="0.51" calcext:value-type="float">
            <text:p>0,51</text:p>
          </table:table-cell>
          <table:table-cell table:style-name="ce9" office:value-type="float" office:value="0.49" calcext:value-type="float">
            <text:p>0,49</text:p>
          </table:table-cell>
          <table:table-cell table:style-name="ce9" office:value-type="float" office:value="0.57" calcext:value-type="float">
            <text:p>0,57</text:p>
          </table:table-cell>
          <table:table-cell table:style-name="ce28" table:formula="of:=[data.E508]/([data.C508]*[data.D508])" office:value-type="float" office:value="1.21953879591052" calcext:value-type="float">
            <text:p>1,22</text:p>
          </table:table-cell>
          <table:table-cell table:style-name="ce5" table:formula="of:=[data.B508]/[data.E508]" office:value-type="float" office:value="2.4599592096713" calcext:value-type="float">
            <text:p>2,460</text:p>
          </table:table-cell>
          <table:table-cell table:style-name="ce7" table:formula="of:=AVERAGE([data.F508:.J508])" office:value-type="float" office:value="4.666" calcext:value-type="float">
            <text:p>4,67</text:p>
          </table:table-cell>
          <table:table-cell table:style-name="ce9" table:formula="of:=AVERAGE([data.K508:.O508])" office:value-type="float" office:value="0.522" calcext:value-type="float">
            <text:p>0,52</text:p>
          </table:table-cell>
          <table:table-cell table:style-name="ce12" table:formula="of:=[data.Q508]/[data.Q452]*(LOG([data.R452]*1000)/LOG([data.R508]*1000))" office:value-type="float" office:value="1.42913847788281" calcext:value-type="float">
            <text:p>1,43</text:p>
          </table:table-cell>
          <table:table-cell table:style-name="ce12" table:formula="of:=[data.Q508]/[data.Q452]*(LOG([data.S452]*1000)/LOG([data.S508]*1000))" office:value-type="float" office:value="1.806042242248" calcext:value-type="float">
            <text:p>1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66814" calcext:value-type="float">
            <text:p>866814</text:p>
          </table:table-cell>
          <table:table-cell table:style-name="ce7" office:value-type="float" office:value="4.25" calcext:value-type="float">
            <text:p>4,25</text:p>
          </table:table-cell>
          <table:table-cell table:style-name="ce7" office:value-type="float" office:value="4.08" calcext:value-type="float">
            <text:p>4,08</text:p>
          </table:table-cell>
          <table:table-cell table:style-name="ce7" office:value-type="float" office:value="4.06" calcext:value-type="float">
            <text:p>4,06</text:p>
          </table:table-cell>
          <table:table-cell table:style-name="ce7" office:value-type="float" office:value="4.22" calcext:value-type="float">
            <text:p>4,22</text:p>
          </table:table-cell>
          <table:table-cell table:style-name="ce7" office:value-type="float" office:value="4.1" calcext:value-type="float">
            <text:p>4,10</text:p>
          </table:table-cell>
          <table:table-cell table:number-columns-repeated="2" table:style-name="ce9" office:value-type="float" office:value="0.75" calcext:value-type="float">
            <text:p>0,75</text:p>
          </table:table-cell>
          <table:table-cell table:style-name="ce9" office:value-type="float" office:value="0.64" calcext:value-type="float">
            <text:p>0,64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0.72" calcext:value-type="float">
            <text:p>0,72</text:p>
          </table:table-cell>
          <table:table-cell table:style-name="ce28" table:formula="of:=[data.E509]/([data.C509]*[data.D509])" office:value-type="float" office:value="0.774118012688615" calcext:value-type="float">
            <text:p>0,77</text:p>
          </table:table-cell>
          <table:table-cell table:style-name="ce5" table:formula="of:=[data.B509]/[data.E509]" office:value-type="float" office:value="3.87539656719896" calcext:value-type="float">
            <text:p>3,875</text:p>
          </table:table-cell>
          <table:table-cell table:style-name="ce7" table:formula="of:=AVERAGE([data.F509:.J509])" office:value-type="float" office:value="4.142" calcext:value-type="float">
            <text:p>4,14</text:p>
          </table:table-cell>
          <table:table-cell table:style-name="ce9" table:formula="of:=AVERAGE([data.K509:.O509])" office:value-type="float" office:value="0.702" calcext:value-type="float">
            <text:p>0,70</text:p>
          </table:table-cell>
          <table:table-cell table:style-name="ce12" table:formula="of:=[data.Q509]/[data.Q453]*(LOG([data.R453]*1000)/LOG([data.R509]*1000))" office:value-type="float" office:value="1.7209969352156" calcext:value-type="float">
            <text:p>1,72</text:p>
          </table:table-cell>
          <table:table-cell table:style-name="ce12" table:formula="of:=[data.Q509]/[data.Q453]*(LOG([data.S453]*1000)/LOG([data.S509]*1000))" office:value-type="float" office:value="1.96899869827261" calcext:value-type="float">
            <text:p>1,9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933660" calcext:value-type="float">
            <text:p>933660</text:p>
          </table:table-cell>
          <table:table-cell table:style-name="ce7" office:value-type="float" office:value="3.21" calcext:value-type="float">
            <text:p>3,21</text:p>
          </table:table-cell>
          <table:table-cell table:style-name="ce7" office:value-type="float" office:value="3.17" calcext:value-type="float">
            <text:p>3,17</text:p>
          </table:table-cell>
          <table:table-cell table:style-name="ce7" office:value-type="float" office:value="3.21" calcext:value-type="float">
            <text:p>3,21</text:p>
          </table:table-cell>
          <table:table-cell table:style-name="ce7" office:value-type="float" office:value="3.27" calcext:value-type="float">
            <text:p>3,27</text:p>
          </table:table-cell>
          <table:table-cell table:style-name="ce7" office:value-type="float" office:value="3.37" calcext:value-type="float">
            <text:p>3,37</text:p>
          </table:table-cell>
          <table:table-cell table:style-name="ce9" office:value-type="float" office:value="0.52" calcext:value-type="float">
            <text:p>0,52</text:p>
          </table:table-cell>
          <table:table-cell table:style-name="ce9" office:value-type="float" office:value="0.57" calcext:value-type="float">
            <text:p>0,57</text:p>
          </table:table-cell>
          <table:table-cell table:style-name="ce9" office:value-type="float" office:value="0.48" calcext:value-type="float">
            <text:p>0,48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52" calcext:value-type="float">
            <text:p>0,52</text:p>
          </table:table-cell>
          <table:table-cell table:style-name="ce28" table:formula="of:=[data.E510]/([data.C510]*[data.D510])" office:value-type="float" office:value="0.956618852459016" calcext:value-type="float">
            <text:p>0,96</text:p>
          </table:table-cell>
          <table:table-cell table:style-name="ce5" table:formula="of:=[data.B510]/[data.E510]" office:value-type="float" office:value="3.13606237816764" calcext:value-type="float">
            <text:p>3,136</text:p>
          </table:table-cell>
          <table:table-cell table:style-name="ce7" table:formula="of:=AVERAGE([data.F510:.J510])" office:value-type="float" office:value="3.246" calcext:value-type="float">
            <text:p>3,25</text:p>
          </table:table-cell>
          <table:table-cell table:style-name="ce9" table:formula="of:=AVERAGE([data.K510:.O510])" office:value-type="float" office:value="0.53" calcext:value-type="float">
            <text:p>0,53</text:p>
          </table:table-cell>
          <table:table-cell table:style-name="ce12" table:formula="of:=[data.Q510]/[data.Q454]*(LOG([data.R454]*1000)/LOG([data.R510]*1000))" office:value-type="float" office:value="1.38843673804532" calcext:value-type="float">
            <text:p>1,39</text:p>
          </table:table-cell>
          <table:table-cell table:style-name="ce12" table:formula="of:=[data.Q510]/[data.Q454]*(LOG([data.S454]*1000)/LOG([data.S510]*1000))" office:value-type="float" office:value="1.5893765215235" calcext:value-type="float">
            <text:p>1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294778" calcext:value-type="float">
            <text:p>1294778</text:p>
          </table:table-cell>
          <table:table-cell table:style-name="ce7" office:value-type="float" office:value="5.6" calcext:value-type="float">
            <text:p>5,60</text:p>
          </table:table-cell>
          <table:table-cell table:style-name="ce7" office:value-type="float" office:value="5.82" calcext:value-type="float">
            <text:p>5,82</text:p>
          </table:table-cell>
          <table:table-cell table:style-name="ce7" office:value-type="float" office:value="5.79" calcext:value-type="float">
            <text:p>5,79</text:p>
          </table:table-cell>
          <table:table-cell table:style-name="ce7" office:value-type="float" office:value="5.65" calcext:value-type="float">
            <text:p>5,65</text:p>
          </table:table-cell>
          <table:table-cell table:style-name="ce7" office:value-type="float" office:value="5.72" calcext:value-type="float">
            <text:p>5,72</text:p>
          </table:table-cell>
          <table:table-cell table:style-name="ce9" office:value-type="float" office:value="0.7" calcext:value-type="float">
            <text:p>0,70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0.6" calcext:value-type="float">
            <text:p>0,60</text:p>
          </table:table-cell>
          <table:table-cell table:style-name="ce9" office:value-type="float" office:value="0.63" calcext:value-type="float">
            <text:p>0,63</text:p>
          </table:table-cell>
          <table:table-cell table:style-name="ce9" office:value-type="float" office:value="0.62" calcext:value-type="float">
            <text:p>0,62</text:p>
          </table:table-cell>
          <table:table-cell table:style-name="ce28" table:formula="of:=[data.E511]/([data.C511]*[data.D511])" office:value-type="float" office:value="0.985263411011274" calcext:value-type="float">
            <text:p>0,99</text:p>
          </table:table-cell>
          <table:table-cell table:style-name="ce5" table:formula="of:=[data.B511]/[data.E511]" office:value-type="float" office:value="3.04488336996767" calcext:value-type="float">
            <text:p>3,045</text:p>
          </table:table-cell>
          <table:table-cell table:style-name="ce7" table:formula="of:=AVERAGE([data.F511:.J511])" office:value-type="float" office:value="5.716" calcext:value-type="float">
            <text:p>5,72</text:p>
          </table:table-cell>
          <table:table-cell table:style-name="ce9" table:formula="of:=AVERAGE([data.K511:.O511])" office:value-type="float" office:value="0.662" calcext:value-type="float">
            <text:p>0,66</text:p>
          </table:table-cell>
          <table:table-cell table:style-name="ce12" table:formula="of:=[data.Q511]/[data.Q455]*(LOG([data.R455]*1000)/LOG([data.R511]*1000))" office:value-type="float" office:value="1.43062182082403" calcext:value-type="float">
            <text:p>1,43</text:p>
          </table:table-cell>
          <table:table-cell table:style-name="ce12" table:formula="of:=[data.Q511]/[data.Q455]*(LOG([data.S455]*1000)/LOG([data.S511]*1000))" office:value-type="float" office:value="1.67857439971847" calcext:value-type="float">
            <text:p>1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1197706" calcext:value-type="float">
            <text:p>1197706</text:p>
          </table:table-cell>
          <table:table-cell table:style-name="ce7" office:value-type="float" office:value="4.06" calcext:value-type="float">
            <text:p>4,06</text:p>
          </table:table-cell>
          <table:table-cell table:style-name="ce7" office:value-type="float" office:value="4.1" calcext:value-type="float">
            <text:p>4,10</text:p>
          </table:table-cell>
          <table:table-cell table:style-name="ce7" office:value-type="float" office:value="4.03" calcext:value-type="float">
            <text:p>4,03</text:p>
          </table:table-cell>
          <table:table-cell table:style-name="ce7" office:value-type="float" office:value="4.01" calcext:value-type="float">
            <text:p>4,01</text:p>
          </table:table-cell>
          <table:table-cell table:style-name="ce7" office:value-type="float" office:value="4.21" calcext:value-type="float">
            <text:p>4,21</text:p>
          </table:table-cell>
          <table:table-cell table:style-name="ce9" office:value-type="float" office:value="0.43" calcext:value-type="float">
            <text:p>0,43</text:p>
          </table:table-cell>
          <table:table-cell table:style-name="ce9" office:value-type="float" office:value="0.46" calcext:value-type="float">
            <text:p>0,46</text:p>
          </table:table-cell>
          <table:table-cell table:style-name="ce9" office:value-type="float" office:value="0.49" calcext:value-type="float">
            <text:p>0,49</text:p>
          </table:table-cell>
          <table:table-cell table:style-name="ce9" office:value-type="float" office:value="0.45" calcext:value-type="float">
            <text:p>0,45</text:p>
          </table:table-cell>
          <table:table-cell table:style-name="ce9" office:value-type="float" office:value="1.02" calcext:value-type="float">
            <text:p>1,02</text:p>
          </table:table-cell>
          <table:table-cell table:style-name="ce28" table:formula="of:=[data.E512]/([data.C512]*[data.D512])" office:value-type="float" office:value="1.20425715894466" calcext:value-type="float">
            <text:p>1,20</text:p>
          </table:table-cell>
          <table:table-cell table:style-name="ce5" table:formula="of:=[data.B512]/[data.E512]" office:value-type="float" office:value="2.49117563074745" calcext:value-type="float">
            <text:p>2,491</text:p>
          </table:table-cell>
          <table:table-cell table:style-name="ce7" table:formula="of:=AVERAGE([data.F512:.J512])" office:value-type="float" office:value="4.082" calcext:value-type="float">
            <text:p>4,08</text:p>
          </table:table-cell>
          <table:table-cell table:style-name="ce9" table:formula="of:=AVERAGE([data.K512:.O512])" office:value-type="float" office:value="0.57" calcext:value-type="float">
            <text:p>0,57</text:p>
          </table:table-cell>
          <table:table-cell table:style-name="ce12" table:formula="of:=[data.Q512]/[data.Q456]*(LOG([data.R456]*1000)/LOG([data.R512]*1000))" office:value-type="float" office:value="1.13580998863399" calcext:value-type="float">
            <text:p>1,14</text:p>
          </table:table-cell>
          <table:table-cell table:style-name="ce12" table:formula="of:=[data.Q512]/[data.Q456]*(LOG([data.S456]*1000)/LOG([data.S512]*1000))" office:value-type="float" office:value="1.30133470983847" calcext:value-type="float">
            <text:p>1,3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730752" calcext:value-type="float">
            <text:p>730752</text:p>
          </table:table-cell>
          <table:table-cell table:number-columns-repeated="2" table:style-name="ce7" office:value-type="float" office:value="3.11" calcext:value-type="float">
            <text:p>3,11</text:p>
          </table:table-cell>
          <table:table-cell table:style-name="ce7" office:value-type="float" office:value="3.18" calcext:value-type="float">
            <text:p>3,18</text:p>
          </table:table-cell>
          <table:table-cell table:style-name="ce7" office:value-type="float" office:value="3.11" calcext:value-type="float">
            <text:p>3,11</text:p>
          </table:table-cell>
          <table:table-cell table:style-name="ce7" office:value-type="float" office:value="3.15" calcext:value-type="float">
            <text:p>3,15</text:p>
          </table:table-cell>
          <table:table-cell table:style-name="ce9" office:value-type="float" office:value="0.45" calcext:value-type="float">
            <text:p>0,45</text:p>
          </table:table-cell>
          <table:table-cell table:style-name="ce9" office:value-type="float" office:value="0.48" calcext:value-type="float">
            <text:p>0,48</text:p>
          </table:table-cell>
          <table:table-cell table:style-name="ce9" office:value-type="float" office:value="0.51" calcext:value-type="float">
            <text:p>0,51</text:p>
          </table:table-cell>
          <table:table-cell table:style-name="ce9" office:value-type="float" office:value="0.48" calcext:value-type="float">
            <text:p>0,48</text:p>
          </table:table-cell>
          <table:table-cell table:style-name="ce9" office:value-type="float" office:value="0.46" calcext:value-type="float">
            <text:p>0,46</text:p>
          </table:table-cell>
          <table:table-cell table:style-name="ce28" table:formula="of:=[data.E513]/([data.C513]*[data.D513])" office:value-type="float" office:value="0.739316239316239" calcext:value-type="float">
            <text:p>0,74</text:p>
          </table:table-cell>
          <table:table-cell table:style-name="ce5" table:formula="of:=[data.B513]/[data.E513]" office:value-type="float" office:value="4.0578253634612" calcext:value-type="float">
            <text:p>4,058</text:p>
          </table:table-cell>
          <table:table-cell table:style-name="ce7" table:formula="of:=AVERAGE([data.F513:.J513])" office:value-type="float" office:value="3.132" calcext:value-type="float">
            <text:p>3,13</text:p>
          </table:table-cell>
          <table:table-cell table:style-name="ce9" table:formula="of:=AVERAGE([data.K513:.O513])" office:value-type="float" office:value="0.476" calcext:value-type="float">
            <text:p>0,48</text:p>
          </table:table-cell>
          <table:table-cell table:style-name="ce12" table:formula="of:=[data.Q513]/[data.Q457]*(LOG([data.R457]*1000)/LOG([data.R513]*1000))" office:value-type="float" office:value="1.3599401591162" calcext:value-type="float">
            <text:p>1,36</text:p>
          </table:table-cell>
          <table:table-cell table:style-name="ce12" table:formula="of:=[data.Q513]/[data.Q457]*(LOG([data.S457]*1000)/LOG([data.S513]*1000))" office:value-type="float" office:value="1.51939892627052" calcext:value-type="float">
            <text:p>1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1190924" calcext:value-type="float">
            <text:p>1190924</text:p>
          </table:table-cell>
          <table:table-cell table:style-name="ce7" office:value-type="float" office:value="3.83" calcext:value-type="float">
            <text:p>3,83</text:p>
          </table:table-cell>
          <table:table-cell table:style-name="ce7" office:value-type="float" office:value="3.84" calcext:value-type="float">
            <text:p>3,84</text:p>
          </table:table-cell>
          <table:table-cell table:style-name="ce7" office:value-type="float" office:value="3.89" calcext:value-type="float">
            <text:p>3,89</text:p>
          </table:table-cell>
          <table:table-cell table:style-name="ce7" office:value-type="float" office:value="3.92" calcext:value-type="float">
            <text:p>3,92</text:p>
          </table:table-cell>
          <table:table-cell table:style-name="ce7" office:value-type="float" office:value="3.82" calcext:value-type="float">
            <text:p>3,82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0.53" calcext:value-type="float">
            <text:p>0,53</text:p>
          </table:table-cell>
          <table:table-cell table:style-name="ce9" office:value-type="float" office:value="0.5" calcext:value-type="float">
            <text:p>0,50</text:p>
          </table:table-cell>
          <table:table-cell table:style-name="ce9" office:value-type="float" office:value="0.45" calcext:value-type="float">
            <text:p>0,45</text:p>
          </table:table-cell>
          <table:table-cell table:style-name="ce9" office:value-type="float" office:value="0.59" calcext:value-type="float">
            <text:p>0,59</text:p>
          </table:table-cell>
          <table:table-cell table:style-name="ce28" table:formula="of:=[data.E514]/([data.C514]*[data.D514])" office:value-type="float" office:value="1.12194671590609" calcext:value-type="float">
            <text:p>1,12</text:p>
          </table:table-cell>
          <table:table-cell table:style-name="ce5" table:formula="of:=[data.B514]/[data.E514]" office:value-type="float" office:value="2.67393721177842" calcext:value-type="float">
            <text:p>2,674</text:p>
          </table:table-cell>
          <table:table-cell table:style-name="ce7" table:formula="of:=AVERAGE([data.F514:.J514])" office:value-type="float" office:value="3.86" calcext:value-type="float">
            <text:p>3,86</text:p>
          </table:table-cell>
          <table:table-cell table:style-name="ce9" table:formula="of:=AVERAGE([data.K514:.O514])" office:value-type="float" office:value="0.536" calcext:value-type="float">
            <text:p>0,54</text:p>
          </table:table-cell>
          <table:table-cell table:style-name="ce12" table:formula="of:=[data.Q514]/[data.Q458]*(LOG([data.R458]*1000)/LOG([data.R514]*1000))" office:value-type="float" office:value="1.52095614711897" calcext:value-type="float">
            <text:p>1,52</text:p>
          </table:table-cell>
          <table:table-cell table:style-name="ce12" table:formula="of:=[data.Q514]/[data.Q458]*(LOG([data.S458]*1000)/LOG([data.S514]*1000))" office:value-type="float" office:value="1.8663745207007" calcext:value-type="float">
            <text:p>1,8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1343294" calcext:value-type="float">
            <text:p>1343294</text:p>
          </table:table-cell>
          <table:table-cell table:style-name="ce7" office:value-type="float" office:value="3.9" calcext:value-type="float">
            <text:p>3,90</text:p>
          </table:table-cell>
          <table:table-cell table:style-name="ce7" office:value-type="float" office:value="3.89" calcext:value-type="float">
            <text:p>3,89</text:p>
          </table:table-cell>
          <table:table-cell table:style-name="ce7" office:value-type="float" office:value="3.98" calcext:value-type="float">
            <text:p>3,98</text:p>
          </table:table-cell>
          <table:table-cell table:style-name="ce7" office:value-type="float" office:value="3.99" calcext:value-type="float">
            <text:p>3,99</text:p>
          </table:table-cell>
          <table:table-cell table:style-name="ce7" office:value-type="float" office:value="4.07" calcext:value-type="float">
            <text:p>4,07</text:p>
          </table:table-cell>
          <table:table-cell table:style-name="ce9" office:value-type="float" office:value="0.41" calcext:value-type="float">
            <text:p>0,41</text:p>
          </table:table-cell>
          <table:table-cell table:style-name="ce9" office:value-type="float" office:value="0.36" calcext:value-type="float">
            <text:p>0,36</text:p>
          </table:table-cell>
          <table:table-cell table:style-name="ce9" office:value-type="float" office:value="0.4" calcext:value-type="float">
            <text:p>0,40</text:p>
          </table:table-cell>
          <table:table-cell table:style-name="ce9" office:value-type="float" office:value="0.42" calcext:value-type="float">
            <text:p>0,42</text:p>
          </table:table-cell>
          <table:table-cell table:style-name="ce9" office:value-type="float" office:value="0.38" calcext:value-type="float">
            <text:p>0,38</text:p>
          </table:table-cell>
          <table:table-cell table:style-name="ce28" table:formula="of:=[data.E515]/([data.C515]*[data.D515])" office:value-type="float" office:value="1.41930037360742" calcext:value-type="float">
            <text:p>1,42</text:p>
          </table:table-cell>
          <table:table-cell table:style-name="ce5" table:formula="of:=[data.B515]/[data.E515]" office:value-type="float" office:value="2.11372938463211" calcext:value-type="float">
            <text:p>2,114</text:p>
          </table:table-cell>
          <table:table-cell table:style-name="ce7" table:formula="of:=AVERAGE([data.F515:.J515])" office:value-type="float" office:value="3.966" calcext:value-type="float">
            <text:p>3,97</text:p>
          </table:table-cell>
          <table:table-cell table:style-name="ce9" table:formula="of:=AVERAGE([data.K515:.O515])" office:value-type="float" office:value="0.394" calcext:value-type="float">
            <text:p>0,39</text:p>
          </table:table-cell>
          <table:table-cell table:style-name="ce12" table:formula="of:=[data.Q515]/[data.Q459]*(LOG([data.R459]*1000)/LOG([data.R515]*1000))" office:value-type="float" office:value="1.28517239436309" calcext:value-type="float">
            <text:p>1,29</text:p>
          </table:table-cell>
          <table:table-cell table:style-name="ce12" table:formula="of:=[data.Q515]/[data.Q459]*(LOG([data.S459]*1000)/LOG([data.S515]*1000))" office:value-type="float" office:value="1.63921307290151" calcext:value-type="float">
            <text:p>1,6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1026802" calcext:value-type="float">
            <text:p>1026802</text:p>
          </table:table-cell>
          <table:table-cell table:style-name="ce7" office:value-type="float" office:value="4.7" calcext:value-type="float">
            <text:p>4,70</text:p>
          </table:table-cell>
          <table:table-cell table:style-name="ce7" office:value-type="float" office:value="4.75" calcext:value-type="float">
            <text:p>4,75</text:p>
          </table:table-cell>
          <table:table-cell table:style-name="ce7" office:value-type="float" office:value="4.62" calcext:value-type="float">
            <text:p>4,62</text:p>
          </table:table-cell>
          <table:table-cell table:style-name="ce7" office:value-type="float" office:value="4.69" calcext:value-type="float">
            <text:p>4,69</text:p>
          </table:table-cell>
          <table:table-cell table:style-name="ce7" office:value-type="float" office:value="4.78" calcext:value-type="float">
            <text:p>4,78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83" calcext:value-type="float">
            <text:p>0,83</text:p>
          </table:table-cell>
          <table:table-cell table:style-name="ce28" table:formula="of:=[data.E516]/([data.C516]*[data.D516])" office:value-type="float" office:value="0.872952798748555" calcext:value-type="float">
            <text:p>0,87</text:p>
          </table:table-cell>
          <table:table-cell table:style-name="ce5" table:formula="of:=[data.B516]/[data.E516]" office:value-type="float" office:value="3.43662750949063" calcext:value-type="float">
            <text:p>3,437</text:p>
          </table:table-cell>
          <table:table-cell table:style-name="ce7" table:formula="of:=AVERAGE([data.F516:.J516])" office:value-type="float" office:value="4.708" calcext:value-type="float">
            <text:p>4,71</text:p>
          </table:table-cell>
          <table:table-cell table:style-name="ce9" table:formula="of:=AVERAGE([data.K516:.O516])" office:value-type="float" office:value="0.75" calcext:value-type="float">
            <text:p>0,75</text:p>
          </table:table-cell>
          <table:table-cell table:style-name="ce12" table:formula="of:=[data.Q516]/[data.Q460]*(LOG([data.R460]*1000)/LOG([data.R516]*1000))" office:value-type="float" office:value="1.45814620812182" calcext:value-type="float">
            <text:p>1,46</text:p>
          </table:table-cell>
          <table:table-cell table:style-name="ce12" table:formula="of:=[data.Q516]/[data.Q460]*(LOG([data.S460]*1000)/LOG([data.S516]*1000))" office:value-type="float" office:value="1.71684059820416" calcext:value-type="float">
            <text:p>1,7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087702" calcext:value-type="float">
            <text:p>1087702</text:p>
          </table:table-cell>
          <table:table-cell table:style-name="ce7" office:value-type="float" office:value="5.18" calcext:value-type="float">
            <text:p>5,18</text:p>
          </table:table-cell>
          <table:table-cell table:style-name="ce7" office:value-type="float" office:value="5.36" calcext:value-type="float">
            <text:p>5,36</text:p>
          </table:table-cell>
          <table:table-cell table:style-name="ce7" office:value-type="float" office:value="5.29" calcext:value-type="float">
            <text:p>5,29</text:p>
          </table:table-cell>
          <table:table-cell table:style-name="ce7" office:value-type="float" office:value="5.19" calcext:value-type="float">
            <text:p>5,19</text:p>
          </table:table-cell>
          <table:table-cell table:style-name="ce7" office:value-type="float" office:value="5.21" calcext:value-type="float">
            <text:p>5,21</text:p>
          </table:table-cell>
          <table:table-cell table:style-name="ce9" office:value-type="float" office:value="0.7" calcext:value-type="float">
            <text:p>0,70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7" calcext:value-type="float">
            <text:p>0,70</text:p>
          </table:table-cell>
          <table:table-cell table:style-name="ce9" office:value-type="float" office:value="0.97" calcext:value-type="float">
            <text:p>0,97</text:p>
          </table:table-cell>
          <table:table-cell table:style-name="ce9" office:value-type="float" office:value="0.8" calcext:value-type="float">
            <text:p>0,80</text:p>
          </table:table-cell>
          <table:table-cell table:style-name="ce28" table:formula="of:=[data.E517]/([data.C517]*[data.D517])" office:value-type="float" office:value="0.827688594248423" calcext:value-type="float">
            <text:p>0,83</text:p>
          </table:table-cell>
          <table:table-cell table:style-name="ce5" table:formula="of:=[data.B517]/[data.E517]" office:value-type="float" office:value="3.62456628745741" calcext:value-type="float">
            <text:p>3,625</text:p>
          </table:table-cell>
          <table:table-cell table:style-name="ce7" table:formula="of:=AVERAGE([data.F517:.J517])" office:value-type="float" office:value="5.246" calcext:value-type="float">
            <text:p>5,25</text:p>
          </table:table-cell>
          <table:table-cell table:style-name="ce9" table:formula="of:=AVERAGE([data.K517:.O517])" office:value-type="float" office:value="0.792" calcext:value-type="float">
            <text:p>0,79</text:p>
          </table:table-cell>
          <table:table-cell table:style-name="ce12" table:formula="of:=[data.Q517]/[data.Q461]*(LOG([data.R461]*1000)/LOG([data.R517]*1000))" office:value-type="float" office:value="1.78084660040799" calcext:value-type="float">
            <text:p>1,78</text:p>
          </table:table-cell>
          <table:table-cell table:style-name="ce12" table:formula="of:=[data.Q517]/[data.Q461]*(LOG([data.S461]*1000)/LOG([data.S517]*1000))" office:value-type="float" office:value="2.08331088415501" calcext:value-type="float">
            <text:p>2,0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1204932" calcext:value-type="float">
            <text:p>1204932</text:p>
          </table:table-cell>
          <table:table-cell table:style-name="ce7" office:value-type="float" office:value="3.71" calcext:value-type="float">
            <text:p>3,71</text:p>
          </table:table-cell>
          <table:table-cell table:style-name="ce7" office:value-type="float" office:value="3.68" calcext:value-type="float">
            <text:p>3,68</text:p>
          </table:table-cell>
          <table:table-cell table:style-name="ce7" office:value-type="float" office:value="3.63" calcext:value-type="float">
            <text:p>3,63</text:p>
          </table:table-cell>
          <table:table-cell table:style-name="ce7" office:value-type="float" office:value="3.74" calcext:value-type="float">
            <text:p>3,74</text:p>
          </table:table-cell>
          <table:table-cell table:style-name="ce7" office:value-type="float" office:value="3.7" calcext:value-type="float">
            <text:p>3,70</text:p>
          </table:table-cell>
          <table:table-cell table:style-name="ce9" office:value-type="float" office:value="0.4" calcext:value-type="float">
            <text:p>0,40</text:p>
          </table:table-cell>
          <table:table-cell table:style-name="ce9" office:value-type="float" office:value="0.39" calcext:value-type="float">
            <text:p>0,39</text:p>
          </table:table-cell>
          <table:table-cell table:style-name="ce9" office:value-type="float" office:value="0.51" calcext:value-type="float">
            <text:p>0,51</text:p>
          </table:table-cell>
          <table:table-cell table:style-name="ce9" office:value-type="float" office:value="0.44" calcext:value-type="float">
            <text:p>0,44</text:p>
          </table:table-cell>
          <table:table-cell table:style-name="ce9" office:value-type="float" office:value="0.57" calcext:value-type="float">
            <text:p>0,57</text:p>
          </table:table-cell>
          <table:table-cell table:style-name="ce28" table:formula="of:=[data.E518]/([data.C518]*[data.D518])" office:value-type="float" office:value="1.24681500980952" calcext:value-type="float">
            <text:p>1,25</text:p>
          </table:table-cell>
          <table:table-cell table:style-name="ce5" table:formula="of:=[data.B518]/[data.E518]" office:value-type="float" office:value="2.40614408115977" calcext:value-type="float">
            <text:p>2,406</text:p>
          </table:table-cell>
          <table:table-cell table:style-name="ce7" table:formula="of:=AVERAGE([data.F518:.J518])" office:value-type="float" office:value="3.692" calcext:value-type="float">
            <text:p>3,69</text:p>
          </table:table-cell>
          <table:table-cell table:style-name="ce9" table:formula="of:=AVERAGE([data.K518:.O518])" office:value-type="float" office:value="0.462" calcext:value-type="float">
            <text:p>0,46</text:p>
          </table:table-cell>
          <table:table-cell table:style-name="ce12" table:formula="of:=[data.Q518]/[data.Q462]*(LOG([data.R462]*1000)/LOG([data.R518]*1000))" office:value-type="float" office:value="1.43876289948002" calcext:value-type="float">
            <text:p>1,44</text:p>
          </table:table-cell>
          <table:table-cell table:style-name="ce12" table:formula="of:=[data.Q518]/[data.Q462]*(LOG([data.S462]*1000)/LOG([data.S518]*1000))" office:value-type="float" office:value="1.81062955956452" calcext:value-type="float">
            <text:p>1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945572" calcext:value-type="float">
            <text:p>945572</text:p>
          </table:table-cell>
          <table:table-cell table:style-name="ce7" office:value-type="float" office:value="3.38" calcext:value-type="float">
            <text:p>3,38</text:p>
          </table:table-cell>
          <table:table-cell table:style-name="ce7" office:value-type="float" office:value="3.37" calcext:value-type="float">
            <text:p>3,37</text:p>
          </table:table-cell>
          <table:table-cell table:style-name="ce7" office:value-type="float" office:value="3.47" calcext:value-type="float">
            <text:p>3,47</text:p>
          </table:table-cell>
          <table:table-cell table:style-name="ce7" office:value-type="float" office:value="3.37" calcext:value-type="float">
            <text:p>3,37</text:p>
          </table:table-cell>
          <table:table-cell table:style-name="ce7" office:value-type="float" office:value="3.49" calcext:value-type="float">
            <text:p>3,49</text:p>
          </table:table-cell>
          <table:table-cell table:style-name="ce9" office:value-type="float" office:value="0.51" calcext:value-type="float">
            <text:p>0,51</text:p>
          </table:table-cell>
          <table:table-cell table:style-name="ce9" office:value-type="float" office:value="0.5" calcext:value-type="float">
            <text:p>0,50</text:p>
          </table:table-cell>
          <table:table-cell table:style-name="ce9" office:value-type="float" office:value="0.54" calcext:value-type="float">
            <text:p>0,54</text:p>
          </table:table-cell>
          <table:table-cell table:style-name="ce9" office:value-type="float" office:value="0.47" calcext:value-type="float">
            <text:p>0,47</text:p>
          </table:table-cell>
          <table:table-cell table:style-name="ce9" office:value-type="float" office:value="0.58" calcext:value-type="float">
            <text:p>0,58</text:p>
          </table:table-cell>
          <table:table-cell table:style-name="ce28" table:formula="of:=[data.E519]/([data.C519]*[data.D519])" office:value-type="float" office:value="0.954552429254426" calcext:value-type="float">
            <text:p>0,95</text:p>
          </table:table-cell>
          <table:table-cell table:style-name="ce5" table:formula="of:=[data.B519]/[data.E519]" office:value-type="float" office:value="3.14285109965185" calcext:value-type="float">
            <text:p>3,143</text:p>
          </table:table-cell>
          <table:table-cell table:style-name="ce7" table:formula="of:=AVERAGE([data.F519:.J519])" office:value-type="float" office:value="3.416" calcext:value-type="float">
            <text:p>3,42</text:p>
          </table:table-cell>
          <table:table-cell table:style-name="ce9" table:formula="of:=AVERAGE([data.K519:.O519])" office:value-type="float" office:value="0.52" calcext:value-type="float">
            <text:p>0,52</text:p>
          </table:table-cell>
          <table:table-cell table:style-name="ce12" table:formula="of:=[data.Q519]/[data.Q463]*(LOG([data.R463]*1000)/LOG([data.R519]*1000))" office:value-type="float" office:value="1.63127631898935" calcext:value-type="float">
            <text:p>1,63</text:p>
          </table:table-cell>
          <table:table-cell table:style-name="ce12" table:formula="of:=[data.Q519]/[data.Q463]*(LOG([data.S463]*1000)/LOG([data.S519]*1000))" office:value-type="float" office:value="1.93822068593099" calcext:value-type="float">
            <text:p>1,9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1060344" calcext:value-type="float">
            <text:p>1060344</text:p>
          </table:table-cell>
          <table:table-cell table:style-name="ce7" office:value-type="float" office:value="3.58" calcext:value-type="float">
            <text:p>3,58</text:p>
          </table:table-cell>
          <table:table-cell table:number-columns-repeated="2" table:style-name="ce7" office:value-type="float" office:value="3.61" calcext:value-type="float">
            <text:p>3,61</text:p>
          </table:table-cell>
          <table:table-cell table:style-name="ce7" office:value-type="float" office:value="3.62" calcext:value-type="float">
            <text:p>3,62</text:p>
          </table:table-cell>
          <table:table-cell table:style-name="ce7" office:value-type="float" office:value="3.66" calcext:value-type="float">
            <text:p>3,66</text:p>
          </table:table-cell>
          <table:table-cell table:style-name="ce9" office:value-type="float" office:value="0.44" calcext:value-type="float">
            <text:p>0,44</text:p>
          </table:table-cell>
          <table:table-cell table:style-name="ce9" office:value-type="float" office:value="0.43" calcext:value-type="float">
            <text:p>0,43</text:p>
          </table:table-cell>
          <table:table-cell table:style-name="ce9" office:value-type="float" office:value="0.49" calcext:value-type="float">
            <text:p>0,49</text:p>
          </table:table-cell>
          <table:table-cell table:style-name="ce9" office:value-type="float" office:value="0.48" calcext:value-type="float">
            <text:p>0,48</text:p>
          </table:table-cell>
          <table:table-cell table:style-name="ce9" office:value-type="float" office:value="0.53" calcext:value-type="float">
            <text:p>0,53</text:p>
          </table:table-cell>
          <table:table-cell table:style-name="ce28" table:formula="of:=[data.E520]/([data.C520]*[data.D520])" office:value-type="float" office:value="1.07105454545455" calcext:value-type="float">
            <text:p>1,07</text:p>
          </table:table-cell>
          <table:table-cell table:style-name="ce5" table:formula="of:=[data.B520]/[data.E520]" office:value-type="float" office:value="2.80099288532778" calcext:value-type="float">
            <text:p>2,801</text:p>
          </table:table-cell>
          <table:table-cell table:style-name="ce7" table:formula="of:=AVERAGE([data.F520:.J520])" office:value-type="float" office:value="3.616" calcext:value-type="float">
            <text:p>3,62</text:p>
          </table:table-cell>
          <table:table-cell table:style-name="ce9" table:formula="of:=AVERAGE([data.K520:.O520])" office:value-type="float" office:value="0.474" calcext:value-type="float">
            <text:p>0,47</text:p>
          </table:table-cell>
          <table:table-cell table:style-name="ce12" table:formula="of:=[data.Q520]/[data.Q464]*(LOG([data.R464]*1000)/LOG([data.R520]*1000))" office:value-type="float" office:value="1.40852453010062" calcext:value-type="float">
            <text:p>1,41</text:p>
          </table:table-cell>
          <table:table-cell table:style-name="ce12" table:formula="of:=[data.Q520]/[data.Q464]*(LOG([data.S464]*1000)/LOG([data.S520]*1000))" office:value-type="float" office:value="1.71003833238353" calcext:value-type="float">
            <text:p>1,7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676760" calcext:value-type="float">
            <text:p>676760</text:p>
          </table:table-cell>
          <table:table-cell table:style-name="ce7" office:value-type="float" office:value="3.26" calcext:value-type="float">
            <text:p>3,26</text:p>
          </table:table-cell>
          <table:table-cell table:style-name="ce7" office:value-type="float" office:value="3.11" calcext:value-type="float">
            <text:p>3,11</text:p>
          </table:table-cell>
          <table:table-cell table:number-columns-repeated="2" table:style-name="ce7" office:value-type="float" office:value="3.12" calcext:value-type="float">
            <text:p>3,12</text:p>
          </table:table-cell>
          <table:table-cell table:style-name="ce7" office:value-type="float" office:value="3.14" calcext:value-type="float">
            <text:p>3,14</text:p>
          </table:table-cell>
          <table:table-cell table:style-name="ce9" office:value-type="float" office:value="0.52" calcext:value-type="float">
            <text:p>0,52</text:p>
          </table:table-cell>
          <table:table-cell table:style-name="ce9" office:value-type="float" office:value="0.65" calcext:value-type="float">
            <text:p>0,65</text:p>
          </table:table-cell>
          <table:table-cell table:number-columns-repeated="2" table:style-name="ce9" office:value-type="float" office:value="0.54" calcext:value-type="float">
            <text:p>0,54</text:p>
          </table:table-cell>
          <table:table-cell table:style-name="ce9" office:value-type="float" office:value="0.56" calcext:value-type="float">
            <text:p>0,56</text:p>
          </table:table-cell>
          <table:table-cell table:style-name="ce28" table:formula="of:=[data.E521]/([data.C521]*[data.D521])" office:value-type="float" office:value="0.728287819828507" calcext:value-type="float">
            <text:p>0,73</text:p>
          </table:table-cell>
          <table:table-cell table:style-name="ce5" table:formula="of:=[data.B521]/[data.E521]" office:value-type="float" office:value="4.11927418878184" calcext:value-type="float">
            <text:p>4,119</text:p>
          </table:table-cell>
          <table:table-cell table:style-name="ce7" table:formula="of:=AVERAGE([data.F521:.J521])" office:value-type="float" office:value="3.15" calcext:value-type="float">
            <text:p>3,15</text:p>
          </table:table-cell>
          <table:table-cell table:style-name="ce9" table:formula="of:=AVERAGE([data.K521:.O521])" office:value-type="float" office:value="0.562" calcext:value-type="float">
            <text:p>0,56</text:p>
          </table:table-cell>
          <table:table-cell table:style-name="ce12" table:formula="of:=[data.Q521]/[data.Q465]*(LOG([data.R465]*1000)/LOG([data.R521]*1000))" office:value-type="float" office:value="1.42708218374622" calcext:value-type="float">
            <text:p>1,43</text:p>
          </table:table-cell>
          <table:table-cell table:style-name="ce12" table:formula="of:=[data.Q521]/[data.Q465]*(LOG([data.S465]*1000)/LOG([data.S521]*1000))" office:value-type="float" office:value="1.64636141185086" calcext:value-type="float">
            <text:p>1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964046" calcext:value-type="float">
            <text:p>964046</text:p>
          </table:table-cell>
          <table:table-cell table:style-name="ce7" office:value-type="float" office:value="4.68" calcext:value-type="float">
            <text:p>4,68</text:p>
          </table:table-cell>
          <table:table-cell table:number-columns-repeated="2" table:style-name="ce7" office:value-type="float" office:value="4.73" calcext:value-type="float">
            <text:p>4,73</text:p>
          </table:table-cell>
          <table:table-cell table:style-name="ce7" office:value-type="float" office:value="4.67" calcext:value-type="float">
            <text:p>4,67</text:p>
          </table:table-cell>
          <table:table-cell table:style-name="ce7" office:value-type="float" office:value="4.73" calcext:value-type="float">
            <text:p>4,73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9" calcext:value-type="float">
            <text:p>0,90</text:p>
          </table:table-cell>
          <table:table-cell table:style-name="ce9" office:value-type="float" office:value="0.86" calcext:value-type="float">
            <text:p>0,86</text:p>
          </table:table-cell>
          <table:table-cell table:style-name="ce9" office:value-type="float" office:value="0.78" calcext:value-type="float">
            <text:p>0,78</text:p>
          </table:table-cell>
          <table:table-cell table:style-name="ce28" table:formula="of:=[data.E522]/([data.C522]*[data.D522])" office:value-type="float" office:value="0.802569097569097" calcext:value-type="float">
            <text:p>0,80</text:p>
          </table:table-cell>
          <table:table-cell table:style-name="ce5" table:formula="of:=[data.B522]/[data.E522]" office:value-type="float" office:value="3.73801250147815" calcext:value-type="float">
            <text:p>3,738</text:p>
          </table:table-cell>
          <table:table-cell table:style-name="ce7" table:formula="of:=AVERAGE([data.F522:.J522])" office:value-type="float" office:value="4.708" calcext:value-type="float">
            <text:p>4,71</text:p>
          </table:table-cell>
          <table:table-cell table:style-name="ce9" table:formula="of:=AVERAGE([data.K522:.O522])" office:value-type="float" office:value="0.82" calcext:value-type="float">
            <text:p>0,82</text:p>
          </table:table-cell>
          <table:table-cell table:style-name="ce12" table:formula="of:=[data.Q522]/[data.Q466]*(LOG([data.R466]*1000)/LOG([data.R522]*1000))" office:value-type="float" office:value="1.66897278769549" calcext:value-type="float">
            <text:p>1,67</text:p>
          </table:table-cell>
          <table:table-cell table:style-name="ce12" table:formula="of:=[data.Q522]/[data.Q466]*(LOG([data.S466]*1000)/LOG([data.S522]*1000))" office:value-type="float" office:value="1.93427982935164" calcext:value-type="float">
            <text:p>1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1248038" calcext:value-type="float">
            <text:p>1248038</text:p>
          </table:table-cell>
          <table:table-cell table:style-name="ce7" office:value-type="float" office:value="5.24" calcext:value-type="float">
            <text:p>5,24</text:p>
          </table:table-cell>
          <table:table-cell table:style-name="ce7" office:value-type="float" office:value="5.42" calcext:value-type="float">
            <text:p>5,42</text:p>
          </table:table-cell>
          <table:table-cell table:style-name="ce7" office:value-type="float" office:value="5.23" calcext:value-type="float">
            <text:p>5,23</text:p>
          </table:table-cell>
          <table:table-cell table:style-name="ce7" office:value-type="float" office:value="5.21" calcext:value-type="float">
            <text:p>5,21</text:p>
          </table:table-cell>
          <table:table-cell table:style-name="ce7" office:value-type="float" office:value="5.2" calcext:value-type="float">
            <text:p>5,20</text:p>
          </table:table-cell>
          <table:table-cell table:number-columns-repeated="2" table:style-name="ce9" office:value-type="float" office:value="0.6" calcext:value-type="float">
            <text:p>0,60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0.7" calcext:value-type="float">
            <text:p>0,70</text:p>
          </table:table-cell>
          <table:table-cell table:style-name="ce9" office:value-type="float" office:value="0.6" calcext:value-type="float">
            <text:p>0,60</text:p>
          </table:table-cell>
          <table:table-cell table:style-name="ce28" table:formula="of:=[data.E523]/([data.C523]*[data.D523])" office:value-type="float" office:value="0.987084456424079" calcext:value-type="float">
            <text:p>0,99</text:p>
          </table:table-cell>
          <table:table-cell table:style-name="ce5" table:formula="of:=[data.B523]/[data.E523]" office:value-type="float" office:value="3.0392664325926" calcext:value-type="float">
            <text:p>3,039</text:p>
          </table:table-cell>
          <table:table-cell table:style-name="ce7" table:formula="of:=AVERAGE([data.F523:.J523])" office:value-type="float" office:value="5.26" calcext:value-type="float">
            <text:p>5,26</text:p>
          </table:table-cell>
          <table:table-cell table:style-name="ce9" table:formula="of:=AVERAGE([data.K523:.O523])" office:value-type="float" office:value="0.634" calcext:value-type="float">
            <text:p>0,63</text:p>
          </table:table-cell>
          <table:table-cell table:style-name="ce12" table:formula="of:=[data.Q523]/[data.Q467]*(LOG([data.R467]*1000)/LOG([data.R523]*1000))" office:value-type="float" office:value="1.25519405119009" calcext:value-type="float">
            <text:p>1,26</text:p>
          </table:table-cell>
          <table:table-cell table:style-name="ce12" table:formula="of:=[data.Q523]/[data.Q467]*(LOG([data.S467]*1000)/LOG([data.S523]*1000))" office:value-type="float" office:value="1.55462752203921" calcext:value-type="float">
            <text:p>1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782786" calcext:value-type="float">
            <text:p>782786</text:p>
          </table:table-cell>
          <table:table-cell table:style-name="ce7" office:value-type="float" office:value="3.25" calcext:value-type="float">
            <text:p>3,25</text:p>
          </table:table-cell>
          <table:table-cell table:style-name="ce7" office:value-type="float" office:value="3.26" calcext:value-type="float">
            <text:p>3,26</text:p>
          </table:table-cell>
          <table:table-cell table:style-name="ce7" office:value-type="float" office:value="3.24" calcext:value-type="float">
            <text:p>3,24</text:p>
          </table:table-cell>
          <table:table-cell table:style-name="ce7" office:value-type="float" office:value="3.28" calcext:value-type="float">
            <text:p>3,28</text:p>
          </table:table-cell>
          <table:table-cell table:style-name="ce7" office:value-type="float" office:value="3.26" calcext:value-type="float">
            <text:p>3,26</text:p>
          </table:table-cell>
          <table:table-cell table:style-name="ce9" office:value-type="float" office:value="0.59" calcext:value-type="float">
            <text:p>0,59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0.46" calcext:value-type="float">
            <text:p>0,46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office:value-type="float" office:value="0.56" calcext:value-type="float">
            <text:p>0,56</text:p>
          </table:table-cell>
          <table:table-cell table:style-name="ce28" table:formula="of:=[data.E524]/([data.C524]*[data.D524])" office:value-type="float" office:value="0.814960646316579" calcext:value-type="float">
            <text:p>0,81</text:p>
          </table:table-cell>
          <table:table-cell table:style-name="ce5" table:formula="of:=[data.B524]/[data.E524]" office:value-type="float" office:value="3.68117978604625" calcext:value-type="float">
            <text:p>3,681</text:p>
          </table:table-cell>
          <table:table-cell table:style-name="ce7" table:formula="of:=AVERAGE([data.F524:.J524])" office:value-type="float" office:value="3.258" calcext:value-type="float">
            <text:p>3,26</text:p>
          </table:table-cell>
          <table:table-cell table:style-name="ce9" table:formula="of:=AVERAGE([data.K524:.O524])" office:value-type="float" office:value="0.554" calcext:value-type="float">
            <text:p>0,55</text:p>
          </table:table-cell>
          <table:table-cell table:style-name="ce12" table:formula="of:=[data.Q524]/[data.Q468]*(LOG([data.R468]*1000)/LOG([data.R524]*1000))" office:value-type="float" office:value="1.33443567362308" calcext:value-type="float">
            <text:p>1,33</text:p>
          </table:table-cell>
          <table:table-cell table:style-name="ce12" table:formula="of:=[data.Q524]/[data.Q468]*(LOG([data.S468]*1000)/LOG([data.S524]*1000))" office:value-type="float" office:value="1.49883241495715" calcext:value-type="float">
            <text:p>1,5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682624" calcext:value-type="float">
            <text:p>682624</text:p>
          </table:table-cell>
          <table:table-cell table:number-columns-repeated="2" table:style-name="ce7" office:value-type="float" office:value="3.21" calcext:value-type="float">
            <text:p>3,21</text:p>
          </table:table-cell>
          <table:table-cell table:style-name="ce7" office:value-type="float" office:value="3.19" calcext:value-type="float">
            <text:p>3,19</text:p>
          </table:table-cell>
          <table:table-cell table:style-name="ce7" office:value-type="float" office:value="3.28" calcext:value-type="float">
            <text:p>3,28</text:p>
          </table:table-cell>
          <table:table-cell table:style-name="ce7" office:value-type="float" office:value="3.24" calcext:value-type="float">
            <text:p>3,24</text:p>
          </table:table-cell>
          <table:table-cell table:style-name="ce9" office:value-type="float" office:value="0.59" calcext:value-type="float">
            <text:p>0,59</text:p>
          </table:table-cell>
          <table:table-cell table:style-name="ce9" office:value-type="float" office:value="0.62" calcext:value-type="float">
            <text:p>0,62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0.57" calcext:value-type="float">
            <text:p>0,57</text:p>
          </table:table-cell>
          <table:table-cell table:style-name="ce28" table:formula="of:=[data.E525]/([data.C525]*[data.D525])" office:value-type="float" office:value="0.701099370614431" calcext:value-type="float">
            <text:p>0,70</text:p>
          </table:table-cell>
          <table:table-cell table:style-name="ce5" table:formula="of:=[data.B525]/[data.E525]" office:value-type="float" office:value="4.27901743858991" calcext:value-type="float">
            <text:p>4,279</text:p>
          </table:table-cell>
          <table:table-cell table:style-name="ce7" table:formula="of:=AVERAGE([data.F525:.J525])" office:value-type="float" office:value="3.226" calcext:value-type="float">
            <text:p>3,23</text:p>
          </table:table-cell>
          <table:table-cell table:style-name="ce9" table:formula="of:=AVERAGE([data.K525:.O525])" office:value-type="float" office:value="0.612" calcext:value-type="float">
            <text:p>0,61</text:p>
          </table:table-cell>
          <table:table-cell table:style-name="ce12" table:formula="of:=[data.Q525]/[data.Q469]*(LOG([data.R469]*1000)/LOG([data.R525]*1000))" office:value-type="float" office:value="1.43365003390128" calcext:value-type="float">
            <text:p>1,43</text:p>
          </table:table-cell>
          <table:table-cell table:style-name="ce12" table:formula="of:=[data.Q525]/[data.Q469]*(LOG([data.S469]*1000)/LOG([data.S525]*1000))" office:value-type="float" office:value="1.67405643128699" calcext:value-type="float">
            <text:p>1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849640" calcext:value-type="float">
            <text:p>849640</text:p>
          </table:table-cell>
          <table:table-cell table:style-name="ce7" office:value-type="float" office:value="3.4" calcext:value-type="float">
            <text:p>3,40</text:p>
          </table:table-cell>
          <table:table-cell table:style-name="ce7" office:value-type="float" office:value="3.36" calcext:value-type="float">
            <text:p>3,36</text:p>
          </table:table-cell>
          <table:table-cell table:style-name="ce7" office:value-type="float" office:value="3.31" calcext:value-type="float">
            <text:p>3,31</text:p>
          </table:table-cell>
          <table:table-cell table:style-name="ce7" office:value-type="float" office:value="3.29" calcext:value-type="float">
            <text:p>3,29</text:p>
          </table:table-cell>
          <table:table-cell table:style-name="ce7" office:value-type="float" office:value="3.33" calcext:value-type="float">
            <text:p>3,33</text:p>
          </table:table-cell>
          <table:table-cell table:style-name="ce9" office:value-type="float" office:value="0.57" calcext:value-type="float">
            <text:p>0,57</text:p>
          </table:table-cell>
          <table:table-cell table:style-name="ce9" office:value-type="float" office:value="0.6" calcext:value-type="float">
            <text:p>0,60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62" calcext:value-type="float">
            <text:p>0,62</text:p>
          </table:table-cell>
          <table:table-cell table:style-name="ce28" table:formula="of:=[data.E526]/([data.C526]*[data.D526])" office:value-type="float" office:value="0.87263569585723" calcext:value-type="float">
            <text:p>0,87</text:p>
          </table:table-cell>
          <table:table-cell table:style-name="ce5" table:formula="of:=[data.B526]/[data.E526]" office:value-type="float" office:value="3.43787957252483" calcext:value-type="float">
            <text:p>3,438</text:p>
          </table:table-cell>
          <table:table-cell table:style-name="ce7" table:formula="of:=AVERAGE([data.F526:.J526])" office:value-type="float" office:value="3.338" calcext:value-type="float">
            <text:p>3,34</text:p>
          </table:table-cell>
          <table:table-cell table:style-name="ce9" table:formula="of:=AVERAGE([data.K526:.O526])" office:value-type="float" office:value="0.592" calcext:value-type="float">
            <text:p>0,59</text:p>
          </table:table-cell>
          <table:table-cell table:style-name="ce12" table:formula="of:=[data.Q526]/[data.Q470]*(LOG([data.R470]*1000)/LOG([data.R526]*1000))" office:value-type="float" office:value="1.42244816800915" calcext:value-type="float">
            <text:p>1,42</text:p>
          </table:table-cell>
          <table:table-cell table:style-name="ce12" table:formula="of:=[data.Q526]/[data.Q470]*(LOG([data.S470]*1000)/LOG([data.S526]*1000))" office:value-type="float" office:value="1.65126959479091" calcext:value-type="float">
            <text:p>1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1177230" calcext:value-type="float">
            <text:p>1177230</text:p>
          </table:table-cell>
          <table:table-cell table:style-name="ce7" office:value-type="float" office:value="4.21" calcext:value-type="float">
            <text:p>4,21</text:p>
          </table:table-cell>
          <table:table-cell table:style-name="ce7" office:value-type="float" office:value="3.95" calcext:value-type="float">
            <text:p>3,95</text:p>
          </table:table-cell>
          <table:table-cell table:style-name="ce7" office:value-type="float" office:value="4.29" calcext:value-type="float">
            <text:p>4,29</text:p>
          </table:table-cell>
          <table:table-cell table:style-name="ce7" office:value-type="float" office:value="4.18" calcext:value-type="float">
            <text:p>4,18</text:p>
          </table:table-cell>
          <table:table-cell table:style-name="ce7" office:value-type="float" office:value="4.3" calcext:value-type="float">
            <text:p>4,30</text:p>
          </table:table-cell>
          <table:table-cell table:style-name="ce9" office:value-type="float" office:value="0.43" calcext:value-type="float">
            <text:p>0,43</text:p>
          </table:table-cell>
          <table:table-cell table:style-name="ce9" office:value-type="float" office:value="0.46" calcext:value-type="float">
            <text:p>0,46</text:p>
          </table:table-cell>
          <table:table-cell table:style-name="ce9" office:value-type="float" office:value="0.42" calcext:value-type="float">
            <text:p>0,42</text:p>
          </table:table-cell>
          <table:table-cell table:style-name="ce9" office:value-type="float" office:value="0.48" calcext:value-type="float">
            <text:p>0,48</text:p>
          </table:table-cell>
          <table:table-cell table:style-name="ce9" office:value-type="float" office:value="0.37" calcext:value-type="float">
            <text:p>0,37</text:p>
          </table:table-cell>
          <table:table-cell table:style-name="ce28" table:formula="of:=[data.E527]/([data.C527]*[data.D527])" office:value-type="float" office:value="1.24717137045512" calcext:value-type="float">
            <text:p>1,25</text:p>
          </table:table-cell>
          <table:table-cell table:style-name="ce5" table:formula="of:=[data.B527]/[data.E527]" office:value-type="float" office:value="2.40545687758552" calcext:value-type="float">
            <text:p>2,405</text:p>
          </table:table-cell>
          <table:table-cell table:style-name="ce7" table:formula="of:=AVERAGE([data.F527:.J527])" office:value-type="float" office:value="4.186" calcext:value-type="float">
            <text:p>4,19</text:p>
          </table:table-cell>
          <table:table-cell table:style-name="ce9" table:formula="of:=AVERAGE([data.K527:.O527])" office:value-type="float" office:value="0.432" calcext:value-type="float">
            <text:p>0,43</text:p>
          </table:table-cell>
          <table:table-cell table:style-name="ce12" table:formula="of:=[data.Q527]/[data.Q471]*(LOG([data.R471]*1000)/LOG([data.R527]*1000))" office:value-type="float" office:value="1.28563247221529" calcext:value-type="float">
            <text:p>1,29</text:p>
          </table:table-cell>
          <table:table-cell table:style-name="ce12" table:formula="of:=[data.Q527]/[data.Q471]*(LOG([data.S471]*1000)/LOG([data.S527]*1000))" office:value-type="float" office:value="1.61822196121274" calcext:value-type="float">
            <text:p>1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68604" calcext:value-type="float">
            <text:p>868604</text:p>
          </table:table-cell>
          <table:table-cell table:style-name="ce7" office:value-type="float" office:value="4.15" calcext:value-type="float">
            <text:p>4,15</text:p>
          </table:table-cell>
          <table:table-cell table:style-name="ce7" office:value-type="float" office:value="4.33" calcext:value-type="float">
            <text:p>4,33</text:p>
          </table:table-cell>
          <table:table-cell table:style-name="ce7" office:value-type="float" office:value="4.07" calcext:value-type="float">
            <text:p>4,07</text:p>
          </table:table-cell>
          <table:table-cell table:style-name="ce7" office:value-type="float" office:value="4.1" calcext:value-type="float">
            <text:p>4,10</text:p>
          </table:table-cell>
          <table:table-cell table:style-name="ce7" office:value-type="float" office:value="4.05" calcext:value-type="float">
            <text:p>4,05</text:p>
          </table:table-cell>
          <table:table-cell table:style-name="ce9" office:value-type="float" office:value="0.71" calcext:value-type="float">
            <text:p>0,71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81" calcext:value-type="float">
            <text:p>0,81</text:p>
          </table:table-cell>
          <table:table-cell table:style-name="ce28" table:formula="of:=[data.E528]/([data.C528]*[data.D528])" office:value-type="float" office:value="0.775716592363969" calcext:value-type="float">
            <text:p>0,78</text:p>
          </table:table-cell>
          <table:table-cell table:style-name="ce5" table:formula="of:=[data.B528]/[data.E528]" office:value-type="float" office:value="3.86741023527407" calcext:value-type="float">
            <text:p>3,867</text:p>
          </table:table-cell>
          <table:table-cell table:style-name="ce7" table:formula="of:=AVERAGE([data.F528:.J528])" office:value-type="float" office:value="4.14" calcext:value-type="float">
            <text:p>4,14</text:p>
          </table:table-cell>
          <table:table-cell table:style-name="ce9" table:formula="of:=AVERAGE([data.K528:.O528])" office:value-type="float" office:value="0.732" calcext:value-type="float">
            <text:p>0,73</text:p>
          </table:table-cell>
          <table:table-cell table:style-name="ce12" table:formula="of:=[data.Q528]/[data.Q472]*(LOG([data.R472]*1000)/LOG([data.R528]*1000))" office:value-type="float" office:value="1.66991260869887" calcext:value-type="float">
            <text:p>1,67</text:p>
          </table:table-cell>
          <table:table-cell table:style-name="ce12" table:formula="of:=[data.Q528]/[data.Q472]*(LOG([data.S472]*1000)/LOG([data.S528]*1000))" office:value-type="float" office:value="1.9546237149" calcext:value-type="float">
            <text:p>1,9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1311304" calcext:value-type="float">
            <text:p>1311304</text:p>
          </table:table-cell>
          <table:table-cell table:style-name="ce7" office:value-type="float" office:value="5.53" calcext:value-type="float">
            <text:p>5,53</text:p>
          </table:table-cell>
          <table:table-cell table:style-name="ce7" office:value-type="float" office:value="5.45" calcext:value-type="float">
            <text:p>5,45</text:p>
          </table:table-cell>
          <table:table-cell table:style-name="ce7" office:value-type="float" office:value="5.54" calcext:value-type="float">
            <text:p>5,54</text:p>
          </table:table-cell>
          <table:table-cell table:style-name="ce7" office:value-type="float" office:value="5.58" calcext:value-type="float">
            <text:p>5,58</text:p>
          </table:table-cell>
          <table:table-cell table:style-name="ce7" office:value-type="float" office:value="5.69" calcext:value-type="float">
            <text:p>5,69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0.63" calcext:value-type="float">
            <text:p>0,63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63" calcext:value-type="float">
            <text:p>0,63</text:p>
          </table:table-cell>
          <table:table-cell table:style-name="ce28" table:formula="of:=[data.E529]/([data.C529]*[data.D529])" office:value-type="float" office:value="1.02024137780793" calcext:value-type="float">
            <text:p>1,02</text:p>
          </table:table-cell>
          <table:table-cell table:style-name="ce5" table:formula="of:=[data.B529]/[data.E529]" office:value-type="float" office:value="2.94049282241189" calcext:value-type="float">
            <text:p>2,940</text:p>
          </table:table-cell>
          <table:table-cell table:style-name="ce7" table:formula="of:=AVERAGE([data.F529:.J529])" office:value-type="float" office:value="5.558" calcext:value-type="float">
            <text:p>5,56</text:p>
          </table:table-cell>
          <table:table-cell table:style-name="ce9" table:formula="of:=AVERAGE([data.K529:.O529])" office:value-type="float" office:value="0.686" calcext:value-type="float">
            <text:p>0,69</text:p>
          </table:table-cell>
          <table:table-cell table:style-name="ce12" table:formula="of:=[data.Q529]/[data.Q473]*(LOG([data.R473]*1000)/LOG([data.R529]*1000))" office:value-type="float" office:value="1.39864907015763" calcext:value-type="float">
            <text:p>1,40</text:p>
          </table:table-cell>
          <table:table-cell table:style-name="ce12" table:formula="of:=[data.Q529]/[data.Q473]*(LOG([data.S473]*1000)/LOG([data.S529]*1000))" office:value-type="float" office:value="1.65559317835458" calcext:value-type="float">
            <text:p>1,6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884302" calcext:value-type="float">
            <text:p>884302</text:p>
          </table:table-cell>
          <table:table-cell table:style-name="ce7" office:value-type="float" office:value="4.16" calcext:value-type="float">
            <text:p>4,16</text:p>
          </table:table-cell>
          <table:table-cell table:style-name="ce7" office:value-type="float" office:value="4.15" calcext:value-type="float">
            <text:p>4,15</text:p>
          </table:table-cell>
          <table:table-cell table:style-name="ce7" office:value-type="float" office:value="4.23" calcext:value-type="float">
            <text:p>4,23</text:p>
          </table:table-cell>
          <table:table-cell table:style-name="ce7" office:value-type="float" office:value="4.17" calcext:value-type="float">
            <text:p>4,17</text:p>
          </table:table-cell>
          <table:table-cell table:style-name="ce7" office:value-type="float" office:value="4.18" calcext:value-type="float">
            <text:p>4,18</text:p>
          </table:table-cell>
          <table:table-cell table:style-name="ce9" office:value-type="float" office:value="0.59" calcext:value-type="float">
            <text:p>0,59</text:p>
          </table:table-cell>
          <table:table-cell table:number-columns-repeated="3" table:style-name="ce9" office:value-type="float" office:value="0.6" calcext:value-type="float">
            <text:p>0,60</text:p>
          </table:table-cell>
          <table:table-cell table:style-name="ce9" office:value-type="float" office:value="0.56" calcext:value-type="float">
            <text:p>0,56</text:p>
          </table:table-cell>
          <table:table-cell table:style-name="ce28" table:formula="of:=[data.E530]/([data.C530]*[data.D530])" office:value-type="float" office:value="0.787530279281847" calcext:value-type="float">
            <text:p>0,79</text:p>
          </table:table-cell>
          <table:table-cell table:style-name="ce5" table:formula="of:=[data.B530]/[data.E530]" office:value-type="float" office:value="3.80939543278201" calcext:value-type="float">
            <text:p>3,809</text:p>
          </table:table-cell>
          <table:table-cell table:style-name="ce7" table:formula="of:=AVERAGE([data.F530:.J530])" office:value-type="float" office:value="4.178" calcext:value-type="float">
            <text:p>4,18</text:p>
          </table:table-cell>
          <table:table-cell table:style-name="ce9" table:formula="of:=AVERAGE([data.K530:.O530])" office:value-type="float" office:value="0.59" calcext:value-type="float">
            <text:p>0,59</text:p>
          </table:table-cell>
          <table:table-cell table:style-name="ce12" table:formula="of:=[data.Q530]/[data.Q474]*(LOG([data.R474]*1000)/LOG([data.R530]*1000))" office:value-type="float" office:value="1.55912907010274" calcext:value-type="float">
            <text:p>1,56</text:p>
          </table:table-cell>
          <table:table-cell table:style-name="ce12" table:formula="of:=[data.Q530]/[data.Q474]*(LOG([data.S474]*1000)/LOG([data.S530]*1000))" office:value-type="float" office:value="1.77447513535886" calcext:value-type="float">
            <text:p>1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854380" calcext:value-type="float">
            <text:p>854380</text:p>
          </table:table-cell>
          <table:table-cell table:style-name="ce7" office:value-type="float" office:value="3" calcext:value-type="float">
            <text:p>3,00</text:p>
          </table:table-cell>
          <table:table-cell table:style-name="ce7" office:value-type="float" office:value="2.87" calcext:value-type="float">
            <text:p>2,87</text:p>
          </table:table-cell>
          <table:table-cell table:style-name="ce7" office:value-type="float" office:value="2.96" calcext:value-type="float">
            <text:p>2,96</text:p>
          </table:table-cell>
          <table:table-cell table:style-name="ce7" office:value-type="float" office:value="2.91" calcext:value-type="float">
            <text:p>2,91</text:p>
          </table:table-cell>
          <table:table-cell table:style-name="ce7" office:value-type="float" office:value="2.92" calcext:value-type="float">
            <text:p>2,92</text:p>
          </table:table-cell>
          <table:table-cell table:style-name="ce9" office:value-type="float" office:value="0.6" calcext:value-type="float">
            <text:p>0,60</text:p>
          </table:table-cell>
          <table:table-cell table:style-name="ce9" office:value-type="float" office:value="0.45" calcext:value-type="float">
            <text:p>0,45</text:p>
          </table:table-cell>
          <table:table-cell table:style-name="ce9" office:value-type="float" office:value="0.55" calcext:value-type="float">
            <text:p>0,55</text:p>
          </table:table-cell>
          <table:table-cell table:number-columns-repeated="2" table:style-name="ce9" office:value-type="float" office:value="0.45" calcext:value-type="float">
            <text:p>0,45</text:p>
          </table:table-cell>
          <table:table-cell table:style-name="ce28" table:formula="of:=[data.E531]/([data.C531]*[data.D531])" office:value-type="float" office:value="0.920223857448129" calcext:value-type="float">
            <text:p>0,92</text:p>
          </table:table-cell>
          <table:table-cell table:style-name="ce5" table:formula="of:=[data.B531]/[data.E531]" office:value-type="float" office:value="3.26009503967789" calcext:value-type="float">
            <text:p>3,260</text:p>
          </table:table-cell>
          <table:table-cell table:style-name="ce7" table:formula="of:=AVERAGE([data.F531:.J531])" office:value-type="float" office:value="2.932" calcext:value-type="float">
            <text:p>2,93</text:p>
          </table:table-cell>
          <table:table-cell table:style-name="ce9" table:formula="of:=AVERAGE([data.K531:.O531])" office:value-type="float" office:value="0.5" calcext:value-type="float">
            <text:p>0,50</text:p>
          </table:table-cell>
          <table:table-cell table:style-name="ce12" table:formula="of:=[data.Q531]/[data.Q475]*(LOG([data.R475]*1000)/LOG([data.R531]*1000))" office:value-type="float" office:value="1.45910846132601" calcext:value-type="float">
            <text:p>1,46</text:p>
          </table:table-cell>
          <table:table-cell table:style-name="ce12" table:formula="of:=[data.Q531]/[data.Q475]*(LOG([data.S475]*1000)/LOG([data.S531]*1000))" office:value-type="float" office:value="1.73946929747196" calcext:value-type="float">
            <text:p>1,7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340804" calcext:value-type="float">
            <text:p>1340804</text:p>
          </table:table-cell>
          <table:table-cell table:style-name="ce7" office:value-type="float" office:value="5.76" calcext:value-type="float">
            <text:p>5,76</text:p>
          </table:table-cell>
          <table:table-cell table:number-columns-repeated="2" table:style-name="ce7" office:value-type="float" office:value="5.67" calcext:value-type="float">
            <text:p>5,67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7.45" calcext:value-type="float">
            <text:p>7,45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0.65" calcext:value-type="float">
            <text:p>0,65</text:p>
          </table:table-cell>
          <table:table-cell table:number-columns-repeated="2" table:style-name="ce9" office:value-type="float" office:value="0.69" calcext:value-type="float">
            <text:p>0,69</text:p>
          </table:table-cell>
          <table:table-cell table:style-name="ce9" office:value-type="float" office:value="0.98" calcext:value-type="float">
            <text:p>0,98</text:p>
          </table:table-cell>
          <table:table-cell table:style-name="ce28" table:formula="of:=[data.E532]/([data.C532]*[data.D532])" office:value-type="float" office:value="1.02101729815017" calcext:value-type="float">
            <text:p>1,02</text:p>
          </table:table-cell>
          <table:table-cell table:style-name="ce5" table:formula="of:=[data.B532]/[data.E532]" office:value-type="float" office:value="2.93825794075793" calcext:value-type="float">
            <text:p>2,938</text:p>
          </table:table-cell>
          <table:table-cell table:style-name="ce7" table:formula="of:=AVERAGE([data.F532:.J532])" office:value-type="float" office:value="6.07" calcext:value-type="float">
            <text:p>6,07</text:p>
          </table:table-cell>
          <table:table-cell table:style-name="ce9" table:formula="of:=AVERAGE([data.K532:.O532])" office:value-type="float" office:value="0.74" calcext:value-type="float">
            <text:p>0,74</text:p>
          </table:table-cell>
          <table:table-cell table:style-name="ce12" table:formula="of:=[data.Q532]/[data.Q476]*(LOG([data.R476]*1000)/LOG([data.R532]*1000))" office:value-type="float" office:value="1.32009328060069" calcext:value-type="float">
            <text:p>1,32</text:p>
          </table:table-cell>
          <table:table-cell table:style-name="ce12" table:formula="of:=[data.Q532]/[data.Q476]*(LOG([data.S476]*1000)/LOG([data.S532]*1000))" office:value-type="float" office:value="1.57945654749849" calcext:value-type="float">
            <text:p>1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1157866" calcext:value-type="float">
            <text:p>1157866</text:p>
          </table:table-cell>
          <table:table-cell table:style-name="ce7" office:value-type="float" office:value="4.1" calcext:value-type="float">
            <text:p>4,10</text:p>
          </table:table-cell>
          <table:table-cell table:style-name="ce7" office:value-type="float" office:value="4.47" calcext:value-type="float">
            <text:p>4,47</text:p>
          </table:table-cell>
          <table:table-cell table:style-name="ce7" office:value-type="float" office:value="4.27" calcext:value-type="float">
            <text:p>4,27</text:p>
          </table:table-cell>
          <table:table-cell table:style-name="ce7" office:value-type="float" office:value="4.82" calcext:value-type="float">
            <text:p>4,82</text:p>
          </table:table-cell>
          <table:table-cell table:style-name="ce7" office:value-type="float" office:value="4.68" calcext:value-type="float">
            <text:p>4,68</text:p>
          </table:table-cell>
          <table:table-cell table:style-name="ce9" office:value-type="float" office:value="0.58" calcext:value-type="float">
            <text:p>0,58</text:p>
          </table:table-cell>
          <table:table-cell table:style-name="ce9" office:value-type="float" office:value="0.53" calcext:value-type="float">
            <text:p>0,53</text:p>
          </table:table-cell>
          <table:table-cell table:style-name="ce9" office:value-type="float" office:value="0.57" calcext:value-type="float">
            <text:p>0,57</text:p>
          </table:table-cell>
          <table:table-cell table:style-name="ce9" office:value-type="float" office:value="0.51" calcext:value-type="float">
            <text:p>0,51</text:p>
          </table:table-cell>
          <table:table-cell table:style-name="ce9" office:value-type="float" office:value="0.53" calcext:value-type="float">
            <text:p>0,53</text:p>
          </table:table-cell>
          <table:table-cell table:style-name="ce28" table:formula="of:=[data.E533]/([data.C533]*[data.D533])" office:value-type="float" office:value="1.03617733390607" calcext:value-type="float">
            <text:p>1,04</text:p>
          </table:table-cell>
          <table:table-cell table:style-name="ce5" table:formula="of:=[data.B533]/[data.E533]" office:value-type="float" office:value="2.89527112809254" calcext:value-type="float">
            <text:p>2,895</text:p>
          </table:table-cell>
          <table:table-cell table:style-name="ce7" table:formula="of:=AVERAGE([data.F533:.J533])" office:value-type="float" office:value="4.468" calcext:value-type="float">
            <text:p>4,47</text:p>
          </table:table-cell>
          <table:table-cell table:style-name="ce9" table:formula="of:=AVERAGE([data.K533:.O533])" office:value-type="float" office:value="0.544" calcext:value-type="float">
            <text:p>0,54</text:p>
          </table:table-cell>
          <table:table-cell table:style-name="ce12" table:formula="of:=[data.Q533]/[data.Q477]*(LOG([data.R477]*1000)/LOG([data.R533]*1000))" office:value-type="float" office:value="1.50346868702462" calcext:value-type="float">
            <text:p>1,50</text:p>
          </table:table-cell>
          <table:table-cell table:style-name="ce12" table:formula="of:=[data.Q533]/[data.Q477]*(LOG([data.S477]*1000)/LOG([data.S533]*1000))" office:value-type="float" office:value="1.81635657843726" calcext:value-type="float">
            <text:p>1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586682" calcext:value-type="float">
            <text:p>1586682</text:p>
          </table:table-cell>
          <table:table-cell table:style-name="ce7" office:value-type="float" office:value="6.46" calcext:value-type="float">
            <text:p>6,46</text:p>
          </table:table-cell>
          <table:table-cell table:style-name="ce7" office:value-type="float" office:value="6.44" calcext:value-type="float">
            <text:p>6,44</text:p>
          </table:table-cell>
          <table:table-cell table:style-name="ce7" office:value-type="float" office:value="6.48" calcext:value-type="float">
            <text:p>6,48</text:p>
          </table:table-cell>
          <table:table-cell table:style-name="ce7" office:value-type="float" office:value="6.46" calcext:value-type="float">
            <text:p>6,46</text:p>
          </table:table-cell>
          <table:table-cell table:style-name="ce7" office:value-type="float" office:value="6.37" calcext:value-type="float">
            <text:p>6,37</text:p>
          </table:table-cell>
          <table:table-cell table:number-columns-repeated="2" table:style-name="ce9" office:value-type="float" office:value="0.59" calcext:value-type="float">
            <text:p>0,59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0.62" calcext:value-type="float">
            <text:p>0,62</text:p>
          </table:table-cell>
          <table:table-cell table:style-name="ce9" office:value-type="float" office:value="0.61" calcext:value-type="float">
            <text:p>0,61</text:p>
          </table:table-cell>
          <table:table-cell table:style-name="ce28" table:formula="of:=[data.E534]/([data.C534]*[data.D534])" office:value-type="float" office:value="1.21343071275619" calcext:value-type="float">
            <text:p>1,21</text:p>
          </table:table-cell>
          <table:table-cell table:style-name="ce5" table:formula="of:=[data.B534]/[data.E534]" office:value-type="float" office:value="2.47233913285712" calcext:value-type="float">
            <text:p>2,472</text:p>
          </table:table-cell>
          <table:table-cell table:style-name="ce7" table:formula="of:=AVERAGE([data.F534:.J534])" office:value-type="float" office:value="6.442" calcext:value-type="float">
            <text:p>6,44</text:p>
          </table:table-cell>
          <table:table-cell table:style-name="ce9" table:formula="of:=AVERAGE([data.K534:.O534])" office:value-type="float" office:value="0.612" calcext:value-type="float">
            <text:p>0,61</text:p>
          </table:table-cell>
          <table:table-cell table:style-name="ce12" table:formula="of:=[data.Q534]/[data.Q478]*(LOG([data.R478]*1000)/LOG([data.R534]*1000))" office:value-type="float" office:value="1.30155910176566" calcext:value-type="float">
            <text:p>1,30</text:p>
          </table:table-cell>
          <table:table-cell table:style-name="ce12" table:formula="of:=[data.Q534]/[data.Q478]*(LOG([data.S478]*1000)/LOG([data.S534]*1000))" office:value-type="float" office:value="1.56368335553338" calcext:value-type="float">
            <text:p>1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1050404" calcext:value-type="float">
            <text:p>1050404</text:p>
          </table:table-cell>
          <table:table-cell table:style-name="ce7" office:value-type="float" office:value="5.32" calcext:value-type="float">
            <text:p>5,32</text:p>
          </table:table-cell>
          <table:table-cell table:style-name="ce7" office:value-type="float" office:value="5.55" calcext:value-type="float">
            <text:p>5,55</text:p>
          </table:table-cell>
          <table:table-cell table:style-name="ce7" office:value-type="float" office:value="6.56" calcext:value-type="float">
            <text:p>6,56</text:p>
          </table:table-cell>
          <table:table-cell table:style-name="ce7" office:value-type="float" office:value="5.45" calcext:value-type="float">
            <text:p>5,45</text:p>
          </table:table-cell>
          <table:table-cell table:style-name="ce7" office:value-type="float" office:value="5.49" calcext:value-type="float">
            <text:p>5,49</text:p>
          </table:table-cell>
          <table:table-cell table:number-columns-repeated="2" table:style-name="ce9" office:value-type="float" office:value="0.69" calcext:value-type="float">
            <text:p>0,69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68" calcext:value-type="float">
            <text:p>0,68</text:p>
          </table:table-cell>
          <table:table-cell table:style-name="ce28" table:formula="of:=[data.E535]/([data.C535]*[data.D535])" office:value-type="float" office:value="0.817664092664093" calcext:value-type="float">
            <text:p>0,82</text:p>
          </table:table-cell>
          <table:table-cell table:style-name="ce5" table:formula="of:=[data.B535]/[data.E535]" office:value-type="float" office:value="3.66900449731722" calcext:value-type="float">
            <text:p>3,669</text:p>
          </table:table-cell>
          <table:table-cell table:style-name="ce7" table:formula="of:=AVERAGE([data.F535:.J535])" office:value-type="float" office:value="5.674" calcext:value-type="float">
            <text:p>5,67</text:p>
          </table:table-cell>
          <table:table-cell table:style-name="ce9" table:formula="of:=AVERAGE([data.K535:.O535])" office:value-type="float" office:value="0.72" calcext:value-type="float">
            <text:p>0,72</text:p>
          </table:table-cell>
          <table:table-cell table:style-name="ce12" table:formula="of:=[data.Q535]/[data.Q479]*(LOG([data.R479]*1000)/LOG([data.R535]*1000))" office:value-type="float" office:value="1.32745607173593" calcext:value-type="float">
            <text:p>1,33</text:p>
          </table:table-cell>
          <table:table-cell table:style-name="ce12" table:formula="of:=[data.Q535]/[data.Q479]*(LOG([data.S479]*1000)/LOG([data.S535]*1000))" office:value-type="float" office:value="1.50125643816707" calcext:value-type="float">
            <text:p>1,5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1070544" calcext:value-type="float">
            <text:p>1070544</text:p>
          </table:table-cell>
          <table:table-cell table:style-name="ce7" office:value-type="float" office:value="4.25" calcext:value-type="float">
            <text:p>4,25</text:p>
          </table:table-cell>
          <table:table-cell table:style-name="ce7" office:value-type="float" office:value="4.36" calcext:value-type="float">
            <text:p>4,36</text:p>
          </table:table-cell>
          <table:table-cell table:style-name="ce7" office:value-type="float" office:value="4.9" calcext:value-type="float">
            <text:p>4,90</text:p>
          </table:table-cell>
          <table:table-cell table:style-name="ce7" office:value-type="float" office:value="4.53" calcext:value-type="float">
            <text:p>4,53</text:p>
          </table:table-cell>
          <table:table-cell table:style-name="ce7" office:value-type="float" office:value="4.54" calcext:value-type="float">
            <text:p>4,54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0.54" calcext:value-type="float">
            <text:p>0,54</text:p>
          </table:table-cell>
          <table:table-cell table:style-name="ce9" office:value-type="float" office:value="0.7" calcext:value-type="float">
            <text:p>0,70</text:p>
          </table:table-cell>
          <table:table-cell table:style-name="ce9" office:value-type="float" office:value="0.54" calcext:value-type="float">
            <text:p>0,54</text:p>
          </table:table-cell>
          <table:table-cell table:style-name="ce9" office:value-type="float" office:value="0.52" calcext:value-type="float">
            <text:p>0,52</text:p>
          </table:table-cell>
          <table:table-cell table:style-name="ce28" table:formula="of:=[data.E536]/([data.C536]*[data.D536])" office:value-type="float" office:value="0.987400895034514" calcext:value-type="float">
            <text:p>0,99</text:p>
          </table:table-cell>
          <table:table-cell table:style-name="ce5" table:formula="of:=[data.B536]/[data.E536]" office:value-type="float" office:value="3.03829454931325" calcext:value-type="float">
            <text:p>3,038</text:p>
          </table:table-cell>
          <table:table-cell table:style-name="ce7" table:formula="of:=AVERAGE([data.F536:.J536])" office:value-type="float" office:value="4.516" calcext:value-type="float">
            <text:p>4,52</text:p>
          </table:table-cell>
          <table:table-cell table:style-name="ce9" table:formula="of:=AVERAGE([data.K536:.O536])" office:value-type="float" office:value="0.582" calcext:value-type="float">
            <text:p>0,58</text:p>
          </table:table-cell>
          <table:table-cell table:style-name="ce12" table:formula="of:=[data.Q536]/[data.Q480]*(LOG([data.R480]*1000)/LOG([data.R536]*1000))" office:value-type="float" office:value="1.4809868913626" calcext:value-type="float">
            <text:p>1,48</text:p>
          </table:table-cell>
          <table:table-cell table:style-name="ce12" table:formula="of:=[data.Q536]/[data.Q480]*(LOG([data.S480]*1000)/LOG([data.S536]*1000))" office:value-type="float" office:value="1.65987342320574" calcext:value-type="float">
            <text:p>1,6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315940" calcext:value-type="float">
            <text:p>1315940</text:p>
          </table:table-cell>
          <table:table-cell table:style-name="ce7" office:value-type="float" office:value="6.03" calcext:value-type="float">
            <text:p>6,03</text:p>
          </table:table-cell>
          <table:table-cell table:style-name="ce7" office:value-type="float" office:value="6.13" calcext:value-type="float">
            <text:p>6,13</text:p>
          </table:table-cell>
          <table:table-cell table:style-name="ce7" office:value-type="float" office:value="6.05" calcext:value-type="float">
            <text:p>6,05</text:p>
          </table:table-cell>
          <table:table-cell table:style-name="ce7" office:value-type="float" office:value="6.2" calcext:value-type="float">
            <text:p>6,20</text:p>
          </table:table-cell>
          <table:table-cell table:style-name="ce7" office:value-type="float" office:value="6.08" calcext:value-type="float">
            <text:p>6,08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0.63" calcext:value-type="float">
            <text:p>0,63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0.63" calcext:value-type="float">
            <text:p>0,63</text:p>
          </table:table-cell>
          <table:table-cell table:style-name="ce28" table:formula="of:=[data.E537]/([data.C537]*[data.D537])" office:value-type="float" office:value="1.00136666910171" calcext:value-type="float">
            <text:p>1,00</text:p>
          </table:table-cell>
          <table:table-cell table:style-name="ce5" table:formula="of:=[data.B537]/[data.E537]" office:value-type="float" office:value="2.99591774700974" calcext:value-type="float">
            <text:p>2,996</text:p>
          </table:table-cell>
          <table:table-cell table:style-name="ce7" table:formula="of:=AVERAGE([data.F537:.J537])" office:value-type="float" office:value="6.098" calcext:value-type="float">
            <text:p>6,10</text:p>
          </table:table-cell>
          <table:table-cell table:style-name="ce9" table:formula="of:=AVERAGE([data.K537:.O537])" office:value-type="float" office:value="0.642" calcext:value-type="float">
            <text:p>0,64</text:p>
          </table:table-cell>
          <table:table-cell table:style-name="ce12" table:formula="of:=[data.Q537]/[data.Q481]*(LOG([data.R481]*1000)/LOG([data.R537]*1000))" office:value-type="float" office:value="1.41500021546429" calcext:value-type="float">
            <text:p>1,42</text:p>
          </table:table-cell>
          <table:table-cell table:style-name="ce12" table:formula="of:=[data.Q537]/[data.Q481]*(LOG([data.S481]*1000)/LOG([data.S537]*1000))" office:value-type="float" office:value="1.66832033342565" calcext:value-type="float">
            <text:p>1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862412" calcext:value-type="float">
            <text:p>862412</text:p>
          </table:table-cell>
          <table:table-cell table:style-name="ce7" office:value-type="float" office:value="3.17" calcext:value-type="float">
            <text:p>3,17</text:p>
          </table:table-cell>
          <table:table-cell table:style-name="ce7" office:value-type="float" office:value="3.27" calcext:value-type="float">
            <text:p>3,27</text:p>
          </table:table-cell>
          <table:table-cell table:style-name="ce7" office:value-type="float" office:value="3.21" calcext:value-type="float">
            <text:p>3,21</text:p>
          </table:table-cell>
          <table:table-cell table:style-name="ce7" office:value-type="float" office:value="3.37" calcext:value-type="float">
            <text:p>3,37</text:p>
          </table:table-cell>
          <table:table-cell table:style-name="ce7" office:value-type="float" office:value="4.04" calcext:value-type="float">
            <text:p>4,04</text:p>
          </table:table-cell>
          <table:table-cell table:style-name="ce9" office:value-type="float" office:value="0.48" calcext:value-type="float">
            <text:p>0,48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52" calcext:value-type="float">
            <text:p>0,52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54" calcext:value-type="float">
            <text:p>0,54</text:p>
          </table:table-cell>
          <table:table-cell table:style-name="ce28" table:formula="of:=[data.E538]/([data.C538]*[data.D538])" office:value-type="float" office:value="0.901953647925033" calcext:value-type="float">
            <text:p>0,90</text:p>
          </table:table-cell>
          <table:table-cell table:style-name="ce5" table:formula="of:=[data.B538]/[data.E538]" office:value-type="float" office:value="3.32613182562395" calcext:value-type="float">
            <text:p>3,326</text:p>
          </table:table-cell>
          <table:table-cell table:style-name="ce7" table:formula="of:=AVERAGE([data.F538:.J538])" office:value-type="float" office:value="3.412" calcext:value-type="float">
            <text:p>3,41</text:p>
          </table:table-cell>
          <table:table-cell table:style-name="ce9" table:formula="of:=AVERAGE([data.K538:.O538])" office:value-type="float" office:value="0.532" calcext:value-type="float">
            <text:p>0,53</text:p>
          </table:table-cell>
          <table:table-cell table:style-name="ce12" table:formula="of:=[data.Q538]/[data.Q482]*(LOG([data.R482]*1000)/LOG([data.R538]*1000))" office:value-type="float" office:value="1.46575936113048" calcext:value-type="float">
            <text:p>1,47</text:p>
          </table:table-cell>
          <table:table-cell table:style-name="ce12" table:formula="of:=[data.Q538]/[data.Q482]*(LOG([data.S482]*1000)/LOG([data.S538]*1000))" office:value-type="float" office:value="1.61886535579368" calcext:value-type="float">
            <text:p>1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922672" calcext:value-type="float">
            <text:p>922672</text:p>
          </table:table-cell>
          <table:table-cell table:style-name="ce7" office:value-type="float" office:value="4.76" calcext:value-type="float">
            <text:p>4,76</text:p>
          </table:table-cell>
          <table:table-cell table:style-name="ce7" office:value-type="float" office:value="4.37" calcext:value-type="float">
            <text:p>4,37</text:p>
          </table:table-cell>
          <table:table-cell table:style-name="ce7" office:value-type="float" office:value="4.4" calcext:value-type="float">
            <text:p>4,40</text:p>
          </table:table-cell>
          <table:table-cell table:style-name="ce7" office:value-type="float" office:value="4.32" calcext:value-type="float">
            <text:p>4,32</text:p>
          </table:table-cell>
          <table:table-cell table:style-name="ce7" office:value-type="float" office:value="4.3" calcext:value-type="float">
            <text:p>4,30</text:p>
          </table:table-cell>
          <table:table-cell table:style-name="ce9" office:value-type="float" office:value="0.64" calcext:value-type="float">
            <text:p>0,64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0.67" calcext:value-type="float">
            <text:p>0,67</text:p>
          </table:table-cell>
          <table:table-cell table:number-columns-repeated="2" table:style-name="ce9" office:value-type="float" office:value="0.65" calcext:value-type="float">
            <text:p>0,65</text:p>
          </table:table-cell>
          <table:table-cell table:style-name="ce28" table:formula="of:=[data.E539]/([data.C539]*[data.D539])" office:value-type="float" office:value="0.823620146679711" calcext:value-type="float">
            <text:p>0,82</text:p>
          </table:table-cell>
          <table:table-cell table:style-name="ce5" table:formula="of:=[data.B539]/[data.E539]" office:value-type="float" office:value="3.642473164895" calcext:value-type="float">
            <text:p>3,642</text:p>
          </table:table-cell>
          <table:table-cell table:style-name="ce7" table:formula="of:=AVERAGE([data.F539:.J539])" office:value-type="float" office:value="4.43" calcext:value-type="float">
            <text:p>4,43</text:p>
          </table:table-cell>
          <table:table-cell table:style-name="ce9" table:formula="of:=AVERAGE([data.K539:.O539])" office:value-type="float" office:value="0.644" calcext:value-type="float">
            <text:p>0,64</text:p>
          </table:table-cell>
          <table:table-cell table:style-name="ce12" table:formula="of:=[data.Q539]/[data.Q483]*(LOG([data.R483]*1000)/LOG([data.R539]*1000))" office:value-type="float" office:value="1.38414540071148" calcext:value-type="float">
            <text:p>1,38</text:p>
          </table:table-cell>
          <table:table-cell table:style-name="ce12" table:formula="of:=[data.Q539]/[data.Q483]*(LOG([data.S483]*1000)/LOG([data.S539]*1000))" office:value-type="float" office:value="1.57447269266481" calcext:value-type="float">
            <text:p>1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924216" calcext:value-type="float">
            <text:p>924216</text:p>
          </table:table-cell>
          <table:table-cell table:style-name="ce7" office:value-type="float" office:value="3.51" calcext:value-type="float">
            <text:p>3,51</text:p>
          </table:table-cell>
          <table:table-cell table:style-name="ce7" office:value-type="float" office:value="3.49" calcext:value-type="float">
            <text:p>3,49</text:p>
          </table:table-cell>
          <table:table-cell table:style-name="ce7" office:value-type="float" office:value="3.46" calcext:value-type="float">
            <text:p>3,46</text:p>
          </table:table-cell>
          <table:table-cell table:style-name="ce7" office:value-type="float" office:value="3.41" calcext:value-type="float">
            <text:p>3,41</text:p>
          </table:table-cell>
          <table:table-cell table:style-name="ce7" office:value-type="float" office:value="3.37" calcext:value-type="float">
            <text:p>3,37</text:p>
          </table:table-cell>
          <table:table-cell table:style-name="ce9" office:value-type="float" office:value="0.52" calcext:value-type="float">
            <text:p>0,52</text:p>
          </table:table-cell>
          <table:table-cell table:style-name="ce9" office:value-type="float" office:value="0.51" calcext:value-type="float">
            <text:p>0,51</text:p>
          </table:table-cell>
          <table:table-cell table:style-name="ce9" office:value-type="float" office:value="0.49" calcext:value-type="float">
            <text:p>0,49</text:p>
          </table:table-cell>
          <table:table-cell table:style-name="ce9" office:value-type="float" office:value="0.52" calcext:value-type="float">
            <text:p>0,52</text:p>
          </table:table-cell>
          <table:table-cell table:style-name="ce9" office:value-type="float" office:value="0.55" calcext:value-type="float">
            <text:p>0,55</text:p>
          </table:table-cell>
          <table:table-cell table:style-name="ce28" table:formula="of:=[data.E540]/([data.C540]*[data.D540])" office:value-type="float" office:value="0.949230111909027" calcext:value-type="float">
            <text:p>0,95</text:p>
          </table:table-cell>
          <table:table-cell table:style-name="ce5" table:formula="of:=[data.B540]/[data.E540]" office:value-type="float" office:value="3.16047330926969" calcext:value-type="float">
            <text:p>3,160</text:p>
          </table:table-cell>
          <table:table-cell table:style-name="ce7" table:formula="of:=AVERAGE([data.F540:.J540])" office:value-type="float" office:value="3.448" calcext:value-type="float">
            <text:p>3,45</text:p>
          </table:table-cell>
          <table:table-cell table:style-name="ce9" table:formula="of:=AVERAGE([data.K540:.O540])" office:value-type="float" office:value="0.518" calcext:value-type="float">
            <text:p>0,52</text:p>
          </table:table-cell>
          <table:table-cell table:style-name="ce12" table:formula="of:=[data.Q540]/[data.Q484]*(LOG([data.R484]*1000)/LOG([data.R540]*1000))" office:value-type="float" office:value="1.68574102579718" calcext:value-type="float">
            <text:p>1,69</text:p>
          </table:table-cell>
          <table:table-cell table:style-name="ce12" table:formula="of:=[data.Q540]/[data.Q484]*(LOG([data.S484]*1000)/LOG([data.S540]*1000))" office:value-type="float" office:value="1.93471739029862" calcext:value-type="float">
            <text:p>1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934502" calcext:value-type="float">
            <text:p>934502</text:p>
          </table:table-cell>
          <table:table-cell table:style-name="ce7" office:value-type="float" office:value="3.51" calcext:value-type="float">
            <text:p>3,51</text:p>
          </table:table-cell>
          <table:table-cell table:style-name="ce7" office:value-type="float" office:value="4" calcext:value-type="float">
            <text:p>4,00</text:p>
          </table:table-cell>
          <table:table-cell table:style-name="ce7" office:value-type="float" office:value="4.3" calcext:value-type="float">
            <text:p>4,30</text:p>
          </table:table-cell>
          <table:table-cell table:style-name="ce7" office:value-type="float" office:value="3.54" calcext:value-type="float">
            <text:p>3,54</text:p>
          </table:table-cell>
          <table:table-cell table:style-name="ce7" office:value-type="float" office:value="3.49" calcext:value-type="float">
            <text:p>3,49</text:p>
          </table:table-cell>
          <table:table-cell table:style-name="ce9" office:value-type="float" office:value="0.48" calcext:value-type="float">
            <text:p>0,48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0.49" calcext:value-type="float">
            <text:p>0,49</text:p>
          </table:table-cell>
          <table:table-cell table:style-name="ce9" office:value-type="float" office:value="0.47" calcext:value-type="float">
            <text:p>0,47</text:p>
          </table:table-cell>
          <table:table-cell table:style-name="ce9" office:value-type="float" office:value="0.49" calcext:value-type="float">
            <text:p>0,49</text:p>
          </table:table-cell>
          <table:table-cell table:style-name="ce28" table:formula="of:=[data.E541]/([data.C541]*[data.D541])" office:value-type="float" office:value="0.959794504790232" calcext:value-type="float">
            <text:p>0,96</text:p>
          </table:table-cell>
          <table:table-cell table:style-name="ce5" table:formula="of:=[data.B541]/[data.E541]" office:value-type="float" office:value="3.12568619435806" calcext:value-type="float">
            <text:p>3,126</text:p>
          </table:table-cell>
          <table:table-cell table:style-name="ce7" table:formula="of:=AVERAGE([data.F541:.J541])" office:value-type="float" office:value="3.768" calcext:value-type="float">
            <text:p>3,77</text:p>
          </table:table-cell>
          <table:table-cell table:style-name="ce9" table:formula="of:=AVERAGE([data.K541:.O541])" office:value-type="float" office:value="0.538" calcext:value-type="float">
            <text:p>0,54</text:p>
          </table:table-cell>
          <table:table-cell table:style-name="ce12" table:formula="of:=[data.Q541]/[data.Q485]*(LOG([data.R485]*1000)/LOG([data.R541]*1000))" office:value-type="float" office:value="1.57743547775734" calcext:value-type="float">
            <text:p>1,58</text:p>
          </table:table-cell>
          <table:table-cell table:style-name="ce12" table:formula="of:=[data.Q541]/[data.Q485]*(LOG([data.S485]*1000)/LOG([data.S541]*1000))" office:value-type="float" office:value="1.88864135949298" calcext:value-type="float">
            <text:p>1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54810" calcext:value-type="float">
            <text:p>1254810</text:p>
          </table:table-cell>
          <table:table-cell table:style-name="ce7" office:value-type="float" office:value="4.55" calcext:value-type="float">
            <text:p>4,55</text:p>
          </table:table-cell>
          <table:table-cell table:style-name="ce7" office:value-type="float" office:value="4.4" calcext:value-type="float">
            <text:p>4,40</text:p>
          </table:table-cell>
          <table:table-cell table:style-name="ce7" office:value-type="float" office:value="4.29" calcext:value-type="float">
            <text:p>4,29</text:p>
          </table:table-cell>
          <table:table-cell table:number-columns-repeated="2" table:style-name="ce7" office:value-type="float" office:value="4.3" calcext:value-type="float">
            <text:p>4,30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51" calcext:value-type="float">
            <text:p>0,51</text:p>
          </table:table-cell>
          <table:table-cell table:style-name="ce9" office:value-type="float" office:value="0.47" calcext:value-type="float">
            <text:p>0,47</text:p>
          </table:table-cell>
          <table:table-cell table:style-name="ce9" office:value-type="float" office:value="0.52" calcext:value-type="float">
            <text:p>0,52</text:p>
          </table:table-cell>
          <table:table-cell table:style-name="ce9" office:value-type="float" office:value="0.62" calcext:value-type="float">
            <text:p>0,62</text:p>
          </table:table-cell>
          <table:table-cell table:style-name="ce28" table:formula="of:=[data.E542]/([data.C542]*[data.D542])" office:value-type="float" office:value="1.12062221364883" calcext:value-type="float">
            <text:p>1,12</text:p>
          </table:table-cell>
          <table:table-cell table:style-name="ce5" table:formula="of:=[data.B542]/[data.E542]" office:value-type="float" office:value="2.67709693100948" calcext:value-type="float">
            <text:p>2,677</text:p>
          </table:table-cell>
          <table:table-cell table:style-name="ce7" table:formula="of:=AVERAGE([data.F542:.J542])" office:value-type="float" office:value="4.368" calcext:value-type="float">
            <text:p>4,37</text:p>
          </table:table-cell>
          <table:table-cell table:style-name="ce9" table:formula="of:=AVERAGE([data.K542:.O542])" office:value-type="float" office:value="0.536" calcext:value-type="float">
            <text:p>0,54</text:p>
          </table:table-cell>
          <table:table-cell table:style-name="ce12" table:formula="of:=[data.Q542]/[data.Q486]*(LOG([data.R486]*1000)/LOG([data.R542]*1000))" office:value-type="float" office:value="1.39471694817527" calcext:value-type="float">
            <text:p>1,39</text:p>
          </table:table-cell>
          <table:table-cell table:style-name="ce12" table:formula="of:=[data.Q542]/[data.Q486]*(LOG([data.S486]*1000)/LOG([data.S542]*1000))" office:value-type="float" office:value="1.63811761719461" calcext:value-type="float">
            <text:p>1,6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955040" calcext:value-type="float">
            <text:p>955040</text:p>
          </table:table-cell>
          <table:table-cell table:style-name="ce7" office:value-type="float" office:value="3.46" calcext:value-type="float">
            <text:p>3,46</text:p>
          </table:table-cell>
          <table:table-cell table:style-name="ce7" office:value-type="float" office:value="3.49" calcext:value-type="float">
            <text:p>3,49</text:p>
          </table:table-cell>
          <table:table-cell table:style-name="ce7" office:value-type="float" office:value="3.52" calcext:value-type="float">
            <text:p>3,52</text:p>
          </table:table-cell>
          <table:table-cell table:style-name="ce7" office:value-type="float" office:value="3.49" calcext:value-type="float">
            <text:p>3,49</text:p>
          </table:table-cell>
          <table:table-cell table:style-name="ce7" office:value-type="float" office:value="3.54" calcext:value-type="float">
            <text:p>3,54</text:p>
          </table:table-cell>
          <table:table-cell table:style-name="ce9" office:value-type="float" office:value="0.6" calcext:value-type="float">
            <text:p>0,60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office:value-type="float" office:value="0.5" calcext:value-type="float">
            <text:p>0,50</text:p>
          </table:table-cell>
          <table:table-cell table:style-name="ce9" office:value-type="float" office:value="0.64" calcext:value-type="float">
            <text:p>0,64</text:p>
          </table:table-cell>
          <table:table-cell table:style-name="ce9" office:value-type="float" office:value="0.53" calcext:value-type="float">
            <text:p>0,53</text:p>
          </table:table-cell>
          <table:table-cell table:style-name="ce28" table:formula="of:=[data.E543]/([data.C543]*[data.D543])" office:value-type="float" office:value="0.956340623247617" calcext:value-type="float">
            <text:p>0,96</text:p>
          </table:table-cell>
          <table:table-cell table:style-name="ce5" table:formula="of:=[data.B543]/[data.E543]" office:value-type="float" office:value="3.13697436756576" calcext:value-type="float">
            <text:p>3,137</text:p>
          </table:table-cell>
          <table:table-cell table:style-name="ce7" table:formula="of:=AVERAGE([data.F543:.J543])" office:value-type="float" office:value="3.5" calcext:value-type="float">
            <text:p>3,50</text:p>
          </table:table-cell>
          <table:table-cell table:style-name="ce9" table:formula="of:=AVERAGE([data.K543:.O543])" office:value-type="float" office:value="0.564" calcext:value-type="float">
            <text:p>0,56</text:p>
          </table:table-cell>
          <table:table-cell table:style-name="ce12" table:formula="of:=[data.Q543]/[data.Q487]*(LOG([data.R487]*1000)/LOG([data.R543]*1000))" office:value-type="float" office:value="1.35434885458091" calcext:value-type="float">
            <text:p>1,35</text:p>
          </table:table-cell>
          <table:table-cell table:style-name="ce12" table:formula="of:=[data.Q543]/[data.Q487]*(LOG([data.S487]*1000)/LOG([data.S543]*1000))" office:value-type="float" office:value="1.58249117996774" calcext:value-type="float">
            <text:p>1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635278" calcext:value-type="float">
            <text:p>635278</text:p>
          </table:table-cell>
          <table:table-cell table:number-columns-repeated="2" table:style-name="ce7" office:value-type="float" office:value="2.98" calcext:value-type="float">
            <text:p>2,98</text:p>
          </table:table-cell>
          <table:table-cell table:style-name="ce7" office:value-type="float" office:value="3" calcext:value-type="float">
            <text:p>3,00</text:p>
          </table:table-cell>
          <table:table-cell table:style-name="ce7" office:value-type="float" office:value="3.11" calcext:value-type="float">
            <text:p>3,11</text:p>
          </table:table-cell>
          <table:table-cell table:style-name="ce7" office:value-type="float" office:value="3.02" calcext:value-type="float">
            <text:p>3,02</text:p>
          </table:table-cell>
          <table:table-cell table:style-name="ce9" office:value-type="float" office:value="0.59" calcext:value-type="float">
            <text:p>0,59</text:p>
          </table:table-cell>
          <table:table-cell table:number-columns-repeated="2" table:style-name="ce9" office:value-type="float" office:value="0.56" calcext:value-type="float">
            <text:p>0,56</text:p>
          </table:table-cell>
          <table:table-cell table:style-name="ce9" office:value-type="float" office:value="0.62" calcext:value-type="float">
            <text:p>0,62</text:p>
          </table:table-cell>
          <table:table-cell table:style-name="ce9" office:value-type="float" office:value="0.63" calcext:value-type="float">
            <text:p>0,63</text:p>
          </table:table-cell>
          <table:table-cell table:style-name="ce28" table:formula="of:=[data.E544]/([data.C544]*[data.D544])" office:value-type="float" office:value="0.661747916666667" calcext:value-type="float">
            <text:p>0,66</text:p>
          </table:table-cell>
          <table:table-cell table:style-name="ce5" table:formula="of:=[data.B544]/[data.E544]" office:value-type="float" office:value="4.53347353442115" calcext:value-type="float">
            <text:p>4,533</text:p>
          </table:table-cell>
          <table:table-cell table:style-name="ce7" table:formula="of:=AVERAGE([data.F544:.J544])" office:value-type="float" office:value="3.018" calcext:value-type="float">
            <text:p>3,02</text:p>
          </table:table-cell>
          <table:table-cell table:style-name="ce9" table:formula="of:=AVERAGE([data.K544:.O544])" office:value-type="float" office:value="0.592" calcext:value-type="float">
            <text:p>0,59</text:p>
          </table:table-cell>
          <table:table-cell table:style-name="ce12" table:formula="of:=[data.Q544]/[data.Q488]*(LOG([data.R488]*1000)/LOG([data.R544]*1000))" office:value-type="float" office:value="1.48511594926462" calcext:value-type="float">
            <text:p>1,49</text:p>
          </table:table-cell>
          <table:table-cell table:style-name="ce12" table:formula="of:=[data.Q544]/[data.Q488]*(LOG([data.S488]*1000)/LOG([data.S544]*1000))" office:value-type="float" office:value="1.68464518817255" calcext:value-type="float">
            <text:p>1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115162" calcext:value-type="float">
            <text:p>1115162</text:p>
          </table:table-cell>
          <table:table-cell table:style-name="ce7" office:value-type="float" office:value="4.44" calcext:value-type="float">
            <text:p>4,44</text:p>
          </table:table-cell>
          <table:table-cell table:style-name="ce7" office:value-type="float" office:value="4.32" calcext:value-type="float">
            <text:p>4,32</text:p>
          </table:table-cell>
          <table:table-cell table:style-name="ce7" office:value-type="float" office:value="4.36" calcext:value-type="float">
            <text:p>4,36</text:p>
          </table:table-cell>
          <table:table-cell table:style-name="ce7" office:value-type="float" office:value="4.4" calcext:value-type="float">
            <text:p>4,40</text:p>
          </table:table-cell>
          <table:table-cell table:style-name="ce7" office:value-type="float" office:value="4.42" calcext:value-type="float">
            <text:p>4,42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64" calcext:value-type="float">
            <text:p>0,64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7" calcext:value-type="float">
            <text:p>0,70</text:p>
          </table:table-cell>
          <table:table-cell table:style-name="ce9" office:value-type="float" office:value="0.58" calcext:value-type="float">
            <text:p>0,58</text:p>
          </table:table-cell>
          <table:table-cell table:style-name="ce28" table:formula="of:=[data.E545]/([data.C545]*[data.D545])" office:value-type="float" office:value="0.995907993255601" calcext:value-type="float">
            <text:p>1,00</text:p>
          </table:table-cell>
          <table:table-cell table:style-name="ce5" table:formula="of:=[data.B545]/[data.E545]" office:value-type="float" office:value="3.01234080788262" calcext:value-type="float">
            <text:p>3,012</text:p>
          </table:table-cell>
          <table:table-cell table:style-name="ce7" table:formula="of:=AVERAGE([data.F545:.J545])" office:value-type="float" office:value="4.388" calcext:value-type="float">
            <text:p>4,39</text:p>
          </table:table-cell>
          <table:table-cell table:style-name="ce9" table:formula="of:=AVERAGE([data.K545:.O545])" office:value-type="float" office:value="0.668" calcext:value-type="float">
            <text:p>0,67</text:p>
          </table:table-cell>
          <table:table-cell table:style-name="ce12" table:formula="of:=[data.Q545]/[data.Q489]*(LOG([data.R489]*1000)/LOG([data.R545]*1000))" office:value-type="float" office:value="1.40788234815535" calcext:value-type="float">
            <text:p>1,41</text:p>
          </table:table-cell>
          <table:table-cell table:style-name="ce12" table:formula="of:=[data.Q545]/[data.Q489]*(LOG([data.S489]*1000)/LOG([data.S545]*1000))" office:value-type="float" office:value="1.57625067756028" calcext:value-type="float">
            <text:p>1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757812" calcext:value-type="float">
            <text:p>757812</text:p>
          </table:table-cell>
          <table:table-cell table:style-name="ce7" office:value-type="float" office:value="3.37" calcext:value-type="float">
            <text:p>3,37</text:p>
          </table:table-cell>
          <table:table-cell table:style-name="ce7" office:value-type="float" office:value="3.48" calcext:value-type="float">
            <text:p>3,48</text:p>
          </table:table-cell>
          <table:table-cell table:style-name="ce7" office:value-type="float" office:value="3.42" calcext:value-type="float">
            <text:p>3,42</text:p>
          </table:table-cell>
          <table:table-cell table:style-name="ce7" office:value-type="float" office:value="3.37" calcext:value-type="float">
            <text:p>3,37</text:p>
          </table:table-cell>
          <table:table-cell table:style-name="ce7" office:value-type="float" office:value="3.39" calcext:value-type="float">
            <text:p>3,39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6" calcext:value-type="float">
            <text:p>0,60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57" calcext:value-type="float">
            <text:p>0,57</text:p>
          </table:table-cell>
          <table:table-cell table:style-name="ce9" office:value-type="float" office:value="0.52" calcext:value-type="float">
            <text:p>0,52</text:p>
          </table:table-cell>
          <table:table-cell table:style-name="ce28" table:formula="of:=[data.E546]/([data.C546]*[data.D546])" office:value-type="float" office:value="0.752382805674255" calcext:value-type="float">
            <text:p>0,75</text:p>
          </table:table-cell>
          <table:table-cell table:style-name="ce5" table:formula="of:=[data.B546]/[data.E546]" office:value-type="float" office:value="3.98735306382058" calcext:value-type="float">
            <text:p>3,987</text:p>
          </table:table-cell>
          <table:table-cell table:style-name="ce7" table:formula="of:=AVERAGE([data.F546:.J546])" office:value-type="float" office:value="3.406" calcext:value-type="float">
            <text:p>3,41</text:p>
          </table:table-cell>
          <table:table-cell table:style-name="ce9" table:formula="of:=AVERAGE([data.K546:.O546])" office:value-type="float" office:value="0.562" calcext:value-type="float">
            <text:p>0,56</text:p>
          </table:table-cell>
          <table:table-cell table:style-name="ce12" table:formula="of:=[data.Q546]/[data.Q490]*(LOG([data.R490]*1000)/LOG([data.R546]*1000))" office:value-type="float" office:value="1.52400146040242" calcext:value-type="float">
            <text:p>1,52</text:p>
          </table:table-cell>
          <table:table-cell table:style-name="ce12" table:formula="of:=[data.Q546]/[data.Q490]*(LOG([data.S490]*1000)/LOG([data.S546]*1000))" office:value-type="float" office:value="1.75215399653171" calcext:value-type="float">
            <text:p>1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956280" calcext:value-type="float">
            <text:p>956280</text:p>
          </table:table-cell>
          <table:table-cell table:style-name="ce7" office:value-type="float" office:value="4.1" calcext:value-type="float">
            <text:p>4,10</text:p>
          </table:table-cell>
          <table:table-cell table:style-name="ce7" office:value-type="float" office:value="4.05" calcext:value-type="float">
            <text:p>4,05</text:p>
          </table:table-cell>
          <table:table-cell table:style-name="ce7" office:value-type="float" office:value="4.06" calcext:value-type="float">
            <text:p>4,06</text:p>
          </table:table-cell>
          <table:table-cell table:style-name="ce7" office:value-type="float" office:value="4.02" calcext:value-type="float">
            <text:p>4,02</text:p>
          </table:table-cell>
          <table:table-cell table:style-name="ce7" office:value-type="float" office:value="4.12" calcext:value-type="float">
            <text:p>4,12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0.64" calcext:value-type="float">
            <text:p>0,64</text:p>
          </table:table-cell>
          <table:table-cell table:number-columns-repeated="2" table:style-name="ce9" office:value-type="float" office:value="0.63" calcext:value-type="float">
            <text:p>0,63</text:p>
          </table:table-cell>
          <table:table-cell table:style-name="ce9" office:value-type="float" office:value="0.65" calcext:value-type="float">
            <text:p>0,65</text:p>
          </table:table-cell>
          <table:table-cell table:style-name="ce28" table:formula="of:=[data.E547]/([data.C547]*[data.D547])" office:value-type="float" office:value="0.854016632373114" calcext:value-type="float">
            <text:p>0,85</text:p>
          </table:table-cell>
          <table:table-cell table:style-name="ce5" table:formula="of:=[data.B547]/[data.E547]" office:value-type="float" office:value="3.51282887857113" calcext:value-type="float">
            <text:p>3,513</text:p>
          </table:table-cell>
          <table:table-cell table:style-name="ce7" table:formula="of:=AVERAGE([data.F547:.J547])" office:value-type="float" office:value="4.07" calcext:value-type="float">
            <text:p>4,07</text:p>
          </table:table-cell>
          <table:table-cell table:style-name="ce9" table:formula="of:=AVERAGE([data.K547:.O547])" office:value-type="float" office:value="0.64" calcext:value-type="float">
            <text:p>0,64</text:p>
          </table:table-cell>
          <table:table-cell table:style-name="ce12" table:formula="of:=[data.Q547]/[data.Q491]*(LOG([data.R491]*1000)/LOG([data.R547]*1000))" office:value-type="float" office:value="1.76070632803068" calcext:value-type="float">
            <text:p>1,76</text:p>
          </table:table-cell>
          <table:table-cell table:style-name="ce12" table:formula="of:=[data.Q547]/[data.Q491]*(LOG([data.S491]*1000)/LOG([data.S547]*1000))" office:value-type="float" office:value="1.92198906716125" calcext:value-type="float">
            <text:p>1,9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1184218" calcext:value-type="float">
            <text:p>1184218</text:p>
          </table:table-cell>
          <table:table-cell table:style-name="ce7" office:value-type="float" office:value="2.89" calcext:value-type="float">
            <text:p>2,89</text:p>
          </table:table-cell>
          <table:table-cell table:number-columns-repeated="2" table:style-name="ce7" office:value-type="float" office:value="2.92" calcext:value-type="float">
            <text:p>2,92</text:p>
          </table:table-cell>
          <table:table-cell table:style-name="ce7" office:value-type="float" office:value="2.88" calcext:value-type="float">
            <text:p>2,88</text:p>
          </table:table-cell>
          <table:table-cell table:style-name="ce7" office:value-type="float" office:value="2.84" calcext:value-type="float">
            <text:p>2,84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66" calcext:value-type="float">
            <text:p>0,66</text:p>
          </table:table-cell>
          <table:table-cell table:style-name="ce9" office:value-type="float" office:value="0.71" calcext:value-type="float">
            <text:p>0,71</text:p>
          </table:table-cell>
          <table:table-cell table:style-name="ce28" table:formula="of:=[data.E548]/([data.C548]*[data.D548])" office:value-type="float" office:value="1.01215213675214" calcext:value-type="float">
            <text:p>1,01</text:p>
          </table:table-cell>
          <table:table-cell table:style-name="ce5" table:formula="of:=[data.B548]/[data.E548]" office:value-type="float" office:value="2.96399480501056" calcext:value-type="float">
            <text:p>2,964</text:p>
          </table:table-cell>
          <table:table-cell table:style-name="ce7" table:formula="of:=AVERAGE([data.F548:.J548])" office:value-type="float" office:value="2.89" calcext:value-type="float">
            <text:p>2,89</text:p>
          </table:table-cell>
          <table:table-cell table:style-name="ce9" table:formula="of:=AVERAGE([data.K548:.O548])" office:value-type="float" office:value="0.698" calcext:value-type="float">
            <text:p>0,70</text:p>
          </table:table-cell>
          <table:table-cell table:style-name="ce12" table:formula="of:=[data.Q548]/[data.Q492]*(LOG([data.R492]*1000)/LOG([data.R548]*1000))" office:value-type="float" office:value="1.55590801598293" calcext:value-type="float">
            <text:p>1,56</text:p>
          </table:table-cell>
          <table:table-cell table:style-name="ce12" table:formula="of:=[data.Q548]/[data.Q492]*(LOG([data.S492]*1000)/LOG([data.S548]*1000))" office:value-type="float" office:value="1.76346436776983" calcext:value-type="float">
            <text:p>1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376648" calcext:value-type="float">
            <text:p>1376648</text:p>
          </table:table-cell>
          <table:table-cell table:style-name="ce7" office:value-type="float" office:value="4.26" calcext:value-type="float">
            <text:p>4,26</text:p>
          </table:table-cell>
          <table:table-cell table:style-name="ce7" office:value-type="float" office:value="4.29" calcext:value-type="float">
            <text:p>4,29</text:p>
          </table:table-cell>
          <table:table-cell table:style-name="ce7" office:value-type="float" office:value="4.18" calcext:value-type="float">
            <text:p>4,18</text:p>
          </table:table-cell>
          <table:table-cell table:style-name="ce7" office:value-type="float" office:value="4.57" calcext:value-type="float">
            <text:p>4,57</text:p>
          </table:table-cell>
          <table:table-cell table:style-name="ce7" office:value-type="float" office:value="4.3" calcext:value-type="float">
            <text:p>4,30</text:p>
          </table:table-cell>
          <table:table-cell table:style-name="ce9" office:value-type="float" office:value="0.4" calcext:value-type="float">
            <text:p>0,40</text:p>
          </table:table-cell>
          <table:table-cell table:number-columns-repeated="3" table:style-name="ce9" office:value-type="float" office:value="0.38" calcext:value-type="float">
            <text:p>0,38</text:p>
          </table:table-cell>
          <table:table-cell table:style-name="ce9" office:value-type="float" office:value="0.39" calcext:value-type="float">
            <text:p>0,39</text:p>
          </table:table-cell>
          <table:table-cell table:style-name="ce28" table:formula="of:=[data.E549]/([data.C549]*[data.D549])" office:value-type="float" office:value="1.30024557028977" calcext:value-type="float">
            <text:p>1,30</text:p>
          </table:table-cell>
          <table:table-cell table:style-name="ce5" table:formula="of:=[data.B549]/[data.E549]" office:value-type="float" office:value="2.30726808886513" calcext:value-type="float">
            <text:p>2,307</text:p>
          </table:table-cell>
          <table:table-cell table:style-name="ce7" table:formula="of:=AVERAGE([data.F549:.J549])" office:value-type="float" office:value="4.32" calcext:value-type="float">
            <text:p>4,32</text:p>
          </table:table-cell>
          <table:table-cell table:style-name="ce9" table:formula="of:=AVERAGE([data.K549:.O549])" office:value-type="float" office:value="0.386" calcext:value-type="float">
            <text:p>0,39</text:p>
          </table:table-cell>
          <table:table-cell table:style-name="ce12" table:formula="of:=[data.Q549]/[data.Q493]*(LOG([data.R493]*1000)/LOG([data.R549]*1000))" office:value-type="float" office:value="1.44552697799907" calcext:value-type="float">
            <text:p>1,45</text:p>
          </table:table-cell>
          <table:table-cell table:style-name="ce12" table:formula="of:=[data.Q549]/[data.Q493]*(LOG([data.S493]*1000)/LOG([data.S549]*1000))" office:value-type="float" office:value="1.81085026134836" calcext:value-type="float">
            <text:p>1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770810" calcext:value-type="float">
            <text:p>770810</text:p>
          </table:table-cell>
          <table:table-cell table:style-name="ce7" office:value-type="float" office:value="4.05" calcext:value-type="float">
            <text:p>4,05</text:p>
          </table:table-cell>
          <table:table-cell table:style-name="ce7" office:value-type="float" office:value="4.08" calcext:value-type="float">
            <text:p>4,08</text:p>
          </table:table-cell>
          <table:table-cell table:number-columns-repeated="2" table:style-name="ce7" office:value-type="float" office:value="4.09" calcext:value-type="float">
            <text:p>4,09</text:p>
          </table:table-cell>
          <table:table-cell table:style-name="ce7" office:value-type="float" office:value="4.04" calcext:value-type="float">
            <text:p>4,04</text:p>
          </table:table-cell>
          <table:table-cell table:number-columns-repeated="2" table:style-name="ce9" office:value-type="float" office:value="0.66" calcext:value-type="float">
            <text:p>0,66</text:p>
          </table:table-cell>
          <table:table-cell table:number-columns-repeated="2" table:style-name="ce9" office:value-type="float" office:value="0.68" calcext:value-type="float">
            <text:p>0,68</text:p>
          </table:table-cell>
          <table:table-cell table:style-name="ce9" office:value-type="float" office:value="0.7" calcext:value-type="float">
            <text:p>0,70</text:p>
          </table:table-cell>
          <table:table-cell table:style-name="ce28" table:formula="of:=[data.E550]/([data.C550]*[data.D550])" office:value-type="float" office:value="0.688380558413352" calcext:value-type="float">
            <text:p>0,69</text:p>
          </table:table-cell>
          <table:table-cell table:style-name="ce5" table:formula="of:=[data.B550]/[data.E550]" office:value-type="float" office:value="4.35807527146768" calcext:value-type="float">
            <text:p>4,358</text:p>
          </table:table-cell>
          <table:table-cell table:style-name="ce7" table:formula="of:=AVERAGE([data.F550:.J550])" office:value-type="float" office:value="4.07" calcext:value-type="float">
            <text:p>4,07</text:p>
          </table:table-cell>
          <table:table-cell table:style-name="ce9" table:formula="of:=AVERAGE([data.K550:.O550])" office:value-type="float" office:value="0.676" calcext:value-type="float">
            <text:p>0,68</text:p>
          </table:table-cell>
          <table:table-cell table:style-name="ce12" table:formula="of:=[data.Q550]/[data.Q494]*(LOG([data.R494]*1000)/LOG([data.R550]*1000))" office:value-type="float" office:value="1.57054463664097" calcext:value-type="float">
            <text:p>1,57</text:p>
          </table:table-cell>
          <table:table-cell table:style-name="ce12" table:formula="of:=[data.Q550]/[data.Q494]*(LOG([data.S494]*1000)/LOG([data.S550]*1000))" office:value-type="float" office:value="1.71584475275587" calcext:value-type="float">
            <text:p>1,7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903866" calcext:value-type="float">
            <text:p>903866</text:p>
          </table:table-cell>
          <table:table-cell table:number-columns-repeated="3" table:style-name="ce7" office:value-type="float" office:value="3.03" calcext:value-type="float">
            <text:p>3,03</text:p>
          </table:table-cell>
          <table:table-cell table:style-name="ce7" office:value-type="float" office:value="3.11" calcext:value-type="float">
            <text:p>3,11</text:p>
          </table:table-cell>
          <table:table-cell table:style-name="ce7" office:value-type="float" office:value="3.01" calcext:value-type="float">
            <text:p>3,01</text:p>
          </table:table-cell>
          <table:table-cell table:style-name="ce9" office:value-type="float" office:value="0.45" calcext:value-type="float">
            <text:p>0,45</text:p>
          </table:table-cell>
          <table:table-cell table:style-name="ce9" office:value-type="float" office:value="0.47" calcext:value-type="float">
            <text:p>0,47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0.7" calcext:value-type="float">
            <text:p>0,70</text:p>
          </table:table-cell>
          <table:table-cell table:style-name="ce28" table:formula="of:=[data.E551]/([data.C551]*[data.D551])" office:value-type="float" office:value="0.978718381843382" calcext:value-type="float">
            <text:p>0,98</text:p>
          </table:table-cell>
          <table:table-cell table:style-name="ce5" table:formula="of:=[data.B551]/[data.E551]" office:value-type="float" office:value="3.06525082257768" calcext:value-type="float">
            <text:p>3,065</text:p>
          </table:table-cell>
          <table:table-cell table:style-name="ce7" table:formula="of:=AVERAGE([data.F551:.J551])" office:value-type="float" office:value="3.042" calcext:value-type="float">
            <text:p>3,04</text:p>
          </table:table-cell>
          <table:table-cell table:style-name="ce9" table:formula="of:=AVERAGE([data.K551:.O551])" office:value-type="float" office:value="0.566" calcext:value-type="float">
            <text:p>0,57</text:p>
          </table:table-cell>
          <table:table-cell table:style-name="ce12" table:formula="of:=[data.Q551]/[data.Q495]*(LOG([data.R495]*1000)/LOG([data.R551]*1000))" office:value-type="float" office:value="1.59993242432012" calcext:value-type="float">
            <text:p>1,60</text:p>
          </table:table-cell>
          <table:table-cell table:style-name="ce12" table:formula="of:=[data.Q551]/[data.Q495]*(LOG([data.S495]*1000)/LOG([data.S551]*1000))" office:value-type="float" office:value="1.91748273286418" calcext:value-type="float">
            <text:p>1,9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1210390" calcext:value-type="float">
            <text:p>1210390</text:p>
          </table:table-cell>
          <table:table-cell table:style-name="ce7" office:value-type="float" office:value="5.92" calcext:value-type="float">
            <text:p>5,92</text:p>
          </table:table-cell>
          <table:table-cell table:style-name="ce7" office:value-type="float" office:value="5.39" calcext:value-type="float">
            <text:p>5,39</text:p>
          </table:table-cell>
          <table:table-cell table:style-name="ce7" office:value-type="float" office:value="5.35" calcext:value-type="float">
            <text:p>5,35</text:p>
          </table:table-cell>
          <table:table-cell table:style-name="ce7" office:value-type="float" office:value="5.32" calcext:value-type="float">
            <text:p>5,32</text:p>
          </table:table-cell>
          <table:table-cell table:style-name="ce7" office:value-type="float" office:value="5.46" calcext:value-type="float">
            <text:p>5,46</text:p>
          </table:table-cell>
          <table:table-cell table:style-name="ce9" office:value-type="float" office:value="0.7" calcext:value-type="float">
            <text:p>0,70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0.69" calcext:value-type="float">
            <text:p>0,69</text:p>
          </table:table-cell>
          <table:table-cell table:number-columns-repeated="2" table:style-name="ce9" office:value-type="float" office:value="0.66" calcext:value-type="float">
            <text:p>0,66</text:p>
          </table:table-cell>
          <table:table-cell table:style-name="ce28" table:formula="of:=[data.E552]/([data.C552]*[data.D552])" office:value-type="float" office:value="0.939702932170651" calcext:value-type="float">
            <text:p>0,94</text:p>
          </table:table-cell>
          <table:table-cell table:style-name="ce5" table:formula="of:=[data.B552]/[data.E552]" office:value-type="float" office:value="3.19251150455638" calcext:value-type="float">
            <text:p>3,193</text:p>
          </table:table-cell>
          <table:table-cell table:style-name="ce7" table:formula="of:=AVERAGE([data.F552:.J552])" office:value-type="float" office:value="5.488" calcext:value-type="float">
            <text:p>5,49</text:p>
          </table:table-cell>
          <table:table-cell table:style-name="ce9" table:formula="of:=AVERAGE([data.K552:.O552])" office:value-type="float" office:value="0.672" calcext:value-type="float">
            <text:p>0,67</text:p>
          </table:table-cell>
          <table:table-cell table:style-name="ce12" table:formula="of:=[data.Q552]/[data.Q496]*(LOG([data.R496]*1000)/LOG([data.R552]*1000))" office:value-type="float" office:value="1.56380904649667" calcext:value-type="float">
            <text:p>1,56</text:p>
          </table:table-cell>
          <table:table-cell table:style-name="ce12" table:formula="of:=[data.Q552]/[data.Q496]*(LOG([data.S496]*1000)/LOG([data.S552]*1000))" office:value-type="float" office:value="1.92302889375779" calcext:value-type="float">
            <text:p>1,9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960314" calcext:value-type="float">
            <text:p>960314</text:p>
          </table:table-cell>
          <table:table-cell table:style-name="ce7" office:value-type="float" office:value="3.98" calcext:value-type="float">
            <text:p>3,98</text:p>
          </table:table-cell>
          <table:table-cell table:number-columns-repeated="2" table:style-name="ce7" office:value-type="float" office:value="4.02" calcext:value-type="float">
            <text:p>4,02</text:p>
          </table:table-cell>
          <table:table-cell table:style-name="ce7" office:value-type="float" office:value="4.3" calcext:value-type="float">
            <text:p>4,30</text:p>
          </table:table-cell>
          <table:table-cell table:style-name="ce7" office:value-type="float" office:value="4" calcext:value-type="float">
            <text:p>4,00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0.59" calcext:value-type="float">
            <text:p>0,59</text:p>
          </table:table-cell>
          <table:table-cell table:style-name="ce9" office:value-type="float" office:value="0.62" calcext:value-type="float">
            <text:p>0,62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6" calcext:value-type="float">
            <text:p>0,60</text:p>
          </table:table-cell>
          <table:table-cell table:style-name="ce28" table:formula="of:=[data.E553]/([data.C553]*[data.D553])" office:value-type="float" office:value="0.882304192514627" calcext:value-type="float">
            <text:p>0,88</text:p>
          </table:table-cell>
          <table:table-cell table:style-name="ce5" table:formula="of:=[data.B553]/[data.E553]" office:value-type="float" office:value="3.40020451643941" calcext:value-type="float">
            <text:p>3,400</text:p>
          </table:table-cell>
          <table:table-cell table:style-name="ce7" table:formula="of:=AVERAGE([data.F553:.J553])" office:value-type="float" office:value="4.064" calcext:value-type="float">
            <text:p>4,06</text:p>
          </table:table-cell>
          <table:table-cell table:style-name="ce9" table:formula="of:=AVERAGE([data.K553:.O553])" office:value-type="float" office:value="0.63" calcext:value-type="float">
            <text:p>0,63</text:p>
          </table:table-cell>
          <table:table-cell table:style-name="ce12" table:formula="of:=[data.Q553]/[data.Q497]*(LOG([data.R497]*1000)/LOG([data.R553]*1000))" office:value-type="float" office:value="1.39777172741313" calcext:value-type="float">
            <text:p>1,40</text:p>
          </table:table-cell>
          <table:table-cell table:style-name="ce12" table:formula="of:=[data.Q553]/[data.Q497]*(LOG([data.S497]*1000)/LOG([data.S553]*1000))" office:value-type="float" office:value="1.53654621410753" calcext:value-type="float">
            <text:p>1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1006964" calcext:value-type="float">
            <text:p>1006964</text:p>
          </table:table-cell>
          <table:table-cell table:style-name="ce7" office:value-type="float" office:value="3.25" calcext:value-type="float">
            <text:p>3,25</text:p>
          </table:table-cell>
          <table:table-cell table:style-name="ce7" office:value-type="float" office:value="3.28" calcext:value-type="float">
            <text:p>3,28</text:p>
          </table:table-cell>
          <table:table-cell table:style-name="ce7" office:value-type="float" office:value="3.24" calcext:value-type="float">
            <text:p>3,24</text:p>
          </table:table-cell>
          <table:table-cell table:style-name="ce7" office:value-type="float" office:value="3.25" calcext:value-type="float">
            <text:p>3,25</text:p>
          </table:table-cell>
          <table:table-cell table:style-name="ce7" office:value-type="float" office:value="3.32" calcext:value-type="float">
            <text:p>3,32</text:p>
          </table:table-cell>
          <table:table-cell table:style-name="ce9" office:value-type="float" office:value="0.42" calcext:value-type="float">
            <text:p>0,42</text:p>
          </table:table-cell>
          <table:table-cell table:style-name="ce9" office:value-type="float" office:value="0.41" calcext:value-type="float">
            <text:p>0,41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0.43" calcext:value-type="float">
            <text:p>0,43</text:p>
          </table:table-cell>
          <table:table-cell table:style-name="ce9" office:value-type="float" office:value="0.46" calcext:value-type="float">
            <text:p>0,46</text:p>
          </table:table-cell>
          <table:table-cell table:style-name="ce28" table:formula="of:=[data.E554]/([data.C554]*[data.D554])" office:value-type="float" office:value="1.07306479113385" calcext:value-type="float">
            <text:p>1,07</text:p>
          </table:table-cell>
          <table:table-cell table:style-name="ce5" table:formula="of:=[data.B554]/[data.E554]" office:value-type="float" office:value="2.79574642191776" calcext:value-type="float">
            <text:p>2,796</text:p>
          </table:table-cell>
          <table:table-cell table:style-name="ce7" table:formula="of:=AVERAGE([data.F554:.J554])" office:value-type="float" office:value="3.268" calcext:value-type="float">
            <text:p>3,27</text:p>
          </table:table-cell>
          <table:table-cell table:style-name="ce9" table:formula="of:=AVERAGE([data.K554:.O554])" office:value-type="float" office:value="0.466" calcext:value-type="float">
            <text:p>0,47</text:p>
          </table:table-cell>
          <table:table-cell table:style-name="ce12" table:formula="of:=[data.Q554]/[data.Q498]*(LOG([data.R498]*1000)/LOG([data.R554]*1000))" office:value-type="float" office:value="1.44829861348517" calcext:value-type="float">
            <text:p>1,45</text:p>
          </table:table-cell>
          <table:table-cell table:style-name="ce12" table:formula="of:=[data.Q554]/[data.Q498]*(LOG([data.S498]*1000)/LOG([data.S554]*1000))" office:value-type="float" office:value="1.77965565648067" calcext:value-type="float">
            <text:p>1,7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77338" calcext:value-type="float">
            <text:p>877338</text:p>
          </table:table-cell>
          <table:table-cell table:style-name="ce7" office:value-type="float" office:value="4.35" calcext:value-type="float">
            <text:p>4,35</text:p>
          </table:table-cell>
          <table:table-cell table:style-name="ce7" office:value-type="float" office:value="3.97" calcext:value-type="float">
            <text:p>3,97</text:p>
          </table:table-cell>
          <table:table-cell table:style-name="ce7" office:value-type="float" office:value="4" calcext:value-type="float">
            <text:p>4,00</text:p>
          </table:table-cell>
          <table:table-cell table:style-name="ce7" office:value-type="float" office:value="4.01" calcext:value-type="float">
            <text:p>4,01</text:p>
          </table:table-cell>
          <table:table-cell table:style-name="ce7" office:value-type="float" office:value="4.09" calcext:value-type="float">
            <text:p>4,09</text:p>
          </table:table-cell>
          <table:table-cell table:style-name="ce9" office:value-type="float" office:value="0.89" calcext:value-type="float">
            <text:p>0,89</text:p>
          </table:table-cell>
          <table:table-cell table:style-name="ce9" office:value-type="float" office:value="0.7" calcext:value-type="float">
            <text:p>0,70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73" calcext:value-type="float">
            <text:p>0,73</text:p>
          </table:table-cell>
          <table:table-cell table:style-name="ce25" office:value-type="float" office:value="0.74" calcext:value-type="float">
            <text:p>0,74</text:p>
          </table:table-cell>
          <table:table-cell table:style-name="ce28" table:formula="of:=[data.E555]/([data.C555]*[data.D555])" office:value-type="float" office:value="0.783516589506173" calcext:value-type="float">
            <text:p>0,78</text:p>
          </table:table-cell>
          <table:table-cell table:style-name="ce5" table:formula="of:=[data.B555]/[data.E555]" office:value-type="float" office:value="3.82890972464432" calcext:value-type="float">
            <text:p>3,829</text:p>
          </table:table-cell>
          <table:table-cell table:style-name="ce7" table:formula="of:=AVERAGE([data.F555:.J555])" office:value-type="float" office:value="4.084" calcext:value-type="float">
            <text:p>4,08</text:p>
          </table:table-cell>
          <table:table-cell table:style-name="ce9" table:formula="of:=AVERAGE([data.K555:.O555])" office:value-type="float" office:value="0.748" calcext:value-type="float">
            <text:p>0,75</text:p>
          </table:table-cell>
          <table:table-cell table:style-name="ce34" table:formula="of:=[data.Q555]/[data.Q499]*(LOG([data.R499]*1000)/LOG([data.R555]*1000))" office:value-type="float" office:value="1.51266408810772" calcext:value-type="float">
            <text:p>1,51</text:p>
          </table:table-cell>
          <table:table-cell table:style-name="ce34" table:formula="of:=[data.Q555]/[data.Q499]*(LOG([data.S499]*1000)/LOG([data.S555]*1000))" office:value-type="float" office:value="1.77710466462246" calcext:value-type="float">
            <text:p>1,78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data.P506:.P555])" office:value-type="float" office:value="0.956511885685569" calcext:value-type="float">
            <text:p>0,96</text:p>
          </table:table-cell>
          <table:table-cell table:style-name="ce30" table:formula="of:=AVERAGE([data.Q506:.Q555])" office:value-type="float" office:value="3.2368996090426" calcext:value-type="float">
            <text:p>3,237</text:p>
          </table:table-cell>
          <table:table-cell table:style-name="ce31" table:formula="of:=AVERAGE([data.R506:.R555])" office:value-type="float" office:value="4.17488" calcext:value-type="float">
            <text:p>4,17</text:p>
          </table:table-cell>
          <table:table-cell table:style-name="ce32" table:formula="of:=AVERAGE([data.S506:.S555])" office:value-type="float" office:value="0.59496" calcext:value-type="float">
            <text:p>0,59</text:p>
          </table:table-cell>
          <table:table-cell table:style-name="ce35" table:formula="of:=[data.Q556]/[data.Q500]*(LOG([data.R500]*1000)/LOG([data.R556]*1000))" office:value-type="float" office:value="1.45823140521788" calcext:value-type="float">
            <text:p>1,46</text:p>
          </table:table-cell>
          <table:table-cell table:style-name="ce35" table:formula="of:=[data.Q556]/[data.Q500]*(LOG([data.S500]*1000)/LOG([data.S556]*1000))" office:value-type="float" office:value="1.71181968363135" calcext:value-type="float">
            <text:p>1,71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6">
          <table:table-cell table:style-name="ce13" office:value-type="string" calcext:value-type="string">
            <text:p>OpenJPEG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1241479" calcext:value-type="float">
            <text:p>1241479</text:p>
          </table:table-cell>
          <table:table-cell table:style-name="ce7" office:value-type="float" office:value="2.21" calcext:value-type="float">
            <text:p>2,21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1.69" calcext:value-type="float">
            <text:p>1,69</text:p>
          </table:table-cell>
          <table:table-cell table:style-name="ce7" office:value-type="float" office:value="1.96" calcext:value-type="float">
            <text:p>1,96</text:p>
          </table:table-cell>
          <table:table-cell table:style-name="ce7" office:value-type="float" office:value="1.8" calcext:value-type="float">
            <text:p>1,80</text:p>
          </table:table-cell>
          <table:table-cell table:style-name="ce9" office:value-type="float" office:value="4.1" calcext:value-type="float">
            <text:p>4,10</text:p>
          </table:table-cell>
          <table:table-cell table:style-name="ce9" office:value-type="float" office:value="3.6" calcext:value-type="float">
            <text:p>3,60</text:p>
          </table:table-cell>
          <table:table-cell table:style-name="ce9" office:value-type="float" office:value="3.43" calcext:value-type="float">
            <text:p>3,43</text:p>
          </table:table-cell>
          <table:table-cell table:style-name="ce9" office:value-type="float" office:value="4.04" calcext:value-type="float">
            <text:p>4,04</text:p>
          </table:table-cell>
          <table:table-cell table:style-name="ce9" office:value-type="float" office:value="4.45" calcext:value-type="float">
            <text:p>4,45</text:p>
          </table:table-cell>
          <table:table-cell table:style-name="ce28" table:formula="of:=[data.E562]/([data.C562]*[data.D562])" office:value-type="float" office:value="1.18430095012783" calcext:value-type="float">
            <text:p>1,18</text:p>
          </table:table-cell>
          <table:table-cell table:style-name="ce5" table:formula="of:=[data.B562]/[data.E562]" office:value-type="float" office:value="2.53315279597963" calcext:value-type="float">
            <text:p>2,533</text:p>
          </table:table-cell>
          <table:table-cell table:style-name="ce7" table:formula="of:=AVERAGE([data.F562:.J562])" office:value-type="float" office:value="1.88" calcext:value-type="float">
            <text:p>1,88</text:p>
          </table:table-cell>
          <table:table-cell table:style-name="ce9" table:formula="of:=AVERAGE([data.K562:.O562])" office:value-type="float" office:value="3.924" calcext:value-type="float">
            <text:p>3,92</text:p>
          </table:table-cell>
          <table:table-cell table:style-name="ce12" table:formula="of:=[data.Q562]/[data.Q506]*(LOG([data.R506]*1000)/LOG([data.R562]*1000))" office:value-type="float" office:value="0.815204732020086" calcext:value-type="float">
            <text:p>0,82</text:p>
          </table:table-cell>
          <table:table-cell table:style-name="ce12" table:formula="of:=[data.Q562]/[data.Q506]*(LOG([data.S506]*1000)/LOG([data.S562]*1000))" office:value-type="float" office:value="0.572487490579077" calcext:value-type="float">
            <text:p>0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1710190" calcext:value-type="float">
            <text:p>1710190</text:p>
          </table:table-cell>
          <table:table-cell table:style-name="ce7" office:value-type="float" office:value="2.73" calcext:value-type="float">
            <text:p>2,73</text:p>
          </table:table-cell>
          <table:table-cell table:style-name="ce7" office:value-type="float" office:value="2.15" calcext:value-type="float">
            <text:p>2,15</text:p>
          </table:table-cell>
          <table:table-cell table:style-name="ce7" office:value-type="float" office:value="2.11" calcext:value-type="float">
            <text:p>2,11</text:p>
          </table:table-cell>
          <table:table-cell table:style-name="ce7" office:value-type="float" office:value="2.56" calcext:value-type="float">
            <text:p>2,56</text:p>
          </table:table-cell>
          <table:table-cell table:style-name="ce7" office:value-type="float" office:value="2.11" calcext:value-type="float">
            <text:p>2,11</text:p>
          </table:table-cell>
          <table:table-cell table:style-name="ce9" office:value-type="float" office:value="2.04" calcext:value-type="float">
            <text:p>2,04</text:p>
          </table:table-cell>
          <table:table-cell table:style-name="ce9" office:value-type="float" office:value="2.22" calcext:value-type="float">
            <text:p>2,22</text:p>
          </table:table-cell>
          <table:table-cell table:style-name="ce9" office:value-type="float" office:value="2.05" calcext:value-type="float">
            <text:p>2,05</text:p>
          </table:table-cell>
          <table:table-cell table:style-name="ce9" office:value-type="float" office:value="2.28" calcext:value-type="float">
            <text:p>2,28</text:p>
          </table:table-cell>
          <table:table-cell table:style-name="ce9" office:value-type="float" office:value="2.05" calcext:value-type="float">
            <text:p>2,05</text:p>
          </table:table-cell>
          <table:table-cell table:style-name="ce28" table:formula="of:=[data.E563]/([data.C563]*[data.D563])" office:value-type="float" office:value="1.70669468927636" calcext:value-type="float">
            <text:p>1,71</text:p>
          </table:table-cell>
          <table:table-cell table:style-name="ce5" table:formula="of:=[data.B563]/[data.E563]" office:value-type="float" office:value="1.75779299376093" calcext:value-type="float">
            <text:p>1,758</text:p>
          </table:table-cell>
          <table:table-cell table:style-name="ce7" table:formula="of:=AVERAGE([data.F563:.J563])" office:value-type="float" office:value="2.332" calcext:value-type="float">
            <text:p>2,33</text:p>
          </table:table-cell>
          <table:table-cell table:style-name="ce9" table:formula="of:=AVERAGE([data.K563:.O563])" office:value-type="float" office:value="2.128" calcext:value-type="float">
            <text:p>2,13</text:p>
          </table:table-cell>
          <table:table-cell table:style-name="ce12" table:formula="of:=[data.Q563]/[data.Q507]*(LOG([data.R507]*1000)/LOG([data.R563]*1000))" office:value-type="float" office:value="0.762543797288872" calcext:value-type="float">
            <text:p>0,76</text:p>
          </table:table-cell>
          <table:table-cell table:style-name="ce12" table:formula="of:=[data.Q563]/[data.Q507]*(LOG([data.S507]*1000)/LOG([data.S563]*1000))" office:value-type="float" office:value="0.572520826825402" calcext:value-type="float">
            <text:p>0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1712188" calcext:value-type="float">
            <text:p>1712188</text:p>
          </table:table-cell>
          <table:table-cell table:style-name="ce7" office:value-type="float" office:value="2.04" calcext:value-type="float">
            <text:p>2,04</text:p>
          </table:table-cell>
          <table:table-cell table:style-name="ce7" office:value-type="float" office:value="1.99" calcext:value-type="float">
            <text:p>1,99</text:p>
          </table:table-cell>
          <table:table-cell table:style-name="ce7" office:value-type="float" office:value="2.13" calcext:value-type="float">
            <text:p>2,13</text:p>
          </table:table-cell>
          <table:table-cell table:style-name="ce7" office:value-type="float" office:value="2.65" calcext:value-type="float">
            <text:p>2,65</text:p>
          </table:table-cell>
          <table:table-cell table:style-name="ce7" office:value-type="float" office:value="2.15" calcext:value-type="float">
            <text:p>2,15</text:p>
          </table:table-cell>
          <table:table-cell table:style-name="ce9" office:value-type="float" office:value="1.84" calcext:value-type="float">
            <text:p>1,84</text:p>
          </table:table-cell>
          <table:table-cell table:style-name="ce9" office:value-type="float" office:value="1.78" calcext:value-type="float">
            <text:p>1,78</text:p>
          </table:table-cell>
          <table:table-cell table:style-name="ce9" office:value-type="float" office:value="2.07" calcext:value-type="float">
            <text:p>2,07</text:p>
          </table:table-cell>
          <table:table-cell table:style-name="ce9" office:value-type="float" office:value="1.93" calcext:value-type="float">
            <text:p>1,93</text:p>
          </table:table-cell>
          <table:table-cell table:style-name="ce9" office:value-type="float" office:value="1.78" calcext:value-type="float">
            <text:p>1,78</text:p>
          </table:table-cell>
          <table:table-cell table:style-name="ce28" table:formula="of:=[data.E564]/([data.C564]*[data.D564])" office:value-type="float" office:value="1.679287401235" calcext:value-type="float">
            <text:p>1,68</text:p>
          </table:table-cell>
          <table:table-cell table:style-name="ce5" table:formula="of:=[data.B564]/[data.E564]" office:value-type="float" office:value="1.7864813910622" calcext:value-type="float">
            <text:p>1,786</text:p>
          </table:table-cell>
          <table:table-cell table:style-name="ce7" table:formula="of:=AVERAGE([data.F564:.J564])" office:value-type="float" office:value="2.192" calcext:value-type="float">
            <text:p>2,19</text:p>
          </table:table-cell>
          <table:table-cell table:style-name="ce9" table:formula="of:=AVERAGE([data.K564:.O564])" office:value-type="float" office:value="1.88" calcext:value-type="float">
            <text:p>1,88</text:p>
          </table:table-cell>
          <table:table-cell table:style-name="ce12" table:formula="of:=[data.Q564]/[data.Q508]*(LOG([data.R508]*1000)/LOG([data.R564]*1000))" office:value-type="float" office:value="0.797546498343176" calcext:value-type="float">
            <text:p>0,80</text:p>
          </table:table-cell>
          <table:table-cell table:style-name="ce12" table:formula="of:=[data.Q564]/[data.Q508]*(LOG([data.S508]*1000)/LOG([data.S564]*1000))" office:value-type="float" office:value="0.602792414259407" calcext:value-type="float">
            <text:p>0,6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01365" calcext:value-type="float">
            <text:p>1201365</text:p>
          </table:table-cell>
          <table:table-cell table:style-name="ce7" office:value-type="float" office:value="1.71" calcext:value-type="float">
            <text:p>1,71</text:p>
          </table:table-cell>
          <table:table-cell table:style-name="ce7" office:value-type="float" office:value="1.63" calcext:value-type="float">
            <text:p>1,63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1.86" calcext:value-type="float">
            <text:p>1,86</text:p>
          </table:table-cell>
          <table:table-cell table:style-name="ce7" office:value-type="float" office:value="1.65" calcext:value-type="float">
            <text:p>1,65</text:p>
          </table:table-cell>
          <table:table-cell table:style-name="ce9" office:value-type="float" office:value="3.12" calcext:value-type="float">
            <text:p>3,12</text:p>
          </table:table-cell>
          <table:table-cell table:style-name="ce9" office:value-type="float" office:value="3.11" calcext:value-type="float">
            <text:p>3,11</text:p>
          </table:table-cell>
          <table:table-cell table:style-name="ce9" office:value-type="float" office:value="4" calcext:value-type="float">
            <text:p>4,00</text:p>
          </table:table-cell>
          <table:table-cell table:style-name="ce9" office:value-type="float" office:value="3.25" calcext:value-type="float">
            <text:p>3,25</text:p>
          </table:table-cell>
          <table:table-cell table:style-name="ce9" office:value-type="float" office:value="3.32" calcext:value-type="float">
            <text:p>3,32</text:p>
          </table:table-cell>
          <table:table-cell table:style-name="ce28" table:formula="of:=[data.E565]/([data.C565]*[data.D565])" office:value-type="float" office:value="1.07289255401235" calcext:value-type="float">
            <text:p>1,07</text:p>
          </table:table-cell>
          <table:table-cell table:style-name="ce5" table:formula="of:=[data.B565]/[data.E565]" office:value-type="float" office:value="2.79619266417783" calcext:value-type="float">
            <text:p>2,796</text:p>
          </table:table-cell>
          <table:table-cell table:style-name="ce7" table:formula="of:=AVERAGE([data.F565:.J565])" office:value-type="float" office:value="1.718" calcext:value-type="float">
            <text:p>1,72</text:p>
          </table:table-cell>
          <table:table-cell table:style-name="ce9" table:formula="of:=AVERAGE([data.K565:.O565])" office:value-type="float" office:value="3.36" calcext:value-type="float">
            <text:p>3,36</text:p>
          </table:table-cell>
          <table:table-cell table:style-name="ce12" table:formula="of:=[data.Q565]/[data.Q509]*(LOG([data.R509]*1000)/LOG([data.R565]*1000))" office:value-type="float" office:value="0.806765432672587" calcext:value-type="float">
            <text:p>0,81</text:p>
          </table:table-cell>
          <table:table-cell table:style-name="ce12" table:formula="of:=[data.Q565]/[data.Q509]*(LOG([data.S509]*1000)/LOG([data.S565]*1000))" office:value-type="float" office:value="0.582389025697291" calcext:value-type="float">
            <text:p>0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1287133" calcext:value-type="float">
            <text:p>1287133</text:p>
          </table:table-cell>
          <table:table-cell table:style-name="ce7" office:value-type="float" office:value="1.57" calcext:value-type="float">
            <text:p>1,57</text:p>
          </table:table-cell>
          <table:table-cell table:number-columns-repeated="2" table:style-name="ce7" office:value-type="float" office:value="1.53" calcext:value-type="float">
            <text:p>1,53</text:p>
          </table:table-cell>
          <table:table-cell table:style-name="ce7" office:value-type="float" office:value="1.58" calcext:value-type="float">
            <text:p>1,58</text:p>
          </table:table-cell>
          <table:table-cell table:style-name="ce7" office:value-type="float" office:value="1.56" calcext:value-type="float">
            <text:p>1,56</text:p>
          </table:table-cell>
          <table:table-cell table:style-name="ce9" office:value-type="float" office:value="3.26" calcext:value-type="float">
            <text:p>3,26</text:p>
          </table:table-cell>
          <table:table-cell table:style-name="ce9" office:value-type="float" office:value="2.71" calcext:value-type="float">
            <text:p>2,71</text:p>
          </table:table-cell>
          <table:table-cell table:style-name="ce9" office:value-type="float" office:value="2.93" calcext:value-type="float">
            <text:p>2,93</text:p>
          </table:table-cell>
          <table:table-cell table:style-name="ce9" office:value-type="float" office:value="2.83" calcext:value-type="float">
            <text:p>2,83</text:p>
          </table:table-cell>
          <table:table-cell table:style-name="ce9" office:value-type="float" office:value="2.85" calcext:value-type="float">
            <text:p>2,85</text:p>
          </table:table-cell>
          <table:table-cell table:style-name="ce28" table:formula="of:=[data.E566]/([data.C566]*[data.D566])" office:value-type="float" office:value="1.31878381147541" calcext:value-type="float">
            <text:p>1,32</text:p>
          </table:table-cell>
          <table:table-cell table:style-name="ce5" table:formula="of:=[data.B566]/[data.E566]" office:value-type="float" office:value="2.2748356230475" calcext:value-type="float">
            <text:p>2,275</text:p>
          </table:table-cell>
          <table:table-cell table:style-name="ce7" table:formula="of:=AVERAGE([data.F566:.J566])" office:value-type="float" office:value="1.554" calcext:value-type="float">
            <text:p>1,55</text:p>
          </table:table-cell>
          <table:table-cell table:style-name="ce9" table:formula="of:=AVERAGE([data.K566:.O566])" office:value-type="float" office:value="2.916" calcext:value-type="float">
            <text:p>2,92</text:p>
          </table:table-cell>
          <table:table-cell table:style-name="ce12" table:formula="of:=[data.Q566]/[data.Q510]*(LOG([data.R510]*1000)/LOG([data.R566]*1000))" office:value-type="float" office:value="0.79808855396753" calcext:value-type="float">
            <text:p>0,80</text:p>
          </table:table-cell>
          <table:table-cell table:style-name="ce12" table:formula="of:=[data.Q566]/[data.Q510]*(LOG([data.S510]*1000)/LOG([data.S566]*1000))" office:value-type="float" office:value="0.570347845456928" calcext:value-type="float">
            <text:p>0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727686" calcext:value-type="float">
            <text:p>1727686</text:p>
          </table:table-cell>
          <table:table-cell table:style-name="ce7" office:value-type="float" office:value="2.48" calcext:value-type="float">
            <text:p>2,48</text:p>
          </table:table-cell>
          <table:table-cell table:style-name="ce7" office:value-type="float" office:value="2.33" calcext:value-type="float">
            <text:p>2,33</text:p>
          </table:table-cell>
          <table:table-cell table:style-name="ce7" office:value-type="float" office:value="2.26" calcext:value-type="float">
            <text:p>2,26</text:p>
          </table:table-cell>
          <table:table-cell table:style-name="ce7" office:value-type="float" office:value="2.16" calcext:value-type="float">
            <text:p>2,16</text:p>
          </table:table-cell>
          <table:table-cell table:style-name="ce7" office:value-type="float" office:value="2.21" calcext:value-type="float">
            <text:p>2,21</text:p>
          </table:table-cell>
          <table:table-cell table:style-name="ce9" office:value-type="float" office:value="3.61" calcext:value-type="float">
            <text:p>3,61</text:p>
          </table:table-cell>
          <table:table-cell table:style-name="ce9" office:value-type="float" office:value="3.81" calcext:value-type="float">
            <text:p>3,81</text:p>
          </table:table-cell>
          <table:table-cell table:style-name="ce9" office:value-type="float" office:value="3.99" calcext:value-type="float">
            <text:p>3,99</text:p>
          </table:table-cell>
          <table:table-cell table:style-name="ce9" office:value-type="float" office:value="3.35" calcext:value-type="float">
            <text:p>3,35</text:p>
          </table:table-cell>
          <table:table-cell table:style-name="ce9" office:value-type="float" office:value="3.41" calcext:value-type="float">
            <text:p>3,41</text:p>
          </table:table-cell>
          <table:table-cell table:style-name="ce28" table:formula="of:=[data.E567]/([data.C567]*[data.D567])" office:value-type="float" office:value="1.31468545304015" calcext:value-type="float">
            <text:p>1,31</text:p>
          </table:table-cell>
          <table:table-cell table:style-name="ce5" table:formula="of:=[data.B567]/[data.E567]" office:value-type="float" office:value="2.281923914415" calcext:value-type="float">
            <text:p>2,282</text:p>
          </table:table-cell>
          <table:table-cell table:style-name="ce7" table:formula="of:=AVERAGE([data.F567:.J567])" office:value-type="float" office:value="2.288" calcext:value-type="float">
            <text:p>2,29</text:p>
          </table:table-cell>
          <table:table-cell table:style-name="ce9" table:formula="of:=AVERAGE([data.K567:.O567])" office:value-type="float" office:value="3.634" calcext:value-type="float">
            <text:p>3,63</text:p>
          </table:table-cell>
          <table:table-cell table:style-name="ce12" table:formula="of:=[data.Q567]/[data.Q511]*(LOG([data.R511]*1000)/LOG([data.R567]*1000))" office:value-type="float" office:value="0.838133872716247" calcext:value-type="float">
            <text:p>0,84</text:p>
          </table:table-cell>
          <table:table-cell table:style-name="ce12" table:formula="of:=[data.Q567]/[data.Q511]*(LOG([data.S511]*1000)/LOG([data.S567]*1000))" office:value-type="float" office:value="0.593765236658102" calcext:value-type="float">
            <text:p>0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1392537" calcext:value-type="float">
            <text:p>1392537</text:p>
          </table:table-cell>
          <table:table-cell table:style-name="ce7" office:value-type="float" office:value="1.71" calcext:value-type="float">
            <text:p>1,71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1.63" calcext:value-type="float">
            <text:p>1,63</text:p>
          </table:table-cell>
          <table:table-cell table:style-name="ce7" office:value-type="float" office:value="1.76" calcext:value-type="float">
            <text:p>1,76</text:p>
          </table:table-cell>
          <table:table-cell table:style-name="ce7" office:value-type="float" office:value="1.58" calcext:value-type="float">
            <text:p>1,58</text:p>
          </table:table-cell>
          <table:table-cell table:number-columns-repeated="2" table:style-name="ce9" office:value-type="float" office:value="1.62" calcext:value-type="float">
            <text:p>1,62</text:p>
          </table:table-cell>
          <table:table-cell table:style-name="ce9" office:value-type="float" office:value="1.93" calcext:value-type="float">
            <text:p>1,93</text:p>
          </table:table-cell>
          <table:table-cell table:style-name="ce9" office:value-type="float" office:value="1.96" calcext:value-type="float">
            <text:p>1,96</text:p>
          </table:table-cell>
          <table:table-cell table:style-name="ce9" office:value-type="float" office:value="1.65" calcext:value-type="float">
            <text:p>1,65</text:p>
          </table:table-cell>
          <table:table-cell table:style-name="ce28" table:formula="of:=[data.E568]/([data.C568]*[data.D568])" office:value-type="float" office:value="1.40015383687259" calcext:value-type="float">
            <text:p>1,40</text:p>
          </table:table-cell>
          <table:table-cell table:style-name="ce5" table:formula="of:=[data.B568]/[data.E568]" office:value-type="float" office:value="2.14263319394745" calcext:value-type="float">
            <text:p>2,143</text:p>
          </table:table-cell>
          <table:table-cell table:style-name="ce7" table:formula="of:=AVERAGE([data.F568:.J568])" office:value-type="float" office:value="1.666" calcext:value-type="float">
            <text:p>1,67</text:p>
          </table:table-cell>
          <table:table-cell table:style-name="ce9" table:formula="of:=AVERAGE([data.K568:.O568])" office:value-type="float" office:value="1.756" calcext:value-type="float">
            <text:p>1,76</text:p>
          </table:table-cell>
          <table:table-cell table:style-name="ce12" table:formula="of:=[data.Q568]/[data.Q512]*(LOG([data.R512]*1000)/LOG([data.R568]*1000))" office:value-type="float" office:value="0.963993197352525" calcext:value-type="float">
            <text:p>0,96</text:p>
          </table:table-cell>
          <table:table-cell table:style-name="ce12" table:formula="of:=[data.Q568]/[data.Q512]*(LOG([data.S512]*1000)/LOG([data.S568]*1000))" office:value-type="float" office:value="0.730553313307182" calcext:value-type="float">
            <text:p>0,7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999270" calcext:value-type="float">
            <text:p>999270</text:p>
          </table:table-cell>
          <table:table-cell table:style-name="ce7" office:value-type="float" office:value="1.31" calcext:value-type="float">
            <text:p>1,31</text:p>
          </table:table-cell>
          <table:table-cell table:style-name="ce7" office:value-type="float" office:value="1.3" calcext:value-type="float">
            <text:p>1,30</text:p>
          </table:table-cell>
          <table:table-cell table:style-name="ce7" office:value-type="float" office:value="1.29" calcext:value-type="float">
            <text:p>1,29</text:p>
          </table:table-cell>
          <table:table-cell table:style-name="ce7" office:value-type="float" office:value="1.4" calcext:value-type="float">
            <text:p>1,40</text:p>
          </table:table-cell>
          <table:table-cell table:style-name="ce7" office:value-type="float" office:value="1.3" calcext:value-type="float">
            <text:p>1,30</text:p>
          </table:table-cell>
          <table:table-cell table:style-name="ce9" office:value-type="float" office:value="2.98" calcext:value-type="float">
            <text:p>2,98</text:p>
          </table:table-cell>
          <table:table-cell table:style-name="ce9" office:value-type="float" office:value="2.93" calcext:value-type="float">
            <text:p>2,93</text:p>
          </table:table-cell>
          <table:table-cell table:style-name="ce9" office:value-type="float" office:value="3.04" calcext:value-type="float">
            <text:p>3,04</text:p>
          </table:table-cell>
          <table:table-cell table:style-name="ce9" office:value-type="float" office:value="2.94" calcext:value-type="float">
            <text:p>2,94</text:p>
          </table:table-cell>
          <table:table-cell table:style-name="ce9" office:value-type="float" office:value="3.02" calcext:value-type="float">
            <text:p>3,02</text:p>
          </table:table-cell>
          <table:table-cell table:style-name="ce28" table:formula="of:=[data.E569]/([data.C569]*[data.D569])" office:value-type="float" office:value="1.01098120629371" calcext:value-type="float">
            <text:p>1,01</text:p>
          </table:table-cell>
          <table:table-cell table:style-name="ce5" table:formula="of:=[data.B569]/[data.E569]" office:value-type="float" office:value="2.96743022406357" calcext:value-type="float">
            <text:p>2,967</text:p>
          </table:table-cell>
          <table:table-cell table:style-name="ce7" table:formula="of:=AVERAGE([data.F569:.J569])" office:value-type="float" office:value="1.32" calcext:value-type="float">
            <text:p>1,32</text:p>
          </table:table-cell>
          <table:table-cell table:style-name="ce9" table:formula="of:=AVERAGE([data.K569:.O569])" office:value-type="float" office:value="2.982" calcext:value-type="float">
            <text:p>2,98</text:p>
          </table:table-cell>
          <table:table-cell table:style-name="ce12" table:formula="of:=[data.Q569]/[data.Q513]*(LOG([data.R513]*1000)/LOG([data.R569]*1000))" office:value-type="float" office:value="0.819222681178586" calcext:value-type="float">
            <text:p>0,82</text:p>
          </table:table-cell>
          <table:table-cell table:style-name="ce12" table:formula="of:=[data.Q569]/[data.Q513]*(LOG([data.S513]*1000)/LOG([data.S569]*1000))" office:value-type="float" office:value="0.563560725549489" calcext:value-type="float">
            <text:p>0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1589654" calcext:value-type="float">
            <text:p>1589654</text:p>
          </table:table-cell>
          <table:table-cell table:style-name="ce7" office:value-type="float" office:value="1.95" calcext:value-type="float">
            <text:p>1,95</text:p>
          </table:table-cell>
          <table:table-cell table:style-name="ce7" office:value-type="float" office:value="1.85" calcext:value-type="float">
            <text:p>1,85</text:p>
          </table:table-cell>
          <table:table-cell table:style-name="ce7" office:value-type="float" office:value="1.88" calcext:value-type="float">
            <text:p>1,88</text:p>
          </table:table-cell>
          <table:table-cell table:style-name="ce7" office:value-type="float" office:value="1.81" calcext:value-type="float">
            <text:p>1,81</text:p>
          </table:table-cell>
          <table:table-cell table:style-name="ce7" office:value-type="float" office:value="1.91" calcext:value-type="float">
            <text:p>1,91</text:p>
          </table:table-cell>
          <table:table-cell table:style-name="ce9" office:value-type="float" office:value="1.7" calcext:value-type="float">
            <text:p>1,70</text:p>
          </table:table-cell>
          <table:table-cell table:style-name="ce9" office:value-type="float" office:value="1.86" calcext:value-type="float">
            <text:p>1,86</text:p>
          </table:table-cell>
          <table:table-cell table:style-name="ce9" office:value-type="float" office:value="1.77" calcext:value-type="float">
            <text:p>1,77</text:p>
          </table:table-cell>
          <table:table-cell table:style-name="ce9" office:value-type="float" office:value="1.82" calcext:value-type="float">
            <text:p>1,82</text:p>
          </table:table-cell>
          <table:table-cell table:style-name="ce9" office:value-type="float" office:value="1.73" calcext:value-type="float">
            <text:p>1,73</text:p>
          </table:table-cell>
          <table:table-cell table:style-name="ce28" table:formula="of:=[data.E570]/([data.C570]*[data.D570])" office:value-type="float" office:value="1.49758262049214" calcext:value-type="float">
            <text:p>1,50</text:p>
          </table:table-cell>
          <table:table-cell table:style-name="ce5" table:formula="of:=[data.B570]/[data.E570]" office:value-type="float" office:value="2.00323844056631" calcext:value-type="float">
            <text:p>2,003</text:p>
          </table:table-cell>
          <table:table-cell table:style-name="ce7" table:formula="of:=AVERAGE([data.F570:.J570])" office:value-type="float" office:value="1.88" calcext:value-type="float">
            <text:p>1,88</text:p>
          </table:table-cell>
          <table:table-cell table:style-name="ce9" table:formula="of:=AVERAGE([data.K570:.O570])" office:value-type="float" office:value="1.776" calcext:value-type="float">
            <text:p>1,78</text:p>
          </table:table-cell>
          <table:table-cell table:style-name="ce12" table:formula="of:=[data.Q570]/[data.Q514]*(LOG([data.R514]*1000)/LOG([data.R570]*1000))" office:value-type="float" office:value="0.820659939644609" calcext:value-type="float">
            <text:p>0,82</text:p>
          </table:table-cell>
          <table:table-cell table:style-name="ce12" table:formula="of:=[data.Q570]/[data.Q514]*(LOG([data.S514]*1000)/LOG([data.S570]*1000))" office:value-type="float" office:value="0.629219657205974" calcext:value-type="float">
            <text:p>0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1847059" calcext:value-type="float">
            <text:p>1847059</text:p>
          </table:table-cell>
          <table:table-cell table:style-name="ce7" office:value-type="float" office:value="2.1" calcext:value-type="float">
            <text:p>2,10</text:p>
          </table:table-cell>
          <table:table-cell table:style-name="ce7" office:value-type="float" office:value="2.19" calcext:value-type="float">
            <text:p>2,19</text:p>
          </table:table-cell>
          <table:table-cell table:style-name="ce7" office:value-type="float" office:value="2.33" calcext:value-type="float">
            <text:p>2,33</text:p>
          </table:table-cell>
          <table:table-cell table:style-name="ce7" office:value-type="float" office:value="2.18" calcext:value-type="float">
            <text:p>2,18</text:p>
          </table:table-cell>
          <table:table-cell table:style-name="ce7" office:value-type="float" office:value="2.14" calcext:value-type="float">
            <text:p>2,14</text:p>
          </table:table-cell>
          <table:table-cell table:style-name="ce9" office:value-type="float" office:value="1.71" calcext:value-type="float">
            <text:p>1,71</text:p>
          </table:table-cell>
          <table:table-cell table:number-columns-repeated="2" table:style-name="ce9" office:value-type="float" office:value="1.75" calcext:value-type="float">
            <text:p>1,75</text:p>
          </table:table-cell>
          <table:table-cell table:style-name="ce9" office:value-type="float" office:value="1.76" calcext:value-type="float">
            <text:p>1,76</text:p>
          </table:table-cell>
          <table:table-cell table:style-name="ce9" office:value-type="float" office:value="1.92" calcext:value-type="float">
            <text:p>1,92</text:p>
          </table:table-cell>
          <table:table-cell table:style-name="ce28" table:formula="of:=[data.E571]/([data.C571]*[data.D571])" office:value-type="float" office:value="1.9515694470272" calcext:value-type="float">
            <text:p>1,95</text:p>
          </table:table-cell>
          <table:table-cell table:style-name="ce5" table:formula="of:=[data.B571]/[data.E571]" office:value-type="float" office:value="1.53723297414972" calcext:value-type="float">
            <text:p>1,537</text:p>
          </table:table-cell>
          <table:table-cell table:style-name="ce7" table:formula="of:=AVERAGE([data.F571:.J571])" office:value-type="float" office:value="2.188" calcext:value-type="float">
            <text:p>2,19</text:p>
          </table:table-cell>
          <table:table-cell table:style-name="ce9" table:formula="of:=AVERAGE([data.K571:.O571])" office:value-type="float" office:value="1.778" calcext:value-type="float">
            <text:p>1,78</text:p>
          </table:table-cell>
          <table:table-cell table:style-name="ce12" table:formula="of:=[data.Q571]/[data.Q515]*(LOG([data.R515]*1000)/LOG([data.R571]*1000))" office:value-type="float" office:value="0.783504360618177" calcext:value-type="float">
            <text:p>0,78</text:p>
          </table:table-cell>
          <table:table-cell table:style-name="ce12" table:formula="of:=[data.Q571]/[data.Q515]*(LOG([data.S515]*1000)/LOG([data.S571]*1000))" office:value-type="float" office:value="0.58081318430681" calcext:value-type="float">
            <text:p>0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1467476" calcext:value-type="float">
            <text:p>1467476</text:p>
          </table:table-cell>
          <table:table-cell table:style-name="ce7" office:value-type="float" office:value="2.03" calcext:value-type="float">
            <text:p>2,03</text:p>
          </table:table-cell>
          <table:table-cell table:style-name="ce7" office:value-type="float" office:value="2.5" calcext:value-type="float">
            <text:p>2,50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2.22" calcext:value-type="float">
            <text:p>2,22</text:p>
          </table:table-cell>
          <table:table-cell table:style-name="ce7" office:value-type="float" office:value="2.31" calcext:value-type="float">
            <text:p>2,31</text:p>
          </table:table-cell>
          <table:table-cell table:style-name="ce9" office:value-type="float" office:value="3.22" calcext:value-type="float">
            <text:p>3,22</text:p>
          </table:table-cell>
          <table:table-cell table:style-name="ce9" office:value-type="float" office:value="3.36" calcext:value-type="float">
            <text:p>3,36</text:p>
          </table:table-cell>
          <table:table-cell table:style-name="ce9" office:value-type="float" office:value="3.43" calcext:value-type="float">
            <text:p>3,43</text:p>
          </table:table-cell>
          <table:table-cell table:style-name="ce9" office:value-type="float" office:value="3.45" calcext:value-type="float">
            <text:p>3,45</text:p>
          </table:table-cell>
          <table:table-cell table:style-name="ce9" office:value-type="float" office:value="3.38" calcext:value-type="float">
            <text:p>3,38</text:p>
          </table:table-cell>
          <table:table-cell table:style-name="ce28" table:formula="of:=[data.E572]/([data.C572]*[data.D572])" office:value-type="float" office:value="1.24759912942937" calcext:value-type="float">
            <text:p>1,25</text:p>
          </table:table-cell>
          <table:table-cell table:style-name="ce5" table:formula="of:=[data.B572]/[data.E572]" office:value-type="float" office:value="2.40462944538786" calcext:value-type="float">
            <text:p>2,405</text:p>
          </table:table-cell>
          <table:table-cell table:style-name="ce7" table:formula="of:=AVERAGE([data.F572:.J572])" office:value-type="float" office:value="2.19" calcext:value-type="float">
            <text:p>2,19</text:p>
          </table:table-cell>
          <table:table-cell table:style-name="ce9" table:formula="of:=AVERAGE([data.K572:.O572])" office:value-type="float" office:value="3.368" calcext:value-type="float">
            <text:p>3,37</text:p>
          </table:table-cell>
          <table:table-cell table:style-name="ce12" table:formula="of:=[data.Q572]/[data.Q516]*(LOG([data.R516]*1000)/LOG([data.R572]*1000))" office:value-type="float" office:value="0.769330727048484" calcext:value-type="float">
            <text:p>0,77</text:p>
          </table:table-cell>
          <table:table-cell table:style-name="ce12" table:formula="of:=[data.Q572]/[data.Q516]*(LOG([data.S516]*1000)/LOG([data.S572]*1000))" office:value-type="float" office:value="0.570310711572891" calcext:value-type="float">
            <text:p>0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459570" calcext:value-type="float">
            <text:p>1459570</text:p>
          </table:table-cell>
          <table:table-cell table:style-name="ce7" office:value-type="float" office:value="2.19" calcext:value-type="float">
            <text:p>2,19</text:p>
          </table:table-cell>
          <table:table-cell table:style-name="ce7" office:value-type="float" office:value="1.86" calcext:value-type="float">
            <text:p>1,86</text:p>
          </table:table-cell>
          <table:table-cell table:number-columns-repeated="2" table:style-name="ce7" office:value-type="float" office:value="1.88" calcext:value-type="float">
            <text:p>1,88</text:p>
          </table:table-cell>
          <table:table-cell table:style-name="ce7" office:value-type="float" office:value="1.84" calcext:value-type="float">
            <text:p>1,84</text:p>
          </table:table-cell>
          <table:table-cell table:style-name="ce9" office:value-type="float" office:value="3.73" calcext:value-type="float">
            <text:p>3,73</text:p>
          </table:table-cell>
          <table:table-cell table:style-name="ce9" office:value-type="float" office:value="3.21" calcext:value-type="float">
            <text:p>3,21</text:p>
          </table:table-cell>
          <table:table-cell table:style-name="ce9" office:value-type="float" office:value="3.42" calcext:value-type="float">
            <text:p>3,42</text:p>
          </table:table-cell>
          <table:table-cell table:style-name="ce9" office:value-type="float" office:value="3.45" calcext:value-type="float">
            <text:p>3,45</text:p>
          </table:table-cell>
          <table:table-cell table:style-name="ce9" office:value-type="float" office:value="3.24" calcext:value-type="float">
            <text:p>3,24</text:p>
          </table:table-cell>
          <table:table-cell table:style-name="ce28" table:formula="of:=[data.E573]/([data.C573]*[data.D573])" office:value-type="float" office:value="1.11066214965788" calcext:value-type="float">
            <text:p>1,11</text:p>
          </table:table-cell>
          <table:table-cell table:style-name="ce5" table:formula="of:=[data.B573]/[data.E573]" office:value-type="float" office:value="2.70110237946793" calcext:value-type="float">
            <text:p>2,701</text:p>
          </table:table-cell>
          <table:table-cell table:style-name="ce7" table:formula="of:=AVERAGE([data.F573:.J573])" office:value-type="float" office:value="1.93" calcext:value-type="float">
            <text:p>1,93</text:p>
          </table:table-cell>
          <table:table-cell table:style-name="ce9" table:formula="of:=AVERAGE([data.K573:.O573])" office:value-type="float" office:value="3.41" calcext:value-type="float">
            <text:p>3,41</text:p>
          </table:table-cell>
          <table:table-cell table:style-name="ce12" table:formula="of:=[data.Q573]/[data.Q517]*(LOG([data.R517]*1000)/LOG([data.R573]*1000))" office:value-type="float" office:value="0.843720972342451" calcext:value-type="float">
            <text:p>0,84</text:p>
          </table:table-cell>
          <table:table-cell table:style-name="ce12" table:formula="of:=[data.Q573]/[data.Q517]*(LOG([data.S517]*1000)/LOG([data.S573]*1000))" office:value-type="float" office:value="0.611474849330489" calcext:value-type="float">
            <text:p>0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1664193" calcext:value-type="float">
            <text:p>1664193</text:p>
          </table:table-cell>
          <table:table-cell table:style-name="ce7" office:value-type="float" office:value="1.94" calcext:value-type="float">
            <text:p>1,94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1.93" calcext:value-type="float">
            <text:p>1,93</text:p>
          </table:table-cell>
          <table:table-cell table:style-name="ce7" office:value-type="float" office:value="1.91" calcext:value-type="float">
            <text:p>1,91</text:p>
          </table:table-cell>
          <table:table-cell table:style-name="ce7" office:value-type="float" office:value="1.92" calcext:value-type="float">
            <text:p>1,92</text:p>
          </table:table-cell>
          <table:table-cell table:style-name="ce9" office:value-type="float" office:value="1.92" calcext:value-type="float">
            <text:p>1,92</text:p>
          </table:table-cell>
          <table:table-cell table:style-name="ce9" office:value-type="float" office:value="1.8" calcext:value-type="float">
            <text:p>1,80</text:p>
          </table:table-cell>
          <table:table-cell table:style-name="ce9" office:value-type="float" office:value="1.75" calcext:value-type="float">
            <text:p>1,75</text:p>
          </table:table-cell>
          <table:table-cell table:style-name="ce9" office:value-type="float" office:value="1.8" calcext:value-type="float">
            <text:p>1,80</text:p>
          </table:table-cell>
          <table:table-cell table:style-name="ce9" office:value-type="float" office:value="1.88" calcext:value-type="float">
            <text:p>1,88</text:p>
          </table:table-cell>
          <table:table-cell table:style-name="ce28" table:formula="of:=[data.E574]/([data.C574]*[data.D574])" office:value-type="float" office:value="1.72203975960464" calcext:value-type="float">
            <text:p>1,72</text:p>
          </table:table-cell>
          <table:table-cell table:style-name="ce5" table:formula="of:=[data.B574]/[data.E574]" office:value-type="float" office:value="1.74212966885451" calcext:value-type="float">
            <text:p>1,742</text:p>
          </table:table-cell>
          <table:table-cell table:style-name="ce7" table:formula="of:=AVERAGE([data.F574:.J574])" office:value-type="float" office:value="1.936" calcext:value-type="float">
            <text:p>1,94</text:p>
          </table:table-cell>
          <table:table-cell table:style-name="ce9" table:formula="of:=AVERAGE([data.K574:.O574])" office:value-type="float" office:value="1.83" calcext:value-type="float">
            <text:p>1,83</text:p>
          </table:table-cell>
          <table:table-cell table:style-name="ce12" table:formula="of:=[data.Q574]/[data.Q518]*(LOG([data.R518]*1000)/LOG([data.R574]*1000))" office:value-type="float" office:value="0.785790219225612" calcext:value-type="float">
            <text:p>0,79</text:p>
          </table:table-cell>
          <table:table-cell table:style-name="ce12" table:formula="of:=[data.Q574]/[data.Q518]*(LOG([data.S518]*1000)/LOG([data.S574]*1000))" office:value-type="float" office:value="0.591362393305523" calcext:value-type="float">
            <text:p>0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1351801" calcext:value-type="float">
            <text:p>1351801</text:p>
          </table:table-cell>
          <table:table-cell table:style-name="ce7" office:value-type="float" office:value="1.66" calcext:value-type="float">
            <text:p>1,66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1.57" calcext:value-type="float">
            <text:p>1,57</text:p>
          </table:table-cell>
          <table:table-cell table:style-name="ce7" office:value-type="float" office:value="1.59" calcext:value-type="float">
            <text:p>1,59</text:p>
          </table:table-cell>
          <table:table-cell table:style-name="ce7" office:value-type="float" office:value="1.63" calcext:value-type="float">
            <text:p>1,63</text:p>
          </table:table-cell>
          <table:table-cell table:style-name="ce9" office:value-type="float" office:value="1.98" calcext:value-type="float">
            <text:p>1,98</text:p>
          </table:table-cell>
          <table:table-cell table:style-name="ce9" office:value-type="float" office:value="2.01" calcext:value-type="float">
            <text:p>2,01</text:p>
          </table:table-cell>
          <table:table-cell table:style-name="ce9" office:value-type="float" office:value="2.07" calcext:value-type="float">
            <text:p>2,07</text:p>
          </table:table-cell>
          <table:table-cell table:style-name="ce9" office:value-type="float" office:value="1.98" calcext:value-type="float">
            <text:p>1,98</text:p>
          </table:table-cell>
          <table:table-cell table:style-name="ce9" office:value-type="float" office:value="2.1" calcext:value-type="float">
            <text:p>2,10</text:p>
          </table:table-cell>
          <table:table-cell table:style-name="ce28" table:formula="of:=[data.E575]/([data.C575]*[data.D575])" office:value-type="float" office:value="1.36463952868588" calcext:value-type="float">
            <text:p>1,36</text:p>
          </table:table-cell>
          <table:table-cell table:style-name="ce5" table:formula="of:=[data.B575]/[data.E575]" office:value-type="float" office:value="2.19839458618539" calcext:value-type="float">
            <text:p>2,198</text:p>
          </table:table-cell>
          <table:table-cell table:style-name="ce7" table:formula="of:=AVERAGE([data.F575:.J575])" office:value-type="float" office:value="1.62" calcext:value-type="float">
            <text:p>1,62</text:p>
          </table:table-cell>
          <table:table-cell table:style-name="ce9" table:formula="of:=AVERAGE([data.K575:.O575])" office:value-type="float" office:value="2.028" calcext:value-type="float">
            <text:p>2,03</text:p>
          </table:table-cell>
          <table:table-cell table:style-name="ce12" table:formula="of:=[data.Q575]/[data.Q519]*(LOG([data.R519]*1000)/LOG([data.R575]*1000))" office:value-type="float" office:value="0.770104603418345" calcext:value-type="float">
            <text:p>0,77</text:p>
          </table:table-cell>
          <table:table-cell table:style-name="ce12" table:formula="of:=[data.Q575]/[data.Q519]*(LOG([data.S519]*1000)/LOG([data.S575]*1000))" office:value-type="float" office:value="0.574472206436151" calcext:value-type="float">
            <text:p>0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1359293" calcext:value-type="float">
            <text:p>1359293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1.6" calcext:value-type="float">
            <text:p>1,60</text:p>
          </table:table-cell>
          <table:table-cell table:style-name="ce7" office:value-type="float" office:value="1.59" calcext:value-type="float">
            <text:p>1,59</text:p>
          </table:table-cell>
          <table:table-cell table:style-name="ce7" office:value-type="float" office:value="1.64" calcext:value-type="float">
            <text:p>1,64</text:p>
          </table:table-cell>
          <table:table-cell table:style-name="ce7" office:value-type="float" office:value="1.62" calcext:value-type="float">
            <text:p>1,62</text:p>
          </table:table-cell>
          <table:table-cell table:style-name="ce9" office:value-type="float" office:value="1.72" calcext:value-type="float">
            <text:p>1,72</text:p>
          </table:table-cell>
          <table:table-cell table:style-name="ce9" office:value-type="float" office:value="1.66" calcext:value-type="float">
            <text:p>1,66</text:p>
          </table:table-cell>
          <table:table-cell table:style-name="ce9" office:value-type="float" office:value="1.62" calcext:value-type="float">
            <text:p>1,62</text:p>
          </table:table-cell>
          <table:table-cell table:style-name="ce9" office:value-type="float" office:value="1.73" calcext:value-type="float">
            <text:p>1,73</text:p>
          </table:table-cell>
          <table:table-cell table:style-name="ce9" office:value-type="float" office:value="1.7" calcext:value-type="float">
            <text:p>1,70</text:p>
          </table:table-cell>
          <table:table-cell table:style-name="ce28" table:formula="of:=[data.E576]/([data.C576]*[data.D576])" office:value-type="float" office:value="1.37302323232323" calcext:value-type="float">
            <text:p>1,37</text:p>
          </table:table-cell>
          <table:table-cell table:style-name="ce5" table:formula="of:=[data.B576]/[data.E576]" office:value-type="float" office:value="2.18497115780042" calcext:value-type="float">
            <text:p>2,185</text:p>
          </table:table-cell>
          <table:table-cell table:style-name="ce7" table:formula="of:=AVERAGE([data.F576:.J576])" office:value-type="float" office:value="1.624" calcext:value-type="float">
            <text:p>1,62</text:p>
          </table:table-cell>
          <table:table-cell table:style-name="ce9" table:formula="of:=AVERAGE([data.K576:.O576])" office:value-type="float" office:value="1.686" calcext:value-type="float">
            <text:p>1,69</text:p>
          </table:table-cell>
          <table:table-cell table:style-name="ce12" table:formula="of:=[data.Q576]/[data.Q520]*(LOG([data.R520]*1000)/LOG([data.R576]*1000))" office:value-type="float" office:value="0.864536266469207" calcext:value-type="float">
            <text:p>0,86</text:p>
          </table:table-cell>
          <table:table-cell table:style-name="ce12" table:formula="of:=[data.Q576]/[data.Q520]*(LOG([data.S520]*1000)/LOG([data.S576]*1000))" office:value-type="float" office:value="0.646850682051114" calcext:value-type="float">
            <text:p>0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973943" calcext:value-type="float">
            <text:p>973943</text:p>
          </table:table-cell>
          <table:table-cell table:style-name="ce7" office:value-type="float" office:value="1.43" calcext:value-type="float">
            <text:p>1,43</text:p>
          </table:table-cell>
          <table:table-cell table:style-name="ce7" office:value-type="float" office:value="1.46" calcext:value-type="float">
            <text:p>1,46</text:p>
          </table:table-cell>
          <table:table-cell table:number-columns-repeated="2" table:style-name="ce7" office:value-type="float" office:value="1.37" calcext:value-type="float">
            <text:p>1,37</text:p>
          </table:table-cell>
          <table:table-cell table:style-name="ce7" office:value-type="float" office:value="1.36" calcext:value-type="float">
            <text:p>1,36</text:p>
          </table:table-cell>
          <table:table-cell table:style-name="ce9" office:value-type="float" office:value="3.58" calcext:value-type="float">
            <text:p>3,58</text:p>
          </table:table-cell>
          <table:table-cell table:style-name="ce9" office:value-type="float" office:value="3.73" calcext:value-type="float">
            <text:p>3,73</text:p>
          </table:table-cell>
          <table:table-cell table:style-name="ce9" office:value-type="float" office:value="3.63" calcext:value-type="float">
            <text:p>3,63</text:p>
          </table:table-cell>
          <table:table-cell table:style-name="ce9" office:value-type="float" office:value="3.6" calcext:value-type="float">
            <text:p>3,60</text:p>
          </table:table-cell>
          <table:table-cell table:style-name="ce9" office:value-type="float" office:value="3.54" calcext:value-type="float">
            <text:p>3,54</text:p>
          </table:table-cell>
          <table:table-cell table:style-name="ce28" table:formula="of:=[data.E577]/([data.C577]*[data.D577])" office:value-type="float" office:value="1.04809803195702" calcext:value-type="float">
            <text:p>1,05</text:p>
          </table:table-cell>
          <table:table-cell table:style-name="ce5" table:formula="of:=[data.B577]/[data.E577]" office:value-type="float" office:value="2.86234410021942" calcext:value-type="float">
            <text:p>2,862</text:p>
          </table:table-cell>
          <table:table-cell table:style-name="ce7" table:formula="of:=AVERAGE([data.F577:.J577])" office:value-type="float" office:value="1.398" calcext:value-type="float">
            <text:p>1,40</text:p>
          </table:table-cell>
          <table:table-cell table:style-name="ce9" table:formula="of:=AVERAGE([data.K577:.O577])" office:value-type="float" office:value="3.616" calcext:value-type="float">
            <text:p>3,62</text:p>
          </table:table-cell>
          <table:table-cell table:style-name="ce12" table:formula="of:=[data.Q577]/[data.Q521]*(LOG([data.R521]*1000)/LOG([data.R577]*1000))" office:value-type="float" office:value="0.772803039989489" calcext:value-type="float">
            <text:p>0,77</text:p>
          </table:table-cell>
          <table:table-cell table:style-name="ce12" table:formula="of:=[data.Q577]/[data.Q521]*(LOG([data.S521]*1000)/LOG([data.S577]*1000))" office:value-type="float" office:value="0.536980316169298" calcext:value-type="float">
            <text:p>0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1401702" calcext:value-type="float">
            <text:p>1401702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1.96" calcext:value-type="float">
            <text:p>1,96</text:p>
          </table:table-cell>
          <table:table-cell table:style-name="ce7" office:value-type="float" office:value="1.92" calcext:value-type="float">
            <text:p>1,92</text:p>
          </table:table-cell>
          <table:table-cell table:style-name="ce7" office:value-type="float" office:value="1.9" calcext:value-type="float">
            <text:p>1,90</text:p>
          </table:table-cell>
          <table:table-cell table:style-name="ce9" office:value-type="float" office:value="2.82" calcext:value-type="float">
            <text:p>2,82</text:p>
          </table:table-cell>
          <table:table-cell table:style-name="ce9" office:value-type="float" office:value="2.55" calcext:value-type="float">
            <text:p>2,55</text:p>
          </table:table-cell>
          <table:table-cell table:style-name="ce9" office:value-type="float" office:value="2.64" calcext:value-type="float">
            <text:p>2,64</text:p>
          </table:table-cell>
          <table:table-cell table:style-name="ce9" office:value-type="float" office:value="2.84" calcext:value-type="float">
            <text:p>2,84</text:p>
          </table:table-cell>
          <table:table-cell table:style-name="ce9" office:value-type="float" office:value="2.6" calcext:value-type="float">
            <text:p>2,60</text:p>
          </table:table-cell>
          <table:table-cell table:style-name="ce28" table:formula="of:=[data.E578]/([data.C578]*[data.D578])" office:value-type="float" office:value="1.16691808191808" calcext:value-type="float">
            <text:p>1,17</text:p>
          </table:table-cell>
          <table:table-cell table:style-name="ce5" table:formula="of:=[data.B578]/[data.E578]" office:value-type="float" office:value="2.57088596577589" calcext:value-type="float">
            <text:p>2,571</text:p>
          </table:table-cell>
          <table:table-cell table:style-name="ce7" table:formula="of:=AVERAGE([data.F578:.J578])" office:value-type="float" office:value="1.93" calcext:value-type="float">
            <text:p>1,93</text:p>
          </table:table-cell>
          <table:table-cell table:style-name="ce9" table:formula="of:=AVERAGE([data.K578:.O578])" office:value-type="float" office:value="2.69" calcext:value-type="float">
            <text:p>2,69</text:p>
          </table:table-cell>
          <table:table-cell table:style-name="ce12" table:formula="of:=[data.Q578]/[data.Q522]*(LOG([data.R522]*1000)/LOG([data.R578]*1000))" office:value-type="float" office:value="0.768837587757065" calcext:value-type="float">
            <text:p>0,77</text:p>
          </table:table-cell>
          <table:table-cell table:style-name="ce12" table:formula="of:=[data.Q578]/[data.Q522]*(LOG([data.S522]*1000)/LOG([data.S578]*1000))" office:value-type="float" office:value="0.58430703356582" calcext:value-type="float">
            <text:p>0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1665398" calcext:value-type="float">
            <text:p>1665398</text:p>
          </table:table-cell>
          <table:table-cell table:style-name="ce7" office:value-type="float" office:value="2.02" calcext:value-type="float">
            <text:p>2,02</text:p>
          </table:table-cell>
          <table:table-cell table:style-name="ce7" office:value-type="float" office:value="2.09" calcext:value-type="float">
            <text:p>2,09</text:p>
          </table:table-cell>
          <table:table-cell table:style-name="ce7" office:value-type="float" office:value="1.97" calcext:value-type="float">
            <text:p>1,97</text:p>
          </table:table-cell>
          <table:table-cell table:style-name="ce7" office:value-type="float" office:value="1.99" calcext:value-type="float">
            <text:p>1,99</text:p>
          </table:table-cell>
          <table:table-cell table:style-name="ce7" office:value-type="float" office:value="2.12" calcext:value-type="float">
            <text:p>2,12</text:p>
          </table:table-cell>
          <table:table-cell table:style-name="ce9" office:value-type="float" office:value="2.36" calcext:value-type="float">
            <text:p>2,36</text:p>
          </table:table-cell>
          <table:table-cell table:style-name="ce9" office:value-type="float" office:value="2.25" calcext:value-type="float">
            <text:p>2,25</text:p>
          </table:table-cell>
          <table:table-cell table:style-name="ce9" office:value-type="float" office:value="2.21" calcext:value-type="float">
            <text:p>2,21</text:p>
          </table:table-cell>
          <table:table-cell table:style-name="ce9" office:value-type="float" office:value="2.29" calcext:value-type="float">
            <text:p>2,29</text:p>
          </table:table-cell>
          <table:table-cell table:style-name="ce9" office:value-type="float" office:value="2.26" calcext:value-type="float">
            <text:p>2,26</text:p>
          </table:table-cell>
          <table:table-cell table:style-name="ce28" table:formula="of:=[data.E579]/([data.C579]*[data.D579])" office:value-type="float" office:value="1.31717822659226" calcext:value-type="float">
            <text:p>1,32</text:p>
          </table:table-cell>
          <table:table-cell table:style-name="ce5" table:formula="of:=[data.B579]/[data.E579]" office:value-type="float" office:value="2.27760571346909" calcext:value-type="float">
            <text:p>2,278</text:p>
          </table:table-cell>
          <table:table-cell table:style-name="ce7" table:formula="of:=AVERAGE([data.F579:.J579])" office:value-type="float" office:value="2.038" calcext:value-type="float">
            <text:p>2,04</text:p>
          </table:table-cell>
          <table:table-cell table:style-name="ce9" table:formula="of:=AVERAGE([data.K579:.O579])" office:value-type="float" office:value="2.274" calcext:value-type="float">
            <text:p>2,27</text:p>
          </table:table-cell>
          <table:table-cell table:style-name="ce12" table:formula="of:=[data.Q579]/[data.Q523]*(LOG([data.R523]*1000)/LOG([data.R579]*1000))" office:value-type="float" office:value="0.842644153838623" calcext:value-type="float">
            <text:p>0,84</text:p>
          </table:table-cell>
          <table:table-cell table:style-name="ce12" table:formula="of:=[data.Q579]/[data.Q523]*(LOG([data.S523]*1000)/LOG([data.S579]*1000))" office:value-type="float" office:value="0.625557885517017" calcext:value-type="float">
            <text:p>0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1052684" calcext:value-type="float">
            <text:p>1052684</text:p>
          </table:table-cell>
          <table:table-cell table:style-name="ce7" office:value-type="float" office:value="1.41" calcext:value-type="float">
            <text:p>1,41</text:p>
          </table:table-cell>
          <table:table-cell table:style-name="ce7" office:value-type="float" office:value="1.51" calcext:value-type="float">
            <text:p>1,51</text:p>
          </table:table-cell>
          <table:table-cell table:style-name="ce7" office:value-type="float" office:value="1.41" calcext:value-type="float">
            <text:p>1,41</text:p>
          </table:table-cell>
          <table:table-cell table:style-name="ce7" office:value-type="float" office:value="1.53" calcext:value-type="float">
            <text:p>1,53</text:p>
          </table:table-cell>
          <table:table-cell table:style-name="ce7" office:value-type="float" office:value="1.41" calcext:value-type="float">
            <text:p>1,41</text:p>
          </table:table-cell>
          <table:table-cell table:style-name="ce9" office:value-type="float" office:value="3.12" calcext:value-type="float">
            <text:p>3,12</text:p>
          </table:table-cell>
          <table:table-cell table:number-columns-repeated="2" table:style-name="ce9" office:value-type="float" office:value="3.06" calcext:value-type="float">
            <text:p>3,06</text:p>
          </table:table-cell>
          <table:table-cell table:style-name="ce9" office:value-type="float" office:value="3" calcext:value-type="float">
            <text:p>3,00</text:p>
          </table:table-cell>
          <table:table-cell table:style-name="ce9" office:value-type="float" office:value="3.03" calcext:value-type="float">
            <text:p>3,03</text:p>
          </table:table-cell>
          <table:table-cell table:style-name="ce28" table:formula="of:=[data.E580]/([data.C580]*[data.D580])" office:value-type="float" office:value="1.09595219256236" calcext:value-type="float">
            <text:p>1,10</text:p>
          </table:table-cell>
          <table:table-cell table:style-name="ce5" table:formula="of:=[data.B580]/[data.E580]" office:value-type="float" office:value="2.7373608794282" calcext:value-type="float">
            <text:p>2,737</text:p>
          </table:table-cell>
          <table:table-cell table:style-name="ce7" table:formula="of:=AVERAGE([data.F580:.J580])" office:value-type="float" office:value="1.454" calcext:value-type="float">
            <text:p>1,45</text:p>
          </table:table-cell>
          <table:table-cell table:style-name="ce9" table:formula="of:=AVERAGE([data.K580:.O580])" office:value-type="float" office:value="3.054" calcext:value-type="float">
            <text:p>3,05</text:p>
          </table:table-cell>
          <table:table-cell table:style-name="ce12" table:formula="of:=[data.Q580]/[data.Q524]*(LOG([data.R524]*1000)/LOG([data.R580]*1000))" office:value-type="float" office:value="0.825995632445782" calcext:value-type="float">
            <text:p>0,83</text:p>
          </table:table-cell>
          <table:table-cell table:style-name="ce12" table:formula="of:=[data.Q580]/[data.Q524]*(LOG([data.S524]*1000)/LOG([data.S580]*1000))" office:value-type="float" office:value="0.58541665893432" calcext:value-type="float">
            <text:p>0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981290" calcext:value-type="float">
            <text:p>981290</text:p>
          </table:table-cell>
          <table:table-cell table:style-name="ce7" office:value-type="float" office:value="1.27" calcext:value-type="float">
            <text:p>1,27</text:p>
          </table:table-cell>
          <table:table-cell table:style-name="ce7" office:value-type="float" office:value="1.28" calcext:value-type="float">
            <text:p>1,28</text:p>
          </table:table-cell>
          <table:table-cell table:style-name="ce7" office:value-type="float" office:value="1.25" calcext:value-type="float">
            <text:p>1,25</text:p>
          </table:table-cell>
          <table:table-cell table:style-name="ce7" office:value-type="float" office:value="1.27" calcext:value-type="float">
            <text:p>1,27</text:p>
          </table:table-cell>
          <table:table-cell table:style-name="ce7" office:value-type="float" office:value="1.29" calcext:value-type="float">
            <text:p>1,29</text:p>
          </table:table-cell>
          <table:table-cell table:style-name="ce9" office:value-type="float" office:value="3.32" calcext:value-type="float">
            <text:p>3,32</text:p>
          </table:table-cell>
          <table:table-cell table:style-name="ce9" office:value-type="float" office:value="3.28" calcext:value-type="float">
            <text:p>3,28</text:p>
          </table:table-cell>
          <table:table-cell table:style-name="ce9" office:value-type="float" office:value="3.4" calcext:value-type="float">
            <text:p>3,40</text:p>
          </table:table-cell>
          <table:table-cell table:style-name="ce9" office:value-type="float" office:value="3.35" calcext:value-type="float">
            <text:p>3,35</text:p>
          </table:table-cell>
          <table:table-cell table:style-name="ce9" office:value-type="float" office:value="3.47" calcext:value-type="float">
            <text:p>3,47</text:p>
          </table:table-cell>
          <table:table-cell table:style-name="ce28" table:formula="of:=[data.E581]/([data.C581]*[data.D581])" office:value-type="float" office:value="1.00784883243225" calcext:value-type="float">
            <text:p>1,01</text:p>
          </table:table-cell>
          <table:table-cell table:style-name="ce5" table:formula="of:=[data.B581]/[data.E581]" office:value-type="float" office:value="2.97665318101682" calcext:value-type="float">
            <text:p>2,977</text:p>
          </table:table-cell>
          <table:table-cell table:style-name="ce7" table:formula="of:=AVERAGE([data.F581:.J581])" office:value-type="float" office:value="1.272" calcext:value-type="float">
            <text:p>1,27</text:p>
          </table:table-cell>
          <table:table-cell table:style-name="ce9" table:formula="of:=AVERAGE([data.K581:.O581])" office:value-type="float" office:value="3.364" calcext:value-type="float">
            <text:p>3,36</text:p>
          </table:table-cell>
          <table:table-cell table:style-name="ce12" table:formula="of:=[data.Q581]/[data.Q525]*(LOG([data.R525]*1000)/LOG([data.R581]*1000))" office:value-type="float" office:value="0.786205621703544" calcext:value-type="float">
            <text:p>0,79</text:p>
          </table:table-cell>
          <table:table-cell table:style-name="ce12" table:formula="of:=[data.Q581]/[data.Q525]*(LOG([data.S525]*1000)/LOG([data.S581]*1000))" office:value-type="float" office:value="0.549660698293194" calcext:value-type="float">
            <text:p>0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1174858" calcext:value-type="float">
            <text:p>1174858</text:p>
          </table:table-cell>
          <table:table-cell table:style-name="ce7" office:value-type="float" office:value="1.51" calcext:value-type="float">
            <text:p>1,51</text:p>
          </table:table-cell>
          <table:table-cell table:style-name="ce7" office:value-type="float" office:value="1.53" calcext:value-type="float">
            <text:p>1,53</text:p>
          </table:table-cell>
          <table:table-cell table:number-columns-repeated="2" table:style-name="ce7" office:value-type="float" office:value="1.47" calcext:value-type="float">
            <text:p>1,47</text:p>
          </table:table-cell>
          <table:table-cell table:style-name="ce7" office:value-type="float" office:value="1.54" calcext:value-type="float">
            <text:p>1,54</text:p>
          </table:table-cell>
          <table:table-cell table:style-name="ce9" office:value-type="float" office:value="1.92" calcext:value-type="float">
            <text:p>1,92</text:p>
          </table:table-cell>
          <table:table-cell table:style-name="ce9" office:value-type="float" office:value="1.84" calcext:value-type="float">
            <text:p>1,84</text:p>
          </table:table-cell>
          <table:table-cell table:style-name="ce9" office:value-type="float" office:value="2.05" calcext:value-type="float">
            <text:p>2,05</text:p>
          </table:table-cell>
          <table:table-cell table:style-name="ce9" office:value-type="float" office:value="1.92" calcext:value-type="float">
            <text:p>1,92</text:p>
          </table:table-cell>
          <table:table-cell table:style-name="ce9" office:value-type="float" office:value="1.91" calcext:value-type="float">
            <text:p>1,91</text:p>
          </table:table-cell>
          <table:table-cell table:style-name="ce28" table:formula="of:=[data.E582]/([data.C582]*[data.D582])" office:value-type="float" office:value="1.20665579346951" calcext:value-type="float">
            <text:p>1,21</text:p>
          </table:table-cell>
          <table:table-cell table:style-name="ce5" table:formula="of:=[data.B582]/[data.E582]" office:value-type="float" office:value="2.48622386705457" calcext:value-type="float">
            <text:p>2,486</text:p>
          </table:table-cell>
          <table:table-cell table:style-name="ce7" table:formula="of:=AVERAGE([data.F582:.J582])" office:value-type="float" office:value="1.504" calcext:value-type="float">
            <text:p>1,50</text:p>
          </table:table-cell>
          <table:table-cell table:style-name="ce9" table:formula="of:=AVERAGE([data.K582:.O582])" office:value-type="float" office:value="1.928" calcext:value-type="float">
            <text:p>1,93</text:p>
          </table:table-cell>
          <table:table-cell table:style-name="ce12" table:formula="of:=[data.Q582]/[data.Q526]*(LOG([data.R526]*1000)/LOG([data.R582]*1000))" office:value-type="float" office:value="0.801993909853403" calcext:value-type="float">
            <text:p>0,80</text:p>
          </table:table-cell>
          <table:table-cell table:style-name="ce12" table:formula="of:=[data.Q582]/[data.Q526]*(LOG([data.S526]*1000)/LOG([data.S582]*1000))" office:value-type="float" office:value="0.610300426773406" calcext:value-type="float">
            <text:p>0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1557045" calcext:value-type="float">
            <text:p>1557045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1.8" calcext:value-type="float">
            <text:p>1,80</text:p>
          </table:table-cell>
          <table:table-cell table:number-columns-repeated="2" table:style-name="ce7" office:value-type="float" office:value="1.81" calcext:value-type="float">
            <text:p>1,81</text:p>
          </table:table-cell>
          <table:table-cell table:style-name="ce7" office:value-type="float" office:value="1.82" calcext:value-type="float">
            <text:p>1,82</text:p>
          </table:table-cell>
          <table:table-cell table:style-name="ce9" office:value-type="float" office:value="1.71" calcext:value-type="float">
            <text:p>1,71</text:p>
          </table:table-cell>
          <table:table-cell table:style-name="ce9" office:value-type="float" office:value="1.72" calcext:value-type="float">
            <text:p>1,72</text:p>
          </table:table-cell>
          <table:table-cell table:style-name="ce9" office:value-type="float" office:value="1.69" calcext:value-type="float">
            <text:p>1,69</text:p>
          </table:table-cell>
          <table:table-cell table:style-name="ce9" office:value-type="float" office:value="1.78" calcext:value-type="float">
            <text:p>1,78</text:p>
          </table:table-cell>
          <table:table-cell table:style-name="ce9" office:value-type="float" office:value="1.77" calcext:value-type="float">
            <text:p>1,77</text:p>
          </table:table-cell>
          <table:table-cell table:style-name="ce28" table:formula="of:=[data.E583]/([data.C583]*[data.D583])" office:value-type="float" office:value="1.64955186880244" calcext:value-type="float">
            <text:p>1,65</text:p>
          </table:table-cell>
          <table:table-cell table:style-name="ce5" table:formula="of:=[data.B583]/[data.E583]" office:value-type="float" office:value="1.8186860366913" calcext:value-type="float">
            <text:p>1,819</text:p>
          </table:table-cell>
          <table:table-cell table:style-name="ce7" table:formula="of:=AVERAGE([data.F583:.J583])" office:value-type="float" office:value="1.826" calcext:value-type="float">
            <text:p>1,83</text:p>
          </table:table-cell>
          <table:table-cell table:style-name="ce9" table:formula="of:=AVERAGE([data.K583:.O583])" office:value-type="float" office:value="1.734" calcext:value-type="float">
            <text:p>1,73</text:p>
          </table:table-cell>
          <table:table-cell table:style-name="ce12" table:formula="of:=[data.Q583]/[data.Q527]*(LOG([data.R527]*1000)/LOG([data.R583]*1000))" office:value-type="float" office:value="0.839589584293481" calcext:value-type="float">
            <text:p>0,84</text:p>
          </table:table-cell>
          <table:table-cell table:style-name="ce12" table:formula="of:=[data.Q583]/[data.Q527]*(LOG([data.S527]*1000)/LOG([data.S583]*1000))" office:value-type="float" office:value="0.615181077471809" calcext:value-type="float">
            <text:p>0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11026" calcext:value-type="float">
            <text:p>1211026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1.66" calcext:value-type="float">
            <text:p>1,66</text:p>
          </table:table-cell>
          <table:table-cell table:number-columns-repeated="2" table:style-name="ce7" office:value-type="float" office:value="1.61" calcext:value-type="float">
            <text:p>1,61</text:p>
          </table:table-cell>
          <table:table-cell table:style-name="ce7" office:value-type="float" office:value="1.63" calcext:value-type="float">
            <text:p>1,63</text:p>
          </table:table-cell>
          <table:table-cell table:style-name="ce9" office:value-type="float" office:value="2.72" calcext:value-type="float">
            <text:p>2,72</text:p>
          </table:table-cell>
          <table:table-cell table:style-name="ce9" office:value-type="float" office:value="2.68" calcext:value-type="float">
            <text:p>2,68</text:p>
          </table:table-cell>
          <table:table-cell table:style-name="ce9" office:value-type="float" office:value="2.72" calcext:value-type="float">
            <text:p>2,72</text:p>
          </table:table-cell>
          <table:table-cell table:style-name="ce9" office:value-type="float" office:value="2.69" calcext:value-type="float">
            <text:p>2,69</text:p>
          </table:table-cell>
          <table:table-cell table:style-name="ce9" office:value-type="float" office:value="2.78" calcext:value-type="float">
            <text:p>2,78</text:p>
          </table:table-cell>
          <table:table-cell table:style-name="ce28" table:formula="of:=[data.E584]/([data.C584]*[data.D584])" office:value-type="float" office:value="1.0815204189529" calcext:value-type="float">
            <text:p>1,08</text:p>
          </table:table-cell>
          <table:table-cell table:style-name="ce5" table:formula="of:=[data.B584]/[data.E584]" office:value-type="float" office:value="2.77388594464528" calcext:value-type="float">
            <text:p>2,774</text:p>
          </table:table-cell>
          <table:table-cell table:style-name="ce7" table:formula="of:=AVERAGE([data.F584:.J584])" office:value-type="float" office:value="1.632" calcext:value-type="float">
            <text:p>1,63</text:p>
          </table:table-cell>
          <table:table-cell table:style-name="ce9" table:formula="of:=AVERAGE([data.K584:.O584])" office:value-type="float" office:value="2.718" calcext:value-type="float">
            <text:p>2,72</text:p>
          </table:table-cell>
          <table:table-cell table:style-name="ce12" table:formula="of:=[data.Q584]/[data.Q528]*(LOG([data.R528]*1000)/LOG([data.R584]*1000))" office:value-type="float" office:value="0.807502749343516" calcext:value-type="float">
            <text:p>0,81</text:p>
          </table:table-cell>
          <table:table-cell table:style-name="ce12" table:formula="of:=[data.Q584]/[data.Q528]*(LOG([data.S528]*1000)/LOG([data.S584]*1000))" office:value-type="float" office:value="0.598255950051756" calcext:value-type="float">
            <text:p>0,6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1738762" calcext:value-type="float">
            <text:p>1738762</text:p>
          </table:table-cell>
          <table:table-cell table:style-name="ce7" office:value-type="float" office:value="2.29" calcext:value-type="float">
            <text:p>2,29</text:p>
          </table:table-cell>
          <table:table-cell table:style-name="ce7" office:value-type="float" office:value="2.24" calcext:value-type="float">
            <text:p>2,24</text:p>
          </table:table-cell>
          <table:table-cell table:style-name="ce7" office:value-type="float" office:value="2.15" calcext:value-type="float">
            <text:p>2,15</text:p>
          </table:table-cell>
          <table:table-cell table:style-name="ce7" office:value-type="float" office:value="2.26" calcext:value-type="float">
            <text:p>2,26</text:p>
          </table:table-cell>
          <table:table-cell table:style-name="ce7" office:value-type="float" office:value="2.2" calcext:value-type="float">
            <text:p>2,20</text:p>
          </table:table-cell>
          <table:table-cell table:style-name="ce9" office:value-type="float" office:value="2.81" calcext:value-type="float">
            <text:p>2,81</text:p>
          </table:table-cell>
          <table:table-cell table:style-name="ce9" office:value-type="float" office:value="2.77" calcext:value-type="float">
            <text:p>2,77</text:p>
          </table:table-cell>
          <table:table-cell table:style-name="ce9" office:value-type="float" office:value="2.71" calcext:value-type="float">
            <text:p>2,71</text:p>
          </table:table-cell>
          <table:table-cell table:style-name="ce9" office:value-type="float" office:value="2.81" calcext:value-type="float">
            <text:p>2,81</text:p>
          </table:table-cell>
          <table:table-cell table:style-name="ce9" office:value-type="float" office:value="2.85" calcext:value-type="float">
            <text:p>2,85</text:p>
          </table:table-cell>
          <table:table-cell table:style-name="ce28" table:formula="of:=[data.E585]/([data.C585]*[data.D585])" office:value-type="float" office:value="1.35281897909262" calcext:value-type="float">
            <text:p>1,35</text:p>
          </table:table-cell>
          <table:table-cell table:style-name="ce5" table:formula="of:=[data.B585]/[data.E585]" office:value-type="float" office:value="2.21760079872921" calcext:value-type="float">
            <text:p>2,218</text:p>
          </table:table-cell>
          <table:table-cell table:style-name="ce7" table:formula="of:=AVERAGE([data.F585:.J585])" office:value-type="float" office:value="2.228" calcext:value-type="float">
            <text:p>2,23</text:p>
          </table:table-cell>
          <table:table-cell table:style-name="ce9" table:formula="of:=AVERAGE([data.K585:.O585])" office:value-type="float" office:value="2.79" calcext:value-type="float">
            <text:p>2,79</text:p>
          </table:table-cell>
          <table:table-cell table:style-name="ce12" table:formula="of:=[data.Q585]/[data.Q529]*(LOG([data.R529]*1000)/LOG([data.R585]*1000))" office:value-type="float" office:value="0.843589516302138" calcext:value-type="float">
            <text:p>0,84</text:p>
          </table:table-cell>
          <table:table-cell table:style-name="ce12" table:formula="of:=[data.Q585]/[data.Q529]*(LOG([data.S529]*1000)/LOG([data.S585]*1000))" office:value-type="float" office:value="0.620802868122719" calcext:value-type="float">
            <text:p>0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1254466" calcext:value-type="float">
            <text:p>1254466</text:p>
          </table:table-cell>
          <table:table-cell table:number-columns-repeated="2" table:style-name="ce7" office:value-type="float" office:value="1.82" calcext:value-type="float">
            <text:p>1,82</text:p>
          </table:table-cell>
          <table:table-cell table:style-name="ce7" office:value-type="float" office:value="1.77" calcext:value-type="float">
            <text:p>1,77</text:p>
          </table:table-cell>
          <table:table-cell table:number-columns-repeated="2" table:style-name="ce7" office:value-type="float" office:value="1.7" calcext:value-type="float">
            <text:p>1,70</text:p>
          </table:table-cell>
          <table:table-cell table:style-name="ce9" office:value-type="float" office:value="3.25" calcext:value-type="float">
            <text:p>3,25</text:p>
          </table:table-cell>
          <table:table-cell table:style-name="ce9" office:value-type="float" office:value="3.21" calcext:value-type="float">
            <text:p>3,21</text:p>
          </table:table-cell>
          <table:table-cell table:style-name="ce9" office:value-type="float" office:value="3.15" calcext:value-type="float">
            <text:p>3,15</text:p>
          </table:table-cell>
          <table:table-cell table:style-name="ce9" office:value-type="float" office:value="3.09" calcext:value-type="float">
            <text:p>3,09</text:p>
          </table:table-cell>
          <table:table-cell table:style-name="ce9" office:value-type="float" office:value="3.23" calcext:value-type="float">
            <text:p>3,23</text:p>
          </table:table-cell>
          <table:table-cell table:style-name="ce28" table:formula="of:=[data.E586]/([data.C586]*[data.D586])" office:value-type="float" office:value="1.11718616414933" calcext:value-type="float">
            <text:p>1,12</text:p>
          </table:table-cell>
          <table:table-cell table:style-name="ce5" table:formula="of:=[data.B586]/[data.E586]" office:value-type="float" office:value="2.68533065065135" calcext:value-type="float">
            <text:p>2,685</text:p>
          </table:table-cell>
          <table:table-cell table:style-name="ce7" table:formula="of:=AVERAGE([data.F586:.J586])" office:value-type="float" office:value="1.762" calcext:value-type="float">
            <text:p>1,76</text:p>
          </table:table-cell>
          <table:table-cell table:style-name="ce9" table:formula="of:=AVERAGE([data.K586:.O586])" office:value-type="float" office:value="3.186" calcext:value-type="float">
            <text:p>3,19</text:p>
          </table:table-cell>
          <table:table-cell table:style-name="ce12" table:formula="of:=[data.Q586]/[data.Q530]*(LOG([data.R530]*1000)/LOG([data.R586]*1000))" office:value-type="float" office:value="0.786352271801924" calcext:value-type="float">
            <text:p>0,79</text:p>
          </table:table-cell>
          <table:table-cell table:style-name="ce12" table:formula="of:=[data.Q586]/[data.Q530]*(LOG([data.S530]*1000)/LOG([data.S586]*1000))" office:value-type="float" office:value="0.557550791786974" calcext:value-type="float">
            <text:p>0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1144034" calcext:value-type="float">
            <text:p>1144034</text:p>
          </table:table-cell>
          <table:table-cell table:style-name="ce7" office:value-type="float" office:value="1.51" calcext:value-type="float">
            <text:p>1,51</text:p>
          </table:table-cell>
          <table:table-cell table:style-name="ce7" office:value-type="float" office:value="1.42" calcext:value-type="float">
            <text:p>1,42</text:p>
          </table:table-cell>
          <table:table-cell table:style-name="ce7" office:value-type="float" office:value="1.4" calcext:value-type="float">
            <text:p>1,40</text:p>
          </table:table-cell>
          <table:table-cell table:style-name="ce7" office:value-type="float" office:value="1.41" calcext:value-type="float">
            <text:p>1,41</text:p>
          </table:table-cell>
          <table:table-cell table:style-name="ce7" office:value-type="float" office:value="1.47" calcext:value-type="float">
            <text:p>1,47</text:p>
          </table:table-cell>
          <table:table-cell table:style-name="ce9" office:value-type="float" office:value="2.62" calcext:value-type="float">
            <text:p>2,62</text:p>
          </table:table-cell>
          <table:table-cell table:style-name="ce9" office:value-type="float" office:value="2.4" calcext:value-type="float">
            <text:p>2,40</text:p>
          </table:table-cell>
          <table:table-cell table:number-columns-repeated="2" table:style-name="ce9" office:value-type="float" office:value="2.56" calcext:value-type="float">
            <text:p>2,56</text:p>
          </table:table-cell>
          <table:table-cell table:style-name="ce9" office:value-type="float" office:value="2.58" calcext:value-type="float">
            <text:p>2,58</text:p>
          </table:table-cell>
          <table:table-cell table:style-name="ce28" table:formula="of:=[data.E587]/([data.C587]*[data.D587])" office:value-type="float" office:value="1.2322004032536" calcext:value-type="float">
            <text:p>1,23</text:p>
          </table:table-cell>
          <table:table-cell table:style-name="ce5" table:formula="of:=[data.B587]/[data.E587]" office:value-type="float" office:value="2.43468288529886" calcext:value-type="float">
            <text:p>2,435</text:p>
          </table:table-cell>
          <table:table-cell table:style-name="ce7" table:formula="of:=AVERAGE([data.F587:.J587])" office:value-type="float" office:value="1.442" calcext:value-type="float">
            <text:p>1,44</text:p>
          </table:table-cell>
          <table:table-cell table:style-name="ce9" table:formula="of:=AVERAGE([data.K587:.O587])" office:value-type="float" office:value="2.544" calcext:value-type="float">
            <text:p>2,54</text:p>
          </table:table-cell>
          <table:table-cell table:style-name="ce12" table:formula="of:=[data.Q587]/[data.Q531]*(LOG([data.R531]*1000)/LOG([data.R587]*1000))" office:value-type="float" office:value="0.819674967908675" calcext:value-type="float">
            <text:p>0,82</text:p>
          </table:table-cell>
          <table:table-cell table:style-name="ce12" table:formula="of:=[data.Q587]/[data.Q531]*(LOG([data.S531]*1000)/LOG([data.S587]*1000))" office:value-type="float" office:value="0.591871098541382" calcext:value-type="float">
            <text:p>0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810282" calcext:value-type="float">
            <text:p>1810282</text:p>
          </table:table-cell>
          <table:table-cell table:style-name="ce7" office:value-type="float" office:value="2.32" calcext:value-type="float">
            <text:p>2,32</text:p>
          </table:table-cell>
          <table:table-cell table:style-name="ce7" office:value-type="float" office:value="2.3" calcext:value-type="float">
            <text:p>2,30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2.38" calcext:value-type="float">
            <text:p>2,38</text:p>
          </table:table-cell>
          <table:table-cell table:style-name="ce7" office:value-type="float" office:value="2.41" calcext:value-type="float">
            <text:p>2,41</text:p>
          </table:table-cell>
          <table:table-cell table:style-name="ce9" office:value-type="float" office:value="3.01" calcext:value-type="float">
            <text:p>3,01</text:p>
          </table:table-cell>
          <table:table-cell table:style-name="ce9" office:value-type="float" office:value="3" calcext:value-type="float">
            <text:p>3,00</text:p>
          </table:table-cell>
          <table:table-cell table:style-name="ce9" office:value-type="float" office:value="3.08" calcext:value-type="float">
            <text:p>3,08</text:p>
          </table:table-cell>
          <table:table-cell table:style-name="ce9" office:value-type="float" office:value="2.97" calcext:value-type="float">
            <text:p>2,97</text:p>
          </table:table-cell>
          <table:table-cell table:style-name="ce9" office:value-type="float" office:value="3.21" calcext:value-type="float">
            <text:p>3,21</text:p>
          </table:table-cell>
          <table:table-cell table:style-name="ce28" table:formula="of:=[data.E588]/([data.C588]*[data.D588])" office:value-type="float" office:value="1.37852306267724" calcext:value-type="float">
            <text:p>1,38</text:p>
          </table:table-cell>
          <table:table-cell table:style-name="ce5" table:formula="of:=[data.B588]/[data.E588]" office:value-type="float" office:value="2.17625099293922" calcext:value-type="float">
            <text:p>2,176</text:p>
          </table:table-cell>
          <table:table-cell table:style-name="ce7" table:formula="of:=AVERAGE([data.F588:.J588])" office:value-type="float" office:value="2.338" calcext:value-type="float">
            <text:p>2,34</text:p>
          </table:table-cell>
          <table:table-cell table:style-name="ce9" table:formula="of:=AVERAGE([data.K588:.O588])" office:value-type="float" office:value="3.054" calcext:value-type="float">
            <text:p>3,05</text:p>
          </table:table-cell>
          <table:table-cell table:style-name="ce12" table:formula="of:=[data.Q588]/[data.Q532]*(LOG([data.R532]*1000)/LOG([data.R588]*1000))" office:value-type="float" office:value="0.831756302784205" calcext:value-type="float">
            <text:p>0,83</text:p>
          </table:table-cell>
          <table:table-cell table:style-name="ce12" table:formula="of:=[data.Q588]/[data.Q532]*(LOG([data.S532]*1000)/LOG([data.S588]*1000))" office:value-type="float" office:value="0.609815172898351" calcext:value-type="float">
            <text:p>0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1476198" calcext:value-type="float">
            <text:p>1476198</text:p>
          </table:table-cell>
          <table:table-cell table:style-name="ce7" office:value-type="float" office:value="1.83" calcext:value-type="float">
            <text:p>1,83</text:p>
          </table:table-cell>
          <table:table-cell table:style-name="ce7" office:value-type="float" office:value="1.79" calcext:value-type="float">
            <text:p>1,79</text:p>
          </table:table-cell>
          <table:table-cell table:style-name="ce7" office:value-type="float" office:value="1.81" calcext:value-type="float">
            <text:p>1,81</text:p>
          </table:table-cell>
          <table:table-cell table:style-name="ce7" office:value-type="float" office:value="1.8" calcext:value-type="float">
            <text:p>1,80</text:p>
          </table:table-cell>
          <table:table-cell table:style-name="ce7" office:value-type="float" office:value="1.83" calcext:value-type="float">
            <text:p>1,83</text:p>
          </table:table-cell>
          <table:table-cell table:style-name="ce9" office:value-type="float" office:value="1.76" calcext:value-type="float">
            <text:p>1,76</text:p>
          </table:table-cell>
          <table:table-cell table:style-name="ce9" office:value-type="float" office:value="1.81" calcext:value-type="float">
            <text:p>1,81</text:p>
          </table:table-cell>
          <table:table-cell table:style-name="ce9" office:value-type="float" office:value="1.74" calcext:value-type="float">
            <text:p>1,74</text:p>
          </table:table-cell>
          <table:table-cell table:style-name="ce9" office:value-type="float" office:value="1.82" calcext:value-type="float">
            <text:p>1,82</text:p>
          </table:table-cell>
          <table:table-cell table:style-name="ce9" office:value-type="float" office:value="1.87" calcext:value-type="float">
            <text:p>1,87</text:p>
          </table:table-cell>
          <table:table-cell table:style-name="ce28" table:formula="of:=[data.E589]/([data.C589]*[data.D589])" office:value-type="float" office:value="1.32105347938144" calcext:value-type="float">
            <text:p>1,32</text:p>
          </table:table-cell>
          <table:table-cell table:style-name="ce5" table:formula="of:=[data.B589]/[data.E589]" office:value-type="float" office:value="2.270925715927" calcext:value-type="float">
            <text:p>2,271</text:p>
          </table:table-cell>
          <table:table-cell table:style-name="ce7" table:formula="of:=AVERAGE([data.F589:.J589])" office:value-type="float" office:value="1.812" calcext:value-type="float">
            <text:p>1,81</text:p>
          </table:table-cell>
          <table:table-cell table:style-name="ce9" table:formula="of:=AVERAGE([data.K589:.O589])" office:value-type="float" office:value="1.8" calcext:value-type="float">
            <text:p>1,80</text:p>
          </table:table-cell>
          <table:table-cell table:style-name="ce12" table:formula="of:=[data.Q589]/[data.Q533]*(LOG([data.R533]*1000)/LOG([data.R589]*1000))" office:value-type="float" office:value="0.878714617626582" calcext:value-type="float">
            <text:p>0,88</text:p>
          </table:table-cell>
          <table:table-cell table:style-name="ce12" table:formula="of:=[data.Q589]/[data.Q533]*(LOG([data.S533]*1000)/LOG([data.S589]*1000))" office:value-type="float" office:value="0.659141656466908" calcext:value-type="float">
            <text:p>0,6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249417" calcext:value-type="float">
            <text:p>2249417</text:p>
          </table:table-cell>
          <table:table-cell table:style-name="ce7" office:value-type="float" office:value="2.83" calcext:value-type="float">
            <text:p>2,83</text:p>
          </table:table-cell>
          <table:table-cell table:style-name="ce7" office:value-type="float" office:value="2.72" calcext:value-type="float">
            <text:p>2,72</text:p>
          </table:table-cell>
          <table:table-cell table:style-name="ce7" office:value-type="float" office:value="2.69" calcext:value-type="float">
            <text:p>2,69</text:p>
          </table:table-cell>
          <table:table-cell table:style-name="ce7" office:value-type="float" office:value="2.72" calcext:value-type="float">
            <text:p>2,72</text:p>
          </table:table-cell>
          <table:table-cell table:style-name="ce7" office:value-type="float" office:value="2.73" calcext:value-type="float">
            <text:p>2,73</text:p>
          </table:table-cell>
          <table:table-cell table:style-name="ce9" office:value-type="float" office:value="3.21" calcext:value-type="float">
            <text:p>3,21</text:p>
          </table:table-cell>
          <table:table-cell table:style-name="ce9" office:value-type="float" office:value="3.04" calcext:value-type="float">
            <text:p>3,04</text:p>
          </table:table-cell>
          <table:table-cell table:style-name="ce9" office:value-type="float" office:value="2.95" calcext:value-type="float">
            <text:p>2,95</text:p>
          </table:table-cell>
          <table:table-cell table:style-name="ce9" office:value-type="float" office:value="3.29" calcext:value-type="float">
            <text:p>3,29</text:p>
          </table:table-cell>
          <table:table-cell table:style-name="ce9" office:value-type="float" office:value="3.17" calcext:value-type="float">
            <text:p>3,17</text:p>
          </table:table-cell>
          <table:table-cell table:style-name="ce28" table:formula="of:=[data.E590]/([data.C590]*[data.D590])" office:value-type="float" office:value="1.72026384215356" calcext:value-type="float">
            <text:p>1,72</text:p>
          </table:table-cell>
          <table:table-cell table:style-name="ce5" table:formula="of:=[data.B590]/[data.E590]" office:value-type="float" office:value="1.7439256482902" calcext:value-type="float">
            <text:p>1,744</text:p>
          </table:table-cell>
          <table:table-cell table:style-name="ce7" table:formula="of:=AVERAGE([data.F590:.J590])" office:value-type="float" office:value="2.738" calcext:value-type="float">
            <text:p>2,74</text:p>
          </table:table-cell>
          <table:table-cell table:style-name="ce9" table:formula="of:=AVERAGE([data.K590:.O590])" office:value-type="float" office:value="3.132" calcext:value-type="float">
            <text:p>3,13</text:p>
          </table:table-cell>
          <table:table-cell table:style-name="ce12" table:formula="of:=[data.Q590]/[data.Q534]*(LOG([data.R534]*1000)/LOG([data.R590]*1000))" office:value-type="float" office:value="0.781625931161523" calcext:value-type="float">
            <text:p>0,78</text:p>
          </table:table-cell>
          <table:table-cell table:style-name="ce12" table:formula="of:=[data.Q590]/[data.Q534]*(LOG([data.S534]*1000)/LOG([data.S590]*1000))" office:value-type="float" office:value="0.562301022003429" calcext:value-type="float">
            <text:p>0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1532982" calcext:value-type="float">
            <text:p>1532982</text:p>
          </table:table-cell>
          <table:table-cell table:style-name="ce7" office:value-type="float" office:value="2.11" calcext:value-type="float">
            <text:p>2,11</text:p>
          </table:table-cell>
          <table:table-cell table:style-name="ce7" office:value-type="float" office:value="2.23" calcext:value-type="float">
            <text:p>2,23</text:p>
          </table:table-cell>
          <table:table-cell table:style-name="ce7" office:value-type="float" office:value="2.04" calcext:value-type="float">
            <text:p>2,04</text:p>
          </table:table-cell>
          <table:table-cell table:style-name="ce7" office:value-type="float" office:value="2.03" calcext:value-type="float">
            <text:p>2,03</text:p>
          </table:table-cell>
          <table:table-cell table:style-name="ce7" office:value-type="float" office:value="2.11" calcext:value-type="float">
            <text:p>2,11</text:p>
          </table:table-cell>
          <table:table-cell table:style-name="ce9" office:value-type="float" office:value="4.15" calcext:value-type="float">
            <text:p>4,15</text:p>
          </table:table-cell>
          <table:table-cell table:style-name="ce9" office:value-type="float" office:value="4.27" calcext:value-type="float">
            <text:p>4,27</text:p>
          </table:table-cell>
          <table:table-cell table:style-name="ce9" office:value-type="float" office:value="4.47" calcext:value-type="float">
            <text:p>4,47</text:p>
          </table:table-cell>
          <table:table-cell table:style-name="ce9" office:value-type="float" office:value="4.25" calcext:value-type="float">
            <text:p>4,25</text:p>
          </table:table-cell>
          <table:table-cell table:style-name="ce9" office:value-type="float" office:value="4.52" calcext:value-type="float">
            <text:p>4,52</text:p>
          </table:table-cell>
          <table:table-cell table:style-name="ce28" table:formula="of:=[data.E591]/([data.C591]*[data.D591])" office:value-type="float" office:value="1.19331641549384" calcext:value-type="float">
            <text:p>1,19</text:p>
          </table:table-cell>
          <table:table-cell table:style-name="ce5" table:formula="of:=[data.B591]/[data.E591]" office:value-type="float" office:value="2.5140132108531" calcext:value-type="float">
            <text:p>2,514</text:p>
          </table:table-cell>
          <table:table-cell table:style-name="ce7" table:formula="of:=AVERAGE([data.F591:.J591])" office:value-type="float" office:value="2.104" calcext:value-type="float">
            <text:p>2,10</text:p>
          </table:table-cell>
          <table:table-cell table:style-name="ce9" table:formula="of:=AVERAGE([data.K591:.O591])" office:value-type="float" office:value="4.332" calcext:value-type="float">
            <text:p>4,33</text:p>
          </table:table-cell>
          <table:table-cell table:style-name="ce12" table:formula="of:=[data.Q591]/[data.Q535]*(LOG([data.R535]*1000)/LOG([data.R591]*1000))" office:value-type="float" office:value="0.774041877863402" calcext:value-type="float">
            <text:p>0,77</text:p>
          </table:table-cell>
          <table:table-cell table:style-name="ce12" table:formula="of:=[data.Q591]/[data.Q535]*(LOG([data.S535]*1000)/LOG([data.S591]*1000))" office:value-type="float" office:value="0.538361500456907" calcext:value-type="float">
            <text:p>0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1478299" calcext:value-type="float">
            <text:p>1478299</text:p>
          </table:table-cell>
          <table:table-cell table:style-name="ce7" office:value-type="float" office:value="1.9" calcext:value-type="float">
            <text:p>1,90</text:p>
          </table:table-cell>
          <table:table-cell table:style-name="ce7" office:value-type="float" office:value="2.07" calcext:value-type="float">
            <text:p>2,07</text:p>
          </table:table-cell>
          <table:table-cell table:style-name="ce7" office:value-type="float" office:value="1.86" calcext:value-type="float">
            <text:p>1,86</text:p>
          </table:table-cell>
          <table:table-cell table:style-name="ce7" office:value-type="float" office:value="1.92" calcext:value-type="float">
            <text:p>1,92</text:p>
          </table:table-cell>
          <table:table-cell table:style-name="ce7" office:value-type="float" office:value="1.85" calcext:value-type="float">
            <text:p>1,85</text:p>
          </table:table-cell>
          <table:table-cell table:style-name="ce9" office:value-type="float" office:value="2.3" calcext:value-type="float">
            <text:p>2,30</text:p>
          </table:table-cell>
          <table:table-cell table:style-name="ce9" office:value-type="float" office:value="2.35" calcext:value-type="float">
            <text:p>2,35</text:p>
          </table:table-cell>
          <table:table-cell table:style-name="ce9" office:value-type="float" office:value="2.32" calcext:value-type="float">
            <text:p>2,32</text:p>
          </table:table-cell>
          <table:table-cell table:number-columns-repeated="2" table:style-name="ce9" office:value-type="float" office:value="2.35" calcext:value-type="float">
            <text:p>2,35</text:p>
          </table:table-cell>
          <table:table-cell table:style-name="ce28" table:formula="of:=[data.E592]/([data.C592]*[data.D592])" office:value-type="float" office:value="1.36348786759687" calcext:value-type="float">
            <text:p>1,36</text:p>
          </table:table-cell>
          <table:table-cell table:style-name="ce5" table:formula="of:=[data.B592]/[data.E592]" office:value-type="float" office:value="2.20025042295233" calcext:value-type="float">
            <text:p>2,200</text:p>
          </table:table-cell>
          <table:table-cell table:style-name="ce7" table:formula="of:=AVERAGE([data.F592:.J592])" office:value-type="float" office:value="1.92" calcext:value-type="float">
            <text:p>1,92</text:p>
          </table:table-cell>
          <table:table-cell table:style-name="ce9" table:formula="of:=AVERAGE([data.K592:.O592])" office:value-type="float" office:value="2.334" calcext:value-type="float">
            <text:p>2,33</text:p>
          </table:table-cell>
          <table:table-cell table:style-name="ce12" table:formula="of:=[data.Q592]/[data.Q536]*(LOG([data.R536]*1000)/LOG([data.R592]*1000))" office:value-type="float" office:value="0.806101355793567" calcext:value-type="float">
            <text:p>0,81</text:p>
          </table:table-cell>
          <table:table-cell table:style-name="ce12" table:formula="of:=[data.Q592]/[data.Q536]*(LOG([data.S536]*1000)/LOG([data.S592]*1000))" office:value-type="float" office:value="0.594484027056856" calcext:value-type="float">
            <text:p>0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812462" calcext:value-type="float">
            <text:p>1812462</text:p>
          </table:table-cell>
          <table:table-cell table:style-name="ce7" office:value-type="float" office:value="2.32" calcext:value-type="float">
            <text:p>2,32</text:p>
          </table:table-cell>
          <table:table-cell table:style-name="ce7" office:value-type="float" office:value="2.26" calcext:value-type="float">
            <text:p>2,26</text:p>
          </table:table-cell>
          <table:table-cell table:style-name="ce7" office:value-type="float" office:value="2.31" calcext:value-type="float">
            <text:p>2,31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2.33" calcext:value-type="float">
            <text:p>2,33</text:p>
          </table:table-cell>
          <table:table-cell table:style-name="ce9" office:value-type="float" office:value="3.48" calcext:value-type="float">
            <text:p>3,48</text:p>
          </table:table-cell>
          <table:table-cell table:style-name="ce9" office:value-type="float" office:value="3.24" calcext:value-type="float">
            <text:p>3,24</text:p>
          </table:table-cell>
          <table:table-cell table:style-name="ce9" office:value-type="float" office:value="3.58" calcext:value-type="float">
            <text:p>3,58</text:p>
          </table:table-cell>
          <table:table-cell table:style-name="ce9" office:value-type="float" office:value="3.31" calcext:value-type="float">
            <text:p>3,31</text:p>
          </table:table-cell>
          <table:table-cell table:style-name="ce9" office:value-type="float" office:value="3.39" calcext:value-type="float">
            <text:p>3,39</text:p>
          </table:table-cell>
          <table:table-cell table:style-name="ce28" table:formula="of:=[data.E593]/([data.C593]*[data.D593])" office:value-type="float" office:value="1.37919588720871" calcext:value-type="float">
            <text:p>1,38</text:p>
          </table:table-cell>
          <table:table-cell table:style-name="ce5" table:formula="of:=[data.B593]/[data.E593]" office:value-type="float" office:value="2.17518932810729" calcext:value-type="float">
            <text:p>2,175</text:p>
          </table:table-cell>
          <table:table-cell table:style-name="ce7" table:formula="of:=AVERAGE([data.F593:.J593])" office:value-type="float" office:value="2.3" calcext:value-type="float">
            <text:p>2,30</text:p>
          </table:table-cell>
          <table:table-cell table:style-name="ce9" table:formula="of:=AVERAGE([data.K593:.O593])" office:value-type="float" office:value="3.4" calcext:value-type="float">
            <text:p>3,40</text:p>
          </table:table-cell>
          <table:table-cell table:style-name="ce12" table:formula="of:=[data.Q593]/[data.Q537]*(LOG([data.R537]*1000)/LOG([data.R593]*1000))" office:value-type="float" office:value="0.817508008950071" calcext:value-type="float">
            <text:p>0,82</text:p>
          </table:table-cell>
          <table:table-cell table:style-name="ce12" table:formula="of:=[data.Q593]/[data.Q537]*(LOG([data.S537]*1000)/LOG([data.S593]*1000))" office:value-type="float" office:value="0.57721252163124" calcext:value-type="float">
            <text:p>0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1143317" calcext:value-type="float">
            <text:p>1143317</text:p>
          </table:table-cell>
          <table:table-cell table:style-name="ce7" office:value-type="float" office:value="1.44" calcext:value-type="float">
            <text:p>1,44</text:p>
          </table:table-cell>
          <table:table-cell table:style-name="ce7" office:value-type="float" office:value="1.45" calcext:value-type="float">
            <text:p>1,45</text:p>
          </table:table-cell>
          <table:table-cell table:style-name="ce7" office:value-type="float" office:value="1.66" calcext:value-type="float">
            <text:p>1,66</text:p>
          </table:table-cell>
          <table:table-cell table:style-name="ce7" office:value-type="float" office:value="1.43" calcext:value-type="float">
            <text:p>1,43</text:p>
          </table:table-cell>
          <table:table-cell table:style-name="ce7" office:value-type="float" office:value="1.42" calcext:value-type="float">
            <text:p>1,42</text:p>
          </table:table-cell>
          <table:table-cell table:style-name="ce9" office:value-type="float" office:value="2.04" calcext:value-type="float">
            <text:p>2,04</text:p>
          </table:table-cell>
          <table:table-cell table:style-name="ce9" office:value-type="float" office:value="2.12" calcext:value-type="float">
            <text:p>2,12</text:p>
          </table:table-cell>
          <table:table-cell table:style-name="ce9" office:value-type="float" office:value="2.18" calcext:value-type="float">
            <text:p>2,18</text:p>
          </table:table-cell>
          <table:table-cell table:style-name="ce9" office:value-type="float" office:value="2.22" calcext:value-type="float">
            <text:p>2,22</text:p>
          </table:table-cell>
          <table:table-cell table:style-name="ce9" office:value-type="float" office:value="2.09" calcext:value-type="float">
            <text:p>2,09</text:p>
          </table:table-cell>
          <table:table-cell table:style-name="ce28" table:formula="of:=[data.E594]/([data.C594]*[data.D594])" office:value-type="float" office:value="1.19573816097724" calcext:value-type="float">
            <text:p>1,20</text:p>
          </table:table-cell>
          <table:table-cell table:style-name="ce5" table:formula="of:=[data.B594]/[data.E594]" office:value-type="float" office:value="2.50892447151577" calcext:value-type="float">
            <text:p>2,509</text:p>
          </table:table-cell>
          <table:table-cell table:style-name="ce7" table:formula="of:=AVERAGE([data.F594:.J594])" office:value-type="float" office:value="1.48" calcext:value-type="float">
            <text:p>1,48</text:p>
          </table:table-cell>
          <table:table-cell table:style-name="ce9" table:formula="of:=AVERAGE([data.K594:.O594])" office:value-type="float" office:value="2.13" calcext:value-type="float">
            <text:p>2,13</text:p>
          </table:table-cell>
          <table:table-cell table:style-name="ce12" table:formula="of:=[data.Q594]/[data.Q538]*(LOG([data.R538]*1000)/LOG([data.R594]*1000))" office:value-type="float" office:value="0.840616209495344" calcext:value-type="float">
            <text:p>0,84</text:p>
          </table:table-cell>
          <table:table-cell table:style-name="ce12" table:formula="of:=[data.Q594]/[data.Q538]*(LOG([data.S538]*1000)/LOG([data.S594]*1000))" office:value-type="float" office:value="0.617770336228853" calcext:value-type="float">
            <text:p>0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1286631" calcext:value-type="float">
            <text:p>1286631</text:p>
          </table:table-cell>
          <table:table-cell table:style-name="ce7" office:value-type="float" office:value="1.81" calcext:value-type="float">
            <text:p>1,81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75" calcext:value-type="float">
            <text:p>1,75</text:p>
          </table:table-cell>
          <table:table-cell table:style-name="ce7" office:value-type="float" office:value="1.78" calcext:value-type="float">
            <text:p>1,78</text:p>
          </table:table-cell>
          <table:table-cell table:style-name="ce9" office:value-type="float" office:value="3.44" calcext:value-type="float">
            <text:p>3,44</text:p>
          </table:table-cell>
          <table:table-cell table:style-name="ce9" office:value-type="float" office:value="3.16" calcext:value-type="float">
            <text:p>3,16</text:p>
          </table:table-cell>
          <table:table-cell table:style-name="ce9" office:value-type="float" office:value="3.29" calcext:value-type="float">
            <text:p>3,29</text:p>
          </table:table-cell>
          <table:table-cell table:style-name="ce9" office:value-type="float" office:value="3.32" calcext:value-type="float">
            <text:p>3,32</text:p>
          </table:table-cell>
          <table:table-cell table:style-name="ce9" office:value-type="float" office:value="3.24" calcext:value-type="float">
            <text:p>3,24</text:p>
          </table:table-cell>
          <table:table-cell table:style-name="ce28" table:formula="of:=[data.E595]/([data.C595]*[data.D595])" office:value-type="float" office:value="1.14850695907393" calcext:value-type="float">
            <text:p>1,15</text:p>
          </table:table-cell>
          <table:table-cell table:style-name="ce5" table:formula="of:=[data.B595]/[data.E595]" office:value-type="float" office:value="2.61209935094056" calcext:value-type="float">
            <text:p>2,612</text:p>
          </table:table-cell>
          <table:table-cell table:style-name="ce7" table:formula="of:=AVERAGE([data.F595:.J595])" office:value-type="float" office:value="1.746" calcext:value-type="float">
            <text:p>1,75</text:p>
          </table:table-cell>
          <table:table-cell table:style-name="ce9" table:formula="of:=AVERAGE([data.K595:.O595])" office:value-type="float" office:value="3.29" calcext:value-type="float">
            <text:p>3,29</text:p>
          </table:table-cell>
          <table:table-cell table:style-name="ce12" table:formula="of:=[data.Q595]/[data.Q539]*(LOG([data.R539]*1000)/LOG([data.R595]*1000))" office:value-type="float" office:value="0.806564578309083" calcext:value-type="float">
            <text:p>0,81</text:p>
          </table:table-cell>
          <table:table-cell table:style-name="ce12" table:formula="of:=[data.Q595]/[data.Q539]*(LOG([data.S539]*1000)/LOG([data.S595]*1000))" office:value-type="float" office:value="0.572704855819419" calcext:value-type="float">
            <text:p>0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88936" calcext:value-type="float">
            <text:p>1288936</text:p>
          </table:table-cell>
          <table:table-cell table:style-name="ce7" office:value-type="float" office:value="1.84" calcext:value-type="float">
            <text:p>1,84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1.68" calcext:value-type="float">
            <text:p>1,68</text:p>
          </table:table-cell>
          <table:table-cell table:style-name="ce7" office:value-type="float" office:value="1.69" calcext:value-type="float">
            <text:p>1,69</text:p>
          </table:table-cell>
          <table:table-cell table:style-name="ce7" office:value-type="float" office:value="1.61" calcext:value-type="float">
            <text:p>1,61</text:p>
          </table:table-cell>
          <table:table-cell table:style-name="ce9" office:value-type="float" office:value="2.14" calcext:value-type="float">
            <text:p>2,14</text:p>
          </table:table-cell>
          <table:table-cell table:style-name="ce9" office:value-type="float" office:value="2.27" calcext:value-type="float">
            <text:p>2,27</text:p>
          </table:table-cell>
          <table:table-cell table:style-name="ce9" office:value-type="float" office:value="2.39" calcext:value-type="float">
            <text:p>2,39</text:p>
          </table:table-cell>
          <table:table-cell table:style-name="ce9" office:value-type="float" office:value="2.16" calcext:value-type="float">
            <text:p>2,16</text:p>
          </table:table-cell>
          <table:table-cell table:style-name="ce9" office:value-type="float" office:value="2.12" calcext:value-type="float">
            <text:p>2,12</text:p>
          </table:table-cell>
          <table:table-cell table:style-name="ce28" table:formula="of:=[data.E596]/([data.C596]*[data.D596])" office:value-type="float" office:value="1.32382133995037" calcext:value-type="float">
            <text:p>1,32</text:p>
          </table:table-cell>
          <table:table-cell table:style-name="ce5" table:formula="of:=[data.B596]/[data.E596]" office:value-type="float" office:value="2.26617923620723" calcext:value-type="float">
            <text:p>2,266</text:p>
          </table:table-cell>
          <table:table-cell table:style-name="ce7" table:formula="of:=AVERAGE([data.F596:.J596])" office:value-type="float" office:value="1.698" calcext:value-type="float">
            <text:p>1,70</text:p>
          </table:table-cell>
          <table:table-cell table:style-name="ce9" table:formula="of:=AVERAGE([data.K596:.O596])" office:value-type="float" office:value="2.216" calcext:value-type="float">
            <text:p>2,22</text:p>
          </table:table-cell>
          <table:table-cell table:style-name="ce12" table:formula="of:=[data.Q596]/[data.Q540]*(LOG([data.R540]*1000)/LOG([data.R596]*1000))" office:value-type="float" office:value="0.785330909226808" calcext:value-type="float">
            <text:p>0,79</text:p>
          </table:table-cell>
          <table:table-cell table:style-name="ce12" table:formula="of:=[data.Q596]/[data.Q540]*(LOG([data.S540]*1000)/LOG([data.S596]*1000))" office:value-type="float" office:value="0.581747663731937" calcext:value-type="float">
            <text:p>0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00556" calcext:value-type="float">
            <text:p>1200556</text:p>
          </table:table-cell>
          <table:table-cell table:number-columns-repeated="2" table:style-name="ce7" office:value-type="float" office:value="1.67" calcext:value-type="float">
            <text:p>1,67</text:p>
          </table:table-cell>
          <table:table-cell table:style-name="ce7" office:value-type="float" office:value="1.66" calcext:value-type="float">
            <text:p>1,66</text:p>
          </table:table-cell>
          <table:table-cell table:style-name="ce7" office:value-type="float" office:value="1.71" calcext:value-type="float">
            <text:p>1,71</text:p>
          </table:table-cell>
          <table:table-cell table:style-name="ce7" office:value-type="float" office:value="1.58" calcext:value-type="float">
            <text:p>1,58</text:p>
          </table:table-cell>
          <table:table-cell table:style-name="ce9" office:value-type="float" office:value="1.68" calcext:value-type="float">
            <text:p>1,68</text:p>
          </table:table-cell>
          <table:table-cell table:style-name="ce9" office:value-type="float" office:value="1.74" calcext:value-type="float">
            <text:p>1,74</text:p>
          </table:table-cell>
          <table:table-cell table:style-name="ce9" office:value-type="float" office:value="1.75" calcext:value-type="float">
            <text:p>1,75</text:p>
          </table:table-cell>
          <table:table-cell table:style-name="ce9" office:value-type="float" office:value="1.84" calcext:value-type="float">
            <text:p>1,84</text:p>
          </table:table-cell>
          <table:table-cell table:style-name="ce9" office:value-type="float" office:value="2.07" calcext:value-type="float">
            <text:p>2,07</text:p>
          </table:table-cell>
          <table:table-cell table:style-name="ce28" table:formula="of:=[data.E597]/([data.C597]*[data.D597])" office:value-type="float" office:value="1.23304931556374" calcext:value-type="float">
            <text:p>1,23</text:p>
          </table:table-cell>
          <table:table-cell table:style-name="ce5" table:formula="of:=[data.B597]/[data.E597]" office:value-type="float" office:value="2.43300604053455" calcext:value-type="float">
            <text:p>2,433</text:p>
          </table:table-cell>
          <table:table-cell table:style-name="ce7" table:formula="of:=AVERAGE([data.F597:.J597])" office:value-type="float" office:value="1.658" calcext:value-type="float">
            <text:p>1,66</text:p>
          </table:table-cell>
          <table:table-cell table:style-name="ce9" table:formula="of:=AVERAGE([data.K597:.O597])" office:value-type="float" office:value="1.816" calcext:value-type="float">
            <text:p>1,82</text:p>
          </table:table-cell>
          <table:table-cell table:style-name="ce12" table:formula="of:=[data.Q597]/[data.Q541]*(LOG([data.R541]*1000)/LOG([data.R597]*1000))" office:value-type="float" office:value="0.864587513022941" calcext:value-type="float">
            <text:p>0,86</text:p>
          </table:table-cell>
          <table:table-cell table:style-name="ce12" table:formula="of:=[data.Q597]/[data.Q541]*(LOG([data.S541]*1000)/LOG([data.S597]*1000))" office:value-type="float" office:value="0.652206451436515" calcext:value-type="float">
            <text:p>0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785957" calcext:value-type="float">
            <text:p>1785957</text:p>
          </table:table-cell>
          <table:table-cell table:style-name="ce7" office:value-type="float" office:value="2.3" calcext:value-type="float">
            <text:p>2,30</text:p>
          </table:table-cell>
          <table:table-cell table:style-name="ce7" office:value-type="float" office:value="2.38" calcext:value-type="float">
            <text:p>2,38</text:p>
          </table:table-cell>
          <table:table-cell table:style-name="ce7" office:value-type="float" office:value="2.43" calcext:value-type="float">
            <text:p>2,43</text:p>
          </table:table-cell>
          <table:table-cell table:style-name="ce7" office:value-type="float" office:value="2.45" calcext:value-type="float">
            <text:p>2,45</text:p>
          </table:table-cell>
          <table:table-cell table:style-name="ce7" office:value-type="float" office:value="2.21" calcext:value-type="float">
            <text:p>2,21</text:p>
          </table:table-cell>
          <table:table-cell table:style-name="ce9" office:value-type="float" office:value="2.5" calcext:value-type="float">
            <text:p>2,50</text:p>
          </table:table-cell>
          <table:table-cell table:style-name="ce9" office:value-type="float" office:value="2.43" calcext:value-type="float">
            <text:p>2,43</text:p>
          </table:table-cell>
          <table:table-cell table:style-name="ce9" office:value-type="float" office:value="2.85" calcext:value-type="float">
            <text:p>2,85</text:p>
          </table:table-cell>
          <table:table-cell table:style-name="ce9" office:value-type="float" office:value="2.88" calcext:value-type="float">
            <text:p>2,88</text:p>
          </table:table-cell>
          <table:table-cell table:style-name="ce9" office:value-type="float" office:value="2.63" calcext:value-type="float">
            <text:p>2,63</text:p>
          </table:table-cell>
          <table:table-cell table:style-name="ce28" table:formula="of:=[data.E598]/([data.C598]*[data.D598])" office:value-type="float" office:value="1.59496902863512" calcext:value-type="float">
            <text:p>1,59</text:p>
          </table:table-cell>
          <table:table-cell table:style-name="ce5" table:formula="of:=[data.B598]/[data.E598]" office:value-type="float" office:value="1.88092322491527" calcext:value-type="float">
            <text:p>1,881</text:p>
          </table:table-cell>
          <table:table-cell table:style-name="ce7" table:formula="of:=AVERAGE([data.F598:.J598])" office:value-type="float" office:value="2.354" calcext:value-type="float">
            <text:p>2,35</text:p>
          </table:table-cell>
          <table:table-cell table:style-name="ce9" table:formula="of:=AVERAGE([data.K598:.O598])" office:value-type="float" office:value="2.658" calcext:value-type="float">
            <text:p>2,66</text:p>
          </table:table-cell>
          <table:table-cell table:style-name="ce12" table:formula="of:=[data.Q598]/[data.Q542]*(LOG([data.R542]*1000)/LOG([data.R598]*1000))" office:value-type="float" office:value="0.758541660381247" calcext:value-type="float">
            <text:p>0,76</text:p>
          </table:table-cell>
          <table:table-cell table:style-name="ce12" table:formula="of:=[data.Q598]/[data.Q542]*(LOG([data.S542]*1000)/LOG([data.S598]*1000))" office:value-type="float" office:value="0.559928521149466" calcext:value-type="float">
            <text:p>0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1270859" calcext:value-type="float">
            <text:p>1270859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2.22" calcext:value-type="float">
            <text:p>2,22</text:p>
          </table:table-cell>
          <table:table-cell table:style-name="ce7" office:value-type="float" office:value="1.77" calcext:value-type="float">
            <text:p>1,77</text:p>
          </table:table-cell>
          <table:table-cell table:style-name="ce7" office:value-type="float" office:value="1.73" calcext:value-type="float">
            <text:p>1,73</text:p>
          </table:table-cell>
          <table:table-cell table:style-name="ce7" office:value-type="float" office:value="1.7" calcext:value-type="float">
            <text:p>1,70</text:p>
          </table:table-cell>
          <table:table-cell table:style-name="ce9" office:value-type="float" office:value="2.14" calcext:value-type="float">
            <text:p>2,14</text:p>
          </table:table-cell>
          <table:table-cell table:style-name="ce9" office:value-type="float" office:value="2.11" calcext:value-type="float">
            <text:p>2,11</text:p>
          </table:table-cell>
          <table:table-cell table:style-name="ce9" office:value-type="float" office:value="1.91" calcext:value-type="float">
            <text:p>1,91</text:p>
          </table:table-cell>
          <table:table-cell table:style-name="ce9" office:value-type="float" office:value="1.83" calcext:value-type="float">
            <text:p>1,83</text:p>
          </table:table-cell>
          <table:table-cell table:style-name="ce9" office:value-type="float" office:value="2.06" calcext:value-type="float">
            <text:p>2,06</text:p>
          </table:table-cell>
          <table:table-cell table:style-name="ce28" table:formula="of:=[data.E599]/([data.C599]*[data.D599])" office:value-type="float" office:value="1.27258972202195" calcext:value-type="float">
            <text:p>1,27</text:p>
          </table:table-cell>
          <table:table-cell table:style-name="ce5" table:formula="of:=[data.B599]/[data.E599]" office:value-type="float" office:value="2.35741022410826" calcext:value-type="float">
            <text:p>2,357</text:p>
          </table:table-cell>
          <table:table-cell table:style-name="ce7" table:formula="of:=AVERAGE([data.F599:.J599])" office:value-type="float" office:value="1.818" calcext:value-type="float">
            <text:p>1,82</text:p>
          </table:table-cell>
          <table:table-cell table:style-name="ce9" table:formula="of:=AVERAGE([data.K599:.O599])" office:value-type="float" office:value="2.01" calcext:value-type="float">
            <text:p>2,01</text:p>
          </table:table-cell>
          <table:table-cell table:style-name="ce12" table:formula="of:=[data.Q599]/[data.Q543]*(LOG([data.R543]*1000)/LOG([data.R599]*1000))" office:value-type="float" office:value="0.817076557810095" calcext:value-type="float">
            <text:p>0,82</text:p>
          </table:table-cell>
          <table:table-cell table:style-name="ce12" table:formula="of:=[data.Q599]/[data.Q543]*(LOG([data.S543]*1000)/LOG([data.S599]*1000))" office:value-type="float" office:value="0.625928160464329" calcext:value-type="float">
            <text:p>0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892586" calcext:value-type="float">
            <text:p>892586</text:p>
          </table:table-cell>
          <table:table-cell table:style-name="ce7" office:value-type="float" office:value="1.43" calcext:value-type="float">
            <text:p>1,43</text:p>
          </table:table-cell>
          <table:table-cell table:style-name="ce7" office:value-type="float" office:value="1.69" calcext:value-type="float">
            <text:p>1,69</text:p>
          </table:table-cell>
          <table:table-cell table:style-name="ce7" office:value-type="float" office:value="1.34" calcext:value-type="float">
            <text:p>1,34</text:p>
          </table:table-cell>
          <table:table-cell table:style-name="ce7" office:value-type="float" office:value="1.25" calcext:value-type="float">
            <text:p>1,25</text:p>
          </table:table-cell>
          <table:table-cell table:style-name="ce7" office:value-type="float" office:value="1.4" calcext:value-type="float">
            <text:p>1,40</text:p>
          </table:table-cell>
          <table:table-cell table:style-name="ce9" office:value-type="float" office:value="4.1" calcext:value-type="float">
            <text:p>4,10</text:p>
          </table:table-cell>
          <table:table-cell table:style-name="ce9" office:value-type="float" office:value="3.92" calcext:value-type="float">
            <text:p>3,92</text:p>
          </table:table-cell>
          <table:table-cell table:style-name="ce9" office:value-type="float" office:value="3.68" calcext:value-type="float">
            <text:p>3,68</text:p>
          </table:table-cell>
          <table:table-cell table:style-name="ce9" office:value-type="float" office:value="3.54" calcext:value-type="float">
            <text:p>3,54</text:p>
          </table:table-cell>
          <table:table-cell table:style-name="ce9" office:value-type="float" office:value="3.49" calcext:value-type="float">
            <text:p>3,49</text:p>
          </table:table-cell>
          <table:table-cell table:style-name="ce28" table:formula="of:=[data.E600]/([data.C600]*[data.D600])" office:value-type="float" office:value="0.929777083333333" calcext:value-type="float">
            <text:p>0,93</text:p>
          </table:table-cell>
          <table:table-cell table:style-name="ce5" table:formula="of:=[data.B600]/[data.E600]" office:value-type="float" office:value="3.22659777321177" calcext:value-type="float">
            <text:p>3,227</text:p>
          </table:table-cell>
          <table:table-cell table:style-name="ce7" table:formula="of:=AVERAGE([data.F600:.J600])" office:value-type="float" office:value="1.422" calcext:value-type="float">
            <text:p>1,42</text:p>
          </table:table-cell>
          <table:table-cell table:style-name="ce9" table:formula="of:=AVERAGE([data.K600:.O600])" office:value-type="float" office:value="3.746" calcext:value-type="float">
            <text:p>3,75</text:p>
          </table:table-cell>
          <table:table-cell table:style-name="ce12" table:formula="of:=[data.Q600]/[data.Q544]*(LOG([data.R544]*1000)/LOG([data.R600]*1000))" office:value-type="float" office:value="0.785502927511261" calcext:value-type="float">
            <text:p>0,79</text:p>
          </table:table-cell>
          <table:table-cell table:style-name="ce12" table:formula="of:=[data.Q600]/[data.Q544]*(LOG([data.S544]*1000)/LOG([data.S600]*1000))" office:value-type="float" office:value="0.552147801762069" calcext:value-type="float">
            <text:p>0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50533" calcext:value-type="float">
            <text:p>1550533</text:p>
          </table:table-cell>
          <table:table-cell table:style-name="ce7" office:value-type="float" office:value="2.44" calcext:value-type="float">
            <text:p>2,44</text:p>
          </table:table-cell>
          <table:table-cell table:style-name="ce7" office:value-type="float" office:value="2.01" calcext:value-type="float">
            <text:p>2,01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2.15" calcext:value-type="float">
            <text:p>2,15</text:p>
          </table:table-cell>
          <table:table-cell table:style-name="ce7" office:value-type="float" office:value="2.23" calcext:value-type="float">
            <text:p>2,23</text:p>
          </table:table-cell>
          <table:table-cell table:style-name="ce9" office:value-type="float" office:value="3.01" calcext:value-type="float">
            <text:p>3,01</text:p>
          </table:table-cell>
          <table:table-cell table:style-name="ce9" office:value-type="float" office:value="2.72" calcext:value-type="float">
            <text:p>2,72</text:p>
          </table:table-cell>
          <table:table-cell table:style-name="ce9" office:value-type="float" office:value="2.77" calcext:value-type="float">
            <text:p>2,77</text:p>
          </table:table-cell>
          <table:table-cell table:style-name="ce9" office:value-type="float" office:value="2.65" calcext:value-type="float">
            <text:p>2,65</text:p>
          </table:table-cell>
          <table:table-cell table:style-name="ce9" office:value-type="float" office:value="2.94" calcext:value-type="float">
            <text:p>2,94</text:p>
          </table:table-cell>
          <table:table-cell table:style-name="ce28" table:formula="of:=[data.E601]/([data.C601]*[data.D601])" office:value-type="float" office:value="1.38472097193644" calcext:value-type="float">
            <text:p>1,38</text:p>
          </table:table-cell>
          <table:table-cell table:style-name="ce5" table:formula="of:=[data.B601]/[data.E601]" office:value-type="float" office:value="2.1665117736933" calcext:value-type="float">
            <text:p>2,167</text:p>
          </table:table-cell>
          <table:table-cell table:style-name="ce7" table:formula="of:=AVERAGE([data.F601:.J601])" office:value-type="float" office:value="2.162" calcext:value-type="float">
            <text:p>2,16</text:p>
          </table:table-cell>
          <table:table-cell table:style-name="ce9" table:formula="of:=AVERAGE([data.K601:.O601])" office:value-type="float" office:value="2.818" calcext:value-type="float">
            <text:p>2,82</text:p>
          </table:table-cell>
          <table:table-cell table:style-name="ce12" table:formula="of:=[data.Q601]/[data.Q545]*(LOG([data.R545]*1000)/LOG([data.R601]*1000))" office:value-type="float" office:value="0.785509852381872" calcext:value-type="float">
            <text:p>0,79</text:p>
          </table:table-cell>
          <table:table-cell table:style-name="ce12" table:formula="of:=[data.Q601]/[data.Q545]*(LOG([data.S545]*1000)/LOG([data.S601]*1000))" office:value-type="float" office:value="0.588883475125239" calcext:value-type="float">
            <text:p>0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1032871" calcext:value-type="float">
            <text:p>1032871</text:p>
          </table:table-cell>
          <table:table-cell table:style-name="ce7" office:value-type="float" office:value="1.54" calcext:value-type="float">
            <text:p>1,54</text:p>
          </table:table-cell>
          <table:table-cell table:style-name="ce7" office:value-type="float" office:value="1.44" calcext:value-type="float">
            <text:p>1,44</text:p>
          </table:table-cell>
          <table:table-cell table:style-name="ce7" office:value-type="float" office:value="1.55" calcext:value-type="float">
            <text:p>1,55</text:p>
          </table:table-cell>
          <table:table-cell table:style-name="ce7" office:value-type="float" office:value="1.4" calcext:value-type="float">
            <text:p>1,40</text:p>
          </table:table-cell>
          <table:table-cell table:style-name="ce7" office:value-type="float" office:value="1.47" calcext:value-type="float">
            <text:p>1,47</text:p>
          </table:table-cell>
          <table:table-cell table:style-name="ce9" office:value-type="float" office:value="3.17" calcext:value-type="float">
            <text:p>3,17</text:p>
          </table:table-cell>
          <table:table-cell table:style-name="ce9" office:value-type="float" office:value="3.12" calcext:value-type="float">
            <text:p>3,12</text:p>
          </table:table-cell>
          <table:table-cell table:style-name="ce9" office:value-type="float" office:value="3.02" calcext:value-type="float">
            <text:p>3,02</text:p>
          </table:table-cell>
          <table:table-cell table:style-name="ce9" office:value-type="float" office:value="3.22" calcext:value-type="float">
            <text:p>3,22</text:p>
          </table:table-cell>
          <table:table-cell table:style-name="ce9" office:value-type="float" office:value="2.99" calcext:value-type="float">
            <text:p>2,99</text:p>
          </table:table-cell>
          <table:table-cell table:style-name="ce28" table:formula="of:=[data.E602]/([data.C602]*[data.D602])" office:value-type="float" office:value="1.02547119982208" calcext:value-type="float">
            <text:p>1,03</text:p>
          </table:table-cell>
          <table:table-cell table:style-name="ce5" table:formula="of:=[data.B602]/[data.E602]" office:value-type="float" office:value="2.92549989301665" calcext:value-type="float">
            <text:p>2,925</text:p>
          </table:table-cell>
          <table:table-cell table:style-name="ce7" table:formula="of:=AVERAGE([data.F602:.J602])" office:value-type="float" office:value="1.48" calcext:value-type="float">
            <text:p>1,48</text:p>
          </table:table-cell>
          <table:table-cell table:style-name="ce9" table:formula="of:=AVERAGE([data.K602:.O602])" office:value-type="float" office:value="3.104" calcext:value-type="float">
            <text:p>3,10</text:p>
          </table:table-cell>
          <table:table-cell table:style-name="ce12" table:formula="of:=[data.Q602]/[data.Q546]*(LOG([data.R546]*1000)/LOG([data.R602]*1000))" office:value-type="float" office:value="0.817468550034666" calcext:value-type="float">
            <text:p>0,82</text:p>
          </table:table-cell>
          <table:table-cell table:style-name="ce12" table:formula="of:=[data.Q602]/[data.Q546]*(LOG([data.S546]*1000)/LOG([data.S602]*1000))" office:value-type="float" office:value="0.577752648674833" calcext:value-type="float">
            <text:p>0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96570" calcext:value-type="float">
            <text:p>1296570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1.76" calcext:value-type="float">
            <text:p>1,76</text:p>
          </table:table-cell>
          <table:table-cell table:style-name="ce7" office:value-type="float" office:value="1.71" calcext:value-type="float">
            <text:p>1,71</text:p>
          </table:table-cell>
          <table:table-cell table:style-name="ce7" office:value-type="float" office:value="1.68" calcext:value-type="float">
            <text:p>1,68</text:p>
          </table:table-cell>
          <table:table-cell table:style-name="ce7" office:value-type="float" office:value="1.8" calcext:value-type="float">
            <text:p>1,80</text:p>
          </table:table-cell>
          <table:table-cell table:style-name="ce9" office:value-type="float" office:value="2.57" calcext:value-type="float">
            <text:p>2,57</text:p>
          </table:table-cell>
          <table:table-cell table:style-name="ce9" office:value-type="float" office:value="2.53" calcext:value-type="float">
            <text:p>2,53</text:p>
          </table:table-cell>
          <table:table-cell table:style-name="ce9" office:value-type="float" office:value="2.77" calcext:value-type="float">
            <text:p>2,77</text:p>
          </table:table-cell>
          <table:table-cell table:style-name="ce9" office:value-type="float" office:value="2.4" calcext:value-type="float">
            <text:p>2,40</text:p>
          </table:table-cell>
          <table:table-cell table:style-name="ce9" office:value-type="float" office:value="2.77" calcext:value-type="float">
            <text:p>2,77</text:p>
          </table:table-cell>
          <table:table-cell table:style-name="ce28" table:formula="of:=[data.E603]/([data.C603]*[data.D603])" office:value-type="float" office:value="1.15791645233196" calcext:value-type="float">
            <text:p>1,16</text:p>
          </table:table-cell>
          <table:table-cell table:style-name="ce5" table:formula="of:=[data.B603]/[data.E603]" office:value-type="float" office:value="2.59087284142005" calcext:value-type="float">
            <text:p>2,591</text:p>
          </table:table-cell>
          <table:table-cell table:style-name="ce7" table:formula="of:=AVERAGE([data.F603:.J603])" office:value-type="float" office:value="1.786" calcext:value-type="float">
            <text:p>1,79</text:p>
          </table:table-cell>
          <table:table-cell table:style-name="ce9" table:formula="of:=AVERAGE([data.K603:.O603])" office:value-type="float" office:value="2.608" calcext:value-type="float">
            <text:p>2,61</text:p>
          </table:table-cell>
          <table:table-cell table:style-name="ce12" table:formula="of:=[data.Q603]/[data.Q547]*(LOG([data.R547]*1000)/LOG([data.R603]*1000))" office:value-type="float" office:value="0.818677404884991" calcext:value-type="float">
            <text:p>0,82</text:p>
          </table:table-cell>
          <table:table-cell table:style-name="ce12" table:formula="of:=[data.Q603]/[data.Q547]*(LOG([data.S547]*1000)/LOG([data.S603]*1000))" office:value-type="float" office:value="0.605825653890753" calcext:value-type="float">
            <text:p>0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1440220" calcext:value-type="float">
            <text:p>1440220</text:p>
          </table:table-cell>
          <table:table-cell table:style-name="ce7" office:value-type="float" office:value="1.97" calcext:value-type="float">
            <text:p>1,97</text:p>
          </table:table-cell>
          <table:table-cell table:style-name="ce7" office:value-type="float" office:value="2.11" calcext:value-type="float">
            <text:p>2,11</text:p>
          </table:table-cell>
          <table:table-cell table:style-name="ce7" office:value-type="float" office:value="1.82" calcext:value-type="float">
            <text:p>1,82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1.94" calcext:value-type="float">
            <text:p>1,94</text:p>
          </table:table-cell>
          <table:table-cell table:style-name="ce9" office:value-type="float" office:value="2.82" calcext:value-type="float">
            <text:p>2,82</text:p>
          </table:table-cell>
          <table:table-cell table:style-name="ce9" office:value-type="float" office:value="2.45" calcext:value-type="float">
            <text:p>2,45</text:p>
          </table:table-cell>
          <table:table-cell table:style-name="ce9" office:value-type="float" office:value="2.29" calcext:value-type="float">
            <text:p>2,29</text:p>
          </table:table-cell>
          <table:table-cell table:style-name="ce9" office:value-type="float" office:value="2.45" calcext:value-type="float">
            <text:p>2,45</text:p>
          </table:table-cell>
          <table:table-cell table:style-name="ce9" office:value-type="float" office:value="2.41" calcext:value-type="float">
            <text:p>2,41</text:p>
          </table:table-cell>
          <table:table-cell table:style-name="ce28" table:formula="of:=[data.E604]/([data.C604]*[data.D604])" office:value-type="float" office:value="1.23095726495726" calcext:value-type="float">
            <text:p>1,23</text:p>
          </table:table-cell>
          <table:table-cell table:style-name="ce5" table:formula="of:=[data.B604]/[data.E604]" office:value-type="float" office:value="2.43713877046562" calcext:value-type="float">
            <text:p>2,437</text:p>
          </table:table-cell>
          <table:table-cell table:style-name="ce7" table:formula="of:=AVERAGE([data.F604:.J604])" office:value-type="float" office:value="1.946" calcext:value-type="float">
            <text:p>1,95</text:p>
          </table:table-cell>
          <table:table-cell table:style-name="ce9" table:formula="of:=AVERAGE([data.K604:.O604])" office:value-type="float" office:value="2.484" calcext:value-type="float">
            <text:p>2,48</text:p>
          </table:table-cell>
          <table:table-cell table:style-name="ce12" table:formula="of:=[data.Q604]/[data.Q548]*(LOG([data.R548]*1000)/LOG([data.R604]*1000))" office:value-type="float" office:value="0.865184771951708" calcext:value-type="float">
            <text:p>0,87</text:p>
          </table:table-cell>
          <table:table-cell table:style-name="ce12" table:formula="of:=[data.Q604]/[data.Q548]*(LOG([data.S548]*1000)/LOG([data.S604]*1000))" office:value-type="float" office:value="0.688733431120427" calcext:value-type="float">
            <text:p>0,6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956080" calcext:value-type="float">
            <text:p>1956080</text:p>
          </table:table-cell>
          <table:table-cell table:style-name="ce7" office:value-type="float" office:value="2.27" calcext:value-type="float">
            <text:p>2,27</text:p>
          </table:table-cell>
          <table:table-cell table:style-name="ce7" office:value-type="float" office:value="2.59" calcext:value-type="float">
            <text:p>2,59</text:p>
          </table:table-cell>
          <table:table-cell table:style-name="ce7" office:value-type="float" office:value="2.85" calcext:value-type="float">
            <text:p>2,85</text:p>
          </table:table-cell>
          <table:table-cell table:style-name="ce7" office:value-type="float" office:value="2.24" calcext:value-type="float">
            <text:p>2,24</text:p>
          </table:table-cell>
          <table:table-cell table:style-name="ce7" office:value-type="float" office:value="2.47" calcext:value-type="float">
            <text:p>2,47</text:p>
          </table:table-cell>
          <table:table-cell table:style-name="ce9" office:value-type="float" office:value="2.03" calcext:value-type="float">
            <text:p>2,03</text:p>
          </table:table-cell>
          <table:table-cell table:style-name="ce9" office:value-type="float" office:value="1.81" calcext:value-type="float">
            <text:p>1,81</text:p>
          </table:table-cell>
          <table:table-cell table:style-name="ce9" office:value-type="float" office:value="2.2" calcext:value-type="float">
            <text:p>2,20</text:p>
          </table:table-cell>
          <table:table-cell table:style-name="ce9" office:value-type="float" office:value="1.91" calcext:value-type="float">
            <text:p>1,91</text:p>
          </table:table-cell>
          <table:table-cell table:style-name="ce9" office:value-type="float" office:value="1.98" calcext:value-type="float">
            <text:p>1,98</text:p>
          </table:table-cell>
          <table:table-cell table:style-name="ce28" table:formula="of:=[data.E605]/([data.C605]*[data.D605])" office:value-type="float" office:value="1.84751974007329" calcext:value-type="float">
            <text:p>1,85</text:p>
          </table:table-cell>
          <table:table-cell table:style-name="ce5" table:formula="of:=[data.B605]/[data.E605]" office:value-type="float" office:value="1.62380679726801" calcext:value-type="float">
            <text:p>1,624</text:p>
          </table:table-cell>
          <table:table-cell table:style-name="ce7" table:formula="of:=AVERAGE([data.F605:.J605])" office:value-type="float" office:value="2.484" calcext:value-type="float">
            <text:p>2,48</text:p>
          </table:table-cell>
          <table:table-cell table:style-name="ce9" table:formula="of:=AVERAGE([data.K605:.O605])" office:value-type="float" office:value="1.986" calcext:value-type="float">
            <text:p>1,99</text:p>
          </table:table-cell>
          <table:table-cell table:style-name="ce12" table:formula="of:=[data.Q605]/[data.Q549]*(LOG([data.R549]*1000)/LOG([data.R605]*1000))" office:value-type="float" office:value="0.753597298375312" calcext:value-type="float">
            <text:p>0,75</text:p>
          </table:table-cell>
          <table:table-cell table:style-name="ce12" table:formula="of:=[data.Q605]/[data.Q549]*(LOG([data.S549]*1000)/LOG([data.S605]*1000))" office:value-type="float" office:value="0.551970057153835" calcext:value-type="float">
            <text:p>0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1147278" calcext:value-type="float">
            <text:p>1147278</text:p>
          </table:table-cell>
          <table:table-cell table:style-name="ce7" office:value-type="float" office:value="1.86" calcext:value-type="float">
            <text:p>1,86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1.77" calcext:value-type="float">
            <text:p>1,77</text:p>
          </table:table-cell>
          <table:table-cell table:style-name="ce7" office:value-type="float" office:value="1.79" calcext:value-type="float">
            <text:p>1,79</text:p>
          </table:table-cell>
          <table:table-cell table:style-name="ce9" office:value-type="float" office:value="4.3" calcext:value-type="float">
            <text:p>4,30</text:p>
          </table:table-cell>
          <table:table-cell table:style-name="ce9" office:value-type="float" office:value="4.05" calcext:value-type="float">
            <text:p>4,05</text:p>
          </table:table-cell>
          <table:table-cell table:style-name="ce9" office:value-type="float" office:value="4.12" calcext:value-type="float">
            <text:p>4,12</text:p>
          </table:table-cell>
          <table:table-cell table:style-name="ce9" office:value-type="float" office:value="4.23" calcext:value-type="float">
            <text:p>4,23</text:p>
          </table:table-cell>
          <table:table-cell table:style-name="ce9" office:value-type="float" office:value="4.52" calcext:value-type="float">
            <text:p>4,52</text:p>
          </table:table-cell>
          <table:table-cell table:style-name="ce28" table:formula="of:=[data.E606]/([data.C606]*[data.D606])" office:value-type="float" office:value="1.02458954903978" calcext:value-type="float">
            <text:p>1,02</text:p>
          </table:table-cell>
          <table:table-cell table:style-name="ce5" table:formula="of:=[data.B606]/[data.E606]" office:value-type="float" office:value="2.92801570325588" calcext:value-type="float">
            <text:p>2,928</text:p>
          </table:table-cell>
          <table:table-cell table:style-name="ce7" table:formula="of:=AVERAGE([data.F606:.J606])" office:value-type="float" office:value="1.748" calcext:value-type="float">
            <text:p>1,75</text:p>
          </table:table-cell>
          <table:table-cell table:style-name="ce9" table:formula="of:=AVERAGE([data.K606:.O606])" office:value-type="float" office:value="4.244" calcext:value-type="float">
            <text:p>4,24</text:p>
          </table:table-cell>
          <table:table-cell table:style-name="ce12" table:formula="of:=[data.Q606]/[data.Q550]*(LOG([data.R550]*1000)/LOG([data.R606]*1000))" office:value-type="float" office:value="0.7479137995152" calcext:value-type="float">
            <text:p>0,75</text:p>
          </table:table-cell>
          <table:table-cell table:style-name="ce12" table:formula="of:=[data.Q606]/[data.Q550]*(LOG([data.S550]*1000)/LOG([data.S606]*1000))" office:value-type="float" office:value="0.524102874171332" calcext:value-type="float">
            <text:p>0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1235630" calcext:value-type="float">
            <text:p>1235630</text:p>
          </table:table-cell>
          <table:table-cell table:style-name="ce7" office:value-type="float" office:value="1.78" calcext:value-type="float">
            <text:p>1,78</text:p>
          </table:table-cell>
          <table:table-cell table:style-name="ce7" office:value-type="float" office:value="1.64" calcext:value-type="float">
            <text:p>1,64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1.69" calcext:value-type="float">
            <text:p>1,69</text:p>
          </table:table-cell>
          <table:table-cell table:style-name="ce7" office:value-type="float" office:value="1.64" calcext:value-type="float">
            <text:p>1,64</text:p>
          </table:table-cell>
          <table:table-cell table:style-name="ce9" office:value-type="float" office:value="1.77" calcext:value-type="float">
            <text:p>1,77</text:p>
          </table:table-cell>
          <table:table-cell table:style-name="ce9" office:value-type="float" office:value="1.81" calcext:value-type="float">
            <text:p>1,81</text:p>
          </table:table-cell>
          <table:table-cell table:style-name="ce9" office:value-type="float" office:value="2.02" calcext:value-type="float">
            <text:p>2,02</text:p>
          </table:table-cell>
          <table:table-cell table:style-name="ce9" office:value-type="float" office:value="1.9" calcext:value-type="float">
            <text:p>1,90</text:p>
          </table:table-cell>
          <table:table-cell table:style-name="ce9" office:value-type="float" office:value="1.96" calcext:value-type="float">
            <text:p>1,96</text:p>
          </table:table-cell>
          <table:table-cell table:style-name="ce28" table:formula="of:=[data.E607]/([data.C607]*[data.D607])" office:value-type="float" office:value="1.33795694733195" calcext:value-type="float">
            <text:p>1,34</text:p>
          </table:table-cell>
          <table:table-cell table:style-name="ce5" table:formula="of:=[data.B607]/[data.E607]" office:value-type="float" office:value="2.24223756302453" calcext:value-type="float">
            <text:p>2,242</text:p>
          </table:table-cell>
          <table:table-cell table:style-name="ce7" table:formula="of:=AVERAGE([data.F607:.J607])" office:value-type="float" office:value="1.698" calcext:value-type="float">
            <text:p>1,70</text:p>
          </table:table-cell>
          <table:table-cell table:style-name="ce9" table:formula="of:=AVERAGE([data.K607:.O607])" office:value-type="float" office:value="1.892" calcext:value-type="float">
            <text:p>1,89</text:p>
          </table:table-cell>
          <table:table-cell table:style-name="ce12" table:formula="of:=[data.Q607]/[data.Q551]*(LOG([data.R551]*1000)/LOG([data.R607]*1000))" office:value-type="float" office:value="0.788850650987425" calcext:value-type="float">
            <text:p>0,79</text:p>
          </table:table-cell>
          <table:table-cell table:style-name="ce12" table:formula="of:=[data.Q607]/[data.Q551]*(LOG([data.S551]*1000)/LOG([data.S607]*1000))" office:value-type="float" office:value="0.61450704891561" calcext:value-type="float">
            <text:p>0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1654113" calcext:value-type="float">
            <text:p>1654113</text:p>
          </table:table-cell>
          <table:table-cell table:style-name="ce7" office:value-type="float" office:value="2.23" calcext:value-type="float">
            <text:p>2,23</text:p>
          </table:table-cell>
          <table:table-cell table:style-name="ce7" office:value-type="float" office:value="2.24" calcext:value-type="float">
            <text:p>2,24</text:p>
          </table:table-cell>
          <table:table-cell table:style-name="ce7" office:value-type="float" office:value="2.74" calcext:value-type="float">
            <text:p>2,74</text:p>
          </table:table-cell>
          <table:table-cell table:style-name="ce7" office:value-type="float" office:value="2.53" calcext:value-type="float">
            <text:p>2,53</text:p>
          </table:table-cell>
          <table:table-cell table:style-name="ce7" office:value-type="float" office:value="2.21" calcext:value-type="float">
            <text:p>2,21</text:p>
          </table:table-cell>
          <table:table-cell table:style-name="ce9" office:value-type="float" office:value="2.89" calcext:value-type="float">
            <text:p>2,89</text:p>
          </table:table-cell>
          <table:table-cell table:style-name="ce9" office:value-type="float" office:value="2.92" calcext:value-type="float">
            <text:p>2,92</text:p>
          </table:table-cell>
          <table:table-cell table:style-name="ce9" office:value-type="float" office:value="3.16" calcext:value-type="float">
            <text:p>3,16</text:p>
          </table:table-cell>
          <table:table-cell table:style-name="ce9" office:value-type="float" office:value="3.02" calcext:value-type="float">
            <text:p>3,02</text:p>
          </table:table-cell>
          <table:table-cell table:style-name="ce9" office:value-type="float" office:value="2.79" calcext:value-type="float">
            <text:p>2,79</text:p>
          </table:table-cell>
          <table:table-cell table:style-name="ce28" table:formula="of:=[data.E608]/([data.C608]*[data.D608])" office:value-type="float" office:value="1.28419338910731" calcext:value-type="float">
            <text:p>1,28</text:p>
          </table:table-cell>
          <table:table-cell table:style-name="ce5" table:formula="of:=[data.B608]/[data.E608]" office:value-type="float" office:value="2.33610642078262" calcext:value-type="float">
            <text:p>2,336</text:p>
          </table:table-cell>
          <table:table-cell table:style-name="ce7" table:formula="of:=AVERAGE([data.F608:.J608])" office:value-type="float" office:value="2.39" calcext:value-type="float">
            <text:p>2,39</text:p>
          </table:table-cell>
          <table:table-cell table:style-name="ce9" table:formula="of:=AVERAGE([data.K608:.O608])" office:value-type="float" office:value="2.956" calcext:value-type="float">
            <text:p>2,96</text:p>
          </table:table-cell>
          <table:table-cell table:style-name="ce12" table:formula="of:=[data.Q608]/[data.Q552]*(LOG([data.R552]*1000)/LOG([data.R608]*1000))" office:value-type="float" office:value="0.809940125674824" calcext:value-type="float">
            <text:p>0,81</text:p>
          </table:table-cell>
          <table:table-cell table:style-name="ce12" table:formula="of:=[data.Q608]/[data.Q552]*(LOG([data.S552]*1000)/LOG([data.S608]*1000))" office:value-type="float" office:value="0.596108145033751" calcext:value-type="float">
            <text:p>0,6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1283939" calcext:value-type="float">
            <text:p>1283939</text:p>
          </table:table-cell>
          <table:table-cell table:style-name="ce7" office:value-type="float" office:value="1.85" calcext:value-type="float">
            <text:p>1,85</text:p>
          </table:table-cell>
          <table:table-cell table:style-name="ce7" office:value-type="float" office:value="1.63" calcext:value-type="float">
            <text:p>1,63</text:p>
          </table:table-cell>
          <table:table-cell table:style-name="ce7" office:value-type="float" office:value="1.68" calcext:value-type="float">
            <text:p>1,68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1.81" calcext:value-type="float">
            <text:p>1,81</text:p>
          </table:table-cell>
          <table:table-cell table:style-name="ce9" office:value-type="float" office:value="3.09" calcext:value-type="float">
            <text:p>3,09</text:p>
          </table:table-cell>
          <table:table-cell table:style-name="ce9" office:value-type="float" office:value="2.9" calcext:value-type="float">
            <text:p>2,90</text:p>
          </table:table-cell>
          <table:table-cell table:style-name="ce9" office:value-type="float" office:value="3.13" calcext:value-type="float">
            <text:p>3,13</text:p>
          </table:table-cell>
          <table:table-cell table:style-name="ce9" office:value-type="float" office:value="3.51" calcext:value-type="float">
            <text:p>3,51</text:p>
          </table:table-cell>
          <table:table-cell table:style-name="ce9" office:value-type="float" office:value="3.48" calcext:value-type="float">
            <text:p>3,48</text:p>
          </table:table-cell>
          <table:table-cell table:style-name="ce28" table:formula="of:=[data.E609]/([data.C609]*[data.D609])" office:value-type="float" office:value="1.17963995384118" calcext:value-type="float">
            <text:p>1,18</text:p>
          </table:table-cell>
          <table:table-cell table:style-name="ce5" table:formula="of:=[data.B609]/[data.E609]" office:value-type="float" office:value="2.54316131841154" calcext:value-type="float">
            <text:p>2,543</text:p>
          </table:table-cell>
          <table:table-cell table:style-name="ce7" table:formula="of:=AVERAGE([data.F609:.J609])" office:value-type="float" office:value="1.772" calcext:value-type="float">
            <text:p>1,77</text:p>
          </table:table-cell>
          <table:table-cell table:style-name="ce9" table:formula="of:=AVERAGE([data.K609:.O609])" office:value-type="float" office:value="3.222" calcext:value-type="float">
            <text:p>3,22</text:p>
          </table:table-cell>
          <table:table-cell table:style-name="ce12" table:formula="of:=[data.Q609]/[data.Q553]*(LOG([data.R553]*1000)/LOG([data.R609]*1000))" office:value-type="float" office:value="0.830944771212889" calcext:value-type="float">
            <text:p>0,83</text:p>
          </table:table-cell>
          <table:table-cell table:style-name="ce12" table:formula="of:=[data.Q609]/[data.Q553]*(LOG([data.S553]*1000)/LOG([data.S609]*1000))" office:value-type="float" office:value="0.596828396979626" calcext:value-type="float">
            <text:p>0,6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1317739" calcext:value-type="float">
            <text:p>1317739</text:p>
          </table:table-cell>
          <table:table-cell table:style-name="ce7" office:value-type="float" office:value="1.55" calcext:value-type="float">
            <text:p>1,55</text:p>
          </table:table-cell>
          <table:table-cell table:style-name="ce7" office:value-type="float" office:value="1.57" calcext:value-type="float">
            <text:p>1,57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78" calcext:value-type="float">
            <text:p>1,78</text:p>
          </table:table-cell>
          <table:table-cell table:style-name="ce7" office:value-type="float" office:value="1.83" calcext:value-type="float">
            <text:p>1,83</text:p>
          </table:table-cell>
          <table:table-cell table:style-name="ce9" office:value-type="float" office:value="2.04" calcext:value-type="float">
            <text:p>2,04</text:p>
          </table:table-cell>
          <table:table-cell table:style-name="ce9" office:value-type="float" office:value="1.79" calcext:value-type="float">
            <text:p>1,79</text:p>
          </table:table-cell>
          <table:table-cell table:number-columns-repeated="2" table:style-name="ce9" office:value-type="float" office:value="1.66" calcext:value-type="float">
            <text:p>1,66</text:p>
          </table:table-cell>
          <table:table-cell table:style-name="ce9" office:value-type="float" office:value="1.86" calcext:value-type="float">
            <text:p>1,86</text:p>
          </table:table-cell>
          <table:table-cell table:style-name="ce28" table:formula="of:=[data.E610]/([data.C610]*[data.D610])" office:value-type="float" office:value="1.40424019607843" calcext:value-type="float">
            <text:p>1,40</text:p>
          </table:table-cell>
          <table:table-cell table:style-name="ce5" table:formula="of:=[data.B610]/[data.E610]" office:value-type="float" office:value="2.13639878610256" calcext:value-type="float">
            <text:p>2,136</text:p>
          </table:table-cell>
          <table:table-cell table:style-name="ce7" table:formula="of:=AVERAGE([data.F610:.J610])" office:value-type="float" office:value="1.67" calcext:value-type="float">
            <text:p>1,67</text:p>
          </table:table-cell>
          <table:table-cell table:style-name="ce9" table:formula="of:=AVERAGE([data.K610:.O610])" office:value-type="float" office:value="1.802" calcext:value-type="float">
            <text:p>1,80</text:p>
          </table:table-cell>
          <table:table-cell table:style-name="ce12" table:formula="of:=[data.Q610]/[data.Q554]*(LOG([data.R554]*1000)/LOG([data.R610]*1000))" office:value-type="float" office:value="0.833295545097621" calcext:value-type="float">
            <text:p>0,83</text:p>
          </table:table-cell>
          <table:table-cell table:style-name="ce12" table:formula="of:=[data.Q610]/[data.Q554]*(LOG([data.S554]*1000)/LOG([data.S610]*1000))" office:value-type="float" office:value="0.626298680758148" calcext:value-type="float">
            <text:p>0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26835" calcext:value-type="float">
            <text:p>1226835</text:p>
          </table:table-cell>
          <table:table-cell table:style-name="ce7" office:value-type="float" office:value="1.75" calcext:value-type="float">
            <text:p>1,75</text:p>
          </table:table-cell>
          <table:table-cell table:style-name="ce7" office:value-type="float" office:value="1.61" calcext:value-type="float">
            <text:p>1,61</text:p>
          </table:table-cell>
          <table:table-cell table:style-name="ce7" office:value-type="float" office:value="1.53" calcext:value-type="float">
            <text:p>1,53</text:p>
          </table:table-cell>
          <table:table-cell table:style-name="ce7" office:value-type="float" office:value="1.71" calcext:value-type="float">
            <text:p>1,71</text:p>
          </table:table-cell>
          <table:table-cell table:style-name="ce7" office:value-type="float" office:value="1.75" calcext:value-type="float">
            <text:p>1,75</text:p>
          </table:table-cell>
          <table:table-cell table:style-name="ce9" office:value-type="float" office:value="3.36" calcext:value-type="float">
            <text:p>3,36</text:p>
          </table:table-cell>
          <table:table-cell table:style-name="ce9" office:value-type="float" office:value="3.11" calcext:value-type="float">
            <text:p>3,11</text:p>
          </table:table-cell>
          <table:table-cell table:style-name="ce9" office:value-type="float" office:value="2.82" calcext:value-type="float">
            <text:p>2,82</text:p>
          </table:table-cell>
          <table:table-cell table:style-name="ce9" office:value-type="float" office:value="2.96" calcext:value-type="float">
            <text:p>2,96</text:p>
          </table:table-cell>
          <table:table-cell table:style-name="ce25" office:value-type="float" office:value="3.18" calcext:value-type="float">
            <text:p>3,18</text:p>
          </table:table-cell>
          <table:table-cell table:style-name="ce28" table:formula="of:=[data.E611]/([data.C611]*[data.D611])" office:value-type="float" office:value="1.09563882458848" calcext:value-type="float">
            <text:p>1,10</text:p>
          </table:table-cell>
          <table:table-cell table:style-name="ce5" table:formula="of:=[data.B611]/[data.E611]" office:value-type="float" office:value="2.73814164088895" calcext:value-type="float">
            <text:p>2,738</text:p>
          </table:table-cell>
          <table:table-cell table:style-name="ce7" table:formula="of:=AVERAGE([data.F611:.J611])" office:value-type="float" office:value="1.67" calcext:value-type="float">
            <text:p>1,67</text:p>
          </table:table-cell>
          <table:table-cell table:style-name="ce9" table:formula="of:=AVERAGE([data.K611:.O611])" office:value-type="float" office:value="3.086" calcext:value-type="float">
            <text:p>3,09</text:p>
          </table:table-cell>
          <table:table-cell table:style-name="ce34" table:formula="of:=[data.Q611]/[data.Q555]*(LOG([data.R555]*1000)/LOG([data.R611]*1000))" office:value-type="float" office:value="0.801302474089001" calcext:value-type="float">
            <text:p>0,80</text:p>
          </table:table-cell>
          <table:table-cell table:style-name="ce34" table:formula="of:=[data.Q611]/[data.Q555]*(LOG([data.S555]*1000)/LOG([data.S611]*1000))" office:value-type="float" office:value="0.588982549561437" calcext:value-type="float">
            <text:p>0,59</text:p>
          </table:table-cell>
          <table:table-cell table:number-columns-repeated="1003"/>
        </table:table-row>
        <table:table-row table:style-name="ro2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data.P562:.P611])" office:value-type="float" office:value="1.30515922831823" calcext:value-type="float">
            <text:p>1,31</text:p>
          </table:table-cell>
          <table:table-cell table:style-name="ce30" table:formula="of:=AVERAGE([data.Q562:.Q611])" office:value-type="float" office:value="2.36373977249357" calcext:value-type="float">
            <text:p>2,364</text:p>
          </table:table-cell>
          <table:table-cell table:style-name="ce31" table:formula="of:=AVERAGE([data.R562:.R611])" office:value-type="float" office:value="1.85996" calcext:value-type="float">
            <text:p>1,86</text:p>
          </table:table-cell>
          <table:table-cell table:style-name="ce32" table:formula="of:=AVERAGE([data.S562:.S611])" office:value-type="float" office:value="2.68948" calcext:value-type="float">
            <text:p>2,69</text:p>
          </table:table-cell>
          <table:table-cell table:style-name="ce35" table:formula="of:=[data.Q612]/[data.Q556]*(LOG([data.R556]*1000)/LOG([data.R612]*1000))" office:value-type="float" office:value="0.808675780943274" calcext:value-type="float">
            <text:p>0,81</text:p>
          </table:table-cell>
          <table:table-cell table:style-name="ce35" table:formula="of:=[data.Q612]/[data.Q556]*(LOG([data.S556]*1000)/LOG([data.S612]*1000))" office:value-type="float" office:value="0.590746456637003" calcext:value-type="float">
            <text:p>0,59</text:p>
          </table:table-cell>
          <table:table-cell table:number-columns-repeated="1003"/>
        </table:table-row>
        <table:table-row table:style-name="ro3" table:number-rows-repeated="104796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av1_lossless_results" table:base-cell-address="$data.$A$1" table:cell-range-address="data.$A$1:data.$S$51"/>
          <table:named-range table:name="av1_lossless_results_1" table:base-cell-address="$data.$A$1" table:cell-range-address="data.$A$1:data.$S$51"/>
          <table:named-range table:name="bpg_lossless_results" table:base-cell-address="$data.$A$1" table:cell-range-address="data.$A$113:data.$S$163"/>
          <table:named-range table:name="Connexion1" table:base-cell-address="$data.$A$1" table:cell-range-address="data.$A$1:data.$S$51"/>
          <table:named-range table:name="Connexion2" table:base-cell-address="$data.$A$1" table:cell-range-address="data.$A$113:data.$S$163"/>
          <table:named-range table:name="Connexion3" table:base-cell-address="$data.$A$1" table:cell-range-address="data.$A$169:data.$S$219"/>
          <table:named-range table:name="Connexion4" table:base-cell-address="$data.$A$1" table:cell-range-address="data.$A$225:data.$S$275"/>
          <table:named-range table:name="Connexion5" table:base-cell-address="$data.$A$1" table:cell-range-address="data.$A$281:data.$S$331"/>
          <table:named-range table:name="Connexion6" table:base-cell-address="$data.$A$1" table:cell-range-address="data.$A$337:data.$S$387"/>
          <table:named-range table:name="Connexion8" table:base-cell-address="$data.$A$1" table:cell-range-address="data.$A$449:data.$S$499"/>
          <table:named-range table:name="Connexion9" table:base-cell-address="$data.$A$1" table:cell-range-address="data.$A$505:data.$O$555"/>
          <table:named-range table:name="daala_lossless_results" table:base-cell-address="$data.$A$1" table:cell-range-address="data.$A$169:data.$S$219"/>
          <table:named-range table:name="flif_lossless_results" table:base-cell-address="$data.$A$1" table:cell-range-address="data.$A$225:data.$S$275"/>
          <table:named-range table:name="jpegxr_lossless_results" table:base-cell-address="$data.$A$1" table:cell-range-address="data.$A$281:data.$S$331"/>
          <table:named-range table:name="kdujpeg_lossless_results" table:base-cell-address="$data.$A$1" table:cell-range-address="data.$A$337:data.$S$387"/>
          <table:named-range table:name="mozjpeg_lossless_results" table:base-cell-address="$data.$A$1" table:cell-range-address="data.$A$393:data.$S$443"/>
          <table:named-range table:name="mozjpeg_lossless_results_1" table:base-cell-address="$data.$A$1" table:cell-range-address="data.$A$393:data.$S$443"/>
          <table:named-range table:name="png_lossless_results" table:base-cell-address="$data.$A$1" table:cell-range-address="data.$A$449:data.$S$499"/>
          <table:named-range table:name="results" table:base-cell-address="$data.$A$1" table:cell-range-address="data.$A$113:data.$S$556"/>
          <table:named-range table:name="webp_lossless_results" table:base-cell-address="$data.$A$1" table:cell-range-address="data.$A$505:data.$O$555"/>
        </table:named-expressions>
      </table:table>
      <table:named-expressions/>
      <table:database-ranges>
        <table:database-range table:name="__Anonymous_Sheet_DB__0" table:target-range-address="Summary.A1:Summary.G10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%</number:text>
    </number:percentage-style>
    <number:number-style style:name="N110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 style:data-style-name="N2" text:time-value="09:29:31.755164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1$Linux_X86_64 LibreOffice_project/30$Build-1</meta:generator>
    <meta:initial-creator>Robert-André Mauchin</meta:initial-creator>
    <meta:creation-date>2016-04-04T14:23:24Z</meta:creation-date>
    <dc:date>2017-07-05T09:37:02.954239174</dc:date>
    <meta:editing-duration>PT35M5S</meta:editing-duration>
    <meta:editing-cycles>5</meta:editing-cycles>
    <meta:document-statistic meta:table-count="2" meta:cell-count="11936" meta:object-count="0"/>
  </office:meta>
</office:document-meta>
</file>